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styles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inion" table:style-name="ta1">
        <table:shapes>
          <draw:frame draw:z-index="0" draw:style-name="gr1" draw:text-style-name="P1" svg:width="180.2mm" svg:height="101.36mm" svg:x="0mm" svg:y="0mm">
            <draw:object draw:notify-on-update-of-ranges="opinion.R4:opinion.R22 opinion.AC1:opinion.AC1 opinion.AC4:opinion.AC22 opinion.AD1:opinion.AD1 opinion.AD4:opinion.AD22 opinion.AE1:opinion.AE1 opinion.AE4:opinion.AE22 opinion.AF1:opinion.AF1 opinion.AF4:opinion.AF22 opinion.AG1:opinion.AG1 opinion.AG4:opinion.AG22 opinion.AH1:opinion.AH1 opinion.AH4:opinion.AH22 opinion.AI1:opinion.AI1 opinion.AI4:opinion.AI22 opinion.AJ1:opinion.AJ1 opinion.AJ4:opinion.A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3.1mm" svg:height="102.99mm" svg:x="181.31mm" svg:y="0mm">
            <draw:object draw:notify-on-update-of-ranges="opinion.R4:opinion.R22 opinion.AL1:opinion.AL1 opinion.AL4:opinion.AL22 opinion.AM1:opinion.AM1 opinion.AM4:opinion.AM22 opinion.AN1:opinion.AN1 opinion.AN4:opinion.AN22 opinion.AO1:opinion.AO1 opinion.AO4:opinion.AO22 opinion.AP1:opinion.AP1 opinion.AP4:opinion.AP22 opinion.AQ1:opinion.AQ1 opinion.AQ4:opinion.AQ22 opinion.AR1:opinion.AR1 opinion.AR4:opinion.AR22 opinion.AS1:opinion.AS1 opinion.AS4:opinion.AS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79.56mm" svg:height="101mm" svg:x="0mm" svg:y="103.77mm">
            <draw:object draw:notify-on-update-of-ranges="opinion.R25:opinion.R44 opinion.AC1:opinion.AC1 opinion.AC25:opinion.AC44 opinion.AD1:opinion.AD1 opinion.AD25:opinion.AD44 opinion.AE1:opinion.AE1 opinion.AE25:opinion.AE44 opinion.AF1:opinion.AF1 opinion.AF25:opinion.AF44 opinion.AG1:opinion.AG1 opinion.AG25:opinion.AG44 opinion.AH1:opinion.AH1 opinion.AH25:opinion.AH44 opinion.AI1:opinion.AI1 opinion.AI25:opinion.AI44 opinion.AJ1:opinion.AJ1 opinion.AJ25:opinion.AJ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82.85mm" svg:height="102.85mm" svg:x="181.09mm" svg:y="104.42mm">
            <draw:object draw:notify-on-update-of-ranges="opinion.R25:opinion.R44 opinion.AL1:opinion.AL1 opinion.AL25:opinion.AL44 opinion.AM1:opinion.AM1 opinion.AM25:opinion.AM44 opinion.AN1:opinion.AN1 opinion.AN25:opinion.AN44 opinion.AO1:opinion.AO1 opinion.AO25:opinion.AO44 opinion.AP1:opinion.AP1 opinion.AP25:opinion.AP44 opinion.AQ1:opinion.AQ1 opinion.AQ25:opinion.AQ44 opinion.AR1:opinion.AR1 opinion.AR25:opinion.AR44 opinion.AS1:opinion.AS1 opinion.AS25:opinion.AS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80.41mm" svg:height="101.48mm" svg:x="0mm" svg:y="208.28mm">
            <draw:object draw:notify-on-update-of-ranges="opinion.R48:opinion.R66 opinion.AC1:opinion.AC1 opinion.AC48:opinion.AC66 opinion.AD1:opinion.AD1 opinion.AD48:opinion.AD66 opinion.AE1:opinion.AE1 opinion.AE48:opinion.AE66 opinion.AF1:opinion.AF1 opinion.AF48:opinion.AF66 opinion.AG1:opinion.AG1 opinion.AG48:opinion.AG66 opinion.AH1:opinion.AH1 opinion.AH48:opinion.AH66 opinion.AI1:opinion.AI1 opinion.AI48:opinion.AI66 opinion.AJ1:opinion.AJ1 opinion.AJ48:opinion.AJ6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182.97mm" svg:height="102.64mm" svg:x="180.83mm" svg:y="208.14mm">
            <draw:object draw:notify-on-update-of-ranges="opinion.R48:opinion.R66 opinion.AL1:opinion.AL1 opinion.AL48:opinion.AL66 opinion.AM1:opinion.AM1 opinion.AM48:opinion.AM66 opinion.AN1:opinion.AN1 opinion.AN48:opinion.AN66 opinion.AO1:opinion.AO1 opinion.AO48:opinion.AO66 opinion.AP1:opinion.AP1 opinion.AP48:opinion.AP66 opinion.AQ1:opinion.AQ1 opinion.AQ48:opinion.AQ66 opinion.AR1:opinion.AR1 opinion.AR48:opinion.AR66 opinion.AS1:opinion.AS1 opinion.AS48:opinion.AS6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180.56mm" svg:height="101.56mm" svg:x="0mm" svg:y="312.35mm">
            <draw:object draw:notify-on-update-of-ranges="opinion.R69:opinion.R88 opinion.AC1:opinion.AC1 opinion.AC69:opinion.AC88 opinion.AD1:opinion.AD1 opinion.AD69:opinion.AD88 opinion.AE1:opinion.AE1 opinion.AE69:opinion.AE88 opinion.AF1:opinion.AF1 opinion.AF69:opinion.AF88 opinion.AG1:opinion.AG1 opinion.AG69:opinion.AG88 opinion.AH1:opinion.AH1 opinion.AH69:opinion.AH88 opinion.AI1:opinion.AI1 opinion.AI69:opinion.AI88 opinion.AJ1:opinion.AJ1 opinion.AJ69:opinion.AJ8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180.95mm" svg:height="101.78mm" svg:x="181.08mm" svg:y="311.92mm">
            <draw:object draw:notify-on-update-of-ranges="opinion.R69:opinion.R88 opinion.AL1:opinion.AL1 opinion.AL69:opinion.AL88 opinion.AM1:opinion.AM1 opinion.AM69:opinion.AM88 opinion.AN1:opinion.AN1 opinion.AN69:opinion.AN88 opinion.AO1:opinion.AO1 opinion.AO69:opinion.AO88 opinion.AP1:opinion.AP1 opinion.AP69:opinion.AP88 opinion.AQ1:opinion.AQ1 opinion.AQ69:opinion.AQ88 opinion.AR1:opinion.AR1 opinion.AR69:opinion.AR88 opinion.AS1:opinion.AS1 opinion.AS69:opinion.AS8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 office:value-type="string" calcext:value-type="string">
            <text:p>prévalence 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30.627" calcext:value-type="float">
            <text:p>30,627</text:p>
          </table:table-cell>
          <table:table-cell office:value-type="float" office:value="35.121" calcext:value-type="float">
            <text:p>35,121</text:p>
          </table:table-cell>
          <table:table-cell office:value-type="float" office:value="34.252" calcext:value-type="float">
            <text:p>34,252</text:p>
          </table:table-cell>
          <table:table-cell table:number-columns-repeated="3"/>
          <table:table-cell table:formula="of:=MAX([.T4];[.U4];[.V4])" office:value-type="float" office:value="35.121" calcext:value-type="float">
            <text:p>35,1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551" calcext:value-type="float">
            <text:p>16,551</text:p>
          </table:table-cell>
          <table:table-cell office:value-type="float" office:value="18.731" calcext:value-type="float">
            <text:p>18,731</text:p>
          </table:table-cell>
          <table:table-cell office:value-type="float" office:value="24.997" calcext:value-type="float">
            <text:p>24,997</text:p>
          </table:table-cell>
          <table:table-cell office:value-type="float" office:value="28.057" calcext:value-type="float">
            <text:p>28,057</text:p>
          </table:table-cell>
          <table:table-cell office:value-type="float" office:value="32.937" calcext:value-type="float">
            <text:p>32,937</text:p>
          </table:table-cell>
          <table:table-cell office:value-type="float" office:value="35.243" calcext:value-type="float">
            <text:p>35,243</text:p>
          </table:table-cell>
          <table:table-cell office:value-type="float" office:value="43.088" calcext:value-type="float">
            <text:p>43,0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1" calcext:value-type="float">
            <text:p>1,311</text:p>
          </table:table-cell>
          <table:table-cell office:value-type="float" office:value="1.03" calcext:value-type="float">
            <text:p>1,03</text:p>
          </table:table-cell>
          <table:table-cell office:value-type="float" office:value="0.959" calcext:value-type="float">
            <text:p>0,959</text:p>
          </table:table-cell>
          <table:table-cell office:value-type="float" office:value="0.92" calcext:value-type="float">
            <text:p>0,92</text:p>
          </table:table-cell>
          <table:table-cell office:value-type="float" office:value="0.824" calcext:value-type="float">
            <text:p>0,824</text:p>
          </table:table-cell>
          <table:table-cell office:value-type="float" office:value="0.727" calcext:value-type="float">
            <text:p>0,727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1.073" calcext:value-type="float">
            <text:p>31,073</text:p>
          </table:table-cell>
          <table:table-cell office:value-type="float" office:value="32.578" calcext:value-type="float">
            <text:p>32,578</text:p>
          </table:table-cell>
          <table:table-cell office:value-type="float" office:value="36.348" calcext:value-type="float">
            <text:p>36,348</text:p>
          </table:table-cell>
          <table:table-cell table:number-columns-repeated="3"/>
          <table:table-cell table:formula="of:=MAX([.T5];[.U5];[.V5])" office:value-type="float" office:value="36.348" calcext:value-type="float">
            <text:p>36,34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113" calcext:value-type="float">
            <text:p>14,113</text:p>
          </table:table-cell>
          <table:table-cell office:value-type="float" office:value="16.204" calcext:value-type="float">
            <text:p>16,204</text:p>
          </table:table-cell>
          <table:table-cell office:value-type="float" office:value="21.987" calcext:value-type="float">
            <text:p>21,987</text:p>
          </table:table-cell>
          <table:table-cell office:value-type="float" office:value="24.863" calcext:value-type="float">
            <text:p>24,863</text:p>
          </table:table-cell>
          <table:table-cell office:value-type="float" office:value="29.936" calcext:value-type="float">
            <text:p>29,936</text:p>
          </table:table-cell>
          <table:table-cell office:value-type="float" office:value="32.149" calcext:value-type="float">
            <text:p>32,149</text:p>
          </table:table-cell>
          <table:table-cell office:value-type="float" office:value="40.783" calcext:value-type="float">
            <text:p>40,7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4" calcext:value-type="float">
            <text:p>1,694</text:p>
          </table:table-cell>
          <table:table-cell office:value-type="float" office:value="1.659" calcext:value-type="float">
            <text:p>1,659</text:p>
          </table:table-cell>
          <table:table-cell office:value-type="float" office:value="1.804" calcext:value-type="float">
            <text:p>1,804</text:p>
          </table:table-cell>
          <table:table-cell office:value-type="float" office:value="1.732" calcext:value-type="float">
            <text:p>1,732</text:p>
          </table:table-cell>
          <table:table-cell office:value-type="float" office:value="1.687" calcext:value-type="float">
            <text:p>1,687</text:p>
          </table:table-cell>
          <table:table-cell office:value-type="float" office:value="1.666" calcext:value-type="float">
            <text:p>1,666</text:p>
          </table:table-cell>
          <table:table-cell office:value-type="float" office:value="1.226" calcext:value-type="float">
            <text:p>1,22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1.584" calcext:value-type="float">
            <text:p>31,584</text:p>
          </table:table-cell>
          <table:table-cell office:value-type="float" office:value="28.538" calcext:value-type="float">
            <text:p>28,538</text:p>
          </table:table-cell>
          <table:table-cell office:value-type="float" office:value="39.878" calcext:value-type="float">
            <text:p>39,878</text:p>
          </table:table-cell>
          <table:table-cell table:number-columns-repeated="3"/>
          <table:table-cell table:formula="of:=MAX([.T6];[.U6];[.V6])" office:value-type="float" office:value="39.878" calcext:value-type="float">
            <text:p>39,878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798" calcext:value-type="float">
            <text:p>10,798</text:p>
          </table:table-cell>
          <table:table-cell office:value-type="float" office:value="12.44" calcext:value-type="float">
            <text:p>12,44</text:p>
          </table:table-cell>
          <table:table-cell office:value-type="float" office:value="17.482" calcext:value-type="float">
            <text:p>17,482</text:p>
          </table:table-cell>
          <table:table-cell office:value-type="float" office:value="19.994" calcext:value-type="float">
            <text:p>19,994</text:p>
          </table:table-cell>
          <table:table-cell office:value-type="float" office:value="25.043" calcext:value-type="float">
            <text:p>25,043</text:p>
          </table:table-cell>
          <table:table-cell office:value-type="float" office:value="27.135" calcext:value-type="float">
            <text:p>27,135</text:p>
          </table:table-cell>
          <table:table-cell office:value-type="float" office:value="36.885" calcext:value-type="float">
            <text:p>36,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31" calcext:value-type="float">
            <text:p>1,331</text:p>
          </table:table-cell>
          <table:table-cell office:value-type="float" office:value="1.28" calcext:value-type="float">
            <text:p>1,28</text:p>
          </table:table-cell>
          <table:table-cell office:value-type="float" office:value="1.399" calcext:value-type="float">
            <text:p>1,399</text:p>
          </table:table-cell>
          <table:table-cell office:value-type="float" office:value="1.417" calcext:value-type="float">
            <text:p>1,417</text:p>
          </table:table-cell>
          <table:table-cell office:value-type="float" office:value="1.408" calcext:value-type="float">
            <text:p>1,408</text:p>
          </table:table-cell>
          <table:table-cell office:value-type="float" office:value="1.386" calcext:value-type="float">
            <text:p>1,386</text:p>
          </table:table-cell>
          <table:table-cell office:value-type="float" office:value="1.167" calcext:value-type="float">
            <text:p>1,16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2.296" calcext:value-type="float">
            <text:p>32,296</text:p>
          </table:table-cell>
          <table:table-cell office:value-type="float" office:value="25.145" calcext:value-type="float">
            <text:p>25,145</text:p>
          </table:table-cell>
          <table:table-cell office:value-type="float" office:value="42.559" calcext:value-type="float">
            <text:p>42,559</text:p>
          </table:table-cell>
          <table:table-cell table:number-columns-repeated="3"/>
          <table:table-cell table:formula="of:=MAX([.T7];[.U7];[.V7])" office:value-type="float" office:value="42.559" calcext:value-type="float">
            <text:p>42,55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867" calcext:value-type="float">
            <text:p>8,867</text:p>
          </table:table-cell>
          <table:table-cell office:value-type="float" office:value="10.136" calcext:value-type="float">
            <text:p>10,136</text:p>
          </table:table-cell>
          <table:table-cell office:value-type="float" office:value="14.505" calcext:value-type="float">
            <text:p>14,505</text:p>
          </table:table-cell>
          <table:table-cell office:value-type="float" office:value="16.576" calcext:value-type="float">
            <text:p>16,576</text:p>
          </table:table-cell>
          <table:table-cell office:value-type="float" office:value="21.335" calcext:value-type="float">
            <text:p>21,335</text:p>
          </table:table-cell>
          <table:table-cell office:value-type="float" office:value="23.314" calcext:value-type="float">
            <text:p>23,314</text:p>
          </table:table-cell>
          <table:table-cell office:value-type="float" office:value="33.342" calcext:value-type="float">
            <text:p>33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04" calcext:value-type="float">
            <text:p>1,104</text:p>
          </table:table-cell>
          <table:table-cell office:value-type="float" office:value="0.998" calcext:value-type="float">
            <text:p>0,998</text:p>
          </table:table-cell>
          <table:table-cell office:value-type="float" office:value="1.102" calcext:value-type="float">
            <text:p>1,102</text:p>
          </table:table-cell>
          <table:table-cell office:value-type="float" office:value="1.114" calcext:value-type="float">
            <text:p>1,114</text:p>
          </table:table-cell>
          <table:table-cell office:value-type="float" office:value="1.168" calcext:value-type="float">
            <text:p>1,168</text:p>
          </table:table-cell>
          <table:table-cell office:value-type="float" office:value="1.163" calcext:value-type="float">
            <text:p>1,163</text:p>
          </table:table-cell>
          <table:table-cell office:value-type="float" office:value="1.111" calcext:value-type="float">
            <text:p>1,111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3.072" calcext:value-type="float">
            <text:p>33,072</text:p>
          </table:table-cell>
          <table:table-cell office:value-type="float" office:value="22.846" calcext:value-type="float">
            <text:p>22,846</text:p>
          </table:table-cell>
          <table:table-cell office:value-type="float" office:value="44.082" calcext:value-type="float">
            <text:p>44,082</text:p>
          </table:table-cell>
          <table:table-cell table:number-columns-repeated="3"/>
          <table:table-cell table:formula="of:=MAX([.T8];[.U8];[.V8])" office:value-type="float" office:value="44.082" calcext:value-type="float">
            <text:p>44,08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852" calcext:value-type="float">
            <text:p>7,852</text:p>
          </table:table-cell>
          <table:table-cell office:value-type="float" office:value="9.018" calcext:value-type="float">
            <text:p>9,018</text:p>
          </table:table-cell>
          <table:table-cell office:value-type="float" office:value="12.885" calcext:value-type="float">
            <text:p>12,885</text:p>
          </table:table-cell>
          <table:table-cell office:value-type="float" office:value="14.583" calcext:value-type="float">
            <text:p>14,583</text:p>
          </table:table-cell>
          <table:table-cell office:value-type="float" office:value="18.826" calcext:value-type="float">
            <text:p>18,826</text:p>
          </table:table-cell>
          <table:table-cell office:value-type="float" office:value="20.646" calcext:value-type="float">
            <text:p>20,646</text:p>
          </table:table-cell>
          <table:table-cell office:value-type="float" office:value="30.384" calcext:value-type="float">
            <text:p>30,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54" calcext:value-type="float">
            <text:p>0,954</text:p>
          </table:table-cell>
          <table:table-cell office:value-type="float" office:value="0.867" calcext:value-type="float">
            <text:p>0,867</text:p>
          </table:table-cell>
          <table:table-cell office:value-type="float" office:value="0.953" calcext:value-type="float">
            <text:p>0,95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1" calcext:value-type="float">
            <text:p>0,931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4.032" calcext:value-type="float">
            <text:p>34,032</text:p>
          </table:table-cell>
          <table:table-cell office:value-type="float" office:value="20.178" calcext:value-type="float">
            <text:p>20,178</text:p>
          </table:table-cell>
          <table:table-cell office:value-type="float" office:value="45.79" calcext:value-type="float">
            <text:p>45,79</text:p>
          </table:table-cell>
          <table:table-cell table:number-columns-repeated="3"/>
          <table:table-cell table:formula="of:=MAX([.T9];[.U9];[.V9])" office:value-type="float" office:value="45.79" calcext:value-type="float">
            <text:p>45,7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49" calcext:value-type="float">
            <text:p>6,949</text:p>
          </table:table-cell>
          <table:table-cell office:value-type="float" office:value="8.015" calcext:value-type="float">
            <text:p>8,015</text:p>
          </table:table-cell>
          <table:table-cell office:value-type="float" office:value="11.371" calcext:value-type="float">
            <text:p>11,371</text:p>
          </table:table-cell>
          <table:table-cell office:value-type="float" office:value="12.898" calcext:value-type="float">
            <text:p>12,898</text:p>
          </table:table-cell>
          <table:table-cell office:value-type="float" office:value="16.595" calcext:value-type="float">
            <text:p>16,595</text:p>
          </table:table-cell>
          <table:table-cell office:value-type="float" office:value="18.332" calcext:value-type="float">
            <text:p>18,332</text:p>
          </table:table-cell>
          <table:table-cell office:value-type="float" office:value="27.611" calcext:value-type="float">
            <text:p>27,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76" calcext:value-type="float">
            <text:p>0,76</text:p>
          </table:table-cell>
          <table:table-cell office:value-type="float" office:value="0.793" calcext:value-type="float">
            <text:p>0,793</text:p>
          </table:table-cell>
          <table:table-cell office:value-type="float" office:value="0.781" calcext:value-type="float">
            <text:p>0,781</text:p>
          </table:table-cell>
          <table:table-cell office:value-type="float" office:value="0.834" calcext:value-type="float">
            <text:p>0,834</text:p>
          </table:table-cell>
          <table:table-cell office:value-type="float" office:value="0.838" calcext:value-type="float">
            <text:p>0,838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5.083" calcext:value-type="float">
            <text:p>35,083</text:p>
          </table:table-cell>
          <table:table-cell office:value-type="float" office:value="17.494" calcext:value-type="float">
            <text:p>17,494</text:p>
          </table:table-cell>
          <table:table-cell office:value-type="float" office:value="47.423" calcext:value-type="float">
            <text:p>47,423</text:p>
          </table:table-cell>
          <table:table-cell table:number-columns-repeated="3"/>
          <table:table-cell table:formula="of:=MAX([.T10];[.U10];[.V10])" office:value-type="float" office:value="47.423" calcext:value-type="float">
            <text:p>47,42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,59</text:p>
          </table:table-cell>
          <table:table-cell office:value-type="float" office:value="7.584" calcext:value-type="float">
            <text:p>7,584</text:p>
          </table:table-cell>
          <table:table-cell office:value-type="float" office:value="10.557" calcext:value-type="float">
            <text:p>10,557</text:p>
          </table:table-cell>
          <table:table-cell office:value-type="float" office:value="11.936" calcext:value-type="float">
            <text:p>11,936</text:p>
          </table:table-cell>
          <table:table-cell office:value-type="float" office:value="15.107" calcext:value-type="float">
            <text:p>15,107</text:p>
          </table:table-cell>
          <table:table-cell office:value-type="float" office:value="16.651" calcext:value-type="float">
            <text:p>16,651</text:p>
          </table:table-cell>
          <table:table-cell office:value-type="float" office:value="24.89" calcext:value-type="float">
            <text:p>24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4" calcext:value-type="float">
            <text:p>0,924</text:p>
          </table:table-cell>
          <table:table-cell office:value-type="float" office:value="0.799" calcext:value-type="float">
            <text:p>0,799</text:p>
          </table:table-cell>
          <table:table-cell office:value-type="float" office:value="0.841" calcext:value-type="float">
            <text:p>0,841</text:p>
          </table:table-cell>
          <table:table-cell office:value-type="float" office:value="0.765" calcext:value-type="float">
            <text:p>0,765</text:p>
          </table:table-cell>
          <table:table-cell office:value-type="float" office:value="0.78" calcext:value-type="float">
            <text:p>0,78</text:p>
          </table:table-cell>
          <table:table-cell office:value-type="float" office:value="0.753" calcext:value-type="float">
            <text:p>0,753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6.106" calcext:value-type="float">
            <text:p>36,106</text:p>
          </table:table-cell>
          <table:table-cell office:value-type="float" office:value="15.176" calcext:value-type="float">
            <text:p>15,176</text:p>
          </table:table-cell>
          <table:table-cell office:value-type="float" office:value="48.717" calcext:value-type="float">
            <text:p>48,717</text:p>
          </table:table-cell>
          <table:table-cell table:number-columns-repeated="3"/>
          <table:table-cell table:formula="of:=MAX([.T11];[.U11];[.V11])" office:value-type="float" office:value="48.717" calcext:value-type="float">
            <text:p>48,71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,09</text:p>
          </table:table-cell>
          <table:table-cell office:value-type="float" office:value="7.133" calcext:value-type="float">
            <text:p>7,133</text:p>
          </table:table-cell>
          <table:table-cell office:value-type="float" office:value="9.541" calcext:value-type="float">
            <text:p>9,541</text:p>
          </table:table-cell>
          <table:table-cell office:value-type="float" office:value="10.95" calcext:value-type="float">
            <text:p>10,95</text:p>
          </table:table-cell>
          <table:table-cell office:value-type="float" office:value="13.517" calcext:value-type="float">
            <text:p>13,517</text:p>
          </table:table-cell>
          <table:table-cell office:value-type="float" office:value="15.004" calcext:value-type="float">
            <text:p>15,004</text:p>
          </table:table-cell>
          <table:table-cell office:value-type="float" office:value="22.377" calcext:value-type="float">
            <text:p>22,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868" calcext:value-type="float">
            <text:p>0,868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" calcext:value-type="float">
            <text:p>0,82</text:p>
          </table:table-cell>
          <table:table-cell office:value-type="float" office:value="0.787" calcext:value-type="float">
            <text:p>0,787</text:p>
          </table:table-cell>
          <table:table-cell office:value-type="float" office:value="0.857" calcext:value-type="float">
            <text:p>0,857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7.497" calcext:value-type="float">
            <text:p>37,497</text:p>
          </table:table-cell>
          <table:table-cell office:value-type="float" office:value="12.74" calcext:value-type="float">
            <text:p>12,74</text:p>
          </table:table-cell>
          <table:table-cell office:value-type="float" office:value="49.763" calcext:value-type="float">
            <text:p>49,763</text:p>
          </table:table-cell>
          <table:table-cell table:number-columns-repeated="3"/>
          <table:table-cell table:formula="of:=MAX([.T12];[.U12];[.V12])" office:value-type="float" office:value="49.763" calcext:value-type="float">
            <text:p>49,763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32" calcext:value-type="float">
            <text:p>5,432</text:p>
          </table:table-cell>
          <table:table-cell office:value-type="float" office:value="6.608" calcext:value-type="float">
            <text:p>6,608</text:p>
          </table:table-cell>
          <table:table-cell office:value-type="float" office:value="8.539" calcext:value-type="float">
            <text:p>8,539</text:p>
          </table:table-cell>
          <table:table-cell office:value-type="float" office:value="10.071" calcext:value-type="float">
            <text:p>10,071</text:p>
          </table:table-cell>
          <table:table-cell office:value-type="float" office:value="12.081" calcext:value-type="float">
            <text:p>12,081</text:p>
          </table:table-cell>
          <table:table-cell office:value-type="float" office:value="13.622" calcext:value-type="float">
            <text:p>13,622</text:p>
          </table:table-cell>
          <table:table-cell office:value-type="float" office:value="20.123" calcext:value-type="float">
            <text:p>20,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4" calcext:value-type="float">
            <text:p>0,864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2" calcext:value-type="float">
            <text:p>0,762</text:p>
          </table:table-cell>
          <table:table-cell office:value-type="float" office:value="0.729" calcext:value-type="float">
            <text:p>0,729</text:p>
          </table:table-cell>
          <table:table-cell office:value-type="float" office:value="0.743" calcext:value-type="float">
            <text:p>0,743</text:p>
          </table:table-cell>
          <table:table-cell office:value-type="float" office:value="0.713" calcext:value-type="float">
            <text:p>0,713</text:p>
          </table:table-cell>
          <table:table-cell office:value-type="float" office:value="0.794" calcext:value-type="float">
            <text:p>0,79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8.139" calcext:value-type="float">
            <text:p>38,139</text:p>
          </table:table-cell>
          <table:table-cell office:value-type="float" office:value="11.132" calcext:value-type="float">
            <text:p>11,132</text:p>
          </table:table-cell>
          <table:table-cell office:value-type="float" office:value="50.73" calcext:value-type="float">
            <text:p>50,73</text:p>
          </table:table-cell>
          <table:table-cell table:number-columns-repeated="3"/>
          <table:table-cell table:formula="of:=MAX([.T13];[.U13];[.V13])" office:value-type="float" office:value="50.73" calcext:value-type="float">
            <text:p>50,7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29" calcext:value-type="float">
            <text:p>4,729</text:p>
          </table:table-cell>
          <table:table-cell office:value-type="float" office:value="5.909" calcext:value-type="float">
            <text:p>5,909</text:p>
          </table:table-cell>
          <table:table-cell office:value-type="float" office:value="7.47" calcext:value-type="float">
            <text:p>7,47</text:p>
          </table:table-cell>
          <table:table-cell office:value-type="float" office:value="9.09" calcext:value-type="float">
            <text:p>9,09</text:p>
          </table:table-cell>
          <table:table-cell office:value-type="float" office:value="10.669" calcext:value-type="float">
            <text:p>10,669</text:p>
          </table:table-cell>
          <table:table-cell office:value-type="float" office:value="12.251" calcext:value-type="float">
            <text:p>12,251</text:p>
          </table:table-cell>
          <table:table-cell office:value-type="float" office:value="17.863" calcext:value-type="float">
            <text:p>17,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8" calcext:value-type="float">
            <text:p>0,898</text:p>
          </table:table-cell>
          <table:table-cell office:value-type="float" office:value="0.811" calcext:value-type="float">
            <text:p>0,811</text:p>
          </table:table-cell>
          <table:table-cell office:value-type="float" office:value="0.8" calcext:value-type="float">
            <text:p>0,8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4" calcext:value-type="float">
            <text:p>0,734</text:p>
          </table:table-cell>
          <table:table-cell office:value-type="float" office:value="0.698" calcext:value-type="float">
            <text:p>0,698</text:p>
          </table:table-cell>
          <table:table-cell office:value-type="float" office:value="0.729" calcext:value-type="float">
            <text:p>0,729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8.31" calcext:value-type="float">
            <text:p>38,31</text:p>
          </table:table-cell>
          <table:table-cell office:value-type="float" office:value="10.282" calcext:value-type="float">
            <text:p>10,282</text:p>
          </table:table-cell>
          <table:table-cell office:value-type="float" office:value="51.407" calcext:value-type="float">
            <text:p>51,407</text:p>
          </table:table-cell>
          <table:table-cell table:number-columns-repeated="3"/>
          <table:table-cell table:formula="of:=MAX([.T14];[.U14];[.V14])" office:value-type="float" office:value="51.407" calcext:value-type="float">
            <text:p>51,4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038" calcext:value-type="float">
            <text:p>4,038</text:p>
          </table:table-cell>
          <table:table-cell office:value-type="float" office:value="5.091" calcext:value-type="float">
            <text:p>5,091</text:p>
          </table:table-cell>
          <table:table-cell office:value-type="float" office:value="6.379" calcext:value-type="float">
            <text:p>6,379</text:p>
          </table:table-cell>
          <table:table-cell office:value-type="float" office:value="7.848" calcext:value-type="float">
            <text:p>7,848</text:p>
          </table:table-cell>
          <table:table-cell office:value-type="float" office:value="9.134" calcext:value-type="float">
            <text:p>9,134</text:p>
          </table:table-cell>
          <table:table-cell office:value-type="float" office:value="10.58" calcext:value-type="float">
            <text:p>10,58</text:p>
          </table:table-cell>
          <table:table-cell office:value-type="float" office:value="15.623" calcext:value-type="float">
            <text:p>15,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846" calcext:value-type="float">
            <text:p>0,846</text:p>
          </table:table-cell>
          <table:table-cell office:value-type="float" office:value="0.868" calcext:value-type="float">
            <text:p>0,86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8.44" calcext:value-type="float">
            <text:p>38,44</text:p>
          </table:table-cell>
          <table:table-cell office:value-type="float" office:value="9.796" calcext:value-type="float">
            <text:p>9,796</text:p>
          </table:table-cell>
          <table:table-cell office:value-type="float" office:value="51.763" calcext:value-type="float">
            <text:p>51,763</text:p>
          </table:table-cell>
          <table:table-cell table:number-columns-repeated="3"/>
          <table:table-cell table:formula="of:=MAX([.T15];[.U15];[.V15])" office:value-type="float" office:value="51.763" calcext:value-type="float">
            <text:p>51,76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32" calcext:value-type="float">
            <text:p>3,032</text:p>
          </table:table-cell>
          <table:table-cell office:value-type="float" office:value="3.838" calcext:value-type="float">
            <text:p>3,838</text:p>
          </table:table-cell>
          <table:table-cell office:value-type="float" office:value="4.899" calcext:value-type="float">
            <text:p>4,899</text:p>
          </table:table-cell>
          <table:table-cell office:value-type="float" office:value="6.13" calcext:value-type="float">
            <text:p>6,13</text:p>
          </table:table-cell>
          <table:table-cell office:value-type="float" office:value="7.329" calcext:value-type="float">
            <text:p>7,329</text:p>
          </table:table-cell>
          <table:table-cell office:value-type="float" office:value="8.579" calcext:value-type="float">
            <text:p>8,579</text:p>
          </table:table-cell>
          <table:table-cell office:value-type="float" office:value="13.296" calcext:value-type="float">
            <text:p>13,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,746</text:p>
          </table:table-cell>
          <table:table-cell office:value-type="float" office:value="0.704" calcext:value-type="float">
            <text:p>0,704</text:p>
          </table:table-cell>
          <table:table-cell office:value-type="float" office:value="0.717" calcext:value-type="float">
            <text:p>0,717</text:p>
          </table:table-cell>
          <table:table-cell office:value-type="float" office:value="0.754" calcext:value-type="float">
            <text:p>0,754</text:p>
          </table:table-cell>
          <table:table-cell office:value-type="float" office:value="0.771" calcext:value-type="float">
            <text:p>0,771</text:p>
          </table:table-cell>
          <table:table-cell office:value-type="float" office:value="0.744" calcext:value-type="float">
            <text:p>0,744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8.279" calcext:value-type="float">
            <text:p>38,279</text:p>
          </table:table-cell>
          <table:table-cell office:value-type="float" office:value="9.701" calcext:value-type="float">
            <text:p>9,701</text:p>
          </table:table-cell>
          <table:table-cell office:value-type="float" office:value="52.02" calcext:value-type="float">
            <text:p>52,02</text:p>
          </table:table-cell>
          <table:table-cell table:number-columns-repeated="3"/>
          <table:table-cell table:formula="of:=MAX([.T16];[.U16];[.V16])" office:value-type="float" office:value="52.02" calcext:value-type="float">
            <text:p>52,0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26" calcext:value-type="float">
            <text:p>1,826</text:p>
          </table:table-cell>
          <table:table-cell office:value-type="float" office:value="2.46" calcext:value-type="float">
            <text:p>2,46</text:p>
          </table:table-cell>
          <table:table-cell office:value-type="float" office:value="3.281" calcext:value-type="float">
            <text:p>3,281</text:p>
          </table:table-cell>
          <table:table-cell office:value-type="float" office:value="4.261" calcext:value-type="float">
            <text:p>4,261</text:p>
          </table:table-cell>
          <table:table-cell office:value-type="float" office:value="5.353" calcext:value-type="float">
            <text:p>5,353</text:p>
          </table:table-cell>
          <table:table-cell office:value-type="float" office:value="6.455" calcext:value-type="float">
            <text:p>6,455</text:p>
          </table:table-cell>
          <table:table-cell office:value-type="float" office:value="10.935" calcext:value-type="float">
            <text:p>10,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,582</text:p>
          </table:table-cell>
          <table:table-cell office:value-type="float" office:value="0.644" calcext:value-type="float">
            <text:p>0,644</text:p>
          </table:table-cell>
          <table:table-cell office:value-type="float" office:value="0.645" calcext:value-type="float">
            <text:p>0,64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3" calcext:value-type="float">
            <text:p>0,663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8.213" calcext:value-type="float">
            <text:p>38,213</text:p>
          </table:table-cell>
          <table:table-cell office:value-type="float" office:value="9.576" calcext:value-type="float">
            <text:p>9,576</text:p>
          </table:table-cell>
          <table:table-cell office:value-type="float" office:value="52.21" calcext:value-type="float">
            <text:p>52,21</text:p>
          </table:table-cell>
          <table:table-cell table:number-columns-repeated="3"/>
          <table:table-cell table:formula="of:=MAX([.T17];[.U17];[.V17])" office:value-type="float" office:value="52.21" calcext:value-type="float">
            <text:p>52,2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,201</text:p>
          </table:table-cell>
          <table:table-cell office:value-type="float" office:value="1.576" calcext:value-type="float">
            <text:p>1,576</text:p>
          </table:table-cell>
          <table:table-cell office:value-type="float" office:value="2.178" calcext:value-type="float">
            <text:p>2,178</text:p>
          </table:table-cell>
          <table:table-cell office:value-type="float" office:value="2.888" calcext:value-type="float">
            <text:p>2,888</text:p>
          </table:table-cell>
          <table:table-cell office:value-type="float" office:value="3.837" calcext:value-type="float">
            <text:p>3,837</text:p>
          </table:table-cell>
          <table:table-cell office:value-type="float" office:value="4.703" calcext:value-type="float">
            <text:p>4,703</text:p>
          </table:table-cell>
          <table:table-cell office:value-type="float" office:value="8.983" calcext:value-type="float">
            <text:p>8,9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602" calcext:value-type="float">
            <text:p>0,602</text:p>
          </table:table-cell>
          <table:table-cell office:value-type="float" office:value="0.678" calcext:value-type="float">
            <text:p>0,678</text:p>
          </table:table-cell>
          <table:table-cell office:value-type="float" office:value="0.707" calcext:value-type="float">
            <text:p>0,707</text:p>
          </table:table-cell>
          <table:table-cell office:value-type="float" office:value="0.722" calcext:value-type="float">
            <text:p>0,722</text:p>
          </table:table-cell>
          <table:table-cell office:value-type="float" office:value="0.735" calcext:value-type="float">
            <text:p>0,735</text:p>
          </table:table-cell>
          <table:table-cell office:value-type="float" office:value="0.721" calcext:value-type="float">
            <text:p>0,721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8.112" calcext:value-type="float">
            <text:p>38,112</text:p>
          </table:table-cell>
          <table:table-cell office:value-type="float" office:value="9.578" calcext:value-type="float">
            <text:p>9,578</text:p>
          </table:table-cell>
          <table:table-cell office:value-type="float" office:value="52.31" calcext:value-type="float">
            <text:p>52,31</text:p>
          </table:table-cell>
          <table:table-cell table:number-columns-repeated="3"/>
          <table:table-cell table:formula="of:=MAX([.T18];[.U18];[.V18])" office:value-type="float" office:value="52.31" calcext:value-type="float">
            <text:p>52,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6" calcext:value-type="float">
            <text:p>0,496</text:p>
          </table:table-cell>
          <table:table-cell office:value-type="float" office:value="0.71" calcext:value-type="float">
            <text:p>0,71</text:p>
          </table:table-cell>
          <table:table-cell office:value-type="float" office:value="1.055" calcext:value-type="float">
            <text:p>1,055</text:p>
          </table:table-cell>
          <table:table-cell office:value-type="float" office:value="1.51" calcext:value-type="float">
            <text:p>1,51</text:p>
          </table:table-cell>
          <table:table-cell office:value-type="float" office:value="2.312" calcext:value-type="float">
            <text:p>2,312</text:p>
          </table:table-cell>
          <table:table-cell office:value-type="float" office:value="2.953" calcext:value-type="float">
            <text:p>2,953</text:p>
          </table:table-cell>
          <table:table-cell office:value-type="float" office:value="6.807" calcext:value-type="float">
            <text:p>6,8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office:value-type="float" office:value="0.348" calcext:value-type="float">
            <text:p>0,348</text:p>
          </table:table-cell>
          <table:table-cell office:value-type="float" office:value="0.406" calcext:value-type="float">
            <text:p>0,406</text:p>
          </table:table-cell>
          <table:table-cell office:value-type="float" office:value="0.416" calcext:value-type="float">
            <text:p>0,416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608" calcext:value-type="float">
            <text:p>0,60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7.957" calcext:value-type="float">
            <text:p>37,957</text:p>
          </table:table-cell>
          <table:table-cell office:value-type="float" office:value="9.422" calcext:value-type="float">
            <text:p>9,422</text:p>
          </table:table-cell>
          <table:table-cell office:value-type="float" office:value="52.62" calcext:value-type="float">
            <text:p>52,62</text:p>
          </table:table-cell>
          <table:table-cell table:number-columns-repeated="3"/>
          <table:table-cell table:formula="of:=MAX([.T19];[.U19];[.V19])" office:value-type="float" office:value="52.62" calcext:value-type="float">
            <text:p>52,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office:value-type="float" office:value="0.214" calcext:value-type="float">
            <text:p>0,214</text:p>
          </table:table-cell>
          <table:table-cell office:value-type="float" office:value="0.382" calcext:value-type="float">
            <text:p>0,382</text:p>
          </table:table-cell>
          <table:table-cell office:value-type="float" office:value="0.623" calcext:value-type="float">
            <text:p>0,623</text:p>
          </table:table-cell>
          <table:table-cell office:value-type="float" office:value="1.139" calcext:value-type="float">
            <text:p>1,139</text:p>
          </table:table-cell>
          <table:table-cell office:value-type="float" office:value="1.536" calcext:value-type="float">
            <text:p>1,536</text:p>
          </table:table-cell>
          <table:table-cell office:value-type="float" office:value="4.857" calcext:value-type="float">
            <text:p>4,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51" calcext:value-type="float">
            <text:p>0,251</text:p>
          </table:table-cell>
          <table:table-cell office:value-type="float" office:value="0.307" calcext:value-type="float">
            <text:p>0,307</text:p>
          </table:table-cell>
          <table:table-cell office:value-type="float" office:value="0.381" calcext:value-type="float">
            <text:p>0,381</text:p>
          </table:table-cell>
          <table:table-cell office:value-type="float" office:value="0.428" calcext:value-type="float">
            <text:p>0,428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37.811" calcext:value-type="float">
            <text:p>37,811</text:p>
          </table:table-cell>
          <table:table-cell office:value-type="float" office:value="9.443" calcext:value-type="float">
            <text:p>9,443</text:p>
          </table:table-cell>
          <table:table-cell office:value-type="float" office:value="52.745" calcext:value-type="float">
            <text:p>52,745</text:p>
          </table:table-cell>
          <table:table-cell table:number-columns-repeated="3"/>
          <table:table-cell table:formula="of:=MAX([.T20];[.U20];[.V20])" office:value-type="float" office:value="52.745" calcext:value-type="float">
            <text:p>52,7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73" calcext:value-type="float">
            <text:p>0,073</text:p>
          </table:table-cell>
          <table:table-cell office:value-type="float" office:value="0.121" calcext:value-type="float">
            <text:p>0,121</text:p>
          </table:table-cell>
          <table:table-cell office:value-type="float" office:value="0.215" calcext:value-type="float">
            <text:p>0,215</text:p>
          </table:table-cell>
          <table:table-cell office:value-type="float" office:value="0.508" calcext:value-type="float">
            <text:p>0,508</text:p>
          </table:table-cell>
          <table:table-cell office:value-type="float" office:value="0.736" calcext:value-type="float">
            <text:p>0,736</text:p>
          </table:table-cell>
          <table:table-cell office:value-type="float" office:value="3.14" calcext:value-type="float">
            <text:p>3,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141" calcext:value-type="float">
            <text:p>0,141</text:p>
          </table:table-cell>
          <table:table-cell office:value-type="float" office:value="0.176" calcext:value-type="float">
            <text:p>0,176</text:p>
          </table:table-cell>
          <table:table-cell office:value-type="float" office:value="0.243" calcext:value-type="float">
            <text:p>0,243</text:p>
          </table:table-cell>
          <table:table-cell office:value-type="float" office:value="0.287" calcext:value-type="float">
            <text:p>0,287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37.728" calcext:value-type="float">
            <text:p>37,728</text:p>
          </table:table-cell>
          <table:table-cell office:value-type="float" office:value="9.378" calcext:value-type="float">
            <text:p>9,378</text:p>
          </table:table-cell>
          <table:table-cell office:value-type="float" office:value="52.894" calcext:value-type="float">
            <text:p>52,894</text:p>
          </table:table-cell>
          <table:table-cell table:number-columns-repeated="3"/>
          <table:table-cell table:formula="of:=MAX([.T21];[.U21];[.V21])" office:value-type="float" office:value="52.894" calcext:value-type="float">
            <text:p>52,89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1" calcext:value-type="float">
            <text:p>0,041</text:p>
          </table:table-cell>
          <table:table-cell office:value-type="float" office:value="0.143" calcext:value-type="float">
            <text:p>0,143</text:p>
          </table:table-cell>
          <table:table-cell office:value-type="float" office:value="0.217" calcext:value-type="float">
            <text:p>0,217</text:p>
          </table:table-cell>
          <table:table-cell office:value-type="float" office:value="1.607" calcext:value-type="float">
            <text:p>1,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6" calcext:value-type="float">
            <text:p>0,06</text:p>
          </table:table-cell>
          <table:table-cell office:value-type="float" office:value="0.072" calcext:value-type="float">
            <text:p>0,072</text:p>
          </table:table-cell>
          <table:table-cell office:value-type="float" office:value="0.113" calcext:value-type="float">
            <text:p>0,113</text:p>
          </table:table-cell>
          <table:table-cell office:value-type="float" office:value="0.147" calcext:value-type="float">
            <text:p>0,147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7.583" calcext:value-type="float">
            <text:p>37,583</text:p>
          </table:table-cell>
          <table:table-cell office:value-type="float" office:value="9.406" calcext:value-type="float">
            <text:p>9,406</text:p>
          </table:table-cell>
          <table:table-cell office:value-type="float" office:value="53.011" calcext:value-type="float">
            <text:p>53,011</text:p>
          </table:table-cell>
          <table:table-cell table:number-columns-repeated="3"/>
          <table:table-cell table:formula="of:=MAX([.T22];[.U22];[.V22])" office:value-type="float" office:value="53.011" calcext:value-type="float">
            <text:p>53,011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2" calcext:value-type="float">
            <text:p>0,022</text:p>
          </table:table-cell>
          <table:table-cell office:value-type="float" office:value="0.506" calcext:value-type="float">
            <text:p>0,5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7" calcext:value-type="float">
            <text:p>0,027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297" calcext:value-type="float">
            <text:p>20,297</text:p>
          </table:table-cell>
          <table:table-cell office:value-type="float" office:value="16.566" calcext:value-type="float">
            <text:p>16,566</text:p>
          </table:table-cell>
          <table:table-cell office:value-type="float" office:value="18.736" calcext:value-type="float">
            <text:p>18,736</text:p>
          </table:table-cell>
          <table:table-cell office:value-type="float" office:value="19.07" calcext:value-type="float">
            <text:p>19,07</text:p>
          </table:table-cell>
          <table:table-cell office:value-type="float" office:value="25.331" calcext:value-type="float">
            <text:p>25,331</text:p>
          </table:table-cell>
          <table:table-cell/>
          <table:table-cell table:formula="of:=MAX([.W25];[.X25];[.T25];[.U25];[.V25])" office:value-type="float" office:value="25.331" calcext:value-type="float">
            <text:p>25,33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621" calcext:value-type="float">
            <text:p>21,621</text:p>
          </table:table-cell>
          <table:table-cell table:style-name="ce2" office:value-type="float" office:value="28.181" calcext:value-type="float">
            <text:p>28,181</text:p>
          </table:table-cell>
          <table:table-cell office:value-type="float" office:value="33.743" calcext:value-type="float">
            <text:p>33,743</text:p>
          </table:table-cell>
          <table:table-cell office:value-type="float" office:value="38.065" calcext:value-type="float">
            <text:p>38,065</text:p>
          </table:table-cell>
          <table:table-cell office:value-type="float" office:value="42.192" calcext:value-type="float">
            <text:p>42,192</text:p>
          </table:table-cell>
          <table:table-cell office:value-type="float" office:value="48.495" calcext:value-type="float">
            <text:p>48,495</text:p>
          </table:table-cell>
          <table:table-cell office:value-type="float" office:value="55.628" calcext:value-type="float">
            <text:p>55,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,928</text:p>
          </table:table-cell>
          <table:table-cell office:value-type="float" office:value="0.983" calcext:value-type="float">
            <text:p>0,983</text:p>
          </table:table-cell>
          <table:table-cell office:value-type="float" office:value="0.951" calcext:value-type="float">
            <text:p>0,951</text:p>
          </table:table-cell>
          <table:table-cell office:value-type="float" office:value="0.885" calcext:value-type="float">
            <text:p>0,885</text:p>
          </table:table-cell>
          <table:table-cell table:number-columns-repeated="2" office:value-type="float" office:value="0.701" calcext:value-type="float">
            <text:p>0,701</text:p>
          </table:table-cell>
          <table:table-cell office:value-type="float" office:value="0.445" calcext:value-type="float">
            <text:p>0,445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0.345" calcext:value-type="float">
            <text:p>20,345</text:p>
          </table:table-cell>
          <table:table-cell office:value-type="float" office:value="15.655" calcext:value-type="float">
            <text:p>15,655</text:p>
          </table:table-cell>
          <table:table-cell office:value-type="float" office:value="18.139" calcext:value-type="float">
            <text:p>18,139</text:p>
          </table:table-cell>
          <table:table-cell office:value-type="float" office:value="19.417" calcext:value-type="float">
            <text:p>19,417</text:p>
          </table:table-cell>
          <table:table-cell office:value-type="float" office:value="26.443" calcext:value-type="float">
            <text:p>26,443</text:p>
          </table:table-cell>
          <table:table-cell/>
          <table:table-cell table:formula="of:=MAX([.W26];[.X26];[.T26];[.U26];[.V26])" office:value-type="float" office:value="26.443" calcext:value-type="float">
            <text:p>26,443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908" calcext:value-type="float">
            <text:p>19,908</text:p>
          </table:table-cell>
          <table:table-cell table:style-name="ce2" office:value-type="float" office:value="25.87" calcext:value-type="float">
            <text:p>25,87</text:p>
          </table:table-cell>
          <table:table-cell office:value-type="float" office:value="31.249" calcext:value-type="float">
            <text:p>31,249</text:p>
          </table:table-cell>
          <table:table-cell office:value-type="float" office:value="35.33" calcext:value-type="float">
            <text:p>35,33</text:p>
          </table:table-cell>
          <table:table-cell office:value-type="float" office:value="39.347" calcext:value-type="float">
            <text:p>39,347</text:p>
          </table:table-cell>
          <table:table-cell office:value-type="float" office:value="45.48" calcext:value-type="float">
            <text:p>45,48</text:p>
          </table:table-cell>
          <table:table-cell office:value-type="float" office:value="53.337" calcext:value-type="float">
            <text:p>53,3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08" calcext:value-type="float">
            <text:p>1,608</text:p>
          </table:table-cell>
          <table:table-cell office:value-type="float" office:value="1.6" calcext:value-type="float">
            <text:p>1,6</text:p>
          </table:table-cell>
          <table:table-cell office:value-type="float" office:value="1.534" calcext:value-type="float">
            <text:p>1,534</text:p>
          </table:table-cell>
          <table:table-cell office:value-type="float" office:value="1.497" calcext:value-type="float">
            <text:p>1,497</text:p>
          </table:table-cell>
          <table:table-cell office:value-type="float" office:value="1.432" calcext:value-type="float">
            <text:p>1,432</text:p>
          </table:table-cell>
          <table:table-cell office:value-type="float" office:value="1.379" calcext:value-type="float">
            <text:p>1,379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876" calcext:value-type="float">
            <text:p>19,876</text:p>
          </table:table-cell>
          <table:table-cell office:value-type="float" office:value="15.332" calcext:value-type="float">
            <text:p>15,332</text:p>
          </table:table-cell>
          <table:table-cell office:value-type="float" office:value="15.887" calcext:value-type="float">
            <text:p>15,887</text:p>
          </table:table-cell>
          <table:table-cell office:value-type="float" office:value="20.487" calcext:value-type="float">
            <text:p>20,487</text:p>
          </table:table-cell>
          <table:table-cell office:value-type="float" office:value="28.419" calcext:value-type="float">
            <text:p>28,419</text:p>
          </table:table-cell>
          <table:table-cell/>
          <table:table-cell table:formula="of:=MAX([.W27];[.X27];[.T27];[.U27];[.V27])" office:value-type="float" office:value="28.419" calcext:value-type="float">
            <text:p>28,41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91" calcext:value-type="float">
            <text:p>17,591</text:p>
          </table:table-cell>
          <table:table-cell table:style-name="ce2" office:value-type="float" office:value="23.112" calcext:value-type="float">
            <text:p>23,112</text:p>
          </table:table-cell>
          <table:table-cell office:value-type="float" office:value="28.007" calcext:value-type="float">
            <text:p>28,007</text:p>
          </table:table-cell>
          <table:table-cell office:value-type="float" office:value="31.783" calcext:value-type="float">
            <text:p>31,783</text:p>
          </table:table-cell>
          <table:table-cell office:value-type="float" office:value="35.681" calcext:value-type="float">
            <text:p>35,681</text:p>
          </table:table-cell>
          <table:table-cell office:value-type="float" office:value="41.636" calcext:value-type="float">
            <text:p>41,636</text:p>
          </table:table-cell>
          <table:table-cell office:value-type="float" office:value="49.603" calcext:value-type="float">
            <text:p>49,6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,48</text:p>
          </table:table-cell>
          <table:table-cell office:value-type="float" office:value="1.506" calcext:value-type="float">
            <text:p>1,506</text:p>
          </table:table-cell>
          <table:table-cell office:value-type="float" office:value="1.516" calcext:value-type="float">
            <text:p>1,516</text:p>
          </table:table-cell>
          <table:table-cell office:value-type="float" office:value="1.506" calcext:value-type="float">
            <text:p>1,506</text:p>
          </table:table-cell>
          <table:table-cell office:value-type="float" office:value="1.45" calcext:value-type="float">
            <text:p>1,45</text:p>
          </table:table-cell>
          <table:table-cell office:value-type="float" office:value="1.392" calcext:value-type="float">
            <text:p>1,392</text:p>
          </table:table-cell>
          <table:table-cell office:value-type="float" office:value="1.279" calcext:value-type="float">
            <text:p>1,27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9.451" calcext:value-type="float">
            <text:p>19,451</text:p>
          </table:table-cell>
          <table:table-cell office:value-type="float" office:value="15.663" calcext:value-type="float">
            <text:p>15,663</text:p>
          </table:table-cell>
          <table:table-cell office:value-type="float" office:value="14.072" calcext:value-type="float">
            <text:p>14,072</text:p>
          </table:table-cell>
          <table:table-cell office:value-type="float" office:value="21.396" calcext:value-type="float">
            <text:p>21,396</text:p>
          </table:table-cell>
          <table:table-cell office:value-type="float" office:value="29.418" calcext:value-type="float">
            <text:p>29,418</text:p>
          </table:table-cell>
          <table:table-cell/>
          <table:table-cell table:formula="of:=MAX([.W28];[.X28];[.T28];[.U28];[.V28])" office:value-type="float" office:value="29.418" calcext:value-type="float">
            <text:p>29,41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742" calcext:value-type="float">
            <text:p>15,742</text:p>
          </table:table-cell>
          <table:table-cell table:style-name="ce2" office:value-type="float" office:value="20.755" calcext:value-type="float">
            <text:p>20,755</text:p>
          </table:table-cell>
          <table:table-cell office:value-type="float" office:value="25.135" calcext:value-type="float">
            <text:p>25,135</text:p>
          </table:table-cell>
          <table:table-cell office:value-type="float" office:value="28.555" calcext:value-type="float">
            <text:p>28,555</text:p>
          </table:table-cell>
          <table:table-cell office:value-type="float" office:value="32.344" calcext:value-type="float">
            <text:p>32,344</text:p>
          </table:table-cell>
          <table:table-cell office:value-type="float" office:value="37.99" calcext:value-type="float">
            <text:p>37,99</text:p>
          </table:table-cell>
          <table:table-cell office:value-type="float" office:value="46.032" calcext:value-type="float">
            <text:p>46,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06" calcext:value-type="float">
            <text:p>1,406</text:p>
          </table:table-cell>
          <table:table-cell office:value-type="float" office:value="1.284" calcext:value-type="float">
            <text:p>1,284</text:p>
          </table:table-cell>
          <table:table-cell office:value-type="float" office:value="1.35" calcext:value-type="float">
            <text:p>1,35</text:p>
          </table:table-cell>
          <table:table-cell office:value-type="float" office:value="1.328" calcext:value-type="float">
            <text:p>1,328</text:p>
          </table:table-cell>
          <table:table-cell office:value-type="float" office:value="1.312" calcext:value-type="float">
            <text:p>1,312</text:p>
          </table:table-cell>
          <table:table-cell office:value-type="float" office:value="1.251" calcext:value-type="float">
            <text:p>1,251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8.831" calcext:value-type="float">
            <text:p>18,831</text:p>
          </table:table-cell>
          <table:table-cell office:value-type="float" office:value="16.579" calcext:value-type="float">
            <text:p>16,579</text:p>
          </table:table-cell>
          <table:table-cell office:value-type="float" office:value="12.826" calcext:value-type="float">
            <text:p>12,826</text:p>
          </table:table-cell>
          <table:table-cell office:value-type="float" office:value="22.376" calcext:value-type="float">
            <text:p>22,376</text:p>
          </table:table-cell>
          <table:table-cell office:value-type="float" office:value="29.387" calcext:value-type="float">
            <text:p>29,387</text:p>
          </table:table-cell>
          <table:table-cell/>
          <table:table-cell table:formula="of:=MAX([.W29];[.X29];[.T29];[.U29];[.V29])" office:value-type="float" office:value="29.387" calcext:value-type="float">
            <text:p>29,38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099" calcext:value-type="float">
            <text:p>14,099</text:p>
          </table:table-cell>
          <table:table-cell table:style-name="ce2" office:value-type="float" office:value="18.681" calcext:value-type="float">
            <text:p>18,681</text:p>
          </table:table-cell>
          <table:table-cell office:value-type="float" office:value="22.53" calcext:value-type="float">
            <text:p>22,53</text:p>
          </table:table-cell>
          <table:table-cell office:value-type="float" office:value="25.678" calcext:value-type="float">
            <text:p>25,678</text:p>
          </table:table-cell>
          <table:table-cell office:value-type="float" office:value="29.309" calcext:value-type="float">
            <text:p>29,309</text:p>
          </table:table-cell>
          <table:table-cell office:value-type="float" office:value="34.71" calcext:value-type="float">
            <text:p>34,71</text:p>
          </table:table-cell>
          <table:table-cell office:value-type="float" office:value="42.805" calcext:value-type="float">
            <text:p>42,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62" calcext:value-type="float">
            <text:p>1,362</text:p>
          </table:table-cell>
          <table:table-cell office:value-type="float" office:value="1.346" calcext:value-type="float">
            <text:p>1,346</text:p>
          </table:table-cell>
          <table:table-cell office:value-type="float" office:value="1.324" calcext:value-type="float">
            <text:p>1,324</text:p>
          </table:table-cell>
          <table:table-cell office:value-type="float" office:value="1.292" calcext:value-type="float">
            <text:p>1,292</text:p>
          </table:table-cell>
          <table:table-cell office:value-type="float" office:value="1.269" calcext:value-type="float">
            <text:p>1,269</text:p>
          </table:table-cell>
          <table:table-cell office:value-type="float" office:value="1.208" calcext:value-type="float">
            <text:p>1,208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8.254" calcext:value-type="float">
            <text:p>18,254</text:p>
          </table:table-cell>
          <table:table-cell office:value-type="float" office:value="17.641" calcext:value-type="float">
            <text:p>17,641</text:p>
          </table:table-cell>
          <table:table-cell office:value-type="float" office:value="11.802" calcext:value-type="float">
            <text:p>11,802</text:p>
          </table:table-cell>
          <table:table-cell office:value-type="float" office:value="23.087" calcext:value-type="float">
            <text:p>23,087</text:p>
          </table:table-cell>
          <table:table-cell office:value-type="float" office:value="29.217" calcext:value-type="float">
            <text:p>29,217</text:p>
          </table:table-cell>
          <table:table-cell/>
          <table:table-cell table:formula="of:=MAX([.W30];[.X30];[.T30];[.U30];[.V30])" office:value-type="float" office:value="29.217" calcext:value-type="float">
            <text:p>29,217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95" calcext:value-type="float">
            <text:p>12,395</text:p>
          </table:table-cell>
          <table:table-cell table:style-name="ce2" office:value-type="float" office:value="16.489" calcext:value-type="float">
            <text:p>16,489</text:p>
          </table:table-cell>
          <table:table-cell office:value-type="float" office:value="19.936" calcext:value-type="float">
            <text:p>19,936</text:p>
          </table:table-cell>
          <table:table-cell office:value-type="float" office:value="22.823" calcext:value-type="float">
            <text:p>22,823</text:p>
          </table:table-cell>
          <table:table-cell office:value-type="float" office:value="26.333" calcext:value-type="float">
            <text:p>26,333</text:p>
          </table:table-cell>
          <table:table-cell office:value-type="float" office:value="31.491" calcext:value-type="float">
            <text:p>31,491</text:p>
          </table:table-cell>
          <table:table-cell office:value-type="float" office:value="39.599" calcext:value-type="float">
            <text:p>39,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5" calcext:value-type="float">
            <text:p>1,185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3" calcext:value-type="float">
            <text:p>1,243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4" calcext:value-type="float">
            <text:p>1,244</text:p>
          </table:table-cell>
          <table:table-cell office:value-type="float" office:value="1.232" calcext:value-type="float">
            <text:p>1,232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7.684" calcext:value-type="float">
            <text:p>17,684</text:p>
          </table:table-cell>
          <table:table-cell office:value-type="float" office:value="18.383" calcext:value-type="float">
            <text:p>18,383</text:p>
          </table:table-cell>
          <table:table-cell office:value-type="float" office:value="11.409" calcext:value-type="float">
            <text:p>11,409</text:p>
          </table:table-cell>
          <table:table-cell office:value-type="float" office:value="23.654" calcext:value-type="float">
            <text:p>23,654</text:p>
          </table:table-cell>
          <table:table-cell office:value-type="float" office:value="28.87" calcext:value-type="float">
            <text:p>28,87</text:p>
          </table:table-cell>
          <table:table-cell/>
          <table:table-cell table:formula="of:=MAX([.W31];[.X31];[.T31];[.U31];[.V31])" office:value-type="float" office:value="28.87" calcext:value-type="float">
            <text:p>28,8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09" calcext:value-type="float">
            <text:p>10,509</text:p>
          </table:table-cell>
          <table:table-cell table:style-name="ce2" office:value-type="float" office:value="14.087" calcext:value-type="float">
            <text:p>14,087</text:p>
          </table:table-cell>
          <table:table-cell office:value-type="float" office:value="17.144" calcext:value-type="float">
            <text:p>17,144</text:p>
          </table:table-cell>
          <table:table-cell office:value-type="float" office:value="19.852" calcext:value-type="float">
            <text:p>19,852</text:p>
          </table:table-cell>
          <table:table-cell office:value-type="float" office:value="23.135" calcext:value-type="float">
            <text:p>23,135</text:p>
          </table:table-cell>
          <table:table-cell office:value-type="float" office:value="28.077" calcext:value-type="float">
            <text:p>28,077</text:p>
          </table:table-cell>
          <table:table-cell office:value-type="float" office:value="36.182" calcext:value-type="float">
            <text:p>36,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2" calcext:value-type="float">
            <text:p>1,382</text:p>
          </table:table-cell>
          <table:table-cell office:value-type="float" office:value="1.419" calcext:value-type="float">
            <text:p>1,419</text:p>
          </table:table-cell>
          <table:table-cell office:value-type="float" office:value="1.43" calcext:value-type="float">
            <text:p>1,43</text:p>
          </table:table-cell>
          <table:table-cell office:value-type="float" office:value="1.432" calcext:value-type="float">
            <text:p>1,432</text:p>
          </table:table-cell>
          <table:table-cell office:value-type="float" office:value="1.406" calcext:value-type="float">
            <text:p>1,406</text:p>
          </table:table-cell>
          <table:table-cell office:value-type="float" office:value="1.35" calcext:value-type="float">
            <text:p>1,35</text:p>
          </table:table-cell>
          <table:table-cell office:value-type="float" office:value="1.147" calcext:value-type="float">
            <text:p>1,14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7.253" calcext:value-type="float">
            <text:p>17,253</text:p>
          </table:table-cell>
          <table:table-cell office:value-type="float" office:value="18.987" calcext:value-type="float">
            <text:p>18,987</text:p>
          </table:table-cell>
          <table:table-cell office:value-type="float" office:value="11.183" calcext:value-type="float">
            <text:p>11,183</text:p>
          </table:table-cell>
          <table:table-cell office:value-type="float" office:value="24.149" calcext:value-type="float">
            <text:p>24,149</text:p>
          </table:table-cell>
          <table:table-cell office:value-type="float" office:value="28.427" calcext:value-type="float">
            <text:p>28,427</text:p>
          </table:table-cell>
          <table:table-cell/>
          <table:table-cell table:formula="of:=MAX([.W32];[.X32];[.T32];[.U32];[.V32])" office:value-type="float" office:value="28.427" calcext:value-type="float">
            <text:p>28,42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242" calcext:value-type="float">
            <text:p>8,242</text:p>
          </table:table-cell>
          <table:table-cell table:style-name="ce2" office:value-type="float" office:value="11.268" calcext:value-type="float">
            <text:p>11,268</text:p>
          </table:table-cell>
          <table:table-cell office:value-type="float" office:value="13.999" calcext:value-type="float">
            <text:p>13,999</text:p>
          </table:table-cell>
          <table:table-cell office:value-type="float" office:value="16.531" calcext:value-type="float">
            <text:p>16,531</text:p>
          </table:table-cell>
          <table:table-cell office:value-type="float" office:value="19.646" calcext:value-type="float">
            <text:p>19,646</text:p>
          </table:table-cell>
          <table:table-cell office:value-type="float" office:value="24.444" calcext:value-type="float">
            <text:p>24,444</text:p>
          </table:table-cell>
          <table:table-cell office:value-type="float" office:value="32.694" calcext:value-type="float">
            <text:p>32,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53" calcext:value-type="float">
            <text:p>1,253</text:p>
          </table:table-cell>
          <table:table-cell office:value-type="float" office:value="1.241" calcext:value-type="float">
            <text:p>1,241</text:p>
          </table:table-cell>
          <table:table-cell office:value-type="float" office:value="1.223" calcext:value-type="float">
            <text:p>1,223</text:p>
          </table:table-cell>
          <table:table-cell office:value-type="float" office:value="1.171" calcext:value-type="float">
            <text:p>1,171</text:p>
          </table:table-cell>
          <table:table-cell office:value-type="float" office:value="1.181" calcext:value-type="float">
            <text:p>1,181</text:p>
          </table:table-cell>
          <table:table-cell office:value-type="float" office:value="1.091" calcext:value-type="float">
            <text:p>1,09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6.851" calcext:value-type="float">
            <text:p>16,851</text:p>
          </table:table-cell>
          <table:table-cell office:value-type="float" office:value="19.682" calcext:value-type="float">
            <text:p>19,682</text:p>
          </table:table-cell>
          <table:table-cell office:value-type="float" office:value="10.739" calcext:value-type="float">
            <text:p>10,739</text:p>
          </table:table-cell>
          <table:table-cell office:value-type="float" office:value="24.662" calcext:value-type="float">
            <text:p>24,662</text:p>
          </table:table-cell>
          <table:table-cell office:value-type="float" office:value="28.066" calcext:value-type="float">
            <text:p>28,066</text:p>
          </table:table-cell>
          <table:table-cell/>
          <table:table-cell table:formula="of:=MAX([.W33];[.X33];[.T33];[.U33];[.V33])" office:value-type="float" office:value="28.066" calcext:value-type="float">
            <text:p>28,06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564" calcext:value-type="float">
            <text:p>6,564</text:p>
          </table:table-cell>
          <table:table-cell table:style-name="ce2" office:value-type="float" office:value="8.897" calcext:value-type="float">
            <text:p>8,897</text:p>
          </table:table-cell>
          <table:table-cell office:value-type="float" office:value="11.203" calcext:value-type="float">
            <text:p>11,203</text:p>
          </table:table-cell>
          <table:table-cell office:value-type="float" office:value="13.453" calcext:value-type="float">
            <text:p>13,453</text:p>
          </table:table-cell>
          <table:table-cell office:value-type="float" office:value="16.326" calcext:value-type="float">
            <text:p>16,326</text:p>
          </table:table-cell>
          <table:table-cell office:value-type="float" office:value="20.885" calcext:value-type="float">
            <text:p>20,885</text:p>
          </table:table-cell>
          <table:table-cell office:value-type="float" office:value="29.344" calcext:value-type="float">
            <text:p>29,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32" calcext:value-type="float">
            <text:p>1,132</text:p>
          </table:table-cell>
          <table:table-cell office:value-type="float" office:value="1.232" calcext:value-type="float">
            <text:p>1,232</text:p>
          </table:table-cell>
          <table:table-cell office:value-type="float" office:value="1.294" calcext:value-type="float">
            <text:p>1,294</text:p>
          </table:table-cell>
          <table:table-cell office:value-type="float" office:value="1.319" calcext:value-type="float">
            <text:p>1,319</text:p>
          </table:table-cell>
          <table:table-cell office:value-type="float" office:value="1.323" calcext:value-type="float">
            <text:p>1,323</text:p>
          </table:table-cell>
          <table:table-cell office:value-type="float" office:value="1.283" calcext:value-type="float">
            <text:p>1,283</text:p>
          </table:table-cell>
          <table:table-cell office:value-type="float" office:value="1.121" calcext:value-type="float">
            <text:p>1,12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16.356" calcext:value-type="float">
            <text:p>16,356</text:p>
          </table:table-cell>
          <table:table-cell office:value-type="float" office:value="20.262" calcext:value-type="float">
            <text:p>20,262</text:p>
          </table:table-cell>
          <table:table-cell office:value-type="float" office:value="10.853" calcext:value-type="float">
            <text:p>10,853</text:p>
          </table:table-cell>
          <table:table-cell office:value-type="float" office:value="24.9" calcext:value-type="float">
            <text:p>24,9</text:p>
          </table:table-cell>
          <table:table-cell office:value-type="float" office:value="27.629" calcext:value-type="float">
            <text:p>27,629</text:p>
          </table:table-cell>
          <table:table-cell/>
          <table:table-cell table:formula="of:=MAX([.W34];[.X34];[.T34];[.U34];[.V34])" office:value-type="float" office:value="27.629" calcext:value-type="float">
            <text:p>27,62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54" calcext:value-type="float">
            <text:p>4,854</text:p>
          </table:table-cell>
          <table:table-cell table:style-name="ce2" office:value-type="float" office:value="6.702" calcext:value-type="float">
            <text:p>6,702</text:p>
          </table:table-cell>
          <table:table-cell office:value-type="float" office:value="8.639" calcext:value-type="float">
            <text:p>8,639</text:p>
          </table:table-cell>
          <table:table-cell office:value-type="float" office:value="10.67" calcext:value-type="float">
            <text:p>10,67</text:p>
          </table:table-cell>
          <table:table-cell office:value-type="float" office:value="13.267" calcext:value-type="float">
            <text:p>13,267</text:p>
          </table:table-cell>
          <table:table-cell office:value-type="float" office:value="17.598" calcext:value-type="float">
            <text:p>17,598</text:p>
          </table:table-cell>
          <table:table-cell office:value-type="float" office:value="26.273" calcext:value-type="float">
            <text:p>26,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8" calcext:value-type="float">
            <text:p>0,968</text:p>
          </table:table-cell>
          <table:table-cell office:value-type="float" office:value="1.037" calcext:value-type="float">
            <text:p>1,037</text:p>
          </table:table-cell>
          <table:table-cell office:value-type="float" office:value="1.055" calcext:value-type="float">
            <text:p>1,055</text:p>
          </table:table-cell>
          <table:table-cell office:value-type="float" office:value="1.071" calcext:value-type="float">
            <text:p>1,071</text:p>
          </table:table-cell>
          <table:table-cell office:value-type="float" office:value="1.084" calcext:value-type="float">
            <text:p>1,084</text:p>
          </table:table-cell>
          <table:table-cell office:value-type="float" office:value="1.068" calcext:value-type="float">
            <text:p>1,068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16.033" calcext:value-type="float">
            <text:p>16,033</text:p>
          </table:table-cell>
          <table:table-cell office:value-type="float" office:value="20.738" calcext:value-type="float">
            <text:p>20,738</text:p>
          </table:table-cell>
          <table:table-cell office:value-type="float" office:value="10.606" calcext:value-type="float">
            <text:p>10,606</text:p>
          </table:table-cell>
          <table:table-cell office:value-type="float" office:value="25.451" calcext:value-type="float">
            <text:p>25,451</text:p>
          </table:table-cell>
          <table:table-cell office:value-type="float" office:value="27.171" calcext:value-type="float">
            <text:p>27,171</text:p>
          </table:table-cell>
          <table:table-cell/>
          <table:table-cell table:formula="of:=MAX([.W35];[.X35];[.T35];[.U35];[.V35])" office:value-type="float" office:value="27.171" calcext:value-type="float">
            <text:p>27,17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552" calcext:value-type="float">
            <text:p>3,552</text:p>
          </table:table-cell>
          <table:table-cell table:style-name="ce2" office:value-type="float" office:value="4.907" calcext:value-type="float">
            <text:p>4,907</text:p>
          </table:table-cell>
          <table:table-cell office:value-type="float" office:value="6.439" calcext:value-type="float">
            <text:p>6,439</text:p>
          </table:table-cell>
          <table:table-cell office:value-type="float" office:value="8.169" calcext:value-type="float">
            <text:p>8,169</text:p>
          </table:table-cell>
          <table:table-cell office:value-type="float" office:value="10.498" calcext:value-type="float">
            <text:p>10,498</text:p>
          </table:table-cell>
          <table:table-cell office:value-type="float" office:value="14.384" calcext:value-type="float">
            <text:p>14,384</text:p>
          </table:table-cell>
          <table:table-cell office:value-type="float" office:value="22.869" calcext:value-type="float">
            <text:p>22,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9" calcext:value-type="float">
            <text:p>0,879</text:p>
          </table:table-cell>
          <table:table-cell office:value-type="float" office:value="0.984" calcext:value-type="float">
            <text:p>0,984</text:p>
          </table:table-cell>
          <table:table-cell office:value-type="float" office:value="1.051" calcext:value-type="float">
            <text:p>1,051</text:p>
          </table:table-cell>
          <table:table-cell office:value-type="float" office:value="1.095" calcext:value-type="float">
            <text:p>1,095</text:p>
          </table:table-cell>
          <table:table-cell office:value-type="float" office:value="1.103" calcext:value-type="float">
            <text:p>1,103</text:p>
          </table:table-cell>
          <table:table-cell office:value-type="float" office:value="1.154" calcext:value-type="float">
            <text:p>1,154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15.778" calcext:value-type="float">
            <text:p>15,778</text:p>
          </table:table-cell>
          <table:table-cell office:value-type="float" office:value="21.192" calcext:value-type="float">
            <text:p>21,192</text:p>
          </table:table-cell>
          <table:table-cell office:value-type="float" office:value="10.579" calcext:value-type="float">
            <text:p>10,579</text:p>
          </table:table-cell>
          <table:table-cell office:value-type="float" office:value="25.641" calcext:value-type="float">
            <text:p>25,641</text:p>
          </table:table-cell>
          <table:table-cell office:value-type="float" office:value="26.81" calcext:value-type="float">
            <text:p>26,81</text:p>
          </table:table-cell>
          <table:table-cell/>
          <table:table-cell table:formula="of:=MAX([.W36];[.X36];[.T36];[.U36];[.V36])" office:value-type="float" office:value="26.81" calcext:value-type="float">
            <text:p>26,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style-name="ce2" office:value-type="float" office:value="3.269" calcext:value-type="float">
            <text:p>3,269</text:p>
          </table:table-cell>
          <table:table-cell office:value-type="float" office:value="4.452" calcext:value-type="float">
            <text:p>4,452</text:p>
          </table:table-cell>
          <table:table-cell office:value-type="float" office:value="5.899" calcext:value-type="float">
            <text:p>5,899</text:p>
          </table:table-cell>
          <table:table-cell office:value-type="float" office:value="7.923" calcext:value-type="float">
            <text:p>7,923</text:p>
          </table:table-cell>
          <table:table-cell office:value-type="float" office:value="11.362" calcext:value-type="float">
            <text:p>11,362</text:p>
          </table:table-cell>
          <table:table-cell office:value-type="float" office:value="19.705" calcext:value-type="float">
            <text:p>19,7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0.673" calcext:value-type="float">
            <text:p>0,673</text:p>
          </table:table-cell>
          <table:table-cell office:value-type="float" office:value="0.751" calcext:value-type="float">
            <text:p>0,751</text:p>
          </table:table-cell>
          <table:table-cell office:value-type="float" office:value="0.81" calcext:value-type="float">
            <text:p>0,81</text:p>
          </table:table-cell>
          <table:table-cell office:value-type="float" office:value="0.927" calcext:value-type="float">
            <text:p>0,927</text:p>
          </table:table-cell>
          <table:table-cell office:value-type="float" office:value="1.035" calcext:value-type="float">
            <text:p>1,035</text:p>
          </table:table-cell>
          <table:table-cell office:value-type="float" office:value="1.015" calcext:value-type="float">
            <text:p>1,015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15.457" calcext:value-type="float">
            <text:p>15,457</text:p>
          </table:table-cell>
          <table:table-cell office:value-type="float" office:value="21.52" calcext:value-type="float">
            <text:p>21,52</text:p>
          </table:table-cell>
          <table:table-cell office:value-type="float" office:value="10.498" calcext:value-type="float">
            <text:p>10,498</text:p>
          </table:table-cell>
          <table:table-cell office:value-type="float" office:value="26.018" calcext:value-type="float">
            <text:p>26,018</text:p>
          </table:table-cell>
          <table:table-cell office:value-type="float" office:value="26.507" calcext:value-type="float">
            <text:p>26,507</text:p>
          </table:table-cell>
          <table:table-cell/>
          <table:table-cell table:formula="of:=MAX([.W37];[.X37];[.T37];[.U37];[.V37])" office:value-type="float" office:value="26.507" calcext:value-type="float">
            <text:p>26,5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,492</text:p>
          </table:table-cell>
          <table:table-cell table:style-name="ce2" office:value-type="float" office:value="2.084" calcext:value-type="float">
            <text:p>2,084</text:p>
          </table:table-cell>
          <table:table-cell office:value-type="float" office:value="2.926" calcext:value-type="float">
            <text:p>2,926</text:p>
          </table:table-cell>
          <table:table-cell office:value-type="float" office:value="4.065" calcext:value-type="float">
            <text:p>4,065</text:p>
          </table:table-cell>
          <table:table-cell office:value-type="float" office:value="5.736" calcext:value-type="float">
            <text:p>5,736</text:p>
          </table:table-cell>
          <table:table-cell office:value-type="float" office:value="8.671" calcext:value-type="float">
            <text:p>8,671</text:p>
          </table:table-cell>
          <table:table-cell office:value-type="float" office:value="16.832" calcext:value-type="float">
            <text:p>16,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,455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2" calcext:value-type="float">
            <text:p>0,622</text:p>
          </table:table-cell>
          <table:table-cell office:value-type="float" office:value="0.683" calcext:value-type="float">
            <text:p>0,683</text:p>
          </table:table-cell>
          <table:table-cell office:value-type="float" office:value="0.788" calcext:value-type="float">
            <text:p>0,788</text:p>
          </table:table-cell>
          <table:table-cell office:value-type="float" office:value="0.827" calcext:value-type="float">
            <text:p>0,827</text:p>
          </table:table-cell>
          <table:table-cell office:value-type="float" office:value="0.869" calcext:value-type="float">
            <text:p>0,869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15.148" calcext:value-type="float">
            <text:p>15,148</text:p>
          </table:table-cell>
          <table:table-cell office:value-type="float" office:value="22.035" calcext:value-type="float">
            <text:p>22,035</text:p>
          </table:table-cell>
          <table:table-cell office:value-type="float" office:value="10.425" calcext:value-type="float">
            <text:p>10,425</text:p>
          </table:table-cell>
          <table:table-cell office:value-type="float" office:value="26.395" calcext:value-type="float">
            <text:p>26,395</text:p>
          </table:table-cell>
          <table:table-cell office:value-type="float" office:value="25.997" calcext:value-type="float">
            <text:p>25,997</text:p>
          </table:table-cell>
          <table:table-cell/>
          <table:table-cell table:formula="of:=MAX([.W38];[.X38];[.T38];[.U38];[.V38])" office:value-type="float" office:value="26.395" calcext:value-type="float">
            <text:p>26,39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,074</text:p>
          </table:table-cell>
          <table:table-cell table:style-name="ce2" office:value-type="float" office:value="1.431" calcext:value-type="float">
            <text:p>1,431</text:p>
          </table:table-cell>
          <table:table-cell office:value-type="float" office:value="1.99" calcext:value-type="float">
            <text:p>1,99</text:p>
          </table:table-cell>
          <table:table-cell office:value-type="float" office:value="2.812" calcext:value-type="float">
            <text:p>2,812</text:p>
          </table:table-cell>
          <table:table-cell office:value-type="float" office:value="4.102" calcext:value-type="float">
            <text:p>4,102</text:p>
          </table:table-cell>
          <table:table-cell office:value-type="float" office:value="6.494" calcext:value-type="float">
            <text:p>6,494</text:p>
          </table:table-cell>
          <table:table-cell office:value-type="float" office:value="14.107" calcext:value-type="float">
            <text:p>14,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3" calcext:value-type="float">
            <text:p>0,343</text:p>
          </table:table-cell>
          <table:table-cell office:value-type="float" office:value="0.401" calcext:value-type="float">
            <text:p>0,401</text:p>
          </table:table-cell>
          <table:table-cell office:value-type="float" office:value="0.487" calcext:value-type="float">
            <text:p>0,487</text:p>
          </table:table-cell>
          <table:table-cell office:value-type="float" office:value="0.566" calcext:value-type="float">
            <text:p>0,566</text:p>
          </table:table-cell>
          <table:table-cell office:value-type="float" office:value="0.698" calcext:value-type="float">
            <text:p>0,69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77" calcext:value-type="float">
            <text:p>0,87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14.849" calcext:value-type="float">
            <text:p>14,849</text:p>
          </table:table-cell>
          <table:table-cell office:value-type="float" office:value="22.365" calcext:value-type="float">
            <text:p>22,365</text:p>
          </table:table-cell>
          <table:table-cell office:value-type="float" office:value="10.466" calcext:value-type="float">
            <text:p>10,466</text:p>
          </table:table-cell>
          <table:table-cell office:value-type="float" office:value="26.563" calcext:value-type="float">
            <text:p>26,563</text:p>
          </table:table-cell>
          <table:table-cell office:value-type="float" office:value="25.757" calcext:value-type="float">
            <text:p>25,757</text:p>
          </table:table-cell>
          <table:table-cell/>
          <table:table-cell table:formula="of:=MAX([.W39];[.X39];[.T39];[.U39];[.V39])" office:value-type="float" office:value="26.563" calcext:value-type="float">
            <text:p>26,56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59" calcext:value-type="float">
            <text:p>0,759</text:p>
          </table:table-cell>
          <table:table-cell table:style-name="ce2" office:value-type="float" office:value="0.958" calcext:value-type="float">
            <text:p>0,958</text:p>
          </table:table-cell>
          <table:table-cell office:value-type="float" office:value="1.293" calcext:value-type="float">
            <text:p>1,293</text:p>
          </table:table-cell>
          <table:table-cell office:value-type="float" office:value="1.831" calcext:value-type="float">
            <text:p>1,831</text:p>
          </table:table-cell>
          <table:table-cell office:value-type="float" office:value="2.825" calcext:value-type="float">
            <text:p>2,825</text:p>
          </table:table-cell>
          <table:table-cell office:value-type="float" office:value="4.643" calcext:value-type="float">
            <text:p>4,643</text:p>
          </table:table-cell>
          <table:table-cell office:value-type="float" office:value="11.556" calcext:value-type="float">
            <text:p>11,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6" calcext:value-type="float">
            <text:p>0,186</text:p>
          </table:table-cell>
          <table:table-cell office:value-type="float" office:value="0.23" calcext:value-type="float">
            <text:p>0,23</text:p>
          </table:table-cell>
          <table:table-cell office:value-type="float" office:value="0.299" calcext:value-type="float">
            <text:p>0,299</text:p>
          </table:table-cell>
          <table:table-cell office:value-type="float" office:value="0.368" calcext:value-type="float">
            <text:p>0,368</text:p>
          </table:table-cell>
          <table:table-cell office:value-type="float" office:value="0.439" calcext:value-type="float">
            <text:p>0,439</text:p>
          </table:table-cell>
          <table:table-cell office:value-type="float" office:value="0.591" calcext:value-type="float">
            <text:p>0,591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14.693" calcext:value-type="float">
            <text:p>14,693</text:p>
          </table:table-cell>
          <table:table-cell office:value-type="float" office:value="22.634" calcext:value-type="float">
            <text:p>22,634</text:p>
          </table:table-cell>
          <table:table-cell office:value-type="float" office:value="10.418" calcext:value-type="float">
            <text:p>10,418</text:p>
          </table:table-cell>
          <table:table-cell office:value-type="float" office:value="26.864" calcext:value-type="float">
            <text:p>26,864</text:p>
          </table:table-cell>
          <table:table-cell office:value-type="float" office:value="25.392" calcext:value-type="float">
            <text:p>25,392</text:p>
          </table:table-cell>
          <table:table-cell/>
          <table:table-cell table:formula="of:=MAX([.W40];[.X40];[.T40];[.U40];[.V40])" office:value-type="float" office:value="26.864" calcext:value-type="float">
            <text:p>26,86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8" calcext:value-type="float">
            <text:p>0,628</text:p>
          </table:table-cell>
          <table:table-cell table:style-name="ce2" office:value-type="float" office:value="0.7" calcext:value-type="float">
            <text:p>0,7</text:p>
          </table:table-cell>
          <table:table-cell office:value-type="float" office:value="0.876" calcext:value-type="float">
            <text:p>0,876</text:p>
          </table:table-cell>
          <table:table-cell office:value-type="float" office:value="1.201" calcext:value-type="float">
            <text:p>1,201</text:p>
          </table:table-cell>
          <table:table-cell office:value-type="float" office:value="1.871" calcext:value-type="float">
            <text:p>1,871</text:p>
          </table:table-cell>
          <table:table-cell office:value-type="float" office:value="3.172" calcext:value-type="float">
            <text:p>3,172</text:p>
          </table:table-cell>
          <table:table-cell office:value-type="float" office:value="9.168" calcext:value-type="float">
            <text:p>9,1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3" calcext:value-type="float">
            <text:p>0,153</text:p>
          </table:table-cell>
          <table:table-cell office:value-type="float" office:value="0.175" calcext:value-type="float">
            <text:p>0,175</text:p>
          </table:table-cell>
          <table:table-cell office:value-type="float" office:value="0.222" calcext:value-type="float">
            <text:p>0,222</text:p>
          </table:table-cell>
          <table:table-cell office:value-type="float" office:value="0.282" calcext:value-type="float">
            <text:p>0,282</text:p>
          </table:table-cell>
          <table:table-cell office:value-type="float" office:value="0.384" calcext:value-type="float">
            <text:p>0,384</text:p>
          </table:table-cell>
          <table:table-cell office:value-type="float" office:value="0.518" calcext:value-type="float">
            <text:p>0,518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14.437" calcext:value-type="float">
            <text:p>14,437</text:p>
          </table:table-cell>
          <table:table-cell office:value-type="float" office:value="22.934" calcext:value-type="float">
            <text:p>22,934</text:p>
          </table:table-cell>
          <table:table-cell office:value-type="float" office:value="10.471" calcext:value-type="float">
            <text:p>10,471</text:p>
          </table:table-cell>
          <table:table-cell office:value-type="float" office:value="26.931" calcext:value-type="float">
            <text:p>26,931</text:p>
          </table:table-cell>
          <table:table-cell office:value-type="float" office:value="25.228" calcext:value-type="float">
            <text:p>25,228</text:p>
          </table:table-cell>
          <table:table-cell/>
          <table:table-cell table:formula="of:=MAX([.W41];[.X41];[.T41];[.U41];[.V41])" office:value-type="float" office:value="26.931" calcext:value-type="float">
            <text:p>26,9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5" calcext:value-type="float">
            <text:p>0,565</text:p>
          </table:table-cell>
          <table:table-cell table:style-name="ce2" office:value-type="float" office:value="0.601" calcext:value-type="float">
            <text:p>0,601</text:p>
          </table:table-cell>
          <table:table-cell office:value-type="float" office:value="0.672" calcext:value-type="float">
            <text:p>0,672</text:p>
          </table:table-cell>
          <table:table-cell office:value-type="float" office:value="0.831" calcext:value-type="float">
            <text:p>0,831</text:p>
          </table:table-cell>
          <table:table-cell office:value-type="float" office:value="1.233" calcext:value-type="float">
            <text:p>1,233</text:p>
          </table:table-cell>
          <table:table-cell office:value-type="float" office:value="2.019" calcext:value-type="float">
            <text:p>2,019</text:p>
          </table:table-cell>
          <table:table-cell office:value-type="float" office:value="6.929" calcext:value-type="float">
            <text:p>6,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,042</text:p>
          </table:table-cell>
          <table:table-cell office:value-type="float" office:value="0.077" calcext:value-type="float">
            <text:p>0,077</text:p>
          </table:table-cell>
          <table:table-cell office:value-type="float" office:value="0.107" calcext:value-type="float">
            <text:p>0,107</text:p>
          </table:table-cell>
          <table:table-cell office:value-type="float" office:value="0.148" calcext:value-type="float">
            <text:p>0,148</text:p>
          </table:table-cell>
          <table:table-cell office:value-type="float" office:value="0.224" calcext:value-type="float">
            <text:p>0,224</text:p>
          </table:table-cell>
          <table:table-cell office:value-type="float" office:value="0.322" calcext:value-type="float">
            <text:p>0,322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4.226" calcext:value-type="float">
            <text:p>14,226</text:p>
          </table:table-cell>
          <table:table-cell office:value-type="float" office:value="23.194" calcext:value-type="float">
            <text:p>23,194</text:p>
          </table:table-cell>
          <table:table-cell office:value-type="float" office:value="10.401" calcext:value-type="float">
            <text:p>10,401</text:p>
          </table:table-cell>
          <table:table-cell office:value-type="float" office:value="27.234" calcext:value-type="float">
            <text:p>27,234</text:p>
          </table:table-cell>
          <table:table-cell office:value-type="float" office:value="24.945" calcext:value-type="float">
            <text:p>24,945</text:p>
          </table:table-cell>
          <table:table-cell/>
          <table:table-cell table:formula="of:=MAX([.W42];[.X42];[.T42];[.U42];[.V42])" office:value-type="float" office:value="27.234" calcext:value-type="float">
            <text:p>27,23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,563</text:p>
          </table:table-cell>
          <table:table-cell table:style-name="ce2" office:value-type="float" office:value="0.573" calcext:value-type="float">
            <text:p>0,573</text:p>
          </table:table-cell>
          <table:table-cell office:value-type="float" office:value="0.596" calcext:value-type="float">
            <text:p>0,596</text:p>
          </table:table-cell>
          <table:table-cell office:value-type="float" office:value="0.654" calcext:value-type="float">
            <text:p>0,654</text:p>
          </table:table-cell>
          <table:table-cell office:value-type="float" office:value="0.844" calcext:value-type="float">
            <text:p>0,844</text:p>
          </table:table-cell>
          <table:table-cell office:value-type="float" office:value="1.222" calcext:value-type="float">
            <text:p>1,222</text:p>
          </table:table-cell>
          <table:table-cell office:value-type="float" office:value="4.753" calcext:value-type="float">
            <text:p>4,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6" calcext:value-type="float">
            <text:p>0,056</text:p>
          </table:table-cell>
          <table:table-cell office:value-type="float" office:value="0.075" calcext:value-type="float">
            <text:p>0,075</text:p>
          </table:table-cell>
          <table:table-cell office:value-type="float" office:value="0.113" calcext:value-type="float">
            <text:p>0,113</text:p>
          </table:table-cell>
          <table:table-cell office:value-type="float" office:value="0.165" calcext:value-type="float">
            <text:p>0,165</text:p>
          </table:table-cell>
          <table:table-cell office:value-type="float" office:value="0.249" calcext:value-type="float">
            <text:p>0,249</text:p>
          </table:table-cell>
          <table:table-cell office:value-type="float" office:value="0.639" calcext:value-type="float">
            <text:p>0,639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3.995" calcext:value-type="float">
            <text:p>13,995</text:p>
          </table:table-cell>
          <table:table-cell office:value-type="float" office:value="23.504" calcext:value-type="float">
            <text:p>23,504</text:p>
          </table:table-cell>
          <table:table-cell office:value-type="float" office:value="10.448" calcext:value-type="float">
            <text:p>10,448</text:p>
          </table:table-cell>
          <table:table-cell office:value-type="float" office:value="27.451" calcext:value-type="float">
            <text:p>27,451</text:p>
          </table:table-cell>
          <table:table-cell office:value-type="float" office:value="24.602" calcext:value-type="float">
            <text:p>24,602</text:p>
          </table:table-cell>
          <table:table-cell/>
          <table:table-cell table:formula="of:=MAX([.W43];[.X43];[.T43];[.U43];[.V43])" office:value-type="float" office:value="27.451" calcext:value-type="float">
            <text:p>27,45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table:style-name="ce2" office:value-type="float" office:value="0.552" calcext:value-type="float">
            <text:p>0,552</text:p>
          </table:table-cell>
          <table:table-cell office:value-type="float" office:value="0.557" calcext:value-type="float">
            <text:p>0,557</text:p>
          </table:table-cell>
          <table:table-cell office:value-type="float" office:value="0.565" calcext:value-type="float">
            <text:p>0,565</text:p>
          </table:table-cell>
          <table:table-cell office:value-type="float" office:value="0.612" calcext:value-type="float">
            <text:p>0,612</text:p>
          </table:table-cell>
          <table:table-cell office:value-type="float" office:value="0.717" calcext:value-type="float">
            <text:p>0,717</text:p>
          </table:table-cell>
          <table:table-cell office:value-type="float" office:value="2.498" calcext:value-type="float">
            <text:p>2,49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8" calcext:value-type="float">
            <text:p>0,028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" calcext:value-type="float">
            <text:p>0,115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3.851" calcext:value-type="float">
            <text:p>13,851</text:p>
          </table:table-cell>
          <table:table-cell office:value-type="float" office:value="23.732" calcext:value-type="float">
            <text:p>23,732</text:p>
          </table:table-cell>
          <table:table-cell office:value-type="float" office:value="10.505" calcext:value-type="float">
            <text:p>10,505</text:p>
          </table:table-cell>
          <table:table-cell office:value-type="float" office:value="27.56" calcext:value-type="float">
            <text:p>27,56</text:p>
          </table:table-cell>
          <table:table-cell office:value-type="float" office:value="24.351" calcext:value-type="float">
            <text:p>24,351</text:p>
          </table:table-cell>
          <table:table-cell/>
          <table:table-cell table:formula="of:=MAX([.W44];[.X44];[.T44];[.U44];[.V44])" office:value-type="float" office:value="27.56" calcext:value-type="float">
            <text:p>27,5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552" calcext:value-type="float">
            <text:p>0,552</text:p>
          </table:table-cell>
          <table:table-cell office:value-type="float" office:value="0.555" calcext:value-type="float">
            <text:p>0,555</text:p>
          </table:table-cell>
          <table:table-cell office:value-type="float" office:value="0.56" calcext:value-type="float">
            <text:p>0,56</text:p>
          </table:table-cell>
          <table:table-cell office:value-type="float" office:value="1.056" calcext:value-type="float">
            <text:p>1,05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15" calcext:value-type="float">
            <text:p>0,015</text:p>
          </table:table-cell>
          <table:table-cell office:value-type="float" office:value="0.157" calcext:value-type="float">
            <text:p>0,157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8.894" calcext:value-type="float">
            <text:p>28,894</text:p>
          </table:table-cell>
          <table:table-cell office:value-type="float" office:value="34.884" calcext:value-type="float">
            <text:p>34,884</text:p>
          </table:table-cell>
          <table:table-cell office:value-type="float" office:value="36.222" calcext:value-type="float">
            <text:p>36,222</text:p>
          </table:table-cell>
          <table:table-cell table:style-name="ce1"/>
          <table:table-cell table:number-columns-repeated="2"/>
          <table:table-cell table:formula="of:=MAX([.T48];[.U48];[.V48])" office:value-type="float" office:value="36.222" calcext:value-type="float">
            <text:p>36,222</text:p>
          </table:table-cell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37" calcext:value-type="float">
            <text:p>16,137</text:p>
          </table:table-cell>
          <table:table-cell office:value-type="float" office:value="18.623" calcext:value-type="float">
            <text:p>18,623</text:p>
          </table:table-cell>
          <table:table-cell office:value-type="float" office:value="24.485" calcext:value-type="float">
            <text:p>24,485</text:p>
          </table:table-cell>
          <table:table-cell office:value-type="float" office:value="27.724" calcext:value-type="float">
            <text:p>27,724</text:p>
          </table:table-cell>
          <table:table-cell office:value-type="float" office:value="32.544" calcext:value-type="float">
            <text:p>32,544</text:p>
          </table:table-cell>
          <table:table-cell office:value-type="float" office:value="34.921" calcext:value-type="float">
            <text:p>34,921</text:p>
          </table:table-cell>
          <table:table-cell office:value-type="float" office:value="42.993" calcext:value-type="float">
            <text:p>42,9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01" calcext:value-type="float">
            <text:p>1,701</text:p>
          </table:table-cell>
          <table:table-cell office:value-type="float" office:value="1.654" calcext:value-type="float">
            <text:p>1,654</text:p>
          </table:table-cell>
          <table:table-cell office:value-type="float" office:value="1.606" calcext:value-type="float">
            <text:p>1,606</text:p>
          </table:table-cell>
          <table:table-cell office:value-type="float" office:value="1.492" calcext:value-type="float">
            <text:p>1,492</text:p>
          </table:table-cell>
          <table:table-cell office:value-type="float" office:value="1.363" calcext:value-type="float">
            <text:p>1,363</text:p>
          </table:table-cell>
          <table:table-cell office:value-type="float" office:value="1.309" calcext:value-type="float">
            <text:p>1,309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29.242" calcext:value-type="float">
            <text:p>29,242</text:p>
          </table:table-cell>
          <table:table-cell office:value-type="float" office:value="31.098" calcext:value-type="float">
            <text:p>31,098</text:p>
          </table:table-cell>
          <table:table-cell office:value-type="float" office:value="39.66" calcext:value-type="float">
            <text:p>39,66</text:p>
          </table:table-cell>
          <table:table-cell table:style-name="ce1"/>
          <table:table-cell table:number-columns-repeated="2"/>
          <table:table-cell table:formula="of:=MAX([.T49];[.U49];[.V49])" office:value-type="float" office:value="39.66" calcext:value-type="float">
            <text:p>39,66</text:p>
          </table:table-cell>
          <table:table-cell table:style-name="ce2"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126" calcext:value-type="float">
            <text:p>13,126</text:p>
          </table:table-cell>
          <table:table-cell office:value-type="float" office:value="15.198" calcext:value-type="float">
            <text:p>15,198</text:p>
          </table:table-cell>
          <table:table-cell office:value-type="float" office:value="20.477" calcext:value-type="float">
            <text:p>20,477</text:p>
          </table:table-cell>
          <table:table-cell office:value-type="float" office:value="23.578" calcext:value-type="float">
            <text:p>23,578</text:p>
          </table:table-cell>
          <table:table-cell office:value-type="float" office:value="28.516" calcext:value-type="float">
            <text:p>28,516</text:p>
          </table:table-cell>
          <table:table-cell office:value-type="float" office:value="30.841" calcext:value-type="float">
            <text:p>30,841</text:p>
          </table:table-cell>
          <table:table-cell office:value-type="float" office:value="40.016" calcext:value-type="float">
            <text:p>40,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62" calcext:value-type="float">
            <text:p>1,762</text:p>
          </table:table-cell>
          <table:table-cell office:value-type="float" office:value="1.663" calcext:value-type="float">
            <text:p>1,663</text:p>
          </table:table-cell>
          <table:table-cell office:value-type="float" office:value="1.828" calcext:value-type="float">
            <text:p>1,828</text:p>
          </table:table-cell>
          <table:table-cell office:value-type="float" office:value="1.805" calcext:value-type="float">
            <text:p>1,805</text:p>
          </table:table-cell>
          <table:table-cell office:value-type="float" office:value="1.749" calcext:value-type="float">
            <text:p>1,749</text:p>
          </table:table-cell>
          <table:table-cell office:value-type="float" office:value="1.733" calcext:value-type="float">
            <text:p>1,733</text:p>
          </table:table-cell>
          <table:table-cell office:value-type="float" office:value="1.281" calcext:value-type="float">
            <text:p>1,28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9.864" calcext:value-type="float">
            <text:p>29,864</text:p>
          </table:table-cell>
          <table:table-cell office:value-type="float" office:value="27.625" calcext:value-type="float">
            <text:p>27,625</text:p>
          </table:table-cell>
          <table:table-cell office:value-type="float" office:value="42.511" calcext:value-type="float">
            <text:p>42,511</text:p>
          </table:table-cell>
          <table:table-cell table:style-name="ce1"/>
          <table:table-cell table:number-columns-repeated="2"/>
          <table:table-cell table:formula="of:=MAX([.T50];[.U50];[.V50])" office:value-type="float" office:value="42.511" calcext:value-type="float">
            <text:p>42,511</text:p>
          </table:table-cell>
          <table:table-cell table:style-name="ce2" office:value-type="float" office:value="138" calcext:value-type="float">
            <text:p>1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82" calcext:value-type="float">
            <text:p>9,882</text:p>
          </table:table-cell>
          <table:table-cell office:value-type="float" office:value="11.652" calcext:value-type="float">
            <text:p>11,652</text:p>
          </table:table-cell>
          <table:table-cell office:value-type="float" office:value="16.299" calcext:value-type="float">
            <text:p>16,299</text:p>
          </table:table-cell>
          <table:table-cell office:value-type="float" office:value="19.002" calcext:value-type="float">
            <text:p>19,002</text:p>
          </table:table-cell>
          <table:table-cell office:value-type="float" office:value="23.909" calcext:value-type="float">
            <text:p>23,909</text:p>
          </table:table-cell>
          <table:table-cell office:value-type="float" office:value="26.12" calcext:value-type="float">
            <text:p>26,12</text:p>
          </table:table-cell>
          <table:table-cell office:value-type="float" office:value="36.255" calcext:value-type="float">
            <text:p>36,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  <table:table-cell office:value-type="float" office:value="1.14" calcext:value-type="float">
            <text:p>1,14</text:p>
          </table:table-cell>
          <table:table-cell office:value-type="float" office:value="1.277" calcext:value-type="float">
            <text:p>1,277</text:p>
          </table:table-cell>
          <table:table-cell office:value-type="float" office:value="1.311" calcext:value-type="float">
            <text:p>1,311</text:p>
          </table:table-cell>
          <table:table-cell office:value-type="float" office:value="1.299" calcext:value-type="float">
            <text:p>1,299</text:p>
          </table:table-cell>
          <table:table-cell office:value-type="float" office:value="1.307" calcext:value-type="float">
            <text:p>1,307</text:p>
          </table:table-cell>
          <table:table-cell office:value-type="float" office:value="1.188" calcext:value-type="float">
            <text:p>1,188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419" calcext:value-type="float">
            <text:p>30,419</text:p>
          </table:table-cell>
          <table:table-cell office:value-type="float" office:value="25.026" calcext:value-type="float">
            <text:p>25,026</text:p>
          </table:table-cell>
          <table:table-cell office:value-type="float" office:value="44.556" calcext:value-type="float">
            <text:p>44,556</text:p>
          </table:table-cell>
          <table:table-cell table:style-name="ce1"/>
          <table:table-cell table:number-columns-repeated="2"/>
          <table:table-cell table:formula="of:=MAX([.T51];[.U51];[.V51])" office:value-type="float" office:value="44.556" calcext:value-type="float">
            <text:p>44,556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03" calcext:value-type="float">
            <text:p>8,303</text:p>
          </table:table-cell>
          <table:table-cell office:value-type="float" office:value="9.643" calcext:value-type="float">
            <text:p>9,643</text:p>
          </table:table-cell>
          <table:table-cell office:value-type="float" office:value="13.814" calcext:value-type="float">
            <text:p>13,814</text:p>
          </table:table-cell>
          <table:table-cell office:value-type="float" office:value="15.973" calcext:value-type="float">
            <text:p>15,973</text:p>
          </table:table-cell>
          <table:table-cell office:value-type="float" office:value="20.64" calcext:value-type="float">
            <text:p>20,64</text:p>
          </table:table-cell>
          <table:table-cell office:value-type="float" office:value="22.663" calcext:value-type="float">
            <text:p>22,663</text:p>
          </table:table-cell>
          <table:table-cell office:value-type="float" office:value="32.87" calcext:value-type="float">
            <text:p>32,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78" calcext:value-type="float">
            <text:p>1,178</text:p>
          </table:table-cell>
          <table:table-cell office:value-type="float" office:value="1.112" calcext:value-type="float">
            <text:p>1,112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2" calcext:value-type="float">
            <text:p>1,192</text:p>
          </table:table-cell>
          <table:table-cell office:value-type="float" office:value="1.231" calcext:value-type="float">
            <text:p>1,231</text:p>
          </table:table-cell>
          <table:table-cell office:value-type="float" office:value="1.202" calcext:value-type="float">
            <text:p>1,202</text:p>
          </table:table-cell>
          <table:table-cell office:value-type="float" office:value="1.086" calcext:value-type="float">
            <text:p>1,08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1.218" calcext:value-type="float">
            <text:p>31,218</text:p>
          </table:table-cell>
          <table:table-cell office:value-type="float" office:value="22.738" calcext:value-type="float">
            <text:p>22,738</text:p>
          </table:table-cell>
          <table:table-cell office:value-type="float" office:value="46.043" calcext:value-type="float">
            <text:p>46,043</text:p>
          </table:table-cell>
          <table:table-cell table:style-name="ce1"/>
          <table:table-cell table:number-columns-repeated="2"/>
          <table:table-cell table:formula="of:=MAX([.T52];[.U52];[.V52])" office:value-type="float" office:value="46.043" calcext:value-type="float">
            <text:p>46,043</text:p>
          </table:table-cell>
          <table:table-cell table:style-name="ce2"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,31</text:p>
          </table:table-cell>
          <table:table-cell office:value-type="float" office:value="8.372" calcext:value-type="float">
            <text:p>8,372</text:p>
          </table:table-cell>
          <table:table-cell office:value-type="float" office:value="12.114" calcext:value-type="float">
            <text:p>12,114</text:p>
          </table:table-cell>
          <table:table-cell office:value-type="float" office:value="13.795" calcext:value-type="float">
            <text:p>13,795</text:p>
          </table:table-cell>
          <table:table-cell office:value-type="float" office:value="18.018" calcext:value-type="float">
            <text:p>18,018</text:p>
          </table:table-cell>
          <table:table-cell office:value-type="float" office:value="19.847" calcext:value-type="float">
            <text:p>19,847</text:p>
          </table:table-cell>
          <table:table-cell office:value-type="float" office:value="29.9" calcext:value-type="float">
            <text:p>29,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,872</text:p>
          </table:table-cell>
          <table:table-cell office:value-type="float" office:value="0.823" calcext:value-type="float">
            <text:p>0,823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92" calcext:value-type="float">
            <text:p>0,892</text:p>
          </table:table-cell>
          <table:table-cell office:value-type="float" office:value="0.87" calcext:value-type="float">
            <text:p>0,87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2.166" calcext:value-type="float">
            <text:p>32,166</text:p>
          </table:table-cell>
          <table:table-cell office:value-type="float" office:value="20.646" calcext:value-type="float">
            <text:p>20,646</text:p>
          </table:table-cell>
          <table:table-cell office:value-type="float" office:value="47.188" calcext:value-type="float">
            <text:p>47,188</text:p>
          </table:table-cell>
          <table:table-cell table:style-name="ce1"/>
          <table:table-cell table:number-columns-repeated="2"/>
          <table:table-cell table:formula="of:=MAX([.T53];[.U53];[.V53])" office:value-type="float" office:value="47.188" calcext:value-type="float">
            <text:p>47,188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733" calcext:value-type="float">
            <text:p>6,733</text:p>
          </table:table-cell>
          <table:table-cell office:value-type="float" office:value="7.516" calcext:value-type="float">
            <text:p>7,516</text:p>
          </table:table-cell>
          <table:table-cell office:value-type="float" office:value="10.803" calcext:value-type="float">
            <text:p>10,803</text:p>
          </table:table-cell>
          <table:table-cell office:value-type="float" office:value="12.18" calcext:value-type="float">
            <text:p>12,18</text:p>
          </table:table-cell>
          <table:table-cell office:value-type="float" office:value="15.982" calcext:value-type="float">
            <text:p>15,982</text:p>
          </table:table-cell>
          <table:table-cell office:value-type="float" office:value="17.622" calcext:value-type="float">
            <text:p>17,622</text:p>
          </table:table-cell>
          <table:table-cell office:value-type="float" office:value="27.132" calcext:value-type="float">
            <text:p>27,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2" calcext:value-type="float">
            <text:p>1,012</text:p>
          </table:table-cell>
          <table:table-cell office:value-type="float" office:value="0.823" calcext:value-type="float">
            <text:p>0,82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73" calcext:value-type="float">
            <text:p>0,873</text:p>
          </table:table-cell>
          <table:table-cell office:value-type="float" office:value="0.862" calcext:value-type="float">
            <text:p>0,86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98" calcext:value-type="float">
            <text:p>0,898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3.112" calcext:value-type="float">
            <text:p>33,112</text:p>
          </table:table-cell>
          <table:table-cell office:value-type="float" office:value="18.742" calcext:value-type="float">
            <text:p>18,742</text:p>
          </table:table-cell>
          <table:table-cell office:value-type="float" office:value="48.146" calcext:value-type="float">
            <text:p>48,146</text:p>
          </table:table-cell>
          <table:table-cell table:style-name="ce1"/>
          <table:table-cell table:number-columns-repeated="2"/>
          <table:table-cell table:formula="of:=MAX([.T54];[.U54];[.V54])" office:value-type="float" office:value="48.146" calcext:value-type="float">
            <text:p>48,146</text:p>
          </table:table-cell>
          <table:table-cell table:style-name="ce2"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95" calcext:value-type="float">
            <text:p>6,095</text:p>
          </table:table-cell>
          <table:table-cell office:value-type="float" office:value="6.901" calcext:value-type="float">
            <text:p>6,901</text:p>
          </table:table-cell>
          <table:table-cell office:value-type="float" office:value="9.877" calcext:value-type="float">
            <text:p>9,877</text:p>
          </table:table-cell>
          <table:table-cell office:value-type="float" office:value="11.047" calcext:value-type="float">
            <text:p>11,04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5.84" calcext:value-type="float">
            <text:p>15,84</text:p>
          </table:table-cell>
          <table:table-cell office:value-type="float" office:value="24.744" calcext:value-type="float">
            <text:p>24,7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,896</text:p>
          </table:table-cell>
          <table:table-cell office:value-type="float" office:value="0.825" calcext:value-type="float">
            <text:p>0,825</text:p>
          </table:table-cell>
          <table:table-cell office:value-type="float" office:value="0.85" calcext:value-type="float">
            <text:p>0,85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4.399" calcext:value-type="float">
            <text:p>34,399</text:p>
          </table:table-cell>
          <table:table-cell office:value-type="float" office:value="16.326" calcext:value-type="float">
            <text:p>16,326</text:p>
          </table:table-cell>
          <table:table-cell office:value-type="float" office:value="49.274" calcext:value-type="float">
            <text:p>49,274</text:p>
          </table:table-cell>
          <table:table-cell table:style-name="ce1"/>
          <table:table-cell table:number-columns-repeated="2"/>
          <table:table-cell table:formula="of:=MAX([.T55];[.U55];[.V55])" office:value-type="float" office:value="49.274" calcext:value-type="float">
            <text:p>49,274</text:p>
          </table:table-cell>
          <table:table-cell table:style-name="ce2" office:value-type="float" office:value="117" calcext:value-type="float">
            <text:p>1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05" calcext:value-type="float">
            <text:p>5,505</text:p>
          </table:table-cell>
          <table:table-cell office:value-type="float" office:value="6.366" calcext:value-type="float">
            <text:p>6,366</text:p>
          </table:table-cell>
          <table:table-cell office:value-type="float" office:value="8.868" calcext:value-type="float">
            <text:p>8,868</text:p>
          </table:table-cell>
          <table:table-cell office:value-type="float" office:value="10.026" calcext:value-type="float">
            <text:p>10,02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4.226" calcext:value-type="float">
            <text:p>14,226</text:p>
          </table:table-cell>
          <table:table-cell office:value-type="float" office:value="22.164" calcext:value-type="float">
            <text:p>22,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,76</text:p>
          </table:table-cell>
          <table:table-cell office:value-type="float" office:value="0.686" calcext:value-type="float">
            <text:p>0,686</text:p>
          </table:table-cell>
          <table:table-cell office:value-type="float" office:value="0.675" calcext:value-type="float">
            <text:p>0,675</text:p>
          </table:table-cell>
          <table:table-cell office:value-type="float" office:value="0.624" calcext:value-type="float">
            <text:p>0,624</text:p>
          </table:table-cell>
          <table:table-cell office:value-type="float" office:value="0.669" calcext:value-type="float">
            <text:p>0,669</text:p>
          </table:table-cell>
          <table:table-cell office:value-type="float" office:value="0.599" calcext:value-type="float">
            <text:p>0,599</text:p>
          </table:table-cell>
          <table:table-cell office:value-type="float" office:value="0.79" calcext:value-type="float">
            <text:p>0,79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6.085" calcext:value-type="float">
            <text:p>36,085</text:p>
          </table:table-cell>
          <table:table-cell office:value-type="float" office:value="13.899" calcext:value-type="float">
            <text:p>13,899</text:p>
          </table:table-cell>
          <table:table-cell office:value-type="float" office:value="50.016" calcext:value-type="float">
            <text:p>50,016</text:p>
          </table:table-cell>
          <table:table-cell table:style-name="ce1"/>
          <table:table-cell table:number-columns-repeated="2"/>
          <table:table-cell table:formula="of:=MAX([.T56];[.U56];[.V56])" office:value-type="float" office:value="50.016" calcext:value-type="float">
            <text:p>50,016</text:p>
          </table:table-cell>
          <table:table-cell table:style-name="ce2"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07" calcext:value-type="float">
            <text:p>5,407</text:p>
          </table:table-cell>
          <table:table-cell office:value-type="float" office:value="6.337" calcext:value-type="float">
            <text:p>6,337</text:p>
          </table:table-cell>
          <table:table-cell office:value-type="float" office:value="8.391" calcext:value-type="float">
            <text:p>8,391</text:p>
          </table:table-cell>
          <table:table-cell office:value-type="float" office:value="9.619" calcext:value-type="float">
            <text:p>9,619</text:p>
          </table:table-cell>
          <table:table-cell office:value-type="float" office:value="11.771" calcext:value-type="float">
            <text:p>11,771</text:p>
          </table:table-cell>
          <table:table-cell office:value-type="float" office:value="13.183" calcext:value-type="float">
            <text:p>13,183</text:p>
          </table:table-cell>
          <table:table-cell office:value-type="float" office:value="19.971" calcext:value-type="float">
            <text:p>19,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795" calcext:value-type="float">
            <text:p>0,795</text:p>
          </table:table-cell>
          <table:table-cell office:value-type="float" office:value="0.806" calcext:value-type="float">
            <text:p>0,806</text:p>
          </table:table-cell>
          <table:table-cell office:value-type="float" office:value="0.799" calcext:value-type="float">
            <text:p>0,799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91" calcext:value-type="float">
            <text:p>0,791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7.577" calcext:value-type="float">
            <text:p>37,577</text:p>
          </table:table-cell>
          <table:table-cell office:value-type="float" office:value="11.387" calcext:value-type="float">
            <text:p>11,387</text:p>
          </table:table-cell>
          <table:table-cell office:value-type="float" office:value="51.036" calcext:value-type="float">
            <text:p>51,036</text:p>
          </table:table-cell>
          <table:table-cell table:style-name="ce1"/>
          <table:table-cell table:number-columns-repeated="2"/>
          <table:table-cell table:formula="of:=MAX([.T57];[.U57];[.V57])" office:value-type="float" office:value="51.036" calcext:value-type="float">
            <text:p>51,036</text:p>
          </table:table-cell>
          <table:table-cell table:style-name="ce2" office:value-type="float" office:value="197" calcext:value-type="float">
            <text:p>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13" calcext:value-type="float">
            <text:p>5,013</text:p>
          </table:table-cell>
          <table:table-cell office:value-type="float" office:value="6.063" calcext:value-type="float">
            <text:p>6,063</text:p>
          </table:table-cell>
          <table:table-cell office:value-type="float" office:value="7.692" calcext:value-type="float">
            <text:p>7,692</text:p>
          </table:table-cell>
          <table:table-cell office:value-type="float" office:value="9.139" calcext:value-type="float">
            <text:p>9,139</text:p>
          </table:table-cell>
          <table:table-cell office:value-type="float" office:value="10.733" calcext:value-type="float">
            <text:p>10,733</text:p>
          </table:table-cell>
          <table:table-cell office:value-type="float" office:value="12.213" calcext:value-type="float">
            <text:p>12,213</text:p>
          </table:table-cell>
          <table:table-cell office:value-type="float" office:value="17.808" calcext:value-type="float">
            <text:p>17,8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,861</text:p>
          </table:table-cell>
          <table:table-cell office:value-type="float" office:value="0.781" calcext:value-type="float">
            <text:p>0,781</text:p>
          </table:table-cell>
          <table:table-cell office:value-type="float" office:value="0.754" calcext:value-type="float">
            <text:p>0,754</text:p>
          </table:table-cell>
          <table:table-cell office:value-type="float" office:value="0.711" calcext:value-type="float">
            <text:p>0,711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7" calcext:value-type="float">
            <text:p>0,667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8.546" calcext:value-type="float">
            <text:p>38,546</text:p>
          </table:table-cell>
          <table:table-cell office:value-type="float" office:value="9.713" calcext:value-type="float">
            <text:p>9,713</text:p>
          </table:table-cell>
          <table:table-cell office:value-type="float" office:value="51.741" calcext:value-type="float">
            <text:p>51,741</text:p>
          </table:table-cell>
          <table:table-cell table:style-name="ce1"/>
          <table:table-cell table:number-columns-repeated="2"/>
          <table:table-cell table:formula="of:=MAX([.T58];[.U58];[.V58])" office:value-type="float" office:value="51.741" calcext:value-type="float">
            <text:p>51,741</text:p>
          </table:table-cell>
          <table:table-cell table:style-name="ce2" office:value-type="float" office:value="142" calcext:value-type="float">
            <text:p>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66" calcext:value-type="float">
            <text:p>4,166</text:p>
          </table:table-cell>
          <table:table-cell office:value-type="float" office:value="5.294" calcext:value-type="float">
            <text:p>5,294</text:p>
          </table:table-cell>
          <table:table-cell office:value-type="float" office:value="6.61" calcext:value-type="float">
            <text:p>6,61</text:p>
          </table:table-cell>
          <table:table-cell office:value-type="float" office:value="8.085" calcext:value-type="float">
            <text:p>8,085</text:p>
          </table:table-cell>
          <table:table-cell office:value-type="float" office:value="9.366" calcext:value-type="float">
            <text:p>9,366</text:p>
          </table:table-cell>
          <table:table-cell office:value-type="float" office:value="10.744" calcext:value-type="float">
            <text:p>10,744</text:p>
          </table:table-cell>
          <table:table-cell office:value-type="float" office:value="15.62" calcext:value-type="float">
            <text:p>15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5" calcext:value-type="float">
            <text:p>0,835</text:p>
          </table:table-cell>
          <table:table-cell office:value-type="float" office:value="0.792" calcext:value-type="float">
            <text:p>0,792</text:p>
          </table:table-cell>
          <table:table-cell office:value-type="float" office:value="0.798" calcext:value-type="float">
            <text:p>0,798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6" calcext:value-type="float">
            <text:p>0,756</text:p>
          </table:table-cell>
          <table:table-cell office:value-type="float" office:value="0.731" calcext:value-type="float">
            <text:p>0,731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9.341" calcext:value-type="float">
            <text:p>39,341</text:p>
          </table:table-cell>
          <table:table-cell office:value-type="float" office:value="8.633" calcext:value-type="float">
            <text:p>8,633</text:p>
          </table:table-cell>
          <table:table-cell office:value-type="float" office:value="52.026" calcext:value-type="float">
            <text:p>52,026</text:p>
          </table:table-cell>
          <table:table-cell table:style-name="ce1"/>
          <table:table-cell table:number-columns-repeated="2"/>
          <table:table-cell table:formula="of:=MAX([.T59];[.U59];[.V59])" office:value-type="float" office:value="52.026" calcext:value-type="float">
            <text:p>52,026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83" calcext:value-type="float">
            <text:p>3,183</text:p>
          </table:table-cell>
          <table:table-cell office:value-type="float" office:value="4.04" calcext:value-type="float">
            <text:p>4,04</text:p>
          </table:table-cell>
          <table:table-cell office:value-type="float" office:value="5.12" calcext:value-type="float">
            <text:p>5,12</text:p>
          </table:table-cell>
          <table:table-cell office:value-type="float" office:value="6.39" calcext:value-type="float">
            <text:p>6,39</text:p>
          </table:table-cell>
          <table:table-cell office:value-type="float" office:value="7.531" calcext:value-type="float">
            <text:p>7,531</text:p>
          </table:table-cell>
          <table:table-cell office:value-type="float" office:value="8.767" calcext:value-type="float">
            <text:p>8,767</text:p>
          </table:table-cell>
          <table:table-cell office:value-type="float" office:value="13.305" calcext:value-type="float">
            <text:p>13,3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,782</text:p>
          </table:table-cell>
          <table:table-cell office:value-type="float" office:value="0.792" calcext:value-type="float">
            <text:p>0,792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8" calcext:value-type="float">
            <text:p>0,858</text:p>
          </table:table-cell>
          <table:table-cell office:value-type="float" office:value="0.85" calcext:value-type="float">
            <text:p>0,85</text:p>
          </table:table-cell>
          <table:table-cell office:value-type="float" office:value="0.871" calcext:value-type="float">
            <text:p>0,871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9.793" calcext:value-type="float">
            <text:p>39,793</text:p>
          </table:table-cell>
          <table:table-cell office:value-type="float" office:value="8.012" calcext:value-type="float">
            <text:p>8,012</text:p>
          </table:table-cell>
          <table:table-cell office:value-type="float" office:value="52.194" calcext:value-type="float">
            <text:p>52,194</text:p>
          </table:table-cell>
          <table:table-cell table:style-name="ce1"/>
          <table:table-cell table:number-columns-repeated="2"/>
          <table:table-cell table:formula="of:=MAX([.T60];[.U60];[.V60])" office:value-type="float" office:value="52.194" calcext:value-type="float">
            <text:p>52,194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82" calcext:value-type="float">
            <text:p>1,982</text:p>
          </table:table-cell>
          <table:table-cell office:value-type="float" office:value="2.604" calcext:value-type="float">
            <text:p>2,604</text:p>
          </table:table-cell>
          <table:table-cell office:value-type="float" office:value="3.438" calcext:value-type="float">
            <text:p>3,438</text:p>
          </table:table-cell>
          <table:table-cell office:value-type="float" office:value="4.449" calcext:value-type="float">
            <text:p>4,449</text:p>
          </table:table-cell>
          <table:table-cell office:value-type="float" office:value="5.497" calcext:value-type="float">
            <text:p>5,497</text:p>
          </table:table-cell>
          <table:table-cell office:value-type="float" office:value="6.622" calcext:value-type="float">
            <text:p>6,622</text:p>
          </table:table-cell>
          <table:table-cell office:value-type="float" office:value="10.931" calcext:value-type="float">
            <text:p>10,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7" calcext:value-type="float">
            <text:p>0,737</text:p>
          </table:table-cell>
          <table:table-cell office:value-type="float" office:value="0.73" calcext:value-type="float">
            <text:p>0,73</text:p>
          </table:table-cell>
          <table:table-cell office:value-type="float" office:value="0.822" calcext:value-type="float">
            <text:p>0,822</text:p>
          </table:table-cell>
          <table:table-cell office:value-type="float" office:value="0.845" calcext:value-type="float">
            <text:p>0,845</text:p>
          </table:table-cell>
          <table:table-cell office:value-type="float" office:value="0.804" calcext:value-type="float">
            <text:p>0,804</text:p>
          </table:table-cell>
          <table:table-cell office:value-type="float" office:value="0.822" calcext:value-type="float">
            <text:p>0,822</text:p>
          </table:table-cell>
          <table:table-cell office:value-type="float" office:value="0.747" calcext:value-type="float">
            <text:p>0,74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9.902" calcext:value-type="float">
            <text:p>39,902</text:p>
          </table:table-cell>
          <table:table-cell office:value-type="float" office:value="7.702" calcext:value-type="float">
            <text:p>7,702</text:p>
          </table:table-cell>
          <table:table-cell office:value-type="float" office:value="52.396" calcext:value-type="float">
            <text:p>52,396</text:p>
          </table:table-cell>
          <table:table-cell table:style-name="ce1"/>
          <table:table-cell table:number-columns-repeated="2"/>
          <table:table-cell table:formula="of:=MAX([.T61];[.U61];[.V61])" office:value-type="float" office:value="52.396" calcext:value-type="float">
            <text:p>52,396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57" calcext:value-type="float">
            <text:p>1,57</text:p>
          </table:table-cell>
          <table:table-cell office:value-type="float" office:value="2.151" calcext:value-type="float">
            <text:p>2,151</text:p>
          </table:table-cell>
          <table:table-cell office:value-type="float" office:value="2.865" calcext:value-type="float">
            <text:p>2,865</text:p>
          </table:table-cell>
          <table:table-cell office:value-type="float" office:value="3.805" calcext:value-type="float">
            <text:p>3,805</text:p>
          </table:table-cell>
          <table:table-cell office:value-type="float" office:value="4.648" calcext:value-type="float">
            <text:p>4,648</text:p>
          </table:table-cell>
          <table:table-cell office:value-type="float" office:value="8.685" calcext:value-type="float">
            <text:p>8,6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,568</text:p>
          </table:table-cell>
          <table:table-cell office:value-type="float" office:value="0.559" calcext:value-type="float">
            <text:p>0,559</text:p>
          </table:table-cell>
          <table:table-cell office:value-type="float" office:value="0.582" calcext:value-type="float">
            <text:p>0,582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 office:value-type="float" office:value="0.662" calcext:value-type="float">
            <text:p>0,662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40.156" calcext:value-type="float">
            <text:p>40,156</text:p>
          </table:table-cell>
          <table:table-cell office:value-type="float" office:value="7.443" calcext:value-type="float">
            <text:p>7,443</text:p>
          </table:table-cell>
          <table:table-cell office:value-type="float" office:value="52.401" calcext:value-type="float">
            <text:p>52,401</text:p>
          </table:table-cell>
          <table:table-cell table:style-name="ce1"/>
          <table:table-cell table:number-columns-repeated="2"/>
          <table:table-cell table:formula="of:=MAX([.T62];[.U62];[.V62])" office:value-type="float" office:value="52.401" calcext:value-type="float">
            <text:p>52,401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71" calcext:value-type="float">
            <text:p>0,71</text:p>
          </table:table-cell>
          <table:table-cell office:value-type="float" office:value="1.072" calcext:value-type="float">
            <text:p>1,072</text:p>
          </table:table-cell>
          <table:table-cell office:value-type="float" office:value="1.555" calcext:value-type="float">
            <text:p>1,555</text:p>
          </table:table-cell>
          <table:table-cell office:value-type="float" office:value="2.333" calcext:value-type="float">
            <text:p>2,333</text:p>
          </table:table-cell>
          <table:table-cell office:value-type="float" office:value="3.026" calcext:value-type="float">
            <text:p>3,026</text:p>
          </table:table-cell>
          <table:table-cell office:value-type="float" office:value="6.692" calcext:value-type="float">
            <text:p>6,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  <table:table-cell office:value-type="float" office:value="0.33" calcext:value-type="float">
            <text:p>0,33</text:p>
          </table:table-cell>
          <table:table-cell office:value-type="float" office:value="0.392" calcext:value-type="float">
            <text:p>0,392</text:p>
          </table:table-cell>
          <table:table-cell office:value-type="float" office:value="0.449" calcext:value-type="float">
            <text:p>0,44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6" calcext:value-type="float">
            <text:p>0,56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40.38" calcext:value-type="float">
            <text:p>40,38</text:p>
          </table:table-cell>
          <table:table-cell office:value-type="float" office:value="7.104" calcext:value-type="float">
            <text:p>7,104</text:p>
          </table:table-cell>
          <table:table-cell office:value-type="float" office:value="52.517" calcext:value-type="float">
            <text:p>52,517</text:p>
          </table:table-cell>
          <table:table-cell table:style-name="ce1"/>
          <table:table-cell table:number-columns-repeated="2"/>
          <table:table-cell table:formula="of:=MAX([.T63];[.U63];[.V63])" office:value-type="float" office:value="52.517" calcext:value-type="float">
            <text:p>52,517</text:p>
          </table:table-cell>
          <table:table-cell table:style-name="ce2"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,161</text:p>
          </table:table-cell>
          <table:table-cell office:value-type="float" office:value="0.249" calcext:value-type="float">
            <text:p>0,249</text:p>
          </table:table-cell>
          <table:table-cell office:value-type="float" office:value="0.417" calcext:value-type="float">
            <text:p>0,417</text:p>
          </table:table-cell>
          <table:table-cell office:value-type="float" office:value="0.669" calcext:value-type="float">
            <text:p>0,669</text:p>
          </table:table-cell>
          <table:table-cell office:value-type="float" office:value="1.202" calcext:value-type="float">
            <text:p>1,202</text:p>
          </table:table-cell>
          <table:table-cell office:value-type="float" office:value="1.685" calcext:value-type="float">
            <text:p>1,685</text:p>
          </table:table-cell>
          <table:table-cell office:value-type="float" office:value="4.771" calcext:value-type="float">
            <text:p>4,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,211</text:p>
          </table:table-cell>
          <table:table-cell office:value-type="float" office:value="0.219" calcext:value-type="float">
            <text:p>0,219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1" calcext:value-type="float">
            <text:p>0,311</text:p>
          </table:table-cell>
          <table:table-cell office:value-type="float" office:value="0.359" calcext:value-type="float">
            <text:p>0,359</text:p>
          </table:table-cell>
          <table:table-cell office:value-type="float" office:value="0.434" calcext:value-type="float">
            <text:p>0,434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40.608" calcext:value-type="float">
            <text:p>40,608</text:p>
          </table:table-cell>
          <table:table-cell office:value-type="float" office:value="6.96" calcext:value-type="float">
            <text:p>6,96</text:p>
          </table:table-cell>
          <table:table-cell office:value-type="float" office:value="52.432" calcext:value-type="float">
            <text:p>52,432</text:p>
          </table:table-cell>
          <table:table-cell table:style-name="ce1"/>
          <table:table-cell table:number-columns-repeated="2"/>
          <table:table-cell table:formula="of:=MAX([.T64];[.U64];[.V64])" office:value-type="float" office:value="52.432" calcext:value-type="float">
            <text:p>52,432</text:p>
          </table:table-cell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82" calcext:value-type="float">
            <text:p>0,082</text:p>
          </table:table-cell>
          <table:table-cell office:value-type="float" office:value="0.139" calcext:value-type="float">
            <text:p>0,139</text:p>
          </table:table-cell>
          <table:table-cell office:value-type="float" office:value="0.223" calcext:value-type="float">
            <text:p>0,223</text:p>
          </table:table-cell>
          <table:table-cell office:value-type="float" office:value="0.512" calcext:value-type="float">
            <text:p>0,512</text:p>
          </table:table-cell>
          <table:table-cell office:value-type="float" office:value="0.719" calcext:value-type="float">
            <text:p>0,719</text:p>
          </table:table-cell>
          <table:table-cell office:value-type="float" office:value="3.015" calcext:value-type="float">
            <text:p>3,0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,102</text:p>
          </table:table-cell>
          <table:table-cell office:value-type="float" office:value="0.128" calcext:value-type="float">
            <text:p>0,128</text:p>
          </table:table-cell>
          <table:table-cell office:value-type="float" office:value="0.168" calcext:value-type="float">
            <text:p>0,168</text:p>
          </table:table-cell>
          <table:table-cell office:value-type="float" office:value="0.206" calcext:value-type="float">
            <text:p>0,206</text:p>
          </table:table-cell>
          <table:table-cell office:value-type="float" office:value="0.291" calcext:value-type="float">
            <text:p>0,291</text:p>
          </table:table-cell>
          <table:table-cell office:value-type="float" office:value="0.359" calcext:value-type="float">
            <text:p>0,359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40.706" calcext:value-type="float">
            <text:p>40,706</text:p>
          </table:table-cell>
          <table:table-cell office:value-type="float" office:value="6.828" calcext:value-type="float">
            <text:p>6,828</text:p>
          </table:table-cell>
          <table:table-cell office:value-type="float" office:value="52.466" calcext:value-type="float">
            <text:p>52,466</text:p>
          </table:table-cell>
          <table:table-cell table:style-name="ce1"/>
          <table:table-cell table:number-columns-repeated="2"/>
          <table:table-cell table:formula="of:=MAX([.T65];[.U65];[.V65])" office:value-type="float" office:value="52.466" calcext:value-type="float">
            <text:p>52,466</text:p>
          </table:table-cell>
          <table:table-cell table:style-name="ce2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" calcext:value-type="float">
            <text:p>0,01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3" calcext:value-type="float">
            <text:p>0,043</text:p>
          </table:table-cell>
          <table:table-cell office:value-type="float" office:value="0.131" calcext:value-type="float">
            <text:p>0,131</text:p>
          </table:table-cell>
          <table:table-cell office:value-type="float" office:value="0.201" calcext:value-type="float">
            <text:p>0,201</text:p>
          </table:table-cell>
          <table:table-cell office:value-type="float" office:value="1.473" calcext:value-type="float">
            <text:p>1,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7" calcext:value-type="float">
            <text:p>0,077</text:p>
          </table:table-cell>
          <table:table-cell office:value-type="float" office:value="0.147" calcext:value-type="float">
            <text:p>0,147</text:p>
          </table:table-cell>
          <table:table-cell office:value-type="float" office:value="0.159" calcext:value-type="float">
            <text:p>0,159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40.886" calcext:value-type="float">
            <text:p>40,886</text:p>
          </table:table-cell>
          <table:table-cell office:value-type="float" office:value="6.646" calcext:value-type="float">
            <text:p>6,646</text:p>
          </table:table-cell>
          <table:table-cell office:value-type="float" office:value="52.468" calcext:value-type="float">
            <text:p>52,468</text:p>
          </table:table-cell>
          <table:table-cell table:style-name="ce1"/>
          <table:table-cell table:number-columns-repeated="2"/>
          <table:table-cell table:formula="of:=MAX([.T66];[.U66];[.V66])" office:value-type="float" office:value="52.468" calcext:value-type="float">
            <text:p>52,468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3" calcext:value-type="float">
            <text:p>0,033</text:p>
          </table:table-cell>
          <table:table-cell office:value-type="float" office:value="0.533" calcext:value-type="float">
            <text:p>0,53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7" calcext:value-type="float">
            <text:p>0,007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9" calcext:value-type="float">
            <text:p>0,039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269" calcext:value-type="float">
            <text:p>20,269</text:p>
          </table:table-cell>
          <table:table-cell office:value-type="float" office:value="15.527" calcext:value-type="float">
            <text:p>15,527</text:p>
          </table:table-cell>
          <table:table-cell office:value-type="float" office:value="19.989" calcext:value-type="float">
            <text:p>19,989</text:p>
          </table:table-cell>
          <table:table-cell office:value-type="float" office:value="17.746" calcext:value-type="float">
            <text:p>17,746</text:p>
          </table:table-cell>
          <table:table-cell office:value-type="float" office:value="26.469" calcext:value-type="float">
            <text:p>26,469</text:p>
          </table:table-cell>
          <table:table-cell/>
          <table:table-cell table:formula="of:=MAX([.W69];[.X69];[.T69];[.U69];[.V69])" office:value-type="float" office:value="26.469" calcext:value-type="float">
            <text:p>26,46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842" calcext:value-type="float">
            <text:p>20,842</text:p>
          </table:table-cell>
          <table:table-cell office:value-type="float" office:value="27.199" calcext:value-type="float">
            <text:p>27,199</text:p>
          </table:table-cell>
          <table:table-cell office:value-type="float" office:value="33.075" calcext:value-type="float">
            <text:p>33,075</text:p>
          </table:table-cell>
          <table:table-cell table:style-name="ce2" office:value-type="float" office:value="37.406" calcext:value-type="float">
            <text:p>37,406</text:p>
          </table:table-cell>
          <table:table-cell office:value-type="float" office:value="41.435" calcext:value-type="float">
            <text:p>41,435</text:p>
          </table:table-cell>
          <table:table-cell office:value-type="float" office:value="47.747" calcext:value-type="float">
            <text:p>47,747</text:p>
          </table:table-cell>
          <table:table-cell office:value-type="float" office:value="55.696" calcext:value-type="float">
            <text:p>55,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,738</text:p>
          </table:table-cell>
          <table:table-cell office:value-type="float" office:value="1.45" calcext:value-type="float">
            <text:p>1,45</text:p>
          </table:table-cell>
          <table:table-cell office:value-type="float" office:value="1.381" calcext:value-type="float">
            <text:p>1,381</text:p>
          </table:table-cell>
          <table:table-cell office:value-type="float" office:value="1.198" calcext:value-type="float">
            <text:p>1,198</text:p>
          </table:table-cell>
          <table:table-cell office:value-type="float" office:value="1.095" calcext:value-type="float">
            <text:p>1,095</text:p>
          </table:table-cell>
          <table:table-cell office:value-type="float" office:value="1.032" calcext:value-type="float">
            <text:p>1,032</text:p>
          </table:table-cell>
          <table:table-cell office:value-type="float" office:value="0.836" calcext:value-type="float">
            <text:p>0,836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0.236" calcext:value-type="float">
            <text:p>20,236</text:p>
          </table:table-cell>
          <table:table-cell office:value-type="float" office:value="14.553" calcext:value-type="float">
            <text:p>14,553</text:p>
          </table:table-cell>
          <table:table-cell office:value-type="float" office:value="18.798" calcext:value-type="float">
            <text:p>18,798</text:p>
          </table:table-cell>
          <table:table-cell office:value-type="float" office:value="17.827" calcext:value-type="float">
            <text:p>17,827</text:p>
          </table:table-cell>
          <table:table-cell office:value-type="float" office:value="28.587" calcext:value-type="float">
            <text:p>28,587</text:p>
          </table:table-cell>
          <table:table-cell/>
          <table:table-cell table:formula="of:=MAX([.W70];[.X70];[.T70];[.U70];[.V70])" office:value-type="float" office:value="28.587" calcext:value-type="float">
            <text:p>28,587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044" calcext:value-type="float">
            <text:p>19,044</text:p>
          </table:table-cell>
          <table:table-cell office:value-type="float" office:value="24.86" calcext:value-type="float">
            <text:p>24,86</text:p>
          </table:table-cell>
          <table:table-cell office:value-type="float" office:value="30.255" calcext:value-type="float">
            <text:p>30,255</text:p>
          </table:table-cell>
          <table:table-cell table:style-name="ce2" office:value-type="float" office:value="34.362" calcext:value-type="float">
            <text:p>34,362</text:p>
          </table:table-cell>
          <table:table-cell office:value-type="float" office:value="38.319" calcext:value-type="float">
            <text:p>38,319</text:p>
          </table:table-cell>
          <table:table-cell office:value-type="float" office:value="44.42" calcext:value-type="float">
            <text:p>44,42</text:p>
          </table:table-cell>
          <table:table-cell office:value-type="float" office:value="52.723" calcext:value-type="float">
            <text:p>52,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,492</text:p>
          </table:table-cell>
          <table:table-cell office:value-type="float" office:value="1.413" calcext:value-type="float">
            <text:p>1,413</text:p>
          </table:table-cell>
          <table:table-cell office:value-type="float" office:value="1.396" calcext:value-type="float">
            <text:p>1,396</text:p>
          </table:table-cell>
          <table:table-cell office:value-type="float" office:value="1.454" calcext:value-type="float">
            <text:p>1,454</text:p>
          </table:table-cell>
          <table:table-cell office:value-type="float" office:value="1.424" calcext:value-type="float">
            <text:p>1,424</text:p>
          </table:table-cell>
          <table:table-cell office:value-type="float" office:value="1.462" calcext:value-type="float">
            <text:p>1,462</text:p>
          </table:table-cell>
          <table:table-cell office:value-type="float" office:value="1.268" calcext:value-type="float">
            <text:p>1,268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941" calcext:value-type="float">
            <text:p>19,941</text:p>
          </table:table-cell>
          <table:table-cell office:value-type="float" office:value="13.48" calcext:value-type="float">
            <text:p>13,48</text:p>
          </table:table-cell>
          <table:table-cell office:value-type="float" office:value="16.85" calcext:value-type="float">
            <text:p>16,85</text:p>
          </table:table-cell>
          <table:table-cell office:value-type="float" office:value="18.413" calcext:value-type="float">
            <text:p>18,413</text:p>
          </table:table-cell>
          <table:table-cell office:value-type="float" office:value="31.316" calcext:value-type="float">
            <text:p>31,316</text:p>
          </table:table-cell>
          <table:table-cell/>
          <table:table-cell table:formula="of:=MAX([.W71];[.X71];[.T71];[.U71];[.V71])" office:value-type="float" office:value="31.316" calcext:value-type="float">
            <text:p>31,31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384" calcext:value-type="float">
            <text:p>17,384</text:p>
          </table:table-cell>
          <table:table-cell office:value-type="float" office:value="22.72" calcext:value-type="float">
            <text:p>22,72</text:p>
          </table:table-cell>
          <table:table-cell office:value-type="float" office:value="27.502" calcext:value-type="float">
            <text:p>27,502</text:p>
          </table:table-cell>
          <table:table-cell table:style-name="ce2" office:value-type="float" office:value="31.136" calcext:value-type="float">
            <text:p>31,136</text:p>
          </table:table-cell>
          <table:table-cell office:value-type="float" office:value="34.876" calcext:value-type="float">
            <text:p>34,876</text:p>
          </table:table-cell>
          <table:table-cell office:value-type="float" office:value="40.566" calcext:value-type="float">
            <text:p>40,566</text:p>
          </table:table-cell>
          <table:table-cell office:value-type="float" office:value="48.81" calcext:value-type="float">
            <text:p>48,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7" calcext:value-type="float">
            <text:p>1,497</text:p>
          </table:table-cell>
          <table:table-cell office:value-type="float" office:value="1.369" calcext:value-type="float">
            <text:p>1,369</text:p>
          </table:table-cell>
          <table:table-cell office:value-type="float" office:value="1.293" calcext:value-type="float">
            <text:p>1,293</text:p>
          </table:table-cell>
          <table:table-cell office:value-type="float" office:value="1.227" calcext:value-type="float">
            <text:p>1,227</text:p>
          </table:table-cell>
          <table:table-cell office:value-type="float" office:value="1.177" calcext:value-type="float">
            <text:p>1,177</text:p>
          </table:table-cell>
          <table:table-cell office:value-type="float" office:value="1.184" calcext:value-type="float">
            <text:p>1,184</text:p>
          </table:table-cell>
          <table:table-cell office:value-type="float" office:value="1.182" calcext:value-type="float">
            <text:p>1,182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9.524" calcext:value-type="float">
            <text:p>19,524</text:p>
          </table:table-cell>
          <table:table-cell office:value-type="float" office:value="13.457" calcext:value-type="float">
            <text:p>13,457</text:p>
          </table:table-cell>
          <table:table-cell office:value-type="float" office:value="14.738" calcext:value-type="float">
            <text:p>14,738</text:p>
          </table:table-cell>
          <table:table-cell office:value-type="float" office:value="19.476" calcext:value-type="float">
            <text:p>19,476</text:p>
          </table:table-cell>
          <table:table-cell office:value-type="float" office:value="32.806" calcext:value-type="float">
            <text:p>32,806</text:p>
          </table:table-cell>
          <table:table-cell/>
          <table:table-cell table:formula="of:=MAX([.W72];[.X72];[.T72];[.U72];[.V72])" office:value-type="float" office:value="32.806" calcext:value-type="float">
            <text:p>32,806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34" calcext:value-type="float">
            <text:p>16,034</text:p>
          </table:table-cell>
          <table:table-cell office:value-type="float" office:value="21.152" calcext:value-type="float">
            <text:p>21,152</text:p>
          </table:table-cell>
          <table:table-cell office:value-type="float" office:value="25.492" calcext:value-type="float">
            <text:p>25,492</text:p>
          </table:table-cell>
          <table:table-cell table:style-name="ce2" office:value-type="float" office:value="28.855" calcext:value-type="float">
            <text:p>28,855</text:p>
          </table:table-cell>
          <table:table-cell office:value-type="float" office:value="32.444" calcext:value-type="float">
            <text:p>32,444</text:p>
          </table:table-cell>
          <table:table-cell office:value-type="float" office:value="37.846" calcext:value-type="float">
            <text:p>37,846</text:p>
          </table:table-cell>
          <table:table-cell office:value-type="float" office:value="45.716" calcext:value-type="float">
            <text:p>45,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,417</text:p>
          </table:table-cell>
          <table:table-cell office:value-type="float" office:value="1.333" calcext:value-type="float">
            <text:p>1,333</text:p>
          </table:table-cell>
          <table:table-cell office:value-type="float" office:value="1.264" calcext:value-type="float">
            <text:p>1,264</text:p>
          </table:table-cell>
          <table:table-cell office:value-type="float" office:value="1.188" calcext:value-type="float">
            <text:p>1,188</text:p>
          </table:table-cell>
          <table:table-cell office:value-type="float" office:value="1.128" calcext:value-type="float">
            <text:p>1,128</text:p>
          </table:table-cell>
          <table:table-cell office:value-type="float" office:value="1.086" calcext:value-type="float">
            <text:p>1,086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8.855" calcext:value-type="float">
            <text:p>18,855</text:p>
          </table:table-cell>
          <table:table-cell office:value-type="float" office:value="14.43" calcext:value-type="float">
            <text:p>14,43</text:p>
          </table:table-cell>
          <table:table-cell office:value-type="float" office:value="12.826" calcext:value-type="float">
            <text:p>12,826</text:p>
          </table:table-cell>
          <table:table-cell office:value-type="float" office:value="20.578" calcext:value-type="float">
            <text:p>20,578</text:p>
          </table:table-cell>
          <table:table-cell office:value-type="float" office:value="33.312" calcext:value-type="float">
            <text:p>33,312</text:p>
          </table:table-cell>
          <table:table-cell/>
          <table:table-cell table:formula="of:=MAX([.W73];[.X73];[.T73];[.U73];[.V73])" office:value-type="float" office:value="33.312" calcext:value-type="float">
            <text:p>33,31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816" calcext:value-type="float">
            <text:p>14,816</text:p>
          </table:table-cell>
          <table:table-cell office:value-type="float" office:value="19.39" calcext:value-type="float">
            <text:p>19,39</text:p>
          </table:table-cell>
          <table:table-cell office:value-type="float" office:value="23.298" calcext:value-type="float">
            <text:p>23,298</text:p>
          </table:table-cell>
          <table:table-cell table:style-name="ce2" office:value-type="float" office:value="26.351" calcext:value-type="float">
            <text:p>26,351</text:p>
          </table:table-cell>
          <table:table-cell office:value-type="float" office:value="29.826" calcext:value-type="float">
            <text:p>29,826</text:p>
          </table:table-cell>
          <table:table-cell office:value-type="float" office:value="35.005" calcext:value-type="float">
            <text:p>35,005</text:p>
          </table:table-cell>
          <table:table-cell office:value-type="float" office:value="42.591" calcext:value-type="float">
            <text:p>42,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67" calcext:value-type="float">
            <text:p>1,367</text:p>
          </table:table-cell>
          <table:table-cell office:value-type="float" office:value="1.348" calcext:value-type="float">
            <text:p>1,348</text:p>
          </table:table-cell>
          <table:table-cell office:value-type="float" office:value="1.338" calcext:value-type="float">
            <text:p>1,338</text:p>
          </table:table-cell>
          <table:table-cell office:value-type="float" office:value="1.289" calcext:value-type="float">
            <text:p>1,289</text:p>
          </table:table-cell>
          <table:table-cell office:value-type="float" office:value="1.208" calcext:value-type="float">
            <text:p>1,208</text:p>
          </table:table-cell>
          <table:table-cell office:value-type="float" office:value="1.152" calcext:value-type="float">
            <text:p>1,152</text:p>
          </table:table-cell>
          <table:table-cell office:value-type="float" office:value="1.084" calcext:value-type="float">
            <text:p>1,084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8.213" calcext:value-type="float">
            <text:p>18,213</text:p>
          </table:table-cell>
          <table:table-cell office:value-type="float" office:value="15.783" calcext:value-type="float">
            <text:p>15,783</text:p>
          </table:table-cell>
          <table:table-cell office:value-type="float" office:value="11.394" calcext:value-type="float">
            <text:p>11,394</text:p>
          </table:table-cell>
          <table:table-cell office:value-type="float" office:value="21.563" calcext:value-type="float">
            <text:p>21,563</text:p>
          </table:table-cell>
          <table:table-cell office:value-type="float" office:value="33.046" calcext:value-type="float">
            <text:p>33,046</text:p>
          </table:table-cell>
          <table:table-cell/>
          <table:table-cell table:formula="of:=MAX([.W74];[.X74];[.T74];[.U74];[.V74])" office:value-type="float" office:value="33.046" calcext:value-type="float">
            <text:p>33,04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68" calcext:value-type="float">
            <text:p>12,68</text:p>
          </table:table-cell>
          <table:table-cell office:value-type="float" office:value="16.828" calcext:value-type="float">
            <text:p>16,828</text:p>
          </table:table-cell>
          <table:table-cell office:value-type="float" office:value="20.353" calcext:value-type="float">
            <text:p>20,353</text:p>
          </table:table-cell>
          <table:table-cell table:style-name="ce2" office:value-type="float" office:value="23.212" calcext:value-type="float">
            <text:p>23,212</text:p>
          </table:table-cell>
          <table:table-cell office:value-type="float" office:value="26.621" calcext:value-type="float">
            <text:p>26,621</text:p>
          </table:table-cell>
          <table:table-cell office:value-type="float" office:value="31.69" calcext:value-type="float">
            <text:p>31,69</text:p>
          </table:table-cell>
          <table:table-cell office:value-type="float" office:value="39.192" calcext:value-type="float">
            <text:p>39,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1" calcext:value-type="float">
            <text:p>1,461</text:p>
          </table:table-cell>
          <table:table-cell office:value-type="float" office:value="1.445" calcext:value-type="float">
            <text:p>1,445</text:p>
          </table:table-cell>
          <table:table-cell office:value-type="float" office:value="1.447" calcext:value-type="float">
            <text:p>1,447</text:p>
          </table:table-cell>
          <table:table-cell office:value-type="float" office:value="1.432" calcext:value-type="float">
            <text:p>1,432</text:p>
          </table:table-cell>
          <table:table-cell office:value-type="float" office:value="1.397" calcext:value-type="float">
            <text:p>1,397</text:p>
          </table:table-cell>
          <table:table-cell office:value-type="float" office:value="1.33" calcext:value-type="float">
            <text:p>1,33</text:p>
          </table:table-cell>
          <table:table-cell office:value-type="float" office:value="1.185" calcext:value-type="float">
            <text:p>1,18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7.731" calcext:value-type="float">
            <text:p>17,731</text:p>
          </table:table-cell>
          <table:table-cell office:value-type="float" office:value="16.981" calcext:value-type="float">
            <text:p>16,981</text:p>
          </table:table-cell>
          <table:table-cell office:value-type="float" office:value="10.455" calcext:value-type="float">
            <text:p>10,455</text:p>
          </table:table-cell>
          <table:table-cell office:value-type="float" office:value="22.292" calcext:value-type="float">
            <text:p>22,292</text:p>
          </table:table-cell>
          <table:table-cell office:value-type="float" office:value="32.541" calcext:value-type="float">
            <text:p>32,541</text:p>
          </table:table-cell>
          <table:table-cell/>
          <table:table-cell table:formula="of:=MAX([.W75];[.X75];[.T75];[.U75];[.V75])" office:value-type="float" office:value="32.541" calcext:value-type="float">
            <text:p>32,54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689" calcext:value-type="float">
            <text:p>10,689</text:p>
          </table:table-cell>
          <table:table-cell office:value-type="float" office:value="14.35" calcext:value-type="float">
            <text:p>14,35</text:p>
          </table:table-cell>
          <table:table-cell office:value-type="float" office:value="17.482" calcext:value-type="float">
            <text:p>17,482</text:p>
          </table:table-cell>
          <table:table-cell table:style-name="ce2" office:value-type="float" office:value="20.181" calcext:value-type="float">
            <text:p>20,181</text:p>
          </table:table-cell>
          <table:table-cell office:value-type="float" office:value="23.423" calcext:value-type="float">
            <text:p>23,423</text:p>
          </table:table-cell>
          <table:table-cell office:value-type="float" office:value="28.286" calcext:value-type="float">
            <text:p>28,286</text:p>
          </table:table-cell>
          <table:table-cell office:value-type="float" office:value="35.956" calcext:value-type="float">
            <text:p>35,9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1" calcext:value-type="float">
            <text:p>1,201</text:p>
          </table:table-cell>
          <table:table-cell office:value-type="float" office:value="1.266" calcext:value-type="float">
            <text:p>1,266</text:p>
          </table:table-cell>
          <table:table-cell office:value-type="float" office:value="1.271" calcext:value-type="float">
            <text:p>1,271</text:p>
          </table:table-cell>
          <table:table-cell office:value-type="float" office:value="1.266" calcext:value-type="float">
            <text:p>1,266</text:p>
          </table:table-cell>
          <table:table-cell office:value-type="float" office:value="1.284" calcext:value-type="float">
            <text:p>1,284</text:p>
          </table:table-cell>
          <table:table-cell office:value-type="float" office:value="1.241" calcext:value-type="float">
            <text:p>1,241</text:p>
          </table:table-cell>
          <table:table-cell office:value-type="float" office:value="1.126" calcext:value-type="float">
            <text:p>1,126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7.254" calcext:value-type="float">
            <text:p>17,254</text:p>
          </table:table-cell>
          <table:table-cell office:value-type="float" office:value="18.147" calcext:value-type="float">
            <text:p>18,147</text:p>
          </table:table-cell>
          <table:table-cell office:value-type="float" office:value="9.712" calcext:value-type="float">
            <text:p>9,712</text:p>
          </table:table-cell>
          <table:table-cell office:value-type="float" office:value="22.973" calcext:value-type="float">
            <text:p>22,973</text:p>
          </table:table-cell>
          <table:table-cell office:value-type="float" office:value="31.914" calcext:value-type="float">
            <text:p>31,914</text:p>
          </table:table-cell>
          <table:table-cell/>
          <table:table-cell table:formula="of:=MAX([.W76];[.X76];[.T76];[.U76];[.V76])" office:value-type="float" office:value="31.914" calcext:value-type="float">
            <text:p>31,91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738" calcext:value-type="float">
            <text:p>8,738</text:p>
          </table:table-cell>
          <table:table-cell office:value-type="float" office:value="11.723" calcext:value-type="float">
            <text:p>11,723</text:p>
          </table:table-cell>
          <table:table-cell office:value-type="float" office:value="14.491" calcext:value-type="float">
            <text:p>14,491</text:p>
          </table:table-cell>
          <table:table-cell table:style-name="ce2" office:value-type="float" office:value="16.953" calcext:value-type="float">
            <text:p>16,953</text:p>
          </table:table-cell>
          <table:table-cell office:value-type="float" office:value="20.018" calcext:value-type="float">
            <text:p>20,018</text:p>
          </table:table-cell>
          <table:table-cell office:value-type="float" office:value="24.748" calcext:value-type="float">
            <text:p>24,748</text:p>
          </table:table-cell>
          <table:table-cell office:value-type="float" office:value="32.56" calcext:value-type="float">
            <text:p>32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01" calcext:value-type="float">
            <text:p>1,301</text:p>
          </table:table-cell>
          <table:table-cell office:value-type="float" office:value="1.376" calcext:value-type="float">
            <text:p>1,376</text:p>
          </table:table-cell>
          <table:table-cell office:value-type="float" office:value="1.377" calcext:value-type="float">
            <text:p>1,377</text:p>
          </table:table-cell>
          <table:table-cell office:value-type="float" office:value="1.35" calcext:value-type="float">
            <text:p>1,35</text:p>
          </table:table-cell>
          <table:table-cell office:value-type="float" office:value="1.332" calcext:value-type="float">
            <text:p>1,332</text:p>
          </table:table-cell>
          <table:table-cell office:value-type="float" office:value="1.284" calcext:value-type="float">
            <text:p>1,284</text:p>
          </table:table-cell>
          <table:table-cell office:value-type="float" office:value="1.033" calcext:value-type="float">
            <text:p>1,033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6.965" calcext:value-type="float">
            <text:p>16,965</text:p>
          </table:table-cell>
          <table:table-cell office:value-type="float" office:value="18.977" calcext:value-type="float">
            <text:p>18,977</text:p>
          </table:table-cell>
          <table:table-cell office:value-type="float" office:value="9.171" calcext:value-type="float">
            <text:p>9,171</text:p>
          </table:table-cell>
          <table:table-cell office:value-type="float" office:value="23.347" calcext:value-type="float">
            <text:p>23,347</text:p>
          </table:table-cell>
          <table:table-cell office:value-type="float" office:value="31.54" calcext:value-type="float">
            <text:p>31,54</text:p>
          </table:table-cell>
          <table:table-cell/>
          <table:table-cell table:formula="of:=MAX([.W77];[.X77];[.T77];[.U77];[.V77])" office:value-type="float" office:value="31.54" calcext:value-type="float">
            <text:p>31,5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88" calcext:value-type="float">
            <text:p>6,688</text:p>
          </table:table-cell>
          <table:table-cell office:value-type="float" office:value="9.307" calcext:value-type="float">
            <text:p>9,307</text:p>
          </table:table-cell>
          <table:table-cell office:value-type="float" office:value="11.686" calcext:value-type="float">
            <text:p>11,686</text:p>
          </table:table-cell>
          <table:table-cell table:style-name="ce2" office:value-type="float" office:value="13.961" calcext:value-type="float">
            <text:p>13,961</text:p>
          </table:table-cell>
          <table:table-cell office:value-type="float" office:value="16.853" calcext:value-type="float">
            <text:p>16,853</text:p>
          </table:table-cell>
          <table:table-cell office:value-type="float" office:value="21.344" calcext:value-type="float">
            <text:p>21,344</text:p>
          </table:table-cell>
          <table:table-cell office:value-type="float" office:value="29.182" calcext:value-type="float">
            <text:p>29,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71" calcext:value-type="float">
            <text:p>1,071</text:p>
          </table:table-cell>
          <table:table-cell office:value-type="float" office:value="1.154" calcext:value-type="float">
            <text:p>1,154</text:p>
          </table:table-cell>
          <table:table-cell office:value-type="float" office:value="1.184" calcext:value-type="float">
            <text:p>1,184</text:p>
          </table:table-cell>
          <table:table-cell office:value-type="float" office:value="1.172" calcext:value-type="float">
            <text:p>1,172</text:p>
          </table:table-cell>
          <table:table-cell office:value-type="float" office:value="1.229" calcext:value-type="float">
            <text:p>1,229</text:p>
          </table:table-cell>
          <table:table-cell office:value-type="float" office:value="1.163" calcext:value-type="float">
            <text:p>1,163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16.817" calcext:value-type="float">
            <text:p>16,817</text:p>
          </table:table-cell>
          <table:table-cell office:value-type="float" office:value="19.868" calcext:value-type="float">
            <text:p>19,868</text:p>
          </table:table-cell>
          <table:table-cell office:value-type="float" office:value="8.763" calcext:value-type="float">
            <text:p>8,763</text:p>
          </table:table-cell>
          <table:table-cell office:value-type="float" office:value="23.571" calcext:value-type="float">
            <text:p>23,571</text:p>
          </table:table-cell>
          <table:table-cell office:value-type="float" office:value="30.981" calcext:value-type="float">
            <text:p>30,981</text:p>
          </table:table-cell>
          <table:table-cell/>
          <table:table-cell table:formula="of:=MAX([.W78];[.X78];[.T78];[.U78];[.V78])" office:value-type="float" office:value="30.981" calcext:value-type="float">
            <text:p>30,9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256" calcext:value-type="float">
            <text:p>5,256</text:p>
          </table:table-cell>
          <table:table-cell office:value-type="float" office:value="7.198" calcext:value-type="float">
            <text:p>7,198</text:p>
          </table:table-cell>
          <table:table-cell office:value-type="float" office:value="9.218" calcext:value-type="float">
            <text:p>9,218</text:p>
          </table:table-cell>
          <table:table-cell table:style-name="ce2" office:value-type="float" office:value="11.236" calcext:value-type="float">
            <text:p>11,236</text:p>
          </table:table-cell>
          <table:table-cell office:value-type="float" office:value="13.882" calcext:value-type="float">
            <text:p>13,882</text:p>
          </table:table-cell>
          <table:table-cell office:value-type="float" office:value="18.105" calcext:value-type="float">
            <text:p>18,105</text:p>
          </table:table-cell>
          <table:table-cell office:value-type="float" office:value="26.111" calcext:value-type="float">
            <text:p>26,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1" calcext:value-type="float">
            <text:p>1,001</text:p>
          </table:table-cell>
          <table:table-cell office:value-type="float" office:value="1.063" calcext:value-type="float">
            <text:p>1,063</text:p>
          </table:table-cell>
          <table:table-cell office:value-type="float" office:value="1.163" calcext:value-type="float">
            <text:p>1,163</text:p>
          </table:table-cell>
          <table:table-cell office:value-type="float" office:value="1.185" calcext:value-type="float">
            <text:p>1,185</text:p>
          </table:table-cell>
          <table:table-cell office:value-type="float" office:value="1.2" calcext:value-type="float">
            <text:p>1,2</text:p>
          </table:table-cell>
          <table:table-cell office:value-type="float" office:value="1.164" calcext:value-type="float">
            <text:p>1,164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16.372" calcext:value-type="float">
            <text:p>16,372</text:p>
          </table:table-cell>
          <table:table-cell office:value-type="float" office:value="20.541" calcext:value-type="float">
            <text:p>20,541</text:p>
          </table:table-cell>
          <table:table-cell office:value-type="float" office:value="8.559" calcext:value-type="float">
            <text:p>8,559</text:p>
          </table:table-cell>
          <table:table-cell office:value-type="float" office:value="23.966" calcext:value-type="float">
            <text:p>23,966</text:p>
          </table:table-cell>
          <table:table-cell office:value-type="float" office:value="30.562" calcext:value-type="float">
            <text:p>30,562</text:p>
          </table:table-cell>
          <table:table-cell/>
          <table:table-cell table:formula="of:=MAX([.W79];[.X79];[.T79];[.U79];[.V79])" office:value-type="float" office:value="30.562" calcext:value-type="float">
            <text:p>30,562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26" calcext:value-type="float">
            <text:p>3,726</text:p>
          </table:table-cell>
          <table:table-cell office:value-type="float" office:value="5.133" calcext:value-type="float">
            <text:p>5,133</text:p>
          </table:table-cell>
          <table:table-cell office:value-type="float" office:value="6.705" calcext:value-type="float">
            <text:p>6,705</text:p>
          </table:table-cell>
          <table:table-cell table:style-name="ce2" office:value-type="float" office:value="8.43" calcext:value-type="float">
            <text:p>8,43</text:p>
          </table:table-cell>
          <table:table-cell office:value-type="float" office:value="10.798" calcext:value-type="float">
            <text:p>10,798</text:p>
          </table:table-cell>
          <table:table-cell office:value-type="float" office:value="14.699" calcext:value-type="float">
            <text:p>14,699</text:p>
          </table:table-cell>
          <table:table-cell office:value-type="float" office:value="22.824" calcext:value-type="float">
            <text:p>22,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7" calcext:value-type="float">
            <text:p>0,837</text:p>
          </table:table-cell>
          <table:table-cell office:value-type="float" office:value="0.982" calcext:value-type="float">
            <text:p>0,982</text:p>
          </table:table-cell>
          <table:table-cell office:value-type="float" office:value="1.021" calcext:value-type="float">
            <text:p>1,021</text:p>
          </table:table-cell>
          <table:table-cell office:value-type="float" office:value="1.075" calcext:value-type="float">
            <text:p>1,075</text:p>
          </table:table-cell>
          <table:table-cell office:value-type="float" office:value="1.122" calcext:value-type="float">
            <text:p>1,122</text:p>
          </table:table-cell>
          <table:table-cell office:value-type="float" office:value="1.155" calcext:value-type="float">
            <text:p>1,155</text:p>
          </table:table-cell>
          <table:table-cell office:value-type="float" office:value="1.059" calcext:value-type="float">
            <text:p>1,059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16.211" calcext:value-type="float">
            <text:p>16,211</text:p>
          </table:table-cell>
          <table:table-cell office:value-type="float" office:value="21.217" calcext:value-type="float">
            <text:p>21,217</text:p>
          </table:table-cell>
          <table:table-cell office:value-type="float" office:value="8.335" calcext:value-type="float">
            <text:p>8,335</text:p>
          </table:table-cell>
          <table:table-cell office:value-type="float" office:value="24.239" calcext:value-type="float">
            <text:p>24,239</text:p>
          </table:table-cell>
          <table:table-cell office:value-type="float" office:value="29.998" calcext:value-type="float">
            <text:p>29,998</text:p>
          </table:table-cell>
          <table:table-cell/>
          <table:table-cell table:formula="of:=MAX([.W80];[.X80];[.T80];[.U80];[.V80])" office:value-type="float" office:value="29.998" calcext:value-type="float">
            <text:p>29,99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82" calcext:value-type="float">
            <text:p>2,482</text:p>
          </table:table-cell>
          <table:table-cell office:value-type="float" office:value="3.456" calcext:value-type="float">
            <text:p>3,456</text:p>
          </table:table-cell>
          <table:table-cell office:value-type="float" office:value="4.659" calcext:value-type="float">
            <text:p>4,659</text:p>
          </table:table-cell>
          <table:table-cell table:style-name="ce2" office:value-type="float" office:value="6.085" calcext:value-type="float">
            <text:p>6,085</text:p>
          </table:table-cell>
          <table:table-cell office:value-type="float" office:value="8.091" calcext:value-type="float">
            <text:p>8,091</text:p>
          </table:table-cell>
          <table:table-cell office:value-type="float" office:value="11.599" calcext:value-type="float">
            <text:p>11,599</text:p>
          </table:table-cell>
          <table:table-cell office:value-type="float" office:value="19.633" calcext:value-type="float">
            <text:p>19,6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,597</text:p>
          </table:table-cell>
          <table:table-cell office:value-type="float" office:value="0.75" calcext:value-type="float">
            <text:p>0,75</text:p>
          </table:table-cell>
          <table:table-cell office:value-type="float" office:value="0.795" calcext:value-type="float">
            <text:p>0,795</text:p>
          </table:table-cell>
          <table:table-cell office:value-type="float" office:value="0.861" calcext:value-type="float">
            <text:p>0,861</text:p>
          </table:table-cell>
          <table:table-cell office:value-type="float" office:value="0.943" calcext:value-type="float">
            <text:p>0,943</text:p>
          </table:table-cell>
          <table:table-cell office:value-type="float" office:value="0.937" calcext:value-type="float">
            <text:p>0,937</text:p>
          </table:table-cell>
          <table:table-cell office:value-type="float" office:value="0.927" calcext:value-type="float">
            <text:p>0,92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15.858" calcext:value-type="float">
            <text:p>15,858</text:p>
          </table:table-cell>
          <table:table-cell office:value-type="float" office:value="22.019" calcext:value-type="float">
            <text:p>22,019</text:p>
          </table:table-cell>
          <table:table-cell office:value-type="float" office:value="8.044" calcext:value-type="float">
            <text:p>8,044</text:p>
          </table:table-cell>
          <table:table-cell office:value-type="float" office:value="24.415" calcext:value-type="float">
            <text:p>24,415</text:p>
          </table:table-cell>
          <table:table-cell office:value-type="float" office:value="29.665" calcext:value-type="float">
            <text:p>29,665</text:p>
          </table:table-cell>
          <table:table-cell/>
          <table:table-cell table:formula="of:=MAX([.W81];[.X81];[.T81];[.U81];[.V81])" office:value-type="float" office:value="29.665" calcext:value-type="float">
            <text:p>29,6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,74</text:p>
          </table:table-cell>
          <table:table-cell office:value-type="float" office:value="2.369" calcext:value-type="float">
            <text:p>2,369</text:p>
          </table:table-cell>
          <table:table-cell office:value-type="float" office:value="3.244" calcext:value-type="float">
            <text:p>3,244</text:p>
          </table:table-cell>
          <table:table-cell table:style-name="ce2" office:value-type="float" office:value="4.405" calcext:value-type="float">
            <text:p>4,405</text:p>
          </table:table-cell>
          <table:table-cell office:value-type="float" office:value="6.096" calcext:value-type="float">
            <text:p>6,096</text:p>
          </table:table-cell>
          <table:table-cell office:value-type="float" office:value="9.082" calcext:value-type="float">
            <text:p>9,082</text:p>
          </table:table-cell>
          <table:table-cell office:value-type="float" office:value="16.876" calcext:value-type="float">
            <text:p>16,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,575</text:p>
          </table:table-cell>
          <table:table-cell office:value-type="float" office:value="0.655" calcext:value-type="float">
            <text:p>0,655</text:p>
          </table:table-cell>
          <table:table-cell office:value-type="float" office:value="0.737" calcext:value-type="float">
            <text:p>0,737</text:p>
          </table:table-cell>
          <table:table-cell office:value-type="float" office:value="0.812" calcext:value-type="float">
            <text:p>0,812</text:p>
          </table:table-cell>
          <table:table-cell office:value-type="float" office:value="0.859" calcext:value-type="float">
            <text:p>0,859</text:p>
          </table:table-cell>
          <table:table-cell office:value-type="float" office:value="0.931" calcext:value-type="float">
            <text:p>0,931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15.77" calcext:value-type="float">
            <text:p>15,77</text:p>
          </table:table-cell>
          <table:table-cell office:value-type="float" office:value="22.451" calcext:value-type="float">
            <text:p>22,451</text:p>
          </table:table-cell>
          <table:table-cell office:value-type="float" office:value="7.827" calcext:value-type="float">
            <text:p>7,827</text:p>
          </table:table-cell>
          <table:table-cell office:value-type="float" office:value="24.646" calcext:value-type="float">
            <text:p>24,646</text:p>
          </table:table-cell>
          <table:table-cell office:value-type="float" office:value="29.307" calcext:value-type="float">
            <text:p>29,307</text:p>
          </table:table-cell>
          <table:table-cell/>
          <table:table-cell table:formula="of:=MAX([.W82];[.X82];[.T82];[.U82];[.V82])" office:value-type="float" office:value="29.307" calcext:value-type="float">
            <text:p>29,30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,18</text:p>
          </table:table-cell>
          <table:table-cell office:value-type="float" office:value="1.575" calcext:value-type="float">
            <text:p>1,575</text:p>
          </table:table-cell>
          <table:table-cell office:value-type="float" office:value="2.168" calcext:value-type="float">
            <text:p>2,168</text:p>
          </table:table-cell>
          <table:table-cell table:style-name="ce2" office:value-type="float" office:value="2.996" calcext:value-type="float">
            <text:p>2,996</text:p>
          </table:table-cell>
          <table:table-cell office:value-type="float" office:value="4.364" calcext:value-type="float">
            <text:p>4,364</text:p>
          </table:table-cell>
          <table:table-cell office:value-type="float" office:value="6.802" calcext:value-type="float">
            <text:p>6,802</text:p>
          </table:table-cell>
          <table:table-cell office:value-type="float" office:value="14.067" calcext:value-type="float">
            <text:p>14,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6" calcext:value-type="float">
            <text:p>0,376</text:p>
          </table:table-cell>
          <table:table-cell office:value-type="float" office:value="0.437" calcext:value-type="float">
            <text:p>0,437</text:p>
          </table:table-cell>
          <table:table-cell office:value-type="float" office:value="0.511" calcext:value-type="float">
            <text:p>0,511</text:p>
          </table:table-cell>
          <table:table-cell office:value-type="float" office:value="0.571" calcext:value-type="float">
            <text:p>0,571</text:p>
          </table:table-cell>
          <table:table-cell office:value-type="float" office:value="0.671" calcext:value-type="float">
            <text:p>0,671</text:p>
          </table:table-cell>
          <table:table-cell office:value-type="float" office:value="0.803" calcext:value-type="float">
            <text:p>0,803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15.487" calcext:value-type="float">
            <text:p>15,487</text:p>
          </table:table-cell>
          <table:table-cell office:value-type="float" office:value="23.062" calcext:value-type="float">
            <text:p>23,062</text:p>
          </table:table-cell>
          <table:table-cell office:value-type="float" office:value="7.766" calcext:value-type="float">
            <text:p>7,766</text:p>
          </table:table-cell>
          <table:table-cell office:value-type="float" office:value="24.803" calcext:value-type="float">
            <text:p>24,803</text:p>
          </table:table-cell>
          <table:table-cell office:value-type="float" office:value="28.883" calcext:value-type="float">
            <text:p>28,883</text:p>
          </table:table-cell>
          <table:table-cell/>
          <table:table-cell table:formula="of:=MAX([.W83];[.X83];[.T83];[.U83];[.V83])" office:value-type="float" office:value="28.883" calcext:value-type="float">
            <text:p>28,88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3" calcext:value-type="float">
            <text:p>0,813</text:p>
          </table:table-cell>
          <table:table-cell office:value-type="float" office:value="0.988" calcext:value-type="float">
            <text:p>0,988</text:p>
          </table:table-cell>
          <table:table-cell office:value-type="float" office:value="1.326" calcext:value-type="float">
            <text:p>1,326</text:p>
          </table:table-cell>
          <table:table-cell table:style-name="ce2" office:value-type="float" office:value="1.901" calcext:value-type="float">
            <text:p>1,901</text:p>
          </table:table-cell>
          <table:table-cell office:value-type="float" office:value="2.925" calcext:value-type="float">
            <text:p>2,925</text:p>
          </table:table-cell>
          <table:table-cell office:value-type="float" office:value="4.843" calcext:value-type="float">
            <text:p>4,843</text:p>
          </table:table-cell>
          <table:table-cell office:value-type="float" office:value="11.551" calcext:value-type="float">
            <text:p>11,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,294</text:p>
          </table:table-cell>
          <table:table-cell office:value-type="float" office:value="0.321" calcext:value-type="float">
            <text:p>0,321</text:p>
          </table:table-cell>
          <table:table-cell office:value-type="float" office:value="0.377" calcext:value-type="float">
            <text:p>0,377</text:p>
          </table:table-cell>
          <table:table-cell office:value-type="float" office:value="0.455" calcext:value-type="float">
            <text:p>0,455</text:p>
          </table:table-cell>
          <table:table-cell office:value-type="float" office:value="0.503" calcext:value-type="float">
            <text:p>0,503</text:p>
          </table:table-cell>
          <table:table-cell office:value-type="float" office:value="0.65" calcext:value-type="float">
            <text:p>0,65</text:p>
          </table:table-cell>
          <table:table-cell office:value-type="float" office:value="0.826" calcext:value-type="float">
            <text:p>0,826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15.32" calcext:value-type="float">
            <text:p>15,32</text:p>
          </table:table-cell>
          <table:table-cell office:value-type="float" office:value="23.703" calcext:value-type="float">
            <text:p>23,703</text:p>
          </table:table-cell>
          <table:table-cell office:value-type="float" office:value="7.599" calcext:value-type="float">
            <text:p>7,599</text:p>
          </table:table-cell>
          <table:table-cell office:value-type="float" office:value="24.992" calcext:value-type="float">
            <text:p>24,992</text:p>
          </table:table-cell>
          <table:table-cell office:value-type="float" office:value="28.387" calcext:value-type="float">
            <text:p>28,387</text:p>
          </table:table-cell>
          <table:table-cell/>
          <table:table-cell table:formula="of:=MAX([.W84];[.X84];[.T84];[.U84];[.V84])" office:value-type="float" office:value="28.387" calcext:value-type="float">
            <text:p>28,38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,685</text:p>
          </table:table-cell>
          <table:table-cell office:value-type="float" office:value="0.775" calcext:value-type="float">
            <text:p>0,775</text:p>
          </table:table-cell>
          <table:table-cell office:value-type="float" office:value="0.953" calcext:value-type="float">
            <text:p>0,953</text:p>
          </table:table-cell>
          <table:table-cell table:style-name="ce2" office:value-type="float" office:value="1.268" calcext:value-type="float">
            <text:p>1,268</text:p>
          </table:table-cell>
          <table:table-cell office:value-type="float" office:value="1.966" calcext:value-type="float">
            <text:p>1,966</text:p>
          </table:table-cell>
          <table:table-cell office:value-type="float" office:value="3.303" calcext:value-type="float">
            <text:p>3,303</text:p>
          </table:table-cell>
          <table:table-cell office:value-type="float" office:value="9.155" calcext:value-type="float">
            <text:p>9,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,164</text:p>
          </table:table-cell>
          <table:table-cell office:value-type="float" office:value="0.201" calcext:value-type="float">
            <text:p>0,201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362" calcext:value-type="float">
            <text:p>0,362</text:p>
          </table:table-cell>
          <table:table-cell office:value-type="float" office:value="0.481" calcext:value-type="float">
            <text:p>0,481</text:p>
          </table:table-cell>
          <table:table-cell office:value-type="float" office:value="0.656" calcext:value-type="float">
            <text:p>0,656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15.354" calcext:value-type="float">
            <text:p>15,354</text:p>
          </table:table-cell>
          <table:table-cell office:value-type="float" office:value="23.999" calcext:value-type="float">
            <text:p>23,999</text:p>
          </table:table-cell>
          <table:table-cell office:value-type="float" office:value="7.444" calcext:value-type="float">
            <text:p>7,444</text:p>
          </table:table-cell>
          <table:table-cell office:value-type="float" office:value="25.076" calcext:value-type="float">
            <text:p>25,076</text:p>
          </table:table-cell>
          <table:table-cell office:value-type="float" office:value="28.127" calcext:value-type="float">
            <text:p>28,127</text:p>
          </table:table-cell>
          <table:table-cell/>
          <table:table-cell table:formula="of:=MAX([.W85];[.X85];[.T85];[.U85];[.V85])" office:value-type="float" office:value="28.127" calcext:value-type="float">
            <text:p>28,12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,569</text:p>
          </table:table-cell>
          <table:table-cell office:value-type="float" office:value="0.609" calcext:value-type="float">
            <text:p>0,609</text:p>
          </table:table-cell>
          <table:table-cell office:value-type="float" office:value="0.686" calcext:value-type="float">
            <text:p>0,686</text:p>
          </table:table-cell>
          <table:table-cell table:style-name="ce2" office:value-type="float" office:value="0.866" calcext:value-type="float">
            <text:p>0,866</text:p>
          </table:table-cell>
          <table:table-cell office:value-type="float" office:value="1.301" calcext:value-type="float">
            <text:p>1,301</text:p>
          </table:table-cell>
          <table:table-cell office:value-type="float" office:value="2.124" calcext:value-type="float">
            <text:p>2,124</text:p>
          </table:table-cell>
          <table:table-cell office:value-type="float" office:value="6.898" calcext:value-type="float">
            <text:p>6,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,058</text:p>
          </table:table-cell>
          <table:table-cell office:value-type="float" office:value="0.078" calcext:value-type="float">
            <text:p>0,078</text:p>
          </table:table-cell>
          <table:table-cell office:value-type="float" office:value="0.103" calcext:value-type="float">
            <text:p>0,103</text:p>
          </table:table-cell>
          <table:table-cell office:value-type="float" office:value="0.152" calcext:value-type="float">
            <text:p>0,152</text:p>
          </table:table-cell>
          <table:table-cell office:value-type="float" office:value="0.21" calcext:value-type="float">
            <text:p>0,21</text:p>
          </table:table-cell>
          <table:table-cell office:value-type="float" office:value="0.335" calcext:value-type="float">
            <text:p>0,335</text:p>
          </table:table-cell>
          <table:table-cell office:value-type="float" office:value="0.632" calcext:value-type="float">
            <text:p>0,632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5.146" calcext:value-type="float">
            <text:p>15,146</text:p>
          </table:table-cell>
          <table:table-cell office:value-type="float" office:value="24.509" calcext:value-type="float">
            <text:p>24,509</text:p>
          </table:table-cell>
          <table:table-cell office:value-type="float" office:value="7.407" calcext:value-type="float">
            <text:p>7,407</text:p>
          </table:table-cell>
          <table:table-cell office:value-type="float" office:value="25.18" calcext:value-type="float">
            <text:p>25,18</text:p>
          </table:table-cell>
          <table:table-cell office:value-type="float" office:value="27.758" calcext:value-type="float">
            <text:p>27,758</text:p>
          </table:table-cell>
          <table:table-cell/>
          <table:table-cell table:formula="of:=MAX([.W86];[.X86];[.T86];[.U86];[.V86])" office:value-type="float" office:value="27.758" calcext:value-type="float">
            <text:p>27,75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,552</text:p>
          </table:table-cell>
          <table:table-cell office:value-type="float" office:value="0.563" calcext:value-type="float">
            <text:p>0,563</text:p>
          </table:table-cell>
          <table:table-cell office:value-type="float" office:value="0.58" calcext:value-type="float">
            <text:p>0,58</text:p>
          </table:table-cell>
          <table:table-cell table:style-name="ce2" office:value-type="float" office:value="0.633" calcext:value-type="float">
            <text:p>0,633</text:p>
          </table:table-cell>
          <table:table-cell office:value-type="float" office:value="0.835" calcext:value-type="float">
            <text:p>0,835</text:p>
          </table:table-cell>
          <table:table-cell office:value-type="float" office:value="1.232" calcext:value-type="float">
            <text:p>1,232</text:p>
          </table:table-cell>
          <table:table-cell office:value-type="float" office:value="4.669" calcext:value-type="float">
            <text:p>4,6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7" calcext:value-type="float">
            <text:p>0,07</text:p>
          </table:table-cell>
          <table:table-cell office:value-type="float" office:value="0.117" calcext:value-type="float">
            <text:p>0,117</text:p>
          </table:table-cell>
          <table:table-cell office:value-type="float" office:value="0.242" calcext:value-type="float">
            <text:p>0,242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5.034" calcext:value-type="float">
            <text:p>15,034</text:p>
          </table:table-cell>
          <table:table-cell office:value-type="float" office:value="24.986" calcext:value-type="float">
            <text:p>24,986</text:p>
          </table:table-cell>
          <table:table-cell office:value-type="float" office:value="7.211" calcext:value-type="float">
            <text:p>7,211</text:p>
          </table:table-cell>
          <table:table-cell office:value-type="float" office:value="25.381" calcext:value-type="float">
            <text:p>25,381</text:p>
          </table:table-cell>
          <table:table-cell office:value-type="float" office:value="27.388" calcext:value-type="float">
            <text:p>27,388</text:p>
          </table:table-cell>
          <table:table-cell/>
          <table:table-cell table:formula="of:=MAX([.W87];[.X87];[.T87];[.U87];[.V87])" office:value-type="float" office:value="27.388" calcext:value-type="float">
            <text:p>27,38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552" calcext:value-type="float">
            <text:p>0,552</text:p>
          </table:table-cell>
          <table:table-cell office:value-type="float" office:value="0.553" calcext:value-type="float">
            <text:p>0,553</text:p>
          </table:table-cell>
          <table:table-cell table:style-name="ce2" office:value-type="float" office:value="0.563" calcext:value-type="float">
            <text:p>0,563</text:p>
          </table:table-cell>
          <table:table-cell office:value-type="float" office:value="0.613" calcext:value-type="float">
            <text:p>0,613</text:p>
          </table:table-cell>
          <table:table-cell office:value-type="float" office:value="0.721" calcext:value-type="float">
            <text:p>0,721</text:p>
          </table:table-cell>
          <table:table-cell office:value-type="float" office:value="2.505" calcext:value-type="float">
            <text:p>2,50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1" calcext:value-type="float">
            <text:p>0,021</text:p>
          </table:table-cell>
          <table:table-cell office:value-type="float" office:value="0.072" calcext:value-type="float">
            <text:p>0,072</text:p>
          </table:table-cell>
          <table:table-cell office:value-type="float" office:value="0.124" calcext:value-type="float">
            <text:p>0,124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4.942" calcext:value-type="float">
            <text:p>14,942</text:p>
          </table:table-cell>
          <table:table-cell office:value-type="float" office:value="25.375" calcext:value-type="float">
            <text:p>25,375</text:p>
          </table:table-cell>
          <table:table-cell office:value-type="float" office:value="7.217" calcext:value-type="float">
            <text:p>7,217</text:p>
          </table:table-cell>
          <table:table-cell office:value-type="float" office:value="25.378" calcext:value-type="float">
            <text:p>25,378</text:p>
          </table:table-cell>
          <table:table-cell office:value-type="float" office:value="27.089" calcext:value-type="float">
            <text:p>27,089</text:p>
          </table:table-cell>
          <table:table-cell/>
          <table:table-cell table:formula="of:=MAX([.W88];[.X88];[.T88];[.U88];[.V88])" office:value-type="float" office:value="27.089" calcext:value-type="float">
            <text:p>27,0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552" calcext:value-type="float">
            <text:p>0,552</text:p>
          </table:table-cell>
          <table:table-cell table:style-name="ce2" office:value-type="float" office:value="0.552" calcext:value-type="float">
            <text:p>0,552</text:p>
          </table:table-cell>
          <table:table-cell table:number-columns-repeated="2" office:value-type="float" office:value="0.552" calcext:value-type="float">
            <text:p>0,552</text:p>
          </table:table-cell>
          <table:table-cell office:value-type="float" office:value="1.055" calcext:value-type="float">
            <text:p>1,055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157" calcext:value-type="float">
            <text:p>0,157</text:p>
          </table:table-cell>
        </table:table-row>
      </table:table>
      <table:table table:name="émotion" table:style-name="ta1">
        <table:shapes>
          <draw:frame draw:z-index="0" draw:style-name="gr1" draw:text-style-name="P1" svg:width="183.86mm" svg:height="103.42mm" svg:x="0mm" svg:y="0mm">
            <draw:object draw:notify-on-update-of-ranges="émotion.R5:émotion.R22 émotion.AC1:émotion.AC1 émotion.AC5:émotion.AC22 émotion.AD1:émotion.AD1 émotion.AD5:émotion.AD22 émotion.AE1:émotion.AE1 émotion.AE5:émotion.AE22 émotion.AF1:émotion.AF1 émotion.AF5:émotion.AF22 émotion.AG1:émotion.AG1 émotion.AG5:émotion.AG22 émotion.AH1:émotion.AH1 émotion.AH5:émotion.AH22 émotion.AI1:émotion.AI1 émotion.AI5:émotion.AI22 émotion.AJ1:émotion.AJ1 émotion.AJ5:émotion.AJ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3.49mm" svg:height="103.21mm" svg:x="184.71mm" svg:y="0mm">
            <draw:object draw:notify-on-update-of-ranges="émotion.R5:émotion.R22 émotion.AL1:émotion.AL1 émotion.AL5:émotion.AL22 émotion.AM1:émotion.AM1 émotion.AM5:émotion.AM22 émotion.AN1:émotion.AN1 émotion.AN5:émotion.AN22 émotion.AO1:émotion.AO1 émotion.AO5:émotion.AO22 émotion.AP1:émotion.AP1 émotion.AP5:émotion.AP22 émotion.AQ1:émotion.AQ1 émotion.AQ5:émotion.AQ22 émotion.AR1:émotion.AR1 émotion.AR5:émotion.AR22 émotion.AS1:émotion.AS1 émotion.AS5:émotion.AS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2.48mm" svg:height="102.64mm" svg:x="0mm" svg:y="104.43mm">
            <draw:object draw:notify-on-update-of-ranges="émotion.R25:émotion.R44 émotion.AC1:émotion.AC1 émotion.AC25:émotion.AC44 émotion.AD1:émotion.AD1 émotion.AD25:émotion.AD44 émotion.AE1:émotion.AE1 émotion.AE25:émotion.AE44 émotion.AF1:émotion.AF1 émotion.AF25:émotion.AF44 émotion.AG1:émotion.AG1 émotion.AG25:émotion.AG44 émotion.AH1:émotion.AH1 émotion.AH25:émotion.AH44 émotion.AI1:émotion.AI1 émotion.AI25:émotion.AI44 émotion.AJ1:émotion.AJ1 émotion.AJ25:émotion.A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82.3mm" svg:height="102.54mm" svg:x="184.91mm" svg:y="104.85mm">
            <draw:object draw:notify-on-update-of-ranges="émotion.R25:émotion.R44 émotion.AL1:émotion.AL1 émotion.AL25:émotion.AL44 émotion.AM1:émotion.AM1 émotion.AM25:émotion.AM44 émotion.AN1:émotion.AN1 émotion.AN25:émotion.AN44 émotion.AO1:émotion.AO1 émotion.AO25:émotion.AO44 émotion.AP1:émotion.AP1 émotion.AP25:émotion.AP44 émotion.AQ1:émotion.AQ1 émotion.AQ25:émotion.AQ44 émotion.AR1:émotion.AR1 émotion.AR25:émotion.AR44 émotion.AS1:émotion.AS1 émotion.AS25:émotion.AS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182.33mm" svg:height="102.56mm" svg:x="0mm" svg:y="208.49mm">
            <draw:object draw:notify-on-update-of-ranges="émotion.R49:émotion.R66 émotion.AC1:émotion.AC1 émotion.AC49:émotion.AC66 émotion.AD1:émotion.AD1 émotion.AD49:émotion.AD66 émotion.AE1:émotion.AE1 émotion.AE49:émotion.AE66 émotion.AF1:émotion.AF1 émotion.AF49:émotion.AF66 émotion.AG1:émotion.AG1 émotion.AG49:émotion.AG66 émotion.AH1:émotion.AH1 émotion.AH49:émotion.AH66 émotion.AI1:émotion.AI1 émotion.AI49:émotion.AI66 émotion.AJ1:émotion.AJ1 émotion.AJ49:émotion.AJ6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5" draw:style-name="gr1" draw:text-style-name="P1" svg:width="182.72mm" svg:height="102.78mm" svg:x="183.85mm" svg:y="208.5mm">
            <draw:object draw:notify-on-update-of-ranges="émotion.R49:émotion.R66 émotion.AL1:émotion.AL1 émotion.AL49:émotion.AL66 émotion.AM1:émotion.AM1 émotion.AM49:émotion.AM66 émotion.AN1:émotion.AN1 émotion.AN49:émotion.AN66 émotion.AO1:émotion.AO1 émotion.AO49:émotion.AO66 émotion.AP1:émotion.AP1 émotion.AP49:émotion.AP66 émotion.AQ1:émotion.AQ1 émotion.AQ49:émotion.AQ66 émotion.AR1:émotion.AR1 émotion.AR49:émotion.AR66 émotion.AS1:émotion.AS1 émotion.AS49:émotion.AS6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6" draw:style-name="gr1" draw:text-style-name="P1" svg:width="182.33mm" svg:height="102.56mm" svg:x="0mm" svg:y="311.92mm">
            <draw:object draw:notify-on-update-of-ranges="émotion.R69:émotion.R88 émotion.AC1:émotion.AC1 émotion.AC69:émotion.AC88 émotion.AD1:émotion.AD1 émotion.AD69:émotion.AD88 émotion.AE1:émotion.AE1 émotion.AE69:émotion.AE88 émotion.AF1:émotion.AF1 émotion.AF69:émotion.AF88 émotion.AG1:émotion.AG1 émotion.AG69:émotion.AG88 émotion.AH1:émotion.AH1 émotion.AH69:émotion.AH88 émotion.AI1:émotion.AI1 émotion.AI69:émotion.AI88 émotion.AJ1:émotion.AJ1 émotion.AJ69:émotion.AJ88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7" draw:style-name="gr1" draw:text-style-name="P1" svg:width="182.87mm" svg:height="102.86mm" svg:x="182.14mm" svg:y="311.49mm">
            <draw:object draw:notify-on-update-of-ranges="émotion.R69:émotion.R88 émotion.AL1:émotion.AL1 émotion.AL69:émotion.AL88 émotion.AM1:émotion.AM1 émotion.AM69:émotion.AM88 émotion.AN1:émotion.AN1 émotion.AN69:émotion.AN88 émotion.AO1:émotion.AO1 émotion.AO69:émotion.AO88 émotion.AP1:émotion.AP1 émotion.AP69:émotion.AP88 émotion.AQ1:émotion.AQ1 émotion.AQ69:émotion.AQ88 émotion.AR1:émotion.AR1 émotion.AR69:émotion.AR88 émotion.AS1:émotion.AS1 émotion.AS69:émotion.AS88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 office:value-type="string" calcext:value-type="string">
            <text:p>prévalence 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6.44" calcext:value-type="float">
            <text:p>36,44</text:p>
          </table:table-cell>
          <table:table-cell office:value-type="float" office:value="30.677" calcext:value-type="float">
            <text:p>30,677</text:p>
          </table:table-cell>
          <table:table-cell office:value-type="float" office:value="32.884" calcext:value-type="float">
            <text:p>32,884</text:p>
          </table:table-cell>
          <table:table-cell table:style-name="ce1"/>
          <table:table-cell table:number-columns-repeated="2"/>
          <table:table-cell table:formula="of:=MAX([.T5];[.U5];[.V5])" office:value-type="float" office:value="36.44" calcext:value-type="float">
            <text:p>36,44</text:p>
          </table:table-cell>
          <table:table-cell table:style-name="ce2"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098" calcext:value-type="float">
            <text:p>13,098</text:p>
          </table:table-cell>
          <table:table-cell office:value-type="float" office:value="16.031" calcext:value-type="float">
            <text:p>16,031</text:p>
          </table:table-cell>
          <table:table-cell office:value-type="float" office:value="20.652" calcext:value-type="float">
            <text:p>20,652</text:p>
          </table:table-cell>
          <table:table-cell office:value-type="float" office:value="23.975" calcext:value-type="float">
            <text:p>23,975</text:p>
          </table:table-cell>
          <table:table-cell office:value-type="float" office:value="27.838" calcext:value-type="float">
            <text:p>27,838</text:p>
          </table:table-cell>
          <table:table-cell office:value-type="float" office:value="31.013" calcext:value-type="float">
            <text:p>31,013</text:p>
          </table:table-cell>
          <table:table-cell office:value-type="float" office:value="39.439" calcext:value-type="float">
            <text:p>39,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2" calcext:value-type="float">
            <text:p>1,432</text:p>
          </table:table-cell>
          <table:table-cell office:value-type="float" office:value="1.165" calcext:value-type="float">
            <text:p>1,165</text:p>
          </table:table-cell>
          <table:table-cell office:value-type="float" office:value="1.276" calcext:value-type="float">
            <text:p>1,276</text:p>
          </table:table-cell>
          <table:table-cell office:value-type="float" office:value="0.987" calcext:value-type="float">
            <text:p>0,987</text:p>
          </table:table-cell>
          <table:table-cell office:value-type="float" office:value="1.057" calcext:value-type="float">
            <text:p>1,057</text:p>
          </table:table-cell>
          <table:table-cell office:value-type="float" office:value="0.789" calcext:value-type="float">
            <text:p>0,789</text:p>
          </table:table-cell>
          <table:table-cell office:value-type="float" office:value="0.739" calcext:value-type="float">
            <text:p>0,73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5.462" calcext:value-type="float">
            <text:p>35,462</text:p>
          </table:table-cell>
          <table:table-cell office:value-type="float" office:value="31.707" calcext:value-type="float">
            <text:p>31,707</text:p>
          </table:table-cell>
          <table:table-cell office:value-type="float" office:value="32.831" calcext:value-type="float">
            <text:p>32,831</text:p>
          </table:table-cell>
          <table:table-cell table:style-name="ce1"/>
          <table:table-cell table:number-columns-repeated="2"/>
          <table:table-cell table:formula="of:=MAX([.T6];[.U6];[.V6])" office:value-type="float" office:value="35.462" calcext:value-type="float">
            <text:p>35,462</text:p>
          </table:table-cell>
          <table:table-cell table:style-name="ce2" office:value-type="float" office:value="701" calcext:value-type="float">
            <text:p>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31" calcext:value-type="float">
            <text:p>12,331</text:p>
          </table:table-cell>
          <table:table-cell office:value-type="float" office:value="14.901" calcext:value-type="float">
            <text:p>14,901</text:p>
          </table:table-cell>
          <table:table-cell office:value-type="float" office:value="19.256" calcext:value-type="float">
            <text:p>19,256</text:p>
          </table:table-cell>
          <table:table-cell office:value-type="float" office:value="22.424" calcext:value-type="float">
            <text:p>22,424</text:p>
          </table:table-cell>
          <table:table-cell office:value-type="float" office:value="26.285" calcext:value-type="float">
            <text:p>26,285</text:p>
          </table:table-cell>
          <table:table-cell office:value-type="float" office:value="29.31" calcext:value-type="float">
            <text:p>29,31</text:p>
          </table:table-cell>
          <table:table-cell office:value-type="float" office:value="37.698" calcext:value-type="float">
            <text:p>37,6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,479</text:p>
          </table:table-cell>
          <table:table-cell office:value-type="float" office:value="1.294" calcext:value-type="float">
            <text:p>1,294</text:p>
          </table:table-cell>
          <table:table-cell office:value-type="float" office:value="1.388" calcext:value-type="float">
            <text:p>1,388</text:p>
          </table:table-cell>
          <table:table-cell office:value-type="float" office:value="1.19" calcext:value-type="float">
            <text:p>1,19</text:p>
          </table:table-cell>
          <table:table-cell office:value-type="float" office:value="1.252" calcext:value-type="float">
            <text:p>1,252</text:p>
          </table:table-cell>
          <table:table-cell office:value-type="float" office:value="1.05" calcext:value-type="float">
            <text:p>1,05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745" calcext:value-type="float">
            <text:p>30,745</text:p>
          </table:table-cell>
          <table:table-cell office:value-type="float" office:value="36.595" calcext:value-type="float">
            <text:p>36,595</text:p>
          </table:table-cell>
          <table:table-cell office:value-type="float" office:value="32.659" calcext:value-type="float">
            <text:p>32,659</text:p>
          </table:table-cell>
          <table:table-cell table:style-name="ce1"/>
          <table:table-cell table:number-columns-repeated="2"/>
          <table:table-cell table:formula="of:=MAX([.T7];[.U7];[.V7])" office:value-type="float" office:value="36.595" calcext:value-type="float">
            <text:p>36,595</text:p>
          </table:table-cell>
          <table:table-cell table:style-name="ce2" office:value-type="float" office:value="214" calcext:value-type="float">
            <text:p>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59" calcext:value-type="float">
            <text:p>10,559</text:p>
          </table:table-cell>
          <table:table-cell office:value-type="float" office:value="13.134" calcext:value-type="float">
            <text:p>13,134</text:p>
          </table:table-cell>
          <table:table-cell office:value-type="float" office:value="16.487" calcext:value-type="float">
            <text:p>16,487</text:p>
          </table:table-cell>
          <table:table-cell office:value-type="float" office:value="20.13" calcext:value-type="float">
            <text:p>20,13</text:p>
          </table:table-cell>
          <table:table-cell office:value-type="float" office:value="23.18" calcext:value-type="float">
            <text:p>23,18</text:p>
          </table:table-cell>
          <table:table-cell office:value-type="float" office:value="26.461" calcext:value-type="float">
            <text:p>26,461</text:p>
          </table:table-cell>
          <table:table-cell office:value-type="float" office:value="34.967" calcext:value-type="float">
            <text:p>34,9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17" calcext:value-type="float">
            <text:p>1,417</text:p>
          </table:table-cell>
          <table:table-cell office:value-type="float" office:value="1.307" calcext:value-type="float">
            <text:p>1,307</text:p>
          </table:table-cell>
          <table:table-cell office:value-type="float" office:value="1.352" calcext:value-type="float">
            <text:p>1,352</text:p>
          </table:table-cell>
          <table:table-cell office:value-type="float" office:value="1.261" calcext:value-type="float">
            <text:p>1,261</text:p>
          </table:table-cell>
          <table:table-cell office:value-type="float" office:value="1.314" calcext:value-type="float">
            <text:p>1,314</text:p>
          </table:table-cell>
          <table:table-cell office:value-type="float" office:value="1.169" calcext:value-type="float">
            <text:p>1,169</text:p>
          </table:table-cell>
          <table:table-cell office:value-type="float" office:value="1.088" calcext:value-type="float">
            <text:p>1,08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8.388" calcext:value-type="float">
            <text:p>28,388</text:p>
          </table:table-cell>
          <table:table-cell office:value-type="float" office:value="39.184" calcext:value-type="float">
            <text:p>39,184</text:p>
          </table:table-cell>
          <table:table-cell office:value-type="float" office:value="32.429" calcext:value-type="float">
            <text:p>32,429</text:p>
          </table:table-cell>
          <table:table-cell table:style-name="ce1"/>
          <table:table-cell table:number-columns-repeated="2"/>
          <table:table-cell table:formula="of:=MAX([.T8];[.U8];[.V8])" office:value-type="float" office:value="39.184" calcext:value-type="float">
            <text:p>39,184</text:p>
          </table:table-cell>
          <table:table-cell table:style-name="ce2" office:value-type="float" office:value="149" calcext:value-type="float">
            <text:p>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791" calcext:value-type="float">
            <text:p>8,791</text:p>
          </table:table-cell>
          <table:table-cell office:value-type="float" office:value="11.064" calcext:value-type="float">
            <text:p>11,064</text:p>
          </table:table-cell>
          <table:table-cell office:value-type="float" office:value="13.989" calcext:value-type="float">
            <text:p>13,989</text:p>
          </table:table-cell>
          <table:table-cell office:value-type="float" office:value="17.326" calcext:value-type="float">
            <text:p>17,326</text:p>
          </table:table-cell>
          <table:table-cell office:value-type="float" office:value="20.18" calcext:value-type="float">
            <text:p>20,18</text:p>
          </table:table-cell>
          <table:table-cell office:value-type="float" office:value="23.342" calcext:value-type="float">
            <text:p>23,342</text:p>
          </table:table-cell>
          <table:table-cell office:value-type="float" office:value="31.953" calcext:value-type="float">
            <text:p>31,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75" calcext:value-type="float">
            <text:p>1,575</text:p>
          </table:table-cell>
          <table:table-cell office:value-type="float" office:value="1.511" calcext:value-type="float">
            <text:p>1,511</text:p>
          </table:table-cell>
          <table:table-cell office:value-type="float" office:value="1.61" calcext:value-type="float">
            <text:p>1,61</text:p>
          </table:table-cell>
          <table:table-cell office:value-type="float" office:value="1.545" calcext:value-type="float">
            <text:p>1,545</text:p>
          </table:table-cell>
          <table:table-cell office:value-type="float" office:value="1.489" calcext:value-type="float">
            <text:p>1,489</text:p>
          </table:table-cell>
          <table:table-cell office:value-type="float" office:value="1.373" calcext:value-type="float">
            <text:p>1,373</text:p>
          </table:table-cell>
          <table:table-cell office:value-type="float" office:value="1.135" calcext:value-type="float">
            <text:p>1,13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7.025" calcext:value-type="float">
            <text:p>27,025</text:p>
          </table:table-cell>
          <table:table-cell office:value-type="float" office:value="40.633" calcext:value-type="float">
            <text:p>40,633</text:p>
          </table:table-cell>
          <table:table-cell office:value-type="float" office:value="32.341" calcext:value-type="float">
            <text:p>32,341</text:p>
          </table:table-cell>
          <table:table-cell table:style-name="ce1"/>
          <table:table-cell table:number-columns-repeated="2"/>
          <table:table-cell table:formula="of:=MAX([.T9];[.U9];[.V9])" office:value-type="float" office:value="40.633" calcext:value-type="float">
            <text:p>40,633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71" calcext:value-type="float">
            <text:p>6,971</text:p>
          </table:table-cell>
          <table:table-cell office:value-type="float" office:value="8.917" calcext:value-type="float">
            <text:p>8,917</text:p>
          </table:table-cell>
          <table:table-cell office:value-type="float" office:value="11.48" calcext:value-type="float">
            <text:p>11,48</text:p>
          </table:table-cell>
          <table:table-cell office:value-type="float" office:value="14.43" calcext:value-type="float">
            <text:p>14,43</text:p>
          </table:table-cell>
          <table:table-cell office:value-type="float" office:value="17.195" calcext:value-type="float">
            <text:p>17,195</text:p>
          </table:table-cell>
          <table:table-cell office:value-type="float" office:value="20.145" calcext:value-type="float">
            <text:p>20,145</text:p>
          </table:table-cell>
          <table:table-cell office:value-type="float" office:value="28.858" calcext:value-type="float">
            <text:p>28,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2" calcext:value-type="float">
            <text:p>1,382</text:p>
          </table:table-cell>
          <table:table-cell office:value-type="float" office:value="1.319" calcext:value-type="float">
            <text:p>1,319</text:p>
          </table:table-cell>
          <table:table-cell office:value-type="float" office:value="1.384" calcext:value-type="float">
            <text:p>1,384</text:p>
          </table:table-cell>
          <table:table-cell office:value-type="float" office:value="1.416" calcext:value-type="float">
            <text:p>1,416</text:p>
          </table:table-cell>
          <table:table-cell office:value-type="float" office:value="1.364" calcext:value-type="float">
            <text:p>1,364</text:p>
          </table:table-cell>
          <table:table-cell office:value-type="float" office:value="1.346" calcext:value-type="float">
            <text:p>1,346</text:p>
          </table:table-cell>
          <table:table-cell office:value-type="float" office:value="1.077" calcext:value-type="float">
            <text:p>1,07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5.806" calcext:value-type="float">
            <text:p>25,806</text:p>
          </table:table-cell>
          <table:table-cell office:value-type="float" office:value="41.933" calcext:value-type="float">
            <text:p>41,933</text:p>
          </table:table-cell>
          <table:table-cell office:value-type="float" office:value="32.261" calcext:value-type="float">
            <text:p>32,261</text:p>
          </table:table-cell>
          <table:table-cell table:style-name="ce1"/>
          <table:table-cell table:number-columns-repeated="2"/>
          <table:table-cell table:formula="of:=MAX([.T10];[.U10];[.V10])" office:value-type="float" office:value="41.933" calcext:value-type="float">
            <text:p>41,933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314" calcext:value-type="float">
            <text:p>5,314</text:p>
          </table:table-cell>
          <table:table-cell office:value-type="float" office:value="6.973" calcext:value-type="float">
            <text:p>6,973</text:p>
          </table:table-cell>
          <table:table-cell office:value-type="float" office:value="9.086" calcext:value-type="float">
            <text:p>9,086</text:p>
          </table:table-cell>
          <table:table-cell office:value-type="float" office:value="11.594" calcext:value-type="float">
            <text:p>11,594</text:p>
          </table:table-cell>
          <table:table-cell office:value-type="float" office:value="14.269" calcext:value-type="float">
            <text:p>14,269</text:p>
          </table:table-cell>
          <table:table-cell office:value-type="float" office:value="16.99" calcext:value-type="float">
            <text:p>16,99</text:p>
          </table:table-cell>
          <table:table-cell office:value-type="float" office:value="25.794" calcext:value-type="float">
            <text:p>25,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6" calcext:value-type="float">
            <text:p>1,156</text:p>
          </table:table-cell>
          <table:table-cell office:value-type="float" office:value="1.152" calcext:value-type="float">
            <text:p>1,152</text:p>
          </table:table-cell>
          <table:table-cell office:value-type="float" office:value="1.215" calcext:value-type="float">
            <text:p>1,215</text:p>
          </table:table-cell>
          <table:table-cell office:value-type="float" office:value="1.196" calcext:value-type="float">
            <text:p>1,196</text:p>
          </table:table-cell>
          <table:table-cell office:value-type="float" office:value="1.165" calcext:value-type="float">
            <text:p>1,165</text:p>
          </table:table-cell>
          <table:table-cell office:value-type="float" office:value="1.128" calcext:value-type="float">
            <text:p>1,128</text:p>
          </table:table-cell>
          <table:table-cell office:value-type="float" office:value="1.044" calcext:value-type="float">
            <text:p>1,04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4.791" calcext:value-type="float">
            <text:p>24,791</text:p>
          </table:table-cell>
          <table:table-cell office:value-type="float" office:value="43.126" calcext:value-type="float">
            <text:p>43,126</text:p>
          </table:table-cell>
          <table:table-cell office:value-type="float" office:value="32.083" calcext:value-type="float">
            <text:p>32,083</text:p>
          </table:table-cell>
          <table:table-cell table:style-name="ce1"/>
          <table:table-cell table:number-columns-repeated="2"/>
          <table:table-cell table:formula="of:=MAX([.T11];[.U11];[.V11])" office:value-type="float" office:value="43.126" calcext:value-type="float">
            <text:p>43,126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11" calcext:value-type="float">
            <text:p>3,911</text:p>
          </table:table-cell>
          <table:table-cell office:value-type="float" office:value="5.094" calcext:value-type="float">
            <text:p>5,094</text:p>
          </table:table-cell>
          <table:table-cell office:value-type="float" office:value="6.831" calcext:value-type="float">
            <text:p>6,831</text:p>
          </table:table-cell>
          <table:table-cell office:value-type="float" office:value="8.913" calcext:value-type="float">
            <text:p>8,913</text:p>
          </table:table-cell>
          <table:table-cell office:value-type="float" office:value="11.472" calcext:value-type="float">
            <text:p>11,472</text:p>
          </table:table-cell>
          <table:table-cell office:value-type="float" office:value="13.896" calcext:value-type="float">
            <text:p>13,896</text:p>
          </table:table-cell>
          <table:table-cell office:value-type="float" office:value="22.779" calcext:value-type="float">
            <text:p>22,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office:value-type="float" office:value="1.012" calcext:value-type="float">
            <text:p>1,012</text:p>
          </table:table-cell>
          <table:table-cell office:value-type="float" office:value="1.099" calcext:value-type="float">
            <text:p>1,099</text:p>
          </table:table-cell>
          <table:table-cell office:value-type="float" office:value="1.072" calcext:value-type="float">
            <text:p>1,072</text:p>
          </table:table-cell>
          <table:table-cell office:value-type="float" office:value="1.097" calcext:value-type="float">
            <text:p>1,097</text:p>
          </table:table-cell>
          <table:table-cell office:value-type="float" office:value="1.072" calcext:value-type="float">
            <text:p>1,072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4.028" calcext:value-type="float">
            <text:p>24,028</text:p>
          </table:table-cell>
          <table:table-cell office:value-type="float" office:value="44.12" calcext:value-type="float">
            <text:p>44,12</text:p>
          </table:table-cell>
          <table:table-cell office:value-type="float" office:value="31.852" calcext:value-type="float">
            <text:p>31,852</text:p>
          </table:table-cell>
          <table:table-cell table:style-name="ce1"/>
          <table:table-cell table:number-columns-repeated="2"/>
          <table:table-cell table:formula="of:=MAX([.T12];[.U12];[.V12])" office:value-type="float" office:value="44.12" calcext:value-type="float">
            <text:p>44,12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822" calcext:value-type="float">
            <text:p>2,822</text:p>
          </table:table-cell>
          <table:table-cell office:value-type="float" office:value="3.783" calcext:value-type="float">
            <text:p>3,783</text:p>
          </table:table-cell>
          <table:table-cell office:value-type="float" office:value="5.215" calcext:value-type="float">
            <text:p>5,215</text:p>
          </table:table-cell>
          <table:table-cell office:value-type="float" office:value="6.956" calcext:value-type="float">
            <text:p>6,956</text:p>
          </table:table-cell>
          <table:table-cell office:value-type="float" office:value="9.234" calcext:value-type="float">
            <text:p>9,234</text:p>
          </table:table-cell>
          <table:table-cell office:value-type="float" office:value="11.479" calcext:value-type="float">
            <text:p>11,479</text:p>
          </table:table-cell>
          <table:table-cell office:value-type="float" office:value="20.159" calcext:value-type="float">
            <text:p>20,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19" calcext:value-type="float">
            <text:p>0,819</text:p>
          </table:table-cell>
          <table:table-cell office:value-type="float" office:value="0.853" calcext:value-type="float">
            <text:p>0,853</text:p>
          </table:table-cell>
          <table:table-cell office:value-type="float" office:value="0.909" calcext:value-type="float">
            <text:p>0,909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9" calcext:value-type="float">
            <text:p>0,919</text:p>
          </table:table-cell>
          <table:table-cell office:value-type="float" office:value="0.885" calcext:value-type="float">
            <text:p>0,885</text:p>
          </table:table-cell>
          <table:table-cell office:value-type="float" office:value="0.788" calcext:value-type="float">
            <text:p>0,788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3.31" calcext:value-type="float">
            <text:p>23,31</text:p>
          </table:table-cell>
          <table:table-cell office:value-type="float" office:value="44.909" calcext:value-type="float">
            <text:p>44,909</text:p>
          </table:table-cell>
          <table:table-cell office:value-type="float" office:value="31.781" calcext:value-type="float">
            <text:p>31,781</text:p>
          </table:table-cell>
          <table:table-cell table:style-name="ce1"/>
          <table:table-cell table:number-columns-repeated="2"/>
          <table:table-cell table:formula="of:=MAX([.T13];[.U13];[.V13])" office:value-type="float" office:value="44.909" calcext:value-type="float">
            <text:p>44,909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03" calcext:value-type="float">
            <text:p>1,903</text:p>
          </table:table-cell>
          <table:table-cell office:value-type="float" office:value="2.679" calcext:value-type="float">
            <text:p>2,679</text:p>
          </table:table-cell>
          <table:table-cell office:value-type="float" office:value="3.85" calcext:value-type="float">
            <text:p>3,85</text:p>
          </table:table-cell>
          <table:table-cell office:value-type="float" office:value="5.289" calcext:value-type="float">
            <text:p>5,289</text:p>
          </table:table-cell>
          <table:table-cell office:value-type="float" office:value="7.383" calcext:value-type="float">
            <text:p>7,383</text:p>
          </table:table-cell>
          <table:table-cell office:value-type="float" office:value="9.337" calcext:value-type="float">
            <text:p>9,337</text:p>
          </table:table-cell>
          <table:table-cell office:value-type="float" office:value="17.784" calcext:value-type="float">
            <text:p>17,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71" calcext:value-type="float">
            <text:p>0,771</text:p>
          </table:table-cell>
          <table:table-cell office:value-type="float" office:value="0.821" calcext:value-type="float">
            <text:p>0,821</text:p>
          </table:table-cell>
          <table:table-cell office:value-type="float" office:value="0.923" calcext:value-type="float">
            <text:p>0,923</text:p>
          </table:table-cell>
          <table:table-cell office:value-type="float" office:value="0.935" calcext:value-type="float">
            <text:p>0,935</text:p>
          </table:table-cell>
          <table:table-cell office:value-type="float" office:value="0.994" calcext:value-type="float">
            <text:p>0,994</text:p>
          </table:table-cell>
          <table:table-cell office:value-type="float" office:value="0.987" calcext:value-type="float">
            <text:p>0,987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2.922" calcext:value-type="float">
            <text:p>22,922</text:p>
          </table:table-cell>
          <table:table-cell office:value-type="float" office:value="45.369" calcext:value-type="float">
            <text:p>45,369</text:p>
          </table:table-cell>
          <table:table-cell office:value-type="float" office:value="31.709" calcext:value-type="float">
            <text:p>31,709</text:p>
          </table:table-cell>
          <table:table-cell table:style-name="ce1"/>
          <table:table-cell table:number-columns-repeated="2"/>
          <table:table-cell table:formula="of:=MAX([.T14];[.U14];[.V14])" office:value-type="float" office:value="45.369" calcext:value-type="float">
            <text:p>45,369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06" calcext:value-type="float">
            <text:p>1,206</text:p>
          </table:table-cell>
          <table:table-cell office:value-type="float" office:value="1.723" calcext:value-type="float">
            <text:p>1,723</text:p>
          </table:table-cell>
          <table:table-cell office:value-type="float" office:value="2.58" calcext:value-type="float">
            <text:p>2,58</text:p>
          </table:table-cell>
          <table:table-cell office:value-type="float" office:value="3.675" calcext:value-type="float">
            <text:p>3,675</text:p>
          </table:table-cell>
          <table:table-cell office:value-type="float" office:value="5.521" calcext:value-type="float">
            <text:p>5,521</text:p>
          </table:table-cell>
          <table:table-cell office:value-type="float" office:value="7.201" calcext:value-type="float">
            <text:p>7,201</text:p>
          </table:table-cell>
          <table:table-cell office:value-type="float" office:value="15.334" calcext:value-type="float">
            <text:p>15,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8" calcext:value-type="float">
            <text:p>0,538</text:p>
          </table:table-cell>
          <table:table-cell office:value-type="float" office:value="0.539" calcext:value-type="float">
            <text:p>0,539</text:p>
          </table:table-cell>
          <table:table-cell office:value-type="float" office:value="0.62" calcext:value-type="float">
            <text:p>0,62</text:p>
          </table:table-cell>
          <table:table-cell office:value-type="float" office:value="0.713" calcext:value-type="float">
            <text:p>0,713</text:p>
          </table:table-cell>
          <table:table-cell office:value-type="float" office:value="0.715" calcext:value-type="float">
            <text:p>0,715</text:p>
          </table:table-cell>
          <table:table-cell office:value-type="float" office:value="0.803" calcext:value-type="float">
            <text:p>0,803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2.279" calcext:value-type="float">
            <text:p>22,279</text:p>
          </table:table-cell>
          <table:table-cell office:value-type="float" office:value="46.352" calcext:value-type="float">
            <text:p>46,352</text:p>
          </table:table-cell>
          <table:table-cell office:value-type="float" office:value="31.369" calcext:value-type="float">
            <text:p>31,369</text:p>
          </table:table-cell>
          <table:table-cell table:style-name="ce1"/>
          <table:table-cell table:number-columns-repeated="2"/>
          <table:table-cell table:formula="of:=MAX([.T15];[.U15];[.V15])" office:value-type="float" office:value="46.352" calcext:value-type="float">
            <text:p>46,352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,729</text:p>
          </table:table-cell>
          <table:table-cell office:value-type="float" office:value="1.09" calcext:value-type="float">
            <text:p>1,09</text:p>
          </table:table-cell>
          <table:table-cell office:value-type="float" office:value="1.671" calcext:value-type="float">
            <text:p>1,671</text:p>
          </table:table-cell>
          <table:table-cell office:value-type="float" office:value="2.478" calcext:value-type="float">
            <text:p>2,478</text:p>
          </table:table-cell>
          <table:table-cell office:value-type="float" office:value="4.025" calcext:value-type="float">
            <text:p>4,025</text:p>
          </table:table-cell>
          <table:table-cell office:value-type="float" office:value="5.35" calcext:value-type="float">
            <text:p>5,35</text:p>
          </table:table-cell>
          <table:table-cell office:value-type="float" office:value="12.985" calcext:value-type="float">
            <text:p>12,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,418</text:p>
          </table:table-cell>
          <table:table-cell office:value-type="float" office:value="0.461" calcext:value-type="float">
            <text:p>0,461</text:p>
          </table:table-cell>
          <table:table-cell office:value-type="float" office:value="0.557" calcext:value-type="float">
            <text:p>0,557</text:p>
          </table:table-cell>
          <table:table-cell office:value-type="float" office:value="0.597" calcext:value-type="float">
            <text:p>0,597</text:p>
          </table:table-cell>
          <table:table-cell office:value-type="float" office:value="0.668" calcext:value-type="float">
            <text:p>0,668</text:p>
          </table:table-cell>
          <table:table-cell office:value-type="float" office:value="0.687" calcext:value-type="float">
            <text:p>0,687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1.638" calcext:value-type="float">
            <text:p>21,638</text:p>
          </table:table-cell>
          <table:table-cell office:value-type="float" office:value="47.142" calcext:value-type="float">
            <text:p>47,142</text:p>
          </table:table-cell>
          <table:table-cell office:value-type="float" office:value="31.22" calcext:value-type="float">
            <text:p>31,22</text:p>
          </table:table-cell>
          <table:table-cell table:style-name="ce1"/>
          <table:table-cell table:number-columns-repeated="2"/>
          <table:table-cell table:formula="of:=MAX([.T16];[.U16];[.V16])" office:value-type="float" office:value="47.142" calcext:value-type="float">
            <text:p>47,142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.623" calcext:value-type="float">
            <text:p>0,623</text:p>
          </table:table-cell>
          <table:table-cell office:value-type="float" office:value="1.033" calcext:value-type="float">
            <text:p>1,033</text:p>
          </table:table-cell>
          <table:table-cell office:value-type="float" office:value="1.584" calcext:value-type="float">
            <text:p>1,584</text:p>
          </table:table-cell>
          <table:table-cell office:value-type="float" office:value="2.822" calcext:value-type="float">
            <text:p>2,822</text:p>
          </table:table-cell>
          <table:table-cell office:value-type="float" office:value="3.888" calcext:value-type="float">
            <text:p>3,888</text:p>
          </table:table-cell>
          <table:table-cell office:value-type="float" office:value="10.871" calcext:value-type="float">
            <text:p>10,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,433</text:p>
          </table:table-cell>
          <table:table-cell office:value-type="float" office:value="0.429" calcext:value-type="float">
            <text:p>0,429</text:p>
          </table:table-cell>
          <table:table-cell office:value-type="float" office:value="0.487" calcext:value-type="float">
            <text:p>0,487</text:p>
          </table:table-cell>
          <table:table-cell office:value-type="float" office:value="0.547" calcext:value-type="float">
            <text:p>0,547</text:p>
          </table:table-cell>
          <table:table-cell office:value-type="float" office:value="0.605" calcext:value-type="float">
            <text:p>0,605</text:p>
          </table:table-cell>
          <table:table-cell office:value-type="float" office:value="0.675" calcext:value-type="float">
            <text:p>0,675</text:p>
          </table:table-cell>
          <table:table-cell office:value-type="float" office:value="0.652" calcext:value-type="float">
            <text:p>0,652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1.108" calcext:value-type="float">
            <text:p>21,108</text:p>
          </table:table-cell>
          <table:table-cell office:value-type="float" office:value="47.63" calcext:value-type="float">
            <text:p>47,63</text:p>
          </table:table-cell>
          <table:table-cell office:value-type="float" office:value="31.262" calcext:value-type="float">
            <text:p>31,262</text:p>
          </table:table-cell>
          <table:table-cell table:style-name="ce1"/>
          <table:table-cell table:number-columns-repeated="2"/>
          <table:table-cell table:formula="of:=MAX([.T17];[.U17];[.V17])" office:value-type="float" office:value="47.63" calcext:value-type="float">
            <text:p>47,63</text:p>
          </table:table-cell>
          <table:table-cell table:style-name="ce2"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.295" calcext:value-type="float">
            <text:p>0,295</text:p>
          </table:table-cell>
          <table:table-cell office:value-type="float" office:value="0.554" calcext:value-type="float">
            <text:p>0,554</text:p>
          </table:table-cell>
          <table:table-cell office:value-type="float" office:value="0.913" calcext:value-type="float">
            <text:p>0,913</text:p>
          </table:table-cell>
          <table:table-cell office:value-type="float" office:value="1.852" calcext:value-type="float">
            <text:p>1,852</text:p>
          </table:table-cell>
          <table:table-cell office:value-type="float" office:value="2.636" calcext:value-type="float">
            <text:p>2,636</text:p>
          </table:table-cell>
          <table:table-cell office:value-type="float" office:value="8.646" calcext:value-type="float">
            <text:p>8,6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,212</text:p>
          </table:table-cell>
          <table:table-cell office:value-type="float" office:value="0.223" calcext:value-type="float">
            <text:p>0,223</text:p>
          </table:table-cell>
          <table:table-cell office:value-type="float" office:value="0.269" calcext:value-type="float">
            <text:p>0,269</text:p>
          </table:table-cell>
          <table:table-cell office:value-type="float" office:value="0.324" calcext:value-type="float">
            <text:p>0,324</text:p>
          </table:table-cell>
          <table:table-cell office:value-type="float" office:value="0.394" calcext:value-type="float">
            <text:p>0,394</text:p>
          </table:table-cell>
          <table:table-cell office:value-type="float" office:value="0.453" calcext:value-type="float">
            <text:p>0,453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0.559" calcext:value-type="float">
            <text:p>20,559</text:p>
          </table:table-cell>
          <table:table-cell office:value-type="float" office:value="48.51" calcext:value-type="float">
            <text:p>48,51</text:p>
          </table:table-cell>
          <table:table-cell office:value-type="float" office:value="30.932" calcext:value-type="float">
            <text:p>30,932</text:p>
          </table:table-cell>
          <table:table-cell table:style-name="ce1"/>
          <table:table-cell table:number-columns-repeated="2"/>
          <table:table-cell table:formula="of:=MAX([.T18];[.U18];[.V18])" office:value-type="float" office:value="48.51" calcext:value-type="float">
            <text:p>48,51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6" calcext:value-type="float">
            <text:p>0,086</text:p>
          </table:table-cell>
          <table:table-cell office:value-type="float" office:value="0.201" calcext:value-type="float">
            <text:p>0,201</text:p>
          </table:table-cell>
          <table:table-cell office:value-type="float" office:value="0.379" calcext:value-type="float">
            <text:p>0,379</text:p>
          </table:table-cell>
          <table:table-cell office:value-type="float" office:value="1.035" calcext:value-type="float">
            <text:p>1,035</text:p>
          </table:table-cell>
          <table:table-cell office:value-type="float" office:value="1.517" calcext:value-type="float">
            <text:p>1,517</text:p>
          </table:table-cell>
          <table:table-cell office:value-type="float" office:value="6.645" calcext:value-type="float">
            <text:p>6,6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,119</text:p>
          </table:table-cell>
          <table:table-cell office:value-type="float" office:value="0.139" calcext:value-type="float">
            <text:p>0,139</text:p>
          </table:table-cell>
          <table:table-cell office:value-type="float" office:value="0.18" calcext:value-type="float">
            <text:p>0,18</text:p>
          </table:table-cell>
          <table:table-cell office:value-type="float" office:value="0.217" calcext:value-type="float">
            <text:p>0,217</text:p>
          </table:table-cell>
          <table:table-cell office:value-type="float" office:value="0.321" calcext:value-type="float">
            <text:p>0,321</text:p>
          </table:table-cell>
          <table:table-cell office:value-type="float" office:value="0.393" calcext:value-type="float">
            <text:p>0,393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0.215" calcext:value-type="float">
            <text:p>20,215</text:p>
          </table:table-cell>
          <table:table-cell office:value-type="float" office:value="48.842" calcext:value-type="float">
            <text:p>48,842</text:p>
          </table:table-cell>
          <table:table-cell office:value-type="float" office:value="30.943" calcext:value-type="float">
            <text:p>30,943</text:p>
          </table:table-cell>
          <table:table-cell table:style-name="ce1"/>
          <table:table-cell table:number-columns-repeated="2"/>
          <table:table-cell table:formula="of:=MAX([.T19];[.U19];[.V19])" office:value-type="float" office:value="48.842" calcext:value-type="float">
            <text:p>48,842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7" calcext:value-type="float">
            <text:p>0,067</text:p>
          </table:table-cell>
          <table:table-cell office:value-type="float" office:value="0.149" calcext:value-type="float">
            <text:p>0,149</text:p>
          </table:table-cell>
          <table:table-cell office:value-type="float" office:value="0.238" calcext:value-type="float">
            <text:p>0,2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909" calcext:value-type="float">
            <text:p>0,909</text:p>
          </table:table-cell>
          <table:table-cell office:value-type="float" office:value="4.866" calcext:value-type="float">
            <text:p>4,8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,116</text:p>
          </table:table-cell>
          <table:table-cell office:value-type="float" office:value="0.1" calcext:value-type="float">
            <text:p>0,1</text:p>
          </table:table-cell>
          <table:table-cell office:value-type="float" office:value="0.135" calcext:value-type="float">
            <text:p>0,135</text:p>
          </table:table-cell>
          <table:table-cell office:value-type="float" office:value="0.159" calcext:value-type="float">
            <text:p>0,159</text:p>
          </table:table-cell>
          <table:table-cell office:value-type="float" office:value="0.22" calcext:value-type="float">
            <text:p>0,22</text:p>
          </table:table-cell>
          <table:table-cell office:value-type="float" office:value="0.245" calcext:value-type="float">
            <text:p>0,245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19.824" calcext:value-type="float">
            <text:p>19,824</text:p>
          </table:table-cell>
          <table:table-cell office:value-type="float" office:value="49.301" calcext:value-type="float">
            <text:p>49,301</text:p>
          </table:table-cell>
          <table:table-cell office:value-type="float" office:value="30.875" calcext:value-type="float">
            <text:p>30,875</text:p>
          </table:table-cell>
          <table:table-cell table:style-name="ce1"/>
          <table:table-cell table:number-columns-repeated="2"/>
          <table:table-cell table:formula="of:=MAX([.T20];[.U20];[.V20])" office:value-type="float" office:value="49.301" calcext:value-type="float">
            <text:p>49,301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9" calcext:value-type="float">
            <text:p>0,049</text:p>
          </table:table-cell>
          <table:table-cell office:value-type="float" office:value="0.269" calcext:value-type="float">
            <text:p>0,269</text:p>
          </table:table-cell>
          <table:table-cell office:value-type="float" office:value="0.405" calcext:value-type="float">
            <text:p>0,405</text:p>
          </table:table-cell>
          <table:table-cell office:value-type="float" office:value="3.254" calcext:value-type="float">
            <text:p>3,2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18" calcext:value-type="float">
            <text:p>0,118</text:p>
          </table:table-cell>
          <table:table-cell office:value-type="float" office:value="0.146" calcext:value-type="float">
            <text:p>0,146</text:p>
          </table:table-cell>
          <table:table-cell office:value-type="float" office:value="0.386" calcext:value-type="float">
            <text:p>0,386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19.386" calcext:value-type="float">
            <text:p>19,386</text:p>
          </table:table-cell>
          <table:table-cell office:value-type="float" office:value="49.758" calcext:value-type="float">
            <text:p>49,758</text:p>
          </table:table-cell>
          <table:table-cell office:value-type="float" office:value="30.856" calcext:value-type="float">
            <text:p>30,856</text:p>
          </table:table-cell>
          <table:table-cell table:style-name="ce1"/>
          <table:table-cell table:number-columns-repeated="2"/>
          <table:table-cell table:formula="of:=MAX([.T21];[.U21];[.V21])" office:value-type="float" office:value="49.758" calcext:value-type="float">
            <text:p>49,758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" calcext:value-type="float">
            <text:p>0,01</text:p>
          </table:table-cell>
          <table:table-cell office:value-type="float" office:value="0.017" calcext:value-type="float">
            <text:p>0,017</text:p>
          </table:table-cell>
          <table:table-cell office:value-type="float" office:value="0.094" calcext:value-type="float">
            <text:p>0,094</text:p>
          </table:table-cell>
          <table:table-cell office:value-type="float" office:value="0.147" calcext:value-type="float">
            <text:p>0,147</text:p>
          </table:table-cell>
          <table:table-cell office:value-type="float" office:value="1.863" calcext:value-type="float">
            <text:p>1,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3" calcext:value-type="float">
            <text:p>0,073</text:p>
          </table:table-cell>
          <table:table-cell office:value-type="float" office:value="0.061" calcext:value-type="float">
            <text:p>0,061</text:p>
          </table:table-cell>
          <table:table-cell office:value-type="float" office:value="0.076" calcext:value-type="float">
            <text:p>0,07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29" calcext:value-type="float">
            <text:p>0,129</text:p>
          </table:table-cell>
          <table:table-cell office:value-type="float" office:value="0.416" calcext:value-type="float">
            <text:p>0,41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19.044" calcext:value-type="float">
            <text:p>19,044</text:p>
          </table:table-cell>
          <table:table-cell office:value-type="float" office:value="50.264" calcext:value-type="float">
            <text:p>50,264</text:p>
          </table:table-cell>
          <table:table-cell office:value-type="float" office:value="30.692" calcext:value-type="float">
            <text:p>30,692</text:p>
          </table:table-cell>
          <table:table-cell table:style-name="ce1"/>
          <table:table-cell table:number-columns-repeated="2"/>
          <table:table-cell table:formula="of:=MAX([.T22];[.U22];[.V22])" office:value-type="float" office:value="50.264" calcext:value-type="float">
            <text:p>50,264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2" calcext:value-type="float">
            <text:p>0,032</text:p>
          </table:table-cell>
          <table:table-cell office:value-type="float" office:value="0.682" calcext:value-type="float">
            <text:p>0,68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.035" calcext:value-type="float">
            <text:p>0,035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0.478" calcext:value-type="float">
            <text:p>20,478</text:p>
          </table:table-cell>
          <table:table-cell office:value-type="float" office:value="19.004" calcext:value-type="float">
            <text:p>19,004</text:p>
          </table:table-cell>
          <table:table-cell office:value-type="float" office:value="22.905" calcext:value-type="float">
            <text:p>22,905</text:p>
          </table:table-cell>
          <table:table-cell office:value-type="float" office:value="17.679" calcext:value-type="float">
            <text:p>17,679</text:p>
          </table:table-cell>
          <table:table-cell office:value-type="float" office:value="19.935" calcext:value-type="float">
            <text:p>19,935</text:p>
          </table:table-cell>
          <table:table-cell/>
          <table:table-cell table:formula="of:=MAX([.W25];[.X25];[.T25];[.U25];[.V25])" office:value-type="float" office:value="22.905" calcext:value-type="float">
            <text:p>22,90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864" calcext:value-type="float">
            <text:p>21,864</text:p>
          </table:table-cell>
          <table:table-cell office:value-type="float" office:value="28.705" calcext:value-type="float">
            <text:p>28,705</text:p>
          </table:table-cell>
          <table:table-cell office:value-type="float" office:value="34.295" calcext:value-type="float">
            <text:p>34,295</text:p>
          </table:table-cell>
          <table:table-cell table:style-name="ce2" office:value-type="float" office:value="38.441" calcext:value-type="float">
            <text:p>38,441</text:p>
          </table:table-cell>
          <table:table-cell office:value-type="float" office:value="42.93" calcext:value-type="float">
            <text:p>42,93</text:p>
          </table:table-cell>
          <table:table-cell office:value-type="float" office:value="49.503" calcext:value-type="float">
            <text:p>49,503</text:p>
          </table:table-cell>
          <table:table-cell office:value-type="float" office:value="56.323" calcext:value-type="float">
            <text:p>56,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35" calcext:value-type="float">
            <text:p>1,835</text:p>
          </table:table-cell>
          <table:table-cell office:value-type="float" office:value="1.563" calcext:value-type="float">
            <text:p>1,563</text:p>
          </table:table-cell>
          <table:table-cell office:value-type="float" office:value="1.417" calcext:value-type="float">
            <text:p>1,417</text:p>
          </table:table-cell>
          <table:table-cell office:value-type="float" office:value="1.312" calcext:value-type="float">
            <text:p>1,312</text:p>
          </table:table-cell>
          <table:table-cell office:value-type="float" office:value="1.159" calcext:value-type="float">
            <text:p>1,159</text:p>
          </table:table-cell>
          <table:table-cell office:value-type="float" office:value="0.99" calcext:value-type="float">
            <text:p>0,99</text:p>
          </table:table-cell>
          <table:table-cell office:value-type="float" office:value="0.815" calcext:value-type="float">
            <text:p>0,815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8.081" calcext:value-type="float">
            <text:p>18,081</text:p>
          </table:table-cell>
          <table:table-cell office:value-type="float" office:value="18.064" calcext:value-type="float">
            <text:p>18,064</text:p>
          </table:table-cell>
          <table:table-cell office:value-type="float" office:value="28.061" calcext:value-type="float">
            <text:p>28,061</text:p>
          </table:table-cell>
          <table:table-cell office:value-type="float" office:value="18.48" calcext:value-type="float">
            <text:p>18,48</text:p>
          </table:table-cell>
          <table:table-cell office:value-type="float" office:value="17.313" calcext:value-type="float">
            <text:p>17,313</text:p>
          </table:table-cell>
          <table:table-cell/>
          <table:table-cell table:formula="of:=MAX([.W26];[.X26];[.T26];[.U26];[.V26])" office:value-type="float" office:value="28.061" calcext:value-type="float">
            <text:p>28,061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31" calcext:value-type="float">
            <text:p>19,431</text:p>
          </table:table-cell>
          <table:table-cell office:value-type="float" office:value="25.619" calcext:value-type="float">
            <text:p>25,619</text:p>
          </table:table-cell>
          <table:table-cell office:value-type="float" office:value="30.754" calcext:value-type="float">
            <text:p>30,754</text:p>
          </table:table-cell>
          <table:table-cell table:style-name="ce2" office:value-type="float" office:value="34.761" calcext:value-type="float">
            <text:p>34,761</text:p>
          </table:table-cell>
          <table:table-cell office:value-type="float" office:value="39.294" calcext:value-type="float">
            <text:p>39,294</text:p>
          </table:table-cell>
          <table:table-cell office:value-type="float" office:value="45.948" calcext:value-type="float">
            <text:p>45,948</text:p>
          </table:table-cell>
          <table:table-cell office:value-type="float" office:value="53.377" calcext:value-type="float">
            <text:p>53,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2.223" calcext:value-type="float">
            <text:p>2,223</text:p>
          </table:table-cell>
          <table:table-cell office:value-type="float" office:value="2.313" calcext:value-type="float">
            <text:p>2,313</text:p>
          </table:table-cell>
          <table:table-cell office:value-type="float" office:value="2.32" calcext:value-type="float">
            <text:p>2,32</text:p>
          </table:table-cell>
          <table:table-cell office:value-type="float" office:value="2.244" calcext:value-type="float">
            <text:p>2,244</text:p>
          </table:table-cell>
          <table:table-cell office:value-type="float" office:value="2.129" calcext:value-type="float">
            <text:p>2,129</text:p>
          </table:table-cell>
          <table:table-cell office:value-type="float" office:value="1.795" calcext:value-type="float">
            <text:p>1,79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4.45" calcext:value-type="float">
            <text:p>14,45</text:p>
          </table:table-cell>
          <table:table-cell office:value-type="float" office:value="17.084" calcext:value-type="float">
            <text:p>17,084</text:p>
          </table:table-cell>
          <table:table-cell office:value-type="float" office:value="34.741" calcext:value-type="float">
            <text:p>34,741</text:p>
          </table:table-cell>
          <table:table-cell office:value-type="float" office:value="19.787" calcext:value-type="float">
            <text:p>19,787</text:p>
          </table:table-cell>
          <table:table-cell office:value-type="float" office:value="13.938" calcext:value-type="float">
            <text:p>13,938</text:p>
          </table:table-cell>
          <table:table-cell/>
          <table:table-cell table:formula="of:=MAX([.W27];[.X27];[.T27];[.U27];[.V27])" office:value-type="float" office:value="34.741" calcext:value-type="float">
            <text:p>34,741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052" calcext:value-type="float">
            <text:p>15,052</text:p>
          </table:table-cell>
          <table:table-cell office:value-type="float" office:value="20.2" calcext:value-type="float">
            <text:p>20,2</text:p>
          </table:table-cell>
          <table:table-cell office:value-type="float" office:value="24.587" calcext:value-type="float">
            <text:p>24,587</text:p>
          </table:table-cell>
          <table:table-cell table:style-name="ce2" office:value-type="float" office:value="28.329" calcext:value-type="float">
            <text:p>28,329</text:p>
          </table:table-cell>
          <table:table-cell office:value-type="float" office:value="32.776" calcext:value-type="float">
            <text:p>32,776</text:p>
          </table:table-cell>
          <table:table-cell office:value-type="float" office:value="39.417" calcext:value-type="float">
            <text:p>39,417</text:p>
          </table:table-cell>
          <table:table-cell office:value-type="float" office:value="47.706" calcext:value-type="float">
            <text:p>47,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,894</text:p>
          </table:table-cell>
          <table:table-cell office:value-type="float" office:value="1.996" calcext:value-type="float">
            <text:p>1,996</text:p>
          </table:table-cell>
          <table:table-cell office:value-type="float" office:value="2.042" calcext:value-type="float">
            <text:p>2,042</text:p>
          </table:table-cell>
          <table:table-cell office:value-type="float" office:value="2.007" calcext:value-type="float">
            <text:p>2,007</text:p>
          </table:table-cell>
          <table:table-cell office:value-type="float" office:value="2.029" calcext:value-type="float">
            <text:p>2,029</text:p>
          </table:table-cell>
          <table:table-cell office:value-type="float" office:value="1.986" calcext:value-type="float">
            <text:p>1,986</text:p>
          </table:table-cell>
          <table:table-cell office:value-type="float" office:value="1.696" calcext:value-type="float">
            <text:p>1,69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2.767" calcext:value-type="float">
            <text:p>12,767</text:p>
          </table:table-cell>
          <table:table-cell office:value-type="float" office:value="16.561" calcext:value-type="float">
            <text:p>16,561</text:p>
          </table:table-cell>
          <table:table-cell office:value-type="float" office:value="37.934" calcext:value-type="float">
            <text:p>37,934</text:p>
          </table:table-cell>
          <table:table-cell office:value-type="float" office:value="20.524" calcext:value-type="float">
            <text:p>20,524</text:p>
          </table:table-cell>
          <table:table-cell office:value-type="float" office:value="12.215" calcext:value-type="float">
            <text:p>12,215</text:p>
          </table:table-cell>
          <table:table-cell/>
          <table:table-cell table:formula="of:=MAX([.W28];[.X28];[.T28];[.U28];[.V28])" office:value-type="float" office:value="37.934" calcext:value-type="float">
            <text:p>37,93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759" calcext:value-type="float">
            <text:p>11,759</text:p>
          </table:table-cell>
          <table:table-cell office:value-type="float" office:value="15.993" calcext:value-type="float">
            <text:p>15,993</text:p>
          </table:table-cell>
          <table:table-cell office:value-type="float" office:value="19.782" calcext:value-type="float">
            <text:p>19,782</text:p>
          </table:table-cell>
          <table:table-cell table:style-name="ce2" office:value-type="float" office:value="23.2" calcext:value-type="float">
            <text:p>23,2</text:p>
          </table:table-cell>
          <table:table-cell office:value-type="float" office:value="27.361" calcext:value-type="float">
            <text:p>27,361</text:p>
          </table:table-cell>
          <table:table-cell office:value-type="float" office:value="33.845" calcext:value-type="float">
            <text:p>33,845</text:p>
          </table:table-cell>
          <table:table-cell office:value-type="float" office:value="43.051" calcext:value-type="float">
            <text:p>43,0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,79</text:p>
          </table:table-cell>
          <table:table-cell office:value-type="float" office:value="1.939" calcext:value-type="float">
            <text:p>1,939</text:p>
          </table:table-cell>
          <table:table-cell office:value-type="float" office:value="2.009" calcext:value-type="float">
            <text:p>2,009</text:p>
          </table:table-cell>
          <table:table-cell office:value-type="float" office:value="1.993" calcext:value-type="float">
            <text:p>1,993</text:p>
          </table:table-cell>
          <table:table-cell office:value-type="float" office:value="1.948" calcext:value-type="float">
            <text:p>1,948</text:p>
          </table:table-cell>
          <table:table-cell office:value-type="float" office:value="1.878" calcext:value-type="float">
            <text:p>1,878</text:p>
          </table:table-cell>
          <table:table-cell office:value-type="float" office:value="1.567" calcext:value-type="float">
            <text:p>1,56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1.133" calcext:value-type="float">
            <text:p>11,133</text:p>
          </table:table-cell>
          <table:table-cell office:value-type="float" office:value="16.441" calcext:value-type="float">
            <text:p>16,441</text:p>
          </table:table-cell>
          <table:table-cell office:value-type="float" office:value="40.362" calcext:value-type="float">
            <text:p>40,362</text:p>
          </table:table-cell>
          <table:table-cell office:value-type="float" office:value="21.175" calcext:value-type="float">
            <text:p>21,175</text:p>
          </table:table-cell>
          <table:table-cell office:value-type="float" office:value="10.889" calcext:value-type="float">
            <text:p>10,889</text:p>
          </table:table-cell>
          <table:table-cell/>
          <table:table-cell table:formula="of:=MAX([.W29];[.X29];[.T29];[.U29];[.V29])" office:value-type="float" office:value="40.362" calcext:value-type="float">
            <text:p>40,36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85" calcext:value-type="float">
            <text:p>9,085</text:p>
          </table:table-cell>
          <table:table-cell office:value-type="float" office:value="12.336" calcext:value-type="float">
            <text:p>12,336</text:p>
          </table:table-cell>
          <table:table-cell office:value-type="float" office:value="15.651" calcext:value-type="float">
            <text:p>15,651</text:p>
          </table:table-cell>
          <table:table-cell table:style-name="ce2" office:value-type="float" office:value="18.815" calcext:value-type="float">
            <text:p>18,815</text:p>
          </table:table-cell>
          <table:table-cell office:value-type="float" office:value="22.641" calcext:value-type="float">
            <text:p>22,641</text:p>
          </table:table-cell>
          <table:table-cell office:value-type="float" office:value="28.767" calcext:value-type="float">
            <text:p>28,767</text:p>
          </table:table-cell>
          <table:table-cell office:value-type="float" office:value="38.615" calcext:value-type="float">
            <text:p>38,6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6" calcext:value-type="float">
            <text:p>1,466</text:p>
          </table:table-cell>
          <table:table-cell office:value-type="float" office:value="1.597" calcext:value-type="float">
            <text:p>1,597</text:p>
          </table:table-cell>
          <table:table-cell office:value-type="float" office:value="1.659" calcext:value-type="float">
            <text:p>1,659</text:p>
          </table:table-cell>
          <table:table-cell office:value-type="float" office:value="1.678" calcext:value-type="float">
            <text:p>1,678</text:p>
          </table:table-cell>
          <table:table-cell office:value-type="float" office:value="1.694" calcext:value-type="float">
            <text:p>1,694</text:p>
          </table:table-cell>
          <table:table-cell office:value-type="float" office:value="1.696" calcext:value-type="float">
            <text:p>1,696</text:p>
          </table:table-cell>
          <table:table-cell office:value-type="float" office:value="1.383" calcext:value-type="float">
            <text:p>1,383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0.049" calcext:value-type="float">
            <text:p>10,049</text:p>
          </table:table-cell>
          <table:table-cell office:value-type="float" office:value="16.05" calcext:value-type="float">
            <text:p>16,05</text:p>
          </table:table-cell>
          <table:table-cell office:value-type="float" office:value="42.078" calcext:value-type="float">
            <text:p>42,078</text:p>
          </table:table-cell>
          <table:table-cell office:value-type="float" office:value="21.778" calcext:value-type="float">
            <text:p>21,778</text:p>
          </table:table-cell>
          <table:table-cell office:value-type="float" office:value="10.044" calcext:value-type="float">
            <text:p>10,044</text:p>
          </table:table-cell>
          <table:table-cell/>
          <table:table-cell table:formula="of:=MAX([.W30];[.X30];[.T30];[.U30];[.V30])" office:value-type="float" office:value="42.078" calcext:value-type="float">
            <text:p>42,07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63" calcext:value-type="float">
            <text:p>6,863</text:p>
          </table:table-cell>
          <table:table-cell office:value-type="float" office:value="9.429" calcext:value-type="float">
            <text:p>9,429</text:p>
          </table:table-cell>
          <table:table-cell office:value-type="float" office:value="12.189" calcext:value-type="float">
            <text:p>12,189</text:p>
          </table:table-cell>
          <table:table-cell table:style-name="ce2" office:value-type="float" office:value="14.986" calcext:value-type="float">
            <text:p>14,986</text:p>
          </table:table-cell>
          <table:table-cell office:value-type="float" office:value="18.532" calcext:value-type="float">
            <text:p>18,532</text:p>
          </table:table-cell>
          <table:table-cell office:value-type="float" office:value="24.335" calcext:value-type="float">
            <text:p>24,335</text:p>
          </table:table-cell>
          <table:table-cell office:value-type="float" office:value="34.42" calcext:value-type="float">
            <text:p>34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2" calcext:value-type="float">
            <text:p>1,052</text:p>
          </table:table-cell>
          <table:table-cell office:value-type="float" office:value="1.262" calcext:value-type="float">
            <text:p>1,262</text:p>
          </table:table-cell>
          <table:table-cell office:value-type="float" office:value="1.443" calcext:value-type="float">
            <text:p>1,443</text:p>
          </table:table-cell>
          <table:table-cell office:value-type="float" office:value="1.461" calcext:value-type="float">
            <text:p>1,461</text:p>
          </table:table-cell>
          <table:table-cell office:value-type="float" office:value="1.53" calcext:value-type="float">
            <text:p>1,53</text:p>
          </table:table-cell>
          <table:table-cell office:value-type="float" office:value="1.497" calcext:value-type="float">
            <text:p>1,497</text:p>
          </table:table-cell>
          <table:table-cell office:value-type="float" office:value="1.312" calcext:value-type="float">
            <text:p>1,312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9.257" calcext:value-type="float">
            <text:p>9,257</text:p>
          </table:table-cell>
          <table:table-cell office:value-type="float" office:value="16.015" calcext:value-type="float">
            <text:p>16,015</text:p>
          </table:table-cell>
          <table:table-cell office:value-type="float" office:value="43.524" calcext:value-type="float">
            <text:p>43,524</text:p>
          </table:table-cell>
          <table:table-cell office:value-type="float" office:value="22.116" calcext:value-type="float">
            <text:p>22,116</text:p>
          </table:table-cell>
          <table:table-cell office:value-type="float" office:value="9.088" calcext:value-type="float">
            <text:p>9,088</text:p>
          </table:table-cell>
          <table:table-cell/>
          <table:table-cell table:formula="of:=MAX([.W31];[.X31];[.T31];[.U31];[.V31])" office:value-type="float" office:value="43.524" calcext:value-type="float">
            <text:p>43,52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,19</text:p>
          </table:table-cell>
          <table:table-cell office:value-type="float" office:value="7.27" calcext:value-type="float">
            <text:p>7,27</text:p>
          </table:table-cell>
          <table:table-cell office:value-type="float" office:value="9.538" calcext:value-type="float">
            <text:p>9,538</text:p>
          </table:table-cell>
          <table:table-cell table:style-name="ce2" office:value-type="float" office:value="11.985" calcext:value-type="float">
            <text:p>11,985</text:p>
          </table:table-cell>
          <table:table-cell office:value-type="float" office:value="15.226" calcext:value-type="float">
            <text:p>15,226</text:p>
          </table:table-cell>
          <table:table-cell office:value-type="float" office:value="20.521" calcext:value-type="float">
            <text:p>20,521</text:p>
          </table:table-cell>
          <table:table-cell office:value-type="float" office:value="30.998" calcext:value-type="float">
            <text:p>30,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13" calcext:value-type="float">
            <text:p>1,113</text:p>
          </table:table-cell>
          <table:table-cell office:value-type="float" office:value="1.226" calcext:value-type="float">
            <text:p>1,226</text:p>
          </table:table-cell>
          <table:table-cell office:value-type="float" office:value="1.285" calcext:value-type="float">
            <text:p>1,285</text:p>
          </table:table-cell>
          <table:table-cell office:value-type="float" office:value="1.241" calcext:value-type="float">
            <text:p>1,241</text:p>
          </table:table-cell>
          <table:table-cell office:value-type="float" office:value="1.275" calcext:value-type="float">
            <text:p>1,275</text:p>
          </table:table-cell>
          <table:table-cell office:value-type="float" office:value="1.334" calcext:value-type="float">
            <text:p>1,334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8.252" calcext:value-type="float">
            <text:p>8,252</text:p>
          </table:table-cell>
          <table:table-cell office:value-type="float" office:value="15.957" calcext:value-type="float">
            <text:p>15,957</text:p>
          </table:table-cell>
          <table:table-cell office:value-type="float" office:value="44.823" calcext:value-type="float">
            <text:p>44,823</text:p>
          </table:table-cell>
          <table:table-cell office:value-type="float" office:value="22.54" calcext:value-type="float">
            <text:p>22,54</text:p>
          </table:table-cell>
          <table:table-cell office:value-type="float" office:value="8.427" calcext:value-type="float">
            <text:p>8,427</text:p>
          </table:table-cell>
          <table:table-cell/>
          <table:table-cell table:formula="of:=MAX([.W32];[.X32];[.T32];[.U32];[.V32])" office:value-type="float" office:value="44.823" calcext:value-type="float">
            <text:p>44,82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  <table:table-cell office:value-type="float" office:value="5.266" calcext:value-type="float">
            <text:p>5,266</text:p>
          </table:table-cell>
          <table:table-cell office:value-type="float" office:value="7.103" calcext:value-type="float">
            <text:p>7,103</text:p>
          </table:table-cell>
          <table:table-cell table:style-name="ce2" office:value-type="float" office:value="9.261" calcext:value-type="float">
            <text:p>9,261</text:p>
          </table:table-cell>
          <table:table-cell office:value-type="float" office:value="12.071" calcext:value-type="float">
            <text:p>12,071</text:p>
          </table:table-cell>
          <table:table-cell office:value-type="float" office:value="16.955" calcext:value-type="float">
            <text:p>16,955</text:p>
          </table:table-cell>
          <table:table-cell office:value-type="float" office:value="27.505" calcext:value-type="float">
            <text:p>27,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83" calcext:value-type="float">
            <text:p>0,983</text:p>
          </table:table-cell>
          <table:table-cell office:value-type="float" office:value="1.027" calcext:value-type="float">
            <text:p>1,027</text:p>
          </table:table-cell>
          <table:table-cell office:value-type="float" office:value="1.086" calcext:value-type="float">
            <text:p>1,086</text:p>
          </table:table-cell>
          <table:table-cell office:value-type="float" office:value="1.161" calcext:value-type="float">
            <text:p>1,161</text:p>
          </table:table-cell>
          <table:table-cell office:value-type="float" office:value="1.177" calcext:value-type="float">
            <text:p>1,177</text:p>
          </table:table-cell>
          <table:table-cell office:value-type="float" office:value="1.218" calcext:value-type="float">
            <text:p>1,218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7.527" calcext:value-type="float">
            <text:p>7,527</text:p>
          </table:table-cell>
          <table:table-cell office:value-type="float" office:value="15.982" calcext:value-type="float">
            <text:p>15,982</text:p>
          </table:table-cell>
          <table:table-cell office:value-type="float" office:value="45.88" calcext:value-type="float">
            <text:p>45,88</text:p>
          </table:table-cell>
          <table:table-cell office:value-type="float" office:value="22.793" calcext:value-type="float">
            <text:p>22,793</text:p>
          </table:table-cell>
          <table:table-cell office:value-type="float" office:value="7.818" calcext:value-type="float">
            <text:p>7,818</text:p>
          </table:table-cell>
          <table:table-cell/>
          <table:table-cell table:formula="of:=MAX([.W33];[.X33];[.T33];[.U33];[.V33])" office:value-type="float" office:value="45.88" calcext:value-type="float">
            <text:p>45,8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72" calcext:value-type="float">
            <text:p>2,672</text:p>
          </table:table-cell>
          <table:table-cell office:value-type="float" office:value="3.756" calcext:value-type="float">
            <text:p>3,756</text:p>
          </table:table-cell>
          <table:table-cell office:value-type="float" office:value="5.192" calcext:value-type="float">
            <text:p>5,192</text:p>
          </table:table-cell>
          <table:table-cell table:style-name="ce2" office:value-type="float" office:value="6.988" calcext:value-type="float">
            <text:p>6,988</text:p>
          </table:table-cell>
          <table:table-cell office:value-type="float" office:value="9.55" calcext:value-type="float">
            <text:p>9,55</text:p>
          </table:table-cell>
          <table:table-cell office:value-type="float" office:value="13.822" calcext:value-type="float">
            <text:p>13,822</text:p>
          </table:table-cell>
          <table:table-cell office:value-type="float" office:value="24.33" calcext:value-type="float">
            <text:p>24,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6" calcext:value-type="float">
            <text:p>0,836</text:p>
          </table:table-cell>
          <table:table-cell office:value-type="float" office:value="0.899" calcext:value-type="float">
            <text:p>0,899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5" calcext:value-type="float">
            <text:p>0,995</text:p>
          </table:table-cell>
          <table:table-cell office:value-type="float" office:value="1.036" calcext:value-type="float">
            <text:p>1,036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6.854" calcext:value-type="float">
            <text:p>6,854</text:p>
          </table:table-cell>
          <table:table-cell office:value-type="float" office:value="15.871" calcext:value-type="float">
            <text:p>15,871</text:p>
          </table:table-cell>
          <table:table-cell office:value-type="float" office:value="47.164" calcext:value-type="float">
            <text:p>47,164</text:p>
          </table:table-cell>
          <table:table-cell office:value-type="float" office:value="22.938" calcext:value-type="float">
            <text:p>22,938</text:p>
          </table:table-cell>
          <table:table-cell office:value-type="float" office:value="7.173" calcext:value-type="float">
            <text:p>7,173</text:p>
          </table:table-cell>
          <table:table-cell/>
          <table:table-cell table:formula="of:=MAX([.W34];[.X34];[.T34];[.U34];[.V34])" office:value-type="float" office:value="47.164" calcext:value-type="float">
            <text:p>47,1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5" calcext:value-type="float">
            <text:p>2,035</text:p>
          </table:table-cell>
          <table:table-cell office:value-type="float" office:value="2.769" calcext:value-type="float">
            <text:p>2,769</text:p>
          </table:table-cell>
          <table:table-cell office:value-type="float" office:value="3.835" calcext:value-type="float">
            <text:p>3,835</text:p>
          </table:table-cell>
          <table:table-cell table:style-name="ce2" office:value-type="float" office:value="5.344" calcext:value-type="float">
            <text:p>5,344</text:p>
          </table:table-cell>
          <table:table-cell office:value-type="float" office:value="7.519" calcext:value-type="float">
            <text:p>7,519</text:p>
          </table:table-cell>
          <table:table-cell office:value-type="float" office:value="11.279" calcext:value-type="float">
            <text:p>11,279</text:p>
          </table:table-cell>
          <table:table-cell office:value-type="float" office:value="21.42" calcext:value-type="float">
            <text:p>21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,532</text:p>
          </table:table-cell>
          <table:table-cell office:value-type="float" office:value="0.614" calcext:value-type="float">
            <text:p>0,614</text:p>
          </table:table-cell>
          <table:table-cell office:value-type="float" office:value="0.637" calcext:value-type="float">
            <text:p>0,637</text:p>
          </table:table-cell>
          <table:table-cell office:value-type="float" office:value="0.711" calcext:value-type="float">
            <text:p>0,711</text:p>
          </table:table-cell>
          <table:table-cell office:value-type="float" office:value="0.778" calcext:value-type="float">
            <text:p>0,778</text:p>
          </table:table-cell>
          <table:table-cell office:value-type="float" office:value="0.851" calcext:value-type="float">
            <text:p>0,851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6.248" calcext:value-type="float">
            <text:p>6,248</text:p>
          </table:table-cell>
          <table:table-cell office:value-type="float" office:value="15.686" calcext:value-type="float">
            <text:p>15,686</text:p>
          </table:table-cell>
          <table:table-cell office:value-type="float" office:value="47.861" calcext:value-type="float">
            <text:p>47,861</text:p>
          </table:table-cell>
          <table:table-cell office:value-type="float" office:value="23.464" calcext:value-type="float">
            <text:p>23,464</text:p>
          </table:table-cell>
          <table:table-cell office:value-type="float" office:value="6.742" calcext:value-type="float">
            <text:p>6,742</text:p>
          </table:table-cell>
          <table:table-cell/>
          <table:table-cell table:formula="of:=MAX([.W35];[.X35];[.T35];[.U35];[.V35])" office:value-type="float" office:value="47.861" calcext:value-type="float">
            <text:p>47,861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14" calcext:value-type="float">
            <text:p>1,514</text:p>
          </table:table-cell>
          <table:table-cell office:value-type="float" office:value="2.033" calcext:value-type="float">
            <text:p>2,033</text:p>
          </table:table-cell>
          <table:table-cell office:value-type="float" office:value="2.846" calcext:value-type="float">
            <text:p>2,846</text:p>
          </table:table-cell>
          <table:table-cell table:style-name="ce2" office:value-type="float" office:value="3.965" calcext:value-type="float">
            <text:p>3,965</text:p>
          </table:table-cell>
          <table:table-cell office:value-type="float" office:value="5.759" calcext:value-type="float">
            <text:p>5,759</text:p>
          </table:table-cell>
          <table:table-cell office:value-type="float" office:value="8.925" calcext:value-type="float">
            <text:p>8,925</text:p>
          </table:table-cell>
          <table:table-cell office:value-type="float" office:value="18.656" calcext:value-type="float">
            <text:p>18,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,466</text:p>
          </table:table-cell>
          <table:table-cell office:value-type="float" office:value="0.544" calcext:value-type="float">
            <text:p>0,544</text:p>
          </table:table-cell>
          <table:table-cell office:value-type="float" office:value="0.667" calcext:value-type="float">
            <text:p>0,66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71" calcext:value-type="float">
            <text:p>0,771</text:p>
          </table:table-cell>
          <table:table-cell office:value-type="float" office:value="0.867" calcext:value-type="float">
            <text:p>0,867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5.809" calcext:value-type="float">
            <text:p>5,809</text:p>
          </table:table-cell>
          <table:table-cell office:value-type="float" office:value="15.568" calcext:value-type="float">
            <text:p>15,568</text:p>
          </table:table-cell>
          <table:table-cell office:value-type="float" office:value="48.811" calcext:value-type="float">
            <text:p>48,811</text:p>
          </table:table-cell>
          <table:table-cell office:value-type="float" office:value="23.46" calcext:value-type="float">
            <text:p>23,46</text:p>
          </table:table-cell>
          <table:table-cell office:value-type="float" office:value="6.353" calcext:value-type="float">
            <text:p>6,353</text:p>
          </table:table-cell>
          <table:table-cell/>
          <table:table-cell table:formula="of:=MAX([.W36];[.X36];[.T36];[.U36];[.V36])" office:value-type="float" office:value="48.811" calcext:value-type="float">
            <text:p>48,81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468" calcext:value-type="float">
            <text:p>1,468</text:p>
          </table:table-cell>
          <table:table-cell office:value-type="float" office:value="2.005" calcext:value-type="float">
            <text:p>2,005</text:p>
          </table:table-cell>
          <table:table-cell table:style-name="ce2" office:value-type="float" office:value="2.828" calcext:value-type="float">
            <text:p>2,828</text:p>
          </table:table-cell>
          <table:table-cell office:value-type="float" office:value="4.306" calcext:value-type="float">
            <text:p>4,306</text:p>
          </table:table-cell>
          <table:table-cell office:value-type="float" office:value="6.906" calcext:value-type="float">
            <text:p>6,906</text:p>
          </table:table-cell>
          <table:table-cell office:value-type="float" office:value="16.121" calcext:value-type="float">
            <text:p>16,1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,365</text:p>
          </table:table-cell>
          <table:table-cell office:value-type="float" office:value="0.427" calcext:value-type="float">
            <text:p>0,427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7" calcext:value-type="float">
            <text:p>0,607</text:p>
          </table:table-cell>
          <table:table-cell office:value-type="float" office:value="0.711" calcext:value-type="float">
            <text:p>0,711</text:p>
          </table:table-cell>
          <table:table-cell office:value-type="float" office:value="0.814" calcext:value-type="float">
            <text:p>0,814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5.153" calcext:value-type="float">
            <text:p>5,153</text:p>
          </table:table-cell>
          <table:table-cell office:value-type="float" office:value="15.747" calcext:value-type="float">
            <text:p>15,747</text:p>
          </table:table-cell>
          <table:table-cell office:value-type="float" office:value="49.716" calcext:value-type="float">
            <text:p>49,716</text:p>
          </table:table-cell>
          <table:table-cell office:value-type="float" office:value="23.549" calcext:value-type="float">
            <text:p>23,549</text:p>
          </table:table-cell>
          <table:table-cell office:value-type="float" office:value="5.834" calcext:value-type="float">
            <text:p>5,834</text:p>
          </table:table-cell>
          <table:table-cell/>
          <table:table-cell table:formula="of:=MAX([.W37];[.X37];[.T37];[.U37];[.V37])" office:value-type="float" office:value="49.716" calcext:value-type="float">
            <text:p>49,7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,902</text:p>
          </table:table-cell>
          <table:table-cell office:value-type="float" office:value="1.094" calcext:value-type="float">
            <text:p>1,094</text:p>
          </table:table-cell>
          <table:table-cell office:value-type="float" office:value="1.441" calcext:value-type="float">
            <text:p>1,441</text:p>
          </table:table-cell>
          <table:table-cell table:style-name="ce2" office:value-type="float" office:value="2.045" calcext:value-type="float">
            <text:p>2,045</text:p>
          </table:table-cell>
          <table:table-cell office:value-type="float" office:value="3.196" calcext:value-type="float">
            <text:p>3,196</text:p>
          </table:table-cell>
          <table:table-cell office:value-type="float" office:value="5.234" calcext:value-type="float">
            <text:p>5,234</text:p>
          </table:table-cell>
          <table:table-cell office:value-type="float" office:value="13.798" calcext:value-type="float">
            <text:p>13,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0.256" calcext:value-type="float">
            <text:p>0,256</text:p>
          </table:table-cell>
          <table:table-cell office:value-type="float" office:value="0.307" calcext:value-type="float">
            <text:p>0,307</text:p>
          </table:table-cell>
          <table:table-cell office:value-type="float" office:value="0.371" calcext:value-type="float">
            <text:p>0,371</text:p>
          </table:table-cell>
          <table:table-cell office:value-type="float" office:value="0.476" calcext:value-type="float">
            <text:p>0,476</text:p>
          </table:table-cell>
          <table:table-cell office:value-type="float" office:value="0.578" calcext:value-type="float">
            <text:p>0,578</text:p>
          </table:table-cell>
          <table:table-cell office:value-type="float" office:value="0.751" calcext:value-type="float">
            <text:p>0,751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4.71" calcext:value-type="float">
            <text:p>4,71</text:p>
          </table:table-cell>
          <table:table-cell office:value-type="float" office:value="15.459" calcext:value-type="float">
            <text:p>15,459</text:p>
          </table:table-cell>
          <table:table-cell office:value-type="float" office:value="50.363" calcext:value-type="float">
            <text:p>50,363</text:p>
          </table:table-cell>
          <table:table-cell office:value-type="float" office:value="23.965" calcext:value-type="float">
            <text:p>23,965</text:p>
          </table:table-cell>
          <table:table-cell office:value-type="float" office:value="5.502" calcext:value-type="float">
            <text:p>5,502</text:p>
          </table:table-cell>
          <table:table-cell/>
          <table:table-cell table:formula="of:=MAX([.W38];[.X38];[.T38];[.U38];[.V38])" office:value-type="float" office:value="50.363" calcext:value-type="float">
            <text:p>50,36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52" calcext:value-type="float">
            <text:p>0,852</text:p>
          </table:table-cell>
          <table:table-cell office:value-type="float" office:value="0.964" calcext:value-type="float">
            <text:p>0,964</text:p>
          </table:table-cell>
          <table:table-cell office:value-type="float" office:value="1.198" calcext:value-type="float">
            <text:p>1,198</text:p>
          </table:table-cell>
          <table:table-cell table:style-name="ce2" office:value-type="float" office:value="1.613" calcext:value-type="float">
            <text:p>1,613</text:p>
          </table:table-cell>
          <table:table-cell office:value-type="float" office:value="2.482" calcext:value-type="float">
            <text:p>2,482</text:p>
          </table:table-cell>
          <table:table-cell office:value-type="float" office:value="4.102" calcext:value-type="float">
            <text:p>4,102</text:p>
          </table:table-cell>
          <table:table-cell office:value-type="float" office:value="11.692" calcext:value-type="float">
            <text:p>11,6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9" calcext:value-type="float">
            <text:p>0,169</text:p>
          </table:table-cell>
          <table:table-cell office:value-type="float" office:value="0.195" calcext:value-type="float">
            <text:p>0,195</text:p>
          </table:table-cell>
          <table:table-cell office:value-type="float" office:value="0.225" calcext:value-type="float">
            <text:p>0,225</text:p>
          </table:table-cell>
          <table:table-cell office:value-type="float" office:value="0.262" calcext:value-type="float">
            <text:p>0,262</text:p>
          </table:table-cell>
          <table:table-cell office:value-type="float" office:value="0.311" calcext:value-type="float">
            <text:p>0,311</text:p>
          </table:table-cell>
          <table:table-cell office:value-type="float" office:value="0.444" calcext:value-type="float">
            <text:p>0,444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4.159" calcext:value-type="float">
            <text:p>4,159</text:p>
          </table:table-cell>
          <table:table-cell office:value-type="float" office:value="15.333" calcext:value-type="float">
            <text:p>15,333</text:p>
          </table:table-cell>
          <table:table-cell office:value-type="float" office:value="51.143" calcext:value-type="float">
            <text:p>51,143</text:p>
          </table:table-cell>
          <table:table-cell office:value-type="float" office:value="24.054" calcext:value-type="float">
            <text:p>24,054</text:p>
          </table:table-cell>
          <table:table-cell office:value-type="float" office:value="5.31" calcext:value-type="float">
            <text:p>5,31</text:p>
          </table:table-cell>
          <table:table-cell/>
          <table:table-cell table:formula="of:=MAX([.W39];[.X39];[.T39];[.U39];[.V39])" office:value-type="float" office:value="51.143" calcext:value-type="float">
            <text:p>51,1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31" calcext:value-type="float">
            <text:p>0,831</text:p>
          </table:table-cell>
          <table:table-cell office:value-type="float" office:value="0.957" calcext:value-type="float">
            <text:p>0,957</text:p>
          </table:table-cell>
          <table:table-cell table:style-name="ce2" office:value-type="float" office:value="1.218" calcext:value-type="float">
            <text:p>1,218</text:p>
          </table:table-cell>
          <table:table-cell office:value-type="float" office:value="1.864" calcext:value-type="float">
            <text:p>1,864</text:p>
          </table:table-cell>
          <table:table-cell office:value-type="float" office:value="2.949" calcext:value-type="float">
            <text:p>2,949</text:p>
          </table:table-cell>
          <table:table-cell office:value-type="float" office:value="9.455" calcext:value-type="float">
            <text:p>9,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,08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69" calcext:value-type="float">
            <text:p>0,169</text:p>
          </table:table-cell>
          <table:table-cell office:value-type="float" office:value="0.193" calcext:value-type="float">
            <text:p>0,193</text:p>
          </table:table-cell>
          <table:table-cell office:value-type="float" office:value="0.261" calcext:value-type="float">
            <text:p>0,261</text:p>
          </table:table-cell>
          <table:table-cell office:value-type="float" office:value="0.388" calcext:value-type="float">
            <text:p>0,388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.803" calcext:value-type="float">
            <text:p>3,803</text:p>
          </table:table-cell>
          <table:table-cell office:value-type="float" office:value="15.412" calcext:value-type="float">
            <text:p>15,412</text:p>
          </table:table-cell>
          <table:table-cell office:value-type="float" office:value="51.704" calcext:value-type="float">
            <text:p>51,704</text:p>
          </table:table-cell>
          <table:table-cell office:value-type="float" office:value="24.194" calcext:value-type="float">
            <text:p>24,194</text:p>
          </table:table-cell>
          <table:table-cell office:value-type="float" office:value="4.887" calcext:value-type="float">
            <text:p>4,887</text:p>
          </table:table-cell>
          <table:table-cell/>
          <table:table-cell table:formula="of:=MAX([.W40];[.X40];[.T40];[.U40];[.V40])" office:value-type="float" office:value="51.704" calcext:value-type="float">
            <text:p>51,70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3" calcext:value-type="float">
            <text:p>0,743</text:p>
          </table:table-cell>
          <table:table-cell office:value-type="float" office:value="0.768" calcext:value-type="float">
            <text:p>0,768</text:p>
          </table:table-cell>
          <table:table-cell office:value-type="float" office:value="0.822" calcext:value-type="float">
            <text:p>0,822</text:p>
          </table:table-cell>
          <table:table-cell table:style-name="ce2" office:value-type="float" office:value="0.952" calcext:value-type="float">
            <text:p>0,952</text:p>
          </table:table-cell>
          <table:table-cell office:value-type="float" office:value="1.346" calcext:value-type="float">
            <text:p>1,346</text:p>
          </table:table-cell>
          <table:table-cell office:value-type="float" office:value="2.114" calcext:value-type="float">
            <text:p>2,114</text:p>
          </table:table-cell>
          <table:table-cell office:value-type="float" office:value="7.62" calcext:value-type="float">
            <text:p>7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,049</text:p>
          </table:table-cell>
          <table:table-cell office:value-type="float" office:value="0.084" calcext:value-type="float">
            <text:p>0,084</text:p>
          </table:table-cell>
          <table:table-cell office:value-type="float" office:value="0.123" calcext:value-type="float">
            <text:p>0,123</text:p>
          </table:table-cell>
          <table:table-cell office:value-type="float" office:value="0.172" calcext:value-type="float">
            <text:p>0,172</text:p>
          </table:table-cell>
          <table:table-cell office:value-type="float" office:value="0.25" calcext:value-type="float">
            <text:p>0,25</text:p>
          </table:table-cell>
          <table:table-cell office:value-type="float" office:value="0.349" calcext:value-type="float">
            <text:p>0,349</text:p>
          </table:table-cell>
          <table:table-cell office:value-type="float" office:value="0.461" calcext:value-type="float">
            <text:p>0,461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.345" calcext:value-type="float">
            <text:p>3,345</text:p>
          </table:table-cell>
          <table:table-cell office:value-type="float" office:value="15.358" calcext:value-type="float">
            <text:p>15,358</text:p>
          </table:table-cell>
          <table:table-cell office:value-type="float" office:value="52.407" calcext:value-type="float">
            <text:p>52,407</text:p>
          </table:table-cell>
          <table:table-cell office:value-type="float" office:value="24.377" calcext:value-type="float">
            <text:p>24,377</text:p>
          </table:table-cell>
          <table:table-cell office:value-type="float" office:value="4.512" calcext:value-type="float">
            <text:p>4,512</text:p>
          </table:table-cell>
          <table:table-cell/>
          <table:table-cell table:formula="of:=MAX([.W41];[.X41];[.T41];[.U41];[.V41])" office:value-type="float" office:value="52.407" calcext:value-type="float">
            <text:p>52,4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739" calcext:value-type="float">
            <text:p>0,739</text:p>
          </table:table-cell>
          <table:table-cell office:value-type="float" office:value="0.764" calcext:value-type="float">
            <text:p>0,764</text:p>
          </table:table-cell>
          <table:table-cell table:style-name="ce2" office:value-type="float" office:value="0.832" calcext:value-type="float">
            <text:p>0,832</text:p>
          </table:table-cell>
          <table:table-cell office:value-type="float" office:value="1.056" calcext:value-type="float">
            <text:p>1,056</text:p>
          </table:table-cell>
          <table:table-cell office:value-type="float" office:value="1.48" calcext:value-type="float">
            <text:p>1,48</text:p>
          </table:table-cell>
          <table:table-cell office:value-type="float" office:value="5.844" calcext:value-type="float">
            <text:p>5,8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54" calcext:value-type="float">
            <text:p>0,054</text:p>
          </table:table-cell>
          <table:table-cell office:value-type="float" office:value="0.103" calcext:value-type="float">
            <text:p>0,103</text:p>
          </table:table-cell>
          <table:table-cell office:value-type="float" office:value="0.179" calcext:value-type="float">
            <text:p>0,179</text:p>
          </table:table-cell>
          <table:table-cell office:value-type="float" office:value="0.25" calcext:value-type="float">
            <text:p>0,25</text:p>
          </table:table-cell>
          <table:table-cell office:value-type="float" office:value="0.589" calcext:value-type="float">
            <text:p>0,589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.907" calcext:value-type="float">
            <text:p>2,907</text:p>
          </table:table-cell>
          <table:table-cell office:value-type="float" office:value="15.353" calcext:value-type="float">
            <text:p>15,353</text:p>
          </table:table-cell>
          <table:table-cell office:value-type="float" office:value="52.933" calcext:value-type="float">
            <text:p>52,933</text:p>
          </table:table-cell>
          <table:table-cell office:value-type="float" office:value="24.547" calcext:value-type="float">
            <text:p>24,547</text:p>
          </table:table-cell>
          <table:table-cell office:value-type="float" office:value="4.259" calcext:value-type="float">
            <text:p>4,259</text:p>
          </table:table-cell>
          <table:table-cell/>
          <table:table-cell table:formula="of:=MAX([.W42];[.X42];[.T42];[.U42];[.V42])" office:value-type="float" office:value="52.933" calcext:value-type="float">
            <text:p>52,9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,73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" calcext:value-type="float">
            <text:p>0,74</text:p>
          </table:table-cell>
          <table:table-cell table:style-name="ce2" office:value-type="float" office:value="0.762" calcext:value-type="float">
            <text:p>0,762</text:p>
          </table:table-cell>
          <table:table-cell office:value-type="float" office:value="0.853" calcext:value-type="float">
            <text:p>0,853</text:p>
          </table:table-cell>
          <table:table-cell office:value-type="float" office:value="1.078" calcext:value-type="float">
            <text:p>1,078</text:p>
          </table:table-cell>
          <table:table-cell office:value-type="float" office:value="3.953" calcext:value-type="float">
            <text:p>3,9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,01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3" calcext:value-type="float">
            <text:p>0,113</text:p>
          </table:table-cell>
          <table:table-cell office:value-type="float" office:value="0.171" calcext:value-type="float">
            <text:p>0,171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.649" calcext:value-type="float">
            <text:p>2,649</text:p>
          </table:table-cell>
          <table:table-cell office:value-type="float" office:value="15.277" calcext:value-type="float">
            <text:p>15,277</text:p>
          </table:table-cell>
          <table:table-cell office:value-type="float" office:value="53.474" calcext:value-type="float">
            <text:p>53,474</text:p>
          </table:table-cell>
          <table:table-cell office:value-type="float" office:value="24.658" calcext:value-type="float">
            <text:p>24,658</text:p>
          </table:table-cell>
          <table:table-cell office:value-type="float" office:value="3.942" calcext:value-type="float">
            <text:p>3,942</text:p>
          </table:table-cell>
          <table:table-cell/>
          <table:table-cell table:formula="of:=MAX([.W43];[.X43];[.T43];[.U43];[.V43])" office:value-type="float" office:value="53.474" calcext:value-type="float">
            <text:p>53,47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73" calcext:value-type="float">
            <text:p>0,73</text:p>
          </table:table-cell>
          <table:table-cell table:style-name="ce2" office:value-type="float" office:value="0.733" calcext:value-type="float">
            <text:p>0,733</text:p>
          </table:table-cell>
          <table:table-cell office:value-type="float" office:value="0.765" calcext:value-type="float">
            <text:p>0,765</text:p>
          </table:table-cell>
          <table:table-cell office:value-type="float" office:value="0.838" calcext:value-type="float">
            <text:p>0,838</text:p>
          </table:table-cell>
          <table:table-cell office:value-type="float" office:value="2.543" calcext:value-type="float">
            <text:p>2,54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52" calcext:value-type="float">
            <text:p>0,052</text:p>
          </table:table-cell>
          <table:table-cell office:value-type="float" office:value="0.085" calcext:value-type="float">
            <text:p>0,085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.246" calcext:value-type="float">
            <text:p>2,246</text:p>
          </table:table-cell>
          <table:table-cell office:value-type="float" office:value="15.363" calcext:value-type="float">
            <text:p>15,363</text:p>
          </table:table-cell>
          <table:table-cell office:value-type="float" office:value="53.938" calcext:value-type="float">
            <text:p>53,938</text:p>
          </table:table-cell>
          <table:table-cell office:value-type="float" office:value="24.771" calcext:value-type="float">
            <text:p>24,771</text:p>
          </table:table-cell>
          <table:table-cell office:value-type="float" office:value="3.682" calcext:value-type="float">
            <text:p>3,682</text:p>
          </table:table-cell>
          <table:table-cell/>
          <table:table-cell table:formula="of:=MAX([.W44];[.X44];[.T44];[.U44];[.V44])" office:value-type="float" office:value="53.938" calcext:value-type="float">
            <text:p>53,93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73" calcext:value-type="float">
            <text:p>0,73</text:p>
          </table:table-cell>
          <table:table-cell office:value-type="float" office:value="0.737" calcext:value-type="float">
            <text:p>0,737</text:p>
          </table:table-cell>
          <table:table-cell office:value-type="float" office:value="0.752" calcext:value-type="float">
            <text:p>0,752</text:p>
          </table:table-cell>
          <table:table-cell office:value-type="float" office:value="1.436" calcext:value-type="float">
            <text:p>1,43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32" calcext:value-type="float">
            <text:p>0,032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8"/>
          <table:table-cell table:style-name="ce2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3.676" calcext:value-type="float">
            <text:p>33,676</text:p>
          </table:table-cell>
          <table:table-cell office:value-type="float" office:value="29.938" calcext:value-type="float">
            <text:p>29,938</text:p>
          </table:table-cell>
          <table:table-cell office:value-type="float" office:value="36.386" calcext:value-type="float">
            <text:p>36,386</text:p>
          </table:table-cell>
          <table:table-cell table:number-columns-repeated="3"/>
          <table:table-cell table:formula="of:=MAX([.T49];[.U49];[.V49])" office:value-type="float" office:value="36.386" calcext:value-type="float">
            <text:p>36,386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79" calcext:value-type="float">
            <text:p>13,379</text:p>
          </table:table-cell>
          <table:table-cell office:value-type="float" office:value="16.072" calcext:value-type="float">
            <text:p>16,072</text:p>
          </table:table-cell>
          <table:table-cell office:value-type="float" office:value="20.534" calcext:value-type="float">
            <text:p>20,534</text:p>
          </table:table-cell>
          <table:table-cell office:value-type="float" office:value="23.884" calcext:value-type="float">
            <text:p>23,884</text:p>
          </table:table-cell>
          <table:table-cell office:value-type="float" office:value="27.679" calcext:value-type="float">
            <text:p>27,679</text:p>
          </table:table-cell>
          <table:table-cell office:value-type="float" office:value="30.794" calcext:value-type="float">
            <text:p>30,794</text:p>
          </table:table-cell>
          <table:table-cell office:value-type="float" office:value="39.345" calcext:value-type="float">
            <text:p>39,3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3" calcext:value-type="float">
            <text:p>1,793</text:p>
          </table:table-cell>
          <table:table-cell office:value-type="float" office:value="1.398" calcext:value-type="float">
            <text:p>1,398</text:p>
          </table:table-cell>
          <table:table-cell office:value-type="float" office:value="1.247" calcext:value-type="float">
            <text:p>1,247</text:p>
          </table:table-cell>
          <table:table-cell office:value-type="float" office:value="1.038" calcext:value-type="float">
            <text:p>1,038</text:p>
          </table:table-cell>
          <table:table-cell office:value-type="float" office:value="1.068" calcext:value-type="float">
            <text:p>1,068</text:p>
          </table:table-cell>
          <table:table-cell office:value-type="float" office:value="0.79" calcext:value-type="float">
            <text:p>0,79</text:p>
          </table:table-cell>
          <table:table-cell office:value-type="float" office:value="0.547" calcext:value-type="float">
            <text:p>0,547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3.312" calcext:value-type="float">
            <text:p>33,312</text:p>
          </table:table-cell>
          <table:table-cell office:value-type="float" office:value="30.025" calcext:value-type="float">
            <text:p>30,025</text:p>
          </table:table-cell>
          <table:table-cell office:value-type="float" office:value="36.663" calcext:value-type="float">
            <text:p>36,663</text:p>
          </table:table-cell>
          <table:table-cell table:number-columns-repeated="3"/>
          <table:table-cell table:formula="of:=MAX([.T50];[.U50];[.V50])" office:value-type="float" office:value="36.663" calcext:value-type="float">
            <text:p>36,663</text:p>
          </table:table-cell>
          <table:table-cell table:style-name="ce2" office:value-type="float" office:value="693" calcext:value-type="float">
            <text:p>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134" calcext:value-type="float">
            <text:p>12,134</text:p>
          </table:table-cell>
          <table:table-cell office:value-type="float" office:value="14.563" calcext:value-type="float">
            <text:p>14,563</text:p>
          </table:table-cell>
          <table:table-cell office:value-type="float" office:value="18.977" calcext:value-type="float">
            <text:p>18,977</text:p>
          </table:table-cell>
          <table:table-cell office:value-type="float" office:value="22.034" calcext:value-type="float">
            <text:p>22,034</text:p>
          </table:table-cell>
          <table:table-cell office:value-type="float" office:value="26.014" calcext:value-type="float">
            <text:p>26,014</text:p>
          </table:table-cell>
          <table:table-cell office:value-type="float" office:value="28.901" calcext:value-type="float">
            <text:p>28,901</text:p>
          </table:table-cell>
          <table:table-cell office:value-type="float" office:value="37.42" calcext:value-type="float">
            <text:p>37,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09" calcext:value-type="float">
            <text:p>1,509</text:p>
          </table:table-cell>
          <table:table-cell office:value-type="float" office:value="1.312" calcext:value-type="float">
            <text:p>1,312</text:p>
          </table:table-cell>
          <table:table-cell office:value-type="float" office:value="1.397" calcext:value-type="float">
            <text:p>1,397</text:p>
          </table:table-cell>
          <table:table-cell office:value-type="float" office:value="1.208" calcext:value-type="float">
            <text:p>1,208</text:p>
          </table:table-cell>
          <table:table-cell office:value-type="float" office:value="1.296" calcext:value-type="float">
            <text:p>1,296</text:p>
          </table:table-cell>
          <table:table-cell office:value-type="float" office:value="1.099" calcext:value-type="float">
            <text:p>1,099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0.717" calcext:value-type="float">
            <text:p>30,717</text:p>
          </table:table-cell>
          <table:table-cell office:value-type="float" office:value="30.663" calcext:value-type="float">
            <text:p>30,663</text:p>
          </table:table-cell>
          <table:table-cell office:value-type="float" office:value="38.619" calcext:value-type="float">
            <text:p>38,619</text:p>
          </table:table-cell>
          <table:table-cell table:number-columns-repeated="3"/>
          <table:table-cell table:formula="of:=MAX([.T51];[.U51];[.V51])" office:value-type="float" office:value="38.619" calcext:value-type="float">
            <text:p>38,619</text:p>
          </table:table-cell>
          <table:table-cell table:style-name="ce2"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412" calcext:value-type="float">
            <text:p>10,412</text:p>
          </table:table-cell>
          <table:table-cell office:value-type="float" office:value="12.936" calcext:value-type="float">
            <text:p>12,936</text:p>
          </table:table-cell>
          <table:table-cell office:value-type="float" office:value="16.275" calcext:value-type="float">
            <text:p>16,275</text:p>
          </table:table-cell>
          <table:table-cell office:value-type="float" office:value="19.796" calcext:value-type="float">
            <text:p>19,796</text:p>
          </table:table-cell>
          <table:table-cell office:value-type="float" office:value="22.851" calcext:value-type="float">
            <text:p>22,851</text:p>
          </table:table-cell>
          <table:table-cell office:value-type="float" office:value="26.08" calcext:value-type="float">
            <text:p>26,08</text:p>
          </table:table-cell>
          <table:table-cell office:value-type="float" office:value="34.61" calcext:value-type="float">
            <text:p>34,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99" calcext:value-type="float">
            <text:p>1,499</text:p>
          </table:table-cell>
          <table:table-cell office:value-type="float" office:value="1.363" calcext:value-type="float">
            <text:p>1,363</text:p>
          </table:table-cell>
          <table:table-cell office:value-type="float" office:value="1.431" calcext:value-type="float">
            <text:p>1,431</text:p>
          </table:table-cell>
          <table:table-cell office:value-type="float" office:value="1.294" calcext:value-type="float">
            <text:p>1,294</text:p>
          </table:table-cell>
          <table:table-cell office:value-type="float" office:value="1.367" calcext:value-type="float">
            <text:p>1,367</text:p>
          </table:table-cell>
          <table:table-cell office:value-type="float" office:value="1.244" calcext:value-type="float">
            <text:p>1,244</text:p>
          </table:table-cell>
          <table:table-cell office:value-type="float" office:value="1.066" calcext:value-type="float">
            <text:p>1,066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9.184" calcext:value-type="float">
            <text:p>29,184</text:p>
          </table:table-cell>
          <table:table-cell office:value-type="float" office:value="31.329" calcext:value-type="float">
            <text:p>31,329</text:p>
          </table:table-cell>
          <table:table-cell office:value-type="float" office:value="39.487" calcext:value-type="float">
            <text:p>39,487</text:p>
          </table:table-cell>
          <table:table-cell table:number-columns-repeated="3"/>
          <table:table-cell table:formula="of:=MAX([.T52];[.U52];[.V52])" office:value-type="float" office:value="39.487" calcext:value-type="float">
            <text:p>39,487</text:p>
          </table:table-cell>
          <table:table-cell table:style-name="ce2" office:value-type="float" office:value="146" calcext:value-type="float">
            <text:p>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021" calcext:value-type="float">
            <text:p>9,021</text:p>
          </table:table-cell>
          <table:table-cell office:value-type="float" office:value="11.276" calcext:value-type="float">
            <text:p>11,276</text:p>
          </table:table-cell>
          <table:table-cell office:value-type="float" office:value="14.116" calcext:value-type="float">
            <text:p>14,116</text:p>
          </table:table-cell>
          <table:table-cell office:value-type="float" office:value="17.414" calcext:value-type="float">
            <text:p>17,414</text:p>
          </table:table-cell>
          <table:table-cell office:value-type="float" office:value="20.16" calcext:value-type="float">
            <text:p>20,16</text:p>
          </table:table-cell>
          <table:table-cell office:value-type="float" office:value="23.236" calcext:value-type="float">
            <text:p>23,236</text:p>
          </table:table-cell>
          <table:table-cell office:value-type="float" office:value="31.73" calcext:value-type="float">
            <text:p>31,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,239</text:p>
          </table:table-cell>
          <table:table-cell office:value-type="float" office:value="1.115" calcext:value-type="float">
            <text:p>1,115</text:p>
          </table:table-cell>
          <table:table-cell office:value-type="float" office:value="1.203" calcext:value-type="float">
            <text:p>1,203</text:p>
          </table:table-cell>
          <table:table-cell office:value-type="float" office:value="1.177" calcext:value-type="float">
            <text:p>1,177</text:p>
          </table:table-cell>
          <table:table-cell office:value-type="float" office:value="1.144" calcext:value-type="float">
            <text:p>1,144</text:p>
          </table:table-cell>
          <table:table-cell office:value-type="float" office:value="1.063" calcext:value-type="float">
            <text:p>1,063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8.31" calcext:value-type="float">
            <text:p>28,31</text:p>
          </table:table-cell>
          <table:table-cell office:value-type="float" office:value="31.705" calcext:value-type="float">
            <text:p>31,705</text:p>
          </table:table-cell>
          <table:table-cell office:value-type="float" office:value="39.985" calcext:value-type="float">
            <text:p>39,985</text:p>
          </table:table-cell>
          <table:table-cell table:number-columns-repeated="3"/>
          <table:table-cell table:formula="of:=MAX([.T53];[.U53];[.V53])" office:value-type="float" office:value="39.985" calcext:value-type="float">
            <text:p>39,985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58" calcext:value-type="float">
            <text:p>7,258</text:p>
          </table:table-cell>
          <table:table-cell office:value-type="float" office:value="9.208" calcext:value-type="float">
            <text:p>9,208</text:p>
          </table:table-cell>
          <table:table-cell office:value-type="float" office:value="11.646" calcext:value-type="float">
            <text:p>11,646</text:p>
          </table:table-cell>
          <table:table-cell office:value-type="float" office:value="14.628" calcext:value-type="float">
            <text:p>14,628</text:p>
          </table:table-cell>
          <table:table-cell office:value-type="float" office:value="17.301" calcext:value-type="float">
            <text:p>17,301</text:p>
          </table:table-cell>
          <table:table-cell office:value-type="float" office:value="20.171" calcext:value-type="float">
            <text:p>20,171</text:p>
          </table:table-cell>
          <table:table-cell office:value-type="float" office:value="28.842" calcext:value-type="float">
            <text:p>28,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67" calcext:value-type="float">
            <text:p>1,267</text:p>
          </table:table-cell>
          <table:table-cell office:value-type="float" office:value="1.199" calcext:value-type="float">
            <text:p>1,199</text:p>
          </table:table-cell>
          <table:table-cell office:value-type="float" office:value="1.269" calcext:value-type="float">
            <text:p>1,269</text:p>
          </table:table-cell>
          <table:table-cell office:value-type="float" office:value="1.29" calcext:value-type="float">
            <text:p>1,29</text:p>
          </table:table-cell>
          <table:table-cell office:value-type="float" office:value="1.242" calcext:value-type="float">
            <text:p>1,242</text:p>
          </table:table-cell>
          <table:table-cell office:value-type="float" office:value="1.238" calcext:value-type="float">
            <text:p>1,238</text:p>
          </table:table-cell>
          <table:table-cell office:value-type="float" office:value="1.131" calcext:value-type="float">
            <text:p>1,131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7.865" calcext:value-type="float">
            <text:p>27,865</text:p>
          </table:table-cell>
          <table:table-cell office:value-type="float" office:value="31.806" calcext:value-type="float">
            <text:p>31,806</text:p>
          </table:table-cell>
          <table:table-cell office:value-type="float" office:value="40.329" calcext:value-type="float">
            <text:p>40,329</text:p>
          </table:table-cell>
          <table:table-cell table:number-columns-repeated="3"/>
          <table:table-cell table:formula="of:=MAX([.T54];[.U54];[.V54])" office:value-type="float" office:value="40.329" calcext:value-type="float">
            <text:p>40,329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,72</text:p>
          </table:table-cell>
          <table:table-cell office:value-type="float" office:value="7.329" calcext:value-type="float">
            <text:p>7,329</text:p>
          </table:table-cell>
          <table:table-cell office:value-type="float" office:value="9.483" calcext:value-type="float">
            <text:p>9,483</text:p>
          </table:table-cell>
          <table:table-cell office:value-type="float" office:value="12.021" calcext:value-type="float">
            <text:p>12,021</text:p>
          </table:table-cell>
          <table:table-cell office:value-type="float" office:value="14.596" calcext:value-type="float">
            <text:p>14,596</text:p>
          </table:table-cell>
          <table:table-cell office:value-type="float" office:value="17.281" calcext:value-type="float">
            <text:p>17,281</text:p>
          </table:table-cell>
          <table:table-cell office:value-type="float" office:value="25.996" calcext:value-type="float">
            <text:p>25,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51" calcext:value-type="float">
            <text:p>1,151</text:p>
          </table:table-cell>
          <table:table-cell office:value-type="float" office:value="1.173" calcext:value-type="float">
            <text:p>1,173</text:p>
          </table:table-cell>
          <table:table-cell office:value-type="float" office:value="1.225" calcext:value-type="float">
            <text:p>1,225</text:p>
          </table:table-cell>
          <table:table-cell office:value-type="float" office:value="1.224" calcext:value-type="float">
            <text:p>1,224</text:p>
          </table:table-cell>
          <table:table-cell office:value-type="float" office:value="1.187" calcext:value-type="float">
            <text:p>1,187</text:p>
          </table:table-cell>
          <table:table-cell office:value-type="float" office:value="1.151" calcext:value-type="float">
            <text:p>1,151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7.147" calcext:value-type="float">
            <text:p>27,147</text:p>
          </table:table-cell>
          <table:table-cell office:value-type="float" office:value="32.261" calcext:value-type="float">
            <text:p>32,261</text:p>
          </table:table-cell>
          <table:table-cell office:value-type="float" office:value="40.592" calcext:value-type="float">
            <text:p>40,592</text:p>
          </table:table-cell>
          <table:table-cell table:number-columns-repeated="3"/>
          <table:table-cell table:formula="of:=MAX([.T55];[.U55];[.V55])" office:value-type="float" office:value="40.592" calcext:value-type="float">
            <text:p>40,592</text:p>
          </table:table-cell>
          <table:table-cell table:style-name="ce2" office:value-type="float" office:value="83" calcext:value-type="float">
            <text:p>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95" calcext:value-type="float">
            <text:p>4,395</text:p>
          </table:table-cell>
          <table:table-cell office:value-type="float" office:value="5.675" calcext:value-type="float">
            <text:p>5,675</text:p>
          </table:table-cell>
          <table:table-cell office:value-type="float" office:value="7.496" calcext:value-type="float">
            <text:p>7,496</text:p>
          </table:table-cell>
          <table:table-cell office:value-type="float" office:value="9.67" calcext:value-type="float">
            <text:p>9,67</text:p>
          </table:table-cell>
          <table:table-cell office:value-type="float" office:value="12.17" calcext:value-type="float">
            <text:p>12,17</text:p>
          </table:table-cell>
          <table:table-cell office:value-type="float" office:value="14.594" calcext:value-type="float">
            <text:p>14,594</text:p>
          </table:table-cell>
          <table:table-cell office:value-type="float" office:value="23.329" calcext:value-type="float">
            <text:p>23,3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29" calcext:value-type="float">
            <text:p>1,129</text:p>
          </table:table-cell>
          <table:table-cell office:value-type="float" office:value="1.025" calcext:value-type="float">
            <text:p>1,025</text:p>
          </table:table-cell>
          <table:table-cell office:value-type="float" office:value="1.136" calcext:value-type="float">
            <text:p>1,136</text:p>
          </table:table-cell>
          <table:table-cell office:value-type="float" office:value="1.168" calcext:value-type="float">
            <text:p>1,168</text:p>
          </table:table-cell>
          <table:table-cell office:value-type="float" office:value="1.099" calcext:value-type="float">
            <text:p>1,099</text:p>
          </table:table-cell>
          <table:table-cell office:value-type="float" office:value="1.107" calcext:value-type="float">
            <text:p>1,107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6.703" calcext:value-type="float">
            <text:p>26,703</text:p>
          </table:table-cell>
          <table:table-cell office:value-type="float" office:value="32.39" calcext:value-type="float">
            <text:p>32,39</text:p>
          </table:table-cell>
          <table:table-cell office:value-type="float" office:value="40.907" calcext:value-type="float">
            <text:p>40,907</text:p>
          </table:table-cell>
          <table:table-cell table:number-columns-repeated="3"/>
          <table:table-cell table:formula="of:=MAX([.T56];[.U56];[.V56])" office:value-type="float" office:value="40.907" calcext:value-type="float">
            <text:p>40,907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94" calcext:value-type="float">
            <text:p>2,994</text:p>
          </table:table-cell>
          <table:table-cell office:value-type="float" office:value="3.998" calcext:value-type="float">
            <text:p>3,998</text:p>
          </table:table-cell>
          <table:table-cell office:value-type="float" office:value="5.519" calcext:value-type="float">
            <text:p>5,519</text:p>
          </table:table-cell>
          <table:table-cell office:value-type="float" office:value="7.374" calcext:value-type="float">
            <text:p>7,374</text:p>
          </table:table-cell>
          <table:table-cell office:value-type="float" office:value="9.688" calcext:value-type="float">
            <text:p>9,688</text:p>
          </table:table-cell>
          <table:table-cell office:value-type="float" office:value="11.837" calcext:value-type="float">
            <text:p>11,837</text:p>
          </table:table-cell>
          <table:table-cell office:value-type="float" office:value="20.545" calcext:value-type="float">
            <text:p>20,5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,018</text:p>
          </table:table-cell>
          <table:table-cell office:value-type="float" office:value="1.015" calcext:value-type="float">
            <text:p>1,015</text:p>
          </table:table-cell>
          <table:table-cell office:value-type="float" office:value="1.119" calcext:value-type="float">
            <text:p>1,119</text:p>
          </table:table-cell>
          <table:table-cell office:value-type="float" office:value="1.14" calcext:value-type="float">
            <text:p>1,14</text:p>
          </table:table-cell>
          <table:table-cell office:value-type="float" office:value="1.124" calcext:value-type="float">
            <text:p>1,124</text:p>
          </table:table-cell>
          <table:table-cell office:value-type="float" office:value="1.089" calcext:value-type="float">
            <text:p>1,089</text:p>
          </table:table-cell>
          <table:table-cell office:value-type="float" office:value="0.977" calcext:value-type="float">
            <text:p>0,977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6.464" calcext:value-type="float">
            <text:p>26,464</text:p>
          </table:table-cell>
          <table:table-cell office:value-type="float" office:value="32.367" calcext:value-type="float">
            <text:p>32,367</text:p>
          </table:table-cell>
          <table:table-cell office:value-type="float" office:value="41.169" calcext:value-type="float">
            <text:p>41,169</text:p>
          </table:table-cell>
          <table:table-cell table:number-columns-repeated="3"/>
          <table:table-cell table:formula="of:=MAX([.T57];[.U57];[.V57])" office:value-type="float" office:value="41.169" calcext:value-type="float">
            <text:p>41,169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86" calcext:value-type="float">
            <text:p>2,086</text:p>
          </table:table-cell>
          <table:table-cell office:value-type="float" office:value="2.871" calcext:value-type="float">
            <text:p>2,871</text:p>
          </table:table-cell>
          <table:table-cell office:value-type="float" office:value="4.159" calcext:value-type="float">
            <text:p>4,159</text:p>
          </table:table-cell>
          <table:table-cell office:value-type="float" office:value="5.595" calcext:value-type="float">
            <text:p>5,595</text:p>
          </table:table-cell>
          <table:table-cell office:value-type="float" office:value="7.739" calcext:value-type="float">
            <text:p>7,739</text:p>
          </table:table-cell>
          <table:table-cell office:value-type="float" office:value="9.609" calcext:value-type="float">
            <text:p>9,609</text:p>
          </table:table-cell>
          <table:table-cell office:value-type="float" office:value="18.055" calcext:value-type="float">
            <text:p>18,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924" calcext:value-type="float">
            <text:p>0,924</text:p>
          </table:table-cell>
          <table:table-cell office:value-type="float" office:value="1.016" calcext:value-type="float">
            <text:p>1,016</text:p>
          </table:table-cell>
          <table:table-cell office:value-type="float" office:value="1.019" calcext:value-type="float">
            <text:p>1,019</text:p>
          </table:table-cell>
          <table:table-cell office:value-type="float" office:value="1.05" calcext:value-type="float">
            <text:p>1,05</text:p>
          </table:table-cell>
          <table:table-cell office:value-type="float" office:value="1.033" calcext:value-type="float">
            <text:p>1,033</text:p>
          </table:table-cell>
          <table:table-cell office:value-type="float" office:value="0.941" calcext:value-type="float">
            <text:p>0,941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6.327" calcext:value-type="float">
            <text:p>26,327</text:p>
          </table:table-cell>
          <table:table-cell office:value-type="float" office:value="32.661" calcext:value-type="float">
            <text:p>32,661</text:p>
          </table:table-cell>
          <table:table-cell office:value-type="float" office:value="41.013" calcext:value-type="float">
            <text:p>41,013</text:p>
          </table:table-cell>
          <table:table-cell table:number-columns-repeated="3"/>
          <table:table-cell table:formula="of:=MAX([.T58];[.U58];[.V58])" office:value-type="float" office:value="41.013" calcext:value-type="float">
            <text:p>41,013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28" calcext:value-type="float">
            <text:p>1,328</text:p>
          </table:table-cell>
          <table:table-cell office:value-type="float" office:value="1.886" calcext:value-type="float">
            <text:p>1,886</text:p>
          </table:table-cell>
          <table:table-cell office:value-type="float" office:value="2.854" calcext:value-type="float">
            <text:p>2,854</text:p>
          </table:table-cell>
          <table:table-cell office:value-type="float" office:value="4.006" calcext:value-type="float">
            <text:p>4,006</text:p>
          </table:table-cell>
          <table:table-cell office:value-type="float" office:value="5.933" calcext:value-type="float">
            <text:p>5,933</text:p>
          </table:table-cell>
          <table:table-cell office:value-type="float" office:value="7.551" calcext:value-type="float">
            <text:p>7,551</text:p>
          </table:table-cell>
          <table:table-cell office:value-type="float" office:value="15.614" calcext:value-type="float">
            <text:p>15,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4" calcext:value-type="float">
            <text:p>0,564</text:p>
          </table:table-cell>
          <table:table-cell office:value-type="float" office:value="0.603" calcext:value-type="float">
            <text:p>0,603</text:p>
          </table:table-cell>
          <table:table-cell office:value-type="float" office:value="0.639" calcext:value-type="float">
            <text:p>0,639</text:p>
          </table:table-cell>
          <table:table-cell office:value-type="float" office:value="0.741" calcext:value-type="float">
            <text:p>0,741</text:p>
          </table:table-cell>
          <table:table-cell office:value-type="float" office:value="0.764" calcext:value-type="float">
            <text:p>0,764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5.82" calcext:value-type="float">
            <text:p>25,82</text:p>
          </table:table-cell>
          <table:table-cell office:value-type="float" office:value="32.754" calcext:value-type="float">
            <text:p>32,754</text:p>
          </table:table-cell>
          <table:table-cell office:value-type="float" office:value="41.426" calcext:value-type="float">
            <text:p>41,426</text:p>
          </table:table-cell>
          <table:table-cell table:number-columns-repeated="3"/>
          <table:table-cell table:formula="of:=MAX([.T59];[.U59];[.V59])" office:value-type="float" office:value="41.426" calcext:value-type="float">
            <text:p>41,426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34" calcext:value-type="float">
            <text:p>0,834</text:p>
          </table:table-cell>
          <table:table-cell office:value-type="float" office:value="1.227" calcext:value-type="float">
            <text:p>1,227</text:p>
          </table:table-cell>
          <table:table-cell office:value-type="float" office:value="1.929" calcext:value-type="float">
            <text:p>1,929</text:p>
          </table:table-cell>
          <table:table-cell office:value-type="float" office:value="2.762" calcext:value-type="float">
            <text:p>2,762</text:p>
          </table:table-cell>
          <table:table-cell office:value-type="float" office:value="4.392" calcext:value-type="float">
            <text:p>4,392</text:p>
          </table:table-cell>
          <table:table-cell office:value-type="float" office:value="5.712" calcext:value-type="float">
            <text:p>5,712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,469</text:p>
          </table:table-cell>
          <table:table-cell office:value-type="float" office:value="0.484" calcext:value-type="float">
            <text:p>0,484</text:p>
          </table:table-cell>
          <table:table-cell office:value-type="float" office:value="0.599" calcext:value-type="float">
            <text:p>0,599</text:p>
          </table:table-cell>
          <table:table-cell office:value-type="float" office:value="0.619" calcext:value-type="float">
            <text:p>0,619</text:p>
          </table:table-cell>
          <table:table-cell office:value-type="float" office:value="0.692" calcext:value-type="float">
            <text:p>0,69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5.636" calcext:value-type="float">
            <text:p>25,636</text:p>
          </table:table-cell>
          <table:table-cell office:value-type="float" office:value="32.871" calcext:value-type="float">
            <text:p>32,871</text:p>
          </table:table-cell>
          <table:table-cell office:value-type="float" office:value="41.493" calcext:value-type="float">
            <text:p>41,493</text:p>
          </table:table-cell>
          <table:table-cell table:number-columns-repeated="3"/>
          <table:table-cell table:formula="of:=MAX([.T60];[.U60];[.V60])" office:value-type="float" office:value="41.493" calcext:value-type="float">
            <text:p>41,493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.699" calcext:value-type="float">
            <text:p>0,699</text:p>
          </table:table-cell>
          <table:table-cell office:value-type="float" office:value="1.139" calcext:value-type="float">
            <text:p>1,139</text:p>
          </table:table-cell>
          <table:table-cell office:value-type="float" office:value="1.762" calcext:value-type="float">
            <text:p>1,762</text:p>
          </table:table-cell>
          <table:table-cell office:value-type="float" office:value="3.068" calcext:value-type="float">
            <text:p>3,068</text:p>
          </table:table-cell>
          <table:table-cell office:value-type="float" office:value="4.156" calcext:value-type="float">
            <text:p>4,156</text:p>
          </table:table-cell>
          <table:table-cell office:value-type="float" office:value="11.153" calcext:value-type="float">
            <text:p>11,1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8" calcext:value-type="float">
            <text:p>0,378</text:p>
          </table:table-cell>
          <table:table-cell office:value-type="float" office:value="0.42" calcext:value-type="float">
            <text:p>0,42</text:p>
          </table:table-cell>
          <table:table-cell office:value-type="float" office:value="0.416" calcext:value-type="float">
            <text:p>0,416</text:p>
          </table:table-cell>
          <table:table-cell office:value-type="float" office:value="0.487" calcext:value-type="float">
            <text:p>0,487</text:p>
          </table:table-cell>
          <table:table-cell office:value-type="float" office:value="0.577" calcext:value-type="float">
            <text:p>0,577</text:p>
          </table:table-cell>
          <table:table-cell office:value-type="float" office:value="0.615" calcext:value-type="float">
            <text:p>0,615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5.237" calcext:value-type="float">
            <text:p>25,237</text:p>
          </table:table-cell>
          <table:table-cell office:value-type="float" office:value="33.081" calcext:value-type="float">
            <text:p>33,081</text:p>
          </table:table-cell>
          <table:table-cell office:value-type="float" office:value="41.682" calcext:value-type="float">
            <text:p>41,682</text:p>
          </table:table-cell>
          <table:table-cell table:number-columns-repeated="3"/>
          <table:table-cell table:formula="of:=MAX([.T61];[.U61];[.V61])" office:value-type="float" office:value="41.682" calcext:value-type="float">
            <text:p>41,682</text:p>
          </table:table-cell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,194</text:p>
          </table:table-cell>
          <table:table-cell office:value-type="float" office:value="0.309" calcext:value-type="float">
            <text:p>0,309</text:p>
          </table:table-cell>
          <table:table-cell office:value-type="float" office:value="0.558" calcext:value-type="float">
            <text:p>0,558</text:p>
          </table:table-cell>
          <table:table-cell office:value-type="float" office:value="0.939" calcext:value-type="float">
            <text:p>0,939</text:p>
          </table:table-cell>
          <table:table-cell office:value-type="float" office:value="1.942" calcext:value-type="float">
            <text:p>1,942</text:p>
          </table:table-cell>
          <table:table-cell office:value-type="float" office:value="2.749" calcext:value-type="float">
            <text:p>2,749</text:p>
          </table:table-cell>
          <table:table-cell office:value-type="float" office:value="9.034" calcext:value-type="float">
            <text:p>9,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.279" calcext:value-type="float">
            <text:p>0,279</text:p>
          </table:table-cell>
          <table:table-cell office:value-type="float" office:value="0.37" calcext:value-type="float">
            <text:p>0,37</text:p>
          </table:table-cell>
          <table:table-cell office:value-type="float" office:value="0.425" calcext:value-type="float">
            <text:p>0,425</text:p>
          </table:table-cell>
          <table:table-cell office:value-type="float" office:value="0.555" calcext:value-type="float">
            <text:p>0,555</text:p>
          </table:table-cell>
          <table:table-cell office:value-type="float" office:value="0.612" calcext:value-type="float">
            <text:p>0,612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4.924" calcext:value-type="float">
            <text:p>24,924</text:p>
          </table:table-cell>
          <table:table-cell office:value-type="float" office:value="33.232" calcext:value-type="float">
            <text:p>33,232</text:p>
          </table:table-cell>
          <table:table-cell office:value-type="float" office:value="41.844" calcext:value-type="float">
            <text:p>41,844</text:p>
          </table:table-cell>
          <table:table-cell table:number-columns-repeated="3"/>
          <table:table-cell table:formula="of:=MAX([.T62];[.U62];[.V62])" office:value-type="float" office:value="41.844" calcext:value-type="float">
            <text:p>41,844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,051</text:p>
          </table:table-cell>
          <table:table-cell office:value-type="float" office:value="0.123" calcext:value-type="float">
            <text:p>0,123</text:p>
          </table:table-cell>
          <table:table-cell office:value-type="float" office:value="0.287" calcext:value-type="float">
            <text:p>0,287</text:p>
          </table:table-cell>
          <table:table-cell office:value-type="float" office:value="0.526" calcext:value-type="float">
            <text:p>0,526</text:p>
          </table:table-cell>
          <table:table-cell office:value-type="float" office:value="1.261" calcext:value-type="float">
            <text:p>1,261</text:p>
          </table:table-cell>
          <table:table-cell office:value-type="float" office:value="1.784" calcext:value-type="float">
            <text:p>1,784</text:p>
          </table:table-cell>
          <table:table-cell office:value-type="float" office:value="7.116" calcext:value-type="float">
            <text:p>7,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6" calcext:value-type="float">
            <text:p>0,136</text:p>
          </table:table-cell>
          <table:table-cell office:value-type="float" office:value="0.194" calcext:value-type="float">
            <text:p>0,194</text:p>
          </table:table-cell>
          <table:table-cell office:value-type="float" office:value="0.26" calcext:value-type="float">
            <text:p>0,26</text:p>
          </table:table-cell>
          <table:table-cell office:value-type="float" office:value="0.338" calcext:value-type="float">
            <text:p>0,338</text:p>
          </table:table-cell>
          <table:table-cell office:value-type="float" office:value="0.397" calcext:value-type="float">
            <text:p>0,397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4.68" calcext:value-type="float">
            <text:p>24,68</text:p>
          </table:table-cell>
          <table:table-cell office:value-type="float" office:value="33.375" calcext:value-type="float">
            <text:p>33,375</text:p>
          </table:table-cell>
          <table:table-cell office:value-type="float" office:value="41.946" calcext:value-type="float">
            <text:p>41,946</text:p>
          </table:table-cell>
          <table:table-cell table:number-columns-repeated="3"/>
          <table:table-cell table:formula="of:=MAX([.T63];[.U63];[.V63])" office:value-type="float" office:value="41.946" calcext:value-type="float">
            <text:p>41,946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42" calcext:value-type="float">
            <text:p>0,04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99" calcext:value-type="float">
            <text:p>0,199</text:p>
          </table:table-cell>
          <table:table-cell office:value-type="float" office:value="0.627" calcext:value-type="float">
            <text:p>0,627</text:p>
          </table:table-cell>
          <table:table-cell office:value-type="float" office:value="0.929" calcext:value-type="float">
            <text:p>0,929</text:p>
          </table:table-cell>
          <table:table-cell office:value-type="float" office:value="5.001" calcext:value-type="float">
            <text:p>5,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115" calcext:value-type="float">
            <text:p>0,115</text:p>
          </table:table-cell>
          <table:table-cell office:value-type="float" office:value="0.135" calcext:value-type="float">
            <text:p>0,135</text:p>
          </table:table-cell>
          <table:table-cell office:value-type="float" office:value="0.167" calcext:value-type="float">
            <text:p>0,167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2" calcext:value-type="float">
            <text:p>0,292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4.472" calcext:value-type="float">
            <text:p>24,472</text:p>
          </table:table-cell>
          <table:table-cell office:value-type="float" office:value="33.382" calcext:value-type="float">
            <text:p>33,382</text:p>
          </table:table-cell>
          <table:table-cell office:value-type="float" office:value="42.146" calcext:value-type="float">
            <text:p>42,146</text:p>
          </table:table-cell>
          <table:table-cell table:number-columns-repeated="3"/>
          <table:table-cell table:formula="of:=MAX([.T64];[.U64];[.V64])" office:value-type="float" office:value="42.146" calcext:value-type="float">
            <text:p>42,146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48" calcext:value-type="float">
            <text:p>0,048</text:p>
          </table:table-cell>
          <table:table-cell office:value-type="float" office:value="0.234" calcext:value-type="float">
            <text:p>0,234</text:p>
          </table:table-cell>
          <table:table-cell office:value-type="float" office:value="0.391" calcext:value-type="float">
            <text:p>0,391</text:p>
          </table:table-cell>
          <table:table-cell office:value-type="float" office:value="3.257" calcext:value-type="float">
            <text:p>3,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7" calcext:value-type="float">
            <text:p>0,127</text:p>
          </table:table-cell>
          <table:table-cell office:value-type="float" office:value="0.156" calcext:value-type="float">
            <text:p>0,156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4.336" calcext:value-type="float">
            <text:p>24,336</text:p>
          </table:table-cell>
          <table:table-cell office:value-type="float" office:value="33.41" calcext:value-type="float">
            <text:p>33,41</text:p>
          </table:table-cell>
          <table:table-cell office:value-type="float" office:value="42.255" calcext:value-type="float">
            <text:p>42,255</text:p>
          </table:table-cell>
          <table:table-cell table:number-columns-repeated="3"/>
          <table:table-cell table:formula="of:=MAX([.T65];[.U65];[.V65])" office:value-type="float" office:value="42.255" calcext:value-type="float">
            <text:p>42,255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6" calcext:value-type="float">
            <text:p>0,006</text:p>
          </table:table-cell>
          <table:table-cell office:value-type="float" office:value="0.078" calcext:value-type="float">
            <text:p>0,078</text:p>
          </table:table-cell>
          <table:table-cell office:value-type="float" office:value="0.136" calcext:value-type="float">
            <text:p>0,136</text:p>
          </table:table-cell>
          <table:table-cell office:value-type="float" office:value="1.835" calcext:value-type="float">
            <text:p>1,83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4" calcext:value-type="float">
            <text:p>0,064</text:p>
          </table:table-cell>
          <table:table-cell office:value-type="float" office:value="0.087" calcext:value-type="float">
            <text:p>0,087</text:p>
          </table:table-cell>
          <table:table-cell office:value-type="float" office:value="0.349" calcext:value-type="float">
            <text:p>0,349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4.147" calcext:value-type="float">
            <text:p>24,147</text:p>
          </table:table-cell>
          <table:table-cell office:value-type="float" office:value="33.581" calcext:value-type="float">
            <text:p>33,581</text:p>
          </table:table-cell>
          <table:table-cell office:value-type="float" office:value="42.272" calcext:value-type="float">
            <text:p>42,272</text:p>
          </table:table-cell>
          <table:table-cell table:number-columns-repeated="3"/>
          <table:table-cell table:formula="of:=MAX([.T66];[.U66];[.V66])" office:value-type="float" office:value="42.272" calcext:value-type="float">
            <text:p>42,27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" calcext:value-type="float">
            <text:p>0,01</text:p>
          </table:table-cell>
          <table:table-cell office:value-type="float" office:value="0.019" calcext:value-type="float">
            <text:p>0,019</text:p>
          </table:table-cell>
          <table:table-cell office:value-type="float" office:value="0.696" calcext:value-type="float">
            <text:p>0,69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office:value-type="float" office:value="0.039" calcext:value-type="float">
            <text:p>0,039</text:p>
          </table:table-cell>
          <table:table-cell office:value-type="float" office:value="0.202" calcext:value-type="float">
            <text:p>0,202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19.869" calcext:value-type="float">
            <text:p>19,869</text:p>
          </table:table-cell>
          <table:table-cell office:value-type="float" office:value="18.384" calcext:value-type="float">
            <text:p>18,384</text:p>
          </table:table-cell>
          <table:table-cell office:value-type="float" office:value="23.631" calcext:value-type="float">
            <text:p>23,631</text:p>
          </table:table-cell>
          <table:table-cell office:value-type="float" office:value="18.626" calcext:value-type="float">
            <text:p>18,626</text:p>
          </table:table-cell>
          <table:table-cell office:value-type="float" office:value="19.49" calcext:value-type="float">
            <text:p>19,49</text:p>
          </table:table-cell>
          <table:table-cell/>
          <table:table-cell table:formula="of:=MAX([.W69];[.X69];[.T69];[.U69];[.V69])" office:value-type="float" office:value="23.631" calcext:value-type="float">
            <text:p>23,631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32" calcext:value-type="float">
            <text:p>21,932</text:p>
          </table:table-cell>
          <table:table-cell office:value-type="float" office:value="28.825" calcext:value-type="float">
            <text:p>28,825</text:p>
          </table:table-cell>
          <table:table-cell office:value-type="float" office:value="34.399" calcext:value-type="float">
            <text:p>34,399</text:p>
          </table:table-cell>
          <table:table-cell table:style-name="ce2" office:value-type="float" office:value="38.6" calcext:value-type="float">
            <text:p>38,6</text:p>
          </table:table-cell>
          <table:table-cell office:value-type="float" office:value="43.324" calcext:value-type="float">
            <text:p>43,324</text:p>
          </table:table-cell>
          <table:table-cell office:value-type="float" office:value="50.121" calcext:value-type="float">
            <text:p>50,121</text:p>
          </table:table-cell>
          <table:table-cell office:value-type="float" office:value="57.046" calcext:value-type="float">
            <text:p>57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1" calcext:value-type="float">
            <text:p>2,031</text:p>
          </table:table-cell>
          <table:table-cell office:value-type="float" office:value="1.929" calcext:value-type="float">
            <text:p>1,929</text:p>
          </table:table-cell>
          <table:table-cell office:value-type="float" office:value="1.824" calcext:value-type="float">
            <text:p>1,824</text:p>
          </table:table-cell>
          <table:table-cell office:value-type="float" office:value="1.722" calcext:value-type="float">
            <text:p>1,722</text:p>
          </table:table-cell>
          <table:table-cell office:value-type="float" office:value="1.603" calcext:value-type="float">
            <text:p>1,603</text:p>
          </table:table-cell>
          <table:table-cell office:value-type="float" office:value="1.424" calcext:value-type="float">
            <text:p>1,424</text:p>
          </table:table-cell>
          <table:table-cell office:value-type="float" office:value="1.112" calcext:value-type="float">
            <text:p>1,112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6.961" calcext:value-type="float">
            <text:p>16,961</text:p>
          </table:table-cell>
          <table:table-cell office:value-type="float" office:value="17.797" calcext:value-type="float">
            <text:p>17,797</text:p>
          </table:table-cell>
          <table:table-cell office:value-type="float" office:value="26.42" calcext:value-type="float">
            <text:p>26,42</text:p>
          </table:table-cell>
          <table:table-cell office:value-type="float" office:value="21.89" calcext:value-type="float">
            <text:p>21,89</text:p>
          </table:table-cell>
          <table:table-cell office:value-type="float" office:value="16.932" calcext:value-type="float">
            <text:p>16,932</text:p>
          </table:table-cell>
          <table:table-cell/>
          <table:table-cell table:formula="of:=MAX([.W70];[.X70];[.T70];[.U70];[.V70])" office:value-type="float" office:value="26.42" calcext:value-type="float">
            <text:p>26,42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201" calcext:value-type="float">
            <text:p>18,201</text:p>
          </table:table-cell>
          <table:table-cell office:value-type="float" office:value="24.249" calcext:value-type="float">
            <text:p>24,249</text:p>
          </table:table-cell>
          <table:table-cell office:value-type="float" office:value="29.281" calcext:value-type="float">
            <text:p>29,281</text:p>
          </table:table-cell>
          <table:table-cell table:style-name="ce2" office:value-type="float" office:value="33.337" calcext:value-type="float">
            <text:p>33,337</text:p>
          </table:table-cell>
          <table:table-cell office:value-type="float" office:value="38.06" calcext:value-type="float">
            <text:p>38,06</text:p>
          </table:table-cell>
          <table:table-cell office:value-type="float" office:value="44.973" calcext:value-type="float">
            <text:p>44,973</text:p>
          </table:table-cell>
          <table:table-cell office:value-type="float" office:value="52.97" calcext:value-type="float">
            <text:p>52,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36" calcext:value-type="float">
            <text:p>1,936</text:p>
          </table:table-cell>
          <table:table-cell office:value-type="float" office:value="2.008" calcext:value-type="float">
            <text:p>2,008</text:p>
          </table:table-cell>
          <table:table-cell office:value-type="float" office:value="2.041" calcext:value-type="float">
            <text:p>2,041</text:p>
          </table:table-cell>
          <table:table-cell office:value-type="float" office:value="1.936" calcext:value-type="float">
            <text:p>1,936</text:p>
          </table:table-cell>
          <table:table-cell office:value-type="float" office:value="1.878" calcext:value-type="float">
            <text:p>1,878</text:p>
          </table:table-cell>
          <table:table-cell office:value-type="float" office:value="1.765" calcext:value-type="float">
            <text:p>1,765</text:p>
          </table:table-cell>
          <table:table-cell office:value-type="float" office:value="1.394" calcext:value-type="float">
            <text:p>1,394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5.175" calcext:value-type="float">
            <text:p>15,175</text:p>
          </table:table-cell>
          <table:table-cell office:value-type="float" office:value="17.624" calcext:value-type="float">
            <text:p>17,624</text:p>
          </table:table-cell>
          <table:table-cell office:value-type="float" office:value="28.009" calcext:value-type="float">
            <text:p>28,009</text:p>
          </table:table-cell>
          <table:table-cell office:value-type="float" office:value="23.953" calcext:value-type="float">
            <text:p>23,953</text:p>
          </table:table-cell>
          <table:table-cell office:value-type="float" office:value="15.239" calcext:value-type="float">
            <text:p>15,239</text:p>
          </table:table-cell>
          <table:table-cell/>
          <table:table-cell table:formula="of:=MAX([.W71];[.X71];[.T71];[.U71];[.V71])" office:value-type="float" office:value="28.009" calcext:value-type="float">
            <text:p>28,009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95" calcext:value-type="float">
            <text:p>14,395</text:p>
          </table:table-cell>
          <table:table-cell office:value-type="float" office:value="19.38" calcext:value-type="float">
            <text:p>19,38</text:p>
          </table:table-cell>
          <table:table-cell office:value-type="float" office:value="23.988" calcext:value-type="float">
            <text:p>23,988</text:p>
          </table:table-cell>
          <table:table-cell table:style-name="ce2" office:value-type="float" office:value="27.847" calcext:value-type="float">
            <text:p>27,847</text:p>
          </table:table-cell>
          <table:table-cell office:value-type="float" office:value="32.394" calcext:value-type="float">
            <text:p>32,394</text:p>
          </table:table-cell>
          <table:table-cell office:value-type="float" office:value="39.317" calcext:value-type="float">
            <text:p>39,317</text:p>
          </table:table-cell>
          <table:table-cell office:value-type="float" office:value="48.29" calcext:value-type="float">
            <text:p>48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82" calcext:value-type="float">
            <text:p>1,882</text:p>
          </table:table-cell>
          <table:table-cell office:value-type="float" office:value="1.97" calcext:value-type="float">
            <text:p>1,97</text:p>
          </table:table-cell>
          <table:table-cell office:value-type="float" office:value="2.068" calcext:value-type="float">
            <text:p>2,068</text:p>
          </table:table-cell>
          <table:table-cell office:value-type="float" office:value="2.01" calcext:value-type="float">
            <text:p>2,01</text:p>
          </table:table-cell>
          <table:table-cell office:value-type="float" office:value="1.953" calcext:value-type="float">
            <text:p>1,953</text:p>
          </table:table-cell>
          <table:table-cell office:value-type="float" office:value="1.856" calcext:value-type="float">
            <text:p>1,856</text:p>
          </table:table-cell>
          <table:table-cell office:value-type="float" office:value="1.595" calcext:value-type="float">
            <text:p>1,595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14.194" calcext:value-type="float">
            <text:p>14,194</text:p>
          </table:table-cell>
          <table:table-cell office:value-type="float" office:value="17.316" calcext:value-type="float">
            <text:p>17,316</text:p>
          </table:table-cell>
          <table:table-cell office:value-type="float" office:value="29.037" calcext:value-type="float">
            <text:p>29,037</text:p>
          </table:table-cell>
          <table:table-cell office:value-type="float" office:value="25.39" calcext:value-type="float">
            <text:p>25,39</text:p>
          </table:table-cell>
          <table:table-cell office:value-type="float" office:value="14.062" calcext:value-type="float">
            <text:p>14,062</text:p>
          </table:table-cell>
          <table:table-cell/>
          <table:table-cell table:formula="of:=MAX([.W72];[.X72];[.T72];[.U72];[.V72])" office:value-type="float" office:value="29.037" calcext:value-type="float">
            <text:p>29,03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087" calcext:value-type="float">
            <text:p>11,087</text:p>
          </table:table-cell>
          <table:table-cell office:value-type="float" office:value="15.263" calcext:value-type="float">
            <text:p>15,263</text:p>
          </table:table-cell>
          <table:table-cell office:value-type="float" office:value="19.126" calcext:value-type="float">
            <text:p>19,126</text:p>
          </table:table-cell>
          <table:table-cell table:style-name="ce2" office:value-type="float" office:value="22.79" calcext:value-type="float">
            <text:p>22,79</text:p>
          </table:table-cell>
          <table:table-cell office:value-type="float" office:value="27.104" calcext:value-type="float">
            <text:p>27,104</text:p>
          </table:table-cell>
          <table:table-cell office:value-type="float" office:value="33.892" calcext:value-type="float">
            <text:p>33,892</text:p>
          </table:table-cell>
          <table:table-cell office:value-type="float" office:value="43.868" calcext:value-type="float">
            <text:p>43,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91" calcext:value-type="float">
            <text:p>1,791</text:p>
          </table:table-cell>
          <table:table-cell office:value-type="float" office:value="1.887" calcext:value-type="float">
            <text:p>1,887</text:p>
          </table:table-cell>
          <table:table-cell office:value-type="float" office:value="1.936" calcext:value-type="float">
            <text:p>1,936</text:p>
          </table:table-cell>
          <table:table-cell office:value-type="float" office:value="1.953" calcext:value-type="float">
            <text:p>1,953</text:p>
          </table:table-cell>
          <table:table-cell office:value-type="float" office:value="1.881" calcext:value-type="float">
            <text:p>1,881</text:p>
          </table:table-cell>
          <table:table-cell office:value-type="float" office:value="1.759" calcext:value-type="float">
            <text:p>1,759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12.954" calcext:value-type="float">
            <text:p>12,954</text:p>
          </table:table-cell>
          <table:table-cell office:value-type="float" office:value="17.438" calcext:value-type="float">
            <text:p>17,438</text:p>
          </table:table-cell>
          <table:table-cell office:value-type="float" office:value="29.869" calcext:value-type="float">
            <text:p>29,869</text:p>
          </table:table-cell>
          <table:table-cell office:value-type="float" office:value="26.578" calcext:value-type="float">
            <text:p>26,578</text:p>
          </table:table-cell>
          <table:table-cell office:value-type="float" office:value="13.161" calcext:value-type="float">
            <text:p>13,161</text:p>
          </table:table-cell>
          <table:table-cell/>
          <table:table-cell table:formula="of:=MAX([.W73];[.X73];[.T73];[.U73];[.V73])" office:value-type="float" office:value="29.869" calcext:value-type="float">
            <text:p>29,86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571" calcext:value-type="float">
            <text:p>8,571</text:p>
          </table:table-cell>
          <table:table-cell office:value-type="float" office:value="11.883" calcext:value-type="float">
            <text:p>11,883</text:p>
          </table:table-cell>
          <table:table-cell office:value-type="float" office:value="15.228" calcext:value-type="float">
            <text:p>15,228</text:p>
          </table:table-cell>
          <table:table-cell table:style-name="ce2" office:value-type="float" office:value="18.592" calcext:value-type="float">
            <text:p>18,592</text:p>
          </table:table-cell>
          <table:table-cell office:value-type="float" office:value="22.7" calcext:value-type="float">
            <text:p>22,7</text:p>
          </table:table-cell>
          <table:table-cell office:value-type="float" office:value="29.264" calcext:value-type="float">
            <text:p>29,264</text:p>
          </table:table-cell>
          <table:table-cell office:value-type="float" office:value="39.754" calcext:value-type="float">
            <text:p>39,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53" calcext:value-type="float">
            <text:p>1,453</text:p>
          </table:table-cell>
          <table:table-cell office:value-type="float" office:value="1.524" calcext:value-type="float">
            <text:p>1,524</text:p>
          </table:table-cell>
          <table:table-cell office:value-type="float" office:value="1.618" calcext:value-type="float">
            <text:p>1,618</text:p>
          </table:table-cell>
          <table:table-cell office:value-type="float" office:value="1.636" calcext:value-type="float">
            <text:p>1,636</text:p>
          </table:table-cell>
          <table:table-cell office:value-type="float" office:value="1.64" calcext:value-type="float">
            <text:p>1,64</text:p>
          </table:table-cell>
          <table:table-cell office:value-type="float" office:value="1.614" calcext:value-type="float">
            <text:p>1,614</text:p>
          </table:table-cell>
          <table:table-cell office:value-type="float" office:value="1.235" calcext:value-type="float">
            <text:p>1,235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12.018" calcext:value-type="float">
            <text:p>12,018</text:p>
          </table:table-cell>
          <table:table-cell office:value-type="float" office:value="17.534" calcext:value-type="float">
            <text:p>17,534</text:p>
          </table:table-cell>
          <table:table-cell office:value-type="float" office:value="30.496" calcext:value-type="float">
            <text:p>30,496</text:p>
          </table:table-cell>
          <table:table-cell office:value-type="float" office:value="27.493" calcext:value-type="float">
            <text:p>27,493</text:p>
          </table:table-cell>
          <table:table-cell office:value-type="float" office:value="12.459" calcext:value-type="float">
            <text:p>12,459</text:p>
          </table:table-cell>
          <table:table-cell/>
          <table:table-cell table:formula="of:=MAX([.W74];[.X74];[.T74];[.U74];[.V74])" office:value-type="float" office:value="30.496" calcext:value-type="float">
            <text:p>30,49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41" calcext:value-type="float">
            <text:p>6,441</text:p>
          </table:table-cell>
          <table:table-cell office:value-type="float" office:value="9.034" calcext:value-type="float">
            <text:p>9,034</text:p>
          </table:table-cell>
          <table:table-cell office:value-type="float" office:value="11.939" calcext:value-type="float">
            <text:p>11,939</text:p>
          </table:table-cell>
          <table:table-cell table:style-name="ce2" office:value-type="float" office:value="15.005" calcext:value-type="float">
            <text:p>15,005</text:p>
          </table:table-cell>
          <table:table-cell office:value-type="float" office:value="18.839" calcext:value-type="float">
            <text:p>18,839</text:p>
          </table:table-cell>
          <table:table-cell office:value-type="float" office:value="24.99" calcext:value-type="float">
            <text:p>24,99</text:p>
          </table:table-cell>
          <table:table-cell office:value-type="float" office:value="36.071" calcext:value-type="float">
            <text:p>36,0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office:value-type="float" office:value="1.113" calcext:value-type="float">
            <text:p>1,113</text:p>
          </table:table-cell>
          <table:table-cell office:value-type="float" office:value="1.201" calcext:value-type="float">
            <text:p>1,201</text:p>
          </table:table-cell>
          <table:table-cell office:value-type="float" office:value="1.253" calcext:value-type="float">
            <text:p>1,253</text:p>
          </table:table-cell>
          <table:table-cell office:value-type="float" office:value="1.305" calcext:value-type="float">
            <text:p>1,305</text:p>
          </table:table-cell>
          <table:table-cell office:value-type="float" office:value="1.275" calcext:value-type="float">
            <text:p>1,275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11.532" calcext:value-type="float">
            <text:p>11,532</text:p>
          </table:table-cell>
          <table:table-cell office:value-type="float" office:value="17.523" calcext:value-type="float">
            <text:p>17,523</text:p>
          </table:table-cell>
          <table:table-cell office:value-type="float" office:value="30.953" calcext:value-type="float">
            <text:p>30,953</text:p>
          </table:table-cell>
          <table:table-cell office:value-type="float" office:value="28.428" calcext:value-type="float">
            <text:p>28,428</text:p>
          </table:table-cell>
          <table:table-cell office:value-type="float" office:value="11.564" calcext:value-type="float">
            <text:p>11,564</text:p>
          </table:table-cell>
          <table:table-cell/>
          <table:table-cell table:formula="of:=MAX([.W75];[.X75];[.T75];[.U75];[.V75])" office:value-type="float" office:value="30.953" calcext:value-type="float">
            <text:p>30,95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29" calcext:value-type="float">
            <text:p>4,729</text:p>
          </table:table-cell>
          <table:table-cell office:value-type="float" office:value="6.713" calcext:value-type="float">
            <text:p>6,713</text:p>
          </table:table-cell>
          <table:table-cell office:value-type="float" office:value="9.118" calcext:value-type="float">
            <text:p>9,118</text:p>
          </table:table-cell>
          <table:table-cell table:style-name="ce2" office:value-type="float" office:value="11.809" calcext:value-type="float">
            <text:p>11,809</text:p>
          </table:table-cell>
          <table:table-cell office:value-type="float" office:value="15.262" calcext:value-type="float">
            <text:p>15,262</text:p>
          </table:table-cell>
          <table:table-cell office:value-type="float" office:value="21.038" calcext:value-type="float">
            <text:p>21,038</text:p>
          </table:table-cell>
          <table:table-cell office:value-type="float" office:value="32.442" calcext:value-type="float">
            <text:p>32,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09" calcext:value-type="float">
            <text:p>1,109</text:p>
          </table:table-cell>
          <table:table-cell office:value-type="float" office:value="1.325" calcext:value-type="float">
            <text:p>1,325</text:p>
          </table:table-cell>
          <table:table-cell office:value-type="float" office:value="1.456" calcext:value-type="float">
            <text:p>1,456</text:p>
          </table:table-cell>
          <table:table-cell office:value-type="float" office:value="1.516" calcext:value-type="float">
            <text:p>1,516</text:p>
          </table:table-cell>
          <table:table-cell office:value-type="float" office:value="1.568" calcext:value-type="float">
            <text:p>1,568</text:p>
          </table:table-cell>
          <table:table-cell office:value-type="float" office:value="1.504" calcext:value-type="float">
            <text:p>1,504</text:p>
          </table:table-cell>
          <table:table-cell office:value-type="float" office:value="1.237" calcext:value-type="float">
            <text:p>1,237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10.582" calcext:value-type="float">
            <text:p>10,582</text:p>
          </table:table-cell>
          <table:table-cell office:value-type="float" office:value="17.478" calcext:value-type="float">
            <text:p>17,478</text:p>
          </table:table-cell>
          <table:table-cell office:value-type="float" office:value="31.592" calcext:value-type="float">
            <text:p>31,592</text:p>
          </table:table-cell>
          <table:table-cell office:value-type="float" office:value="29.228" calcext:value-type="float">
            <text:p>29,228</text:p>
          </table:table-cell>
          <table:table-cell office:value-type="float" office:value="11.12" calcext:value-type="float">
            <text:p>11,12</text:p>
          </table:table-cell>
          <table:table-cell/>
          <table:table-cell table:formula="of:=MAX([.W76];[.X76];[.T76];[.U76];[.V76])" office:value-type="float" office:value="31.592" calcext:value-type="float">
            <text:p>31,59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95" calcext:value-type="float">
            <text:p>3,495</text:p>
          </table:table-cell>
          <table:table-cell office:value-type="float" office:value="4.917" calcext:value-type="float">
            <text:p>4,917</text:p>
          </table:table-cell>
          <table:table-cell office:value-type="float" office:value="6.816" calcext:value-type="float">
            <text:p>6,816</text:p>
          </table:table-cell>
          <table:table-cell table:style-name="ce2" office:value-type="float" office:value="9.117" calcext:value-type="float">
            <text:p>9,117</text:p>
          </table:table-cell>
          <table:table-cell office:value-type="float" office:value="12.243" calcext:value-type="float">
            <text:p>12,243</text:p>
          </table:table-cell>
          <table:table-cell office:value-type="float" office:value="17.525" calcext:value-type="float">
            <text:p>17,525</text:p>
          </table:table-cell>
          <table:table-cell office:value-type="float" office:value="28.99" calcext:value-type="float">
            <text:p>28,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45" calcext:value-type="float">
            <text:p>0,845</text:p>
          </table:table-cell>
          <table:table-cell office:value-type="float" office:value="1.028" calcext:value-type="float">
            <text:p>1,028</text:p>
          </table:table-cell>
          <table:table-cell office:value-type="float" office:value="1.141" calcext:value-type="float">
            <text:p>1,141</text:p>
          </table:table-cell>
          <table:table-cell office:value-type="float" office:value="1.176" calcext:value-type="float">
            <text:p>1,176</text:p>
          </table:table-cell>
          <table:table-cell office:value-type="float" office:value="1.236" calcext:value-type="float">
            <text:p>1,236</text:p>
          </table:table-cell>
          <table:table-cell office:value-type="float" office:value="1.248" calcext:value-type="float">
            <text:p>1,248</text:p>
          </table:table-cell>
          <table:table-cell office:value-type="float" office:value="1.147" calcext:value-type="float">
            <text:p>1,147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10.025" calcext:value-type="float">
            <text:p>10,025</text:p>
          </table:table-cell>
          <table:table-cell office:value-type="float" office:value="17.783" calcext:value-type="float">
            <text:p>17,783</text:p>
          </table:table-cell>
          <table:table-cell office:value-type="float" office:value="32.094" calcext:value-type="float">
            <text:p>32,094</text:p>
          </table:table-cell>
          <table:table-cell office:value-type="float" office:value="29.626" calcext:value-type="float">
            <text:p>29,626</text:p>
          </table:table-cell>
          <table:table-cell office:value-type="float" office:value="10.471" calcext:value-type="float">
            <text:p>10,471</text:p>
          </table:table-cell>
          <table:table-cell/>
          <table:table-cell table:formula="of:=MAX([.W77];[.X77];[.T77];[.U77];[.V77])" office:value-type="float" office:value="32.094" calcext:value-type="float">
            <text:p>32,0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34" calcext:value-type="float">
            <text:p>2,634</text:p>
          </table:table-cell>
          <table:table-cell office:value-type="float" office:value="3.749" calcext:value-type="float">
            <text:p>3,749</text:p>
          </table:table-cell>
          <table:table-cell office:value-type="float" office:value="5.18" calcext:value-type="float">
            <text:p>5,18</text:p>
          </table:table-cell>
          <table:table-cell table:style-name="ce2" office:value-type="float" office:value="7.055" calcext:value-type="float">
            <text:p>7,055</text:p>
          </table:table-cell>
          <table:table-cell office:value-type="float" office:value="9.76" calcext:value-type="float">
            <text:p>9,76</text:p>
          </table:table-cell>
          <table:table-cell office:value-type="float" office:value="14.496" calcext:value-type="float">
            <text:p>14,496</text:p>
          </table:table-cell>
          <table:table-cell office:value-type="float" office:value="25.929" calcext:value-type="float">
            <text:p>25,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,727</text:p>
          </table:table-cell>
          <table:table-cell office:value-type="float" office:value="0.857" calcext:value-type="float">
            <text:p>0,85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82" calcext:value-type="float">
            <text:p>0,982</text:p>
          </table:table-cell>
          <table:table-cell office:value-type="float" office:value="1.073" calcext:value-type="float">
            <text:p>1,073</text:p>
          </table:table-cell>
          <table:table-cell office:value-type="float" office:value="1.165" calcext:value-type="float">
            <text:p>1,165</text:p>
          </table:table-cell>
          <table:table-cell office:value-type="float" office:value="1.029" calcext:value-type="float">
            <text:p>1,029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9.46" calcext:value-type="float">
            <text:p>9,46</text:p>
          </table:table-cell>
          <table:table-cell office:value-type="float" office:value="17.696" calcext:value-type="float">
            <text:p>17,696</text:p>
          </table:table-cell>
          <table:table-cell office:value-type="float" office:value="32.617" calcext:value-type="float">
            <text:p>32,617</text:p>
          </table:table-cell>
          <table:table-cell office:value-type="float" office:value="30.428" calcext:value-type="float">
            <text:p>30,428</text:p>
          </table:table-cell>
          <table:table-cell office:value-type="float" office:value="9.799" calcext:value-type="float">
            <text:p>9,799</text:p>
          </table:table-cell>
          <table:table-cell/>
          <table:table-cell table:formula="of:=MAX([.W78];[.X78];[.T78];[.U78];[.V78])" office:value-type="float" office:value="32.617" calcext:value-type="float">
            <text:p>32,61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8" calcext:value-type="float">
            <text:p>1,898</text:p>
          </table:table-cell>
          <table:table-cell office:value-type="float" office:value="2.661" calcext:value-type="float">
            <text:p>2,661</text:p>
          </table:table-cell>
          <table:table-cell office:value-type="float" office:value="3.778" calcext:value-type="float">
            <text:p>3,778</text:p>
          </table:table-cell>
          <table:table-cell table:style-name="ce2" office:value-type="float" office:value="5.307" calcext:value-type="float">
            <text:p>5,307</text:p>
          </table:table-cell>
          <table:table-cell office:value-type="float" office:value="7.629" calcext:value-type="float">
            <text:p>7,629</text:p>
          </table:table-cell>
          <table:table-cell office:value-type="float" office:value="11.803" calcext:value-type="float">
            <text:p>11,803</text:p>
          </table:table-cell>
          <table:table-cell office:value-type="float" office:value="22.944" calcext:value-type="float">
            <text:p>22,9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.662" calcext:value-type="float">
            <text:p>0,662</text:p>
          </table:table-cell>
          <table:table-cell office:value-type="float" office:value="0.727" calcext:value-type="float">
            <text:p>0,727</text:p>
          </table:table-cell>
          <table:table-cell office:value-type="float" office:value="0.787" calcext:value-type="float">
            <text:p>0,787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74" calcext:value-type="float">
            <text:p>0,87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8.929" calcext:value-type="float">
            <text:p>8,929</text:p>
          </table:table-cell>
          <table:table-cell office:value-type="float" office:value="17.89" calcext:value-type="float">
            <text:p>17,89</text:p>
          </table:table-cell>
          <table:table-cell office:value-type="float" office:value="32.97" calcext:value-type="float">
            <text:p>32,97</text:p>
          </table:table-cell>
          <table:table-cell office:value-type="float" office:value="31.077" calcext:value-type="float">
            <text:p>31,077</text:p>
          </table:table-cell>
          <table:table-cell office:value-type="float" office:value="9.133" calcext:value-type="float">
            <text:p>9,133</text:p>
          </table:table-cell>
          <table:table-cell/>
          <table:table-cell table:formula="of:=MAX([.W79];[.X79];[.T79];[.U79];[.V79])" office:value-type="float" office:value="32.97" calcext:value-type="float">
            <text:p>32,9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09" calcext:value-type="float">
            <text:p>1,409</text:p>
          </table:table-cell>
          <table:table-cell office:value-type="float" office:value="1.875" calcext:value-type="float">
            <text:p>1,875</text:p>
          </table:table-cell>
          <table:table-cell office:value-type="float" office:value="2.659" calcext:value-type="float">
            <text:p>2,659</text:p>
          </table:table-cell>
          <table:table-cell table:style-name="ce2" office:value-type="float" office:value="3.897" calcext:value-type="float">
            <text:p>3,897</text:p>
          </table:table-cell>
          <table:table-cell office:value-type="float" office:value="5.891" calcext:value-type="float">
            <text:p>5,891</text:p>
          </table:table-cell>
          <table:table-cell office:value-type="float" office:value="9.372" calcext:value-type="float">
            <text:p>9,372</text:p>
          </table:table-cell>
          <table:table-cell office:value-type="float" office:value="20.232" calcext:value-type="float">
            <text:p>20,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,471</text:p>
          </table:table-cell>
          <table:table-cell office:value-type="float" office:value="0.519" calcext:value-type="float">
            <text:p>0,519</text:p>
          </table:table-cell>
          <table:table-cell office:value-type="float" office:value="0.612" calcext:value-type="float">
            <text:p>0,612</text:p>
          </table:table-cell>
          <table:table-cell office:value-type="float" office:value="0.73" calcext:value-type="float">
            <text:p>0,73</text:p>
          </table:table-cell>
          <table:table-cell office:value-type="float" office:value="0.832" calcext:value-type="float">
            <text:p>0,832</text:p>
          </table:table-cell>
          <table:table-cell office:value-type="float" office:value="0.913" calcext:value-type="float">
            <text:p>0,913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8.342" calcext:value-type="float">
            <text:p>8,342</text:p>
          </table:table-cell>
          <table:table-cell office:value-type="float" office:value="17.72" calcext:value-type="float">
            <text:p>17,72</text:p>
          </table:table-cell>
          <table:table-cell office:value-type="float" office:value="33.528" calcext:value-type="float">
            <text:p>33,528</text:p>
          </table:table-cell>
          <table:table-cell office:value-type="float" office:value="31.519" calcext:value-type="float">
            <text:p>31,519</text:p>
          </table:table-cell>
          <table:table-cell office:value-type="float" office:value="8.89" calcext:value-type="float">
            <text:p>8,89</text:p>
          </table:table-cell>
          <table:table-cell/>
          <table:table-cell table:formula="of:=MAX([.W80];[.X80];[.T80];[.U80];[.V80])" office:value-type="float" office:value="33.528" calcext:value-type="float">
            <text:p>33,52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,142</text:p>
          </table:table-cell>
          <table:table-cell office:value-type="float" office:value="1.461" calcext:value-type="float">
            <text:p>1,461</text:p>
          </table:table-cell>
          <table:table-cell office:value-type="float" office:value="1.979" calcext:value-type="float">
            <text:p>1,979</text:p>
          </table:table-cell>
          <table:table-cell table:style-name="ce2" office:value-type="float" office:value="2.891" calcext:value-type="float">
            <text:p>2,891</text:p>
          </table:table-cell>
          <table:table-cell office:value-type="float" office:value="4.506" calcext:value-type="float">
            <text:p>4,506</text:p>
          </table:table-cell>
          <table:table-cell office:value-type="float" office:value="7.437" calcext:value-type="float">
            <text:p>7,437</text:p>
          </table:table-cell>
          <table:table-cell office:value-type="float" office:value="17.627" calcext:value-type="float">
            <text:p>17,6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,327</text:p>
          </table:table-cell>
          <table:table-cell office:value-type="float" office:value="0.387" calcext:value-type="float">
            <text:p>0,387</text:p>
          </table:table-cell>
          <table:table-cell office:value-type="float" office:value="0.422" calcext:value-type="float">
            <text:p>0,422</text:p>
          </table:table-cell>
          <table:table-cell office:value-type="float" office:value="0.481" calcext:value-type="float">
            <text:p>0,481</text:p>
          </table:table-cell>
          <table:table-cell office:value-type="float" office:value="0.568" calcext:value-type="float">
            <text:p>0,568</text:p>
          </table:table-cell>
          <table:table-cell office:value-type="float" office:value="0.727" calcext:value-type="float">
            <text:p>0,727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7.75" calcext:value-type="float">
            <text:p>7,75</text:p>
          </table:table-cell>
          <table:table-cell office:value-type="float" office:value="17.972" calcext:value-type="float">
            <text:p>17,972</text:p>
          </table:table-cell>
          <table:table-cell office:value-type="float" office:value="33.767" calcext:value-type="float">
            <text:p>33,767</text:p>
          </table:table-cell>
          <table:table-cell office:value-type="float" office:value="31.982" calcext:value-type="float">
            <text:p>31,982</text:p>
          </table:table-cell>
          <table:table-cell office:value-type="float" office:value="8.529" calcext:value-type="float">
            <text:p>8,529</text:p>
          </table:table-cell>
          <table:table-cell/>
          <table:table-cell table:formula="of:=MAX([.W81];[.X81];[.T81];[.U81];[.V81])" office:value-type="float" office:value="33.767" calcext:value-type="float">
            <text:p>33,76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9" calcext:value-type="float">
            <text:p>0,889</text:p>
          </table:table-cell>
          <table:table-cell office:value-type="float" office:value="1.068" calcext:value-type="float">
            <text:p>1,068</text:p>
          </table:table-cell>
          <table:table-cell office:value-type="float" office:value="1.434" calcext:value-type="float">
            <text:p>1,434</text:p>
          </table:table-cell>
          <table:table-cell table:style-name="ce2" office:value-type="float" office:value="2.08" calcext:value-type="float">
            <text:p>2,08</text:p>
          </table:table-cell>
          <table:table-cell office:value-type="float" office:value="3.299" calcext:value-type="float">
            <text:p>3,299</text:p>
          </table:table-cell>
          <table:table-cell office:value-type="float" office:value="5.699" calcext:value-type="float">
            <text:p>5,699</text:p>
          </table:table-cell>
          <table:table-cell office:value-type="float" office:value="15.186" calcext:value-type="float">
            <text:p>15,1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,165</text:p>
          </table:table-cell>
          <table:table-cell office:value-type="float" office:value="0.224" calcext:value-type="float">
            <text:p>0,224</text:p>
          </table:table-cell>
          <table:table-cell office:value-type="float" office:value="0.317" calcext:value-type="float">
            <text:p>0,317</text:p>
          </table:table-cell>
          <table:table-cell office:value-type="float" office:value="0.431" calcext:value-type="float">
            <text:p>0,431</text:p>
          </table:table-cell>
          <table:table-cell office:value-type="float" office:value="0.587" calcext:value-type="float">
            <text:p>0,587</text:p>
          </table:table-cell>
          <table:table-cell office:value-type="float" office:value="0.644" calcext:value-type="float">
            <text:p>0,644</text:p>
          </table:table-cell>
          <table:table-cell office:value-type="float" office:value="0.814" calcext:value-type="float">
            <text:p>0,81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7.471" calcext:value-type="float">
            <text:p>7,471</text:p>
          </table:table-cell>
          <table:table-cell office:value-type="float" office:value="17.847" calcext:value-type="float">
            <text:p>17,847</text:p>
          </table:table-cell>
          <table:table-cell office:value-type="float" office:value="33.978" calcext:value-type="float">
            <text:p>33,978</text:p>
          </table:table-cell>
          <table:table-cell office:value-type="float" office:value="32.628" calcext:value-type="float">
            <text:p>32,628</text:p>
          </table:table-cell>
          <table:table-cell office:value-type="float" office:value="8.076" calcext:value-type="float">
            <text:p>8,076</text:p>
          </table:table-cell>
          <table:table-cell/>
          <table:table-cell table:formula="of:=MAX([.W82];[.X82];[.T82];[.U82];[.V82])" office:value-type="float" office:value="33.978" calcext:value-type="float">
            <text:p>33,97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5" calcext:value-type="float">
            <text:p>0,825</text:p>
          </table:table-cell>
          <table:table-cell office:value-type="float" office:value="0.975" calcext:value-type="float">
            <text:p>0,975</text:p>
          </table:table-cell>
          <table:table-cell office:value-type="float" office:value="1.184" calcext:value-type="float">
            <text:p>1,184</text:p>
          </table:table-cell>
          <table:table-cell table:style-name="ce2" office:value-type="float" office:value="1.618" calcext:value-type="float">
            <text:p>1,618</text:p>
          </table:table-cell>
          <table:table-cell office:value-type="float" office:value="2.575" calcext:value-type="float">
            <text:p>2,575</text:p>
          </table:table-cell>
          <table:table-cell office:value-type="float" office:value="4.345" calcext:value-type="float">
            <text:p>4,345</text:p>
          </table:table-cell>
          <table:table-cell office:value-type="float" office:value="12.85" calcext:value-type="float">
            <text:p>12,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,163</text:p>
          </table:table-cell>
          <table:table-cell office:value-type="float" office:value="0.2" calcext:value-type="float">
            <text:p>0,2</text:p>
          </table:table-cell>
          <table:table-cell office:value-type="float" office:value="0.245" calcext:value-type="float">
            <text:p>0,245</text:p>
          </table:table-cell>
          <table:table-cell office:value-type="float" office:value="0.331" calcext:value-type="float">
            <text:p>0,331</text:p>
          </table:table-cell>
          <table:table-cell office:value-type="float" office:value="0.465" calcext:value-type="float">
            <text:p>0,465</text:p>
          </table:table-cell>
          <table:table-cell office:value-type="float" office:value="0.592" calcext:value-type="float">
            <text:p>0,592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6.97" calcext:value-type="float">
            <text:p>6,97</text:p>
          </table:table-cell>
          <table:table-cell office:value-type="float" office:value="17.934" calcext:value-type="float">
            <text:p>17,934</text:p>
          </table:table-cell>
          <table:table-cell office:value-type="float" office:value="34.447" calcext:value-type="float">
            <text:p>34,447</text:p>
          </table:table-cell>
          <table:table-cell office:value-type="float" office:value="33.075" calcext:value-type="float">
            <text:p>33,075</text:p>
          </table:table-cell>
          <table:table-cell office:value-type="float" office:value="7.574" calcext:value-type="float">
            <text:p>7,574</text:p>
          </table:table-cell>
          <table:table-cell/>
          <table:table-cell table:formula="of:=MAX([.W83];[.X83];[.T83];[.U83];[.V83])" office:value-type="float" office:value="34.447" calcext:value-type="float">
            <text:p>34,44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,78</text:p>
          </table:table-cell>
          <table:table-cell office:value-type="float" office:value="0.828" calcext:value-type="float">
            <text:p>0,828</text:p>
          </table:table-cell>
          <table:table-cell office:value-type="float" office:value="0.959" calcext:value-type="float">
            <text:p>0,959</text:p>
          </table:table-cell>
          <table:table-cell table:style-name="ce2" office:value-type="float" office:value="1.178" calcext:value-type="float">
            <text:p>1,178</text:p>
          </table:table-cell>
          <table:table-cell office:value-type="float" office:value="1.832" calcext:value-type="float">
            <text:p>1,832</text:p>
          </table:table-cell>
          <table:table-cell office:value-type="float" office:value="3.127" calcext:value-type="float">
            <text:p>3,127</text:p>
          </table:table-cell>
          <table:table-cell office:value-type="float" office:value="10.483" calcext:value-type="float">
            <text:p>10,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,113</text:p>
          </table:table-cell>
          <table:table-cell office:value-type="float" office:value="0.127" calcext:value-type="float">
            <text:p>0,127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8" calcext:value-type="float">
            <text:p>0,248</text:p>
          </table:table-cell>
          <table:table-cell office:value-type="float" office:value="0.389" calcext:value-type="float">
            <text:p>0,389</text:p>
          </table:table-cell>
          <table:table-cell office:value-type="float" office:value="0.538" calcext:value-type="float">
            <text:p>0,538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6.577" calcext:value-type="float">
            <text:p>6,577</text:p>
          </table:table-cell>
          <table:table-cell office:value-type="float" office:value="18.016" calcext:value-type="float">
            <text:p>18,016</text:p>
          </table:table-cell>
          <table:table-cell office:value-type="float" office:value="34.677" calcext:value-type="float">
            <text:p>34,677</text:p>
          </table:table-cell>
          <table:table-cell office:value-type="float" office:value="33.434" calcext:value-type="float">
            <text:p>33,434</text:p>
          </table:table-cell>
          <table:table-cell office:value-type="float" office:value="7.295" calcext:value-type="float">
            <text:p>7,295</text:p>
          </table:table-cell>
          <table:table-cell/>
          <table:table-cell table:formula="of:=MAX([.W84];[.X84];[.T84];[.U84];[.V84])" office:value-type="float" office:value="34.677" calcext:value-type="float">
            <text:p>34,67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49" calcext:value-type="float">
            <text:p>0,749</text:p>
          </table:table-cell>
          <table:table-cell office:value-type="float" office:value="0.785" calcext:value-type="float">
            <text:p>0,785</text:p>
          </table:table-cell>
          <table:table-cell office:value-type="float" office:value="0.85" calcext:value-type="float">
            <text:p>0,85</text:p>
          </table:table-cell>
          <table:table-cell table:style-name="ce2" office:value-type="float" office:value="1.012" calcext:value-type="float">
            <text:p>1,012</text:p>
          </table:table-cell>
          <table:table-cell office:value-type="float" office:value="1.502" calcext:value-type="float">
            <text:p>1,502</text:p>
          </table:table-cell>
          <table:table-cell office:value-type="float" office:value="2.347" calcext:value-type="float">
            <text:p>2,347</text:p>
          </table:table-cell>
          <table:table-cell office:value-type="float" office:value="8.438" calcext:value-type="float">
            <text:p>8,4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.095" calcext:value-type="float">
            <text:p>0,095</text:p>
          </table:table-cell>
          <table:table-cell office:value-type="float" office:value="0.127" calcext:value-type="float">
            <text:p>0,127</text:p>
          </table:table-cell>
          <table:table-cell office:value-type="float" office:value="0.183" calcext:value-type="float">
            <text:p>0,183</text:p>
          </table:table-cell>
          <table:table-cell office:value-type="float" office:value="0.247" calcext:value-type="float">
            <text:p>0,247</text:p>
          </table:table-cell>
          <table:table-cell office:value-type="float" office:value="0.341" calcext:value-type="float">
            <text:p>0,341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6.266" calcext:value-type="float">
            <text:p>6,266</text:p>
          </table:table-cell>
          <table:table-cell office:value-type="float" office:value="18.104" calcext:value-type="float">
            <text:p>18,104</text:p>
          </table:table-cell>
          <table:table-cell office:value-type="float" office:value="34.831" calcext:value-type="float">
            <text:p>34,831</text:p>
          </table:table-cell>
          <table:table-cell office:value-type="float" office:value="33.949" calcext:value-type="float">
            <text:p>33,949</text:p>
          </table:table-cell>
          <table:table-cell office:value-type="float" office:value="6.849" calcext:value-type="float">
            <text:p>6,849</text:p>
          </table:table-cell>
          <table:table-cell/>
          <table:table-cell table:formula="of:=MAX([.W85];[.X85];[.T85];[.U85];[.V85])" office:value-type="float" office:value="34.831" calcext:value-type="float">
            <text:p>34,83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36" calcext:value-type="float">
            <text:p>0,736</text:p>
          </table:table-cell>
          <table:table-cell office:value-type="float" office:value="0.752" calcext:value-type="float">
            <text:p>0,752</text:p>
          </table:table-cell>
          <table:table-cell office:value-type="float" office:value="0.774" calcext:value-type="float">
            <text:p>0,774</text:p>
          </table:table-cell>
          <table:table-cell table:style-name="ce2" office:value-type="float" office:value="0.847" calcext:value-type="float">
            <text:p>0,847</text:p>
          </table:table-cell>
          <table:table-cell office:value-type="float" office:value="1.12" calcext:value-type="float">
            <text:p>1,12</text:p>
          </table:table-cell>
          <table:table-cell office:value-type="float" office:value="1.636" calcext:value-type="float">
            <text:p>1,636</text:p>
          </table:table-cell>
          <table:table-cell office:value-type="float" office:value="6.445" calcext:value-type="float">
            <text:p>6,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,045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8" calcext:value-type="float">
            <text:p>0,078</text:p>
          </table:table-cell>
          <table:table-cell office:value-type="float" office:value="0.116" calcext:value-type="float">
            <text:p>0,116</text:p>
          </table:table-cell>
          <table:table-cell office:value-type="float" office:value="0.206" calcext:value-type="float">
            <text:p>0,206</text:p>
          </table:table-cell>
          <table:table-cell office:value-type="float" office:value="0.301" calcext:value-type="float">
            <text:p>0,301</text:p>
          </table:table-cell>
          <table:table-cell office:value-type="float" office:value="0.671" calcext:value-type="float">
            <text:p>0,671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5.812" calcext:value-type="float">
            <text:p>5,812</text:p>
          </table:table-cell>
          <table:table-cell office:value-type="float" office:value="18.13" calcext:value-type="float">
            <text:p>18,13</text:p>
          </table:table-cell>
          <table:table-cell office:value-type="float" office:value="35.283" calcext:value-type="float">
            <text:p>35,283</text:p>
          </table:table-cell>
          <table:table-cell office:value-type="float" office:value="34.282" calcext:value-type="float">
            <text:p>34,282</text:p>
          </table:table-cell>
          <table:table-cell office:value-type="float" office:value="6.493" calcext:value-type="float">
            <text:p>6,493</text:p>
          </table:table-cell>
          <table:table-cell/>
          <table:table-cell table:formula="of:=MAX([.W86];[.X86];[.T86];[.U86];[.V86])" office:value-type="float" office:value="35.283" calcext:value-type="float">
            <text:p>35,28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36" calcext:value-type="float">
            <text:p>0,736</text:p>
          </table:table-cell>
          <table:table-cell table:style-name="ce2" office:value-type="float" office:value="0.758" calcext:value-type="float">
            <text:p>0,758</text:p>
          </table:table-cell>
          <table:table-cell office:value-type="float" office:value="0.869" calcext:value-type="float">
            <text:p>0,869</text:p>
          </table:table-cell>
          <table:table-cell office:value-type="float" office:value="1.108" calcext:value-type="float">
            <text:p>1,108</text:p>
          </table:table-cell>
          <table:table-cell office:value-type="float" office:value="4.322" calcext:value-type="float">
            <text:p>4,3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,021</text:p>
          </table:table-cell>
          <table:table-cell office:value-type="float" office:value="0.039" calcext:value-type="float">
            <text:p>0,039</text:p>
          </table:table-cell>
          <table:table-cell office:value-type="float" office:value="0.103" calcext:value-type="float">
            <text:p>0,103</text:p>
          </table:table-cell>
          <table:table-cell office:value-type="float" office:value="0.174" calcext:value-type="float">
            <text:p>0,174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5.468" calcext:value-type="float">
            <text:p>5,468</text:p>
          </table:table-cell>
          <table:table-cell office:value-type="float" office:value="18.216" calcext:value-type="float">
            <text:p>18,216</text:p>
          </table:table-cell>
          <table:table-cell office:value-type="float" office:value="35.506" calcext:value-type="float">
            <text:p>35,506</text:p>
          </table:table-cell>
          <table:table-cell office:value-type="float" office:value="34.574" calcext:value-type="float">
            <text:p>34,574</text:p>
          </table:table-cell>
          <table:table-cell office:value-type="float" office:value="6.235" calcext:value-type="float">
            <text:p>6,235</text:p>
          </table:table-cell>
          <table:table-cell/>
          <table:table-cell table:formula="of:=MAX([.W87];[.X87];[.T87];[.U87];[.V87])" office:value-type="float" office:value="35.506" calcext:value-type="float">
            <text:p>35,506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35" calcext:value-type="float">
            <text:p>0,735</text:p>
          </table:table-cell>
          <table:table-cell table:style-name="ce2" office:value-type="float" office:value="0.744" calcext:value-type="float">
            <text:p>0,744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1" calcext:value-type="float">
            <text:p>0,841</text:p>
          </table:table-cell>
          <table:table-cell office:value-type="float" office:value="2.543" calcext:value-type="float">
            <text:p>2,5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5" calcext:value-type="float">
            <text:p>0,025</text:p>
          </table:table-cell>
          <table:table-cell office:value-type="float" office:value="0.057" calcext:value-type="float">
            <text:p>0,057</text:p>
          </table:table-cell>
          <table:table-cell office:value-type="float" office:value="0.083" calcext:value-type="float">
            <text:p>0,083</text:p>
          </table:table-cell>
          <table:table-cell office:value-type="float" office:value="0.381" calcext:value-type="float">
            <text:p>0,381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5.178" calcext:value-type="float">
            <text:p>5,178</text:p>
          </table:table-cell>
          <table:table-cell office:value-type="float" office:value="18.236" calcext:value-type="float">
            <text:p>18,236</text:p>
          </table:table-cell>
          <table:table-cell office:value-type="float" office:value="35.734" calcext:value-type="float">
            <text:p>35,734</text:p>
          </table:table-cell>
          <table:table-cell office:value-type="float" office:value="34.943" calcext:value-type="float">
            <text:p>34,943</text:p>
          </table:table-cell>
          <table:table-cell office:value-type="float" office:value="5.908" calcext:value-type="float">
            <text:p>5,908</text:p>
          </table:table-cell>
          <table:table-cell/>
          <table:table-cell table:formula="of:=MAX([.W88];[.X88];[.T88];[.U88];[.V88])" office:value-type="float" office:value="35.734" calcext:value-type="float">
            <text:p>35,73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73" calcext:value-type="float">
            <text:p>0,73</text:p>
          </table:table-cell>
          <table:table-cell table:style-name="ce2" office:value-type="float" office:value="0.73" calcext:value-type="float">
            <text:p>0,73</text:p>
          </table:table-cell>
          <table:table-cell office:value-type="float" office:value="0.73" calcext:value-type="float">
            <text:p>0,73</text:p>
          </table:table-cell>
          <table:table-cell office:value-type="float" office:value="0.737" calcext:value-type="float">
            <text:p>0,737</text:p>
          </table:table-cell>
          <table:table-cell office:value-type="float" office:value="1.395" calcext:value-type="float">
            <text:p>1,39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office:value-type="float" office:value="0.175" calcext:value-type="float">
            <text:p>0,175</text:p>
          </table:table-cell>
        </table:table-row>
      </table:table>
      <table:table table:name="similarité" table:style-name="ta1">
        <table:shapes>
          <draw:frame draw:z-index="0" draw:style-name="gr1" draw:text-style-name="P1" svg:width="182.73mm" svg:height="102.78mm" svg:x="0mm" svg:y="0mm">
            <draw:object draw:notify-on-update-of-ranges="similarité.R5:similarité.R22 similarité.AC1:similarité.AC1 similarité.AC5:similarité.AC22 similarité.AD1:similarité.AD1 similarité.AD5:similarité.AD22 similarité.AE1:similarité.AE1 similarité.AE5:similarité.AE22 similarité.AF1:similarité.AF1 similarité.AF5:similarité.AF22 similarité.AG1:similarité.AG1 similarité.AG5:similarité.AG22 similarité.AH1:similarité.AH1 similarité.AH5:similarité.AH22 similarité.AI1:similarité.AI1 similarité.AI5:similarité.AI22 similarité.AJ1:similarité.AJ1 similarité.AJ5:similarité.AJ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83.88mm" svg:height="103.43mm" svg:x="184.5mm" svg:y="0mm">
            <draw:object draw:notify-on-update-of-ranges="similarité.R5:similarité.R22 similarité.AL1:similarité.AL1 similarité.AL5:similarité.AL22 similarité.AM1:similarité.AM1 similarité.AM5:similarité.AM22 similarité.AN1:similarité.AN1 similarité.AN5:similarité.AN22 similarité.AO1:similarité.AO1 similarité.AO5:similarité.AO22 similarité.AP1:similarité.AP1 similarité.AP5:similarité.AP22 similarité.AQ1:similarité.AQ1 similarité.AQ5:similarité.AQ22 similarité.AR1:similarité.AR1 similarité.AR5:similarité.AR22 similarité.AS1:similarité.AS1 similarité.AS5:similarité.AS2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84.67mm" svg:height="103.88mm" svg:x="0mm" svg:y="104.21mm">
            <draw:object draw:notify-on-update-of-ranges="similarité.R25:similarité.R44 similarité.AC1:similarité.AC1 similarité.AC25:similarité.AC44 similarité.AD1:similarité.AD1 similarité.AD25:similarité.AD44 similarité.AE1:similarité.AE1 similarité.AE25:similarité.AE44 similarité.AF1:similarité.AF1 similarité.AF25:similarité.AF44 similarité.AG1:similarité.AG1 similarité.AG25:similarité.AG44 similarité.AH1:similarité.AH1 similarité.AH25:similarité.AH44 similarité.AI1:similarité.AI1 similarité.AI25:similarité.AI44 similarité.AJ1:similarité.AJ1 similarité.AJ25:similarité.A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82.48mm" svg:height="102.64mm" svg:x="181.73mm" svg:y="104.22mm">
            <draw:object draw:notify-on-update-of-ranges="similarité.R25:similarité.R44 similarité.AL1:similarité.AL1 similarité.AL25:similarité.AL44 similarité.AM1:similarité.AM1 similarité.AM25:similarité.AM44 similarité.AN1:similarité.AN1 similarité.AN25:similarité.AN44 similarité.AO1:similarité.AO1 similarité.AO25:similarité.AO44 similarité.AP1:similarité.AP1 similarité.AP25:similarité.AP44 similarité.AQ1:similarité.AQ1 similarité.AQ25:similarité.AQ44 similarité.AR1:similarité.AR1 similarité.AR25:similarité.AR44 similarité.AS1:similarité.AS1 similarité.AS25:similarité.AS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82.33mm" svg:height="102.56mm" svg:x="0mm" svg:y="207.85mm">
            <draw:object draw:notify-on-update-of-ranges="similarité.R50:similarité.R66 similarité.AC1:similarité.AC1 similarité.AC50:similarité.AC66 similarité.AD1:similarité.AD1 similarité.AD50:similarité.AD66 similarité.AE1:similarité.AE1 similarité.AE50:similarité.AE66 similarité.AF1:similarité.AF1 similarité.AF50:similarité.AF66 similarité.AG1:similarité.AG1 similarité.AG50:similarité.AG66 similarité.AH1:similarité.AH1 similarité.AH50:similarité.AH66 similarité.AI1:similarité.AI1 similarité.AI50:similarité.AI66 similarité.AJ1:similarité.AJ1 similarité.AJ50:similarité.AJ66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181.02mm" svg:height="101.82mm" svg:x="181.5mm" svg:y="208.07mm">
            <draw:object draw:notify-on-update-of-ranges="similarité.R50:similarité.R66 similarité.AL1:similarité.AL1 similarité.AL50:similarité.AL66 similarité.AM1:similarité.AM1 similarité.AM50:similarité.AM66 similarité.AN1:similarité.AN1 similarité.AN50:similarité.AN66 similarité.AO1:similarité.AO1 similarité.AO50:similarité.AO66 similarité.AP1:similarité.AP1 similarité.AP50:similarité.AP66 similarité.AQ1:similarité.AQ1 similarité.AQ50:similarité.AQ66 similarité.AR1:similarité.AR1 similarité.AR50:similarité.AR66 similarité.AS1:similarité.AS1 similarité.AS50:similarité.AS66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6" draw:style-name="gr1" draw:text-style-name="P1" svg:width="182.96mm" svg:height="102.91mm" svg:x="0mm" svg:y="312.14mm">
            <draw:object draw:notify-on-update-of-ranges="similarité.R70:similarité.R88 similarité.AC1:similarité.AC1 similarité.AC70:similarité.AC88 similarité.AD1:similarité.AD1 similarité.AD70:similarité.AD88 similarité.AE1:similarité.AE1 similarité.AE70:similarité.AE88 similarité.AF1:similarité.AF1 similarité.AF70:similarité.AF88 similarité.AG1:similarité.AG1 similarité.AG70:similarité.AG88 similarité.AH1:similarité.AH1 similarité.AH70:similarité.AH88 similarité.AI1:similarité.AI1 similarité.AI70:similarité.AI88 similarité.AJ1:similarité.AJ1 similarité.AJ70:similarité.AJ88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7" draw:style-name="gr1" draw:text-style-name="P1" svg:width="182.93mm" svg:height="102.89mm" svg:x="183mm" svg:y="311.71mm">
            <draw:object draw:notify-on-update-of-ranges="similarité.R70:similarité.R88 similarité.AL1:similarité.AL1 similarité.AL70:similarité.AL88 similarité.AM1:similarité.AM1 similarité.AM70:similarité.AM88 similarité.AN1:similarité.AN1 similarité.AN70:similarité.AN88 similarité.AO1:similarité.AO1 similarité.AO70:similarité.AO88 similarité.AP1:similarité.AP1 similarité.AP70:similarité.AP88 similarité.AQ1:similarité.AQ1 similarité.AQ70:similarité.AQ88 similarité.AR1:similarité.AR1 similarité.AR70:similarité.AR88 similarité.AS1:similarité.AS1 similarité.AS70:similarité.AS88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number-columns-repeated="45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 office:value-type="string" calcext:value-type="string">
            <text:p>prévalence 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2.593" calcext:value-type="float">
            <text:p>32,593</text:p>
          </table:table-cell>
          <table:table-cell office:value-type="float" office:value="20.926" calcext:value-type="float">
            <text:p>20,926</text:p>
          </table:table-cell>
          <table:table-cell office:value-type="float" office:value="46.481" calcext:value-type="float">
            <text:p>46,481</text:p>
          </table:table-cell>
          <table:table-cell table:number-columns-repeated="3"/>
          <table:table-cell table:formula="of:=MAX([.T5];[.U5];[.V5])" office:value-type="float" office:value="46.481" calcext:value-type="float">
            <text:p>46,4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04" calcext:value-type="float">
            <text:p>13,704</text:p>
          </table:table-cell>
          <table:table-cell office:value-type="float" office:value="16.366" calcext:value-type="float">
            <text:p>16,366</text:p>
          </table:table-cell>
          <table:table-cell office:value-type="float" office:value="20.809" calcext:value-type="float">
            <text:p>20,809</text:p>
          </table:table-cell>
          <table:table-cell office:value-type="float" office:value="24.653" calcext:value-type="float">
            <text:p>24,653</text:p>
          </table:table-cell>
          <table:table-cell office:value-type="float" office:value="27.665" calcext:value-type="float">
            <text:p>27,665</text:p>
          </table:table-cell>
          <table:table-cell office:value-type="float" office:value="30.288" calcext:value-type="float">
            <text:p>30,288</text:p>
          </table:table-cell>
          <table:table-cell office:value-type="float" office:value="39.12" calcext:value-type="float">
            <text:p>39,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34" calcext:value-type="float">
            <text:p>2,734</text:p>
          </table:table-cell>
          <table:table-cell office:value-type="float" office:value="1.402" calcext:value-type="float">
            <text:p>1,402</text:p>
          </table:table-cell>
          <table:table-cell office:value-type="float" office:value="1.685" calcext:value-type="float">
            <text:p>1,685</text:p>
          </table:table-cell>
          <table:table-cell office:value-type="float" office:value="1.709" calcext:value-type="float">
            <text:p>1,709</text:p>
          </table:table-cell>
          <table:table-cell office:value-type="float" office:value="1.808" calcext:value-type="float">
            <text:p>1,808</text:p>
          </table:table-cell>
          <table:table-cell office:value-type="float" office:value="1.829" calcext:value-type="float">
            <text:p>1,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3.307" calcext:value-type="float">
            <text:p>33,307</text:p>
          </table:table-cell>
          <table:table-cell office:value-type="float" office:value="23.485" calcext:value-type="float">
            <text:p>23,485</text:p>
          </table:table-cell>
          <table:table-cell office:value-type="float" office:value="43.208" calcext:value-type="float">
            <text:p>43,208</text:p>
          </table:table-cell>
          <table:table-cell table:number-columns-repeated="3"/>
          <table:table-cell table:formula="of:=MAX([.T6];[.U6];[.V6])" office:value-type="float" office:value="43.208" calcext:value-type="float">
            <text:p>43,208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462" calcext:value-type="float">
            <text:p>12,462</text:p>
          </table:table-cell>
          <table:table-cell office:value-type="float" office:value="14.868" calcext:value-type="float">
            <text:p>14,868</text:p>
          </table:table-cell>
          <table:table-cell office:value-type="float" office:value="18.999" calcext:value-type="float">
            <text:p>18,999</text:p>
          </table:table-cell>
          <table:table-cell office:value-type="float" office:value="22.048" calcext:value-type="float">
            <text:p>22,048</text:p>
          </table:table-cell>
          <table:table-cell office:value-type="float" office:value="25.575" calcext:value-type="float">
            <text:p>25,575</text:p>
          </table:table-cell>
          <table:table-cell office:value-type="float" office:value="28.156" calcext:value-type="float">
            <text:p>28,156</text:p>
          </table:table-cell>
          <table:table-cell office:value-type="float" office:value="36.046" calcext:value-type="float">
            <text:p>36,0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67" calcext:value-type="float">
            <text:p>2,367</text:p>
          </table:table-cell>
          <table:table-cell office:value-type="float" office:value="2.158" calcext:value-type="float">
            <text:p>2,158</text:p>
          </table:table-cell>
          <table:table-cell office:value-type="float" office:value="1.994" calcext:value-type="float">
            <text:p>1,994</text:p>
          </table:table-cell>
          <table:table-cell office:value-type="float" office:value="1.997" calcext:value-type="float">
            <text:p>1,997</text:p>
          </table:table-cell>
          <table:table-cell office:value-type="float" office:value="1.567" calcext:value-type="float">
            <text:p>1,567</text:p>
          </table:table-cell>
          <table:table-cell office:value-type="float" office:value="1.676" calcext:value-type="float">
            <text:p>1,676</text:p>
          </table:table-cell>
          <table:table-cell office:value-type="float" office:value="1.317" calcext:value-type="float">
            <text:p>1,317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2.981" calcext:value-type="float">
            <text:p>32,981</text:p>
          </table:table-cell>
          <table:table-cell office:value-type="float" office:value="24.722" calcext:value-type="float">
            <text:p>24,722</text:p>
          </table:table-cell>
          <table:table-cell office:value-type="float" office:value="42.298" calcext:value-type="float">
            <text:p>42,298</text:p>
          </table:table-cell>
          <table:table-cell table:number-columns-repeated="3"/>
          <table:table-cell table:formula="of:=MAX([.T7];[.U7];[.V7])" office:value-type="float" office:value="42.298" calcext:value-type="float">
            <text:p>42,298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69" calcext:value-type="float">
            <text:p>11,469</text:p>
          </table:table-cell>
          <table:table-cell office:value-type="float" office:value="13.639" calcext:value-type="float">
            <text:p>13,639</text:p>
          </table:table-cell>
          <table:table-cell office:value-type="float" office:value="17.672" calcext:value-type="float">
            <text:p>17,672</text:p>
          </table:table-cell>
          <table:table-cell office:value-type="float" office:value="20.471" calcext:value-type="float">
            <text:p>20,471</text:p>
          </table:table-cell>
          <table:table-cell office:value-type="float" office:value="23.995" calcext:value-type="float">
            <text:p>23,995</text:p>
          </table:table-cell>
          <table:table-cell office:value-type="float" office:value="26.555" calcext:value-type="float">
            <text:p>26,555</text:p>
          </table:table-cell>
          <table:table-cell office:value-type="float" office:value="34.226" calcext:value-type="float">
            <text:p>34,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35" calcext:value-type="float">
            <text:p>2,235</text:p>
          </table:table-cell>
          <table:table-cell office:value-type="float" office:value="2.041" calcext:value-type="float">
            <text:p>2,041</text:p>
          </table:table-cell>
          <table:table-cell office:value-type="float" office:value="1.837" calcext:value-type="float">
            <text:p>1,837</text:p>
          </table:table-cell>
          <table:table-cell office:value-type="float" office:value="1.943" calcext:value-type="float">
            <text:p>1,943</text:p>
          </table:table-cell>
          <table:table-cell office:value-type="float" office:value="1.57" calcext:value-type="float">
            <text:p>1,57</text:p>
          </table:table-cell>
          <table:table-cell office:value-type="float" office:value="1.686" calcext:value-type="float">
            <text:p>1,686</text:p>
          </table:table-cell>
          <table:table-cell office:value-type="float" office:value="1.298" calcext:value-type="float">
            <text:p>1,29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1.677" calcext:value-type="float">
            <text:p>31,677</text:p>
          </table:table-cell>
          <table:table-cell office:value-type="float" office:value="29.852" calcext:value-type="float">
            <text:p>29,852</text:p>
          </table:table-cell>
          <table:table-cell office:value-type="float" office:value="38.471" calcext:value-type="float">
            <text:p>38,471</text:p>
          </table:table-cell>
          <table:table-cell table:number-columns-repeated="3"/>
          <table:table-cell table:formula="of:=MAX([.T8];[.U8];[.V8])" office:value-type="float" office:value="38.471" calcext:value-type="float">
            <text:p>38,471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84" calcext:value-type="float">
            <text:p>9,84</text:p>
          </table:table-cell>
          <table:table-cell office:value-type="float" office:value="12.118" calcext:value-type="float">
            <text:p>12,118</text:p>
          </table:table-cell>
          <table:table-cell office:value-type="float" office:value="15.422" calcext:value-type="float">
            <text:p>15,422</text:p>
          </table:table-cell>
          <table:table-cell office:value-type="float" office:value="18.546" calcext:value-type="float">
            <text:p>18,546</text:p>
          </table:table-cell>
          <table:table-cell office:value-type="float" office:value="21.482" calcext:value-type="float">
            <text:p>21,482</text:p>
          </table:table-cell>
          <table:table-cell office:value-type="float" office:value="24.561" calcext:value-type="float">
            <text:p>24,561</text:p>
          </table:table-cell>
          <table:table-cell office:value-type="float" office:value="32.087" calcext:value-type="float">
            <text:p>32,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51" calcext:value-type="float">
            <text:p>2,051</text:p>
          </table:table-cell>
          <table:table-cell office:value-type="float" office:value="1.782" calcext:value-type="float">
            <text:p>1,782</text:p>
          </table:table-cell>
          <table:table-cell office:value-type="float" office:value="1.792" calcext:value-type="float">
            <text:p>1,792</text:p>
          </table:table-cell>
          <table:table-cell office:value-type="float" office:value="1.669" calcext:value-type="float">
            <text:p>1,669</text:p>
          </table:table-cell>
          <table:table-cell office:value-type="float" office:value="1.573" calcext:value-type="float">
            <text:p>1,573</text:p>
          </table:table-cell>
          <table:table-cell office:value-type="float" office:value="1.466" calcext:value-type="float">
            <text:p>1,466</text:p>
          </table:table-cell>
          <table:table-cell office:value-type="float" office:value="1.165" calcext:value-type="float">
            <text:p>1,165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1.066" calcext:value-type="float">
            <text:p>31,066</text:p>
          </table:table-cell>
          <table:table-cell office:value-type="float" office:value="33.38" calcext:value-type="float">
            <text:p>33,38</text:p>
          </table:table-cell>
          <table:table-cell office:value-type="float" office:value="35.554" calcext:value-type="float">
            <text:p>35,554</text:p>
          </table:table-cell>
          <table:table-cell table:number-columns-repeated="3"/>
          <table:table-cell table:formula="of:=MAX([.T9];[.U9];[.V9])" office:value-type="float" office:value="35.554" calcext:value-type="float">
            <text:p>35,55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35" calcext:value-type="float">
            <text:p>7,935</text:p>
          </table:table-cell>
          <table:table-cell office:value-type="float" office:value="10.092" calcext:value-type="float">
            <text:p>10,092</text:p>
          </table:table-cell>
          <table:table-cell office:value-type="float" office:value="12.844" calcext:value-type="float">
            <text:p>12,844</text:p>
          </table:table-cell>
          <table:table-cell office:value-type="float" office:value="15.775" calcext:value-type="float">
            <text:p>15,775</text:p>
          </table:table-cell>
          <table:table-cell office:value-type="float" office:value="18.456" calcext:value-type="float">
            <text:p>18,456</text:p>
          </table:table-cell>
          <table:table-cell office:value-type="float" office:value="21.647" calcext:value-type="float">
            <text:p>21,647</text:p>
          </table:table-cell>
          <table:table-cell office:value-type="float" office:value="29.236" calcext:value-type="float">
            <text:p>29,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61" calcext:value-type="float">
            <text:p>1,961</text:p>
          </table:table-cell>
          <table:table-cell office:value-type="float" office:value="1.756" calcext:value-type="float">
            <text:p>1,756</text:p>
          </table:table-cell>
          <table:table-cell office:value-type="float" office:value="1.775" calcext:value-type="float">
            <text:p>1,775</text:p>
          </table:table-cell>
          <table:table-cell office:value-type="float" office:value="1.716" calcext:value-type="float">
            <text:p>1,716</text:p>
          </table:table-cell>
          <table:table-cell office:value-type="float" office:value="1.552" calcext:value-type="float">
            <text:p>1,552</text:p>
          </table:table-cell>
          <table:table-cell office:value-type="float" office:value="1.523" calcext:value-type="float">
            <text:p>1,523</text:p>
          </table:table-cell>
          <table:table-cell office:value-type="float" office:value="1.283" calcext:value-type="float">
            <text:p>1,283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0.67" calcext:value-type="float">
            <text:p>30,67</text:p>
          </table:table-cell>
          <table:table-cell office:value-type="float" office:value="35.372" calcext:value-type="float">
            <text:p>35,372</text:p>
          </table:table-cell>
          <table:table-cell office:value-type="float" office:value="33.958" calcext:value-type="float">
            <text:p>33,958</text:p>
          </table:table-cell>
          <table:table-cell table:number-columns-repeated="3"/>
          <table:table-cell table:formula="of:=MAX([.T10];[.U10];[.V10])" office:value-type="float" office:value="35.372" calcext:value-type="float">
            <text:p>35,37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106" calcext:value-type="float">
            <text:p>6,106</text:p>
          </table:table-cell>
          <table:table-cell office:value-type="float" office:value="7.809" calcext:value-type="float">
            <text:p>7,809</text:p>
          </table:table-cell>
          <table:table-cell office:value-type="float" office:value="10.101" calcext:value-type="float">
            <text:p>10,101</text:p>
          </table:table-cell>
          <table:table-cell office:value-type="float" office:value="12.686" calcext:value-type="float">
            <text:p>12,686</text:p>
          </table:table-cell>
          <table:table-cell office:value-type="float" office:value="15.289" calcext:value-type="float">
            <text:p>15,289</text:p>
          </table:table-cell>
          <table:table-cell office:value-type="float" office:value="18.305" calcext:value-type="float">
            <text:p>18,305</text:p>
          </table:table-cell>
          <table:table-cell office:value-type="float" office:value="26.118" calcext:value-type="float">
            <text:p>26,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67" calcext:value-type="float">
            <text:p>1,867</text:p>
          </table:table-cell>
          <table:table-cell office:value-type="float" office:value="1.792" calcext:value-type="float">
            <text:p>1,792</text:p>
          </table:table-cell>
          <table:table-cell office:value-type="float" office:value="1.876" calcext:value-type="float">
            <text:p>1,876</text:p>
          </table:table-cell>
          <table:table-cell office:value-type="float" office:value="1.85" calcext:value-type="float">
            <text:p>1,85</text:p>
          </table:table-cell>
          <table:table-cell office:value-type="float" office:value="1.71" calcext:value-type="float">
            <text:p>1,71</text:p>
          </table:table-cell>
          <table:table-cell office:value-type="float" office:value="1.65" calcext:value-type="float">
            <text:p>1,65</text:p>
          </table:table-cell>
          <table:table-cell office:value-type="float" office:value="1.258" calcext:value-type="float">
            <text:p>1,258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0.408" calcext:value-type="float">
            <text:p>30,408</text:p>
          </table:table-cell>
          <table:table-cell office:value-type="float" office:value="37.149" calcext:value-type="float">
            <text:p>37,149</text:p>
          </table:table-cell>
          <table:table-cell office:value-type="float" office:value="32.443" calcext:value-type="float">
            <text:p>32,443</text:p>
          </table:table-cell>
          <table:table-cell table:number-columns-repeated="3"/>
          <table:table-cell table:formula="of:=MAX([.T11];[.U11];[.V11])" office:value-type="float" office:value="37.149" calcext:value-type="float">
            <text:p>37,14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63" calcext:value-type="float">
            <text:p>4,363</text:p>
          </table:table-cell>
          <table:table-cell office:value-type="float" office:value="5.844" calcext:value-type="float">
            <text:p>5,844</text:p>
          </table:table-cell>
          <table:table-cell office:value-type="float" office:value="7.84" calcext:value-type="float">
            <text:p>7,84</text:p>
          </table:table-cell>
          <table:table-cell office:value-type="float" office:value="10.068" calcext:value-type="float">
            <text:p>10,068</text:p>
          </table:table-cell>
          <table:table-cell office:value-type="float" office:value="12.565" calcext:value-type="float">
            <text:p>12,565</text:p>
          </table:table-cell>
          <table:table-cell office:value-type="float" office:value="15.388" calcext:value-type="float">
            <text:p>15,388</text:p>
          </table:table-cell>
          <table:table-cell office:value-type="float" office:value="23.273" calcext:value-type="float">
            <text:p>23,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56" calcext:value-type="float">
            <text:p>1,556</text:p>
          </table:table-cell>
          <table:table-cell office:value-type="float" office:value="1.607" calcext:value-type="float">
            <text:p>1,607</text:p>
          </table:table-cell>
          <table:table-cell office:value-type="float" office:value="1.669" calcext:value-type="float">
            <text:p>1,669</text:p>
          </table:table-cell>
          <table:table-cell office:value-type="float" office:value="1.697" calcext:value-type="float">
            <text:p>1,697</text:p>
          </table:table-cell>
          <table:table-cell office:value-type="float" office:value="1.635" calcext:value-type="float">
            <text:p>1,635</text:p>
          </table:table-cell>
          <table:table-cell office:value-type="float" office:value="1.6" calcext:value-type="float">
            <text:p>1,6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0.022" calcext:value-type="float">
            <text:p>30,022</text:p>
          </table:table-cell>
          <table:table-cell office:value-type="float" office:value="38.291" calcext:value-type="float">
            <text:p>38,291</text:p>
          </table:table-cell>
          <table:table-cell office:value-type="float" office:value="31.687" calcext:value-type="float">
            <text:p>31,687</text:p>
          </table:table-cell>
          <table:table-cell table:number-columns-repeated="3"/>
          <table:table-cell table:formula="of:=MAX([.T12];[.U12];[.V12])" office:value-type="float" office:value="38.291" calcext:value-type="float">
            <text:p>38,29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61" calcext:value-type="float">
            <text:p>3,161</text:p>
          </table:table-cell>
          <table:table-cell office:value-type="float" office:value="4.367" calcext:value-type="float">
            <text:p>4,367</text:p>
          </table:table-cell>
          <table:table-cell office:value-type="float" office:value="5.94" calcext:value-type="float">
            <text:p>5,94</text:p>
          </table:table-cell>
          <table:table-cell office:value-type="float" office:value="7.8" calcext:value-type="float">
            <text:p>7,8</text:p>
          </table:table-cell>
          <table:table-cell office:value-type="float" office:value="10.055" calcext:value-type="float">
            <text:p>10,055</text:p>
          </table:table-cell>
          <table:table-cell office:value-type="float" office:value="12.532" calcext:value-type="float">
            <text:p>12,532</text:p>
          </table:table-cell>
          <table:table-cell office:value-type="float" office:value="20.51" calcext:value-type="float">
            <text:p>20,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8" calcext:value-type="float">
            <text:p>1,188</text:p>
          </table:table-cell>
          <table:table-cell office:value-type="float" office:value="1.232" calcext:value-type="float">
            <text:p>1,232</text:p>
          </table:table-cell>
          <table:table-cell office:value-type="float" office:value="1.33" calcext:value-type="float">
            <text:p>1,33</text:p>
          </table:table-cell>
          <table:table-cell office:value-type="float" office:value="1.321" calcext:value-type="float">
            <text:p>1,321</text:p>
          </table:table-cell>
          <table:table-cell office:value-type="float" office:value="1.395" calcext:value-type="float">
            <text:p>1,395</text:p>
          </table:table-cell>
          <table:table-cell office:value-type="float" office:value="1.309" calcext:value-type="float">
            <text:p>1,309</text:p>
          </table:table-cell>
          <table:table-cell office:value-type="float" office:value="1.036" calcext:value-type="float">
            <text:p>1,036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9.924" calcext:value-type="float">
            <text:p>29,924</text:p>
          </table:table-cell>
          <table:table-cell office:value-type="float" office:value="39.497" calcext:value-type="float">
            <text:p>39,497</text:p>
          </table:table-cell>
          <table:table-cell office:value-type="float" office:value="30.579" calcext:value-type="float">
            <text:p>30,579</text:p>
          </table:table-cell>
          <table:table-cell table:number-columns-repeated="3"/>
          <table:table-cell table:formula="of:=MAX([.T13];[.U13];[.V13])" office:value-type="float" office:value="39.497" calcext:value-type="float">
            <text:p>39,49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6" calcext:value-type="float">
            <text:p>2,266</text:p>
          </table:table-cell>
          <table:table-cell office:value-type="float" office:value="2.984" calcext:value-type="float">
            <text:p>2,984</text:p>
          </table:table-cell>
          <table:table-cell office:value-type="float" office:value="4.293" calcext:value-type="float">
            <text:p>4,293</text:p>
          </table:table-cell>
          <table:table-cell office:value-type="float" office:value="5.749" calcext:value-type="float">
            <text:p>5,749</text:p>
          </table:table-cell>
          <table:table-cell office:value-type="float" office:value="7.853" calcext:value-type="float">
            <text:p>7,853</text:p>
          </table:table-cell>
          <table:table-cell office:value-type="float" office:value="10.004" calcext:value-type="float">
            <text:p>10,004</text:p>
          </table:table-cell>
          <table:table-cell office:value-type="float" office:value="17.882" calcext:value-type="float">
            <text:p>17,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,029</text:p>
          </table:table-cell>
          <table:table-cell office:value-type="float" office:value="0.933" calcext:value-type="float">
            <text:p>0,933</text:p>
          </table:table-cell>
          <table:table-cell office:value-type="float" office:value="1.1" calcext:value-type="float">
            <text:p>1,1</text:p>
          </table:table-cell>
          <table:table-cell office:value-type="float" office:value="1.107" calcext:value-type="float">
            <text:p>1,107</text:p>
          </table:table-cell>
          <table:table-cell office:value-type="float" office:value="1.19" calcext:value-type="float">
            <text:p>1,19</text:p>
          </table:table-cell>
          <table:table-cell office:value-type="float" office:value="1.181" calcext:value-type="float">
            <text:p>1,181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9.785" calcext:value-type="float">
            <text:p>29,785</text:p>
          </table:table-cell>
          <table:table-cell office:value-type="float" office:value="40.659" calcext:value-type="float">
            <text:p>40,659</text:p>
          </table:table-cell>
          <table:table-cell office:value-type="float" office:value="29.556" calcext:value-type="float">
            <text:p>29,556</text:p>
          </table:table-cell>
          <table:table-cell table:number-columns-repeated="3"/>
          <table:table-cell table:formula="of:=MAX([.T14];[.U14];[.V14])" office:value-type="float" office:value="40.659" calcext:value-type="float">
            <text:p>40,6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41" calcext:value-type="float">
            <text:p>1,141</text:p>
          </table:table-cell>
          <table:table-cell office:value-type="float" office:value="1.69" calcext:value-type="float">
            <text:p>1,69</text:p>
          </table:table-cell>
          <table:table-cell office:value-type="float" office:value="2.666" calcext:value-type="float">
            <text:p>2,666</text:p>
          </table:table-cell>
          <table:table-cell office:value-type="float" office:value="3.803" calcext:value-type="float">
            <text:p>3,803</text:p>
          </table:table-cell>
          <table:table-cell office:value-type="float" office:value="5.685" calcext:value-type="float">
            <text:p>5,685</text:p>
          </table:table-cell>
          <table:table-cell office:value-type="float" office:value="7.561" calcext:value-type="float">
            <text:p>7,561</text:p>
          </table:table-cell>
          <table:table-cell office:value-type="float" office:value="15.373" calcext:value-type="float">
            <text:p>15,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,88</text:p>
          </table:table-cell>
          <table:table-cell office:value-type="float" office:value="0.798" calcext:value-type="float">
            <text:p>0,798</text:p>
          </table:table-cell>
          <table:table-cell office:value-type="float" office:value="0.957" calcext:value-type="float">
            <text:p>0,957</text:p>
          </table:table-cell>
          <table:table-cell office:value-type="float" office:value="0.985" calcext:value-type="float">
            <text:p>0,985</text:p>
          </table:table-cell>
          <table:table-cell office:value-type="float" office:value="0.974" calcext:value-type="float">
            <text:p>0,974</text:p>
          </table:table-cell>
          <table:table-cell office:value-type="float" office:value="1.046" calcext:value-type="float">
            <text:p>1,046</text:p>
          </table:table-cell>
          <table:table-cell office:value-type="float" office:value="0.957" calcext:value-type="float">
            <text:p>0,95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9.444" calcext:value-type="float">
            <text:p>29,444</text:p>
          </table:table-cell>
          <table:table-cell office:value-type="float" office:value="41.453" calcext:value-type="float">
            <text:p>41,453</text:p>
          </table:table-cell>
          <table:table-cell office:value-type="float" office:value="29.102" calcext:value-type="float">
            <text:p>29,102</text:p>
          </table:table-cell>
          <table:table-cell table:number-columns-repeated="3"/>
          <table:table-cell table:formula="of:=MAX([.T15];[.U15];[.V15])" office:value-type="float" office:value="41.453" calcext:value-type="float">
            <text:p>41,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,849</text:p>
          </table:table-cell>
          <table:table-cell office:value-type="float" office:value="1.233" calcext:value-type="float">
            <text:p>1,233</text:p>
          </table:table-cell>
          <table:table-cell office:value-type="float" office:value="1.959" calcext:value-type="float">
            <text:p>1,959</text:p>
          </table:table-cell>
          <table:table-cell office:value-type="float" office:value="2.821" calcext:value-type="float">
            <text:p>2,821</text:p>
          </table:table-cell>
          <table:table-cell office:value-type="float" office:value="4.39" calcext:value-type="float">
            <text:p>4,39</text:p>
          </table:table-cell>
          <table:table-cell office:value-type="float" office:value="5.821" calcext:value-type="float">
            <text:p>5,821</text:p>
          </table:table-cell>
          <table:table-cell office:value-type="float" office:value="12.992" calcext:value-type="float">
            <text:p>12,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,655</text:p>
          </table:table-cell>
          <table:table-cell office:value-type="float" office:value="0.587" calcext:value-type="float">
            <text:p>0,587</text:p>
          </table:table-cell>
          <table:table-cell office:value-type="float" office:value="0.752" calcext:value-type="float">
            <text:p>0,752</text:p>
          </table:table-cell>
          <table:table-cell office:value-type="float" office:value="0.823" calcext:value-type="float">
            <text:p>0,823</text:p>
          </table:table-cell>
          <table:table-cell office:value-type="float" office:value="0.986" calcext:value-type="float">
            <text:p>0,986</text:p>
          </table:table-cell>
          <table:table-cell office:value-type="float" office:value="1.044" calcext:value-type="float">
            <text:p>1,044</text:p>
          </table:table-cell>
          <table:table-cell office:value-type="float" office:value="0.806" calcext:value-type="float">
            <text:p>0,806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9.276" calcext:value-type="float">
            <text:p>29,276</text:p>
          </table:table-cell>
          <table:table-cell office:value-type="float" office:value="42.65" calcext:value-type="float">
            <text:p>42,65</text:p>
          </table:table-cell>
          <table:table-cell office:value-type="float" office:value="28.074" calcext:value-type="float">
            <text:p>28,074</text:p>
          </table:table-cell>
          <table:table-cell table:number-columns-repeated="3"/>
          <table:table-cell table:formula="of:=MAX([.T16];[.U16];[.V16])" office:value-type="float" office:value="42.65" calcext:value-type="float">
            <text:p>42,6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1.026" calcext:value-type="float">
            <text:p>1,026</text:p>
          </table:table-cell>
          <table:table-cell office:value-type="float" office:value="1.567" calcext:value-type="float">
            <text:p>1,567</text:p>
          </table:table-cell>
          <table:table-cell office:value-type="float" office:value="2.868" calcext:value-type="float">
            <text:p>2,868</text:p>
          </table:table-cell>
          <table:table-cell office:value-type="float" office:value="3.928" calcext:value-type="float">
            <text:p>3,928</text:p>
          </table:table-cell>
          <table:table-cell office:value-type="float" office:value="10.661" calcext:value-type="float">
            <text:p>10,6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.549" calcext:value-type="float">
            <text:p>0,549</text:p>
          </table:table-cell>
          <table:table-cell office:value-type="float" office:value="0.615" calcext:value-type="float">
            <text:p>0,615</text:p>
          </table:table-cell>
          <table:table-cell office:value-type="float" office:value="0.706" calcext:value-type="float">
            <text:p>0,706</text:p>
          </table:table-cell>
          <table:table-cell office:value-type="float" office:value="0.775" calcext:value-type="float">
            <text:p>0,775</text:p>
          </table:table-cell>
          <table:table-cell office:value-type="float" office:value="0.81" calcext:value-type="float">
            <text:p>0,81</text:p>
          </table:table-cell>
          <table:table-cell office:value-type="float" office:value="0.757" calcext:value-type="float">
            <text:p>0,757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9.104" calcext:value-type="float">
            <text:p>29,104</text:p>
          </table:table-cell>
          <table:table-cell office:value-type="float" office:value="43.324" calcext:value-type="float">
            <text:p>43,324</text:p>
          </table:table-cell>
          <table:table-cell office:value-type="float" office:value="27.571" calcext:value-type="float">
            <text:p>27,571</text:p>
          </table:table-cell>
          <table:table-cell table:number-columns-repeated="3"/>
          <table:table-cell table:formula="of:=MAX([.T17];[.U17];[.V17])" office:value-type="float" office:value="43.324" calcext:value-type="float">
            <text:p>43,3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,182</text:p>
          </table:table-cell>
          <table:table-cell office:value-type="float" office:value="0.383" calcext:value-type="float">
            <text:p>0,383</text:p>
          </table:table-cell>
          <table:table-cell office:value-type="float" office:value="0.66" calcext:value-type="float">
            <text:p>0,66</text:p>
          </table:table-cell>
          <table:table-cell office:value-type="float" office:value="1.059" calcext:value-type="float">
            <text:p>1,059</text:p>
          </table:table-cell>
          <table:table-cell office:value-type="float" office:value="1.955" calcext:value-type="float">
            <text:p>1,955</text:p>
          </table:table-cell>
          <table:table-cell office:value-type="float" office:value="2.803" calcext:value-type="float">
            <text:p>2,803</text:p>
          </table:table-cell>
          <table:table-cell office:value-type="float" office:value="8.598" calcext:value-type="float">
            <text:p>8,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,359</text:p>
          </table:table-cell>
          <table:table-cell office:value-type="float" office:value="0.456" calcext:value-type="float">
            <text:p>0,456</text:p>
          </table:table-cell>
          <table:table-cell office:value-type="float" office:value="0.558" calcext:value-type="float">
            <text:p>0,558</text:p>
          </table:table-cell>
          <table:table-cell office:value-type="float" office:value="0.62" calcext:value-type="float">
            <text:p>0,62</text:p>
          </table:table-cell>
          <table:table-cell office:value-type="float" office:value="0.779" calcext:value-type="float">
            <text:p>0,779</text:p>
          </table:table-cell>
          <table:table-cell office:value-type="float" office:value="0.828" calcext:value-type="float">
            <text:p>0,828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8.75" calcext:value-type="float">
            <text:p>28,75</text:p>
          </table:table-cell>
          <table:table-cell office:value-type="float" office:value="44.008" calcext:value-type="float">
            <text:p>44,008</text:p>
          </table:table-cell>
          <table:table-cell office:value-type="float" office:value="27.242" calcext:value-type="float">
            <text:p>27,242</text:p>
          </table:table-cell>
          <table:table-cell table:number-columns-repeated="3"/>
          <table:table-cell table:formula="of:=MAX([.T18];[.U18];[.V18])" office:value-type="float" office:value="44.008" calcext:value-type="float">
            <text:p>44,00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55" calcext:value-type="float">
            <text:p>0,155</text:p>
          </table:table-cell>
          <table:table-cell office:value-type="float" office:value="0.215" calcext:value-type="float">
            <text:p>0,215</text:p>
          </table:table-cell>
          <table:table-cell office:value-type="float" office:value="0.403" calcext:value-type="float">
            <text:p>0,403</text:p>
          </table:table-cell>
          <table:table-cell office:value-type="float" office:value="0.624" calcext:value-type="float">
            <text:p>0,624</text:p>
          </table:table-cell>
          <table:table-cell office:value-type="float" office:value="1.307" calcext:value-type="float">
            <text:p>1,307</text:p>
          </table:table-cell>
          <table:table-cell office:value-type="float" office:value="1.87" calcext:value-type="float">
            <text:p>1,87</text:p>
          </table:table-cell>
          <table:table-cell office:value-type="float" office:value="6.508" calcext:value-type="float">
            <text:p>6,5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,2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2" calcext:value-type="float">
            <text:p>0,392</text:p>
          </table:table-cell>
          <table:table-cell office:value-type="float" office:value="0.494" calcext:value-type="float">
            <text:p>0,494</text:p>
          </table:table-cell>
          <table:table-cell office:value-type="float" office:value="0.638" calcext:value-type="float">
            <text:p>0,638</text:p>
          </table:table-cell>
          <table:table-cell office:value-type="float" office:value="0.726" calcext:value-type="float">
            <text:p>0,726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8.78" calcext:value-type="float">
            <text:p>28,78</text:p>
          </table:table-cell>
          <table:table-cell office:value-type="float" office:value="44.946" calcext:value-type="float">
            <text:p>44,946</text:p>
          </table:table-cell>
          <table:table-cell office:value-type="float" office:value="26.274" calcext:value-type="float">
            <text:p>26,274</text:p>
          </table:table-cell>
          <table:table-cell table:number-columns-repeated="3"/>
          <table:table-cell table:formula="of:=MAX([.T19];[.U19];[.V19])" office:value-type="float" office:value="44.946" calcext:value-type="float">
            <text:p>44,94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5" calcext:value-type="float">
            <text:p>0,05</text:p>
          </table:table-cell>
          <table:table-cell office:value-type="float" office:value="0.106" calcext:value-type="float">
            <text:p>0,106</text:p>
          </table:table-cell>
          <table:table-cell office:value-type="float" office:value="0.178" calcext:value-type="float">
            <text:p>0,178</text:p>
          </table:table-cell>
          <table:table-cell office:value-type="float" office:value="0.547" calcext:value-type="float">
            <text:p>0,547</text:p>
          </table:table-cell>
          <table:table-cell office:value-type="float" office:value="0.839" calcext:value-type="float">
            <text:p>0,839</text:p>
          </table:table-cell>
          <table:table-cell office:value-type="float" office:value="4.848" calcext:value-type="float">
            <text:p>4,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office:value-type="float" office:value="0.147" calcext:value-type="float">
            <text:p>0,147</text:p>
          </table:table-cell>
          <table:table-cell office:value-type="float" office:value="0.197" calcext:value-type="float">
            <text:p>0,197</text:p>
          </table:table-cell>
          <table:table-cell office:value-type="float" office:value="0.189" calcext:value-type="float">
            <text:p>0,189</text:p>
          </table:table-cell>
          <table:table-cell office:value-type="float" office:value="0.253" calcext:value-type="float">
            <text:p>0,25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84" calcext:value-type="float">
            <text:p>0,384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8.464" calcext:value-type="float">
            <text:p>28,464</text:p>
          </table:table-cell>
          <table:table-cell office:value-type="float" office:value="45.501" calcext:value-type="float">
            <text:p>45,501</text:p>
          </table:table-cell>
          <table:table-cell office:value-type="float" office:value="26.034" calcext:value-type="float">
            <text:p>26,034</text:p>
          </table:table-cell>
          <table:table-cell table:number-columns-repeated="3"/>
          <table:table-cell table:formula="of:=MAX([.T20];[.U20];[.V20])" office:value-type="float" office:value="45.501" calcext:value-type="float">
            <text:p>45,501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4" calcext:value-type="float">
            <text:p>0,04</text:p>
          </table:table-cell>
          <table:table-cell office:value-type="float" office:value="0.242" calcext:value-type="float">
            <text:p>0,242</text:p>
          </table:table-cell>
          <table:table-cell office:value-type="float" office:value="0.36" calcext:value-type="float">
            <text:p>0,36</text:p>
          </table:table-cell>
          <table:table-cell office:value-type="float" office:value="3.131" calcext:value-type="float">
            <text:p>3,1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2" calcext:value-type="float">
            <text:p>0,082</text:p>
          </table:table-cell>
          <table:table-cell office:value-type="float" office:value="0.17" calcext:value-type="float">
            <text:p>0,17</text:p>
          </table:table-cell>
          <table:table-cell office:value-type="float" office:value="0.194" calcext:value-type="float">
            <text:p>0,194</text:p>
          </table:table-cell>
          <table:table-cell office:value-type="float" office:value="0.223" calcext:value-type="float">
            <text:p>0,22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8.464" calcext:value-type="float">
            <text:p>28,464</text:p>
          </table:table-cell>
          <table:table-cell office:value-type="float" office:value="46.07" calcext:value-type="float">
            <text:p>46,07</text:p>
          </table:table-cell>
          <table:table-cell office:value-type="float" office:value="25.465" calcext:value-type="float">
            <text:p>25,465</text:p>
          </table:table-cell>
          <table:table-cell table:number-columns-repeated="3"/>
          <table:table-cell table:formula="of:=MAX([.T21];[.U21];[.V21])" office:value-type="float" office:value="46.07" calcext:value-type="float">
            <text:p>46,07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9" calcext:value-type="float">
            <text:p>0,009</text:p>
          </table:table-cell>
          <table:table-cell office:value-type="float" office:value="0.075" calcext:value-type="float">
            <text:p>0,075</text:p>
          </table:table-cell>
          <table:table-cell office:value-type="float" office:value="0.108" calcext:value-type="float">
            <text:p>0,108</text:p>
          </table:table-cell>
          <table:table-cell office:value-type="float" office:value="1.549" calcext:value-type="float">
            <text:p>1,54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96" calcext:value-type="float">
            <text:p>0,096</text:p>
          </table:table-cell>
          <table:table-cell office:value-type="float" office:value="0.103" calcext:value-type="float">
            <text:p>0,103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8.333" calcext:value-type="float">
            <text:p>28,333</text:p>
          </table:table-cell>
          <table:table-cell office:value-type="float" office:value="46.667" calcext:value-type="float">
            <text:p>46,66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MAX([.T22];[.U22];[.V22])" office:value-type="float" office:value="46.667" calcext:value-type="float">
            <text:p>46,6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25.185" calcext:value-type="float">
            <text:p>25,185</text:p>
          </table:table-cell>
          <table:table-cell office:value-type="float" office:value="15.741" calcext:value-type="float">
            <text:p>15,741</text:p>
          </table:table-cell>
          <table:table-cell office:value-type="float" office:value="17.778" calcext:value-type="float">
            <text:p>17,778</text:p>
          </table:table-cell>
          <table:table-cell office:value-type="float" office:value="19.907" calcext:value-type="float">
            <text:p>19,907</text:p>
          </table:table-cell>
          <table:table-cell office:value-type="float" office:value="21.389" calcext:value-type="float">
            <text:p>21,389</text:p>
          </table:table-cell>
          <table:table-cell/>
          <table:table-cell table:formula="of:=MAX([.W25];[.X25];[.T25];[.U25];[.V25])" office:value-type="float" office:value="25.185" calcext:value-type="float">
            <text:p>25,1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975" calcext:value-type="float">
            <text:p>21,975</text:p>
          </table:table-cell>
          <table:table-cell office:value-type="float" office:value="27.747" calcext:value-type="float">
            <text:p>27,747</text:p>
          </table:table-cell>
          <table:table-cell office:value-type="float" office:value="33.406" calcext:value-type="float">
            <text:p>33,406</text:p>
          </table:table-cell>
          <table:table-cell table:style-name="ce2" office:value-type="float" office:value="37.712" calcext:value-type="float">
            <text:p>37,712</text:p>
          </table:table-cell>
          <table:table-cell office:value-type="float" office:value="41.834" calcext:value-type="float">
            <text:p>41,834</text:p>
          </table:table-cell>
          <table:table-cell office:value-type="float" office:value="48.228" calcext:value-type="float">
            <text:p>48,228</text:p>
          </table:table-cell>
          <table:table-cell office:value-type="float" office:value="55.617" calcext:value-type="float">
            <text:p>55,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52" calcext:value-type="float">
            <text:p>1,552</text:p>
          </table:table-cell>
          <table:table-cell office:value-type="float" office:value="1.827" calcext:value-type="float">
            <text:p>1,827</text:p>
          </table:table-cell>
          <table:table-cell office:value-type="float" office:value="2.187" calcext:value-type="float">
            <text:p>2,187</text:p>
          </table:table-cell>
          <table:table-cell office:value-type="float" office:value="1.478" calcext:value-type="float">
            <text:p>1,478</text:p>
          </table:table-cell>
          <table:table-cell office:value-type="float" office:value="2.009" calcext:value-type="float">
            <text:p>2,0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4.584" calcext:value-type="float">
            <text:p>24,584</text:p>
          </table:table-cell>
          <table:table-cell office:value-type="float" office:value="16.244" calcext:value-type="float">
            <text:p>16,244</text:p>
          </table:table-cell>
          <table:table-cell office:value-type="float" office:value="18.561" calcext:value-type="float">
            <text:p>18,561</text:p>
          </table:table-cell>
          <table:table-cell office:value-type="float" office:value="18.187" calcext:value-type="float">
            <text:p>18,187</text:p>
          </table:table-cell>
          <table:table-cell office:value-type="float" office:value="22.424" calcext:value-type="float">
            <text:p>22,424</text:p>
          </table:table-cell>
          <table:table-cell/>
          <table:table-cell table:formula="of:=MAX([.W26];[.X26];[.T26];[.U26];[.V26])" office:value-type="float" office:value="24.584" calcext:value-type="float">
            <text:p>24,584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26" calcext:value-type="float">
            <text:p>21,526</text:p>
          </table:table-cell>
          <table:table-cell office:value-type="float" office:value="27.875" calcext:value-type="float">
            <text:p>27,875</text:p>
          </table:table-cell>
          <table:table-cell office:value-type="float" office:value="33.084" calcext:value-type="float">
            <text:p>33,084</text:p>
          </table:table-cell>
          <table:table-cell table:style-name="ce2" office:value-type="float" office:value="36.944" calcext:value-type="float">
            <text:p>36,944</text:p>
          </table:table-cell>
          <table:table-cell office:value-type="float" office:value="41.127" calcext:value-type="float">
            <text:p>41,127</text:p>
          </table:table-cell>
          <table:table-cell office:value-type="float" office:value="47.304" calcext:value-type="float">
            <text:p>47,304</text:p>
          </table:table-cell>
          <table:table-cell office:value-type="float" office:value="54.052" calcext:value-type="float">
            <text:p>54,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41" calcext:value-type="float">
            <text:p>2,641</text:p>
          </table:table-cell>
          <table:table-cell office:value-type="float" office:value="2.37" calcext:value-type="float">
            <text:p>2,37</text:p>
          </table:table-cell>
          <table:table-cell office:value-type="float" office:value="2.187" calcext:value-type="float">
            <text:p>2,187</text:p>
          </table:table-cell>
          <table:table-cell office:value-type="float" office:value="1.978" calcext:value-type="float">
            <text:p>1,978</text:p>
          </table:table-cell>
          <table:table-cell office:value-type="float" office:value="1.763" calcext:value-type="float">
            <text:p>1,763</text:p>
          </table:table-cell>
          <table:table-cell office:value-type="float" office:value="1.558" calcext:value-type="float">
            <text:p>1,558</text:p>
          </table:table-cell>
          <table:table-cell office:value-type="float" office:value="1.205" calcext:value-type="float">
            <text:p>1,205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25.625" calcext:value-type="float">
            <text:p>25,625</text:p>
          </table:table-cell>
          <table:table-cell office:value-type="float" office:value="20.065" calcext:value-type="float">
            <text:p>20,065</text:p>
          </table:table-cell>
          <table:table-cell office:value-type="float" office:value="16.773" calcext:value-type="float">
            <text:p>16,773</text:p>
          </table:table-cell>
          <table:table-cell office:value-type="float" office:value="16.295" calcext:value-type="float">
            <text:p>16,295</text:p>
          </table:table-cell>
          <table:table-cell office:value-type="float" office:value="21.242" calcext:value-type="float">
            <text:p>21,242</text:p>
          </table:table-cell>
          <table:table-cell/>
          <table:table-cell table:formula="of:=MAX([.W27];[.X27];[.T27];[.U27];[.V27])" office:value-type="float" office:value="25.625" calcext:value-type="float">
            <text:p>25,62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848" calcext:value-type="float">
            <text:p>18,848</text:p>
          </table:table-cell>
          <table:table-cell office:value-type="float" office:value="24.699" calcext:value-type="float">
            <text:p>24,699</text:p>
          </table:table-cell>
          <table:table-cell office:value-type="float" office:value="29.484" calcext:value-type="float">
            <text:p>29,484</text:p>
          </table:table-cell>
          <table:table-cell table:style-name="ce2" office:value-type="float" office:value="33.218" calcext:value-type="float">
            <text:p>33,218</text:p>
          </table:table-cell>
          <table:table-cell office:value-type="float" office:value="37.532" calcext:value-type="float">
            <text:p>37,532</text:p>
          </table:table-cell>
          <table:table-cell office:value-type="float" office:value="43.849" calcext:value-type="float">
            <text:p>43,849</text:p>
          </table:table-cell>
          <table:table-cell office:value-type="float" office:value="50.806" calcext:value-type="float">
            <text:p>50,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09" calcext:value-type="float">
            <text:p>2,709</text:p>
          </table:table-cell>
          <table:table-cell office:value-type="float" office:value="2.609" calcext:value-type="float">
            <text:p>2,609</text:p>
          </table:table-cell>
          <table:table-cell office:value-type="float" office:value="2.559" calcext:value-type="float">
            <text:p>2,559</text:p>
          </table:table-cell>
          <table:table-cell office:value-type="float" office:value="2.452" calcext:value-type="float">
            <text:p>2,452</text:p>
          </table:table-cell>
          <table:table-cell office:value-type="float" office:value="2.225" calcext:value-type="float">
            <text:p>2,225</text:p>
          </table:table-cell>
          <table:table-cell office:value-type="float" office:value="1.996" calcext:value-type="float">
            <text:p>1,996</text:p>
          </table:table-cell>
          <table:table-cell office:value-type="float" office:value="1.671" calcext:value-type="float">
            <text:p>1,671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6.882" calcext:value-type="float">
            <text:p>26,882</text:p>
          </table:table-cell>
          <table:table-cell office:value-type="float" office:value="24.063" calcext:value-type="float">
            <text:p>24,063</text:p>
          </table:table-cell>
          <table:table-cell office:value-type="float" office:value="14.869" calcext:value-type="float">
            <text:p>14,869</text:p>
          </table:table-cell>
          <table:table-cell office:value-type="float" office:value="14.724" calcext:value-type="float">
            <text:p>14,724</text:p>
          </table:table-cell>
          <table:table-cell office:value-type="float" office:value="19.462" calcext:value-type="float">
            <text:p>19,462</text:p>
          </table:table-cell>
          <table:table-cell/>
          <table:table-cell table:formula="of:=MAX([.W28];[.X28];[.T28];[.U28];[.V28])" office:value-type="float" office:value="26.882" calcext:value-type="float">
            <text:p>26,8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.23" calcext:value-type="float">
            <text:p>15,23</text:p>
          </table:table-cell>
          <table:table-cell office:value-type="float" office:value="20.123" calcext:value-type="float">
            <text:p>20,123</text:p>
          </table:table-cell>
          <table:table-cell office:value-type="float" office:value="24.402" calcext:value-type="float">
            <text:p>24,402</text:p>
          </table:table-cell>
          <table:table-cell table:style-name="ce2" office:value-type="float" office:value="27.894" calcext:value-type="float">
            <text:p>27,894</text:p>
          </table:table-cell>
          <table:table-cell office:value-type="float" office:value="32.18" calcext:value-type="float">
            <text:p>32,18</text:p>
          </table:table-cell>
          <table:table-cell office:value-type="float" office:value="38.604" calcext:value-type="float">
            <text:p>38,604</text:p>
          </table:table-cell>
          <table:table-cell office:value-type="float" office:value="46.321" calcext:value-type="float">
            <text:p>46,3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74" calcext:value-type="float">
            <text:p>2,474</text:p>
          </table:table-cell>
          <table:table-cell office:value-type="float" office:value="2.445" calcext:value-type="float">
            <text:p>2,445</text:p>
          </table:table-cell>
          <table:table-cell office:value-type="float" office:value="2.306" calcext:value-type="float">
            <text:p>2,306</text:p>
          </table:table-cell>
          <table:table-cell office:value-type="float" office:value="2.174" calcext:value-type="float">
            <text:p>2,174</text:p>
          </table:table-cell>
          <table:table-cell office:value-type="float" office:value="2.1" calcext:value-type="float">
            <text:p>2,1</text:p>
          </table:table-cell>
          <table:table-cell office:value-type="float" office:value="1.912" calcext:value-type="float">
            <text:p>1,912</text:p>
          </table:table-cell>
          <table:table-cell office:value-type="float" office:value="1.482" calcext:value-type="float">
            <text:p>1,482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27.31" calcext:value-type="float">
            <text:p>27,31</text:p>
          </table:table-cell>
          <table:table-cell office:value-type="float" office:value="26.605" calcext:value-type="float">
            <text:p>26,605</text:p>
          </table:table-cell>
          <table:table-cell office:value-type="float" office:value="14.032" calcext:value-type="float">
            <text:p>14,032</text:p>
          </table:table-cell>
          <table:table-cell office:value-type="float" office:value="13.577" calcext:value-type="float">
            <text:p>13,577</text:p>
          </table:table-cell>
          <table:table-cell office:value-type="float" office:value="18.476" calcext:value-type="float">
            <text:p>18,476</text:p>
          </table:table-cell>
          <table:table-cell/>
          <table:table-cell table:formula="of:=MAX([.W29];[.X29];[.T29];[.U29];[.V29])" office:value-type="float" office:value="27.31" calcext:value-type="float">
            <text:p>27,3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183" calcext:value-type="float">
            <text:p>12,183</text:p>
          </table:table-cell>
          <table:table-cell office:value-type="float" office:value="16.166" calcext:value-type="float">
            <text:p>16,166</text:p>
          </table:table-cell>
          <table:table-cell office:value-type="float" office:value="19.729" calcext:value-type="float">
            <text:p>19,729</text:p>
          </table:table-cell>
          <table:table-cell table:style-name="ce2" office:value-type="float" office:value="23.096" calcext:value-type="float">
            <text:p>23,096</text:p>
          </table:table-cell>
          <table:table-cell office:value-type="float" office:value="27.215" calcext:value-type="float">
            <text:p>27,215</text:p>
          </table:table-cell>
          <table:table-cell office:value-type="float" office:value="33.616" calcext:value-type="float">
            <text:p>33,616</text:p>
          </table:table-cell>
          <table:table-cell office:value-type="float" office:value="42.018" calcext:value-type="float">
            <text:p>42,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24" calcext:value-type="float">
            <text:p>2,424</text:p>
          </table:table-cell>
          <table:table-cell office:value-type="float" office:value="2.427" calcext:value-type="float">
            <text:p>2,427</text:p>
          </table:table-cell>
          <table:table-cell office:value-type="float" office:value="2.462" calcext:value-type="float">
            <text:p>2,462</text:p>
          </table:table-cell>
          <table:table-cell office:value-type="float" office:value="2.402" calcext:value-type="float">
            <text:p>2,402</text:p>
          </table:table-cell>
          <table:table-cell office:value-type="float" office:value="2.297" calcext:value-type="float">
            <text:p>2,297</text:p>
          </table:table-cell>
          <table:table-cell office:value-type="float" office:value="1.997" calcext:value-type="float">
            <text:p>1,997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7.453" calcext:value-type="float">
            <text:p>27,453</text:p>
          </table:table-cell>
          <table:table-cell office:value-type="float" office:value="28.486" calcext:value-type="float">
            <text:p>28,486</text:p>
          </table:table-cell>
          <table:table-cell office:value-type="float" office:value="13.298" calcext:value-type="float">
            <text:p>13,298</text:p>
          </table:table-cell>
          <table:table-cell office:value-type="float" office:value="12.976" calcext:value-type="float">
            <text:p>12,976</text:p>
          </table:table-cell>
          <table:table-cell office:value-type="float" office:value="17.787" calcext:value-type="float">
            <text:p>17,787</text:p>
          </table:table-cell>
          <table:table-cell/>
          <table:table-cell table:formula="of:=MAX([.W30];[.X30];[.T30];[.U30];[.V30])" office:value-type="float" office:value="28.486" calcext:value-type="float">
            <text:p>28,48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612" calcext:value-type="float">
            <text:p>9,612</text:p>
          </table:table-cell>
          <table:table-cell office:value-type="float" office:value="12.819" calcext:value-type="float">
            <text:p>12,819</text:p>
          </table:table-cell>
          <table:table-cell office:value-type="float" office:value="15.89" calcext:value-type="float">
            <text:p>15,89</text:p>
          </table:table-cell>
          <table:table-cell table:style-name="ce2" office:value-type="float" office:value="18.919" calcext:value-type="float">
            <text:p>18,919</text:p>
          </table:table-cell>
          <table:table-cell office:value-type="float" office:value="22.805" calcext:value-type="float">
            <text:p>22,805</text:p>
          </table:table-cell>
          <table:table-cell office:value-type="float" office:value="29.035" calcext:value-type="float">
            <text:p>29,035</text:p>
          </table:table-cell>
          <table:table-cell office:value-type="float" office:value="37.992" calcext:value-type="float">
            <text:p>37,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11" calcext:value-type="float">
            <text:p>2,011</text:p>
          </table:table-cell>
          <table:table-cell office:value-type="float" office:value="2.101" calcext:value-type="float">
            <text:p>2,101</text:p>
          </table:table-cell>
          <table:table-cell office:value-type="float" office:value="2.084" calcext:value-type="float">
            <text:p>2,084</text:p>
          </table:table-cell>
          <table:table-cell office:value-type="float" office:value="2.052" calcext:value-type="float">
            <text:p>2,052</text:p>
          </table:table-cell>
          <table:table-cell office:value-type="float" office:value="1.917" calcext:value-type="float">
            <text:p>1,917</text:p>
          </table:table-cell>
          <table:table-cell office:value-type="float" office:value="1.804" calcext:value-type="float">
            <text:p>1,804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7.923" calcext:value-type="float">
            <text:p>27,923</text:p>
          </table:table-cell>
          <table:table-cell office:value-type="float" office:value="30.161" calcext:value-type="float">
            <text:p>30,161</text:p>
          </table:table-cell>
          <table:table-cell office:value-type="float" office:value="12.345" calcext:value-type="float">
            <text:p>12,345</text:p>
          </table:table-cell>
          <table:table-cell office:value-type="float" office:value="12.441" calcext:value-type="float">
            <text:p>12,441</text:p>
          </table:table-cell>
          <table:table-cell office:value-type="float" office:value="17.13" calcext:value-type="float">
            <text:p>17,13</text:p>
          </table:table-cell>
          <table:table-cell/>
          <table:table-cell table:formula="of:=MAX([.W31];[.X31];[.T31];[.U31];[.V31])" office:value-type="float" office:value="30.161" calcext:value-type="float">
            <text:p>30,16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59" calcext:value-type="float">
            <text:p>7,359</text:p>
          </table:table-cell>
          <table:table-cell office:value-type="float" office:value="9.871" calcext:value-type="float">
            <text:p>9,871</text:p>
          </table:table-cell>
          <table:table-cell office:value-type="float" office:value="12.541" calcext:value-type="float">
            <text:p>12,541</text:p>
          </table:table-cell>
          <table:table-cell table:style-name="ce2" office:value-type="float" office:value="15.245" calcext:value-type="float">
            <text:p>15,245</text:p>
          </table:table-cell>
          <table:table-cell office:value-type="float" office:value="18.854" calcext:value-type="float">
            <text:p>18,854</text:p>
          </table:table-cell>
          <table:table-cell office:value-type="float" office:value="24.663" calcext:value-type="float">
            <text:p>24,663</text:p>
          </table:table-cell>
          <table:table-cell office:value-type="float" office:value="34.248" calcext:value-type="float">
            <text:p>34,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23" calcext:value-type="float">
            <text:p>1,723</text:p>
          </table:table-cell>
          <table:table-cell office:value-type="float" office:value="1.928" calcext:value-type="float">
            <text:p>1,928</text:p>
          </table:table-cell>
          <table:table-cell office:value-type="float" office:value="2.024" calcext:value-type="float">
            <text:p>2,024</text:p>
          </table:table-cell>
          <table:table-cell office:value-type="float" office:value="1.984" calcext:value-type="float">
            <text:p>1,984</text:p>
          </table:table-cell>
          <table:table-cell office:value-type="float" office:value="1.88" calcext:value-type="float">
            <text:p>1,88</text:p>
          </table:table-cell>
          <table:table-cell office:value-type="float" office:value="1.717" calcext:value-type="float">
            <text:p>1,717</text:p>
          </table:table-cell>
          <table:table-cell office:value-type="float" office:value="1.386" calcext:value-type="float">
            <text:p>1,386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8.27" calcext:value-type="float">
            <text:p>28,27</text:p>
          </table:table-cell>
          <table:table-cell office:value-type="float" office:value="31.378" calcext:value-type="float">
            <text:p>31,378</text:p>
          </table:table-cell>
          <table:table-cell office:value-type="float" office:value="12.062" calcext:value-type="float">
            <text:p>12,062</text:p>
          </table:table-cell>
          <table:table-cell office:value-type="float" office:value="11.881" calcext:value-type="float">
            <text:p>11,881</text:p>
          </table:table-cell>
          <table:table-cell office:value-type="float" office:value="16.408" calcext:value-type="float">
            <text:p>16,408</text:p>
          </table:table-cell>
          <table:table-cell/>
          <table:table-cell table:formula="of:=MAX([.W32];[.X32];[.T32];[.U32];[.V32])" office:value-type="float" office:value="31.378" calcext:value-type="float">
            <text:p>31,3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383" calcext:value-type="float">
            <text:p>5,383</text:p>
          </table:table-cell>
          <table:table-cell office:value-type="float" office:value="7.341" calcext:value-type="float">
            <text:p>7,341</text:p>
          </table:table-cell>
          <table:table-cell office:value-type="float" office:value="9.494" calcext:value-type="float">
            <text:p>9,494</text:p>
          </table:table-cell>
          <table:table-cell table:style-name="ce2" office:value-type="float" office:value="11.939" calcext:value-type="float">
            <text:p>11,939</text:p>
          </table:table-cell>
          <table:table-cell office:value-type="float" office:value="15.234" calcext:value-type="float">
            <text:p>15,234</text:p>
          </table:table-cell>
          <table:table-cell office:value-type="float" office:value="20.696" calcext:value-type="float">
            <text:p>20,696</text:p>
          </table:table-cell>
          <table:table-cell office:value-type="float" office:value="30.681" calcext:value-type="float">
            <text:p>30,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57" calcext:value-type="float">
            <text:p>1,357</text:p>
          </table:table-cell>
          <table:table-cell office:value-type="float" office:value="1.442" calcext:value-type="float">
            <text:p>1,442</text:p>
          </table:table-cell>
          <table:table-cell office:value-type="float" office:value="1.438" calcext:value-type="float">
            <text:p>1,438</text:p>
          </table:table-cell>
          <table:table-cell office:value-type="float" office:value="1.437" calcext:value-type="float">
            <text:p>1,437</text:p>
          </table:table-cell>
          <table:table-cell office:value-type="float" office:value="1.455" calcext:value-type="float">
            <text:p>1,455</text:p>
          </table:table-cell>
          <table:table-cell office:value-type="float" office:value="1.409" calcext:value-type="float">
            <text:p>1,409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8.396" calcext:value-type="float">
            <text:p>28,396</text:p>
          </table:table-cell>
          <table:table-cell office:value-type="float" office:value="32.914" calcext:value-type="float">
            <text:p>32,914</text:p>
          </table:table-cell>
          <table:table-cell office:value-type="float" office:value="11.361" calcext:value-type="float">
            <text:p>11,361</text:p>
          </table:table-cell>
          <table:table-cell office:value-type="float" office:value="11.384" calcext:value-type="float">
            <text:p>11,384</text:p>
          </table:table-cell>
          <table:table-cell office:value-type="float" office:value="15.944" calcext:value-type="float">
            <text:p>15,944</text:p>
          </table:table-cell>
          <table:table-cell/>
          <table:table-cell table:formula="of:=MAX([.W33];[.X33];[.T33];[.U33];[.V33])" office:value-type="float" office:value="32.914" calcext:value-type="float">
            <text:p>32,9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71" calcext:value-type="float">
            <text:p>4,271</text:p>
          </table:table-cell>
          <table:table-cell office:value-type="float" office:value="5.646" calcext:value-type="float">
            <text:p>5,646</text:p>
          </table:table-cell>
          <table:table-cell office:value-type="float" office:value="7.413" calcext:value-type="float">
            <text:p>7,413</text:p>
          </table:table-cell>
          <table:table-cell table:style-name="ce2" office:value-type="float" office:value="9.503" calcext:value-type="float">
            <text:p>9,503</text:p>
          </table:table-cell>
          <table:table-cell office:value-type="float" office:value="12.417" calcext:value-type="float">
            <text:p>12,417</text:p>
          </table:table-cell>
          <table:table-cell office:value-type="float" office:value="17.37" calcext:value-type="float">
            <text:p>17,37</text:p>
          </table:table-cell>
          <table:table-cell office:value-type="float" office:value="27.242" calcext:value-type="float">
            <text:p>27,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24" calcext:value-type="float">
            <text:p>1,324</text:p>
          </table:table-cell>
          <table:table-cell office:value-type="float" office:value="1.429" calcext:value-type="float">
            <text:p>1,429</text:p>
          </table:table-cell>
          <table:table-cell office:value-type="float" office:value="1.529" calcext:value-type="float">
            <text:p>1,529</text:p>
          </table:table-cell>
          <table:table-cell office:value-type="float" office:value="1.602" calcext:value-type="float">
            <text:p>1,602</text:p>
          </table:table-cell>
          <table:table-cell office:value-type="float" office:value="1.587" calcext:value-type="float">
            <text:p>1,587</text:p>
          </table:table-cell>
          <table:table-cell office:value-type="float" office:value="1.538" calcext:value-type="float">
            <text:p>1,538</text:p>
          </table:table-cell>
          <table:table-cell office:value-type="float" office:value="1.225" calcext:value-type="float">
            <text:p>1,225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8.698" calcext:value-type="float">
            <text:p>28,698</text:p>
          </table:table-cell>
          <table:table-cell office:value-type="float" office:value="33.685" calcext:value-type="float">
            <text:p>33,685</text:p>
          </table:table-cell>
          <table:table-cell office:value-type="float" office:value="11.225" calcext:value-type="float">
            <text:p>11,225</text:p>
          </table:table-cell>
          <table:table-cell office:value-type="float" office:value="10.907" calcext:value-type="float">
            <text:p>10,907</text:p>
          </table:table-cell>
          <table:table-cell office:value-type="float" office:value="15.484" calcext:value-type="float">
            <text:p>15,484</text:p>
          </table:table-cell>
          <table:table-cell/>
          <table:table-cell table:formula="of:=MAX([.W34];[.X34];[.T34];[.U34];[.V34])" office:value-type="float" office:value="33.685" calcext:value-type="float">
            <text:p>33,68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89" calcext:value-type="float">
            <text:p>3,289</text:p>
          </table:table-cell>
          <table:table-cell office:value-type="float" office:value="4.299" calcext:value-type="float">
            <text:p>4,299</text:p>
          </table:table-cell>
          <table:table-cell office:value-type="float" office:value="5.562" calcext:value-type="float">
            <text:p>5,562</text:p>
          </table:table-cell>
          <table:table-cell table:style-name="ce2" office:value-type="float" office:value="7.231" calcext:value-type="float">
            <text:p>7,231</text:p>
          </table:table-cell>
          <table:table-cell office:value-type="float" office:value="9.691" calcext:value-type="float">
            <text:p>9,691</text:p>
          </table:table-cell>
          <table:table-cell office:value-type="float" office:value="14.164" calcext:value-type="float">
            <text:p>14,164</text:p>
          </table:table-cell>
          <table:table-cell office:value-type="float" office:value="24.115" calcext:value-type="float">
            <text:p>24,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69" calcext:value-type="float">
            <text:p>1,069</text:p>
          </table:table-cell>
          <table:table-cell office:value-type="float" office:value="1.226" calcext:value-type="float">
            <text:p>1,226</text:p>
          </table:table-cell>
          <table:table-cell office:value-type="float" office:value="1.44" calcext:value-type="float">
            <text:p>1,44</text:p>
          </table:table-cell>
          <table:table-cell office:value-type="float" office:value="1.565" calcext:value-type="float">
            <text:p>1,565</text:p>
          </table:table-cell>
          <table:table-cell office:value-type="float" office:value="1.627" calcext:value-type="float">
            <text:p>1,627</text:p>
          </table:table-cell>
          <table:table-cell office:value-type="float" office:value="1.66" calcext:value-type="float">
            <text:p>1,66</text:p>
          </table:table-cell>
          <table:table-cell office:value-type="float" office:value="1.299" calcext:value-type="float">
            <text:p>1,299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8.642" calcext:value-type="float">
            <text:p>28,642</text:p>
          </table:table-cell>
          <table:table-cell office:value-type="float" office:value="34.73" calcext:value-type="float">
            <text:p>34,73</text:p>
          </table:table-cell>
          <table:table-cell office:value-type="float" office:value="10.964" calcext:value-type="float">
            <text:p>10,964</text:p>
          </table:table-cell>
          <table:table-cell office:value-type="float" office:value="10.805" calcext:value-type="float">
            <text:p>10,805</text:p>
          </table:table-cell>
          <table:table-cell office:value-type="float" office:value="14.859" calcext:value-type="float">
            <text:p>14,859</text:p>
          </table:table-cell>
          <table:table-cell/>
          <table:table-cell table:formula="of:=MAX([.W35];[.X35];[.T35];[.U35];[.V35])" office:value-type="float" office:value="34.73" calcext:value-type="float">
            <text:p>34,7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43" calcext:value-type="float">
            <text:p>2,943</text:p>
          </table:table-cell>
          <table:table-cell office:value-type="float" office:value="3.66" calcext:value-type="float">
            <text:p>3,66</text:p>
          </table:table-cell>
          <table:table-cell office:value-type="float" office:value="4.726" calcext:value-type="float">
            <text:p>4,726</text:p>
          </table:table-cell>
          <table:table-cell table:style-name="ce2" office:value-type="float" office:value="6.071" calcext:value-type="float">
            <text:p>6,071</text:p>
          </table:table-cell>
          <table:table-cell office:value-type="float" office:value="8.148" calcext:value-type="float">
            <text:p>8,148</text:p>
          </table:table-cell>
          <table:table-cell office:value-type="float" office:value="11.869" calcext:value-type="float">
            <text:p>11,869</text:p>
          </table:table-cell>
          <table:table-cell office:value-type="float" office:value="21.327" calcext:value-type="float">
            <text:p>21,3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8" calcext:value-type="float">
            <text:p>0,868</text:p>
          </table:table-cell>
          <table:table-cell office:value-type="float" office:value="0.999" calcext:value-type="float">
            <text:p>0,999</text:p>
          </table:table-cell>
          <table:table-cell office:value-type="float" office:value="1.11" calcext:value-type="float">
            <text:p>1,11</text:p>
          </table:table-cell>
          <table:table-cell office:value-type="float" office:value="1.214" calcext:value-type="float">
            <text:p>1,214</text:p>
          </table:table-cell>
          <table:table-cell office:value-type="float" office:value="1.205" calcext:value-type="float">
            <text:p>1,205</text:p>
          </table:table-cell>
          <table:table-cell office:value-type="float" office:value="1.267" calcext:value-type="float">
            <text:p>1,267</text:p>
          </table:table-cell>
          <table:table-cell office:value-type="float" office:value="1.256" calcext:value-type="float">
            <text:p>1,256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8.851" calcext:value-type="float">
            <text:p>28,851</text:p>
          </table:table-cell>
          <table:table-cell office:value-type="float" office:value="35.926" calcext:value-type="float">
            <text:p>35,926</text:p>
          </table:table-cell>
          <table:table-cell office:value-type="float" office:value="10.332" calcext:value-type="float">
            <text:p>10,332</text:p>
          </table:table-cell>
          <table:table-cell office:value-type="float" office:value="10.346" calcext:value-type="float">
            <text:p>10,346</text:p>
          </table:table-cell>
          <table:table-cell office:value-type="float" office:value="14.545" calcext:value-type="float">
            <text:p>14,545</text:p>
          </table:table-cell>
          <table:table-cell/>
          <table:table-cell table:formula="of:=MAX([.W36];[.X36];[.T36];[.U36];[.V36])" office:value-type="float" office:value="35.926" calcext:value-type="float">
            <text:p>35,92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,19</text:p>
          </table:table-cell>
          <table:table-cell office:value-type="float" office:value="2.599" calcext:value-type="float">
            <text:p>2,599</text:p>
          </table:table-cell>
          <table:table-cell office:value-type="float" office:value="3.291" calcext:value-type="float">
            <text:p>3,291</text:p>
          </table:table-cell>
          <table:table-cell table:style-name="ce2" office:value-type="float" office:value="4.244" calcext:value-type="float">
            <text:p>4,244</text:p>
          </table:table-cell>
          <table:table-cell office:value-type="float" office:value="5.933" calcext:value-type="float">
            <text:p>5,933</text:p>
          </table:table-cell>
          <table:table-cell office:value-type="float" office:value="9.135" calcext:value-type="float">
            <text:p>9,135</text:p>
          </table:table-cell>
          <table:table-cell office:value-type="float" office:value="18.46" calcext:value-type="float">
            <text:p>18,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,501</text:p>
          </table:table-cell>
          <table:table-cell office:value-type="float" office:value="0.637" calcext:value-type="float">
            <text:p>0,637</text:p>
          </table:table-cell>
          <table:table-cell office:value-type="float" office:value="0.733" calcext:value-type="float">
            <text:p>0,733</text:p>
          </table:table-cell>
          <table:table-cell office:value-type="float" office:value="0.864" calcext:value-type="float">
            <text:p>0,8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82" calcext:value-type="float">
            <text:p>0,982</text:p>
          </table:table-cell>
          <table:table-cell office:value-type="float" office:value="0.965" calcext:value-type="float">
            <text:p>0,965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9.024" calcext:value-type="float">
            <text:p>29,024</text:p>
          </table:table-cell>
          <table:table-cell office:value-type="float" office:value="36.941" calcext:value-type="float">
            <text:p>36,941</text:p>
          </table:table-cell>
          <table:table-cell office:value-type="float" office:value="10.036" calcext:value-type="float">
            <text:p>10,036</text:p>
          </table:table-cell>
          <table:table-cell office:value-type="float" office:value="9.961" calcext:value-type="float">
            <text:p>9,961</text:p>
          </table:table-cell>
          <table:table-cell office:value-type="float" office:value="14.038" calcext:value-type="float">
            <text:p>14,038</text:p>
          </table:table-cell>
          <table:table-cell/>
          <table:table-cell table:formula="of:=MAX([.W37];[.X37];[.T37];[.U37];[.V37])" office:value-type="float" office:value="36.941" calcext:value-type="float">
            <text:p>36,941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,96</text:p>
          </table:table-cell>
          <table:table-cell office:value-type="float" office:value="2.215" calcext:value-type="float">
            <text:p>2,215</text:p>
          </table:table-cell>
          <table:table-cell office:value-type="float" office:value="2.609" calcext:value-type="float">
            <text:p>2,609</text:p>
          </table:table-cell>
          <table:table-cell table:style-name="ce2" office:value-type="float" office:value="3.315" calcext:value-type="float">
            <text:p>3,315</text:p>
          </table:table-cell>
          <table:table-cell office:value-type="float" office:value="4.721" calcext:value-type="float">
            <text:p>4,721</text:p>
          </table:table-cell>
          <table:table-cell office:value-type="float" office:value="7.174" calcext:value-type="float">
            <text:p>7,174</text:p>
          </table:table-cell>
          <table:table-cell office:value-type="float" office:value="15.781" calcext:value-type="float">
            <text:p>15,7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16" calcext:value-type="float">
            <text:p>0,616</text:p>
          </table:table-cell>
          <table:table-cell office:value-type="float" office:value="0.722" calcext:value-type="float">
            <text:p>0,722</text:p>
          </table:table-cell>
          <table:table-cell office:value-type="float" office:value="0.829" calcext:value-type="float">
            <text:p>0,829</text:p>
          </table:table-cell>
          <table:table-cell office:value-type="float" office:value="1.022" calcext:value-type="float">
            <text:p>1,022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9.145" calcext:value-type="float">
            <text:p>29,145</text:p>
          </table:table-cell>
          <table:table-cell office:value-type="float" office:value="37.377" calcext:value-type="float">
            <text:p>37,377</text:p>
          </table:table-cell>
          <table:table-cell office:value-type="float" office:value="9.87" calcext:value-type="float">
            <text:p>9,87</text:p>
          </table:table-cell>
          <table:table-cell office:value-type="float" office:value="9.954" calcext:value-type="float">
            <text:p>9,954</text:p>
          </table:table-cell>
          <table:table-cell office:value-type="float" office:value="13.654" calcext:value-type="float">
            <text:p>13,654</text:p>
          </table:table-cell>
          <table:table-cell/>
          <table:table-cell table:formula="of:=MAX([.W38];[.X38];[.T38];[.U38];[.V38])" office:value-type="float" office:value="37.377" calcext:value-type="float">
            <text:p>37,37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37" calcext:value-type="float">
            <text:p>1,837</text:p>
          </table:table-cell>
          <table:table-cell office:value-type="float" office:value="1.94" calcext:value-type="float">
            <text:p>1,94</text:p>
          </table:table-cell>
          <table:table-cell office:value-type="float" office:value="2.281" calcext:value-type="float">
            <text:p>2,281</text:p>
          </table:table-cell>
          <table:table-cell table:style-name="ce2" office:value-type="float" office:value="2.814" calcext:value-type="float">
            <text:p>2,814</text:p>
          </table:table-cell>
          <table:table-cell office:value-type="float" office:value="3.903" calcext:value-type="float">
            <text:p>3,903</text:p>
          </table:table-cell>
          <table:table-cell office:value-type="float" office:value="5.862" calcext:value-type="float">
            <text:p>5,862</text:p>
          </table:table-cell>
          <table:table-cell office:value-type="float" office:value="13.497" calcext:value-type="float">
            <text:p>13,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 office:value-type="float" office:value="0.312" calcext:value-type="float">
            <text:p>0,312</text:p>
          </table:table-cell>
          <table:table-cell office:value-type="float" office:value="0.428" calcext:value-type="float">
            <text:p>0,428</text:p>
          </table:table-cell>
          <table:table-cell office:value-type="float" office:value="0.498" calcext:value-type="float">
            <text:p>0,498</text:p>
          </table:table-cell>
          <table:table-cell office:value-type="float" office:value="0.643" calcext:value-type="float">
            <text:p>0,643</text:p>
          </table:table-cell>
          <table:table-cell office:value-type="float" office:value="0.749" calcext:value-type="float">
            <text:p>0,749</text:p>
          </table:table-cell>
          <table:table-cell office:value-type="float" office:value="0.915" calcext:value-type="float">
            <text:p>0,91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9.172" calcext:value-type="float">
            <text:p>29,172</text:p>
          </table:table-cell>
          <table:table-cell office:value-type="float" office:value="38.338" calcext:value-type="float">
            <text:p>38,338</text:p>
          </table:table-cell>
          <table:table-cell office:value-type="float" office:value="9.527" calcext:value-type="float">
            <text:p>9,527</text:p>
          </table:table-cell>
          <table:table-cell office:value-type="float" office:value="9.371" calcext:value-type="float">
            <text:p>9,371</text:p>
          </table:table-cell>
          <table:table-cell office:value-type="float" office:value="13.592" calcext:value-type="float">
            <text:p>13,592</text:p>
          </table:table-cell>
          <table:table-cell/>
          <table:table-cell table:formula="of:=MAX([.W39];[.X39];[.T39];[.U39];[.V39])" office:value-type="float" office:value="38.338" calcext:value-type="float">
            <text:p>38,3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33" calcext:value-type="float">
            <text:p>1,733</text:p>
          </table:table-cell>
          <table:table-cell office:value-type="float" office:value="1.845" calcext:value-type="float">
            <text:p>1,845</text:p>
          </table:table-cell>
          <table:table-cell office:value-type="float" office:value="1.999" calcext:value-type="float">
            <text:p>1,999</text:p>
          </table:table-cell>
          <table:table-cell table:style-name="ce2" office:value-type="float" office:value="2.305" calcext:value-type="float">
            <text:p>2,305</text:p>
          </table:table-cell>
          <table:table-cell office:value-type="float" office:value="2.954" calcext:value-type="float">
            <text:p>2,954</text:p>
          </table:table-cell>
          <table:table-cell office:value-type="float" office:value="4.442" calcext:value-type="float">
            <text:p>4,442</text:p>
          </table:table-cell>
          <table:table-cell office:value-type="float" office:value="11.35" calcext:value-type="float">
            <text:p>11,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,175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7" calcext:value-type="float">
            <text:p>0,267</text:p>
          </table:table-cell>
          <table:table-cell office:value-type="float" office:value="0.353" calcext:value-type="float">
            <text:p>0,353</text:p>
          </table:table-cell>
          <table:table-cell office:value-type="float" office:value="0.449" calcext:value-type="float">
            <text:p>0,449</text:p>
          </table:table-cell>
          <table:table-cell office:value-type="float" office:value="0.456" calcext:value-type="float">
            <text:p>0,456</text:p>
          </table:table-cell>
          <table:table-cell office:value-type="float" office:value="0.528" calcext:value-type="float">
            <text:p>0,528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9.489" calcext:value-type="float">
            <text:p>29,489</text:p>
          </table:table-cell>
          <table:table-cell office:value-type="float" office:value="39.019" calcext:value-type="float">
            <text:p>39,019</text:p>
          </table:table-cell>
          <table:table-cell office:value-type="float" office:value="9.185" calcext:value-type="float">
            <text:p>9,185</text:p>
          </table:table-cell>
          <table:table-cell office:value-type="float" office:value="9.204" calcext:value-type="float">
            <text:p>9,204</text:p>
          </table:table-cell>
          <table:table-cell office:value-type="float" office:value="13.104" calcext:value-type="float">
            <text:p>13,104</text:p>
          </table:table-cell>
          <table:table-cell/>
          <table:table-cell table:formula="of:=MAX([.W40];[.X40];[.T40];[.U40];[.V40])" office:value-type="float" office:value="39.019" calcext:value-type="float">
            <text:p>39,0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96" calcext:value-type="float">
            <text:p>1,696</text:p>
          </table:table-cell>
          <table:table-cell office:value-type="float" office:value="1.722" calcext:value-type="float">
            <text:p>1,722</text:p>
          </table:table-cell>
          <table:table-cell office:value-type="float" office:value="1.798" calcext:value-type="float">
            <text:p>1,798</text:p>
          </table:table-cell>
          <table:table-cell table:style-name="ce2" office:value-type="float" office:value="1.937" calcext:value-type="float">
            <text:p>1,937</text:p>
          </table:table-cell>
          <table:table-cell office:value-type="float" office:value="2.436" calcext:value-type="float">
            <text:p>2,436</text:p>
          </table:table-cell>
          <table:table-cell office:value-type="float" office:value="3.455" calcext:value-type="float">
            <text:p>3,455</text:p>
          </table:table-cell>
          <table:table-cell office:value-type="float" office:value="9.367" calcext:value-type="float">
            <text:p>9,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,161</text:p>
          </table:table-cell>
          <table:table-cell office:value-type="float" office:value="0.172" calcext:value-type="float">
            <text:p>0,172</text:p>
          </table:table-cell>
          <table:table-cell office:value-type="float" office:value="0.244" calcext:value-type="float">
            <text:p>0,244</text:p>
          </table:table-cell>
          <table:table-cell office:value-type="float" office:value="0.297" calcext:value-type="float">
            <text:p>0,297</text:p>
          </table:table-cell>
          <table:table-cell office:value-type="float" office:value="0.432" calcext:value-type="float">
            <text:p>0,432</text:p>
          </table:table-cell>
          <table:table-cell office:value-type="float" office:value="0.566" calcext:value-type="float">
            <text:p>0,566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9.791" calcext:value-type="float">
            <text:p>29,791</text:p>
          </table:table-cell>
          <table:table-cell office:value-type="float" office:value="39.549" calcext:value-type="float">
            <text:p>39,549</text:p>
          </table:table-cell>
          <table:table-cell office:value-type="float" office:value="8.886" calcext:value-type="float">
            <text:p>8,886</text:p>
          </table:table-cell>
          <table:table-cell office:value-type="float" office:value="9.113" calcext:value-type="float">
            <text:p>9,113</text:p>
          </table:table-cell>
          <table:table-cell office:value-type="float" office:value="12.661" calcext:value-type="float">
            <text:p>12,661</text:p>
          </table:table-cell>
          <table:table-cell/>
          <table:table-cell table:formula="of:=MAX([.W41];[.X41];[.T41];[.U41];[.V41])" office:value-type="float" office:value="39.549" calcext:value-type="float">
            <text:p>39,54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1.715" calcext:value-type="float">
            <text:p>1,715</text:p>
          </table:table-cell>
          <table:table-cell table:style-name="ce2" office:value-type="float" office:value="1.781" calcext:value-type="float">
            <text:p>1,781</text:p>
          </table:table-cell>
          <table:table-cell office:value-type="float" office:value="2.07" calcext:value-type="float">
            <text:p>2,07</text:p>
          </table:table-cell>
          <table:table-cell office:value-type="float" office:value="2.625" calcext:value-type="float">
            <text:p>2,625</text:p>
          </table:table-cell>
          <table:table-cell office:value-type="float" office:value="7.187" calcext:value-type="float">
            <text:p>7,18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278" calcext:value-type="float">
            <text:p>0,278</text:p>
          </table:table-cell>
          <table:table-cell office:value-type="float" office:value="0.402" calcext:value-type="float">
            <text:p>0,402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9.845" calcext:value-type="float">
            <text:p>29,845</text:p>
          </table:table-cell>
          <table:table-cell office:value-type="float" office:value="40.511" calcext:value-type="float">
            <text:p>40,511</text:p>
          </table:table-cell>
          <table:table-cell office:value-type="float" office:value="8.689" calcext:value-type="float">
            <text:p>8,689</text:p>
          </table:table-cell>
          <table:table-cell office:value-type="float" office:value="8.754" calcext:value-type="float">
            <text:p>8,754</text:p>
          </table:table-cell>
          <table:table-cell office:value-type="float" office:value="12.202" calcext:value-type="float">
            <text:p>12,202</text:p>
          </table:table-cell>
          <table:table-cell/>
          <table:table-cell table:formula="of:=MAX([.W42];[.X42];[.T42];[.U42];[.V42])" office:value-type="float" office:value="40.511" calcext:value-type="float">
            <text:p>40,51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1.67" calcext:value-type="float">
            <text:p>1,67</text:p>
          </table:table-cell>
          <table:table-cell table:style-name="ce2" office:value-type="float" office:value="1.68" calcext:value-type="float">
            <text:p>1,68</text:p>
          </table:table-cell>
          <table:table-cell office:value-type="float" office:value="1.743" calcext:value-type="float">
            <text:p>1,743</text:p>
          </table:table-cell>
          <table:table-cell office:value-type="float" office:value="1.955" calcext:value-type="float">
            <text:p>1,955</text:p>
          </table:table-cell>
          <table:table-cell office:value-type="float" office:value="4.909" calcext:value-type="float">
            <text:p>4,90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.041" calcext:value-type="float">
            <text:p>0,041</text:p>
          </table:table-cell>
          <table:table-cell office:value-type="float" office:value="0.106" calcext:value-type="float">
            <text:p>0,106</text:p>
          </table:table-cell>
          <table:table-cell office:value-type="float" office:value="0.146" calcext:value-type="float">
            <text:p>0,14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9.99" calcext:value-type="float">
            <text:p>29,99</text:p>
          </table:table-cell>
          <table:table-cell office:value-type="float" office:value="41.016" calcext:value-type="float">
            <text:p>41,016</text:p>
          </table:table-cell>
          <table:table-cell office:value-type="float" office:value="8.559" calcext:value-type="float">
            <text:p>8,559</text:p>
          </table:table-cell>
          <table:table-cell office:value-type="float" office:value="8.483" calcext:value-type="float">
            <text:p>8,483</text:p>
          </table:table-cell>
          <table:table-cell office:value-type="float" office:value="11.952" calcext:value-type="float">
            <text:p>11,952</text:p>
          </table:table-cell>
          <table:table-cell/>
          <table:table-cell table:formula="of:=MAX([.W43];[.X43];[.T43];[.U43];[.V43])" office:value-type="float" office:value="41.016" calcext:value-type="float">
            <text:p>41,016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74" calcext:value-type="float">
            <text:p>1,674</text:p>
          </table:table-cell>
          <table:table-cell office:value-type="float" office:value="1.7" calcext:value-type="float">
            <text:p>1,7</text:p>
          </table:table-cell>
          <table:table-cell office:value-type="float" office:value="1.772" calcext:value-type="float">
            <text:p>1,772</text:p>
          </table:table-cell>
          <table:table-cell office:value-type="float" office:value="3.295" calcext:value-type="float">
            <text:p>3,29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62" calcext:value-type="float">
            <text:p>0,062</text:p>
          </table:table-cell>
          <table:table-cell office:value-type="float" office:value="0.121" calcext:value-type="float">
            <text:p>0,121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.667" calcext:value-type="float">
            <text:p>41,667</text:p>
          </table:table-cell>
          <table:table-cell table:number-columns-repeated="2" office:value-type="float" office:value="8.333" calcext:value-type="float">
            <text:p>8,333</text:p>
          </table:table-cell>
          <table:table-cell office:value-type="float" office:value="11.667" calcext:value-type="float">
            <text:p>11,667</text:p>
          </table:table-cell>
          <table:table-cell/>
          <table:table-cell table:formula="of:=MAX([.W44];[.X44];[.T44];[.U44];[.V44])" office:value-type="float" office:value="41.667" calcext:value-type="float">
            <text:p>41,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7" calcext:value-type="float">
            <text:p>1,667</text:p>
          </table:table-cell>
          <table:table-cell table:number-columns-repeated="3" office:value-type="float" office:value="1.667" calcext:value-type="float">
            <text:p>1,667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8.822" calcext:value-type="float">
            <text:p>38,822</text:p>
          </table:table-cell>
          <table:table-cell office:value-type="float" office:value="22.449" calcext:value-type="float">
            <text:p>22,449</text:p>
          </table:table-cell>
          <table:table-cell office:value-type="float" office:value="38.729" calcext:value-type="float">
            <text:p>38,729</text:p>
          </table:table-cell>
          <table:table-cell table:number-columns-repeated="3"/>
          <table:table-cell table:formula="of:=MAX([.T50];[.U50];[.V50])" office:value-type="float" office:value="38.822" calcext:value-type="float">
            <text:p>38,822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094" calcext:value-type="float">
            <text:p>12,094</text:p>
          </table:table-cell>
          <table:table-cell office:value-type="float" office:value="14.211" calcext:value-type="float">
            <text:p>14,211</text:p>
          </table:table-cell>
          <table:table-cell office:value-type="float" office:value="18.635" calcext:value-type="float">
            <text:p>18,635</text:p>
          </table:table-cell>
          <table:table-cell office:value-type="float" office:value="21.167" calcext:value-type="float">
            <text:p>21,167</text:p>
          </table:table-cell>
          <table:table-cell office:value-type="float" office:value="25.161" calcext:value-type="float">
            <text:p>25,161</text:p>
          </table:table-cell>
          <table:table-cell office:value-type="float" office:value="27.605" calcext:value-type="float">
            <text:p>27,605</text:p>
          </table:table-cell>
          <table:table-cell office:value-type="float" office:value="35.763" calcext:value-type="float">
            <text:p>35,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78" calcext:value-type="float">
            <text:p>1,978</text:p>
          </table:table-cell>
          <table:table-cell office:value-type="float" office:value="1.971" calcext:value-type="float">
            <text:p>1,971</text:p>
          </table:table-cell>
          <table:table-cell office:value-type="float" office:value="1.727" calcext:value-type="float">
            <text:p>1,727</text:p>
          </table:table-cell>
          <table:table-cell office:value-type="float" office:value="1.726" calcext:value-type="float">
            <text:p>1,726</text:p>
          </table:table-cell>
          <table:table-cell office:value-type="float" office:value="1.366" calcext:value-type="float">
            <text:p>1,366</text:p>
          </table:table-cell>
          <table:table-cell office:value-type="float" office:value="1.412" calcext:value-type="float">
            <text:p>1,412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9.391" calcext:value-type="float">
            <text:p>39,391</text:p>
          </table:table-cell>
          <table:table-cell office:value-type="float" office:value="23.386" calcext:value-type="float">
            <text:p>23,386</text:p>
          </table:table-cell>
          <table:table-cell office:value-type="float" office:value="37.223" calcext:value-type="float">
            <text:p>37,223</text:p>
          </table:table-cell>
          <table:table-cell table:number-columns-repeated="3"/>
          <table:table-cell table:formula="of:=MAX([.T51];[.U51];[.V51])" office:value-type="float" office:value="39.391" calcext:value-type="float">
            <text:p>39,391</text:p>
          </table:table-cell>
          <table:table-cell table:style-name="ce2" office:value-type="float" office:value="587" calcext:value-type="float">
            <text:p>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,13</text:p>
          </table:table-cell>
          <table:table-cell office:value-type="float" office:value="13.243" calcext:value-type="float">
            <text:p>13,243</text:p>
          </table:table-cell>
          <table:table-cell office:value-type="float" office:value="17.287" calcext:value-type="float">
            <text:p>17,287</text:p>
          </table:table-cell>
          <table:table-cell office:value-type="float" office:value="19.958" calcext:value-type="float">
            <text:p>19,958</text:p>
          </table:table-cell>
          <table:table-cell office:value-type="float" office:value="23.591" calcext:value-type="float">
            <text:p>23,591</text:p>
          </table:table-cell>
          <table:table-cell office:value-type="float" office:value="26.08" calcext:value-type="float">
            <text:p>26,08</text:p>
          </table:table-cell>
          <table:table-cell office:value-type="float" office:value="34.057" calcext:value-type="float">
            <text:p>34,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032" calcext:value-type="float">
            <text:p>2,032</text:p>
          </table:table-cell>
          <table:table-cell office:value-type="float" office:value="1.858" calcext:value-type="float">
            <text:p>1,858</text:p>
          </table:table-cell>
          <table:table-cell office:value-type="float" office:value="1.709" calcext:value-type="float">
            <text:p>1,709</text:p>
          </table:table-cell>
          <table:table-cell office:value-type="float" office:value="1.728" calcext:value-type="float">
            <text:p>1,728</text:p>
          </table:table-cell>
          <table:table-cell office:value-type="float" office:value="1.443" calcext:value-type="float">
            <text:p>1,443</text:p>
          </table:table-cell>
          <table:table-cell office:value-type="float" office:value="1.472" calcext:value-type="float">
            <text:p>1,472</text:p>
          </table:table-cell>
          <table:table-cell office:value-type="float" office:value="1.163" calcext:value-type="float">
            <text:p>1,163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9.598" calcext:value-type="float">
            <text:p>39,598</text:p>
          </table:table-cell>
          <table:table-cell office:value-type="float" office:value="26.335" calcext:value-type="float">
            <text:p>26,335</text:p>
          </table:table-cell>
          <table:table-cell office:value-type="float" office:value="34.068" calcext:value-type="float">
            <text:p>34,068</text:p>
          </table:table-cell>
          <table:table-cell table:number-columns-repeated="3"/>
          <table:table-cell table:formula="of:=MAX([.T52];[.U52];[.V52])" office:value-type="float" office:value="39.598" calcext:value-type="float">
            <text:p>39,598</text:p>
          </table:table-cell>
          <table:table-cell table:style-name="ce2"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922" calcext:value-type="float">
            <text:p>9,922</text:p>
          </table:table-cell>
          <table:table-cell office:value-type="float" office:value="12.274" calcext:value-type="float">
            <text:p>12,274</text:p>
          </table:table-cell>
          <table:table-cell office:value-type="float" office:value="15.613" calcext:value-type="float">
            <text:p>15,613</text:p>
          </table:table-cell>
          <table:table-cell office:value-type="float" office:value="18.7" calcext:value-type="float">
            <text:p>18,7</text:p>
          </table:table-cell>
          <table:table-cell office:value-type="float" office:value="21.632" calcext:value-type="float">
            <text:p>21,632</text:p>
          </table:table-cell>
          <table:table-cell office:value-type="float" office:value="24.594" calcext:value-type="float">
            <text:p>24,594</text:p>
          </table:table-cell>
          <table:table-cell office:value-type="float" office:value="32.292" calcext:value-type="float">
            <text:p>32,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4" calcext:value-type="float">
            <text:p>2,164</text:p>
          </table:table-cell>
          <table:table-cell office:value-type="float" office:value="1.885" calcext:value-type="float">
            <text:p>1,885</text:p>
          </table:table-cell>
          <table:table-cell office:value-type="float" office:value="1.795" calcext:value-type="float">
            <text:p>1,795</text:p>
          </table:table-cell>
          <table:table-cell office:value-type="float" office:value="1.702" calcext:value-type="float">
            <text:p>1,702</text:p>
          </table:table-cell>
          <table:table-cell office:value-type="float" office:value="1.515" calcext:value-type="float">
            <text:p>1,515</text:p>
          </table:table-cell>
          <table:table-cell office:value-type="float" office:value="1.429" calcext:value-type="float">
            <text:p>1,429</text:p>
          </table:table-cell>
          <table:table-cell office:value-type="float" office:value="1.224" calcext:value-type="float">
            <text:p>1,224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39.619" calcext:value-type="float">
            <text:p>39,619</text:p>
          </table:table-cell>
          <table:table-cell office:value-type="float" office:value="29.877" calcext:value-type="float">
            <text:p>29,877</text:p>
          </table:table-cell>
          <table:table-cell office:value-type="float" office:value="30.504" calcext:value-type="float">
            <text:p>30,504</text:p>
          </table:table-cell>
          <table:table-cell table:number-columns-repeated="3"/>
          <table:table-cell table:formula="of:=MAX([.T53];[.U53];[.V53])" office:value-type="float" office:value="39.619" calcext:value-type="float">
            <text:p>39,619</text:p>
          </table:table-cell>
          <table:table-cell table:style-name="ce2"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14" calcext:value-type="float">
            <text:p>8,414</text:p>
          </table:table-cell>
          <table:table-cell office:value-type="float" office:value="10.361" calcext:value-type="float">
            <text:p>10,361</text:p>
          </table:table-cell>
          <table:table-cell office:value-type="float" office:value="13.151" calcext:value-type="float">
            <text:p>13,151</text:p>
          </table:table-cell>
          <table:table-cell office:value-type="float" office:value="16.243" calcext:value-type="float">
            <text:p>16,243</text:p>
          </table:table-cell>
          <table:table-cell office:value-type="float" office:value="18.755" calcext:value-type="float">
            <text:p>18,755</text:p>
          </table:table-cell>
          <table:table-cell office:value-type="float" office:value="21.986" calcext:value-type="float">
            <text:p>21,986</text:p>
          </table:table-cell>
          <table:table-cell office:value-type="float" office:value="29.442" calcext:value-type="float">
            <text:p>29,4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77" calcext:value-type="float">
            <text:p>1,877</text:p>
          </table:table-cell>
          <table:table-cell office:value-type="float" office:value="1.787" calcext:value-type="float">
            <text:p>1,787</text:p>
          </table:table-cell>
          <table:table-cell office:value-type="float" office:value="1.737" calcext:value-type="float">
            <text:p>1,737</text:p>
          </table:table-cell>
          <table:table-cell office:value-type="float" office:value="1.697" calcext:value-type="float">
            <text:p>1,697</text:p>
          </table:table-cell>
          <table:table-cell office:value-type="float" office:value="1.628" calcext:value-type="float">
            <text:p>1,628</text:p>
          </table:table-cell>
          <table:table-cell office:value-type="float" office:value="1.537" calcext:value-type="float">
            <text:p>1,537</text:p>
          </table:table-cell>
          <table:table-cell office:value-type="float" office:value="1.302" calcext:value-type="float">
            <text:p>1,302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39.76" calcext:value-type="float">
            <text:p>39,76</text:p>
          </table:table-cell>
          <table:table-cell office:value-type="float" office:value="31.528" calcext:value-type="float">
            <text:p>31,528</text:p>
          </table:table-cell>
          <table:table-cell office:value-type="float" office:value="28.712" calcext:value-type="float">
            <text:p>28,712</text:p>
          </table:table-cell>
          <table:table-cell table:number-columns-repeated="3"/>
          <table:table-cell table:formula="of:=MAX([.T54];[.U54];[.V54])" office:value-type="float" office:value="39.76" calcext:value-type="float">
            <text:p>39,76</text:p>
          </table:table-cell>
          <table:table-cell table:style-name="ce2"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211" calcext:value-type="float">
            <text:p>6,211</text:p>
          </table:table-cell>
          <table:table-cell office:value-type="float" office:value="7.996" calcext:value-type="float">
            <text:p>7,996</text:p>
          </table:table-cell>
          <table:table-cell office:value-type="float" office:value="10.489" calcext:value-type="float">
            <text:p>10,489</text:p>
          </table:table-cell>
          <table:table-cell office:value-type="float" office:value="13.211" calcext:value-type="float">
            <text:p>13,211</text:p>
          </table:table-cell>
          <table:table-cell office:value-type="float" office:value="15.778" calcext:value-type="float">
            <text:p>15,778</text:p>
          </table:table-cell>
          <table:table-cell office:value-type="float" office:value="18.891" calcext:value-type="float">
            <text:p>18,891</text:p>
          </table:table-cell>
          <table:table-cell office:value-type="float" office:value="26.597" calcext:value-type="float">
            <text:p>26,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87" calcext:value-type="float">
            <text:p>1,687</text:p>
          </table:table-cell>
          <table:table-cell office:value-type="float" office:value="1.602" calcext:value-type="float">
            <text:p>1,602</text:p>
          </table:table-cell>
          <table:table-cell office:value-type="float" office:value="1.613" calcext:value-type="float">
            <text:p>1,613</text:p>
          </table:table-cell>
          <table:table-cell office:value-type="float" office:value="1.588" calcext:value-type="float">
            <text:p>1,588</text:p>
          </table:table-cell>
          <table:table-cell office:value-type="float" office:value="1.469" calcext:value-type="float">
            <text:p>1,469</text:p>
          </table:table-cell>
          <table:table-cell office:value-type="float" office:value="1.398" calcext:value-type="float">
            <text:p>1,398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39.593" calcext:value-type="float">
            <text:p>39,593</text:p>
          </table:table-cell>
          <table:table-cell office:value-type="float" office:value="32.928" calcext:value-type="float">
            <text:p>32,928</text:p>
          </table:table-cell>
          <table:table-cell office:value-type="float" office:value="27.479" calcext:value-type="float">
            <text:p>27,479</text:p>
          </table:table-cell>
          <table:table-cell table:number-columns-repeated="3"/>
          <table:table-cell table:formula="of:=MAX([.T55];[.U55];[.V55])" office:value-type="float" office:value="39.593" calcext:value-type="float">
            <text:p>39,593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11" calcext:value-type="float">
            <text:p>5,011</text:p>
          </table:table-cell>
          <table:table-cell office:value-type="float" office:value="6.583" calcext:value-type="float">
            <text:p>6,583</text:p>
          </table:table-cell>
          <table:table-cell office:value-type="float" office:value="8.647" calcext:value-type="float">
            <text:p>8,647</text:p>
          </table:table-cell>
          <table:table-cell office:value-type="float" office:value="10.892" calcext:value-type="float">
            <text:p>10,892</text:p>
          </table:table-cell>
          <table:table-cell office:value-type="float" office:value="13.335" calcext:value-type="float">
            <text:p>13,335</text:p>
          </table:table-cell>
          <table:table-cell office:value-type="float" office:value="16.203" calcext:value-type="float">
            <text:p>16,203</text:p>
          </table:table-cell>
          <table:table-cell office:value-type="float" office:value="23.853" calcext:value-type="float">
            <text:p>23,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,442</text:p>
          </table:table-cell>
          <table:table-cell office:value-type="float" office:value="1.392" calcext:value-type="float">
            <text:p>1,392</text:p>
          </table:table-cell>
          <table:table-cell office:value-type="float" office:value="1.439" calcext:value-type="float">
            <text:p>1,439</text:p>
          </table:table-cell>
          <table:table-cell office:value-type="float" office:value="1.395" calcext:value-type="float">
            <text:p>1,395</text:p>
          </table:table-cell>
          <table:table-cell office:value-type="float" office:value="1.333" calcext:value-type="float">
            <text:p>1,333</text:p>
          </table:table-cell>
          <table:table-cell office:value-type="float" office:value="1.369" calcext:value-type="float">
            <text:p>1,369</text:p>
          </table:table-cell>
          <table:table-cell office:value-type="float" office:value="1.116" calcext:value-type="float">
            <text:p>1,116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39.501" calcext:value-type="float">
            <text:p>39,501</text:p>
          </table:table-cell>
          <table:table-cell office:value-type="float" office:value="34.148" calcext:value-type="float">
            <text:p>34,148</text:p>
          </table:table-cell>
          <table:table-cell office:value-type="float" office:value="26.351" calcext:value-type="float">
            <text:p>26,351</text:p>
          </table:table-cell>
          <table:table-cell table:number-columns-repeated="3"/>
          <table:table-cell table:formula="of:=MAX([.T56];[.U56];[.V56])" office:value-type="float" office:value="39.501" calcext:value-type="float">
            <text:p>39,501</text:p>
          </table:table-cell>
          <table:table-cell table:style-name="ce2"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45" calcext:value-type="float">
            <text:p>3,645</text:p>
          </table:table-cell>
          <table:table-cell office:value-type="float" office:value="4.884" calcext:value-type="float">
            <text:p>4,884</text:p>
          </table:table-cell>
          <table:table-cell office:value-type="float" office:value="6.564" calcext:value-type="float">
            <text:p>6,564</text:p>
          </table:table-cell>
          <table:table-cell office:value-type="float" office:value="8.545" calcext:value-type="float">
            <text:p>8,545</text:p>
          </table:table-cell>
          <table:table-cell office:value-type="float" office:value="10.814" calcext:value-type="float">
            <text:p>10,814</text:p>
          </table:table-cell>
          <table:table-cell office:value-type="float" office:value="13.452" calcext:value-type="float">
            <text:p>13,452</text:p>
          </table:table-cell>
          <table:table-cell office:value-type="float" office:value="21.19" calcext:value-type="float">
            <text:p>21,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,467</text:p>
          </table:table-cell>
          <table:table-cell office:value-type="float" office:value="1.596" calcext:value-type="float">
            <text:p>1,596</text:p>
          </table:table-cell>
          <table:table-cell office:value-type="float" office:value="1.646" calcext:value-type="float">
            <text:p>1,646</text:p>
          </table:table-cell>
          <table:table-cell office:value-type="float" office:value="1.593" calcext:value-type="float">
            <text:p>1,593</text:p>
          </table:table-cell>
          <table:table-cell office:value-type="float" office:value="1.535" calcext:value-type="float">
            <text:p>1,535</text:p>
          </table:table-cell>
          <table:table-cell office:value-type="float" office:value="1.464" calcext:value-type="float">
            <text:p>1,464</text:p>
          </table:table-cell>
          <table:table-cell office:value-type="float" office:value="1.284" calcext:value-type="float">
            <text:p>1,284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39.257" calcext:value-type="float">
            <text:p>39,257</text:p>
          </table:table-cell>
          <table:table-cell office:value-type="float" office:value="34.962" calcext:value-type="float">
            <text:p>34,962</text:p>
          </table:table-cell>
          <table:table-cell office:value-type="float" office:value="25.782" calcext:value-type="float">
            <text:p>25,782</text:p>
          </table:table-cell>
          <table:table-cell table:number-columns-repeated="3"/>
          <table:table-cell table:formula="of:=MAX([.T57];[.U57];[.V57])" office:value-type="float" office:value="39.257" calcext:value-type="float">
            <text:p>39,257</text:p>
          </table:table-cell>
          <table:table-cell table:style-name="ce2"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54" calcext:value-type="float">
            <text:p>2,754</text:p>
          </table:table-cell>
          <table:table-cell office:value-type="float" office:value="3.634" calcext:value-type="float">
            <text:p>3,634</text:p>
          </table:table-cell>
          <table:table-cell office:value-type="float" office:value="5.04" calcext:value-type="float">
            <text:p>5,04</text:p>
          </table:table-cell>
          <table:table-cell office:value-type="float" office:value="6.626" calcext:value-type="float">
            <text:p>6,626</text:p>
          </table:table-cell>
          <table:table-cell office:value-type="float" office:value="8.695" calcext:value-type="float">
            <text:p>8,695</text:p>
          </table:table-cell>
          <table:table-cell office:value-type="float" office:value="10.946" calcext:value-type="float">
            <text:p>10,946</text:p>
          </table:table-cell>
          <table:table-cell office:value-type="float" office:value="18.747" calcext:value-type="float">
            <text:p>18,7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23" calcext:value-type="float">
            <text:p>1,223</text:p>
          </table:table-cell>
          <table:table-cell office:value-type="float" office:value="1.213" calcext:value-type="float">
            <text:p>1,213</text:p>
          </table:table-cell>
          <table:table-cell office:value-type="float" office:value="1.315" calcext:value-type="float">
            <text:p>1,315</text:p>
          </table:table-cell>
          <table:table-cell office:value-type="float" office:value="1.373" calcext:value-type="float">
            <text:p>1,373</text:p>
          </table:table-cell>
          <table:table-cell office:value-type="float" office:value="1.384" calcext:value-type="float">
            <text:p>1,384</text:p>
          </table:table-cell>
          <table:table-cell office:value-type="float" office:value="1.366" calcext:value-type="float">
            <text:p>1,366</text:p>
          </table:table-cell>
          <table:table-cell office:value-type="float" office:value="1.023" calcext:value-type="float">
            <text:p>1,023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39.293" calcext:value-type="float">
            <text:p>39,293</text:p>
          </table:table-cell>
          <table:table-cell office:value-type="float" office:value="36.058" calcext:value-type="float">
            <text:p>36,058</text:p>
          </table:table-cell>
          <table:table-cell office:value-type="float" office:value="24.649" calcext:value-type="float">
            <text:p>24,649</text:p>
          </table:table-cell>
          <table:table-cell table:number-columns-repeated="3"/>
          <table:table-cell table:formula="of:=MAX([.T58];[.U58];[.V58])" office:value-type="float" office:value="39.293" calcext:value-type="float">
            <text:p>39,293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4" calcext:value-type="float">
            <text:p>1,434</text:p>
          </table:table-cell>
          <table:table-cell office:value-type="float" office:value="2.047" calcext:value-type="float">
            <text:p>2,047</text:p>
          </table:table-cell>
          <table:table-cell office:value-type="float" office:value="2.993" calcext:value-type="float">
            <text:p>2,993</text:p>
          </table:table-cell>
          <table:table-cell office:value-type="float" office:value="4.247" calcext:value-type="float">
            <text:p>4,247</text:p>
          </table:table-cell>
          <table:table-cell office:value-type="float" office:value="6.164" calcext:value-type="float">
            <text:p>6,164</text:p>
          </table:table-cell>
          <table:table-cell office:value-type="float" office:value="8.139" calcext:value-type="float">
            <text:p>8,139</text:p>
          </table:table-cell>
          <table:table-cell office:value-type="float" office:value="15.75" calcext:value-type="float">
            <text:p>15,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13" calcext:value-type="float">
            <text:p>0,913</text:p>
          </table:table-cell>
          <table:table-cell office:value-type="float" office:value="0.954" calcext:value-type="float">
            <text:p>0,954</text:p>
          </table:table-cell>
          <table:table-cell office:value-type="float" office:value="1.074" calcext:value-type="float">
            <text:p>1,074</text:p>
          </table:table-cell>
          <table:table-cell office:value-type="float" office:value="1.049" calcext:value-type="float">
            <text:p>1,049</text:p>
          </table:table-cell>
          <table:table-cell office:value-type="float" office:value="1.118" calcext:value-type="float">
            <text:p>1,118</text:p>
          </table:table-cell>
          <table:table-cell office:value-type="float" office:value="1.069" calcext:value-type="float">
            <text:p>1,069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39.064" calcext:value-type="float">
            <text:p>39,064</text:p>
          </table:table-cell>
          <table:table-cell office:value-type="float" office:value="36.884" calcext:value-type="float">
            <text:p>36,884</text:p>
          </table:table-cell>
          <table:table-cell office:value-type="float" office:value="24.051" calcext:value-type="float">
            <text:p>24,051</text:p>
          </table:table-cell>
          <table:table-cell table:number-columns-repeated="3"/>
          <table:table-cell table:formula="of:=MAX([.T59];[.U59];[.V59])" office:value-type="float" office:value="39.064" calcext:value-type="float">
            <text:p>39,064</text:p>
          </table:table-cell>
          <table:table-cell table:style-name="ce2"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6" calcext:value-type="float">
            <text:p>1,006</text:p>
          </table:table-cell>
          <table:table-cell office:value-type="float" office:value="1.564" calcext:value-type="float">
            <text:p>1,564</text:p>
          </table:table-cell>
          <table:table-cell office:value-type="float" office:value="2.365" calcext:value-type="float">
            <text:p>2,365</text:p>
          </table:table-cell>
          <table:table-cell office:value-type="float" office:value="3.266" calcext:value-type="float">
            <text:p>3,266</text:p>
          </table:table-cell>
          <table:table-cell office:value-type="float" office:value="4.936" calcext:value-type="float">
            <text:p>4,936</text:p>
          </table:table-cell>
          <table:table-cell office:value-type="float" office:value="6.48" calcext:value-type="float">
            <text:p>6,48</text:p>
          </table:table-cell>
          <table:table-cell office:value-type="float" office:value="13.792" calcext:value-type="float">
            <text:p>13,7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3" calcext:value-type="float">
            <text:p>0,863</text:p>
          </table:table-cell>
          <table:table-cell office:value-type="float" office:value="0.893" calcext:value-type="float">
            <text:p>0,893</text:p>
          </table:table-cell>
          <table:table-cell office:value-type="float" office:value="1.016" calcext:value-type="float">
            <text:p>1,016</text:p>
          </table:table-cell>
          <table:table-cell office:value-type="float" office:value="1.067" calcext:value-type="float">
            <text:p>1,067</text:p>
          </table:table-cell>
          <table:table-cell office:value-type="float" office:value="1.144" calcext:value-type="float">
            <text:p>1,144</text:p>
          </table:table-cell>
          <table:table-cell office:value-type="float" office:value="1.073" calcext:value-type="float">
            <text:p>1,073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38.983" calcext:value-type="float">
            <text:p>38,983</text:p>
          </table:table-cell>
          <table:table-cell office:value-type="float" office:value="37.803" calcext:value-type="float">
            <text:p>37,803</text:p>
          </table:table-cell>
          <table:table-cell office:value-type="float" office:value="23.214" calcext:value-type="float">
            <text:p>23,214</text:p>
          </table:table-cell>
          <table:table-cell table:number-columns-repeated="3"/>
          <table:table-cell table:formula="of:=MAX([.T60];[.U60];[.V60])" office:value-type="float" office:value="38.983" calcext:value-type="float">
            <text:p>38,983</text:p>
          </table:table-cell>
          <table:table-cell table:style-name="ce2"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,467</text:p>
          </table:table-cell>
          <table:table-cell office:value-type="float" office:value="0.759" calcext:value-type="float">
            <text:p>0,759</text:p>
          </table:table-cell>
          <table:table-cell office:value-type="float" office:value="1.268" calcext:value-type="float">
            <text:p>1,268</text:p>
          </table:table-cell>
          <table:table-cell office:value-type="float" office:value="1.95" calcext:value-type="float">
            <text:p>1,95</text:p>
          </table:table-cell>
          <table:table-cell office:value-type="float" office:value="3.26" calcext:value-type="float">
            <text:p>3,26</text:p>
          </table:table-cell>
          <table:table-cell office:value-type="float" office:value="4.571" calcext:value-type="float">
            <text:p>4,571</text:p>
          </table:table-cell>
          <table:table-cell office:value-type="float" office:value="11.23" calcext:value-type="float">
            <text:p>11,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,504</text:p>
          </table:table-cell>
          <table:table-cell office:value-type="float" office:value="0.541" calcext:value-type="float">
            <text:p>0,541</text:p>
          </table:table-cell>
          <table:table-cell office:value-type="float" office:value="0.656" calcext:value-type="float">
            <text:p>0,656</text:p>
          </table:table-cell>
          <table:table-cell office:value-type="float" office:value="0.723" calcext:value-type="float">
            <text:p>0,723</text:p>
          </table:table-cell>
          <table:table-cell office:value-type="float" office:value="0.766" calcext:value-type="float">
            <text:p>0,766</text:p>
          </table:table-cell>
          <table:table-cell office:value-type="float" office:value="0.803" calcext:value-type="float">
            <text:p>0,803</text:p>
          </table:table-cell>
          <table:table-cell office:value-type="float" office:value="0.833" calcext:value-type="float">
            <text:p>0,833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38.701" calcext:value-type="float">
            <text:p>38,701</text:p>
          </table:table-cell>
          <table:table-cell office:value-type="float" office:value="38.405" calcext:value-type="float">
            <text:p>38,405</text:p>
          </table:table-cell>
          <table:table-cell office:value-type="float" office:value="22.894" calcext:value-type="float">
            <text:p>22,894</text:p>
          </table:table-cell>
          <table:table-cell table:number-columns-repeated="3"/>
          <table:table-cell table:formula="of:=MAX([.T61];[.U61];[.V61])" office:value-type="float" office:value="38.701" calcext:value-type="float">
            <text:p>38,701</text:p>
          </table:table-cell>
          <table:table-cell table:style-name="ce2" office:value-type="float" office:value="71" calcext:value-type="float">
            <text:p>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9" calcext:value-type="float">
            <text:p>0,219</text:p>
          </table:table-cell>
          <table:table-cell office:value-type="float" office:value="0.346" calcext:value-type="float">
            <text:p>0,346</text:p>
          </table:table-cell>
          <table:table-cell office:value-type="float" office:value="0.698" calcext:value-type="float">
            <text:p>0,698</text:p>
          </table:table-cell>
          <table:table-cell office:value-type="float" office:value="1.096" calcext:value-type="float">
            <text:p>1,096</text:p>
          </table:table-cell>
          <table:table-cell office:value-type="float" office:value="2.194" calcext:value-type="float">
            <text:p>2,194</text:p>
          </table:table-cell>
          <table:table-cell office:value-type="float" office:value="3.082" calcext:value-type="float">
            <text:p>3,082</text:p>
          </table:table-cell>
          <table:table-cell office:value-type="float" office:value="9.049" calcext:value-type="float">
            <text:p>9,0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413" calcext:value-type="float">
            <text:p>0,413</text:p>
          </table:table-cell>
          <table:table-cell office:value-type="float" office:value="0.51" calcext:value-type="float">
            <text:p>0,51</text:p>
          </table:table-cell>
          <table:table-cell office:value-type="float" office:value="0.598" calcext:value-type="float">
            <text:p>0,598</text:p>
          </table:table-cell>
          <table:table-cell office:value-type="float" office:value="0.709" calcext:value-type="float">
            <text:p>0,709</text:p>
          </table:table-cell>
          <table:table-cell office:value-type="float" office:value="0.832" calcext:value-type="float">
            <text:p>0,832</text:p>
          </table:table-cell>
          <table:table-cell office:value-type="float" office:value="0.949" calcext:value-type="float">
            <text:p>0,949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38.926" calcext:value-type="float">
            <text:p>38,926</text:p>
          </table:table-cell>
          <table:table-cell office:value-type="float" office:value="39.255" calcext:value-type="float">
            <text:p>39,255</text:p>
          </table:table-cell>
          <table:table-cell office:value-type="float" office:value="21.819" calcext:value-type="float">
            <text:p>21,819</text:p>
          </table:table-cell>
          <table:table-cell table:number-columns-repeated="3"/>
          <table:table-cell table:formula="of:=MAX([.T62];[.U62];[.V62])" office:value-type="float" office:value="39.255" calcext:value-type="float">
            <text:p>39,255</text:p>
          </table:table-cell>
          <table:table-cell table:style-name="ce2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7" calcext:value-type="float">
            <text:p>0,187</text:p>
          </table:table-cell>
          <table:table-cell office:value-type="float" office:value="0.348" calcext:value-type="float">
            <text:p>0,348</text:p>
          </table:table-cell>
          <table:table-cell office:value-type="float" office:value="0.628" calcext:value-type="float">
            <text:p>0,628</text:p>
          </table:table-cell>
          <table:table-cell office:value-type="float" office:value="1.301" calcext:value-type="float">
            <text:p>1,301</text:p>
          </table:table-cell>
          <table:table-cell office:value-type="float" office:value="1.932" calcext:value-type="float">
            <text:p>1,932</text:p>
          </table:table-cell>
          <table:table-cell office:value-type="float" office:value="6.751" calcext:value-type="float">
            <text:p>6,7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2" calcext:value-type="float">
            <text:p>0,262</text:p>
          </table:table-cell>
          <table:table-cell office:value-type="float" office:value="0.292" calcext:value-type="float">
            <text:p>0,292</text:p>
          </table:table-cell>
          <table:table-cell office:value-type="float" office:value="0.348" calcext:value-type="float">
            <text:p>0,348</text:p>
          </table:table-cell>
          <table:table-cell office:value-type="float" office:value="0.427" calcext:value-type="float">
            <text:p>0,427</text:p>
          </table:table-cell>
          <table:table-cell office:value-type="float" office:value="0.487" calcext:value-type="float">
            <text:p>0,487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38.577" calcext:value-type="float">
            <text:p>38,577</text:p>
          </table:table-cell>
          <table:table-cell office:value-type="float" office:value="39.923" calcext:value-type="float">
            <text:p>39,923</text:p>
          </table:table-cell>
          <table:table-cell office:value-type="float" office:value="21.5" calcext:value-type="float">
            <text:p>21,5</text:p>
          </table:table-cell>
          <table:table-cell table:number-columns-repeated="3"/>
          <table:table-cell table:formula="of:=MAX([.T63];[.U63];[.V63])" office:value-type="float" office:value="39.923" calcext:value-type="float">
            <text:p>39,923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,06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97" calcext:value-type="float">
            <text:p>0,197</text:p>
          </table:table-cell>
          <table:table-cell office:value-type="float" office:value="0.29" calcext:value-type="float">
            <text:p>0,29</text:p>
          </table:table-cell>
          <table:table-cell office:value-type="float" office:value="0.696" calcext:value-type="float">
            <text:p>0,696</text:p>
          </table:table-cell>
          <table:table-cell office:value-type="float" office:value="0.998" calcext:value-type="float">
            <text:p>0,998</text:p>
          </table:table-cell>
          <table:table-cell office:value-type="float" office:value="5.013" calcext:value-type="float">
            <text:p>5,0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,213</text:p>
          </table:table-cell>
          <table:table-cell office:value-type="float" office:value="0.229" calcext:value-type="float">
            <text:p>0,229</text:p>
          </table:table-cell>
          <table:table-cell office:value-type="float" office:value="0.22" calcext:value-type="float">
            <text:p>0,22</text:p>
          </table:table-cell>
          <table:table-cell office:value-type="float" office:value="0.267" calcext:value-type="float">
            <text:p>0,267</text:p>
          </table:table-cell>
          <table:table-cell office:value-type="float" office:value="0.32" calcext:value-type="float">
            <text:p>0,32</text:p>
          </table:table-cell>
          <table:table-cell office:value-type="float" office:value="0.349" calcext:value-type="float">
            <text:p>0,349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38.613" calcext:value-type="float">
            <text:p>38,613</text:p>
          </table:table-cell>
          <table:table-cell office:value-type="float" office:value="40.506" calcext:value-type="float">
            <text:p>40,506</text:p>
          </table:table-cell>
          <table:table-cell office:value-type="float" office:value="20.881" calcext:value-type="float">
            <text:p>20,881</text:p>
          </table:table-cell>
          <table:table-cell table:number-columns-repeated="3"/>
          <table:table-cell table:formula="of:=MAX([.T64];[.U64];[.V64])" office:value-type="float" office:value="40.506" calcext:value-type="float">
            <text:p>40,506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3" calcext:value-type="float">
            <text:p>0,033</text:p>
          </table:table-cell>
          <table:table-cell office:value-type="float" office:value="0.074" calcext:value-type="float">
            <text:p>0,074</text:p>
          </table:table-cell>
          <table:table-cell office:value-type="float" office:value="0.303" calcext:value-type="float">
            <text:p>0,303</text:p>
          </table:table-cell>
          <table:table-cell office:value-type="float" office:value="0.477" calcext:value-type="float">
            <text:p>0,477</text:p>
          </table:table-cell>
          <table:table-cell office:value-type="float" office:value="3.224" calcext:value-type="float">
            <text:p>3,2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,143</text:p>
          </table:table-cell>
          <table:table-cell office:value-type="float" office:value="0.076" calcext:value-type="float">
            <text:p>0,076</text:p>
          </table:table-cell>
          <table:table-cell office:value-type="float" office:value="0.099" calcext:value-type="float">
            <text:p>0,099</text:p>
          </table:table-cell>
          <table:table-cell office:value-type="float" office:value="0.126" calcext:value-type="float">
            <text:p>0,126</text:p>
          </table:table-cell>
          <table:table-cell office:value-type="float" office:value="0.195" calcext:value-type="float">
            <text:p>0,195</text:p>
          </table:table-cell>
          <table:table-cell office:value-type="float" office:value="0.176" calcext:value-type="float">
            <text:p>0,176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38.491" calcext:value-type="float">
            <text:p>38,491</text:p>
          </table:table-cell>
          <table:table-cell office:value-type="float" office:value="41.016" calcext:value-type="float">
            <text:p>41,016</text:p>
          </table:table-cell>
          <table:table-cell office:value-type="float" office:value="20.492" calcext:value-type="float">
            <text:p>20,492</text:p>
          </table:table-cell>
          <table:table-cell table:number-columns-repeated="3"/>
          <table:table-cell table:formula="of:=MAX([.T65];[.U65];[.V65])" office:value-type="float" office:value="41.016" calcext:value-type="float">
            <text:p>41,016</text:p>
          </table:table-cell>
          <table:table-cell table:style-name="ce2" office:value-type="float" office:value="38" calcext:value-type="float">
            <text:p>3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3" calcext:value-type="float">
            <text:p>0,01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1.731" calcext:value-type="float">
            <text:p>1,7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96" calcext:value-type="float">
            <text:p>0,096</text:p>
          </table:table-cell>
          <table:table-cell office:value-type="float" office:value="0.114" calcext:value-type="float">
            <text:p>0,114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38.333" calcext:value-type="float">
            <text:p>38,333</text:p>
          </table:table-cell>
          <table:table-cell office:value-type="float" office:value="41.667" calcext:value-type="float">
            <text:p>41,66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MAX([.T66];[.U66];[.V66])" office:value-type="float" office:value="41.667" calcext:value-type="float">
            <text:p>41,66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5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26.235" calcext:value-type="float">
            <text:p>26,235</text:p>
          </table:table-cell>
          <table:table-cell office:value-type="float" office:value="16.2" calcext:value-type="float">
            <text:p>16,2</text:p>
          </table:table-cell>
          <table:table-cell office:value-type="float" office:value="17.013" calcext:value-type="float">
            <text:p>17,013</text:p>
          </table:table-cell>
          <table:table-cell office:value-type="float" office:value="19.114" calcext:value-type="float">
            <text:p>19,114</text:p>
          </table:table-cell>
          <table:table-cell office:value-type="float" office:value="21.438" calcext:value-type="float">
            <text:p>21,438</text:p>
          </table:table-cell>
          <table:table-cell/>
          <table:table-cell table:formula="of:=MAX([.W70];[.X70];[.T70];[.U70];[.V70])" office:value-type="float" office:value="26.235" calcext:value-type="float">
            <text:p>26,23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521" calcext:value-type="float">
            <text:p>21,521</text:p>
          </table:table-cell>
          <table:table-cell office:value-type="float" office:value="27.598" calcext:value-type="float">
            <text:p>27,598</text:p>
          </table:table-cell>
          <table:table-cell office:value-type="float" office:value="32.664" calcext:value-type="float">
            <text:p>32,664</text:p>
          </table:table-cell>
          <table:table-cell table:style-name="ce2" office:value-type="float" office:value="36.383" calcext:value-type="float">
            <text:p>36,383</text:p>
          </table:table-cell>
          <table:table-cell office:value-type="float" office:value="40.335" calcext:value-type="float">
            <text:p>40,335</text:p>
          </table:table-cell>
          <table:table-cell office:value-type="float" office:value="46.337" calcext:value-type="float">
            <text:p>46,337</text:p>
          </table:table-cell>
          <table:table-cell office:value-type="float" office:value="53.115" calcext:value-type="float">
            <text:p>53,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,64</text:p>
          </table:table-cell>
          <table:table-cell office:value-type="float" office:value="2.524" calcext:value-type="float">
            <text:p>2,524</text:p>
          </table:table-cell>
          <table:table-cell office:value-type="float" office:value="2.076" calcext:value-type="float">
            <text:p>2,076</text:p>
          </table:table-cell>
          <table:table-cell office:value-type="float" office:value="1.925" calcext:value-type="float">
            <text:p>1,925</text:p>
          </table:table-cell>
          <table:table-cell office:value-type="float" office:value="1.774" calcext:value-type="float">
            <text:p>1,774</text:p>
          </table:table-cell>
          <table:table-cell office:value-type="float" office:value="1.579" calcext:value-type="float">
            <text:p>1,579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30.841" calcext:value-type="float">
            <text:p>30,841</text:p>
          </table:table-cell>
          <table:table-cell office:value-type="float" office:value="16.03" calcext:value-type="float">
            <text:p>16,03</text:p>
          </table:table-cell>
          <table:table-cell office:value-type="float" office:value="15.502" calcext:value-type="float">
            <text:p>15,502</text:p>
          </table:table-cell>
          <table:table-cell office:value-type="float" office:value="17.145" calcext:value-type="float">
            <text:p>17,145</text:p>
          </table:table-cell>
          <table:table-cell office:value-type="float" office:value="20.483" calcext:value-type="float">
            <text:p>20,483</text:p>
          </table:table-cell>
          <table:table-cell/>
          <table:table-cell table:formula="of:=MAX([.W71];[.X71];[.T71];[.U71];[.V71])" office:value-type="float" office:value="30.841" calcext:value-type="float">
            <text:p>30,841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,33</text:p>
          </table:table-cell>
          <table:table-cell office:value-type="float" office:value="25.076" calcext:value-type="float">
            <text:p>25,076</text:p>
          </table:table-cell>
          <table:table-cell office:value-type="float" office:value="29.823" calcext:value-type="float">
            <text:p>29,823</text:p>
          </table:table-cell>
          <table:table-cell table:style-name="ce2" office:value-type="float" office:value="33.419" calcext:value-type="float">
            <text:p>33,419</text:p>
          </table:table-cell>
          <table:table-cell office:value-type="float" office:value="37.393" calcext:value-type="float">
            <text:p>37,393</text:p>
          </table:table-cell>
          <table:table-cell office:value-type="float" office:value="43.307" calcext:value-type="float">
            <text:p>43,307</text:p>
          </table:table-cell>
          <table:table-cell office:value-type="float" office:value="50.14" calcext:value-type="float">
            <text:p>50,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69" calcext:value-type="float">
            <text:p>2,669</text:p>
          </table:table-cell>
          <table:table-cell office:value-type="float" office:value="2.461" calcext:value-type="float">
            <text:p>2,461</text:p>
          </table:table-cell>
          <table:table-cell office:value-type="float" office:value="2.289" calcext:value-type="float">
            <text:p>2,289</text:p>
          </table:table-cell>
          <table:table-cell office:value-type="float" office:value="2.178" calcext:value-type="float">
            <text:p>2,178</text:p>
          </table:table-cell>
          <table:table-cell office:value-type="float" office:value="1.983" calcext:value-type="float">
            <text:p>1,983</text:p>
          </table:table-cell>
          <table:table-cell office:value-type="float" office:value="1.776" calcext:value-type="float">
            <text:p>1,776</text:p>
          </table:table-cell>
          <table:table-cell office:value-type="float" office:value="1.586" calcext:value-type="float">
            <text:p>1,586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35.679" calcext:value-type="float">
            <text:p>35,679</text:p>
          </table:table-cell>
          <table:table-cell office:value-type="float" office:value="17.245" calcext:value-type="float">
            <text:p>17,245</text:p>
          </table:table-cell>
          <table:table-cell office:value-type="float" office:value="14.343" calcext:value-type="float">
            <text:p>14,343</text:p>
          </table:table-cell>
          <table:table-cell office:value-type="float" office:value="14.163" calcext:value-type="float">
            <text:p>14,163</text:p>
          </table:table-cell>
          <table:table-cell office:value-type="float" office:value="18.569" calcext:value-type="float">
            <text:p>18,569</text:p>
          </table:table-cell>
          <table:table-cell/>
          <table:table-cell table:formula="of:=MAX([.W72];[.X72];[.T72];[.U72];[.V72])" office:value-type="float" office:value="35.679" calcext:value-type="float">
            <text:p>35,67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335" calcext:value-type="float">
            <text:p>16,335</text:p>
          </table:table-cell>
          <table:table-cell office:value-type="float" office:value="21.428" calcext:value-type="float">
            <text:p>21,428</text:p>
          </table:table-cell>
          <table:table-cell office:value-type="float" office:value="25.653" calcext:value-type="float">
            <text:p>25,653</text:p>
          </table:table-cell>
          <table:table-cell table:style-name="ce2" office:value-type="float" office:value="29.041" calcext:value-type="float">
            <text:p>29,041</text:p>
          </table:table-cell>
          <table:table-cell office:value-type="float" office:value="33.084" calcext:value-type="float">
            <text:p>33,084</text:p>
          </table:table-cell>
          <table:table-cell office:value-type="float" office:value="39.041" calcext:value-type="float">
            <text:p>39,041</text:p>
          </table:table-cell>
          <table:table-cell office:value-type="float" office:value="45.867" calcext:value-type="float">
            <text:p>45,8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6" calcext:value-type="float">
            <text:p>2,66</text:p>
          </table:table-cell>
          <table:table-cell office:value-type="float" office:value="2.645" calcext:value-type="float">
            <text:p>2,645</text:p>
          </table:table-cell>
          <table:table-cell office:value-type="float" office:value="2.678" calcext:value-type="float">
            <text:p>2,678</text:p>
          </table:table-cell>
          <table:table-cell office:value-type="float" office:value="2.533" calcext:value-type="float">
            <text:p>2,533</text:p>
          </table:table-cell>
          <table:table-cell office:value-type="float" office:value="2.372" calcext:value-type="float">
            <text:p>2,372</text:p>
          </table:table-cell>
          <table:table-cell office:value-type="float" office:value="2.123" calcext:value-type="float">
            <text:p>2,123</text:p>
          </table:table-cell>
          <table:table-cell office:value-type="float" office:value="1.925" calcext:value-type="float">
            <text:p>1,925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38.399" calcext:value-type="float">
            <text:p>38,399</text:p>
          </table:table-cell>
          <table:table-cell office:value-type="float" office:value="18.169" calcext:value-type="float">
            <text:p>18,169</text:p>
          </table:table-cell>
          <table:table-cell office:value-type="float" office:value="14.02" calcext:value-type="float">
            <text:p>14,02</text:p>
          </table:table-cell>
          <table:table-cell office:value-type="float" office:value="12.426" calcext:value-type="float">
            <text:p>12,426</text:p>
          </table:table-cell>
          <table:table-cell office:value-type="float" office:value="16.986" calcext:value-type="float">
            <text:p>16,986</text:p>
          </table:table-cell>
          <table:table-cell/>
          <table:table-cell table:formula="of:=MAX([.W73];[.X73];[.T73];[.U73];[.V73])" office:value-type="float" office:value="38.399" calcext:value-type="float">
            <text:p>38,39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358" calcext:value-type="float">
            <text:p>12,358</text:p>
          </table:table-cell>
          <table:table-cell office:value-type="float" office:value="16.357" calcext:value-type="float">
            <text:p>16,357</text:p>
          </table:table-cell>
          <table:table-cell office:value-type="float" office:value="20.063" calcext:value-type="float">
            <text:p>20,063</text:p>
          </table:table-cell>
          <table:table-cell table:style-name="ce2" office:value-type="float" office:value="23.268" calcext:value-type="float">
            <text:p>23,268</text:p>
          </table:table-cell>
          <table:table-cell office:value-type="float" office:value="27.291" calcext:value-type="float">
            <text:p>27,291</text:p>
          </table:table-cell>
          <table:table-cell office:value-type="float" office:value="33.355" calcext:value-type="float">
            <text:p>33,355</text:p>
          </table:table-cell>
          <table:table-cell office:value-type="float" office:value="40.878" calcext:value-type="float">
            <text:p>40,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13" calcext:value-type="float">
            <text:p>2,313</text:p>
          </table:table-cell>
          <table:table-cell office:value-type="float" office:value="2.347" calcext:value-type="float">
            <text:p>2,347</text:p>
          </table:table-cell>
          <table:table-cell office:value-type="float" office:value="2.389" calcext:value-type="float">
            <text:p>2,389</text:p>
          </table:table-cell>
          <table:table-cell office:value-type="float" office:value="2.299" calcext:value-type="float">
            <text:p>2,299</text:p>
          </table:table-cell>
          <table:table-cell office:value-type="float" office:value="2.138" calcext:value-type="float">
            <text:p>2,138</text:p>
          </table:table-cell>
          <table:table-cell office:value-type="float" office:value="1.967" calcext:value-type="float">
            <text:p>1,967</text:p>
          </table:table-cell>
          <table:table-cell office:value-type="float" office:value="1.658" calcext:value-type="float">
            <text:p>1,658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39.703" calcext:value-type="float">
            <text:p>39,703</text:p>
          </table:table-cell>
          <table:table-cell office:value-type="float" office:value="18.482" calcext:value-type="float">
            <text:p>18,482</text:p>
          </table:table-cell>
          <table:table-cell office:value-type="float" office:value="14.041" calcext:value-type="float">
            <text:p>14,041</text:p>
          </table:table-cell>
          <table:table-cell office:value-type="float" office:value="11.422" calcext:value-type="float">
            <text:p>11,422</text:p>
          </table:table-cell>
          <table:table-cell office:value-type="float" office:value="16.35" calcext:value-type="float">
            <text:p>16,35</text:p>
          </table:table-cell>
          <table:table-cell/>
          <table:table-cell table:formula="of:=MAX([.W74];[.X74];[.T74];[.U74];[.V74])" office:value-type="float" office:value="39.703" calcext:value-type="float">
            <text:p>39,70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55" calcext:value-type="float">
            <text:p>9,555</text:p>
          </table:table-cell>
          <table:table-cell office:value-type="float" office:value="12.772" calcext:value-type="float">
            <text:p>12,772</text:p>
          </table:table-cell>
          <table:table-cell office:value-type="float" office:value="15.889" calcext:value-type="float">
            <text:p>15,889</text:p>
          </table:table-cell>
          <table:table-cell table:style-name="ce2" office:value-type="float" office:value="18.986" calcext:value-type="float">
            <text:p>18,986</text:p>
          </table:table-cell>
          <table:table-cell office:value-type="float" office:value="22.766" calcext:value-type="float">
            <text:p>22,766</text:p>
          </table:table-cell>
          <table:table-cell office:value-type="float" office:value="28.848" calcext:value-type="float">
            <text:p>28,848</text:p>
          </table:table-cell>
          <table:table-cell office:value-type="float" office:value="36.91" calcext:value-type="float">
            <text:p>36,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54" calcext:value-type="float">
            <text:p>2,154</text:p>
          </table:table-cell>
          <table:table-cell office:value-type="float" office:value="2.093" calcext:value-type="float">
            <text:p>2,093</text:p>
          </table:table-cell>
          <table:table-cell office:value-type="float" office:value="2.125" calcext:value-type="float">
            <text:p>2,125</text:p>
          </table:table-cell>
          <table:table-cell office:value-type="float" office:value="2.056" calcext:value-type="float">
            <text:p>2,056</text:p>
          </table:table-cell>
          <table:table-cell office:value-type="float" office:value="2.05" calcext:value-type="float">
            <text:p>2,05</text:p>
          </table:table-cell>
          <table:table-cell office:value-type="float" office:value="1.817" calcext:value-type="float">
            <text:p>1,817</text:p>
          </table:table-cell>
          <table:table-cell office:value-type="float" office:value="1.498" calcext:value-type="float">
            <text:p>1,498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40.765" calcext:value-type="float">
            <text:p>40,765</text:p>
          </table:table-cell>
          <table:table-cell office:value-type="float" office:value="18.791" calcext:value-type="float">
            <text:p>18,791</text:p>
          </table:table-cell>
          <table:table-cell office:value-type="float" office:value="14.004" calcext:value-type="float">
            <text:p>14,004</text:p>
          </table:table-cell>
          <table:table-cell office:value-type="float" office:value="10.614" calcext:value-type="float">
            <text:p>10,614</text:p>
          </table:table-cell>
          <table:table-cell office:value-type="float" office:value="15.826" calcext:value-type="float">
            <text:p>15,826</text:p>
          </table:table-cell>
          <table:table-cell/>
          <table:table-cell table:formula="of:=MAX([.W75];[.X75];[.T75];[.U75];[.V75])" office:value-type="float" office:value="40.765" calcext:value-type="float">
            <text:p>40,76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03" calcext:value-type="float">
            <text:p>7,03</text:p>
          </table:table-cell>
          <table:table-cell office:value-type="float" office:value="9.605" calcext:value-type="float">
            <text:p>9,605</text:p>
          </table:table-cell>
          <table:table-cell office:value-type="float" office:value="12.263" calcext:value-type="float">
            <text:p>12,263</text:p>
          </table:table-cell>
          <table:table-cell table:style-name="ce2" office:value-type="float" office:value="14.992" calcext:value-type="float">
            <text:p>14,992</text:p>
          </table:table-cell>
          <table:table-cell office:value-type="float" office:value="18.476" calcext:value-type="float">
            <text:p>18,476</text:p>
          </table:table-cell>
          <table:table-cell office:value-type="float" office:value="24.203" calcext:value-type="float">
            <text:p>24,203</text:p>
          </table:table-cell>
          <table:table-cell office:value-type="float" office:value="33.128" calcext:value-type="float">
            <text:p>33,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78" calcext:value-type="float">
            <text:p>1,778</text:p>
          </table:table-cell>
          <table:table-cell office:value-type="float" office:value="1.897" calcext:value-type="float">
            <text:p>1,897</text:p>
          </table:table-cell>
          <table:table-cell office:value-type="float" office:value="1.999" calcext:value-type="float">
            <text:p>1,999</text:p>
          </table:table-cell>
          <table:table-cell office:value-type="float" office:value="2.009" calcext:value-type="float">
            <text:p>2,009</text:p>
          </table:table-cell>
          <table:table-cell office:value-type="float" office:value="1.953" calcext:value-type="float">
            <text:p>1,953</text:p>
          </table:table-cell>
          <table:table-cell office:value-type="float" office:value="1.882" calcext:value-type="float">
            <text:p>1,882</text:p>
          </table:table-cell>
          <table:table-cell office:value-type="float" office:value="1.479" calcext:value-type="float">
            <text:p>1,479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41.462" calcext:value-type="float">
            <text:p>41,462</text:p>
          </table:table-cell>
          <table:table-cell office:value-type="float" office:value="19.677" calcext:value-type="float">
            <text:p>19,677</text:p>
          </table:table-cell>
          <table:table-cell office:value-type="float" office:value="13.915" calcext:value-type="float">
            <text:p>13,915</text:p>
          </table:table-cell>
          <table:table-cell office:value-type="float" office:value="9.834" calcext:value-type="float">
            <text:p>9,834</text:p>
          </table:table-cell>
          <table:table-cell office:value-type="float" office:value="15.112" calcext:value-type="float">
            <text:p>15,112</text:p>
          </table:table-cell>
          <table:table-cell/>
          <table:table-cell table:formula="of:=MAX([.W76];[.X76];[.T76];[.U76];[.V76])" office:value-type="float" office:value="41.462" calcext:value-type="float">
            <text:p>41,462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73" calcext:value-type="float">
            <text:p>5,573</text:p>
          </table:table-cell>
          <table:table-cell office:value-type="float" office:value="7.302" calcext:value-type="float">
            <text:p>7,302</text:p>
          </table:table-cell>
          <table:table-cell office:value-type="float" office:value="9.498" calcext:value-type="float">
            <text:p>9,498</text:p>
          </table:table-cell>
          <table:table-cell table:style-name="ce2" office:value-type="float" office:value="11.872" calcext:value-type="float">
            <text:p>11,872</text:p>
          </table:table-cell>
          <table:table-cell office:value-type="float" office:value="15.026" calcext:value-type="float">
            <text:p>15,026</text:p>
          </table:table-cell>
          <table:table-cell office:value-type="float" office:value="20.315" calcext:value-type="float">
            <text:p>20,315</text:p>
          </table:table-cell>
          <table:table-cell office:value-type="float" office:value="29.65" calcext:value-type="float">
            <text:p>29,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33" calcext:value-type="float">
            <text:p>1,633</text:p>
          </table:table-cell>
          <table:table-cell office:value-type="float" office:value="1.774" calcext:value-type="float">
            <text:p>1,774</text:p>
          </table:table-cell>
          <table:table-cell office:value-type="float" office:value="1.821" calcext:value-type="float">
            <text:p>1,821</text:p>
          </table:table-cell>
          <table:table-cell office:value-type="float" office:value="1.813" calcext:value-type="float">
            <text:p>1,813</text:p>
          </table:table-cell>
          <table:table-cell office:value-type="float" office:value="1.846" calcext:value-type="float">
            <text:p>1,846</text:p>
          </table:table-cell>
          <table:table-cell office:value-type="float" office:value="1.75" calcext:value-type="float">
            <text:p>1,75</text:p>
          </table:table-cell>
          <table:table-cell office:value-type="float" office:value="1.496" calcext:value-type="float">
            <text:p>1,496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41.923" calcext:value-type="float">
            <text:p>41,923</text:p>
          </table:table-cell>
          <table:table-cell office:value-type="float" office:value="19.85" calcext:value-type="float">
            <text:p>19,85</text:p>
          </table:table-cell>
          <table:table-cell office:value-type="float" office:value="13.995" calcext:value-type="float">
            <text:p>13,995</text:p>
          </table:table-cell>
          <table:table-cell office:value-type="float" office:value="9.242" calcext:value-type="float">
            <text:p>9,242</text:p>
          </table:table-cell>
          <table:table-cell office:value-type="float" office:value="14.99" calcext:value-type="float">
            <text:p>14,99</text:p>
          </table:table-cell>
          <table:table-cell/>
          <table:table-cell table:formula="of:=MAX([.W77];[.X77];[.T77];[.U77];[.V77])" office:value-type="float" office:value="41.923" calcext:value-type="float">
            <text:p>41,923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27" calcext:value-type="float">
            <text:p>4,427</text:p>
          </table:table-cell>
          <table:table-cell office:value-type="float" office:value="5.661" calcext:value-type="float">
            <text:p>5,661</text:p>
          </table:table-cell>
          <table:table-cell office:value-type="float" office:value="7.355" calcext:value-type="float">
            <text:p>7,355</text:p>
          </table:table-cell>
          <table:table-cell table:style-name="ce2" office:value-type="float" office:value="9.379" calcext:value-type="float">
            <text:p>9,379</text:p>
          </table:table-cell>
          <table:table-cell office:value-type="float" office:value="12.246" calcext:value-type="float">
            <text:p>12,246</text:p>
          </table:table-cell>
          <table:table-cell office:value-type="float" office:value="17.101" calcext:value-type="float">
            <text:p>17,101</text:p>
          </table:table-cell>
          <table:table-cell office:value-type="float" office:value="26.51" calcext:value-type="float">
            <text:p>26,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35" calcext:value-type="float">
            <text:p>1,435</text:p>
          </table:table-cell>
          <table:table-cell office:value-type="float" office:value="1.612" calcext:value-type="float">
            <text:p>1,612</text:p>
          </table:table-cell>
          <table:table-cell office:value-type="float" office:value="1.681" calcext:value-type="float">
            <text:p>1,681</text:p>
          </table:table-cell>
          <table:table-cell office:value-type="float" office:value="1.682" calcext:value-type="float">
            <text:p>1,682</text:p>
          </table:table-cell>
          <table:table-cell office:value-type="float" office:value="1.695" calcext:value-type="float">
            <text:p>1,695</text:p>
          </table:table-cell>
          <table:table-cell office:value-type="float" office:value="1.565" calcext:value-type="float">
            <text:p>1,565</text:p>
          </table:table-cell>
          <table:table-cell office:value-type="float" office:value="1.28" calcext:value-type="float">
            <text:p>1,28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42.608" calcext:value-type="float">
            <text:p>42,608</text:p>
          </table:table-cell>
          <table:table-cell office:value-type="float" office:value="19.653" calcext:value-type="float">
            <text:p>19,653</text:p>
          </table:table-cell>
          <table:table-cell office:value-type="float" office:value="14.361" calcext:value-type="float">
            <text:p>14,361</text:p>
          </table:table-cell>
          <table:table-cell office:value-type="float" office:value="8.938" calcext:value-type="float">
            <text:p>8,938</text:p>
          </table:table-cell>
          <table:table-cell office:value-type="float" office:value="14.439" calcext:value-type="float">
            <text:p>14,439</text:p>
          </table:table-cell>
          <table:table-cell/>
          <table:table-cell table:formula="of:=MAX([.W78];[.X78];[.T78];[.U78];[.V78])" office:value-type="float" office:value="42.608" calcext:value-type="float">
            <text:p>42,60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41" calcext:value-type="float">
            <text:p>3,41</text:p>
          </table:table-cell>
          <table:table-cell office:value-type="float" office:value="4.294" calcext:value-type="float">
            <text:p>4,294</text:p>
          </table:table-cell>
          <table:table-cell office:value-type="float" office:value="5.556" calcext:value-type="float">
            <text:p>5,556</text:p>
          </table:table-cell>
          <table:table-cell table:style-name="ce2" office:value-type="float" office:value="7.18" calcext:value-type="float">
            <text:p>7,18</text:p>
          </table:table-cell>
          <table:table-cell office:value-type="float" office:value="9.692" calcext:value-type="float">
            <text:p>9,692</text:p>
          </table:table-cell>
          <table:table-cell office:value-type="float" office:value="14.037" calcext:value-type="float">
            <text:p>14,037</text:p>
          </table:table-cell>
          <table:table-cell office:value-type="float" office:value="23.659" calcext:value-type="float">
            <text:p>23,6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63" calcext:value-type="float">
            <text:p>0,963</text:p>
          </table:table-cell>
          <table:table-cell office:value-type="float" office:value="1.075" calcext:value-type="float">
            <text:p>1,075</text:p>
          </table:table-cell>
          <table:table-cell office:value-type="float" office:value="1.211" calcext:value-type="float">
            <text:p>1,211</text:p>
          </table:table-cell>
          <table:table-cell office:value-type="float" office:value="1.244" calcext:value-type="float">
            <text:p>1,244</text:p>
          </table:table-cell>
          <table:table-cell office:value-type="float" office:value="1.29" calcext:value-type="float">
            <text:p>1,29</text:p>
          </table:table-cell>
          <table:table-cell office:value-type="float" office:value="1.225" calcext:value-type="float">
            <text:p>1,225</text:p>
          </table:table-cell>
          <table:table-cell office:value-type="float" office:value="1.197" calcext:value-type="float">
            <text:p>1,197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43.183" calcext:value-type="float">
            <text:p>43,183</text:p>
          </table:table-cell>
          <table:table-cell office:value-type="float" office:value="20.23" calcext:value-type="float">
            <text:p>20,23</text:p>
          </table:table-cell>
          <table:table-cell office:value-type="float" office:value="14.384" calcext:value-type="float">
            <text:p>14,384</text:p>
          </table:table-cell>
          <table:table-cell office:value-type="float" office:value="8.11" calcext:value-type="float">
            <text:p>8,11</text:p>
          </table:table-cell>
          <table:table-cell office:value-type="float" office:value="14.093" calcext:value-type="float">
            <text:p>14,093</text:p>
          </table:table-cell>
          <table:table-cell/>
          <table:table-cell table:formula="of:=MAX([.W79];[.X79];[.T79];[.U79];[.V79])" office:value-type="float" office:value="43.183" calcext:value-type="float">
            <text:p>43,18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93" calcext:value-type="float">
            <text:p>2,693</text:p>
          </table:table-cell>
          <table:table-cell office:value-type="float" office:value="3.373" calcext:value-type="float">
            <text:p>3,373</text:p>
          </table:table-cell>
          <table:table-cell office:value-type="float" office:value="4.362" calcext:value-type="float">
            <text:p>4,362</text:p>
          </table:table-cell>
          <table:table-cell table:style-name="ce2" office:value-type="float" office:value="5.793" calcext:value-type="float">
            <text:p>5,793</text:p>
          </table:table-cell>
          <table:table-cell office:value-type="float" office:value="7.865" calcext:value-type="float">
            <text:p>7,865</text:p>
          </table:table-cell>
          <table:table-cell office:value-type="float" office:value="11.558" calcext:value-type="float">
            <text:p>11,558</text:p>
          </table:table-cell>
          <table:table-cell office:value-type="float" office:value="20.691" calcext:value-type="float">
            <text:p>20,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7" calcext:value-type="float">
            <text:p>0,867</text:p>
          </table:table-cell>
          <table:table-cell office:value-type="float" office:value="0.945" calcext:value-type="float">
            <text:p>0,945</text:p>
          </table:table-cell>
          <table:table-cell office:value-type="float" office:value="0.989" calcext:value-type="float">
            <text:p>0,989</text:p>
          </table:table-cell>
          <table:table-cell office:value-type="float" office:value="1.031" calcext:value-type="float">
            <text:p>1,031</text:p>
          </table:table-cell>
          <table:table-cell office:value-type="float" office:value="1.085" calcext:value-type="float">
            <text:p>1,085</text:p>
          </table:table-cell>
          <table:table-cell office:value-type="float" office:value="1.175" calcext:value-type="float">
            <text:p>1,175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43.529" calcext:value-type="float">
            <text:p>43,529</text:p>
          </table:table-cell>
          <table:table-cell office:value-type="float" office:value="20.259" calcext:value-type="float">
            <text:p>20,259</text:p>
          </table:table-cell>
          <table:table-cell office:value-type="float" office:value="14.316" calcext:value-type="float">
            <text:p>14,316</text:p>
          </table:table-cell>
          <table:table-cell office:value-type="float" office:value="7.865" calcext:value-type="float">
            <text:p>7,865</text:p>
          </table:table-cell>
          <table:table-cell office:value-type="float" office:value="14.03" calcext:value-type="float">
            <text:p>14,03</text:p>
          </table:table-cell>
          <table:table-cell/>
          <table:table-cell table:formula="of:=MAX([.W80];[.X80];[.T80];[.U80];[.V80])" office:value-type="float" office:value="43.529" calcext:value-type="float">
            <text:p>43,52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78" calcext:value-type="float">
            <text:p>2,378</text:p>
          </table:table-cell>
          <table:table-cell office:value-type="float" office:value="2.851" calcext:value-type="float">
            <text:p>2,851</text:p>
          </table:table-cell>
          <table:table-cell office:value-type="float" office:value="3.55" calcext:value-type="float">
            <text:p>3,55</text:p>
          </table:table-cell>
          <table:table-cell table:style-name="ce2" office:value-type="float" office:value="4.603" calcext:value-type="float">
            <text:p>4,603</text:p>
          </table:table-cell>
          <table:table-cell office:value-type="float" office:value="6.311" calcext:value-type="float">
            <text:p>6,311</text:p>
          </table:table-cell>
          <table:table-cell office:value-type="float" office:value="9.51" calcext:value-type="float">
            <text:p>9,51</text:p>
          </table:table-cell>
          <table:table-cell office:value-type="float" office:value="18.242" calcext:value-type="float">
            <text:p>18,2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,63</text:p>
          </table:table-cell>
          <table:table-cell office:value-type="float" office:value="0.717" calcext:value-type="float">
            <text:p>0,717</text:p>
          </table:table-cell>
          <table:table-cell office:value-type="float" office:value="0.865" calcext:value-type="float">
            <text:p>0,865</text:p>
          </table:table-cell>
          <table:table-cell office:value-type="float" office:value="0.948" calcext:value-type="float">
            <text:p>0,948</text:p>
          </table:table-cell>
          <table:table-cell office:value-type="float" office:value="1.003" calcext:value-type="float">
            <text:p>1,003</text:p>
          </table:table-cell>
          <table:table-cell office:value-type="float" office:value="1.082" calcext:value-type="float">
            <text:p>1,082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44.165" calcext:value-type="float">
            <text:p>44,165</text:p>
          </table:table-cell>
          <table:table-cell office:value-type="float" office:value="20.724" calcext:value-type="float">
            <text:p>20,724</text:p>
          </table:table-cell>
          <table:table-cell office:value-type="float" office:value="14.5" calcext:value-type="float">
            <text:p>14,5</text:p>
          </table:table-cell>
          <table:table-cell office:value-type="float" office:value="7.344" calcext:value-type="float">
            <text:p>7,344</text:p>
          </table:table-cell>
          <table:table-cell office:value-type="float" office:value="13.267" calcext:value-type="float">
            <text:p>13,267</text:p>
          </table:table-cell>
          <table:table-cell/>
          <table:table-cell table:formula="of:=MAX([.W81];[.X81];[.T81];[.U81];[.V81])" office:value-type="float" office:value="44.165" calcext:value-type="float">
            <text:p>44,16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88" calcext:value-type="float">
            <text:p>1,988</text:p>
          </table:table-cell>
          <table:table-cell office:value-type="float" office:value="2.283" calcext:value-type="float">
            <text:p>2,283</text:p>
          </table:table-cell>
          <table:table-cell office:value-type="float" office:value="2.73" calcext:value-type="float">
            <text:p>2,73</text:p>
          </table:table-cell>
          <table:table-cell table:style-name="ce2" office:value-type="float" office:value="3.483" calcext:value-type="float">
            <text:p>3,483</text:p>
          </table:table-cell>
          <table:table-cell office:value-type="float" office:value="4.861" calcext:value-type="float">
            <text:p>4,861</text:p>
          </table:table-cell>
          <table:table-cell office:value-type="float" office:value="7.291" calcext:value-type="float">
            <text:p>7,291</text:p>
          </table:table-cell>
          <table:table-cell office:value-type="float" office:value="15.663" calcext:value-type="float">
            <text:p>15,6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41" calcext:value-type="float">
            <text:p>0,541</text:p>
          </table:table-cell>
          <table:table-cell office:value-type="float" office:value="0.615" calcext:value-type="float">
            <text:p>0,615</text:p>
          </table:table-cell>
          <table:table-cell office:value-type="float" office:value="0.698" calcext:value-type="float">
            <text:p>0,698</text:p>
          </table:table-cell>
          <table:table-cell office:value-type="float" office:value="0.828" calcext:value-type="float">
            <text:p>0,828</text:p>
          </table:table-cell>
          <table:table-cell office:value-type="float" office:value="0.885" calcext:value-type="float">
            <text:p>0,885</text:p>
          </table:table-cell>
          <table:table-cell office:value-type="float" office:value="0.991" calcext:value-type="float">
            <text:p>0,991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44.259" calcext:value-type="float">
            <text:p>44,259</text:p>
          </table:table-cell>
          <table:table-cell office:value-type="float" office:value="20.757" calcext:value-type="float">
            <text:p>20,757</text:p>
          </table:table-cell>
          <table:table-cell office:value-type="float" office:value="14.525" calcext:value-type="float">
            <text:p>14,525</text:p>
          </table:table-cell>
          <table:table-cell office:value-type="float" office:value="7.13" calcext:value-type="float">
            <text:p>7,13</text:p>
          </table:table-cell>
          <table:table-cell office:value-type="float" office:value="13.329" calcext:value-type="float">
            <text:p>13,329</text:p>
          </table:table-cell>
          <table:table-cell/>
          <table:table-cell table:formula="of:=MAX([.W82];[.X82];[.T82];[.U82];[.V82])" office:value-type="float" office:value="44.259" calcext:value-type="float">
            <text:p>44,25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95" calcext:value-type="float">
            <text:p>1,895</text:p>
          </table:table-cell>
          <table:table-cell office:value-type="float" office:value="2.089" calcext:value-type="float">
            <text:p>2,089</text:p>
          </table:table-cell>
          <table:table-cell office:value-type="float" office:value="2.389" calcext:value-type="float">
            <text:p>2,389</text:p>
          </table:table-cell>
          <table:table-cell table:style-name="ce2" office:value-type="float" office:value="2.893" calcext:value-type="float">
            <text:p>2,893</text:p>
          </table:table-cell>
          <table:table-cell office:value-type="float" office:value="3.893" calcext:value-type="float">
            <text:p>3,893</text:p>
          </table:table-cell>
          <table:table-cell office:value-type="float" office:value="5.826" calcext:value-type="float">
            <text:p>5,826</text:p>
          </table:table-cell>
          <table:table-cell office:value-type="float" office:value="13.368" calcext:value-type="float">
            <text:p>13,3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.467" calcext:value-type="float">
            <text:p>0,467</text:p>
          </table:table-cell>
          <table:table-cell office:value-type="float" office:value="0.542" calcext:value-type="float">
            <text:p>0,542</text:p>
          </table:table-cell>
          <table:table-cell office:value-type="float" office:value="0.671" calcext:value-type="float">
            <text:p>0,671</text:p>
          </table:table-cell>
          <table:table-cell office:value-type="float" office:value="0.852" calcext:value-type="float">
            <text:p>0,852</text:p>
          </table:table-cell>
          <table:table-cell office:value-type="float" office:value="0.962" calcext:value-type="float">
            <text:p>0,96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44.98" calcext:value-type="float">
            <text:p>44,98</text:p>
          </table:table-cell>
          <table:table-cell office:value-type="float" office:value="20.811" calcext:value-type="float">
            <text:p>20,811</text:p>
          </table:table-cell>
          <table:table-cell office:value-type="float" office:value="14.505" calcext:value-type="float">
            <text:p>14,505</text:p>
          </table:table-cell>
          <table:table-cell office:value-type="float" office:value="6.837" calcext:value-type="float">
            <text:p>6,837</text:p>
          </table:table-cell>
          <table:table-cell office:value-type="float" office:value="12.868" calcext:value-type="float">
            <text:p>12,868</text:p>
          </table:table-cell>
          <table:table-cell/>
          <table:table-cell table:formula="of:=MAX([.W83];[.X83];[.T83];[.U83];[.V83])" office:value-type="float" office:value="44.98" calcext:value-type="float">
            <text:p>44,9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79" calcext:value-type="float">
            <text:p>1,779</text:p>
          </table:table-cell>
          <table:table-cell office:value-type="float" office:value="1.845" calcext:value-type="float">
            <text:p>1,845</text:p>
          </table:table-cell>
          <table:table-cell office:value-type="float" office:value="1.997" calcext:value-type="float">
            <text:p>1,997</text:p>
          </table:table-cell>
          <table:table-cell table:style-name="ce2" office:value-type="float" office:value="2.343" calcext:value-type="float">
            <text:p>2,343</text:p>
          </table:table-cell>
          <table:table-cell office:value-type="float" office:value="3.166" calcext:value-type="float">
            <text:p>3,166</text:p>
          </table:table-cell>
          <table:table-cell office:value-type="float" office:value="4.618" calcext:value-type="float">
            <text:p>4,618</text:p>
          </table:table-cell>
          <table:table-cell office:value-type="float" office:value="11.397" calcext:value-type="float">
            <text:p>11,3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,27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99" calcext:value-type="float">
            <text:p>0,399</text:p>
          </table:table-cell>
          <table:table-cell office:value-type="float" office:value="0.413" calcext:value-type="float">
            <text:p>0,413</text:p>
          </table:table-cell>
          <table:table-cell office:value-type="float" office:value="0.477" calcext:value-type="float">
            <text:p>0,477</text:p>
          </table:table-cell>
          <table:table-cell office:value-type="float" office:value="0.455" calcext:value-type="float">
            <text:p>0,455</text:p>
          </table:table-cell>
          <table:table-cell office:value-type="float" office:value="0.382" calcext:value-type="float">
            <text:p>0,382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45.386" calcext:value-type="float">
            <text:p>45,386</text:p>
          </table:table-cell>
          <table:table-cell office:value-type="float" office:value="21" calcext:value-type="float">
            <text:p>21</text:p>
          </table:table-cell>
          <table:table-cell office:value-type="float" office:value="14.672" calcext:value-type="float">
            <text:p>14,672</text:p>
          </table:table-cell>
          <table:table-cell office:value-type="float" office:value="6.259" calcext:value-type="float">
            <text:p>6,259</text:p>
          </table:table-cell>
          <table:table-cell office:value-type="float" office:value="12.683" calcext:value-type="float">
            <text:p>12,683</text:p>
          </table:table-cell>
          <table:table-cell/>
          <table:table-cell table:formula="of:=MAX([.W84];[.X84];[.T84];[.U84];[.V84])" office:value-type="float" office:value="45.386" calcext:value-type="float">
            <text:p>45,38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72" calcext:value-type="float">
            <text:p>1,672</text:p>
          </table:table-cell>
          <table:table-cell office:value-type="float" office:value="1.699" calcext:value-type="float">
            <text:p>1,699</text:p>
          </table:table-cell>
          <table:table-cell office:value-type="float" office:value="1.776" calcext:value-type="float">
            <text:p>1,776</text:p>
          </table:table-cell>
          <table:table-cell table:style-name="ce2" office:value-type="float" office:value="1.984" calcext:value-type="float">
            <text:p>1,984</text:p>
          </table:table-cell>
          <table:table-cell office:value-type="float" office:value="2.432" calcext:value-type="float">
            <text:p>2,432</text:p>
          </table:table-cell>
          <table:table-cell office:value-type="float" office:value="3.369" calcext:value-type="float">
            <text:p>3,369</text:p>
          </table:table-cell>
          <table:table-cell office:value-type="float" office:value="9.044" calcext:value-type="float">
            <text:p>9,0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office:value-type="float" office:value="0.116" calcext:value-type="float">
            <text:p>0,116</text:p>
          </table:table-cell>
          <table:table-cell office:value-type="float" office:value="0.173" calcext:value-type="float">
            <text:p>0,173</text:p>
          </table:table-cell>
          <table:table-cell office:value-type="float" office:value="0.263" calcext:value-type="float">
            <text:p>0,263</text:p>
          </table:table-cell>
          <table:table-cell office:value-type="float" office:value="0.389" calcext:value-type="float">
            <text:p>0,389</text:p>
          </table:table-cell>
          <table:table-cell office:value-type="float" office:value="0.556" calcext:value-type="float">
            <text:p>0,556</text:p>
          </table:table-cell>
          <table:table-cell office:value-type="float" office:value="0.928" calcext:value-type="float">
            <text:p>0,928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45.82" calcext:value-type="float">
            <text:p>45,82</text:p>
          </table:table-cell>
          <table:table-cell office:value-type="float" office:value="21.252" calcext:value-type="float">
            <text:p>21,252</text:p>
          </table:table-cell>
          <table:table-cell office:value-type="float" office:value="14.837" calcext:value-type="float">
            <text:p>14,837</text:p>
          </table:table-cell>
          <table:table-cell office:value-type="float" office:value="5.873" calcext:value-type="float">
            <text:p>5,873</text:p>
          </table:table-cell>
          <table:table-cell office:value-type="float" office:value="12.218" calcext:value-type="float">
            <text:p>12,218</text:p>
          </table:table-cell>
          <table:table-cell/>
          <table:table-cell table:formula="of:=MAX([.W85];[.X85];[.T85];[.U85];[.V85])" office:value-type="float" office:value="45.82" calcext:value-type="float">
            <text:p>45,82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67" calcext:value-type="float">
            <text:p>1,667</text:p>
          </table:table-cell>
          <table:table-cell office:value-type="float" office:value="1.675" calcext:value-type="float">
            <text:p>1,675</text:p>
          </table:table-cell>
          <table:table-cell office:value-type="float" office:value="1.704" calcext:value-type="float">
            <text:p>1,704</text:p>
          </table:table-cell>
          <table:table-cell table:style-name="ce2" office:value-type="float" office:value="1.782" calcext:value-type="float">
            <text:p>1,782</text:p>
          </table:table-cell>
          <table:table-cell office:value-type="float" office:value="2.032" calcext:value-type="float">
            <text:p>2,032</text:p>
          </table:table-cell>
          <table:table-cell office:value-type="float" office:value="2.554" calcext:value-type="float">
            <text:p>2,554</text:p>
          </table:table-cell>
          <table:table-cell office:value-type="float" office:value="6.646" calcext:value-type="float">
            <text:p>6,6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 office:value-type="float" office:value="0.082" calcext:value-type="float">
            <text:p>0,082</text:p>
          </table:table-cell>
          <table:table-cell office:value-type="float" office:value="0.142" calcext:value-type="float">
            <text:p>0,142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46.011" calcext:value-type="float">
            <text:p>46,011</text:p>
          </table:table-cell>
          <table:table-cell office:value-type="float" office:value="21.446" calcext:value-type="float">
            <text:p>21,446</text:p>
          </table:table-cell>
          <table:table-cell office:value-type="float" office:value="14.885" calcext:value-type="float">
            <text:p>14,885</text:p>
          </table:table-cell>
          <table:table-cell office:value-type="float" office:value="5.541" calcext:value-type="float">
            <text:p>5,541</text:p>
          </table:table-cell>
          <table:table-cell office:value-type="float" office:value="12.117" calcext:value-type="float">
            <text:p>12,117</text:p>
          </table:table-cell>
          <table:table-cell/>
          <table:table-cell table:formula="of:=MAX([.W86];[.X86];[.T86];[.U86];[.V86])" office:value-type="float" office:value="46.011" calcext:value-type="float">
            <text:p>46,01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76" calcext:value-type="float">
            <text:p>1,676</text:p>
          </table:table-cell>
          <table:table-cell office:value-type="float" office:value="1.679" calcext:value-type="float">
            <text:p>1,679</text:p>
          </table:table-cell>
          <table:table-cell office:value-type="float" office:value="1.688" calcext:value-type="float">
            <text:p>1,688</text:p>
          </table:table-cell>
          <table:table-cell table:style-name="ce2" office:value-type="float" office:value="1.718" calcext:value-type="float">
            <text:p>1,718</text:p>
          </table:table-cell>
          <table:table-cell office:value-type="float" office:value="1.847" calcext:value-type="float">
            <text:p>1,847</text:p>
          </table:table-cell>
          <table:table-cell office:value-type="float" office:value="2.063" calcext:value-type="float">
            <text:p>2,063</text:p>
          </table:table-cell>
          <table:table-cell office:value-type="float" office:value="4.903" calcext:value-type="float">
            <text:p>4,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59" calcext:value-type="float">
            <text:p>0,059</text:p>
          </table:table-cell>
          <table:table-cell office:value-type="float" office:value="0.074" calcext:value-type="float">
            <text:p>0,074</text:p>
          </table:table-cell>
          <table:table-cell office:value-type="float" office:value="0.095" calcext:value-type="float">
            <text:p>0,095</text:p>
          </table:table-cell>
          <table:table-cell office:value-type="float" office:value="0.141" calcext:value-type="float">
            <text:p>0,141</text:p>
          </table:table-cell>
          <table:table-cell office:value-type="float" office:value="0.2" calcext:value-type="float">
            <text:p>0,2</text:p>
          </table:table-cell>
          <table:table-cell office:value-type="float" office:value="0.257" calcext:value-type="float">
            <text:p>0,257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46.276" calcext:value-type="float">
            <text:p>46,276</text:p>
          </table:table-cell>
          <table:table-cell office:value-type="float" office:value="21.491" calcext:value-type="float">
            <text:p>21,491</text:p>
          </table:table-cell>
          <table:table-cell office:value-type="float" office:value="14.97" calcext:value-type="float">
            <text:p>14,97</text:p>
          </table:table-cell>
          <table:table-cell office:value-type="float" office:value="5.345" calcext:value-type="float">
            <text:p>5,345</text:p>
          </table:table-cell>
          <table:table-cell office:value-type="float" office:value="11.917" calcext:value-type="float">
            <text:p>11,917</text:p>
          </table:table-cell>
          <table:table-cell/>
          <table:table-cell table:formula="of:=MAX([.W87];[.X87];[.T87];[.U87];[.V87])" office:value-type="float" office:value="46.276" calcext:value-type="float">
            <text:p>46,2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9" calcext:value-type="float">
            <text:p>1,669</text:p>
          </table:table-cell>
          <table:table-cell office:value-type="float" office:value="1.697" calcext:value-type="float">
            <text:p>1,697</text:p>
          </table:table-cell>
          <table:table-cell office:value-type="float" office:value="1.752" calcext:value-type="float">
            <text:p>1,752</text:p>
          </table:table-cell>
          <table:table-cell office:value-type="float" office:value="3.296" calcext:value-type="float">
            <text:p>3,296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208" calcext:value-type="float">
            <text:p>0,208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46.667" calcext:value-type="float">
            <text:p>46,667</text:p>
          </table:table-cell>
          <table:table-cell office:value-type="float" office:value="21.667" calcext:value-type="float">
            <text:p>21,66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.667" calcext:value-type="float">
            <text:p>11,667</text:p>
          </table:table-cell>
          <table:table-cell/>
          <table:table-cell table:formula="of:=MAX([.W88];[.X88];[.T88];[.U88];[.V88])" office:value-type="float" office:value="46.667" calcext:value-type="float">
            <text:p>46,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.667" calcext:value-type="float">
            <text:p>1,667</text:p>
          </table:table-cell>
          <table:table-cell table:style-name="ce2" office:value-type="float" office:value="1.667" calcext:value-type="float">
            <text:p>1,667</text:p>
          </table:table-cell>
          <table:table-cell table:number-columns-repeated="3" office:value-type="float" office:value="1.667" calcext:value-type="float">
            <text:p>1,667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coréférence" table:style-name="ta1">
        <table:shapes>
          <draw:frame draw:z-index="0" draw:style-name="gr1" draw:text-style-name="P1" svg:width="183.88mm" svg:height="103.43mm" svg:x="0mm" svg:y="0mm">
            <draw:object draw:notify-on-update-of-ranges="coréférence.R3:coréférence.R22 coréférence.AC1:coréférence.AC1 coréférence.AC3:coréférence.AC22 coréférence.AD1:coréférence.AD1 coréférence.AD3:coréférence.AD22 coréférence.AE1:coréférence.AE1 coréférence.AE3:coréférence.AE22 coréférence.AF1:coréférence.AF1 coréférence.AF3:coréférence.AF22 coréférence.AG1:coréférence.AG1 coréférence.AG3:coréférence.AG22 coréférence.AH1:coréférence.AH1 coréférence.AH3:coréférence.AH22 coréférence.AI1:coréférence.AI1 coréférence.AI3:coréférence.AI22 coréférence.AJ1:coréférence.AJ1 coréférence.AJ3:coréférence.AJ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83.49mm" svg:height="103.21mm" svg:x="185.35mm" svg:y="0mm">
            <draw:object draw:notify-on-update-of-ranges="coréférence.R3:coréférence.R22 coréférence.AL1:coréférence.AL1 coréférence.AL3:coréférence.AL22 coréférence.AM1:coréférence.AM1 coréférence.AM3:coréférence.AM22 coréférence.AN1:coréférence.AN1 coréférence.AN3:coréférence.AN22 coréférence.AO1:coréférence.AO1 coréférence.AO3:coréférence.AO22 coréférence.AP1:coréférence.AP1 coréférence.AP3:coréférence.AP22 coréférence.AQ1:coréférence.AQ1 coréférence.AQ3:coréférence.AQ22 coréférence.AR1:coréférence.AR1 coréférence.AR3:coréférence.AR22 coréférence.AS1:coréférence.AS1 coréférence.AS3:coréférence.AS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32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number-columns-repeated="17"/>
          <table:table-cell office:value-type="string" calcext:value-type="string">
            <text:p>kappa</text:p>
          </table:table-cell>
          <table:table-cell office:value-type="string" calcext:value-type="string">
            <text:p>prévalence :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nbOccurenc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  <table:table-cell office:value-type="float" office:value="0.05" calcext:value-type="float">
            <text:p>0,05</text:p>
          </table:table-cell>
          <table:table-cell/>
          <table:table-cell office:value-type="float" office:value="18.258" calcext:value-type="float">
            <text:p>18,258</text:p>
          </table:table-cell>
          <table:table-cell office:value-type="float" office:value="20.909" calcext:value-type="float">
            <text:p>20,909</text:p>
          </table:table-cell>
          <table:table-cell office:value-type="float" office:value="20.23" calcext:value-type="float">
            <text:p>20,23</text:p>
          </table:table-cell>
          <table:table-cell office:value-type="float" office:value="21.955" calcext:value-type="float">
            <text:p>21,955</text:p>
          </table:table-cell>
          <table:table-cell office:value-type="float" office:value="18.648" calcext:value-type="float">
            <text:p>18,648</text:p>
          </table:table-cell>
          <table:table-cell/>
          <table:table-cell table:formula="of:=MAX([.W3];[.X3];[.T3];[.U3];[.V3])" office:value-type="float" office:value="21.955" calcext:value-type="float">
            <text:p>21,9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726" calcext:value-type="float">
            <text:p>20,726</text:p>
          </table:table-cell>
          <table:table-cell office:value-type="float" office:value="27.146" calcext:value-type="float">
            <text:p>27,146</text:p>
          </table:table-cell>
          <table:table-cell office:value-type="float" office:value="33.219" calcext:value-type="float">
            <text:p>33,219</text:p>
          </table:table-cell>
          <table:table-cell office:value-type="float" office:value="37.576" calcext:value-type="float">
            <text:p>37,576</text:p>
          </table:table-cell>
          <table:table-cell office:value-type="float" office:value="41.696" calcext:value-type="float">
            <text:p>41,696</text:p>
          </table:table-cell>
          <table:table-cell office:value-type="float" office:value="48.08" calcext:value-type="float">
            <text:p>48,08</text:p>
          </table:table-cell>
          <table:table-cell office:value-type="float" office:value="55.592" calcext:value-type="float">
            <text:p>55,5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13" calcext:value-type="float">
            <text:p>1,013</text:p>
          </table:table-cell>
          <table:table-cell office:value-type="float" office:value="0.945" calcext:value-type="float">
            <text:p>0,945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5" calcext:value-type="float">
            <text:p>0,685</text:p>
          </table:table-cell>
          <table:table-cell office:value-type="float" office:value="0.67" calcext:value-type="float">
            <text:p>0,67</text:p>
          </table:table-cell>
          <table:table-cell office:value-type="float" office:value="0.561" calcext:value-type="float">
            <text:p>0,561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 table:number-columns-repeated="17"/>
          <table:table-cell office:value-type="float" office:value="0.1" calcext:value-type="float">
            <text:p>0,1</text:p>
          </table:table-cell>
          <table:table-cell/>
          <table:table-cell office:value-type="float" office:value="18.79" calcext:value-type="float">
            <text:p>18,79</text:p>
          </table:table-cell>
          <table:table-cell office:value-type="float" office:value="20.183" calcext:value-type="float">
            <text:p>20,183</text:p>
          </table:table-cell>
          <table:table-cell office:value-type="float" office:value="19.143" calcext:value-type="float">
            <text:p>19,143</text:p>
          </table:table-cell>
          <table:table-cell office:value-type="float" office:value="21.156" calcext:value-type="float">
            <text:p>21,156</text:p>
          </table:table-cell>
          <table:table-cell office:value-type="float" office:value="20.729" calcext:value-type="float">
            <text:p>20,729</text:p>
          </table:table-cell>
          <table:table-cell/>
          <table:table-cell table:formula="of:=MAX([.W4];[.X4];[.T4];[.U4];[.V4])" office:value-type="float" office:value="21.156" calcext:value-type="float">
            <text:p>21,15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1" calcext:value-type="float">
            <text:p>19,341</text:p>
          </table:table-cell>
          <table:table-cell office:value-type="float" office:value="25.291" calcext:value-type="float">
            <text:p>25,291</text:p>
          </table:table-cell>
          <table:table-cell office:value-type="float" office:value="30.889" calcext:value-type="float">
            <text:p>30,889</text:p>
          </table:table-cell>
          <table:table-cell office:value-type="float" office:value="35.132" calcext:value-type="float">
            <text:p>35,132</text:p>
          </table:table-cell>
          <table:table-cell office:value-type="float" office:value="39.16" calcext:value-type="float">
            <text:p>39,16</text:p>
          </table:table-cell>
          <table:table-cell office:value-type="float" office:value="45.388" calcext:value-type="float">
            <text:p>45,388</text:p>
          </table:table-cell>
          <table:table-cell office:value-type="float" office:value="53.334" calcext:value-type="float">
            <text:p>53,3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2" calcext:value-type="float">
            <text:p>1,182</text:p>
          </table:table-cell>
          <table:table-cell office:value-type="float" office:value="1.245" calcext:value-type="float">
            <text:p>1,245</text:p>
          </table:table-cell>
          <table:table-cell office:value-type="float" office:value="1.412" calcext:value-type="float">
            <text:p>1,412</text:p>
          </table:table-cell>
          <table:table-cell office:value-type="float" office:value="1.441" calcext:value-type="float">
            <text:p>1,441</text:p>
          </table:table-cell>
          <table:table-cell office:value-type="float" office:value="1.422" calcext:value-type="float">
            <text:p>1,422</text:p>
          </table:table-cell>
          <table:table-cell office:value-type="float" office:value="1.412" calcext:value-type="float">
            <text:p>1,412</text:p>
          </table:table-cell>
          <table:table-cell office:value-type="float" office:value="1.158" calcext:value-type="float">
            <text:p>1,158</text:p>
          </table:table-cell>
        </table:table-row>
        <table:table-row table:style-name="ro1">
          <table:table-cell table:number-columns-repeated="17"/>
          <table:table-cell office:value-type="float" office:value="0.15" calcext:value-type="float">
            <text:p>0,15</text:p>
          </table:table-cell>
          <table:table-cell/>
          <table:table-cell office:value-type="float" office:value="19.27" calcext:value-type="float">
            <text:p>19,27</text:p>
          </table:table-cell>
          <table:table-cell office:value-type="float" office:value="18.754" calcext:value-type="float">
            <text:p>18,754</text:p>
          </table:table-cell>
          <table:table-cell office:value-type="float" office:value="17.494" calcext:value-type="float">
            <text:p>17,494</text:p>
          </table:table-cell>
          <table:table-cell office:value-type="float" office:value="19.166" calcext:value-type="float">
            <text:p>19,166</text:p>
          </table:table-cell>
          <table:table-cell office:value-type="float" office:value="25.317" calcext:value-type="float">
            <text:p>25,317</text:p>
          </table:table-cell>
          <table:table-cell/>
          <table:table-cell table:formula="of:=MAX([.W5];[.X5];[.T5];[.U5];[.V5])" office:value-type="float" office:value="25.317" calcext:value-type="float">
            <text:p>25,31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44" calcext:value-type="float">
            <text:p>17,544</text:p>
          </table:table-cell>
          <table:table-cell office:value-type="float" office:value="22.956" calcext:value-type="float">
            <text:p>22,956</text:p>
          </table:table-cell>
          <table:table-cell office:value-type="float" office:value="27.938" calcext:value-type="float">
            <text:p>27,938</text:p>
          </table:table-cell>
          <table:table-cell office:value-type="float" office:value="31.68" calcext:value-type="float">
            <text:p>31,68</text:p>
          </table:table-cell>
          <table:table-cell office:value-type="float" office:value="35.495" calcext:value-type="float">
            <text:p>35,495</text:p>
          </table:table-cell>
          <table:table-cell office:value-type="float" office:value="41.317" calcext:value-type="float">
            <text:p>41,317</text:p>
          </table:table-cell>
          <table:table-cell office:value-type="float" office:value="49.358" calcext:value-type="float">
            <text:p>49,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office:value-type="float" office:value="0.96" calcext:value-type="float">
            <text:p>0,96</text:p>
          </table:table-cell>
          <table:table-cell office:value-type="float" office:value="0.968" calcext:value-type="float">
            <text:p>0,968</text:p>
          </table:table-cell>
          <table:table-cell office:value-type="float" office:value="0.984" calcext:value-type="float">
            <text:p>0,984</text:p>
          </table:table-cell>
          <table:table-cell office:value-type="float" office:value="1.015" calcext:value-type="float">
            <text:p>1,015</text:p>
          </table:table-cell>
          <table:table-cell office:value-type="float" office:value="1.083" calcext:value-type="float">
            <text:p>1,083</text:p>
          </table:table-cell>
          <table:table-cell office:value-type="float" office:value="1.089" calcext:value-type="float">
            <text:p>1,089</text:p>
          </table:table-cell>
        </table:table-row>
        <table:table-row table:style-name="ro1">
          <table:table-cell table:number-columns-repeated="17"/>
          <table:table-cell office:value-type="float" office:value="0.2" calcext:value-type="float">
            <text:p>0,2</text:p>
          </table:table-cell>
          <table:table-cell/>
          <table:table-cell office:value-type="float" office:value="20.549" calcext:value-type="float">
            <text:p>20,549</text:p>
          </table:table-cell>
          <table:table-cell office:value-type="float" office:value="16.254" calcext:value-type="float">
            <text:p>16,254</text:p>
          </table:table-cell>
          <table:table-cell office:value-type="float" office:value="15.197" calcext:value-type="float">
            <text:p>15,197</text:p>
          </table:table-cell>
          <table:table-cell office:value-type="float" office:value="15.882" calcext:value-type="float">
            <text:p>15,882</text:p>
          </table:table-cell>
          <table:table-cell office:value-type="float" office:value="32.118" calcext:value-type="float">
            <text:p>32,118</text:p>
          </table:table-cell>
          <table:table-cell/>
          <table:table-cell table:formula="of:=MAX([.W6];[.X6];[.T6];[.U6];[.V6])" office:value-type="float" office:value="32.118" calcext:value-type="float">
            <text:p>32,1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044" calcext:value-type="float">
            <text:p>16,044</text:p>
          </table:table-cell>
          <table:table-cell office:value-type="float" office:value="21.323" calcext:value-type="float">
            <text:p>21,323</text:p>
          </table:table-cell>
          <table:table-cell office:value-type="float" office:value="25.666" calcext:value-type="float">
            <text:p>25,666</text:p>
          </table:table-cell>
          <table:table-cell office:value-type="float" office:value="29.017" calcext:value-type="float">
            <text:p>29,017</text:p>
          </table:table-cell>
          <table:table-cell office:value-type="float" office:value="32.656" calcext:value-type="float">
            <text:p>32,656</text:p>
          </table:table-cell>
          <table:table-cell office:value-type="float" office:value="37.984" calcext:value-type="float">
            <text:p>37,984</text:p>
          </table:table-cell>
          <table:table-cell office:value-type="float" office:value="45.684" calcext:value-type="float">
            <text:p>45,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86" calcext:value-type="float">
            <text:p>1,186</text:p>
          </table:table-cell>
          <table:table-cell office:value-type="float" office:value="1.18" calcext:value-type="float">
            <text:p>1,18</text:p>
          </table:table-cell>
          <table:table-cell office:value-type="float" office:value="1.272" calcext:value-type="float">
            <text:p>1,272</text:p>
          </table:table-cell>
          <table:table-cell office:value-type="float" office:value="1.312" calcext:value-type="float">
            <text:p>1,312</text:p>
          </table:table-cell>
          <table:table-cell office:value-type="float" office:value="1.324" calcext:value-type="float">
            <text:p>1,324</text:p>
          </table:table-cell>
          <table:table-cell office:value-type="float" office:value="1.4" calcext:value-type="float">
            <text:p>1,4</text:p>
          </table:table-cell>
          <table:table-cell office:value-type="float" office:value="1.412" calcext:value-type="float">
            <text:p>1,412</text:p>
          </table:table-cell>
        </table:table-row>
        <table:table-row table:style-name="ro1">
          <table:table-cell table:number-columns-repeated="17"/>
          <table:table-cell office:value-type="float" office:value="0.25" calcext:value-type="float">
            <text:p>0,25</text:p>
          </table:table-cell>
          <table:table-cell/>
          <table:table-cell office:value-type="float" office:value="22.41" calcext:value-type="float">
            <text:p>22,41</text:p>
          </table:table-cell>
          <table:table-cell office:value-type="float" office:value="13.882" calcext:value-type="float">
            <text:p>13,882</text:p>
          </table:table-cell>
          <table:table-cell office:value-type="float" office:value="13.313" calcext:value-type="float">
            <text:p>13,313</text:p>
          </table:table-cell>
          <table:table-cell office:value-type="float" office:value="12.341" calcext:value-type="float">
            <text:p>12,341</text:p>
          </table:table-cell>
          <table:table-cell office:value-type="float" office:value="38.053" calcext:value-type="float">
            <text:p>38,053</text:p>
          </table:table-cell>
          <table:table-cell/>
          <table:table-cell table:formula="of:=MAX([.W7];[.X7];[.T7];[.U7];[.V7])" office:value-type="float" office:value="38.053" calcext:value-type="float">
            <text:p>38,053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934" calcext:value-type="float">
            <text:p>12,934</text:p>
          </table:table-cell>
          <table:table-cell office:value-type="float" office:value="17.441" calcext:value-type="float">
            <text:p>17,441</text:p>
          </table:table-cell>
          <table:table-cell office:value-type="float" office:value="21.239" calcext:value-type="float">
            <text:p>21,239</text:p>
          </table:table-cell>
          <table:table-cell office:value-type="float" office:value="24.363" calcext:value-type="float">
            <text:p>24,363</text:p>
          </table:table-cell>
          <table:table-cell office:value-type="float" office:value="27.794" calcext:value-type="float">
            <text:p>27,794</text:p>
          </table:table-cell>
          <table:table-cell office:value-type="float" office:value="32.878" calcext:value-type="float">
            <text:p>32,878</text:p>
          </table:table-cell>
          <table:table-cell office:value-type="float" office:value="40.81" calcext:value-type="float">
            <text:p>40,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1.701" calcext:value-type="float">
            <text:p>1,701</text:p>
          </table:table-cell>
          <table:table-cell office:value-type="float" office:value="1.791" calcext:value-type="float">
            <text:p>1,791</text:p>
          </table:table-cell>
          <table:table-cell office:value-type="float" office:value="1.835" calcext:value-type="float">
            <text:p>1,835</text:p>
          </table:table-cell>
          <table:table-cell office:value-type="float" office:value="1.875" calcext:value-type="float">
            <text:p>1,875</text:p>
          </table:table-cell>
          <table:table-cell office:value-type="float" office:value="1.87" calcext:value-type="float">
            <text:p>1,87</text:p>
          </table:table-cell>
          <table:table-cell office:value-type="float" office:value="1.609" calcext:value-type="float">
            <text:p>1,609</text:p>
          </table:table-cell>
        </table:table-row>
        <table:table-row table:style-name="ro1">
          <table:table-cell table:number-columns-repeated="17"/>
          <table:table-cell office:value-type="float" office:value="0.3" calcext:value-type="float">
            <text:p>0,3</text:p>
          </table:table-cell>
          <table:table-cell/>
          <table:table-cell office:value-type="float" office:value="23.898" calcext:value-type="float">
            <text:p>23,898</text:p>
          </table:table-cell>
          <table:table-cell office:value-type="float" office:value="12.41" calcext:value-type="float">
            <text:p>12,41</text:p>
          </table:table-cell>
          <table:table-cell office:value-type="float" office:value="12.291" calcext:value-type="float">
            <text:p>12,291</text:p>
          </table:table-cell>
          <table:table-cell office:value-type="float" office:value="10.087" calcext:value-type="float">
            <text:p>10,087</text:p>
          </table:table-cell>
          <table:table-cell office:value-type="float" office:value="41.313" calcext:value-type="float">
            <text:p>41,313</text:p>
          </table:table-cell>
          <table:table-cell/>
          <table:table-cell table:formula="of:=MAX([.W8];[.X8];[.T8];[.U8];[.V8])" office:value-type="float" office:value="41.313" calcext:value-type="float">
            <text:p>41,3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72" calcext:value-type="float">
            <text:p>9,72</text:p>
          </table:table-cell>
          <table:table-cell office:value-type="float" office:value="13.247" calcext:value-type="float">
            <text:p>13,247</text:p>
          </table:table-cell>
          <table:table-cell office:value-type="float" office:value="16.473" calcext:value-type="float">
            <text:p>16,473</text:p>
          </table:table-cell>
          <table:table-cell office:value-type="float" office:value="19.333" calcext:value-type="float">
            <text:p>19,333</text:p>
          </table:table-cell>
          <table:table-cell office:value-type="float" office:value="22.567" calcext:value-type="float">
            <text:p>22,567</text:p>
          </table:table-cell>
          <table:table-cell office:value-type="float" office:value="27.463" calcext:value-type="float">
            <text:p>27,463</text:p>
          </table:table-cell>
          <table:table-cell office:value-type="float" office:value="36.009" calcext:value-type="float">
            <text:p>36,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66" calcext:value-type="float">
            <text:p>1,166</text:p>
          </table:table-cell>
          <table:table-cell office:value-type="float" office:value="1.362" calcext:value-type="float">
            <text:p>1,362</text:p>
          </table:table-cell>
          <table:table-cell office:value-type="float" office:value="1.463" calcext:value-type="float">
            <text:p>1,463</text:p>
          </table:table-cell>
          <table:table-cell office:value-type="float" office:value="1.53" calcext:value-type="float">
            <text:p>1,53</text:p>
          </table:table-cell>
          <table:table-cell office:value-type="float" office:value="1.587" calcext:value-type="float">
            <text:p>1,587</text:p>
          </table:table-cell>
          <table:table-cell office:value-type="float" office:value="1.608" calcext:value-type="float">
            <text:p>1,608</text:p>
          </table:table-cell>
          <table:table-cell office:value-type="float" office:value="1.354" calcext:value-type="float">
            <text:p>1,354</text:p>
          </table:table-cell>
        </table:table-row>
        <table:table-row table:style-name="ro1">
          <table:table-cell table:number-columns-repeated="17"/>
          <table:table-cell office:value-type="float" office:value="0.35" calcext:value-type="float">
            <text:p>0,35</text:p>
          </table:table-cell>
          <table:table-cell/>
          <table:table-cell office:value-type="float" office:value="24.737" calcext:value-type="float">
            <text:p>24,737</text:p>
          </table:table-cell>
          <table:table-cell office:value-type="float" office:value="11.575" calcext:value-type="float">
            <text:p>11,575</text:p>
          </table:table-cell>
          <table:table-cell office:value-type="float" office:value="11.678" calcext:value-type="float">
            <text:p>11,678</text:p>
          </table:table-cell>
          <table:table-cell office:value-type="float" office:value="8.617" calcext:value-type="float">
            <text:p>8,617</text:p>
          </table:table-cell>
          <table:table-cell office:value-type="float" office:value="43.393" calcext:value-type="float">
            <text:p>43,393</text:p>
          </table:table-cell>
          <table:table-cell/>
          <table:table-cell table:formula="of:=MAX([.W9];[.X9];[.T9];[.U9];[.V9])" office:value-type="float" office:value="43.393" calcext:value-type="float">
            <text:p>43,393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877" calcext:value-type="float">
            <text:p>6,877</text:p>
          </table:table-cell>
          <table:table-cell office:value-type="float" office:value="9.614" calcext:value-type="float">
            <text:p>9,614</text:p>
          </table:table-cell>
          <table:table-cell office:value-type="float" office:value="12.324" calcext:value-type="float">
            <text:p>12,324</text:p>
          </table:table-cell>
          <table:table-cell office:value-type="float" office:value="14.943" calcext:value-type="float">
            <text:p>14,943</text:p>
          </table:table-cell>
          <table:table-cell office:value-type="float" office:value="17.965" calcext:value-type="float">
            <text:p>17,965</text:p>
          </table:table-cell>
          <table:table-cell office:value-type="float" office:value="22.64" calcext:value-type="float">
            <text:p>22,64</text:p>
          </table:table-cell>
          <table:table-cell office:value-type="float" office:value="31.631" calcext:value-type="float">
            <text:p>31,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82" calcext:value-type="float">
            <text:p>0,982</text:p>
          </table:table-cell>
          <table:table-cell office:value-type="float" office:value="1.127" calcext:value-type="float">
            <text:p>1,127</text:p>
          </table:table-cell>
          <table:table-cell office:value-type="float" office:value="1.252" calcext:value-type="float">
            <text:p>1,252</text:p>
          </table:table-cell>
          <table:table-cell office:value-type="float" office:value="1.295" calcext:value-type="float">
            <text:p>1,295</text:p>
          </table:table-cell>
          <table:table-cell office:value-type="float" office:value="1.335" calcext:value-type="float">
            <text:p>1,335</text:p>
          </table:table-cell>
          <table:table-cell office:value-type="float" office:value="1.394" calcext:value-type="float">
            <text:p>1,394</text:p>
          </table:table-cell>
          <table:table-cell office:value-type="float" office:value="1.229" calcext:value-type="float">
            <text:p>1,229</text:p>
          </table:table-cell>
        </table:table-row>
        <table:table-row table:style-name="ro1">
          <table:table-cell table:number-columns-repeated="17"/>
          <table:table-cell office:value-type="float" office:value="0.4" calcext:value-type="float">
            <text:p>0,4</text:p>
          </table:table-cell>
          <table:table-cell/>
          <table:table-cell office:value-type="float" office:value="25.504" calcext:value-type="float">
            <text:p>25,504</text:p>
          </table:table-cell>
          <table:table-cell office:value-type="float" office:value="10.819" calcext:value-type="float">
            <text:p>10,819</text:p>
          </table:table-cell>
          <table:table-cell office:value-type="float" office:value="11.314" calcext:value-type="float">
            <text:p>11,314</text:p>
          </table:table-cell>
          <table:table-cell office:value-type="float" office:value="7.505" calcext:value-type="float">
            <text:p>7,505</text:p>
          </table:table-cell>
          <table:table-cell office:value-type="float" office:value="44.858" calcext:value-type="float">
            <text:p>44,858</text:p>
          </table:table-cell>
          <table:table-cell/>
          <table:table-cell table:formula="of:=MAX([.W10];[.X10];[.T10];[.U10];[.V10])" office:value-type="float" office:value="44.858" calcext:value-type="float">
            <text:p>44,85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,87</text:p>
          </table:table-cell>
          <table:table-cell office:value-type="float" office:value="6.977" calcext:value-type="float">
            <text:p>6,977</text:p>
          </table:table-cell>
          <table:table-cell office:value-type="float" office:value="9.201" calcext:value-type="float">
            <text:p>9,201</text:p>
          </table:table-cell>
          <table:table-cell office:value-type="float" office:value="11.51" calcext:value-type="float">
            <text:p>11,51</text:p>
          </table:table-cell>
          <table:table-cell office:value-type="float" office:value="14.261" calcext:value-type="float">
            <text:p>14,261</text:p>
          </table:table-cell>
          <table:table-cell office:value-type="float" office:value="18.649" calcext:value-type="float">
            <text:p>18,649</text:p>
          </table:table-cell>
          <table:table-cell office:value-type="float" office:value="27.878" calcext:value-type="float">
            <text:p>27,8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24" calcext:value-type="float">
            <text:p>0,824</text:p>
          </table:table-cell>
          <table:table-cell office:value-type="float" office:value="1.02" calcext:value-type="float">
            <text:p>1,02</text:p>
          </table:table-cell>
          <table:table-cell office:value-type="float" office:value="1.129" calcext:value-type="float">
            <text:p>1,129</text:p>
          </table:table-cell>
          <table:table-cell office:value-type="float" office:value="1.162" calcext:value-type="float">
            <text:p>1,162</text:p>
          </table:table-cell>
          <table:table-cell office:value-type="float" office:value="1.188" calcext:value-type="float">
            <text:p>1,188</text:p>
          </table:table-cell>
          <table:table-cell office:value-type="float" office:value="1.222" calcext:value-type="float">
            <text:p>1,222</text:p>
          </table:table-cell>
          <table:table-cell office:value-type="float" office:value="1.109" calcext:value-type="float">
            <text:p>1,109</text:p>
          </table:table-cell>
        </table:table-row>
        <table:table-row table:style-name="ro1">
          <table:table-cell table:number-columns-repeated="17"/>
          <table:table-cell office:value-type="float" office:value="0.45" calcext:value-type="float">
            <text:p>0,45</text:p>
          </table:table-cell>
          <table:table-cell/>
          <table:table-cell office:value-type="float" office:value="26.089" calcext:value-type="float">
            <text:p>26,089</text:p>
          </table:table-cell>
          <table:table-cell office:value-type="float" office:value="10.285" calcext:value-type="float">
            <text:p>10,285</text:p>
          </table:table-cell>
          <table:table-cell office:value-type="float" office:value="10.974" calcext:value-type="float">
            <text:p>10,974</text:p>
          </table:table-cell>
          <table:table-cell office:value-type="float" office:value="6.556" calcext:value-type="float">
            <text:p>6,556</text:p>
          </table:table-cell>
          <table:table-cell office:value-type="float" office:value="46.096" calcext:value-type="float">
            <text:p>46,096</text:p>
          </table:table-cell>
          <table:table-cell/>
          <table:table-cell table:formula="of:=MAX([.W11];[.X11];[.T11];[.U11];[.V11])" office:value-type="float" office:value="46.096" calcext:value-type="float">
            <text:p>46,09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68" calcext:value-type="float">
            <text:p>3,268</text:p>
          </table:table-cell>
          <table:table-cell office:value-type="float" office:value="4.824" calcext:value-type="float">
            <text:p>4,824</text:p>
          </table:table-cell>
          <table:table-cell office:value-type="float" office:value="6.594" calcext:value-type="float">
            <text:p>6,594</text:p>
          </table:table-cell>
          <table:table-cell office:value-type="float" office:value="8.579" calcext:value-type="float">
            <text:p>8,579</text:p>
          </table:table-cell>
          <table:table-cell office:value-type="float" office:value="11.048" calcext:value-type="float">
            <text:p>11,048</text:p>
          </table:table-cell>
          <table:table-cell office:value-type="float" office:value="15.089" calcext:value-type="float">
            <text:p>15,089</text:p>
          </table:table-cell>
          <table:table-cell office:value-type="float" office:value="24.455" calcext:value-type="float">
            <text:p>24,4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,625</text:p>
          </table:table-cell>
          <table:table-cell office:value-type="float" office:value="0.761" calcext:value-type="float">
            <text:p>0,761</text:p>
          </table:table-cell>
          <table:table-cell office:value-type="float" office:value="0.881" calcext:value-type="float">
            <text:p>0,881</text:p>
          </table:table-cell>
          <table:table-cell office:value-type="float" office:value="0.96" calcext:value-type="float">
            <text:p>0,96</text:p>
          </table:table-cell>
          <table:table-cell office:value-type="float" office:value="1.003" calcext:value-type="float">
            <text:p>1,003</text:p>
          </table:table-cell>
          <table:table-cell office:value-type="float" office:value="1.104" calcext:value-type="float">
            <text:p>1,104</text:p>
          </table:table-cell>
          <table:table-cell office:value-type="float" office:value="1.054" calcext:value-type="float">
            <text:p>1,054</text:p>
          </table:table-cell>
        </table:table-row>
        <table:table-row table:style-name="ro1">
          <table:table-cell table:number-columns-repeated="17"/>
          <table:table-cell office:value-type="float" office:value="0.5" calcext:value-type="float">
            <text:p>0,5</text:p>
          </table:table-cell>
          <table:table-cell/>
          <table:table-cell office:value-type="float" office:value="26.558" calcext:value-type="float">
            <text:p>26,558</text:p>
          </table:table-cell>
          <table:table-cell office:value-type="float" office:value="9.822" calcext:value-type="float">
            <text:p>9,822</text:p>
          </table:table-cell>
          <table:table-cell office:value-type="float" office:value="10.799" calcext:value-type="float">
            <text:p>10,799</text:p>
          </table:table-cell>
          <table:table-cell office:value-type="float" office:value="5.731" calcext:value-type="float">
            <text:p>5,731</text:p>
          </table:table-cell>
          <table:table-cell office:value-type="float" office:value="47.09" calcext:value-type="float">
            <text:p>47,09</text:p>
          </table:table-cell>
          <table:table-cell/>
          <table:table-cell table:formula="of:=MAX([.W12];[.X12];[.T12];[.U12];[.V12])" office:value-type="float" office:value="47.09" calcext:value-type="float">
            <text:p>47,09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15" calcext:value-type="float">
            <text:p>2,115</text:p>
          </table:table-cell>
          <table:table-cell office:value-type="float" office:value="3.208" calcext:value-type="float">
            <text:p>3,208</text:p>
          </table:table-cell>
          <table:table-cell office:value-type="float" office:value="4.582" calcext:value-type="float">
            <text:p>4,582</text:p>
          </table:table-cell>
          <table:table-cell office:value-type="float" office:value="6.23" calcext:value-type="float">
            <text:p>6,23</text:p>
          </table:table-cell>
          <table:table-cell office:value-type="float" office:value="8.408" calcext:value-type="float">
            <text:p>8,408</text:p>
          </table:table-cell>
          <table:table-cell office:value-type="float" office:value="12.042" calcext:value-type="float">
            <text:p>12,042</text:p>
          </table:table-cell>
          <table:table-cell office:value-type="float" office:value="21.335" calcext:value-type="float">
            <text:p>21,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,578</text:p>
          </table:table-cell>
          <table:table-cell office:value-type="float" office:value="0.673" calcext:value-type="float">
            <text:p>0,673</text:p>
          </table:table-cell>
          <table:table-cell office:value-type="float" office:value="0.748" calcext:value-type="float">
            <text:p>0,748</text:p>
          </table:table-cell>
          <table:table-cell office:value-type="float" office:value="0.789" calcext:value-type="float">
            <text:p>0,789</text:p>
          </table:table-cell>
          <table:table-cell office:value-type="float" office:value="0.835" calcext:value-type="float">
            <text:p>0,835</text:p>
          </table:table-cell>
          <table:table-cell office:value-type="float" office:value="0.9" calcext:value-type="float">
            <text:p>0,9</text:p>
          </table:table-cell>
          <table:table-cell office:value-type="float" office:value="0.885" calcext:value-type="float">
            <text:p>0,885</text:p>
          </table:table-cell>
        </table:table-row>
        <table:table-row table:style-name="ro1">
          <table:table-cell table:number-columns-repeated="17"/>
          <table:table-cell office:value-type="float" office:value="0.55" calcext:value-type="float">
            <text:p>0,55</text:p>
          </table:table-cell>
          <table:table-cell/>
          <table:table-cell office:value-type="float" office:value="27.041" calcext:value-type="float">
            <text:p>27,041</text:p>
          </table:table-cell>
          <table:table-cell office:value-type="float" office:value="9.412" calcext:value-type="float">
            <text:p>9,412</text:p>
          </table:table-cell>
          <table:table-cell office:value-type="float" office:value="10.552" calcext:value-type="float">
            <text:p>10,552</text:p>
          </table:table-cell>
          <table:table-cell office:value-type="float" office:value="4.988" calcext:value-type="float">
            <text:p>4,988</text:p>
          </table:table-cell>
          <table:table-cell office:value-type="float" office:value="48.007" calcext:value-type="float">
            <text:p>48,007</text:p>
          </table:table-cell>
          <table:table-cell/>
          <table:table-cell table:formula="of:=MAX([.W13];[.X13];[.T13];[.U13];[.V13])" office:value-type="float" office:value="48.007" calcext:value-type="float">
            <text:p>48,0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87" calcext:value-type="float">
            <text:p>1,387</text:p>
          </table:table-cell>
          <table:table-cell office:value-type="float" office:value="2.175" calcext:value-type="float">
            <text:p>2,175</text:p>
          </table:table-cell>
          <table:table-cell office:value-type="float" office:value="3.185" calcext:value-type="float">
            <text:p>3,185</text:p>
          </table:table-cell>
          <table:table-cell office:value-type="float" office:value="4.507" calcext:value-type="float">
            <text:p>4,507</text:p>
          </table:table-cell>
          <table:table-cell office:value-type="float" office:value="6.354" calcext:value-type="float">
            <text:p>6,354</text:p>
          </table:table-cell>
          <table:table-cell office:value-type="float" office:value="9.486" calcext:value-type="float">
            <text:p>9,486</text:p>
          </table:table-cell>
          <table:table-cell office:value-type="float" office:value="18.506" calcext:value-type="float">
            <text:p>18,5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,379</text:p>
          </table:table-cell>
          <table:table-cell office:value-type="float" office:value="0.468" calcext:value-type="float">
            <text:p>0,468</text:p>
          </table:table-cell>
          <table:table-cell office:value-type="float" office:value="0.535" calcext:value-type="float">
            <text:p>0,53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82" calcext:value-type="float">
            <text:p>0,68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table:number-columns-repeated="17"/>
          <table:table-cell office:value-type="float" office:value="0.6" calcext:value-type="float">
            <text:p>0,6</text:p>
          </table:table-cell>
          <table:table-cell/>
          <table:table-cell office:value-type="float" office:value="27.522" calcext:value-type="float">
            <text:p>27,522</text:p>
          </table:table-cell>
          <table:table-cell office:value-type="float" office:value="9.041" calcext:value-type="float">
            <text:p>9,041</text:p>
          </table:table-cell>
          <table:table-cell office:value-type="float" office:value="10.295" calcext:value-type="float">
            <text:p>10,295</text:p>
          </table:table-cell>
          <table:table-cell office:value-type="float" office:value="4.315" calcext:value-type="float">
            <text:p>4,315</text:p>
          </table:table-cell>
          <table:table-cell office:value-type="float" office:value="48.827" calcext:value-type="float">
            <text:p>48,827</text:p>
          </table:table-cell>
          <table:table-cell/>
          <table:table-cell table:formula="of:=MAX([.W14];[.X14];[.T14];[.U14];[.V14])" office:value-type="float" office:value="48.827" calcext:value-type="float">
            <text:p>48,82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,785</text:p>
          </table:table-cell>
          <table:table-cell office:value-type="float" office:value="1.285" calcext:value-type="float">
            <text:p>1,285</text:p>
          </table:table-cell>
          <table:table-cell office:value-type="float" office:value="2.029" calcext:value-type="float">
            <text:p>2,029</text:p>
          </table:table-cell>
          <table:table-cell office:value-type="float" office:value="3.058" calcext:value-type="float">
            <text:p>3,058</text:p>
          </table:table-cell>
          <table:table-cell office:value-type="float" office:value="4.604" calcext:value-type="float">
            <text:p>4,604</text:p>
          </table:table-cell>
          <table:table-cell office:value-type="float" office:value="7.237" calcext:value-type="float">
            <text:p>7,237</text:p>
          </table:table-cell>
          <table:table-cell office:value-type="float" office:value="15.789" calcext:value-type="float">
            <text:p>15,7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office:value-type="float" office:value="0.385" calcext:value-type="float">
            <text:p>0,385</text:p>
          </table:table-cell>
          <table:table-cell office:value-type="float" office:value="0.452" calcext:value-type="float">
            <text:p>0,452</text:p>
          </table:table-cell>
          <table:table-cell office:value-type="float" office:value="0.524" calcext:value-type="float">
            <text:p>0,524</text:p>
          </table:table-cell>
          <table:table-cell office:value-type="float" office:value="0.603" calcext:value-type="float">
            <text:p>0,603</text:p>
          </table:table-cell>
          <table:table-cell office:value-type="float" office:value="0.721" calcext:value-type="float">
            <text:p>0,721</text:p>
          </table:table-cell>
          <table:table-cell office:value-type="float" office:value="0.787" calcext:value-type="float">
            <text:p>0,787</text:p>
          </table:table-cell>
        </table:table-row>
        <table:table-row table:style-name="ro1">
          <table:table-cell table:number-columns-repeated="17"/>
          <table:table-cell office:value-type="float" office:value="0.65" calcext:value-type="float">
            <text:p>0,65</text:p>
          </table:table-cell>
          <table:table-cell/>
          <table:table-cell office:value-type="float" office:value="27.847" calcext:value-type="float">
            <text:p>27,847</text:p>
          </table:table-cell>
          <table:table-cell office:value-type="float" office:value="8.74" calcext:value-type="float">
            <text:p>8,74</text:p>
          </table:table-cell>
          <table:table-cell office:value-type="float" office:value="10.206" calcext:value-type="float">
            <text:p>10,206</text:p>
          </table:table-cell>
          <table:table-cell office:value-type="float" office:value="3.721" calcext:value-type="float">
            <text:p>3,721</text:p>
          </table:table-cell>
          <table:table-cell office:value-type="float" office:value="49.485" calcext:value-type="float">
            <text:p>49,485</text:p>
          </table:table-cell>
          <table:table-cell/>
          <table:table-cell table:formula="of:=MAX([.W15];[.X15];[.T15];[.U15];[.V15])" office:value-type="float" office:value="49.485" calcext:value-type="float">
            <text:p>49,4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3" calcext:value-type="float">
            <text:p>0,423</text:p>
          </table:table-cell>
          <table:table-cell office:value-type="float" office:value="0.722" calcext:value-type="float">
            <text:p>0,722</text:p>
          </table:table-cell>
          <table:table-cell office:value-type="float" office:value="1.234" calcext:value-type="float">
            <text:p>1,234</text:p>
          </table:table-cell>
          <table:table-cell office:value-type="float" office:value="1.981" calcext:value-type="float">
            <text:p>1,981</text:p>
          </table:table-cell>
          <table:table-cell office:value-type="float" office:value="3.215" calcext:value-type="float">
            <text:p>3,215</text:p>
          </table:table-cell>
          <table:table-cell office:value-type="float" office:value="5.371" calcext:value-type="float">
            <text:p>5,371</text:p>
          </table:table-cell>
          <table:table-cell office:value-type="float" office:value="13.307" calcext:value-type="float">
            <text:p>13,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2" calcext:value-type="float">
            <text:p>0,232</text:p>
          </table:table-cell>
          <table:table-cell office:value-type="float" office:value="0.267" calcext:value-type="float">
            <text:p>0,267</text:p>
          </table:table-cell>
          <table:table-cell office:value-type="float" office:value="0.318" calcext:value-type="float">
            <text:p>0,318</text:p>
          </table:table-cell>
          <table:table-cell office:value-type="float" office:value="0.379" calcext:value-type="float">
            <text:p>0,379</text:p>
          </table:table-cell>
          <table:table-cell office:value-type="float" office:value="0.464" calcext:value-type="float">
            <text:p>0,464</text:p>
          </table:table-cell>
          <table:table-cell office:value-type="float" office:value="0.571" calcext:value-type="float">
            <text:p>0,571</text:p>
          </table:table-cell>
          <table:table-cell office:value-type="float" office:value="0.754" calcext:value-type="float">
            <text:p>0,754</text:p>
          </table:table-cell>
        </table:table-row>
        <table:table-row table:style-name="ro1">
          <table:table-cell table:number-columns-repeated="17"/>
          <table:table-cell office:value-type="float" office:value="0.7" calcext:value-type="float">
            <text:p>0,7</text:p>
          </table:table-cell>
          <table:table-cell/>
          <table:table-cell office:value-type="float" office:value="28.196" calcext:value-type="float">
            <text:p>28,196</text:p>
          </table:table-cell>
          <table:table-cell office:value-type="float" office:value="8.451" calcext:value-type="float">
            <text:p>8,451</text:p>
          </table:table-cell>
          <table:table-cell office:value-type="float" office:value="10.096" calcext:value-type="float">
            <text:p>10,096</text:p>
          </table:table-cell>
          <table:table-cell office:value-type="float" office:value="3.163" calcext:value-type="float">
            <text:p>3,163</text:p>
          </table:table-cell>
          <table:table-cell office:value-type="float" office:value="50.093" calcext:value-type="float">
            <text:p>50,093</text:p>
          </table:table-cell>
          <table:table-cell/>
          <table:table-cell table:formula="of:=MAX([.W16];[.X16];[.T16];[.U16];[.V16])" office:value-type="float" office:value="50.093" calcext:value-type="float">
            <text:p>50,09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,181</text:p>
          </table:table-cell>
          <table:table-cell office:value-type="float" office:value="0.356" calcext:value-type="float">
            <text:p>0,356</text:p>
          </table:table-cell>
          <table:table-cell office:value-type="float" office:value="0.671" calcext:value-type="float">
            <text:p>0,671</text:p>
          </table:table-cell>
          <table:table-cell office:value-type="float" office:value="1.199" calcext:value-type="float">
            <text:p>1,199</text:p>
          </table:table-cell>
          <table:table-cell office:value-type="float" office:value="2.117" calcext:value-type="float">
            <text:p>2,117</text:p>
          </table:table-cell>
          <table:table-cell office:value-type="float" office:value="3.797" calcext:value-type="float">
            <text:p>3,797</text:p>
          </table:table-cell>
          <table:table-cell office:value-type="float" office:value="10.974" calcext:value-type="float">
            <text:p>10,9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,129</text:p>
          </table:table-cell>
          <table:table-cell office:value-type="float" office:value="0.165" calcext:value-type="float">
            <text:p>0,165</text:p>
          </table:table-cell>
          <table:table-cell office:value-type="float" office:value="0.216" calcext:value-type="float">
            <text:p>0,216</text:p>
          </table:table-cell>
          <table:table-cell office:value-type="float" office:value="0.277" calcext:value-type="float">
            <text:p>0,277</text:p>
          </table:table-cell>
          <table:table-cell office:value-type="float" office:value="0.365" calcext:value-type="float">
            <text:p>0,365</text:p>
          </table:table-cell>
          <table:table-cell office:value-type="float" office:value="0.478" calcext:value-type="float">
            <text:p>0,478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table:number-columns-repeated="17"/>
          <table:table-cell office:value-type="float" office:value="0.75" calcext:value-type="float">
            <text:p>0,75</text:p>
          </table:table-cell>
          <table:table-cell/>
          <table:table-cell office:value-type="float" office:value="28.573" calcext:value-type="float">
            <text:p>28,573</text:p>
          </table:table-cell>
          <table:table-cell office:value-type="float" office:value="8.179" calcext:value-type="float">
            <text:p>8,179</text:p>
          </table:table-cell>
          <table:table-cell office:value-type="float" office:value="9.988" calcext:value-type="float">
            <text:p>9,988</text:p>
          </table:table-cell>
          <table:table-cell office:value-type="float" office:value="2.575" calcext:value-type="float">
            <text:p>2,575</text:p>
          </table:table-cell>
          <table:table-cell office:value-type="float" office:value="50.684" calcext:value-type="float">
            <text:p>50,684</text:p>
          </table:table-cell>
          <table:table-cell/>
          <table:table-cell table:formula="of:=MAX([.W17];[.X17];[.T17];[.U17];[.V17])" office:value-type="float" office:value="50.684" calcext:value-type="float">
            <text:p>50,68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,085</text:p>
          </table:table-cell>
          <table:table-cell office:value-type="float" office:value="0.17" calcext:value-type="float">
            <text:p>0,17</text:p>
          </table:table-cell>
          <table:table-cell office:value-type="float" office:value="0.344" calcext:value-type="float">
            <text:p>0,344</text:p>
          </table:table-cell>
          <table:table-cell office:value-type="float" office:value="0.66" calcext:value-type="float">
            <text:p>0,66</text:p>
          </table:table-cell>
          <table:table-cell office:value-type="float" office:value="1.332" calcext:value-type="float">
            <text:p>1,332</text:p>
          </table:table-cell>
          <table:table-cell office:value-type="float" office:value="2.564" calcext:value-type="float">
            <text:p>2,564</text:p>
          </table:table-cell>
          <table:table-cell office:value-type="float" office:value="8.842" calcext:value-type="float">
            <text:p>8,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129" calcext:value-type="float">
            <text:p>0,129</text:p>
          </table:table-cell>
          <table:table-cell office:value-type="float" office:value="0.169" calcext:value-type="float">
            <text:p>0,169</text:p>
          </table:table-cell>
          <table:table-cell office:value-type="float" office:value="0.216" calcext:value-type="float">
            <text:p>0,216</text:p>
          </table:table-cell>
          <table:table-cell office:value-type="float" office:value="0.283" calcext:value-type="float">
            <text:p>0,283</text:p>
          </table:table-cell>
          <table:table-cell office:value-type="float" office:value="0.369" calcext:value-type="float">
            <text:p>0,369</text:p>
          </table:table-cell>
          <table:table-cell office:value-type="float" office:value="0.603" calcext:value-type="float">
            <text:p>0,603</text:p>
          </table:table-cell>
        </table:table-row>
        <table:table-row table:style-name="ro1">
          <table:table-cell table:number-columns-repeated="17"/>
          <table:table-cell office:value-type="float" office:value="0.8" calcext:value-type="float">
            <text:p>0,8</text:p>
          </table:table-cell>
          <table:table-cell/>
          <table:table-cell office:value-type="float" office:value="28.861" calcext:value-type="float">
            <text:p>28,861</text:p>
          </table:table-cell>
          <table:table-cell office:value-type="float" office:value="7.958" calcext:value-type="float">
            <text:p>7,958</text:p>
          </table:table-cell>
          <table:table-cell office:value-type="float" office:value="9.782" calcext:value-type="float">
            <text:p>9,782</text:p>
          </table:table-cell>
          <table:table-cell office:value-type="float" office:value="2.177" calcext:value-type="float">
            <text:p>2,177</text:p>
          </table:table-cell>
          <table:table-cell office:value-type="float" office:value="51.221" calcext:value-type="float">
            <text:p>51,221</text:p>
          </table:table-cell>
          <table:table-cell/>
          <table:table-cell table:formula="of:=MAX([.W18];[.X18];[.T18];[.U18];[.V18])" office:value-type="float" office:value="51.221" calcext:value-type="float">
            <text:p>51,22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,02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41" calcext:value-type="float">
            <text:p>0,141</text:p>
          </table:table-cell>
          <table:table-cell office:value-type="float" office:value="0.321" calcext:value-type="float">
            <text:p>0,321</text:p>
          </table:table-cell>
          <table:table-cell office:value-type="float" office:value="0.764" calcext:value-type="float">
            <text:p>0,764</text:p>
          </table:table-cell>
          <table:table-cell office:value-type="float" office:value="1.587" calcext:value-type="float">
            <text:p>1,587</text:p>
          </table:table-cell>
          <table:table-cell office:value-type="float" office:value="6.893" calcext:value-type="float">
            <text:p>6,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,044</text:p>
          </table:table-cell>
          <table:table-cell office:value-type="float" office:value="0.051" calcext:value-type="float">
            <text:p>0,051</text:p>
          </table:table-cell>
          <table:table-cell office:value-type="float" office:value="0.066" calcext:value-type="float">
            <text:p>0,066</text:p>
          </table:table-cell>
          <table:table-cell office:value-type="float" office:value="0.121" calcext:value-type="float">
            <text:p>0,121</text:p>
          </table:table-cell>
          <table:table-cell office:value-type="float" office:value="0.218" calcext:value-type="float">
            <text:p>0,218</text:p>
          </table:table-cell>
          <table:table-cell office:value-type="float" office:value="0.337" calcext:value-type="float">
            <text:p>0,337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table:number-columns-repeated="17"/>
          <table:table-cell office:value-type="float" office:value="0.85" calcext:value-type="float">
            <text:p>0,85</text:p>
          </table:table-cell>
          <table:table-cell/>
          <table:table-cell office:value-type="float" office:value="29.18" calcext:value-type="float">
            <text:p>29,18</text:p>
          </table:table-cell>
          <table:table-cell office:value-type="float" office:value="7.664" calcext:value-type="float">
            <text:p>7,664</text:p>
          </table:table-cell>
          <table:table-cell office:value-type="float" office:value="9.675" calcext:value-type="float">
            <text:p>9,675</text:p>
          </table:table-cell>
          <table:table-cell office:value-type="float" office:value="1.739" calcext:value-type="float">
            <text:p>1,739</text:p>
          </table:table-cell>
          <table:table-cell office:value-type="float" office:value="51.742" calcext:value-type="float">
            <text:p>51,742</text:p>
          </table:table-cell>
          <table:table-cell/>
          <table:table-cell table:formula="of:=MAX([.W19];[.X19];[.T19];[.U19];[.V19])" office:value-type="float" office:value="51.742" calcext:value-type="float">
            <text:p>51,74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2" calcext:value-type="float">
            <text:p>0,022</text:p>
          </table:table-cell>
          <table:table-cell office:value-type="float" office:value="0.057" calcext:value-type="float">
            <text:p>0,057</text:p>
          </table:table-cell>
          <table:table-cell office:value-type="float" office:value="0.141" calcext:value-type="float">
            <text:p>0,141</text:p>
          </table:table-cell>
          <table:table-cell office:value-type="float" office:value="0.396" calcext:value-type="float">
            <text:p>0,396</text:p>
          </table:table-cell>
          <table:table-cell office:value-type="float" office:value="0.879" calcext:value-type="float">
            <text:p>0,879</text:p>
          </table:table-cell>
          <table:table-cell office:value-type="float" office:value="4.978" calcext:value-type="float">
            <text:p>4,9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office:value-type="float" office:value="0.036" calcext:value-type="float">
            <text:p>0,036</text:p>
          </table:table-cell>
          <table:table-cell office:value-type="float" office:value="0.058" calcext:value-type="float">
            <text:p>0,058</text:p>
          </table:table-cell>
          <table:table-cell office:value-type="float" office:value="0.081" calcext:value-type="float">
            <text:p>0,081</text:p>
          </table:table-cell>
          <table:table-cell office:value-type="float" office:value="0.145" calcext:value-type="float">
            <text:p>0,145</text:p>
          </table:table-cell>
          <table:table-cell office:value-type="float" office:value="0.214" calcext:value-type="float">
            <text:p>0,214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table:number-columns-repeated="17"/>
          <table:table-cell office:value-type="float" office:value="0.9" calcext:value-type="float">
            <text:p>0,9</text:p>
          </table:table-cell>
          <table:table-cell/>
          <table:table-cell office:value-type="float" office:value="29.443" calcext:value-type="float">
            <text:p>29,443</text:p>
          </table:table-cell>
          <table:table-cell office:value-type="float" office:value="7.456" calcext:value-type="float">
            <text:p>7,456</text:p>
          </table:table-cell>
          <table:table-cell office:value-type="float" office:value="9.517" calcext:value-type="float">
            <text:p>9,517</text:p>
          </table:table-cell>
          <table:table-cell office:value-type="float" office:value="1.3" calcext:value-type="float">
            <text:p>1,3</text:p>
          </table:table-cell>
          <table:table-cell office:value-type="float" office:value="52.284" calcext:value-type="float">
            <text:p>52,284</text:p>
          </table:table-cell>
          <table:table-cell/>
          <table:table-cell table:formula="of:=MAX([.W20];[.X20];[.T20];[.U20];[.V20])" office:value-type="float" office:value="52.284" calcext:value-type="float">
            <text:p>52,284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3" calcext:value-type="float">
            <text:p>0,043</text:p>
          </table:table-cell>
          <table:table-cell office:value-type="float" office:value="0.168" calcext:value-type="float">
            <text:p>0,168</text:p>
          </table:table-cell>
          <table:table-cell office:value-type="float" office:value="0.399" calcext:value-type="float">
            <text:p>0,399</text:p>
          </table:table-cell>
          <table:table-cell office:value-type="float" office:value="3.279" calcext:value-type="float">
            <text:p>3,2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office:value-type="float" office:value="0.138" calcext:value-type="float">
            <text:p>0,138</text:p>
          </table:table-cell>
          <table:table-cell office:value-type="float" office:value="0.474" calcext:value-type="float">
            <text:p>0,474</text:p>
          </table:table-cell>
        </table:table-row>
        <table:table-row table:style-name="ro1">
          <table:table-cell table:number-columns-repeated="17"/>
          <table:table-cell office:value-type="float" office:value="0.95" calcext:value-type="float">
            <text:p>0,95</text:p>
          </table:table-cell>
          <table:table-cell/>
          <table:table-cell office:value-type="float" office:value="29.702" calcext:value-type="float">
            <text:p>29,702</text:p>
          </table:table-cell>
          <table:table-cell office:value-type="float" office:value="7.22" calcext:value-type="float">
            <text:p>7,22</text:p>
          </table:table-cell>
          <table:table-cell office:value-type="float" office:value="9.439" calcext:value-type="float">
            <text:p>9,439</text:p>
          </table:table-cell>
          <table:table-cell office:value-type="float" office:value="0.915" calcext:value-type="float">
            <text:p>0,915</text:p>
          </table:table-cell>
          <table:table-cell office:value-type="float" office:value="52.724" calcext:value-type="float">
            <text:p>52,724</text:p>
          </table:table-cell>
          <table:table-cell/>
          <table:table-cell table:formula="of:=MAX([.W21];[.X21];[.T21];[.U21];[.V21])" office:value-type="float" office:value="52.724" calcext:value-type="float">
            <text:p>52,724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1" calcext:value-type="float">
            <text:p>0,011</text:p>
          </table:table-cell>
          <table:table-cell office:value-type="float" office:value="0.047" calcext:value-type="float">
            <text:p>0,047</text:p>
          </table:table-cell>
          <table:table-cell office:value-type="float" office:value="0.116" calcext:value-type="float">
            <text:p>0,116</text:p>
          </table:table-cell>
          <table:table-cell office:value-type="float" office:value="1.594" calcext:value-type="float">
            <text:p>1,59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42" calcext:value-type="float">
            <text:p>0,042</text:p>
          </table:table-cell>
          <table:table-cell office:value-type="float" office:value="0.082" calcext:value-type="float">
            <text:p>0,082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9.902" calcext:value-type="float">
            <text:p>29,902</text:p>
          </table:table-cell>
          <table:table-cell office:value-type="float" office:value="7.063" calcext:value-type="float">
            <text:p>7,063</text:p>
          </table:table-cell>
          <table:table-cell office:value-type="float" office:value="9.401" calcext:value-type="float">
            <text:p>9,401</text:p>
          </table:table-cell>
          <table:table-cell office:value-type="float" office:value="0.594" calcext:value-type="float">
            <text:p>0,594</text:p>
          </table:table-cell>
          <table:table-cell office:value-type="float" office:value="53.04" calcext:value-type="float">
            <text:p>53,04</text:p>
          </table:table-cell>
          <table:table-cell/>
          <table:table-cell table:formula="of:=MAX([.W22];[.X22];[.T22];[.U22];[.V22])" office:value-type="float" office:value="53.04" calcext:value-type="float">
            <text:p>53,0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17" calcext:value-type="float">
            <text:p>0,01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5" calcext:value-type="float">
            <text:p>0,025</text:p>
          </table:table-cell>
          <table:table-cell office:value-type="float" office:value="0.44" calcext:value-type="float">
            <text:p>0,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65" calcext:value-type="float">
            <text:p>0,065</text:p>
          </table:table-cell>
          <table:table-cell office:value-type="float" office:value="0.064" calcext:value-type="float">
            <text:p>0,064</text:p>
          </table:table-cell>
          <table:table-cell office:value-type="float" office:value="0.204" calcext:value-type="float">
            <text:p>0,204</text:p>
          </table:table-cell>
        </table:table-row>
      </table:table>
      <table:table table:name="prévalence" table:style-name="ta1">
        <table:shapes>
          <draw:frame draw:z-index="0" draw:style-name="gr1" draw:text-style-name="P1" svg:width="159.99mm" svg:height="89.99mm" svg:x="135.42mm" svg:y="0mm">
            <draw:object draw:notify-on-update-of-ranges="prévalence.B3:prévalence.B15 prévalence.C3:prévalence.C1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9.99mm" svg:height="89.99mm" svg:x="134.35mm" svg:y="108.72mm">
            <draw:object draw:notify-on-update-of-ranges="prévalence.B27:prévalence.B39 prévalence.C27:prévalence.C39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Kappa 0,5 – 3 annotate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de modification</text:p>
          </table:table-cell>
          <table:table-cell office:value-type="string" calcext:value-type="string">
            <text:p>prévalence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nb classes</text:p>
          </table:table-cell>
        </table:table-row>
        <table:table-row table:style-name="ro1">
          <table:table-cell/>
          <table:table-cell office:value-type="float" office:value="13.622" calcext:value-type="float">
            <text:p>13,622</text:p>
          </table:table-cell>
          <table:table-cell office:value-type="float" office:value="49.763" calcext:value-type="float">
            <text:p>49,763</text:p>
          </table:table-cell>
          <table:table-cell office:value-type="string" calcext:value-type="string">
            <text:p>opin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7.598" calcext:value-type="float">
            <text:p>17,598</text:p>
          </table:table-cell>
          <table:table-cell office:value-type="float" office:value="27.629" calcext:value-type="float">
            <text:p>27,629</text:p>
          </table:table-cell>
          <table:table-cell office:value-type="string" calcext:value-type="string">
            <text:p>opin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.183" calcext:value-type="float">
            <text:p>13,183</text:p>
          </table:table-cell>
          <table:table-cell office:value-type="float" office:value="50.016" calcext:value-type="float">
            <text:p>50,016</text:p>
          </table:table-cell>
          <table:table-cell office:value-type="string" calcext:value-type="string">
            <text:p>opin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.105" calcext:value-type="float">
            <text:p>18,105</text:p>
          </table:table-cell>
          <table:table-cell office:value-type="float" office:value="30.981" calcext:value-type="float">
            <text:p>30,981</text:p>
          </table:table-cell>
          <table:table-cell office:value-type="string" calcext:value-type="string">
            <text:p>opin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.479" calcext:value-type="float">
            <text:p>11,479</text:p>
          </table:table-cell>
          <table:table-cell office:value-type="float" office:value="44.12" calcext:value-type="float">
            <text:p>44,12</text:p>
          </table:table-cell>
          <table:table-cell office:value-type="string" calcext:value-type="string">
            <text:p>émo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1.279" calcext:value-type="float">
            <text:p>11,279</text:p>
          </table:table-cell>
          <table:table-cell office:value-type="float" office:value="47.164" calcext:value-type="float">
            <text:p>47,164</text:p>
          </table:table-cell>
          <table:table-cell office:value-type="string" calcext:value-type="string">
            <text:p>ém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1.837" calcext:value-type="float">
            <text:p>11,837</text:p>
          </table:table-cell>
          <table:table-cell office:value-type="float" office:value="40.907" calcext:value-type="float">
            <text:p>40,907</text:p>
          </table:table-cell>
          <table:table-cell office:value-type="string" calcext:value-type="string">
            <text:p>émot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.105" calcext:value-type="float">
            <text:p>18,105</text:p>
          </table:table-cell>
          <table:table-cell office:value-type="float" office:value="30.981" calcext:value-type="float">
            <text:p>30,981</text:p>
          </table:table-cell>
          <table:table-cell office:value-type="string" calcext:value-type="string">
            <text:p>émot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.532" calcext:value-type="float">
            <text:p>12,532</text:p>
          </table:table-cell>
          <table:table-cell office:value-type="float" office:value="38.291" calcext:value-type="float">
            <text:p>38,291</text:p>
          </table:table-cell>
          <table:table-cell office:value-type="string" calcext:value-type="string">
            <text:p>conquête spati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.164" calcext:value-type="float">
            <text:p>14,164</text:p>
          </table:table-cell>
          <table:table-cell office:value-type="float" office:value="33.685" calcext:value-type="float">
            <text:p>33,685</text:p>
          </table:table-cell>
          <table:table-cell office:value-type="string" calcext:value-type="string">
            <text:p>conquête spati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.452" calcext:value-type="float">
            <text:p>13,452</text:p>
          </table:table-cell>
          <table:table-cell office:value-type="float" office:value="39.501" calcext:value-type="float">
            <text:p>39,501</text:p>
          </table:table-cell>
          <table:table-cell office:value-type="string" calcext:value-type="string">
            <text:p>épidém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4.037" calcext:value-type="float">
            <text:p>14,037</text:p>
          </table:table-cell>
          <table:table-cell office:value-type="float" office:value="42.608" calcext:value-type="float">
            <text:p>42,608</text:p>
          </table:table-cell>
          <table:table-cell office:value-type="string" calcext:value-type="string">
            <text:p>épidém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.042" calcext:value-type="float">
            <text:p>12,042</text:p>
          </table:table-cell>
          <table:table-cell office:value-type="float" office:value="47.09" calcext:value-type="float">
            <text:p>47,09</text:p>
          </table:table-cell>
          <table:table-cell office:value-type="string" calcext:value-type="string">
            <text:p>coréfére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Kappa 0,8 – 3 annotateu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% de modification</text:p>
          </table:table-cell>
          <table:table-cell office:value-type="string" calcext:value-type="string">
            <text:p>prévalence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nb classes</text:p>
          </table:table-cell>
        </table:table-row>
        <table:table-row table:style-name="ro1">
          <table:table-cell/>
          <table:table-cell office:value-type="float" office:value="2.953" calcext:value-type="float">
            <text:p>2,953</text:p>
          </table:table-cell>
          <table:table-cell office:value-type="float" office:value="52.31" calcext:value-type="float">
            <text:p>52,31</text:p>
          </table:table-cell>
          <table:table-cell office:value-type="string" calcext:value-type="string">
            <text:p>opin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172" calcext:value-type="float">
            <text:p>3,172</text:p>
          </table:table-cell>
          <table:table-cell office:value-type="float" office:value="26.864" calcext:value-type="float">
            <text:p>26,864</text:p>
          </table:table-cell>
          <table:table-cell office:value-type="string" calcext:value-type="string">
            <text:p>opin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.026" calcext:value-type="float">
            <text:p>3,026</text:p>
          </table:table-cell>
          <table:table-cell office:value-type="float" office:value="52.401" calcext:value-type="float">
            <text:p>52,401</text:p>
          </table:table-cell>
          <table:table-cell office:value-type="string" calcext:value-type="string">
            <text:p>opin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303" calcext:value-type="float">
            <text:p>3,303</text:p>
          </table:table-cell>
          <table:table-cell office:value-type="float" office:value="28.387" calcext:value-type="float">
            <text:p>28,387</text:p>
          </table:table-cell>
          <table:table-cell office:value-type="string" calcext:value-type="string">
            <text:p>opin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517" calcext:value-type="float">
            <text:p>1,517</text:p>
          </table:table-cell>
          <table:table-cell office:value-type="float" office:value="48.51" calcext:value-type="float">
            <text:p>48,51</text:p>
          </table:table-cell>
          <table:table-cell office:value-type="string" calcext:value-type="string">
            <text:p>émo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114" calcext:value-type="float">
            <text:p>2,114</text:p>
          </table:table-cell>
          <table:table-cell office:value-type="float" office:value="51.704" calcext:value-type="float">
            <text:p>51,704</text:p>
          </table:table-cell>
          <table:table-cell office:value-type="string" calcext:value-type="string">
            <text:p>ém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784" calcext:value-type="float">
            <text:p>1,784</text:p>
          </table:table-cell>
          <table:table-cell office:value-type="float" office:value="41.844" calcext:value-type="float">
            <text:p>41,844</text:p>
          </table:table-cell>
          <table:table-cell office:value-type="string" calcext:value-type="string">
            <text:p>émotionContex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.347" calcext:value-type="float">
            <text:p>2,347</text:p>
          </table:table-cell>
          <table:table-cell office:value-type="float" office:value="34.677" calcext:value-type="float">
            <text:p>34,677</text:p>
          </table:table-cell>
          <table:table-cell office:value-type="string" calcext:value-type="string">
            <text:p>émotionContex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87" calcext:value-type="float">
            <text:p>1,87</text:p>
          </table:table-cell>
          <table:table-cell office:value-type="float" office:value="44.008" calcext:value-type="float">
            <text:p>44,008</text:p>
          </table:table-cell>
          <table:table-cell office:value-type="string" calcext:value-type="string">
            <text:p>conquête spatia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455" calcext:value-type="float">
            <text:p>3,455</text:p>
          </table:table-cell>
          <table:table-cell office:value-type="float" office:value="39.019" calcext:value-type="float">
            <text:p>39,019</text:p>
          </table:table-cell>
          <table:table-cell office:value-type="string" calcext:value-type="string">
            <text:p>conquête spatia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932" calcext:value-type="float">
            <text:p>1,932</text:p>
          </table:table-cell>
          <table:table-cell office:value-type="float" office:value="39.255" calcext:value-type="float">
            <text:p>39,255</text:p>
          </table:table-cell>
          <table:table-cell office:value-type="string" calcext:value-type="string">
            <text:p>épidémi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369" calcext:value-type="float">
            <text:p>3,369</text:p>
          </table:table-cell>
          <table:table-cell office:value-type="float" office:value="45.386" calcext:value-type="float">
            <text:p>45,386</text:p>
          </table:table-cell>
          <table:table-cell office:value-type="string" calcext:value-type="string">
            <text:p>épidém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.587" calcext:value-type="float">
            <text:p>1,587</text:p>
          </table:table-cell>
          <table:table-cell office:value-type="float" office:value="51.221" calcext:value-type="float">
            <text:p>51,221</text:p>
          </table:table-cell>
          <table:table-cell office:value-type="string" calcext:value-type="string">
            <text:p>coréférence</text:p>
          </table:table-cell>
          <table:table-cell office:value-type="float" office:value="5" calcext:value-type="float">
            <text:p>5</text:p>
          </table:table-cell>
        </table:table-row>
      </table:table>
      <table:table table:name="résultatsGlobaux" table:style-name="ta1">
        <table:shapes>
          <draw:frame draw:z-index="0" draw:style-name="gr1" draw:text-style-name="P1" svg:width="179.05mm" svg:height="100.7mm" svg:x="0mm" svg:y="104.65mm">
            <draw:object draw:notify-on-update-of-ranges="résultatsGlobaux.A6:résultatsGlobaux.A22 résultatsGlobaux.C1:résultatsGlobaux.C1 résultatsGlobaux.C6:résultatsGlobaux.C22 résultatsGlobaux.D1:résultatsGlobaux.D1 résultatsGlobaux.D6:résultatsGlobaux.D22 résultatsGlobaux.E1:résultatsGlobaux.E1 résultatsGlobaux.E6:résultatsGlobaux.E22 résultatsGlobaux.F1:résultatsGlobaux.F1 résultatsGlobaux.F6:résultatsGlobaux.F22 résultatsGlobaux.G1:résultatsGlobaux.G1 résultatsGlobaux.G6:résultatsGlobaux.G22 résultatsGlobaux.H1:résultatsGlobaux.H1 résultatsGlobaux.H6:résultatsGlobaux.H22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80.2mm" svg:height="101.36mm" svg:x="179.6mm" svg:y="104.21mm">
            <draw:object draw:notify-on-update-of-ranges="résultatsGlobaux.A1:résultatsGlobaux.A1 résultatsGlobaux.A6:résultatsGlobaux.A22 résultatsGlobaux.J1:résultatsGlobaux.J1 résultatsGlobaux.J6:résultatsGlobaux.J22 résultatsGlobaux.K1:résultatsGlobaux.K1 résultatsGlobaux.K6:résultatsGlobaux.K22 résultatsGlobaux.L1:résultatsGlobaux.L1 résultatsGlobaux.L6:résultatsGlobaux.L22 résultatsGlobaux.M1:résultatsGlobaux.M1 résultatsGlobaux.M6:résultatsGlobaux.M22 résultatsGlobaux.N1:résultatsGlobaux.N1 résultatsGlobaux.N6:résultatsGlobaux.N22 résultatsGlobaux.O1:résultatsGlobaux.O1 résultatsGlobaux.O6:résultatsGlobaux.O2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79.81mm" svg:height="101.14mm" svg:x="360.44mm" svg:y="103.99mm">
            <draw:object draw:notify-on-update-of-ranges="résultatsGlobaux.A1:résultatsGlobaux.A1 résultatsGlobaux.A6:résultatsGlobaux.A22 résultatsGlobaux.R1:résultatsGlobaux.R1 résultatsGlobaux.R6:résultatsGlobaux.R22 résultatsGlobaux.S1:résultatsGlobaux.S1 résultatsGlobaux.S6:résultatsGlobaux.S22 résultatsGlobaux.T1:résultatsGlobaux.T1 résultatsGlobaux.T6:résultatsGlobaux.T22 résultatsGlobaux.U1:résultatsGlobaux.U1 résultatsGlobaux.U6:résultatsGlobaux.U22 résultatsGlobaux.V1:résultatsGlobaux.V1 résultatsGlobaux.V6:résultatsGlobaux.V22 résultatsGlobaux.W1:résultatsGlobaux.W1 résultatsGlobaux.W6:résultatsGlobaux.W22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82.08mm" svg:height="102.42mm" svg:x="541.27mm" svg:y="104.21mm">
            <draw:object draw:notify-on-update-of-ranges="résultatsGlobaux.A1:résultatsGlobaux.A1 résultatsGlobaux.A6:résultatsGlobaux.A22 résultatsGlobaux.Z1:résultatsGlobaux.Z1 résultatsGlobaux.Z6:résultatsGlobaux.Z22 résultatsGlobaux.AA1:résultatsGlobaux.AA1 résultatsGlobaux.AA6:résultatsGlobaux.AA22 résultatsGlobaux.AB1:résultatsGlobaux.AB1 résultatsGlobaux.AB6:résultatsGlobaux.AB22 résultatsGlobaux.AC1:résultatsGlobaux.AC1 résultatsGlobaux.AC6:résultatsGlobaux.AC22 résultatsGlobaux.AD1:résultatsGlobaux.AD1 résultatsGlobaux.AD6:résultatsGlobaux.AD22 résultatsGlobaux.AE1:résultatsGlobaux.AE1 résultatsGlobaux.AE6:résultatsGlobaux.AE22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178.46mm" svg:height="100.38mm" svg:x="724.02mm" svg:y="104.63mm">
            <draw:object draw:notify-on-update-of-ranges="résultatsGlobaux.A1:résultatsGlobaux.A1 résultatsGlobaux.A6:résultatsGlobaux.A22 résultatsGlobaux.AH1:résultatsGlobaux.AH1 résultatsGlobaux.AH6:résultatsGlobaux.AH22 résultatsGlobaux.AI1:résultatsGlobaux.AI1 résultatsGlobaux.AI6:résultatsGlobaux.AI22 résultatsGlobaux.AJ1:résultatsGlobaux.AJ1 résultatsGlobaux.AJ6:résultatsGlobaux.AJ22 résultatsGlobaux.AK1:résultatsGlobaux.AK1 résultatsGlobaux.AK6:résultatsGlobaux.AK22 résultatsGlobaux.AL1:résultatsGlobaux.AL1 résultatsGlobaux.AL6:résultatsGlobaux.AL22 résultatsGlobaux.AM1:résultatsGlobaux.AM1 résultatsGlobaux.AM6:résultatsGlobaux.AM22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178.66mm" svg:height="100.49mm" svg:x="903.58mm" svg:y="103.78mm">
            <draw:object draw:notify-on-update-of-ranges="résultatsGlobaux.A1:résultatsGlobaux.A1 résultatsGlobaux.A6:résultatsGlobaux.A22 résultatsGlobaux.AP1:résultatsGlobaux.AP1 résultatsGlobaux.AP6:résultatsGlobaux.AP22 résultatsGlobaux.AQ1:résultatsGlobaux.AQ1 résultatsGlobaux.AQ6:résultatsGlobaux.AQ22 résultatsGlobaux.AR1:résultatsGlobaux.AR1 résultatsGlobaux.AR6:résultatsGlobaux.AR22 résultatsGlobaux.AS1:résultatsGlobaux.AS1 résultatsGlobaux.AS6:résultatsGlobaux.AS22 résultatsGlobaux.AT1:résultatsGlobaux.AT1 résultatsGlobaux.AT6:résultatsGlobaux.AT22 résultatsGlobaux.AU1:résultatsGlobaux.AU1 résultatsGlobaux.AU6:résultatsGlobaux.AU22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6" draw:style-name="gr1" draw:text-style-name="P1" svg:width="180.58mm" svg:height="101.57mm" svg:x="1084.41mm" svg:y="104.64mm">
            <draw:object draw:notify-on-update-of-ranges="résultatsGlobaux.A1:résultatsGlobaux.A1 résultatsGlobaux.A6:résultatsGlobaux.A22 résultatsGlobaux.AX1:résultatsGlobaux.AX1 résultatsGlobaux.AX6:résultatsGlobaux.AX22 résultatsGlobaux.AY1:résultatsGlobaux.AY1 résultatsGlobaux.AY6:résultatsGlobaux.AY22 résultatsGlobaux.AZ1:résultatsGlobaux.AZ1 résultatsGlobaux.AZ6:résultatsGlobaux.AZ22 résultatsGlobaux.BA1:résultatsGlobaux.BA1 résultatsGlobaux.BA6:résultatsGlobaux.BA22 résultatsGlobaux.BB1:résultatsGlobaux.BB1 résultatsGlobaux.BB6:résultatsGlobaux.BB22 résultatsGlobaux.BC1:résultatsGlobaux.BC1 résultatsGlobaux.BC6:résultatsGlobaux.BC22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7" draw:style-name="gr1" draw:text-style-name="P1" svg:width="177.52mm" svg:height="99.85mm" svg:x="36.83mm" svg:y="316.87mm">
            <draw:object draw:notify-on-update-of-ranges="résultatsGlobaux.A48:résultatsGlobaux.A48 résultatsGlobaux.A51:résultatsGlobaux.A69 résultatsGlobaux.C48:résultatsGlobaux.C48 résultatsGlobaux.C51:résultatsGlobaux.C69 résultatsGlobaux.D48:résultatsGlobaux.D48 résultatsGlobaux.D51:résultatsGlobaux.D69 résultatsGlobaux.E48:résultatsGlobaux.E48 résultatsGlobaux.E51:résultatsGlobaux.E69 résultatsGlobaux.F48:résultatsGlobaux.F48 résultatsGlobaux.F51:résultatsGlobaux.F69 résultatsGlobaux.G48:résultatsGlobaux.G48 résultatsGlobaux.G51:résultatsGlobaux.G69 résultatsGlobaux.H48:résultatsGlobaux.H48 résultatsGlobaux.H51:résultatsGlobaux.H69 résultatsGlobaux.I48:résultatsGlobaux.I48 résultatsGlobaux.I51:résultatsGlobaux.I69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8" draw:style-name="gr1" draw:text-style-name="P1" svg:width="179.52mm" svg:height="100.98mm" svg:x="217.08mm" svg:y="316.01mm">
            <draw:object draw:notify-on-update-of-ranges="résultatsGlobaux.A48:résultatsGlobaux.A48 résultatsGlobaux.A51:résultatsGlobaux.A69 résultatsGlobaux.K48:résultatsGlobaux.K48 résultatsGlobaux.K51:résultatsGlobaux.K69 résultatsGlobaux.L48:résultatsGlobaux.L48 résultatsGlobaux.L51:résultatsGlobaux.L69 résultatsGlobaux.M48:résultatsGlobaux.M48 résultatsGlobaux.M51:résultatsGlobaux.M69 résultatsGlobaux.N48:résultatsGlobaux.N48 résultatsGlobaux.N51:résultatsGlobaux.N69 résultatsGlobaux.O48:résultatsGlobaux.O48 résultatsGlobaux.O51:résultatsGlobaux.O69 résultatsGlobaux.P48:résultatsGlobaux.P48 résultatsGlobaux.P51:résultatsGlobaux.P69 résultatsGlobaux.Q48:résultatsGlobaux.Q48 résultatsGlobaux.Q51:résultatsGlobaux.Q69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9" draw:style-name="gr1" draw:text-style-name="P1" svg:width="177.52mm" svg:height="99.85mm" svg:x="398.13mm" svg:y="316.64mm">
            <draw:object draw:notify-on-update-of-ranges="résultatsGlobaux.A48:résultatsGlobaux.A48 résultatsGlobaux.A51:résultatsGlobaux.A69 résultatsGlobaux.S48:résultatsGlobaux.S48 résultatsGlobaux.S51:résultatsGlobaux.S69 résultatsGlobaux.T48:résultatsGlobaux.T48 résultatsGlobaux.T51:résultatsGlobaux.T69 résultatsGlobaux.U48:résultatsGlobaux.U48 résultatsGlobaux.U51:résultatsGlobaux.U69 résultatsGlobaux.V48:résultatsGlobaux.V48 résultatsGlobaux.V51:résultatsGlobaux.V69 résultatsGlobaux.W48:résultatsGlobaux.W48 résultatsGlobaux.W51:résultatsGlobaux.W69 résultatsGlobaux.X48:résultatsGlobaux.X48 résultatsGlobaux.X51:résultatsGlobaux.X69 résultatsGlobaux.Y48:résultatsGlobaux.Y48 résultatsGlobaux.Y51:résultatsGlobaux.Y69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10" draw:style-name="gr1" draw:text-style-name="P1" svg:width="177.52mm" svg:height="99.85mm" svg:x="577.48mm" svg:y="316.44mm">
            <draw:object draw:notify-on-update-of-ranges="résultatsGlobaux.A48:résultatsGlobaux.A48 résultatsGlobaux.A51:résultatsGlobaux.A69 résultatsGlobaux.AA48:résultatsGlobaux.AA48 résultatsGlobaux.AA51:résultatsGlobaux.AA69 résultatsGlobaux.AB48:résultatsGlobaux.AB48 résultatsGlobaux.AB51:résultatsGlobaux.AB69 résultatsGlobaux.AC48:résultatsGlobaux.AC48 résultatsGlobaux.AC51:résultatsGlobaux.AC69 résultatsGlobaux.AD48:résultatsGlobaux.AD48 résultatsGlobaux.AD51:résultatsGlobaux.AD69 résultatsGlobaux.AE48:résultatsGlobaux.AE48 résultatsGlobaux.AE51:résultatsGlobaux.AE69 résultatsGlobaux.AF48:résultatsGlobaux.AF48 résultatsGlobaux.AF51:résultatsGlobaux.AF69 résultatsGlobaux.AG48:résultatsGlobaux.AG48 résultatsGlobaux.AG51:résultatsGlobaux.AG69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11" draw:style-name="gr1" draw:text-style-name="P1" svg:width="180.19mm" svg:height="101.35mm" svg:x="756.18mm" svg:y="316.44mm">
            <draw:object draw:notify-on-update-of-ranges="résultatsGlobaux.A48:résultatsGlobaux.A48 résultatsGlobaux.A51:résultatsGlobaux.A69 résultatsGlobaux.AI48:résultatsGlobaux.AI48 résultatsGlobaux.AI51:résultatsGlobaux.AI69 résultatsGlobaux.AJ48:résultatsGlobaux.AJ48 résultatsGlobaux.AJ51:résultatsGlobaux.AJ69 résultatsGlobaux.AK48:résultatsGlobaux.AK48 résultatsGlobaux.AK51:résultatsGlobaux.AK69 résultatsGlobaux.AL48:résultatsGlobaux.AL48 résultatsGlobaux.AL51:résultatsGlobaux.AL69 résultatsGlobaux.AM48:résultatsGlobaux.AM48 résultatsGlobaux.AM51:résultatsGlobaux.AM69 résultatsGlobaux.AN48:résultatsGlobaux.AN48 résultatsGlobaux.AN51:résultatsGlobaux.AN69 résultatsGlobaux.AO48:résultatsGlobaux.AO48 résultatsGlobaux.AO51:résultatsGlobaux.AO69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12" draw:style-name="gr1" draw:text-style-name="P1" svg:width="179.42mm" svg:height="100.92mm" svg:x="938.31mm" svg:y="316.23mm">
            <draw:object draw:notify-on-update-of-ranges="résultatsGlobaux.A48:résultatsGlobaux.A48 résultatsGlobaux.A51:résultatsGlobaux.A69 résultatsGlobaux.AQ48:résultatsGlobaux.AQ48 résultatsGlobaux.AQ51:résultatsGlobaux.AQ69 résultatsGlobaux.AR48:résultatsGlobaux.AR48 résultatsGlobaux.AR51:résultatsGlobaux.AR69 résultatsGlobaux.AS48:résultatsGlobaux.AS48 résultatsGlobaux.AS51:résultatsGlobaux.AS69 résultatsGlobaux.AT48:résultatsGlobaux.AT48 résultatsGlobaux.AT51:résultatsGlobaux.AT69 résultatsGlobaux.AU48:résultatsGlobaux.AU48 résultatsGlobaux.AU51:résultatsGlobaux.AU69 résultatsGlobaux.AV48:résultatsGlobaux.AV48 résultatsGlobaux.AV51:résultatsGlobaux.AV69 résultatsGlobaux.AW48:résultatsGlobaux.AW48 résultatsGlobaux.AW51:résultatsGlobaux.AW69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13" draw:style-name="gr1" draw:text-style-name="P1" svg:width="179.03mm" svg:height="100.7mm" svg:x="1118.81mm" svg:y="316.45mm">
            <draw:object draw:notify-on-update-of-ranges="résultatsGlobaux.A48:résultatsGlobaux.A48 résultatsGlobaux.A51:résultatsGlobaux.A69 résultatsGlobaux.AY48:résultatsGlobaux.AY48 résultatsGlobaux.AY51:résultatsGlobaux.AY69 résultatsGlobaux.AZ48:résultatsGlobaux.AZ48 résultatsGlobaux.AZ51:résultatsGlobaux.AZ69 résultatsGlobaux.BA48:résultatsGlobaux.BA48 résultatsGlobaux.BA51:résultatsGlobaux.BA69 résultatsGlobaux.BB48:résultatsGlobaux.BB48 résultatsGlobaux.BB51:résultatsGlobaux.BB69 résultatsGlobaux.BC48:résultatsGlobaux.BC48 résultatsGlobaux.BC51:résultatsGlobaux.BC69 résultatsGlobaux.BD48:résultatsGlobaux.BD48 résultatsGlobaux.BD51:résultatsGlobaux.BD69 résultatsGlobaux.BE48:résultatsGlobaux.BE48 résultatsGlobaux.BE51:résultatsGlobaux.BE69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1" table:number-columns-repeated="57" table:default-cell-style-name="Default"/>
        <table:table-row table:style-name="ro1"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16.551" calcext:value-type="float">
            <text:p>16,551</text:p>
          </table:table-cell>
          <table:table-cell office:value-type="float" office:value="16.137" calcext:value-type="float">
            <text:p>16,1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.731" calcext:value-type="float">
            <text:p>18,731</text:p>
          </table:table-cell>
          <table:table-cell office:value-type="float" office:value="18.623" calcext:value-type="float">
            <text:p>18,6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4.997" calcext:value-type="float">
            <text:p>24,997</text:p>
          </table:table-cell>
          <table:table-cell office:value-type="float" office:value="24.485" calcext:value-type="float">
            <text:p>24,4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28.057" calcext:value-type="float">
            <text:p>28,057</text:p>
          </table:table-cell>
          <table:table-cell office:value-type="float" office:value="27.724" calcext:value-type="float">
            <text:p>27,7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2.937" calcext:value-type="float">
            <text:p>32,937</text:p>
          </table:table-cell>
          <table:table-cell office:value-type="float" office:value="32.544" calcext:value-type="float">
            <text:p>32,5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35.243" calcext:value-type="float">
            <text:p>35,243</text:p>
          </table:table-cell>
          <table:table-cell office:value-type="float" office:value="34.921" calcext:value-type="float">
            <text:p>34,9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43.088" calcext:value-type="float">
            <text:p>43,088</text:p>
          </table:table-cell>
          <table:table-cell office:value-type="float" office:value="42.993" calcext:value-type="float">
            <text:p>42,9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14.113" calcext:value-type="float">
            <text:p>14,113</text:p>
          </table:table-cell>
          <table:table-cell office:value-type="float" office:value="13.126" calcext:value-type="float">
            <text:p>13,126</text:p>
          </table:table-cell>
          <table:table-cell office:value-type="float" office:value="13.098" calcext:value-type="float">
            <text:p>13,098</text:p>
          </table:table-cell>
          <table:table-cell office:value-type="float" office:value="13.379" calcext:value-type="float">
            <text:p>13,379</text:p>
          </table:table-cell>
          <table:table-cell office:value-type="float" office:value="13.704" calcext:value-type="float">
            <text:p>13,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04" calcext:value-type="float">
            <text:p>16,204</text:p>
          </table:table-cell>
          <table:table-cell office:value-type="float" office:value="15.198" calcext:value-type="float">
            <text:p>15,198</text:p>
          </table:table-cell>
          <table:table-cell office:value-type="float" office:value="16.031" calcext:value-type="float">
            <text:p>16,031</text:p>
          </table:table-cell>
          <table:table-cell office:value-type="float" office:value="16.072" calcext:value-type="float">
            <text:p>16,072</text:p>
          </table:table-cell>
          <table:table-cell office:value-type="float" office:value="16.366" calcext:value-type="float">
            <text:p>16,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.987" calcext:value-type="float">
            <text:p>21,987</text:p>
          </table:table-cell>
          <table:table-cell office:value-type="float" office:value="20.477" calcext:value-type="float">
            <text:p>20,477</text:p>
          </table:table-cell>
          <table:table-cell office:value-type="float" office:value="20.652" calcext:value-type="float">
            <text:p>20,652</text:p>
          </table:table-cell>
          <table:table-cell office:value-type="float" office:value="20.534" calcext:value-type="float">
            <text:p>20,534</text:p>
          </table:table-cell>
          <table:table-cell office:value-type="float" office:value="20.809" calcext:value-type="float">
            <text:p>20,8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.863" calcext:value-type="float">
            <text:p>24,863</text:p>
          </table:table-cell>
          <table:table-cell office:value-type="float" office:value="23.578" calcext:value-type="float">
            <text:p>23,578</text:p>
          </table:table-cell>
          <table:table-cell office:value-type="float" office:value="23.975" calcext:value-type="float">
            <text:p>23,975</text:p>
          </table:table-cell>
          <table:table-cell office:value-type="float" office:value="23.884" calcext:value-type="float">
            <text:p>23,884</text:p>
          </table:table-cell>
          <table:table-cell office:value-type="float" office:value="24.653" calcext:value-type="float">
            <text:p>24,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.936" calcext:value-type="float">
            <text:p>29,936</text:p>
          </table:table-cell>
          <table:table-cell office:value-type="float" office:value="28.516" calcext:value-type="float">
            <text:p>28,516</text:p>
          </table:table-cell>
          <table:table-cell office:value-type="float" office:value="27.838" calcext:value-type="float">
            <text:p>27,838</text:p>
          </table:table-cell>
          <table:table-cell office:value-type="float" office:value="27.679" calcext:value-type="float">
            <text:p>27,679</text:p>
          </table:table-cell>
          <table:table-cell office:value-type="float" office:value="27.665" calcext:value-type="float">
            <text:p>27,6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.149" calcext:value-type="float">
            <text:p>32,149</text:p>
          </table:table-cell>
          <table:table-cell office:value-type="float" office:value="30.841" calcext:value-type="float">
            <text:p>30,841</text:p>
          </table:table-cell>
          <table:table-cell office:value-type="float" office:value="31.013" calcext:value-type="float">
            <text:p>31,013</text:p>
          </table:table-cell>
          <table:table-cell office:value-type="float" office:value="30.794" calcext:value-type="float">
            <text:p>30,794</text:p>
          </table:table-cell>
          <table:table-cell office:value-type="float" office:value="30.288" calcext:value-type="float">
            <text:p>30,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.783" calcext:value-type="float">
            <text:p>40,783</text:p>
          </table:table-cell>
          <table:table-cell office:value-type="float" office:value="40.016" calcext:value-type="float">
            <text:p>40,016</text:p>
          </table:table-cell>
          <table:table-cell office:value-type="float" office:value="39.439" calcext:value-type="float">
            <text:p>39,439</text:p>
          </table:table-cell>
          <table:table-cell office:value-type="float" office:value="39.345" calcext:value-type="float">
            <text:p>39,345</text:p>
          </table:table-cell>
          <table:table-cell office:value-type="float" office:value="39.12" calcext:value-type="float">
            <text:p>39,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10.798" calcext:value-type="float">
            <text:p>10,798</text:p>
          </table:table-cell>
          <table:table-cell office:value-type="float" office:value="9.882" calcext:value-type="float">
            <text:p>9,882</text:p>
          </table:table-cell>
          <table:table-cell office:value-type="float" office:value="12.331" calcext:value-type="float">
            <text:p>12,331</text:p>
          </table:table-cell>
          <table:table-cell office:value-type="float" office:value="12.134" calcext:value-type="float">
            <text:p>12,134</text:p>
          </table:table-cell>
          <table:table-cell office:value-type="float" office:value="12.462" calcext:value-type="float">
            <text:p>12,462</text:p>
          </table:table-cell>
          <table:table-cell office:value-type="float" office:value="12.094" calcext:value-type="float">
            <text:p>12,094</text:p>
          </table:table-cell>
          <table:table-cell/>
          <table:table-cell office:value-type="float" office:value="12.44" calcext:value-type="float">
            <text:p>12,44</text:p>
          </table:table-cell>
          <table:table-cell office:value-type="float" office:value="11.652" calcext:value-type="float">
            <text:p>11,652</text:p>
          </table:table-cell>
          <table:table-cell office:value-type="float" office:value="14.901" calcext:value-type="float">
            <text:p>14,901</text:p>
          </table:table-cell>
          <table:table-cell office:value-type="float" office:value="14.563" calcext:value-type="float">
            <text:p>14,563</text:p>
          </table:table-cell>
          <table:table-cell office:value-type="float" office:value="14.868" calcext:value-type="float">
            <text:p>14,868</text:p>
          </table:table-cell>
          <table:table-cell office:value-type="float" office:value="14.211" calcext:value-type="float">
            <text:p>14,211</text:p>
          </table:table-cell>
          <table:table-cell table:number-columns-repeated="2"/>
          <table:table-cell office:value-type="float" office:value="17.482" calcext:value-type="float">
            <text:p>17,482</text:p>
          </table:table-cell>
          <table:table-cell office:value-type="float" office:value="16.299" calcext:value-type="float">
            <text:p>16,299</text:p>
          </table:table-cell>
          <table:table-cell office:value-type="float" office:value="19.256" calcext:value-type="float">
            <text:p>19,256</text:p>
          </table:table-cell>
          <table:table-cell office:value-type="float" office:value="18.977" calcext:value-type="float">
            <text:p>18,977</text:p>
          </table:table-cell>
          <table:table-cell office:value-type="float" office:value="18.999" calcext:value-type="float">
            <text:p>18,999</text:p>
          </table:table-cell>
          <table:table-cell office:value-type="float" office:value="18.635" calcext:value-type="float">
            <text:p>18,635</text:p>
          </table:table-cell>
          <table:table-cell table:number-columns-repeated="2"/>
          <table:table-cell office:value-type="float" office:value="19.994" calcext:value-type="float">
            <text:p>19,994</text:p>
          </table:table-cell>
          <table:table-cell office:value-type="float" office:value="19.002" calcext:value-type="float">
            <text:p>19,002</text:p>
          </table:table-cell>
          <table:table-cell office:value-type="float" office:value="22.424" calcext:value-type="float">
            <text:p>22,424</text:p>
          </table:table-cell>
          <table:table-cell office:value-type="float" office:value="22.034" calcext:value-type="float">
            <text:p>22,034</text:p>
          </table:table-cell>
          <table:table-cell office:value-type="float" office:value="22.048" calcext:value-type="float">
            <text:p>22,048</text:p>
          </table:table-cell>
          <table:table-cell office:value-type="float" office:value="21.167" calcext:value-type="float">
            <text:p>21,167</text:p>
          </table:table-cell>
          <table:table-cell table:number-columns-repeated="2"/>
          <table:table-cell office:value-type="float" office:value="25.043" calcext:value-type="float">
            <text:p>25,043</text:p>
          </table:table-cell>
          <table:table-cell office:value-type="float" office:value="23.909" calcext:value-type="float">
            <text:p>23,909</text:p>
          </table:table-cell>
          <table:table-cell office:value-type="float" office:value="26.285" calcext:value-type="float">
            <text:p>26,285</text:p>
          </table:table-cell>
          <table:table-cell office:value-type="float" office:value="26.014" calcext:value-type="float">
            <text:p>26,014</text:p>
          </table:table-cell>
          <table:table-cell office:value-type="float" office:value="25.575" calcext:value-type="float">
            <text:p>25,575</text:p>
          </table:table-cell>
          <table:table-cell office:value-type="float" office:value="25.161" calcext:value-type="float">
            <text:p>25,161</text:p>
          </table:table-cell>
          <table:table-cell table:number-columns-repeated="2"/>
          <table:table-cell office:value-type="float" office:value="27.135" calcext:value-type="float">
            <text:p>27,135</text:p>
          </table:table-cell>
          <table:table-cell office:value-type="float" office:value="26.12" calcext:value-type="float">
            <text:p>26,12</text:p>
          </table:table-cell>
          <table:table-cell office:value-type="float" office:value="29.31" calcext:value-type="float">
            <text:p>29,31</text:p>
          </table:table-cell>
          <table:table-cell office:value-type="float" office:value="28.901" calcext:value-type="float">
            <text:p>28,901</text:p>
          </table:table-cell>
          <table:table-cell office:value-type="float" office:value="28.156" calcext:value-type="float">
            <text:p>28,156</text:p>
          </table:table-cell>
          <table:table-cell office:value-type="float" office:value="27.605" calcext:value-type="float">
            <text:p>27,605</text:p>
          </table:table-cell>
          <table:table-cell table:number-columns-repeated="2"/>
          <table:table-cell office:value-type="float" office:value="36.885" calcext:value-type="float">
            <text:p>36,885</text:p>
          </table:table-cell>
          <table:table-cell office:value-type="float" office:value="36.255" calcext:value-type="float">
            <text:p>36,255</text:p>
          </table:table-cell>
          <table:table-cell office:value-type="float" office:value="37.698" calcext:value-type="float">
            <text:p>37,698</text:p>
          </table:table-cell>
          <table:table-cell office:value-type="float" office:value="37.42" calcext:value-type="float">
            <text:p>37,42</text:p>
          </table:table-cell>
          <table:table-cell office:value-type="float" office:value="36.046" calcext:value-type="float">
            <text:p>36,046</text:p>
          </table:table-cell>
          <table:table-cell office:value-type="float" office:value="35.763" calcext:value-type="float">
            <text:p>35,763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8.867" calcext:value-type="float">
            <text:p>8,867</text:p>
          </table:table-cell>
          <table:table-cell office:value-type="float" office:value="8.303" calcext:value-type="float">
            <text:p>8,303</text:p>
          </table:table-cell>
          <table:table-cell office:value-type="float" office:value="10.559" calcext:value-type="float">
            <text:p>10,559</text:p>
          </table:table-cell>
          <table:table-cell office:value-type="float" office:value="10.412" calcext:value-type="float">
            <text:p>10,412</text:p>
          </table:table-cell>
          <table:table-cell office:value-type="float" office:value="11.469" calcext:value-type="float">
            <text:p>11,469</text:p>
          </table:table-cell>
          <table:table-cell office:value-type="float" office:value="11.13" calcext:value-type="float">
            <text:p>11,13</text:p>
          </table:table-cell>
          <table:table-cell/>
          <table:table-cell office:value-type="float" office:value="10.136" calcext:value-type="float">
            <text:p>10,136</text:p>
          </table:table-cell>
          <table:table-cell office:value-type="float" office:value="9.643" calcext:value-type="float">
            <text:p>9,643</text:p>
          </table:table-cell>
          <table:table-cell office:value-type="float" office:value="13.134" calcext:value-type="float">
            <text:p>13,134</text:p>
          </table:table-cell>
          <table:table-cell office:value-type="float" office:value="12.936" calcext:value-type="float">
            <text:p>12,936</text:p>
          </table:table-cell>
          <table:table-cell office:value-type="float" office:value="13.639" calcext:value-type="float">
            <text:p>13,639</text:p>
          </table:table-cell>
          <table:table-cell office:value-type="float" office:value="13.243" calcext:value-type="float">
            <text:p>13,243</text:p>
          </table:table-cell>
          <table:table-cell table:number-columns-repeated="2"/>
          <table:table-cell office:value-type="float" office:value="14.505" calcext:value-type="float">
            <text:p>14,505</text:p>
          </table:table-cell>
          <table:table-cell office:value-type="float" office:value="13.814" calcext:value-type="float">
            <text:p>13,814</text:p>
          </table:table-cell>
          <table:table-cell office:value-type="float" office:value="16.487" calcext:value-type="float">
            <text:p>16,487</text:p>
          </table:table-cell>
          <table:table-cell office:value-type="float" office:value="16.275" calcext:value-type="float">
            <text:p>16,275</text:p>
          </table:table-cell>
          <table:table-cell office:value-type="float" office:value="17.672" calcext:value-type="float">
            <text:p>17,672</text:p>
          </table:table-cell>
          <table:table-cell office:value-type="float" office:value="17.287" calcext:value-type="float">
            <text:p>17,287</text:p>
          </table:table-cell>
          <table:table-cell table:number-columns-repeated="2"/>
          <table:table-cell office:value-type="float" office:value="16.576" calcext:value-type="float">
            <text:p>16,576</text:p>
          </table:table-cell>
          <table:table-cell office:value-type="float" office:value="15.973" calcext:value-type="float">
            <text:p>15,973</text:p>
          </table:table-cell>
          <table:table-cell office:value-type="float" office:value="20.13" calcext:value-type="float">
            <text:p>20,13</text:p>
          </table:table-cell>
          <table:table-cell office:value-type="float" office:value="19.796" calcext:value-type="float">
            <text:p>19,796</text:p>
          </table:table-cell>
          <table:table-cell office:value-type="float" office:value="20.471" calcext:value-type="float">
            <text:p>20,471</text:p>
          </table:table-cell>
          <table:table-cell office:value-type="float" office:value="19.958" calcext:value-type="float">
            <text:p>19,958</text:p>
          </table:table-cell>
          <table:table-cell table:number-columns-repeated="2"/>
          <table:table-cell office:value-type="float" office:value="21.335" calcext:value-type="float">
            <text:p>21,335</text:p>
          </table:table-cell>
          <table:table-cell office:value-type="float" office:value="20.64" calcext:value-type="float">
            <text:p>20,64</text:p>
          </table:table-cell>
          <table:table-cell office:value-type="float" office:value="23.18" calcext:value-type="float">
            <text:p>23,18</text:p>
          </table:table-cell>
          <table:table-cell office:value-type="float" office:value="22.851" calcext:value-type="float">
            <text:p>22,851</text:p>
          </table:table-cell>
          <table:table-cell office:value-type="float" office:value="23.995" calcext:value-type="float">
            <text:p>23,995</text:p>
          </table:table-cell>
          <table:table-cell office:value-type="float" office:value="23.591" calcext:value-type="float">
            <text:p>23,591</text:p>
          </table:table-cell>
          <table:table-cell table:number-columns-repeated="2"/>
          <table:table-cell office:value-type="float" office:value="23.314" calcext:value-type="float">
            <text:p>23,314</text:p>
          </table:table-cell>
          <table:table-cell office:value-type="float" office:value="22.663" calcext:value-type="float">
            <text:p>22,663</text:p>
          </table:table-cell>
          <table:table-cell office:value-type="float" office:value="26.461" calcext:value-type="float">
            <text:p>26,4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555" calcext:value-type="float">
            <text:p>26,555</text:p>
          </table:table-cell>
          <table:table-cell office:value-type="float" office:value="26.08" calcext:value-type="float">
            <text:p>26,08</text:p>
          </table:table-cell>
          <table:table-cell table:number-columns-repeated="2"/>
          <table:table-cell office:value-type="float" office:value="33.342" calcext:value-type="float">
            <text:p>33,342</text:p>
          </table:table-cell>
          <table:table-cell office:value-type="float" office:value="32.87" calcext:value-type="float">
            <text:p>32,87</text:p>
          </table:table-cell>
          <table:table-cell office:value-type="float" office:value="34.967" calcext:value-type="float">
            <text:p>34,967</text:p>
          </table:table-cell>
          <table:table-cell office:value-type="float" office:value="34.61" calcext:value-type="float">
            <text:p>34,61</text:p>
          </table:table-cell>
          <table:table-cell office:value-type="float" office:value="34.226" calcext:value-type="float">
            <text:p>34,226</text:p>
          </table:table-cell>
          <table:table-cell office:value-type="float" office:value="34.057" calcext:value-type="float">
            <text:p>34,057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7.852" calcext:value-type="float">
            <text:p>7,852</text:p>
          </table:table-cell>
          <table:table-cell office:value-type="float" office:value="7.31" calcext:value-type="float">
            <text:p>7,31</text:p>
          </table:table-cell>
          <table:table-cell office:value-type="float" office:value="8.791" calcext:value-type="float">
            <text:p>8,791</text:p>
          </table:table-cell>
          <table:table-cell office:value-type="float" office:value="9.021" calcext:value-type="float">
            <text:p>9,021</text:p>
          </table:table-cell>
          <table:table-cell office:value-type="float" office:value="9.84" calcext:value-type="float">
            <text:p>9,84</text:p>
          </table:table-cell>
          <table:table-cell office:value-type="float" office:value="9.922" calcext:value-type="float">
            <text:p>9,922</text:p>
          </table:table-cell>
          <table:table-cell/>
          <table:table-cell office:value-type="float" office:value="9.018" calcext:value-type="float">
            <text:p>9,018</text:p>
          </table:table-cell>
          <table:table-cell office:value-type="float" office:value="8.372" calcext:value-type="float">
            <text:p>8,372</text:p>
          </table:table-cell>
          <table:table-cell office:value-type="float" office:value="11.064" calcext:value-type="float">
            <text:p>11,064</text:p>
          </table:table-cell>
          <table:table-cell office:value-type="float" office:value="11.276" calcext:value-type="float">
            <text:p>11,276</text:p>
          </table:table-cell>
          <table:table-cell office:value-type="float" office:value="12.118" calcext:value-type="float">
            <text:p>12,118</text:p>
          </table:table-cell>
          <table:table-cell office:value-type="float" office:value="12.274" calcext:value-type="float">
            <text:p>12,274</text:p>
          </table:table-cell>
          <table:table-cell table:number-columns-repeated="2"/>
          <table:table-cell office:value-type="float" office:value="12.885" calcext:value-type="float">
            <text:p>12,885</text:p>
          </table:table-cell>
          <table:table-cell office:value-type="float" office:value="12.114" calcext:value-type="float">
            <text:p>12,114</text:p>
          </table:table-cell>
          <table:table-cell office:value-type="float" office:value="13.989" calcext:value-type="float">
            <text:p>13,989</text:p>
          </table:table-cell>
          <table:table-cell office:value-type="float" office:value="14.116" calcext:value-type="float">
            <text:p>14,116</text:p>
          </table:table-cell>
          <table:table-cell office:value-type="float" office:value="15.422" calcext:value-type="float">
            <text:p>15,422</text:p>
          </table:table-cell>
          <table:table-cell office:value-type="float" office:value="15.613" calcext:value-type="float">
            <text:p>15,613</text:p>
          </table:table-cell>
          <table:table-cell table:number-columns-repeated="2"/>
          <table:table-cell office:value-type="float" office:value="14.583" calcext:value-type="float">
            <text:p>14,583</text:p>
          </table:table-cell>
          <table:table-cell office:value-type="float" office:value="13.795" calcext:value-type="float">
            <text:p>13,795</text:p>
          </table:table-cell>
          <table:table-cell office:value-type="float" office:value="17.326" calcext:value-type="float">
            <text:p>17,326</text:p>
          </table:table-cell>
          <table:table-cell office:value-type="float" office:value="17.414" calcext:value-type="float">
            <text:p>17,414</text:p>
          </table:table-cell>
          <table:table-cell office:value-type="float" office:value="18.546" calcext:value-type="float">
            <text:p>18,546</text:p>
          </table:table-cell>
          <table:table-cell office:value-type="float" office:value="18.7" calcext:value-type="float">
            <text:p>18,7</text:p>
          </table:table-cell>
          <table:table-cell table:number-columns-repeated="2"/>
          <table:table-cell office:value-type="float" office:value="18.826" calcext:value-type="float">
            <text:p>18,826</text:p>
          </table:table-cell>
          <table:table-cell office:value-type="float" office:value="18.018" calcext:value-type="float">
            <text:p>18,018</text:p>
          </table:table-cell>
          <table:table-cell office:value-type="float" office:value="20.18" calcext:value-type="float">
            <text:p>20,18</text:p>
          </table:table-cell>
          <table:table-cell office:value-type="float" office:value="20.16" calcext:value-type="float">
            <text:p>20,16</text:p>
          </table:table-cell>
          <table:table-cell office:value-type="float" office:value="21.482" calcext:value-type="float">
            <text:p>21,482</text:p>
          </table:table-cell>
          <table:table-cell office:value-type="float" office:value="21.632" calcext:value-type="float">
            <text:p>21,632</text:p>
          </table:table-cell>
          <table:table-cell table:number-columns-repeated="2"/>
          <table:table-cell office:value-type="float" office:value="20.646" calcext:value-type="float">
            <text:p>20,646</text:p>
          </table:table-cell>
          <table:table-cell office:value-type="float" office:value="19.847" calcext:value-type="float">
            <text:p>19,847</text:p>
          </table:table-cell>
          <table:table-cell office:value-type="float" office:value="23.342" calcext:value-type="float">
            <text:p>23,342</text:p>
          </table:table-cell>
          <table:table-cell office:value-type="float" office:value="23.236" calcext:value-type="float">
            <text:p>23,236</text:p>
          </table:table-cell>
          <table:table-cell office:value-type="float" office:value="24.561" calcext:value-type="float">
            <text:p>24,561</text:p>
          </table:table-cell>
          <table:table-cell office:value-type="float" office:value="24.594" calcext:value-type="float">
            <text:p>24,594</text:p>
          </table:table-cell>
          <table:table-cell table:number-columns-repeated="2"/>
          <table:table-cell office:value-type="float" office:value="30.384" calcext:value-type="float">
            <text:p>30,384</text:p>
          </table:table-cell>
          <table:table-cell office:value-type="float" office:value="29.9" calcext:value-type="float">
            <text:p>29,9</text:p>
          </table:table-cell>
          <table:table-cell office:value-type="float" office:value="31.953" calcext:value-type="float">
            <text:p>31,953</text:p>
          </table:table-cell>
          <table:table-cell office:value-type="float" office:value="31.73" calcext:value-type="float">
            <text:p>31,73</text:p>
          </table:table-cell>
          <table:table-cell office:value-type="float" office:value="32.087" calcext:value-type="float">
            <text:p>32,087</text:p>
          </table:table-cell>
          <table:table-cell office:value-type="float" office:value="32.292" calcext:value-type="float">
            <text:p>32,292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6.949" calcext:value-type="float">
            <text:p>6,949</text:p>
          </table:table-cell>
          <table:table-cell office:value-type="float" office:value="6.733" calcext:value-type="float">
            <text:p>6,733</text:p>
          </table:table-cell>
          <table:table-cell office:value-type="float" office:value="6.971" calcext:value-type="float">
            <text:p>6,971</text:p>
          </table:table-cell>
          <table:table-cell office:value-type="float" office:value="7.258" calcext:value-type="float">
            <text:p>7,258</text:p>
          </table:table-cell>
          <table:table-cell office:value-type="float" office:value="7.935" calcext:value-type="float">
            <text:p>7,935</text:p>
          </table:table-cell>
          <table:table-cell office:value-type="float" office:value="8.414" calcext:value-type="float">
            <text:p>8,414</text:p>
          </table:table-cell>
          <table:table-cell/>
          <table:table-cell office:value-type="float" office:value="8.015" calcext:value-type="float">
            <text:p>8,015</text:p>
          </table:table-cell>
          <table:table-cell office:value-type="float" office:value="7.516" calcext:value-type="float">
            <text:p>7,516</text:p>
          </table:table-cell>
          <table:table-cell office:value-type="float" office:value="8.917" calcext:value-type="float">
            <text:p>8,917</text:p>
          </table:table-cell>
          <table:table-cell office:value-type="float" office:value="9.208" calcext:value-type="float">
            <text:p>9,208</text:p>
          </table:table-cell>
          <table:table-cell office:value-type="float" office:value="10.092" calcext:value-type="float">
            <text:p>10,092</text:p>
          </table:table-cell>
          <table:table-cell office:value-type="float" office:value="10.361" calcext:value-type="float">
            <text:p>10,361</text:p>
          </table:table-cell>
          <table:table-cell table:number-columns-repeated="2"/>
          <table:table-cell office:value-type="float" office:value="11.371" calcext:value-type="float">
            <text:p>11,371</text:p>
          </table:table-cell>
          <table:table-cell office:value-type="float" office:value="10.803" calcext:value-type="float">
            <text:p>10,803</text:p>
          </table:table-cell>
          <table:table-cell office:value-type="float" office:value="11.48" calcext:value-type="float">
            <text:p>11,48</text:p>
          </table:table-cell>
          <table:table-cell office:value-type="float" office:value="11.646" calcext:value-type="float">
            <text:p>11,646</text:p>
          </table:table-cell>
          <table:table-cell office:value-type="float" office:value="12.844" calcext:value-type="float">
            <text:p>12,844</text:p>
          </table:table-cell>
          <table:table-cell office:value-type="float" office:value="13.151" calcext:value-type="float">
            <text:p>13,151</text:p>
          </table:table-cell>
          <table:table-cell table:number-columns-repeated="2"/>
          <table:table-cell office:value-type="float" office:value="12.898" calcext:value-type="float">
            <text:p>12,898</text:p>
          </table:table-cell>
          <table:table-cell office:value-type="float" office:value="12.18" calcext:value-type="float">
            <text:p>12,18</text:p>
          </table:table-cell>
          <table:table-cell office:value-type="float" office:value="14.43" calcext:value-type="float">
            <text:p>14,43</text:p>
          </table:table-cell>
          <table:table-cell office:value-type="float" office:value="14.628" calcext:value-type="float">
            <text:p>14,628</text:p>
          </table:table-cell>
          <table:table-cell office:value-type="float" office:value="15.775" calcext:value-type="float">
            <text:p>15,775</text:p>
          </table:table-cell>
          <table:table-cell office:value-type="float" office:value="16.243" calcext:value-type="float">
            <text:p>16,243</text:p>
          </table:table-cell>
          <table:table-cell table:number-columns-repeated="2"/>
          <table:table-cell office:value-type="float" office:value="16.595" calcext:value-type="float">
            <text:p>16,595</text:p>
          </table:table-cell>
          <table:table-cell office:value-type="float" office:value="15.982" calcext:value-type="float">
            <text:p>15,982</text:p>
          </table:table-cell>
          <table:table-cell office:value-type="float" office:value="17.195" calcext:value-type="float">
            <text:p>17,195</text:p>
          </table:table-cell>
          <table:table-cell office:value-type="float" office:value="17.301" calcext:value-type="float">
            <text:p>17,301</text:p>
          </table:table-cell>
          <table:table-cell office:value-type="float" office:value="18.456" calcext:value-type="float">
            <text:p>18,456</text:p>
          </table:table-cell>
          <table:table-cell office:value-type="float" office:value="18.755" calcext:value-type="float">
            <text:p>18,755</text:p>
          </table:table-cell>
          <table:table-cell table:number-columns-repeated="2"/>
          <table:table-cell office:value-type="float" office:value="18.332" calcext:value-type="float">
            <text:p>18,332</text:p>
          </table:table-cell>
          <table:table-cell office:value-type="float" office:value="17.622" calcext:value-type="float">
            <text:p>17,622</text:p>
          </table:table-cell>
          <table:table-cell office:value-type="float" office:value="20.145" calcext:value-type="float">
            <text:p>20,145</text:p>
          </table:table-cell>
          <table:table-cell office:value-type="float" office:value="20.171" calcext:value-type="float">
            <text:p>20,171</text:p>
          </table:table-cell>
          <table:table-cell office:value-type="float" office:value="21.647" calcext:value-type="float">
            <text:p>21,647</text:p>
          </table:table-cell>
          <table:table-cell office:value-type="float" office:value="21.986" calcext:value-type="float">
            <text:p>21,986</text:p>
          </table:table-cell>
          <table:table-cell table:number-columns-repeated="2"/>
          <table:table-cell office:value-type="float" office:value="27.611" calcext:value-type="float">
            <text:p>27,611</text:p>
          </table:table-cell>
          <table:table-cell office:value-type="float" office:value="27.132" calcext:value-type="float">
            <text:p>27,132</text:p>
          </table:table-cell>
          <table:table-cell office:value-type="float" office:value="28.858" calcext:value-type="float">
            <text:p>28,858</text:p>
          </table:table-cell>
          <table:table-cell office:value-type="float" office:value="28.842" calcext:value-type="float">
            <text:p>28,842</text:p>
          </table:table-cell>
          <table:table-cell office:value-type="float" office:value="29.236" calcext:value-type="float">
            <text:p>29,236</text:p>
          </table:table-cell>
          <table:table-cell office:value-type="float" office:value="29.442" calcext:value-type="float">
            <text:p>29,44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6.59" calcext:value-type="float">
            <text:p>6,59</text:p>
          </table:table-cell>
          <table:table-cell office:value-type="float" office:value="6.095" calcext:value-type="float">
            <text:p>6,095</text:p>
          </table:table-cell>
          <table:table-cell office:value-type="float" office:value="5.314" calcext:value-type="float">
            <text:p>5,314</text:p>
          </table:table-cell>
          <table:table-cell office:value-type="float" office:value="5.72" calcext:value-type="float">
            <text:p>5,72</text:p>
          </table:table-cell>
          <table:table-cell office:value-type="float" office:value="6.106" calcext:value-type="float">
            <text:p>6,106</text:p>
          </table:table-cell>
          <table:table-cell office:value-type="float" office:value="6.211" calcext:value-type="float">
            <text:p>6,211</text:p>
          </table:table-cell>
          <table:table-cell/>
          <table:table-cell office:value-type="float" office:value="7.584" calcext:value-type="float">
            <text:p>7,584</text:p>
          </table:table-cell>
          <table:table-cell office:value-type="float" office:value="6.901" calcext:value-type="float">
            <text:p>6,901</text:p>
          </table:table-cell>
          <table:table-cell office:value-type="float" office:value="6.973" calcext:value-type="float">
            <text:p>6,973</text:p>
          </table:table-cell>
          <table:table-cell office:value-type="float" office:value="7.329" calcext:value-type="float">
            <text:p>7,329</text:p>
          </table:table-cell>
          <table:table-cell office:value-type="float" office:value="7.809" calcext:value-type="float">
            <text:p>7,809</text:p>
          </table:table-cell>
          <table:table-cell office:value-type="float" office:value="7.996" calcext:value-type="float">
            <text:p>7,996</text:p>
          </table:table-cell>
          <table:table-cell table:number-columns-repeated="2"/>
          <table:table-cell office:value-type="float" office:value="10.557" calcext:value-type="float">
            <text:p>10,557</text:p>
          </table:table-cell>
          <table:table-cell office:value-type="float" office:value="9.877" calcext:value-type="float">
            <text:p>9,877</text:p>
          </table:table-cell>
          <table:table-cell office:value-type="float" office:value="9.086" calcext:value-type="float">
            <text:p>9,086</text:p>
          </table:table-cell>
          <table:table-cell office:value-type="float" office:value="9.483" calcext:value-type="float">
            <text:p>9,483</text:p>
          </table:table-cell>
          <table:table-cell office:value-type="float" office:value="10.101" calcext:value-type="float">
            <text:p>10,101</text:p>
          </table:table-cell>
          <table:table-cell office:value-type="float" office:value="10.489" calcext:value-type="float">
            <text:p>10,489</text:p>
          </table:table-cell>
          <table:table-cell table:number-columns-repeated="2"/>
          <table:table-cell office:value-type="float" office:value="11.936" calcext:value-type="float">
            <text:p>11,936</text:p>
          </table:table-cell>
          <table:table-cell office:value-type="float" office:value="11.047" calcext:value-type="float">
            <text:p>11,047</text:p>
          </table:table-cell>
          <table:table-cell office:value-type="float" office:value="11.594" calcext:value-type="float">
            <text:p>11,594</text:p>
          </table:table-cell>
          <table:table-cell office:value-type="float" office:value="12.021" calcext:value-type="float">
            <text:p>12,021</text:p>
          </table:table-cell>
          <table:table-cell office:value-type="float" office:value="12.686" calcext:value-type="float">
            <text:p>12,686</text:p>
          </table:table-cell>
          <table:table-cell office:value-type="float" office:value="13.211" calcext:value-type="float">
            <text:p>13,211</text:p>
          </table:table-cell>
          <table:table-cell table:number-columns-repeated="2"/>
          <table:table-cell office:value-type="float" office:value="15.107" calcext:value-type="float">
            <text:p>15,107</text:p>
          </table:table-cell>
          <table:table-cell office:value-type="float" office:value="14.381" calcext:value-type="float">
            <text:p>14,381</text:p>
          </table:table-cell>
          <table:table-cell office:value-type="float" office:value="14.269" calcext:value-type="float">
            <text:p>14,269</text:p>
          </table:table-cell>
          <table:table-cell office:value-type="float" office:value="14.596" calcext:value-type="float">
            <text:p>14,596</text:p>
          </table:table-cell>
          <table:table-cell office:value-type="float" office:value="15.289" calcext:value-type="float">
            <text:p>15,289</text:p>
          </table:table-cell>
          <table:table-cell office:value-type="float" office:value="15.778" calcext:value-type="float">
            <text:p>15,778</text:p>
          </table:table-cell>
          <table:table-cell table:number-columns-repeated="2"/>
          <table:table-cell office:value-type="float" office:value="16.651" calcext:value-type="float">
            <text:p>16,651</text:p>
          </table:table-cell>
          <table:table-cell office:value-type="float" office:value="15.84" calcext:value-type="float">
            <text:p>15,84</text:p>
          </table:table-cell>
          <table:table-cell office:value-type="float" office:value="16.99" calcext:value-type="float">
            <text:p>16,99</text:p>
          </table:table-cell>
          <table:table-cell office:value-type="float" office:value="17.281" calcext:value-type="float">
            <text:p>17,281</text:p>
          </table:table-cell>
          <table:table-cell office:value-type="float" office:value="18.305" calcext:value-type="float">
            <text:p>18,305</text:p>
          </table:table-cell>
          <table:table-cell office:value-type="float" office:value="18.891" calcext:value-type="float">
            <text:p>18,891</text:p>
          </table:table-cell>
          <table:table-cell table:number-columns-repeated="2"/>
          <table:table-cell office:value-type="float" office:value="24.89" calcext:value-type="float">
            <text:p>24,89</text:p>
          </table:table-cell>
          <table:table-cell office:value-type="float" office:value="24.744" calcext:value-type="float">
            <text:p>24,744</text:p>
          </table:table-cell>
          <table:table-cell office:value-type="float" office:value="25.794" calcext:value-type="float">
            <text:p>25,794</text:p>
          </table:table-cell>
          <table:table-cell office:value-type="float" office:value="25.996" calcext:value-type="float">
            <text:p>25,996</text:p>
          </table:table-cell>
          <table:table-cell office:value-type="float" office:value="26.118" calcext:value-type="float">
            <text:p>26,118</text:p>
          </table:table-cell>
          <table:table-cell office:value-type="float" office:value="26.597" calcext:value-type="float">
            <text:p>26,59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6.09" calcext:value-type="float">
            <text:p>6,09</text:p>
          </table:table-cell>
          <table:table-cell office:value-type="float" office:value="5.505" calcext:value-type="float">
            <text:p>5,505</text:p>
          </table:table-cell>
          <table:table-cell office:value-type="float" office:value="3.911" calcext:value-type="float">
            <text:p>3,911</text:p>
          </table:table-cell>
          <table:table-cell office:value-type="float" office:value="4.395" calcext:value-type="float">
            <text:p>4,395</text:p>
          </table:table-cell>
          <table:table-cell office:value-type="float" office:value="4.363" calcext:value-type="float">
            <text:p>4,363</text:p>
          </table:table-cell>
          <table:table-cell office:value-type="float" office:value="5.011" calcext:value-type="float">
            <text:p>5,011</text:p>
          </table:table-cell>
          <table:table-cell/>
          <table:table-cell office:value-type="float" office:value="7.133" calcext:value-type="float">
            <text:p>7,133</text:p>
          </table:table-cell>
          <table:table-cell office:value-type="float" office:value="6.366" calcext:value-type="float">
            <text:p>6,366</text:p>
          </table:table-cell>
          <table:table-cell office:value-type="float" office:value="5.094" calcext:value-type="float">
            <text:p>5,094</text:p>
          </table:table-cell>
          <table:table-cell office:value-type="float" office:value="5.675" calcext:value-type="float">
            <text:p>5,675</text:p>
          </table:table-cell>
          <table:table-cell office:value-type="float" office:value="5.844" calcext:value-type="float">
            <text:p>5,844</text:p>
          </table:table-cell>
          <table:table-cell office:value-type="float" office:value="6.583" calcext:value-type="float">
            <text:p>6,583</text:p>
          </table:table-cell>
          <table:table-cell table:number-columns-repeated="2"/>
          <table:table-cell office:value-type="float" office:value="9.541" calcext:value-type="float">
            <text:p>9,541</text:p>
          </table:table-cell>
          <table:table-cell office:value-type="float" office:value="8.868" calcext:value-type="float">
            <text:p>8,868</text:p>
          </table:table-cell>
          <table:table-cell office:value-type="float" office:value="6.831" calcext:value-type="float">
            <text:p>6,831</text:p>
          </table:table-cell>
          <table:table-cell office:value-type="float" office:value="7.496" calcext:value-type="float">
            <text:p>7,496</text:p>
          </table:table-cell>
          <table:table-cell office:value-type="float" office:value="7.84" calcext:value-type="float">
            <text:p>7,84</text:p>
          </table:table-cell>
          <table:table-cell office:value-type="float" office:value="8.647" calcext:value-type="float">
            <text:p>8,647</text:p>
          </table:table-cell>
          <table:table-cell table:number-columns-repeated="2"/>
          <table:table-cell office:value-type="float" office:value="10.95" calcext:value-type="float">
            <text:p>10,95</text:p>
          </table:table-cell>
          <table:table-cell office:value-type="float" office:value="10.026" calcext:value-type="float">
            <text:p>10,026</text:p>
          </table:table-cell>
          <table:table-cell office:value-type="float" office:value="8.913" calcext:value-type="float">
            <text:p>8,913</text:p>
          </table:table-cell>
          <table:table-cell office:value-type="float" office:value="9.67" calcext:value-type="float">
            <text:p>9,67</text:p>
          </table:table-cell>
          <table:table-cell office:value-type="float" office:value="10.068" calcext:value-type="float">
            <text:p>10,068</text:p>
          </table:table-cell>
          <table:table-cell office:value-type="float" office:value="10.892" calcext:value-type="float">
            <text:p>10,892</text:p>
          </table:table-cell>
          <table:table-cell table:number-columns-repeated="2"/>
          <table:table-cell office:value-type="float" office:value="13.517" calcext:value-type="float">
            <text:p>13,517</text:p>
          </table:table-cell>
          <table:table-cell office:value-type="float" office:value="12.844" calcext:value-type="float">
            <text:p>12,844</text:p>
          </table:table-cell>
          <table:table-cell office:value-type="float" office:value="11.472" calcext:value-type="float">
            <text:p>11,472</text:p>
          </table:table-cell>
          <table:table-cell office:value-type="float" office:value="12.17" calcext:value-type="float">
            <text:p>12,17</text:p>
          </table:table-cell>
          <table:table-cell office:value-type="float" office:value="12.565" calcext:value-type="float">
            <text:p>12,565</text:p>
          </table:table-cell>
          <table:table-cell office:value-type="float" office:value="13.335" calcext:value-type="float">
            <text:p>13,335</text:p>
          </table:table-cell>
          <table:table-cell table:number-columns-repeated="2"/>
          <table:table-cell office:value-type="float" office:value="15.004" calcext:value-type="float">
            <text:p>15,004</text:p>
          </table:table-cell>
          <table:table-cell office:value-type="float" office:value="14.226" calcext:value-type="float">
            <text:p>14,226</text:p>
          </table:table-cell>
          <table:table-cell office:value-type="float" office:value="13.896" calcext:value-type="float">
            <text:p>13,896</text:p>
          </table:table-cell>
          <table:table-cell office:value-type="float" office:value="14.594" calcext:value-type="float">
            <text:p>14,594</text:p>
          </table:table-cell>
          <table:table-cell office:value-type="float" office:value="15.388" calcext:value-type="float">
            <text:p>15,388</text:p>
          </table:table-cell>
          <table:table-cell office:value-type="float" office:value="16.203" calcext:value-type="float">
            <text:p>16,203</text:p>
          </table:table-cell>
          <table:table-cell table:number-columns-repeated="2"/>
          <table:table-cell office:value-type="float" office:value="22.377" calcext:value-type="float">
            <text:p>22,377</text:p>
          </table:table-cell>
          <table:table-cell office:value-type="float" office:value="22.164" calcext:value-type="float">
            <text:p>22,164</text:p>
          </table:table-cell>
          <table:table-cell office:value-type="float" office:value="22.779" calcext:value-type="float">
            <text:p>22,779</text:p>
          </table:table-cell>
          <table:table-cell office:value-type="float" office:value="23.329" calcext:value-type="float">
            <text:p>23,329</text:p>
          </table:table-cell>
          <table:table-cell office:value-type="float" office:value="23.273" calcext:value-type="float">
            <text:p>23,273</text:p>
          </table:table-cell>
          <table:table-cell office:value-type="float" office:value="23.853" calcext:value-type="float">
            <text:p>23,85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5.432" calcext:value-type="float">
            <text:p>5,432</text:p>
          </table:table-cell>
          <table:table-cell office:value-type="float" office:value="5.407" calcext:value-type="float">
            <text:p>5,407</text:p>
          </table:table-cell>
          <table:table-cell office:value-type="float" office:value="2.822" calcext:value-type="float">
            <text:p>2,822</text:p>
          </table:table-cell>
          <table:table-cell office:value-type="float" office:value="2.994" calcext:value-type="float">
            <text:p>2,994</text:p>
          </table:table-cell>
          <table:table-cell office:value-type="float" office:value="3.161" calcext:value-type="float">
            <text:p>3,161</text:p>
          </table:table-cell>
          <table:table-cell office:value-type="float" office:value="3.645" calcext:value-type="float">
            <text:p>3,645</text:p>
          </table:table-cell>
          <table:table-cell/>
          <table:table-cell office:value-type="float" office:value="6.608" calcext:value-type="float">
            <text:p>6,608</text:p>
          </table:table-cell>
          <table:table-cell office:value-type="float" office:value="6.337" calcext:value-type="float">
            <text:p>6,337</text:p>
          </table:table-cell>
          <table:table-cell office:value-type="float" office:value="3.783" calcext:value-type="float">
            <text:p>3,783</text:p>
          </table:table-cell>
          <table:table-cell office:value-type="float" office:value="3.998" calcext:value-type="float">
            <text:p>3,998</text:p>
          </table:table-cell>
          <table:table-cell office:value-type="float" office:value="4.367" calcext:value-type="float">
            <text:p>4,367</text:p>
          </table:table-cell>
          <table:table-cell office:value-type="float" office:value="4.884" calcext:value-type="float">
            <text:p>4,884</text:p>
          </table:table-cell>
          <table:table-cell table:number-columns-repeated="2"/>
          <table:table-cell office:value-type="float" office:value="8.539" calcext:value-type="float">
            <text:p>8,539</text:p>
          </table:table-cell>
          <table:table-cell office:value-type="float" office:value="8.391" calcext:value-type="float">
            <text:p>8,391</text:p>
          </table:table-cell>
          <table:table-cell office:value-type="float" office:value="5.215" calcext:value-type="float">
            <text:p>5,215</text:p>
          </table:table-cell>
          <table:table-cell office:value-type="float" office:value="5.519" calcext:value-type="float">
            <text:p>5,519</text:p>
          </table:table-cell>
          <table:table-cell office:value-type="float" office:value="5.94" calcext:value-type="float">
            <text:p>5,94</text:p>
          </table:table-cell>
          <table:table-cell office:value-type="float" office:value="6.564" calcext:value-type="float">
            <text:p>6,564</text:p>
          </table:table-cell>
          <table:table-cell table:number-columns-repeated="2"/>
          <table:table-cell office:value-type="float" office:value="10.071" calcext:value-type="float">
            <text:p>10,071</text:p>
          </table:table-cell>
          <table:table-cell office:value-type="float" office:value="9.619" calcext:value-type="float">
            <text:p>9,619</text:p>
          </table:table-cell>
          <table:table-cell office:value-type="float" office:value="6.956" calcext:value-type="float">
            <text:p>6,956</text:p>
          </table:table-cell>
          <table:table-cell office:value-type="float" office:value="7.374" calcext:value-type="float">
            <text:p>7,374</text:p>
          </table:table-cell>
          <table:table-cell office:value-type="float" office:value="7.8" calcext:value-type="float">
            <text:p>7,8</text:p>
          </table:table-cell>
          <table:table-cell office:value-type="float" office:value="8.545" calcext:value-type="float">
            <text:p>8,545</text:p>
          </table:table-cell>
          <table:table-cell table:number-columns-repeated="2"/>
          <table:table-cell office:value-type="float" office:value="12.081" calcext:value-type="float">
            <text:p>12,081</text:p>
          </table:table-cell>
          <table:table-cell office:value-type="float" office:value="11.771" calcext:value-type="float">
            <text:p>11,771</text:p>
          </table:table-cell>
          <table:table-cell office:value-type="float" office:value="9.234" calcext:value-type="float">
            <text:p>9,234</text:p>
          </table:table-cell>
          <table:table-cell office:value-type="float" office:value="9.688" calcext:value-type="float">
            <text:p>9,688</text:p>
          </table:table-cell>
          <table:table-cell office:value-type="float" office:value="10.055" calcext:value-type="float">
            <text:p>10,055</text:p>
          </table:table-cell>
          <table:table-cell office:value-type="float" office:value="10.814" calcext:value-type="float">
            <text:p>10,814</text:p>
          </table:table-cell>
          <table:table-cell table:number-columns-repeated="2"/>
          <table:table-cell office:value-type="float" office:value="13.622" calcext:value-type="float">
            <text:p>13,622</text:p>
          </table:table-cell>
          <table:table-cell office:value-type="float" office:value="13.183" calcext:value-type="float">
            <text:p>13,183</text:p>
          </table:table-cell>
          <table:table-cell office:value-type="float" office:value="11.479" calcext:value-type="float">
            <text:p>11,479</text:p>
          </table:table-cell>
          <table:table-cell office:value-type="float" office:value="11.837" calcext:value-type="float">
            <text:p>11,837</text:p>
          </table:table-cell>
          <table:table-cell office:value-type="float" office:value="12.532" calcext:value-type="float">
            <text:p>12,532</text:p>
          </table:table-cell>
          <table:table-cell office:value-type="float" office:value="13.452" calcext:value-type="float">
            <text:p>13,452</text:p>
          </table:table-cell>
          <table:table-cell table:number-columns-repeated="2"/>
          <table:table-cell office:value-type="float" office:value="20.123" calcext:value-type="float">
            <text:p>20,123</text:p>
          </table:table-cell>
          <table:table-cell office:value-type="float" office:value="19.971" calcext:value-type="float">
            <text:p>19,971</text:p>
          </table:table-cell>
          <table:table-cell office:value-type="float" office:value="20.159" calcext:value-type="float">
            <text:p>20,159</text:p>
          </table:table-cell>
          <table:table-cell office:value-type="float" office:value="20.545" calcext:value-type="float">
            <text:p>20,545</text:p>
          </table:table-cell>
          <table:table-cell office:value-type="float" office:value="20.51" calcext:value-type="float">
            <text:p>20,51</text:p>
          </table:table-cell>
          <table:table-cell office:value-type="float" office:value="21.19" calcext:value-type="float">
            <text:p>21,19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4.729" calcext:value-type="float">
            <text:p>4,729</text:p>
          </table:table-cell>
          <table:table-cell office:value-type="float" office:value="5.013" calcext:value-type="float">
            <text:p>5,013</text:p>
          </table:table-cell>
          <table:table-cell office:value-type="float" office:value="1.903" calcext:value-type="float">
            <text:p>1,903</text:p>
          </table:table-cell>
          <table:table-cell office:value-type="float" office:value="2.086" calcext:value-type="float">
            <text:p>2,086</text:p>
          </table:table-cell>
          <table:table-cell office:value-type="float" office:value="2.266" calcext:value-type="float">
            <text:p>2,266</text:p>
          </table:table-cell>
          <table:table-cell office:value-type="float" office:value="2.754" calcext:value-type="float">
            <text:p>2,754</text:p>
          </table:table-cell>
          <table:table-cell/>
          <table:table-cell office:value-type="float" office:value="5.909" calcext:value-type="float">
            <text:p>5,909</text:p>
          </table:table-cell>
          <table:table-cell office:value-type="float" office:value="6.063" calcext:value-type="float">
            <text:p>6,063</text:p>
          </table:table-cell>
          <table:table-cell office:value-type="float" office:value="2.679" calcext:value-type="float">
            <text:p>2,679</text:p>
          </table:table-cell>
          <table:table-cell office:value-type="float" office:value="2.871" calcext:value-type="float">
            <text:p>2,871</text:p>
          </table:table-cell>
          <table:table-cell office:value-type="float" office:value="2.984" calcext:value-type="float">
            <text:p>2,984</text:p>
          </table:table-cell>
          <table:table-cell office:value-type="float" office:value="3.634" calcext:value-type="float">
            <text:p>3,634</text:p>
          </table:table-cell>
          <table:table-cell table:number-columns-repeated="2"/>
          <table:table-cell office:value-type="float" office:value="7.47" calcext:value-type="float">
            <text:p>7,47</text:p>
          </table:table-cell>
          <table:table-cell office:value-type="float" office:value="7.692" calcext:value-type="float">
            <text:p>7,692</text:p>
          </table:table-cell>
          <table:table-cell office:value-type="float" office:value="3.85" calcext:value-type="float">
            <text:p>3,85</text:p>
          </table:table-cell>
          <table:table-cell office:value-type="float" office:value="4.159" calcext:value-type="float">
            <text:p>4,159</text:p>
          </table:table-cell>
          <table:table-cell office:value-type="float" office:value="4.293" calcext:value-type="float">
            <text:p>4,293</text:p>
          </table:table-cell>
          <table:table-cell office:value-type="float" office:value="5.04" calcext:value-type="float">
            <text:p>5,04</text:p>
          </table:table-cell>
          <table:table-cell table:number-columns-repeated="2"/>
          <table:table-cell office:value-type="float" office:value="9.09" calcext:value-type="float">
            <text:p>9,09</text:p>
          </table:table-cell>
          <table:table-cell office:value-type="float" office:value="9.139" calcext:value-type="float">
            <text:p>9,139</text:p>
          </table:table-cell>
          <table:table-cell office:value-type="float" office:value="5.289" calcext:value-type="float">
            <text:p>5,289</text:p>
          </table:table-cell>
          <table:table-cell office:value-type="float" office:value="5.595" calcext:value-type="float">
            <text:p>5,595</text:p>
          </table:table-cell>
          <table:table-cell office:value-type="float" office:value="5.749" calcext:value-type="float">
            <text:p>5,749</text:p>
          </table:table-cell>
          <table:table-cell office:value-type="float" office:value="6.626" calcext:value-type="float">
            <text:p>6,626</text:p>
          </table:table-cell>
          <table:table-cell table:number-columns-repeated="2"/>
          <table:table-cell office:value-type="float" office:value="10.669" calcext:value-type="float">
            <text:p>10,669</text:p>
          </table:table-cell>
          <table:table-cell office:value-type="float" office:value="10.733" calcext:value-type="float">
            <text:p>10,733</text:p>
          </table:table-cell>
          <table:table-cell office:value-type="float" office:value="7.383" calcext:value-type="float">
            <text:p>7,383</text:p>
          </table:table-cell>
          <table:table-cell office:value-type="float" office:value="7.739" calcext:value-type="float">
            <text:p>7,739</text:p>
          </table:table-cell>
          <table:table-cell office:value-type="float" office:value="7.853" calcext:value-type="float">
            <text:p>7,853</text:p>
          </table:table-cell>
          <table:table-cell office:value-type="float" office:value="8.695" calcext:value-type="float">
            <text:p>8,695</text:p>
          </table:table-cell>
          <table:table-cell table:number-columns-repeated="2"/>
          <table:table-cell office:value-type="float" office:value="12.251" calcext:value-type="float">
            <text:p>12,251</text:p>
          </table:table-cell>
          <table:table-cell office:value-type="float" office:value="12.213" calcext:value-type="float">
            <text:p>12,213</text:p>
          </table:table-cell>
          <table:table-cell office:value-type="float" office:value="9.337" calcext:value-type="float">
            <text:p>9,337</text:p>
          </table:table-cell>
          <table:table-cell office:value-type="float" office:value="9.609" calcext:value-type="float">
            <text:p>9,609</text:p>
          </table:table-cell>
          <table:table-cell office:value-type="float" office:value="10.004" calcext:value-type="float">
            <text:p>10,004</text:p>
          </table:table-cell>
          <table:table-cell office:value-type="float" office:value="10.946" calcext:value-type="float">
            <text:p>10,946</text:p>
          </table:table-cell>
          <table:table-cell table:number-columns-repeated="2"/>
          <table:table-cell office:value-type="float" office:value="17.863" calcext:value-type="float">
            <text:p>17,863</text:p>
          </table:table-cell>
          <table:table-cell office:value-type="float" office:value="17.808" calcext:value-type="float">
            <text:p>17,808</text:p>
          </table:table-cell>
          <table:table-cell office:value-type="float" office:value="17.784" calcext:value-type="float">
            <text:p>17,784</text:p>
          </table:table-cell>
          <table:table-cell office:value-type="float" office:value="18.055" calcext:value-type="float">
            <text:p>18,055</text:p>
          </table:table-cell>
          <table:table-cell office:value-type="float" office:value="17.882" calcext:value-type="float">
            <text:p>17,882</text:p>
          </table:table-cell>
          <table:table-cell office:value-type="float" office:value="18.747" calcext:value-type="float">
            <text:p>18,747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4.038" calcext:value-type="float">
            <text:p>4,038</text:p>
          </table:table-cell>
          <table:table-cell office:value-type="float" office:value="4.166" calcext:value-type="float">
            <text:p>4,166</text:p>
          </table:table-cell>
          <table:table-cell office:value-type="float" office:value="1.206" calcext:value-type="float">
            <text:p>1,206</text:p>
          </table:table-cell>
          <table:table-cell office:value-type="float" office:value="1.328" calcext:value-type="float">
            <text:p>1,328</text:p>
          </table:table-cell>
          <table:table-cell office:value-type="float" office:value="1.141" calcext:value-type="float">
            <text:p>1,141</text:p>
          </table:table-cell>
          <table:table-cell office:value-type="float" office:value="1.434" calcext:value-type="float">
            <text:p>1,434</text:p>
          </table:table-cell>
          <table:table-cell/>
          <table:table-cell office:value-type="float" office:value="5.091" calcext:value-type="float">
            <text:p>5,091</text:p>
          </table:table-cell>
          <table:table-cell office:value-type="float" office:value="5.294" calcext:value-type="float">
            <text:p>5,294</text:p>
          </table:table-cell>
          <table:table-cell office:value-type="float" office:value="1.723" calcext:value-type="float">
            <text:p>1,723</text:p>
          </table:table-cell>
          <table:table-cell office:value-type="float" office:value="1.886" calcext:value-type="float">
            <text:p>1,886</text:p>
          </table:table-cell>
          <table:table-cell office:value-type="float" office:value="1.69" calcext:value-type="float">
            <text:p>1,69</text:p>
          </table:table-cell>
          <table:table-cell office:value-type="float" office:value="2.047" calcext:value-type="float">
            <text:p>2,047</text:p>
          </table:table-cell>
          <table:table-cell table:number-columns-repeated="2"/>
          <table:table-cell office:value-type="float" office:value="6.379" calcext:value-type="float">
            <text:p>6,379</text:p>
          </table:table-cell>
          <table:table-cell office:value-type="float" office:value="6.61" calcext:value-type="float">
            <text:p>6,61</text:p>
          </table:table-cell>
          <table:table-cell office:value-type="float" office:value="2.58" calcext:value-type="float">
            <text:p>2,58</text:p>
          </table:table-cell>
          <table:table-cell office:value-type="float" office:value="2.854" calcext:value-type="float">
            <text:p>2,854</text:p>
          </table:table-cell>
          <table:table-cell office:value-type="float" office:value="2.666" calcext:value-type="float">
            <text:p>2,666</text:p>
          </table:table-cell>
          <table:table-cell office:value-type="float" office:value="2.993" calcext:value-type="float">
            <text:p>2,993</text:p>
          </table:table-cell>
          <table:table-cell table:number-columns-repeated="2"/>
          <table:table-cell office:value-type="float" office:value="7.848" calcext:value-type="float">
            <text:p>7,848</text:p>
          </table:table-cell>
          <table:table-cell office:value-type="float" office:value="8.085" calcext:value-type="float">
            <text:p>8,085</text:p>
          </table:table-cell>
          <table:table-cell office:value-type="float" office:value="3.675" calcext:value-type="float">
            <text:p>3,675</text:p>
          </table:table-cell>
          <table:table-cell office:value-type="float" office:value="4.006" calcext:value-type="float">
            <text:p>4,006</text:p>
          </table:table-cell>
          <table:table-cell office:value-type="float" office:value="3.803" calcext:value-type="float">
            <text:p>3,803</text:p>
          </table:table-cell>
          <table:table-cell office:value-type="float" office:value="4.247" calcext:value-type="float">
            <text:p>4,247</text:p>
          </table:table-cell>
          <table:table-cell table:number-columns-repeated="2"/>
          <table:table-cell office:value-type="float" office:value="9.134" calcext:value-type="float">
            <text:p>9,134</text:p>
          </table:table-cell>
          <table:table-cell office:value-type="float" office:value="9.366" calcext:value-type="float">
            <text:p>9,366</text:p>
          </table:table-cell>
          <table:table-cell office:value-type="float" office:value="5.521" calcext:value-type="float">
            <text:p>5,521</text:p>
          </table:table-cell>
          <table:table-cell office:value-type="float" office:value="5.933" calcext:value-type="float">
            <text:p>5,933</text:p>
          </table:table-cell>
          <table:table-cell office:value-type="float" office:value="5.685" calcext:value-type="float">
            <text:p>5,685</text:p>
          </table:table-cell>
          <table:table-cell office:value-type="float" office:value="6.164" calcext:value-type="float">
            <text:p>6,164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office:value-type="float" office:value="10.744" calcext:value-type="float">
            <text:p>10,744</text:p>
          </table:table-cell>
          <table:table-cell office:value-type="float" office:value="7.201" calcext:value-type="float">
            <text:p>7,201</text:p>
          </table:table-cell>
          <table:table-cell office:value-type="float" office:value="7.551" calcext:value-type="float">
            <text:p>7,551</text:p>
          </table:table-cell>
          <table:table-cell office:value-type="float" office:value="7.561" calcext:value-type="float">
            <text:p>7,561</text:p>
          </table:table-cell>
          <table:table-cell office:value-type="float" office:value="8.139" calcext:value-type="float">
            <text:p>8,139</text:p>
          </table:table-cell>
          <table:table-cell table:number-columns-repeated="2"/>
          <table:table-cell office:value-type="float" office:value="15.623" calcext:value-type="float">
            <text:p>15,623</text:p>
          </table:table-cell>
          <table:table-cell office:value-type="float" office:value="15.62" calcext:value-type="float">
            <text:p>15,62</text:p>
          </table:table-cell>
          <table:table-cell office:value-type="float" office:value="15.334" calcext:value-type="float">
            <text:p>15,334</text:p>
          </table:table-cell>
          <table:table-cell office:value-type="float" office:value="15.614" calcext:value-type="float">
            <text:p>15,614</text:p>
          </table:table-cell>
          <table:table-cell office:value-type="float" office:value="15.373" calcext:value-type="float">
            <text:p>15,373</text:p>
          </table:table-cell>
          <table:table-cell office:value-type="float" office:value="15.75" calcext:value-type="float">
            <text:p>15,75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3.032" calcext:value-type="float">
            <text:p>3,032</text:p>
          </table:table-cell>
          <table:table-cell office:value-type="float" office:value="3.183" calcext:value-type="float">
            <text:p>3,183</text:p>
          </table:table-cell>
          <table:table-cell office:value-type="float" office:value="0.729" calcext:value-type="float">
            <text:p>0,729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9" calcext:value-type="float">
            <text:p>0,849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3.838" calcext:value-type="float">
            <text:p>3,838</text:p>
          </table:table-cell>
          <table:table-cell office:value-type="float" office:value="4.04" calcext:value-type="float">
            <text:p>4,04</text:p>
          </table:table-cell>
          <table:table-cell office:value-type="float" office:value="1.09" calcext:value-type="float">
            <text:p>1,09</text:p>
          </table:table-cell>
          <table:table-cell office:value-type="float" office:value="1.227" calcext:value-type="float">
            <text:p>1,227</text:p>
          </table:table-cell>
          <table:table-cell office:value-type="float" office:value="1.233" calcext:value-type="float">
            <text:p>1,233</text:p>
          </table:table-cell>
          <table:table-cell office:value-type="float" office:value="1.564" calcext:value-type="float">
            <text:p>1,564</text:p>
          </table:table-cell>
          <table:table-cell table:number-columns-repeated="2"/>
          <table:table-cell office:value-type="float" office:value="4.899" calcext:value-type="float">
            <text:p>4,899</text:p>
          </table:table-cell>
          <table:table-cell office:value-type="float" office:value="5.12" calcext:value-type="float">
            <text:p>5,12</text:p>
          </table:table-cell>
          <table:table-cell office:value-type="float" office:value="1.671" calcext:value-type="float">
            <text:p>1,671</text:p>
          </table:table-cell>
          <table:table-cell office:value-type="float" office:value="1.929" calcext:value-type="float">
            <text:p>1,929</text:p>
          </table:table-cell>
          <table:table-cell office:value-type="float" office:value="1.959" calcext:value-type="float">
            <text:p>1,959</text:p>
          </table:table-cell>
          <table:table-cell office:value-type="float" office:value="2.365" calcext:value-type="float">
            <text:p>2,365</text:p>
          </table:table-cell>
          <table:table-cell table:number-columns-repeated="2"/>
          <table:table-cell office:value-type="float" office:value="6.13" calcext:value-type="float">
            <text:p>6,13</text:p>
          </table:table-cell>
          <table:table-cell office:value-type="float" office:value="6.39" calcext:value-type="float">
            <text:p>6,39</text:p>
          </table:table-cell>
          <table:table-cell office:value-type="float" office:value="2.478" calcext:value-type="float">
            <text:p>2,478</text:p>
          </table:table-cell>
          <table:table-cell office:value-type="float" office:value="2.762" calcext:value-type="float">
            <text:p>2,762</text:p>
          </table:table-cell>
          <table:table-cell office:value-type="float" office:value="2.821" calcext:value-type="float">
            <text:p>2,821</text:p>
          </table:table-cell>
          <table:table-cell office:value-type="float" office:value="3.266" calcext:value-type="float">
            <text:p>3,266</text:p>
          </table:table-cell>
          <table:table-cell table:number-columns-repeated="2"/>
          <table:table-cell office:value-type="float" office:value="7.329" calcext:value-type="float">
            <text:p>7,329</text:p>
          </table:table-cell>
          <table:table-cell office:value-type="float" office:value="7.531" calcext:value-type="float">
            <text:p>7,531</text:p>
          </table:table-cell>
          <table:table-cell office:value-type="float" office:value="4.025" calcext:value-type="float">
            <text:p>4,025</text:p>
          </table:table-cell>
          <table:table-cell office:value-type="float" office:value="4.392" calcext:value-type="float">
            <text:p>4,392</text:p>
          </table:table-cell>
          <table:table-cell office:value-type="float" office:value="4.39" calcext:value-type="float">
            <text:p>4,39</text:p>
          </table:table-cell>
          <table:table-cell office:value-type="float" office:value="4.936" calcext:value-type="float">
            <text:p>4,936</text:p>
          </table:table-cell>
          <table:table-cell table:number-columns-repeated="2"/>
          <table:table-cell office:value-type="float" office:value="8.579" calcext:value-type="float">
            <text:p>8,579</text:p>
          </table:table-cell>
          <table:table-cell office:value-type="float" office:value="8.767" calcext:value-type="float">
            <text:p>8,767</text:p>
          </table:table-cell>
          <table:table-cell office:value-type="float" office:value="5.35" calcext:value-type="float">
            <text:p>5,35</text:p>
          </table:table-cell>
          <table:table-cell office:value-type="float" office:value="5.712" calcext:value-type="float">
            <text:p>5,712</text:p>
          </table:table-cell>
          <table:table-cell office:value-type="float" office:value="5.821" calcext:value-type="float">
            <text:p>5,821</text:p>
          </table:table-cell>
          <table:table-cell office:value-type="float" office:value="6.48" calcext:value-type="float">
            <text:p>6,48</text:p>
          </table:table-cell>
          <table:table-cell table:number-columns-repeated="2"/>
          <table:table-cell office:value-type="float" office:value="13.296" calcext:value-type="float">
            <text:p>13,296</text:p>
          </table:table-cell>
          <table:table-cell office:value-type="float" office:value="13.305" calcext:value-type="float">
            <text:p>13,305</text:p>
          </table:table-cell>
          <table:table-cell office:value-type="float" office:value="12.985" calcext:value-type="float">
            <text:p>12,985</text:p>
          </table:table-cell>
          <table:table-cell office:value-type="float" office:value="13.45" calcext:value-type="float">
            <text:p>13,45</text:p>
          </table:table-cell>
          <table:table-cell office:value-type="float" office:value="12.992" calcext:value-type="float">
            <text:p>12,992</text:p>
          </table:table-cell>
          <table:table-cell office:value-type="float" office:value="13.792" calcext:value-type="float">
            <text:p>13,792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1.826" calcext:value-type="float">
            <text:p>1,826</text:p>
          </table:table-cell>
          <table:table-cell office:value-type="float" office:value="1.982" calcext:value-type="float">
            <text:p>1,982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467" calcext:value-type="float">
            <text:p>0,467</text:p>
          </table:table-cell>
          <table:table-cell/>
          <table:table-cell office:value-type="float" office:value="2.46" calcext:value-type="float">
            <text:p>2,46</text:p>
          </table:table-cell>
          <table:table-cell office:value-type="float" office:value="2.604" calcext:value-type="float">
            <text:p>2,604</text:p>
          </table:table-cell>
          <table:table-cell office:value-type="float" office:value="0.623" calcext:value-type="float">
            <text:p>0,623</text:p>
          </table:table-cell>
          <table:table-cell office:value-type="float" office:value="0.699" calcext:value-type="float">
            <text:p>0,699</text:p>
          </table:table-cell>
          <table:table-cell office:value-type="float" office:value="0.63" calcext:value-type="float">
            <text:p>0,63</text:p>
          </table:table-cell>
          <table:table-cell office:value-type="float" office:value="0.759" calcext:value-type="float">
            <text:p>0,759</text:p>
          </table:table-cell>
          <table:table-cell table:number-columns-repeated="2"/>
          <table:table-cell office:value-type="float" office:value="3.281" calcext:value-type="float">
            <text:p>3,281</text:p>
          </table:table-cell>
          <table:table-cell office:value-type="float" office:value="3.438" calcext:value-type="float">
            <text:p>3,438</text:p>
          </table:table-cell>
          <table:table-cell office:value-type="float" office:value="1.033" calcext:value-type="float">
            <text:p>1,033</text:p>
          </table:table-cell>
          <table:table-cell office:value-type="float" office:value="1.139" calcext:value-type="float">
            <text:p>1,139</text:p>
          </table:table-cell>
          <table:table-cell office:value-type="float" office:value="1.026" calcext:value-type="float">
            <text:p>1,026</text:p>
          </table:table-cell>
          <table:table-cell office:value-type="float" office:value="1.268" calcext:value-type="float">
            <text:p>1,268</text:p>
          </table:table-cell>
          <table:table-cell table:number-columns-repeated="2"/>
          <table:table-cell office:value-type="float" office:value="4.261" calcext:value-type="float">
            <text:p>4,261</text:p>
          </table:table-cell>
          <table:table-cell office:value-type="float" office:value="4.449" calcext:value-type="float">
            <text:p>4,449</text:p>
          </table:table-cell>
          <table:table-cell office:value-type="float" office:value="1.584" calcext:value-type="float">
            <text:p>1,584</text:p>
          </table:table-cell>
          <table:table-cell office:value-type="float" office:value="1.762" calcext:value-type="float">
            <text:p>1,762</text:p>
          </table:table-cell>
          <table:table-cell office:value-type="float" office:value="1.567" calcext:value-type="float">
            <text:p>1,567</text:p>
          </table:table-cell>
          <table:table-cell office:value-type="float" office:value="1.95" calcext:value-type="float">
            <text:p>1,95</text:p>
          </table:table-cell>
          <table:table-cell table:number-columns-repeated="2"/>
          <table:table-cell office:value-type="float" office:value="5.353" calcext:value-type="float">
            <text:p>5,353</text:p>
          </table:table-cell>
          <table:table-cell office:value-type="float" office:value="5.497" calcext:value-type="float">
            <text:p>5,497</text:p>
          </table:table-cell>
          <table:table-cell office:value-type="float" office:value="2.822" calcext:value-type="float">
            <text:p>2,822</text:p>
          </table:table-cell>
          <table:table-cell office:value-type="float" office:value="3.068" calcext:value-type="float">
            <text:p>3,068</text:p>
          </table:table-cell>
          <table:table-cell office:value-type="float" office:value="2.868" calcext:value-type="float">
            <text:p>2,868</text:p>
          </table:table-cell>
          <table:table-cell office:value-type="float" office:value="3.26" calcext:value-type="float">
            <text:p>3,26</text:p>
          </table:table-cell>
          <table:table-cell table:number-columns-repeated="2"/>
          <table:table-cell office:value-type="float" office:value="6.455" calcext:value-type="float">
            <text:p>6,455</text:p>
          </table:table-cell>
          <table:table-cell office:value-type="float" office:value="6.622" calcext:value-type="float">
            <text:p>6,622</text:p>
          </table:table-cell>
          <table:table-cell office:value-type="float" office:value="3.888" calcext:value-type="float">
            <text:p>3,888</text:p>
          </table:table-cell>
          <table:table-cell office:value-type="float" office:value="4.156" calcext:value-type="float">
            <text:p>4,156</text:p>
          </table:table-cell>
          <table:table-cell office:value-type="float" office:value="3.928" calcext:value-type="float">
            <text:p>3,928</text:p>
          </table:table-cell>
          <table:table-cell office:value-type="float" office:value="4.571" calcext:value-type="float">
            <text:p>4,571</text:p>
          </table:table-cell>
          <table:table-cell table:number-columns-repeated="2"/>
          <table:table-cell office:value-type="float" office:value="10.935" calcext:value-type="float">
            <text:p>10,935</text:p>
          </table:table-cell>
          <table:table-cell office:value-type="float" office:value="10.931" calcext:value-type="float">
            <text:p>10,931</text:p>
          </table:table-cell>
          <table:table-cell office:value-type="float" office:value="10.871" calcext:value-type="float">
            <text:p>10,871</text:p>
          </table:table-cell>
          <table:table-cell office:value-type="float" office:value="11.153" calcext:value-type="float">
            <text:p>11,153</text:p>
          </table:table-cell>
          <table:table-cell office:value-type="float" office:value="10.661" calcext:value-type="float">
            <text:p>10,661</text:p>
          </table:table-cell>
          <table:table-cell office:value-type="float" office:value="11.23" calcext:value-type="float">
            <text:p>11,23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1.201" calcext:value-type="float">
            <text:p>1,201</text:p>
          </table:table-cell>
          <table:table-cell office:value-type="float" office:value="1.141" calcext:value-type="float">
            <text:p>1,141</text:p>
          </table:table-cell>
          <table:table-cell office:value-type="float" office:value="0.17" calcext:value-type="float">
            <text:p>0,17</text:p>
          </table:table-cell>
          <table:table-cell office:value-type="float" office:value="0.194" calcext:value-type="float">
            <text:p>0,194</text:p>
          </table:table-cell>
          <table:table-cell office:value-type="float" office:value="0.182" calcext:value-type="float">
            <text:p>0,182</text:p>
          </table:table-cell>
          <table:table-cell office:value-type="float" office:value="0.219" calcext:value-type="float">
            <text:p>0,219</text:p>
          </table:table-cell>
          <table:table-cell/>
          <table:table-cell office:value-type="float" office:value="1.576" calcext:value-type="float">
            <text:p>1,576</text:p>
          </table:table-cell>
          <table:table-cell office:value-type="float" office:value="1.57" calcext:value-type="float">
            <text:p>1,57</text:p>
          </table:table-cell>
          <table:table-cell office:value-type="float" office:value="0.295" calcext:value-type="float">
            <text:p>0,295</text:p>
          </table:table-cell>
          <table:table-cell office:value-type="float" office:value="0.309" calcext:value-type="float">
            <text:p>0,309</text:p>
          </table:table-cell>
          <table:table-cell office:value-type="float" office:value="0.383" calcext:value-type="float">
            <text:p>0,383</text:p>
          </table:table-cell>
          <table:table-cell office:value-type="float" office:value="0.346" calcext:value-type="float">
            <text:p>0,346</text:p>
          </table:table-cell>
          <table:table-cell table:number-columns-repeated="2"/>
          <table:table-cell office:value-type="float" office:value="2.178" calcext:value-type="float">
            <text:p>2,178</text:p>
          </table:table-cell>
          <table:table-cell office:value-type="float" office:value="2.151" calcext:value-type="float">
            <text:p>2,151</text:p>
          </table:table-cell>
          <table:table-cell office:value-type="float" office:value="0.554" calcext:value-type="float">
            <text:p>0,554</text:p>
          </table:table-cell>
          <table:table-cell office:value-type="float" office:value="0.558" calcext:value-type="float">
            <text:p>0,558</text:p>
          </table:table-cell>
          <table:table-cell office:value-type="float" office:value="0.66" calcext:value-type="float">
            <text:p>0,66</text:p>
          </table:table-cell>
          <table:table-cell office:value-type="float" office:value="0.698" calcext:value-type="float">
            <text:p>0,698</text:p>
          </table:table-cell>
          <table:table-cell table:number-columns-repeated="2"/>
          <table:table-cell office:value-type="float" office:value="2.888" calcext:value-type="float">
            <text:p>2,888</text:p>
          </table:table-cell>
          <table:table-cell office:value-type="float" office:value="2.865" calcext:value-type="float">
            <text:p>2,865</text:p>
          </table:table-cell>
          <table:table-cell office:value-type="float" office:value="0.913" calcext:value-type="float">
            <text:p>0,913</text:p>
          </table:table-cell>
          <table:table-cell office:value-type="float" office:value="0.939" calcext:value-type="float">
            <text:p>0,939</text:p>
          </table:table-cell>
          <table:table-cell office:value-type="float" office:value="1.059" calcext:value-type="float">
            <text:p>1,059</text:p>
          </table:table-cell>
          <table:table-cell office:value-type="float" office:value="1.096" calcext:value-type="float">
            <text:p>1,096</text:p>
          </table:table-cell>
          <table:table-cell table:number-columns-repeated="2"/>
          <table:table-cell office:value-type="float" office:value="3.837" calcext:value-type="float">
            <text:p>3,837</text:p>
          </table:table-cell>
          <table:table-cell office:value-type="float" office:value="3.805" calcext:value-type="float">
            <text:p>3,805</text:p>
          </table:table-cell>
          <table:table-cell office:value-type="float" office:value="1.852" calcext:value-type="float">
            <text:p>1,852</text:p>
          </table:table-cell>
          <table:table-cell office:value-type="float" office:value="1.942" calcext:value-type="float">
            <text:p>1,942</text:p>
          </table:table-cell>
          <table:table-cell office:value-type="float" office:value="1.955" calcext:value-type="float">
            <text:p>1,955</text:p>
          </table:table-cell>
          <table:table-cell office:value-type="float" office:value="2.194" calcext:value-type="float">
            <text:p>2,194</text:p>
          </table:table-cell>
          <table:table-cell table:number-columns-repeated="2"/>
          <table:table-cell office:value-type="float" office:value="4.703" calcext:value-type="float">
            <text:p>4,703</text:p>
          </table:table-cell>
          <table:table-cell office:value-type="float" office:value="4.648" calcext:value-type="float">
            <text:p>4,648</text:p>
          </table:table-cell>
          <table:table-cell office:value-type="float" office:value="2.636" calcext:value-type="float">
            <text:p>2,636</text:p>
          </table:table-cell>
          <table:table-cell office:value-type="float" office:value="2.749" calcext:value-type="float">
            <text:p>2,749</text:p>
          </table:table-cell>
          <table:table-cell office:value-type="float" office:value="2.803" calcext:value-type="float">
            <text:p>2,803</text:p>
          </table:table-cell>
          <table:table-cell office:value-type="float" office:value="3.082" calcext:value-type="float">
            <text:p>3,082</text:p>
          </table:table-cell>
          <table:table-cell table:number-columns-repeated="2"/>
          <table:table-cell office:value-type="float" office:value="8.983" calcext:value-type="float">
            <text:p>8,983</text:p>
          </table:table-cell>
          <table:table-cell office:value-type="float" office:value="8.685" calcext:value-type="float">
            <text:p>8,685</text:p>
          </table:table-cell>
          <table:table-cell office:value-type="float" office:value="8.646" calcext:value-type="float">
            <text:p>8,646</text:p>
          </table:table-cell>
          <table:table-cell office:value-type="float" office:value="9.034" calcext:value-type="float">
            <text:p>9,034</text:p>
          </table:table-cell>
          <table:table-cell office:value-type="float" office:value="8.598" calcext:value-type="float">
            <text:p>8,598</text:p>
          </table:table-cell>
          <table:table-cell office:value-type="float" office:value="9.049" calcext:value-type="float">
            <text:p>9,049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496" calcext:value-type="float">
            <text:p>0,496</text:p>
          </table:table-cell>
          <table:table-cell office:value-type="float" office:value="0.49" calcext:value-type="float">
            <text:p>0,49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1" calcext:value-type="float">
            <text:p>0,051</text:p>
          </table:table-cell>
          <table:table-cell office:value-type="float" office:value="0.155" calcext:value-type="float">
            <text:p>0,155</text:p>
          </table:table-cell>
          <table:table-cell office:value-type="float" office:value="0.129" calcext:value-type="float">
            <text:p>0,129</text:p>
          </table:table-cell>
          <table:table-cell/>
          <table:table-cell table:number-columns-repeated="2" office:value-type="float" office:value="0.71" calcext:value-type="float">
            <text:p>0,71</text:p>
          </table:table-cell>
          <table:table-cell office:value-type="float" office:value="0.086" calcext:value-type="float">
            <text:p>0,086</text:p>
          </table:table-cell>
          <table:table-cell office:value-type="float" office:value="0.123" calcext:value-type="float">
            <text:p>0,123</text:p>
          </table:table-cell>
          <table:table-cell office:value-type="float" office:value="0.215" calcext:value-type="float">
            <text:p>0,215</text:p>
          </table:table-cell>
          <table:table-cell office:value-type="float" office:value="0.187" calcext:value-type="float">
            <text:p>0,187</text:p>
          </table:table-cell>
          <table:table-cell table:number-columns-repeated="2"/>
          <table:table-cell office:value-type="float" office:value="1.055" calcext:value-type="float">
            <text:p>1,055</text:p>
          </table:table-cell>
          <table:table-cell office:value-type="float" office:value="1.072" calcext:value-type="float">
            <text:p>1,072</text:p>
          </table:table-cell>
          <table:table-cell office:value-type="float" office:value="0.201" calcext:value-type="float">
            <text:p>0,201</text:p>
          </table:table-cell>
          <table:table-cell office:value-type="float" office:value="0.287" calcext:value-type="float">
            <text:p>0,287</text:p>
          </table:table-cell>
          <table:table-cell office:value-type="float" office:value="0.403" calcext:value-type="float">
            <text:p>0,403</text:p>
          </table:table-cell>
          <table:table-cell office:value-type="float" office:value="0.348" calcext:value-type="float">
            <text:p>0,348</text:p>
          </table:table-cell>
          <table:table-cell table:number-columns-repeated="2"/>
          <table:table-cell office:value-type="float" office:value="1.51" calcext:value-type="float">
            <text:p>1,51</text:p>
          </table:table-cell>
          <table:table-cell office:value-type="float" office:value="1.555" calcext:value-type="float">
            <text:p>1,555</text:p>
          </table:table-cell>
          <table:table-cell office:value-type="float" office:value="0.379" calcext:value-type="float">
            <text:p>0,379</text:p>
          </table:table-cell>
          <table:table-cell office:value-type="float" office:value="0.526" calcext:value-type="float">
            <text:p>0,526</text:p>
          </table:table-cell>
          <table:table-cell office:value-type="float" office:value="0.624" calcext:value-type="float">
            <text:p>0,624</text:p>
          </table:table-cell>
          <table:table-cell office:value-type="float" office:value="0.628" calcext:value-type="float">
            <text:p>0,628</text:p>
          </table:table-cell>
          <table:table-cell table:number-columns-repeated="2"/>
          <table:table-cell office:value-type="float" office:value="2.312" calcext:value-type="float">
            <text:p>2,312</text:p>
          </table:table-cell>
          <table:table-cell office:value-type="float" office:value="2.333" calcext:value-type="float">
            <text:p>2,333</text:p>
          </table:table-cell>
          <table:table-cell office:value-type="float" office:value="1.035" calcext:value-type="float">
            <text:p>1,035</text:p>
          </table:table-cell>
          <table:table-cell office:value-type="float" office:value="1.261" calcext:value-type="float">
            <text:p>1,261</text:p>
          </table:table-cell>
          <table:table-cell office:value-type="float" office:value="1.307" calcext:value-type="float">
            <text:p>1,307</text:p>
          </table:table-cell>
          <table:table-cell office:value-type="float" office:value="1.301" calcext:value-type="float">
            <text:p>1,301</text:p>
          </table:table-cell>
          <table:table-cell table:number-columns-repeated="2"/>
          <table:table-cell office:value-type="float" office:value="2.953" calcext:value-type="float">
            <text:p>2,953</text:p>
          </table:table-cell>
          <table:table-cell office:value-type="float" office:value="3.026" calcext:value-type="float">
            <text:p>3,026</text:p>
          </table:table-cell>
          <table:table-cell office:value-type="float" office:value="1.517" calcext:value-type="float">
            <text:p>1,517</text:p>
          </table:table-cell>
          <table:table-cell office:value-type="float" office:value="1.784" calcext:value-type="float">
            <text:p>1,784</text:p>
          </table:table-cell>
          <table:table-cell office:value-type="float" office:value="1.87" calcext:value-type="float">
            <text:p>1,87</text:p>
          </table:table-cell>
          <table:table-cell office:value-type="float" office:value="1.932" calcext:value-type="float">
            <text:p>1,932</text:p>
          </table:table-cell>
          <table:table-cell table:number-columns-repeated="2"/>
          <table:table-cell office:value-type="float" office:value="6.807" calcext:value-type="float">
            <text:p>6,807</text:p>
          </table:table-cell>
          <table:table-cell office:value-type="float" office:value="6.692" calcext:value-type="float">
            <text:p>6,692</text:p>
          </table:table-cell>
          <table:table-cell office:value-type="float" office:value="6.645" calcext:value-type="float">
            <text:p>6,645</text:p>
          </table:table-cell>
          <table:table-cell office:value-type="float" office:value="7.116" calcext:value-type="float">
            <text:p>7,116</text:p>
          </table:table-cell>
          <table:table-cell office:value-type="float" office:value="6.508" calcext:value-type="float">
            <text:p>6,508</text:p>
          </table:table-cell>
          <table:table-cell office:value-type="float" office:value="6.751" calcext:value-type="float">
            <text:p>6,751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161" calcext:value-type="float">
            <text:p>0,16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29" calcext:value-type="float">
            <text:p>0,029</text:p>
          </table:table-cell>
          <table:table-cell office:value-type="float" office:value="0.026" calcext:value-type="float">
            <text:p>0,026</text:p>
          </table:table-cell>
          <table:table-cell office:value-type="float" office:value="0.066" calcext:value-type="float">
            <text:p>0,066</text:p>
          </table:table-cell>
          <table:table-cell/>
          <table:table-cell office:value-type="float" office:value="0.214" calcext:value-type="float">
            <text:p>0,214</text:p>
          </table:table-cell>
          <table:table-cell office:value-type="float" office:value="0.249" calcext:value-type="float">
            <text:p>0,24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5" calcext:value-type="float">
            <text:p>0,05</text:p>
          </table:table-cell>
          <table:table-cell office:value-type="float" office:value="0.108" calcext:value-type="float">
            <text:p>0,108</text:p>
          </table:table-cell>
          <table:table-cell table:number-columns-repeated="2"/>
          <table:table-cell office:value-type="float" office:value="0.382" calcext:value-type="float">
            <text:p>0,382</text:p>
          </table:table-cell>
          <table:table-cell office:value-type="float" office:value="0.417" calcext:value-type="float">
            <text:p>0,417</text:p>
          </table:table-cell>
          <table:table-cell office:value-type="float" office:value="0.149" calcext:value-type="float">
            <text:p>0,149</text:p>
          </table:table-cell>
          <table:table-cell office:value-type="float" office:value="0.109" calcext:value-type="float">
            <text:p>0,109</text:p>
          </table:table-cell>
          <table:table-cell office:value-type="float" office:value="0.106" calcext:value-type="float">
            <text:p>0,106</text:p>
          </table:table-cell>
          <table:table-cell office:value-type="float" office:value="0.197" calcext:value-type="float">
            <text:p>0,197</text:p>
          </table:table-cell>
          <table:table-cell table:number-columns-repeated="2"/>
          <table:table-cell office:value-type="float" office:value="0.623" calcext:value-type="float">
            <text:p>0,623</text:p>
          </table:table-cell>
          <table:table-cell office:value-type="float" office:value="0.669" calcext:value-type="float">
            <text:p>0,669</text:p>
          </table:table-cell>
          <table:table-cell office:value-type="float" office:value="0.238" calcext:value-type="float">
            <text:p>0,238</text:p>
          </table:table-cell>
          <table:table-cell office:value-type="float" office:value="0.199" calcext:value-type="float">
            <text:p>0,199</text:p>
          </table:table-cell>
          <table:table-cell office:value-type="float" office:value="0.178" calcext:value-type="float">
            <text:p>0,178</text:p>
          </table:table-cell>
          <table:table-cell office:value-type="float" office:value="0.29" calcext:value-type="float">
            <text:p>0,29</text:p>
          </table:table-cell>
          <table:table-cell table:number-columns-repeated="2"/>
          <table:table-cell office:value-type="float" office:value="1.139" calcext:value-type="float">
            <text:p>1,139</text:p>
          </table:table-cell>
          <table:table-cell office:value-type="float" office:value="1.202" calcext:value-type="float">
            <text:p>1,20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27" calcext:value-type="float">
            <text:p>0,627</text:p>
          </table:table-cell>
          <table:table-cell office:value-type="float" office:value="0.547" calcext:value-type="float">
            <text:p>0,547</text:p>
          </table:table-cell>
          <table:table-cell office:value-type="float" office:value="0.696" calcext:value-type="float">
            <text:p>0,696</text:p>
          </table:table-cell>
          <table:table-cell table:number-columns-repeated="2"/>
          <table:table-cell office:value-type="float" office:value="1.536" calcext:value-type="float">
            <text:p>1,536</text:p>
          </table:table-cell>
          <table:table-cell office:value-type="float" office:value="1.685" calcext:value-type="float">
            <text:p>1,68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9" calcext:value-type="float">
            <text:p>0,929</text:p>
          </table:table-cell>
          <table:table-cell office:value-type="float" office:value="0.839" calcext:value-type="float">
            <text:p>0,839</text:p>
          </table:table-cell>
          <table:table-cell office:value-type="float" office:value="0.998" calcext:value-type="float">
            <text:p>0,998</text:p>
          </table:table-cell>
          <table:table-cell table:number-columns-repeated="2"/>
          <table:table-cell office:value-type="float" office:value="4.857" calcext:value-type="float">
            <text:p>4,857</text:p>
          </table:table-cell>
          <table:table-cell office:value-type="float" office:value="4.771" calcext:value-type="float">
            <text:p>4,771</text:p>
          </table:table-cell>
          <table:table-cell office:value-type="float" office:value="4.866" calcext:value-type="float">
            <text:p>4,866</text:p>
          </table:table-cell>
          <table:table-cell office:value-type="float" office:value="5.001" calcext:value-type="float">
            <text:p>5,001</text:p>
          </table:table-cell>
          <table:table-cell office:value-type="float" office:value="4.848" calcext:value-type="float">
            <text:p>4,848</text:p>
          </table:table-cell>
          <table:table-cell office:value-type="float" office:value="5.013" calcext:value-type="float">
            <text:p>5,013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043" calcext:value-type="float">
            <text:p>0,043</text:p>
          </table:table-cell>
          <table:table-cell office:value-type="float" office:value="0.044" calcext:value-type="float">
            <text:p>0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/>
          <table:table-cell office:value-type="float" office:value="0.073" calcext:value-type="float">
            <text:p>0,073</text:p>
          </table:table-cell>
          <table:table-cell office:value-type="float" office:value="0.082" calcext:value-type="float">
            <text:p>0,082</text:p>
          </table:table-cell>
          <table:table-cell office:value-type="float" office:value="0.006" calcext:value-type="float">
            <text:p>0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0.121" calcext:value-type="float">
            <text:p>0,121</text:p>
          </table:table-cell>
          <table:table-cell office:value-type="float" office:value="0.139" calcext:value-type="float">
            <text:p>0,139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3" calcext:value-type="float">
            <text:p>0,033</text:p>
          </table:table-cell>
          <table:table-cell table:number-columns-repeated="2"/>
          <table:table-cell office:value-type="float" office:value="0.215" calcext:value-type="float">
            <text:p>0,215</text:p>
          </table:table-cell>
          <table:table-cell office:value-type="float" office:value="0.223" calcext:value-type="float">
            <text:p>0,223</text:p>
          </table:table-cell>
          <table:table-cell office:value-type="float" office:value="0.049" calcext:value-type="float">
            <text:p>0,049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" calcext:value-type="float">
            <text:p>0,04</text:p>
          </table:table-cell>
          <table:table-cell office:value-type="float" office:value="0.074" calcext:value-type="float">
            <text:p>0,074</text:p>
          </table:table-cell>
          <table:table-cell table:number-columns-repeated="2"/>
          <table:table-cell office:value-type="float" office:value="0.508" calcext:value-type="float">
            <text:p>0,508</text:p>
          </table:table-cell>
          <table:table-cell office:value-type="float" office:value="0.512" calcext:value-type="float">
            <text:p>0,512</text:p>
          </table:table-cell>
          <table:table-cell office:value-type="float" office:value="0.269" calcext:value-type="float">
            <text:p>0,269</text:p>
          </table:table-cell>
          <table:table-cell office:value-type="float" office:value="0.234" calcext:value-type="float">
            <text:p>0,234</text:p>
          </table:table-cell>
          <table:table-cell office:value-type="float" office:value="0.242" calcext:value-type="float">
            <text:p>0,242</text:p>
          </table:table-cell>
          <table:table-cell office:value-type="float" office:value="0.303" calcext:value-type="float">
            <text:p>0,303</text:p>
          </table:table-cell>
          <table:table-cell table:number-columns-repeated="2"/>
          <table:table-cell office:value-type="float" office:value="0.736" calcext:value-type="float">
            <text:p>0,736</text:p>
          </table:table-cell>
          <table:table-cell office:value-type="float" office:value="0.719" calcext:value-type="float">
            <text:p>0,719</text:p>
          </table:table-cell>
          <table:table-cell office:value-type="float" office:value="0.405" calcext:value-type="float">
            <text:p>0,405</text:p>
          </table:table-cell>
          <table:table-cell office:value-type="float" office:value="0.391" calcext:value-type="float">
            <text:p>0,391</text:p>
          </table:table-cell>
          <table:table-cell office:value-type="float" office:value="0.36" calcext:value-type="float">
            <text:p>0,36</text:p>
          </table:table-cell>
          <table:table-cell office:value-type="float" office:value="0.477" calcext:value-type="float">
            <text:p>0,477</text:p>
          </table:table-cell>
          <table:table-cell table:number-columns-repeated="2"/>
          <table:table-cell office:value-type="float" office:value="3.14" calcext:value-type="float">
            <text:p>3,14</text:p>
          </table:table-cell>
          <table:table-cell office:value-type="float" office:value="3.015" calcext:value-type="float">
            <text:p>3,015</text:p>
          </table:table-cell>
          <table:table-cell office:value-type="float" office:value="3.254" calcext:value-type="float">
            <text:p>3,254</text:p>
          </table:table-cell>
          <table:table-cell office:value-type="float" office:value="3.257" calcext:value-type="float">
            <text:p>3,257</text:p>
          </table:table-cell>
          <table:table-cell office:value-type="float" office:value="3.131" calcext:value-type="float">
            <text:p>3,131</text:p>
          </table:table-cell>
          <table:table-cell office:value-type="float" office:value="3.224" calcext:value-type="float">
            <text:p>3,224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01" calcext:value-type="float">
            <text:p>0,01</text:p>
          </table:table-cell>
          <table:table-cell office:value-type="float" office:value="0.012" calcext:value-type="float">
            <text:p>0,0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028" calcext:value-type="float">
            <text:p>0,028</text:p>
          </table:table-cell>
          <table:table-cell office:value-type="float" office:value="0.029" calcext:value-type="float">
            <text:p>0,02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float" office:value="0.041" calcext:value-type="float">
            <text:p>0,041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7" calcext:value-type="float">
            <text:p>0,01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3" calcext:value-type="float">
            <text:p>0,013</text:p>
          </table:table-cell>
          <table:table-cell table:number-columns-repeated="2"/>
          <table:table-cell office:value-type="float" office:value="0.143" calcext:value-type="float">
            <text:p>0,143</text:p>
          </table:table-cell>
          <table:table-cell office:value-type="float" office:value="0.131" calcext:value-type="float">
            <text:p>0,131</text:p>
          </table:table-cell>
          <table:table-cell office:value-type="float" office:value="0.094" calcext:value-type="float">
            <text:p>0,094</text:p>
          </table:table-cell>
          <table:table-cell office:value-type="float" office:value="0.078" calcext:value-type="float">
            <text:p>0,078</text:p>
          </table:table-cell>
          <table:table-cell office:value-type="float" office:value="0.075" calcext:value-type="float">
            <text:p>0,075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office:value-type="float" office:value="0.217" calcext:value-type="float">
            <text:p>0,217</text:p>
          </table:table-cell>
          <table:table-cell office:value-type="float" office:value="0.201" calcext:value-type="float">
            <text:p>0,201</text:p>
          </table:table-cell>
          <table:table-cell office:value-type="float" office:value="0.147" calcext:value-type="float">
            <text:p>0,147</text:p>
          </table:table-cell>
          <table:table-cell office:value-type="float" office:value="0.136" calcext:value-type="float">
            <text:p>0,136</text:p>
          </table:table-cell>
          <table:table-cell office:value-type="float" office:value="0.108" calcext:value-type="float">
            <text:p>0,108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office:value-type="float" office:value="1.607" calcext:value-type="float">
            <text:p>1,607</text:p>
          </table:table-cell>
          <table:table-cell office:value-type="float" office:value="1.473" calcext:value-type="float">
            <text:p>1,473</text:p>
          </table:table-cell>
          <table:table-cell office:value-type="float" office:value="1.863" calcext:value-type="float">
            <text:p>1,863</text:p>
          </table:table-cell>
          <table:table-cell office:value-type="float" office:value="1.835" calcext:value-type="float">
            <text:p>1,835</text:p>
          </table:table-cell>
          <table:table-cell office:value-type="float" office:value="1.549" calcext:value-type="float">
            <text:p>1,549</text:p>
          </table:table-cell>
          <table:table-cell office:value-type="float" office:value="1.731" calcext:value-type="float">
            <text:p>1,73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018" calcext:value-type="float">
            <text:p>0,018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022" calcext:value-type="float">
            <text:p>0,02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19" calcext:value-type="float">
            <text:p>0,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506" calcext:value-type="float">
            <text:p>0,506</text:p>
          </table:table-cell>
          <table:table-cell office:value-type="float" office:value="0.533" calcext:value-type="float">
            <text:p>0,533</text:p>
          </table:table-cell>
          <table:table-cell office:value-type="float" office:value="0.682" calcext:value-type="float">
            <text:p>0,682</text:p>
          </table:table-cell>
          <table:table-cell office:value-type="float" office:value="0.696" calcext:value-type="float">
            <text:p>0,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5">
          <table:table-cell table:number-columns-repeated="57"/>
        </table:table-row>
        <table:table-row table:style-name="ro1">
          <table:table-cell office:value-type="string" calcext:value-type="string">
            <text:p>kappa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  <table:table-cell/>
          <table:table-cell office:value-type="string" calcext:value-type="string">
            <text:p>opinion</text:p>
          </table:table-cell>
          <table:table-cell office:value-type="string" calcext:value-type="string">
            <text:p>opinion contexte</text:p>
          </table:table-cell>
          <table:table-cell office:value-type="string" calcext:value-type="string">
            <text:p>émotion</text:p>
          </table:table-cell>
          <table:table-cell office:value-type="string" calcext:value-type="string">
            <text:p>émotion contexte</text:p>
          </table:table-cell>
          <table:table-cell office:value-type="string" calcext:value-type="string">
            <text:p>conquête spatiale</text:p>
          </table:table-cell>
          <table:table-cell office:value-type="string" calcext:value-type="string">
            <text:p>épidémies</text:p>
          </table:table-cell>
          <table:table-cell office:value-type="string" calcext:value-type="string">
            <text:p>coréfére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/>
          <table:table-cell office:value-type="float" office:value="21.621" calcext:value-type="float">
            <text:p>21,621</text:p>
          </table:table-cell>
          <table:table-cell office:value-type="float" office:value="20.842" calcext:value-type="float">
            <text:p>20,842</text:p>
          </table:table-cell>
          <table:table-cell office:value-type="float" office:value="21.864" calcext:value-type="float">
            <text:p>21,864</text:p>
          </table:table-cell>
          <table:table-cell office:value-type="float" office:value="21.932" calcext:value-type="float">
            <text:p>21,932</text:p>
          </table:table-cell>
          <table:table-cell office:value-type="float" office:value="21.975" calcext:value-type="float">
            <text:p>21,975</text:p>
          </table:table-cell>
          <table:table-cell office:value-type="float" office:value="0" calcext:value-type="float">
            <text:p>0</text:p>
          </table:table-cell>
          <table:table-cell office:value-type="float" office:value="20.726" calcext:value-type="float">
            <text:p>20,726</text:p>
          </table:table-cell>
          <table:table-cell/>
          <table:table-cell table:style-name="ce2" office:value-type="float" office:value="28.181" calcext:value-type="float">
            <text:p>28,181</text:p>
          </table:table-cell>
          <table:table-cell office:value-type="float" office:value="27.199" calcext:value-type="float">
            <text:p>27,199</text:p>
          </table:table-cell>
          <table:table-cell office:value-type="float" office:value="28.705" calcext:value-type="float">
            <text:p>28,705</text:p>
          </table:table-cell>
          <table:table-cell office:value-type="float" office:value="28.825" calcext:value-type="float">
            <text:p>28,825</text:p>
          </table:table-cell>
          <table:table-cell office:value-type="float" office:value="27.747" calcext:value-type="float">
            <text:p>27,747</text:p>
          </table:table-cell>
          <table:table-cell office:value-type="float" office:value="0" calcext:value-type="float">
            <text:p>0</text:p>
          </table:table-cell>
          <table:table-cell office:value-type="float" office:value="27.146" calcext:value-type="float">
            <text:p>27,146</text:p>
          </table:table-cell>
          <table:table-cell/>
          <table:table-cell office:value-type="float" office:value="33.743" calcext:value-type="float">
            <text:p>33,743</text:p>
          </table:table-cell>
          <table:table-cell office:value-type="float" office:value="33.075" calcext:value-type="float">
            <text:p>33,075</text:p>
          </table:table-cell>
          <table:table-cell office:value-type="float" office:value="34.295" calcext:value-type="float">
            <text:p>34,295</text:p>
          </table:table-cell>
          <table:table-cell office:value-type="float" office:value="34.399" calcext:value-type="float">
            <text:p>34,399</text:p>
          </table:table-cell>
          <table:table-cell office:value-type="float" office:value="33.406" calcext:value-type="float">
            <text:p>33,406</text:p>
          </table:table-cell>
          <table:table-cell office:value-type="float" office:value="0" calcext:value-type="float">
            <text:p>0</text:p>
          </table:table-cell>
          <table:table-cell office:value-type="float" office:value="33.219" calcext:value-type="float">
            <text:p>33,219</text:p>
          </table:table-cell>
          <table:table-cell/>
          <table:table-cell office:value-type="float" office:value="38.065" calcext:value-type="float">
            <text:p>38,065</text:p>
          </table:table-cell>
          <table:table-cell table:style-name="ce2" office:value-type="float" office:value="37.406" calcext:value-type="float">
            <text:p>37,406</text:p>
          </table:table-cell>
          <table:table-cell table:style-name="ce2" office:value-type="float" office:value="38.441" calcext:value-type="float">
            <text:p>38,441</text:p>
          </table:table-cell>
          <table:table-cell table:style-name="ce2" office:value-type="float" office:value="38.6" calcext:value-type="float">
            <text:p>38,6</text:p>
          </table:table-cell>
          <table:table-cell table:style-name="ce2" office:value-type="float" office:value="37.712" calcext:value-type="float">
            <text:p>37,7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7.576" calcext:value-type="float">
            <text:p>37,576</text:p>
          </table:table-cell>
          <table:table-cell/>
          <table:table-cell office:value-type="float" office:value="42.192" calcext:value-type="float">
            <text:p>42,192</text:p>
          </table:table-cell>
          <table:table-cell office:value-type="float" office:value="41.435" calcext:value-type="float">
            <text:p>41,435</text:p>
          </table:table-cell>
          <table:table-cell office:value-type="float" office:value="42.93" calcext:value-type="float">
            <text:p>42,93</text:p>
          </table:table-cell>
          <table:table-cell office:value-type="float" office:value="43.324" calcext:value-type="float">
            <text:p>43,324</text:p>
          </table:table-cell>
          <table:table-cell office:value-type="float" office:value="41.834" calcext:value-type="float">
            <text:p>41,834</text:p>
          </table:table-cell>
          <table:table-cell office:value-type="float" office:value="0" calcext:value-type="float">
            <text:p>0</text:p>
          </table:table-cell>
          <table:table-cell office:value-type="float" office:value="41.696" calcext:value-type="float">
            <text:p>41,696</text:p>
          </table:table-cell>
          <table:table-cell/>
          <table:table-cell office:value-type="float" office:value="48.495" calcext:value-type="float">
            <text:p>48,495</text:p>
          </table:table-cell>
          <table:table-cell office:value-type="float" office:value="47.747" calcext:value-type="float">
            <text:p>47,747</text:p>
          </table:table-cell>
          <table:table-cell office:value-type="float" office:value="49.503" calcext:value-type="float">
            <text:p>49,503</text:p>
          </table:table-cell>
          <table:table-cell office:value-type="float" office:value="50.121" calcext:value-type="float">
            <text:p>50,121</text:p>
          </table:table-cell>
          <table:table-cell office:value-type="float" office:value="48.228" calcext:value-type="float">
            <text:p>48,228</text:p>
          </table:table-cell>
          <table:table-cell office:value-type="float" office:value="0" calcext:value-type="float">
            <text:p>0</text:p>
          </table:table-cell>
          <table:table-cell office:value-type="float" office:value="48.08" calcext:value-type="float">
            <text:p>48,08</text:p>
          </table:table-cell>
          <table:table-cell/>
          <table:table-cell office:value-type="float" office:value="55.628" calcext:value-type="float">
            <text:p>55,628</text:p>
          </table:table-cell>
          <table:table-cell office:value-type="float" office:value="55.696" calcext:value-type="float">
            <text:p>55,696</text:p>
          </table:table-cell>
          <table:table-cell office:value-type="float" office:value="56.323" calcext:value-type="float">
            <text:p>56,323</text:p>
          </table:table-cell>
          <table:table-cell office:value-type="float" office:value="57.046" calcext:value-type="float">
            <text:p>57,046</text:p>
          </table:table-cell>
          <table:table-cell office:value-type="float" office:value="55.617" calcext:value-type="float">
            <text:p>55,617</text:p>
          </table:table-cell>
          <table:table-cell office:value-type="float" office:value="0" calcext:value-type="float">
            <text:p>0</text:p>
          </table:table-cell>
          <table:table-cell office:value-type="float" office:value="55.592" calcext:value-type="float">
            <text:p>55,59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/>
          <table:table-cell office:value-type="float" office:value="19.908" calcext:value-type="float">
            <text:p>19,908</text:p>
          </table:table-cell>
          <table:table-cell office:value-type="float" office:value="19.044" calcext:value-type="float">
            <text:p>19,044</text:p>
          </table:table-cell>
          <table:table-cell office:value-type="float" office:value="19.431" calcext:value-type="float">
            <text:p>19,431</text:p>
          </table:table-cell>
          <table:table-cell office:value-type="float" office:value="18.201" calcext:value-type="float">
            <text:p>18,201</text:p>
          </table:table-cell>
          <table:table-cell office:value-type="float" office:value="21.526" calcext:value-type="float">
            <text:p>21,526</text:p>
          </table:table-cell>
          <table:table-cell office:value-type="float" office:value="21.521" calcext:value-type="float">
            <text:p>21,521</text:p>
          </table:table-cell>
          <table:table-cell office:value-type="float" office:value="19.341" calcext:value-type="float">
            <text:p>19,341</text:p>
          </table:table-cell>
          <table:table-cell/>
          <table:table-cell table:style-name="ce2" office:value-type="float" office:value="25.87" calcext:value-type="float">
            <text:p>25,87</text:p>
          </table:table-cell>
          <table:table-cell office:value-type="float" office:value="24.86" calcext:value-type="float">
            <text:p>24,86</text:p>
          </table:table-cell>
          <table:table-cell office:value-type="float" office:value="25.619" calcext:value-type="float">
            <text:p>25,619</text:p>
          </table:table-cell>
          <table:table-cell office:value-type="float" office:value="24.249" calcext:value-type="float">
            <text:p>24,249</text:p>
          </table:table-cell>
          <table:table-cell office:value-type="float" office:value="27.875" calcext:value-type="float">
            <text:p>27,875</text:p>
          </table:table-cell>
          <table:table-cell office:value-type="float" office:value="27.598" calcext:value-type="float">
            <text:p>27,598</text:p>
          </table:table-cell>
          <table:table-cell office:value-type="float" office:value="25.291" calcext:value-type="float">
            <text:p>25,291</text:p>
          </table:table-cell>
          <table:table-cell/>
          <table:table-cell office:value-type="float" office:value="31.249" calcext:value-type="float">
            <text:p>31,249</text:p>
          </table:table-cell>
          <table:table-cell office:value-type="float" office:value="30.255" calcext:value-type="float">
            <text:p>30,255</text:p>
          </table:table-cell>
          <table:table-cell office:value-type="float" office:value="30.754" calcext:value-type="float">
            <text:p>30,754</text:p>
          </table:table-cell>
          <table:table-cell office:value-type="float" office:value="29.281" calcext:value-type="float">
            <text:p>29,281</text:p>
          </table:table-cell>
          <table:table-cell office:value-type="float" office:value="33.084" calcext:value-type="float">
            <text:p>33,084</text:p>
          </table:table-cell>
          <table:table-cell office:value-type="float" office:value="32.664" calcext:value-type="float">
            <text:p>32,664</text:p>
          </table:table-cell>
          <table:table-cell office:value-type="float" office:value="30.889" calcext:value-type="float">
            <text:p>30,889</text:p>
          </table:table-cell>
          <table:table-cell/>
          <table:table-cell office:value-type="float" office:value="35.33" calcext:value-type="float">
            <text:p>35,33</text:p>
          </table:table-cell>
          <table:table-cell table:style-name="ce2" office:value-type="float" office:value="34.362" calcext:value-type="float">
            <text:p>34,362</text:p>
          </table:table-cell>
          <table:table-cell table:style-name="ce2" office:value-type="float" office:value="34.761" calcext:value-type="float">
            <text:p>34,761</text:p>
          </table:table-cell>
          <table:table-cell table:style-name="ce2" office:value-type="float" office:value="33.337" calcext:value-type="float">
            <text:p>33,337</text:p>
          </table:table-cell>
          <table:table-cell table:style-name="ce2" office:value-type="float" office:value="36.944" calcext:value-type="float">
            <text:p>36,944</text:p>
          </table:table-cell>
          <table:table-cell table:style-name="ce2" office:value-type="float" office:value="36.383" calcext:value-type="float">
            <text:p>36,383</text:p>
          </table:table-cell>
          <table:table-cell table:style-name="ce2" office:value-type="float" office:value="35.132" calcext:value-type="float">
            <text:p>35,132</text:p>
          </table:table-cell>
          <table:table-cell/>
          <table:table-cell office:value-type="float" office:value="39.347" calcext:value-type="float">
            <text:p>39,347</text:p>
          </table:table-cell>
          <table:table-cell office:value-type="float" office:value="38.319" calcext:value-type="float">
            <text:p>38,319</text:p>
          </table:table-cell>
          <table:table-cell office:value-type="float" office:value="39.294" calcext:value-type="float">
            <text:p>39,294</text:p>
          </table:table-cell>
          <table:table-cell office:value-type="float" office:value="38.06" calcext:value-type="float">
            <text:p>38,06</text:p>
          </table:table-cell>
          <table:table-cell office:value-type="float" office:value="41.127" calcext:value-type="float">
            <text:p>41,127</text:p>
          </table:table-cell>
          <table:table-cell office:value-type="float" office:value="40.335" calcext:value-type="float">
            <text:p>40,335</text:p>
          </table:table-cell>
          <table:table-cell office:value-type="float" office:value="39.16" calcext:value-type="float">
            <text:p>39,16</text:p>
          </table:table-cell>
          <table:table-cell/>
          <table:table-cell office:value-type="float" office:value="45.48" calcext:value-type="float">
            <text:p>45,48</text:p>
          </table:table-cell>
          <table:table-cell office:value-type="float" office:value="44.42" calcext:value-type="float">
            <text:p>44,42</text:p>
          </table:table-cell>
          <table:table-cell office:value-type="float" office:value="45.948" calcext:value-type="float">
            <text:p>45,948</text:p>
          </table:table-cell>
          <table:table-cell office:value-type="float" office:value="44.973" calcext:value-type="float">
            <text:p>44,973</text:p>
          </table:table-cell>
          <table:table-cell office:value-type="float" office:value="47.304" calcext:value-type="float">
            <text:p>47,304</text:p>
          </table:table-cell>
          <table:table-cell office:value-type="float" office:value="46.337" calcext:value-type="float">
            <text:p>46,337</text:p>
          </table:table-cell>
          <table:table-cell office:value-type="float" office:value="45.388" calcext:value-type="float">
            <text:p>45,388</text:p>
          </table:table-cell>
          <table:table-cell/>
          <table:table-cell office:value-type="float" office:value="53.337" calcext:value-type="float">
            <text:p>53,337</text:p>
          </table:table-cell>
          <table:table-cell office:value-type="float" office:value="52.723" calcext:value-type="float">
            <text:p>52,723</text:p>
          </table:table-cell>
          <table:table-cell office:value-type="float" office:value="53.377" calcext:value-type="float">
            <text:p>53,377</text:p>
          </table:table-cell>
          <table:table-cell office:value-type="float" office:value="52.97" calcext:value-type="float">
            <text:p>52,97</text:p>
          </table:table-cell>
          <table:table-cell office:value-type="float" office:value="54.052" calcext:value-type="float">
            <text:p>54,052</text:p>
          </table:table-cell>
          <table:table-cell office:value-type="float" office:value="53.115" calcext:value-type="float">
            <text:p>53,115</text:p>
          </table:table-cell>
          <table:table-cell office:value-type="float" office:value="53.334" calcext:value-type="float">
            <text:p>53,33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/>
          <table:table-cell office:value-type="float" office:value="17.591" calcext:value-type="float">
            <text:p>17,591</text:p>
          </table:table-cell>
          <table:table-cell office:value-type="float" office:value="17.384" calcext:value-type="float">
            <text:p>17,384</text:p>
          </table:table-cell>
          <table:table-cell office:value-type="float" office:value="15.052" calcext:value-type="float">
            <text:p>15,052</text:p>
          </table:table-cell>
          <table:table-cell office:value-type="float" office:value="14.395" calcext:value-type="float">
            <text:p>14,395</text:p>
          </table:table-cell>
          <table:table-cell office:value-type="float" office:value="18.848" calcext:value-type="float">
            <text:p>18,848</text:p>
          </table:table-cell>
          <table:table-cell office:value-type="float" office:value="19.33" calcext:value-type="float">
            <text:p>19,33</text:p>
          </table:table-cell>
          <table:table-cell office:value-type="float" office:value="17.544" calcext:value-type="float">
            <text:p>17,544</text:p>
          </table:table-cell>
          <table:table-cell/>
          <table:table-cell table:style-name="ce2" office:value-type="float" office:value="23.112" calcext:value-type="float">
            <text:p>23,112</text:p>
          </table:table-cell>
          <table:table-cell office:value-type="float" office:value="22.72" calcext:value-type="float">
            <text:p>22,72</text:p>
          </table:table-cell>
          <table:table-cell office:value-type="float" office:value="20.2" calcext:value-type="float">
            <text:p>20,2</text:p>
          </table:table-cell>
          <table:table-cell office:value-type="float" office:value="19.38" calcext:value-type="float">
            <text:p>19,38</text:p>
          </table:table-cell>
          <table:table-cell office:value-type="float" office:value="24.699" calcext:value-type="float">
            <text:p>24,699</text:p>
          </table:table-cell>
          <table:table-cell office:value-type="float" office:value="25.076" calcext:value-type="float">
            <text:p>25,076</text:p>
          </table:table-cell>
          <table:table-cell office:value-type="float" office:value="22.956" calcext:value-type="float">
            <text:p>22,956</text:p>
          </table:table-cell>
          <table:table-cell/>
          <table:table-cell office:value-type="float" office:value="28.007" calcext:value-type="float">
            <text:p>28,007</text:p>
          </table:table-cell>
          <table:table-cell office:value-type="float" office:value="27.502" calcext:value-type="float">
            <text:p>27,502</text:p>
          </table:table-cell>
          <table:table-cell office:value-type="float" office:value="24.587" calcext:value-type="float">
            <text:p>24,587</text:p>
          </table:table-cell>
          <table:table-cell office:value-type="float" office:value="23.988" calcext:value-type="float">
            <text:p>23,988</text:p>
          </table:table-cell>
          <table:table-cell office:value-type="float" office:value="29.484" calcext:value-type="float">
            <text:p>29,484</text:p>
          </table:table-cell>
          <table:table-cell office:value-type="float" office:value="29.823" calcext:value-type="float">
            <text:p>29,823</text:p>
          </table:table-cell>
          <table:table-cell office:value-type="float" office:value="27.938" calcext:value-type="float">
            <text:p>27,938</text:p>
          </table:table-cell>
          <table:table-cell/>
          <table:table-cell office:value-type="float" office:value="31.783" calcext:value-type="float">
            <text:p>31,783</text:p>
          </table:table-cell>
          <table:table-cell table:style-name="ce2" office:value-type="float" office:value="31.136" calcext:value-type="float">
            <text:p>31,136</text:p>
          </table:table-cell>
          <table:table-cell table:style-name="ce2" office:value-type="float" office:value="28.329" calcext:value-type="float">
            <text:p>28,329</text:p>
          </table:table-cell>
          <table:table-cell table:style-name="ce2" office:value-type="float" office:value="27.847" calcext:value-type="float">
            <text:p>27,847</text:p>
          </table:table-cell>
          <table:table-cell table:style-name="ce2" office:value-type="float" office:value="33.218" calcext:value-type="float">
            <text:p>33,218</text:p>
          </table:table-cell>
          <table:table-cell table:style-name="ce2" office:value-type="float" office:value="33.419" calcext:value-type="float">
            <text:p>33,419</text:p>
          </table:table-cell>
          <table:table-cell table:style-name="ce2" office:value-type="float" office:value="31.68" calcext:value-type="float">
            <text:p>31,68</text:p>
          </table:table-cell>
          <table:table-cell/>
          <table:table-cell office:value-type="float" office:value="35.681" calcext:value-type="float">
            <text:p>35,681</text:p>
          </table:table-cell>
          <table:table-cell office:value-type="float" office:value="34.876" calcext:value-type="float">
            <text:p>34,876</text:p>
          </table:table-cell>
          <table:table-cell office:value-type="float" office:value="32.776" calcext:value-type="float">
            <text:p>32,776</text:p>
          </table:table-cell>
          <table:table-cell office:value-type="float" office:value="32.394" calcext:value-type="float">
            <text:p>32,394</text:p>
          </table:table-cell>
          <table:table-cell office:value-type="float" office:value="37.532" calcext:value-type="float">
            <text:p>37,532</text:p>
          </table:table-cell>
          <table:table-cell office:value-type="float" office:value="37.393" calcext:value-type="float">
            <text:p>37,393</text:p>
          </table:table-cell>
          <table:table-cell office:value-type="float" office:value="35.495" calcext:value-type="float">
            <text:p>35,495</text:p>
          </table:table-cell>
          <table:table-cell/>
          <table:table-cell office:value-type="float" office:value="41.636" calcext:value-type="float">
            <text:p>41,636</text:p>
          </table:table-cell>
          <table:table-cell office:value-type="float" office:value="40.566" calcext:value-type="float">
            <text:p>40,566</text:p>
          </table:table-cell>
          <table:table-cell office:value-type="float" office:value="39.417" calcext:value-type="float">
            <text:p>39,417</text:p>
          </table:table-cell>
          <table:table-cell office:value-type="float" office:value="39.317" calcext:value-type="float">
            <text:p>39,317</text:p>
          </table:table-cell>
          <table:table-cell office:value-type="float" office:value="43.849" calcext:value-type="float">
            <text:p>43,849</text:p>
          </table:table-cell>
          <table:table-cell office:value-type="float" office:value="43.307" calcext:value-type="float">
            <text:p>43,307</text:p>
          </table:table-cell>
          <table:table-cell office:value-type="float" office:value="41.317" calcext:value-type="float">
            <text:p>41,317</text:p>
          </table:table-cell>
          <table:table-cell/>
          <table:table-cell office:value-type="float" office:value="49.603" calcext:value-type="float">
            <text:p>49,603</text:p>
          </table:table-cell>
          <table:table-cell office:value-type="float" office:value="48.81" calcext:value-type="float">
            <text:p>48,81</text:p>
          </table:table-cell>
          <table:table-cell office:value-type="float" office:value="47.706" calcext:value-type="float">
            <text:p>47,706</text:p>
          </table:table-cell>
          <table:table-cell office:value-type="float" office:value="48.29" calcext:value-type="float">
            <text:p>48,29</text:p>
          </table:table-cell>
          <table:table-cell office:value-type="float" office:value="50.806" calcext:value-type="float">
            <text:p>50,806</text:p>
          </table:table-cell>
          <table:table-cell office:value-type="float" office:value="50.14" calcext:value-type="float">
            <text:p>50,14</text:p>
          </table:table-cell>
          <table:table-cell office:value-type="float" office:value="49.358" calcext:value-type="float">
            <text:p>49,35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/>
          <table:table-cell office:value-type="float" office:value="15.742" calcext:value-type="float">
            <text:p>15,742</text:p>
          </table:table-cell>
          <table:table-cell office:value-type="float" office:value="16.034" calcext:value-type="float">
            <text:p>16,034</text:p>
          </table:table-cell>
          <table:table-cell office:value-type="float" office:value="11.759" calcext:value-type="float">
            <text:p>11,759</text:p>
          </table:table-cell>
          <table:table-cell office:value-type="float" office:value="11.087" calcext:value-type="float">
            <text:p>11,087</text:p>
          </table:table-cell>
          <table:table-cell office:value-type="float" office:value="15.23" calcext:value-type="float">
            <text:p>15,23</text:p>
          </table:table-cell>
          <table:table-cell office:value-type="float" office:value="16.335" calcext:value-type="float">
            <text:p>16,335</text:p>
          </table:table-cell>
          <table:table-cell office:value-type="float" office:value="16.044" calcext:value-type="float">
            <text:p>16,044</text:p>
          </table:table-cell>
          <table:table-cell/>
          <table:table-cell table:style-name="ce2" office:value-type="float" office:value="20.755" calcext:value-type="float">
            <text:p>20,755</text:p>
          </table:table-cell>
          <table:table-cell office:value-type="float" office:value="21.152" calcext:value-type="float">
            <text:p>21,152</text:p>
          </table:table-cell>
          <table:table-cell office:value-type="float" office:value="15.993" calcext:value-type="float">
            <text:p>15,993</text:p>
          </table:table-cell>
          <table:table-cell office:value-type="float" office:value="15.263" calcext:value-type="float">
            <text:p>15,263</text:p>
          </table:table-cell>
          <table:table-cell office:value-type="float" office:value="20.123" calcext:value-type="float">
            <text:p>20,123</text:p>
          </table:table-cell>
          <table:table-cell office:value-type="float" office:value="21.428" calcext:value-type="float">
            <text:p>21,428</text:p>
          </table:table-cell>
          <table:table-cell office:value-type="float" office:value="21.323" calcext:value-type="float">
            <text:p>21,323</text:p>
          </table:table-cell>
          <table:table-cell/>
          <table:table-cell office:value-type="float" office:value="25.135" calcext:value-type="float">
            <text:p>25,135</text:p>
          </table:table-cell>
          <table:table-cell office:value-type="float" office:value="25.492" calcext:value-type="float">
            <text:p>25,492</text:p>
          </table:table-cell>
          <table:table-cell office:value-type="float" office:value="19.782" calcext:value-type="float">
            <text:p>19,782</text:p>
          </table:table-cell>
          <table:table-cell office:value-type="float" office:value="19.126" calcext:value-type="float">
            <text:p>19,126</text:p>
          </table:table-cell>
          <table:table-cell office:value-type="float" office:value="24.402" calcext:value-type="float">
            <text:p>24,402</text:p>
          </table:table-cell>
          <table:table-cell office:value-type="float" office:value="25.653" calcext:value-type="float">
            <text:p>25,653</text:p>
          </table:table-cell>
          <table:table-cell office:value-type="float" office:value="25.666" calcext:value-type="float">
            <text:p>25,666</text:p>
          </table:table-cell>
          <table:table-cell/>
          <table:table-cell office:value-type="float" office:value="28.555" calcext:value-type="float">
            <text:p>28,555</text:p>
          </table:table-cell>
          <table:table-cell table:style-name="ce2" office:value-type="float" office:value="28.855" calcext:value-type="float">
            <text:p>28,855</text:p>
          </table:table-cell>
          <table:table-cell table:style-name="ce2" office:value-type="float" office:value="23.2" calcext:value-type="float">
            <text:p>23,2</text:p>
          </table:table-cell>
          <table:table-cell table:style-name="ce2" office:value-type="float" office:value="22.79" calcext:value-type="float">
            <text:p>22,79</text:p>
          </table:table-cell>
          <table:table-cell table:style-name="ce2" office:value-type="float" office:value="27.894" calcext:value-type="float">
            <text:p>27,894</text:p>
          </table:table-cell>
          <table:table-cell table:style-name="ce2" office:value-type="float" office:value="29.041" calcext:value-type="float">
            <text:p>29,041</text:p>
          </table:table-cell>
          <table:table-cell table:style-name="ce2" office:value-type="float" office:value="29.017" calcext:value-type="float">
            <text:p>29,017</text:p>
          </table:table-cell>
          <table:table-cell/>
          <table:table-cell office:value-type="float" office:value="32.344" calcext:value-type="float">
            <text:p>32,344</text:p>
          </table:table-cell>
          <table:table-cell office:value-type="float" office:value="32.444" calcext:value-type="float">
            <text:p>32,444</text:p>
          </table:table-cell>
          <table:table-cell office:value-type="float" office:value="27.361" calcext:value-type="float">
            <text:p>27,361</text:p>
          </table:table-cell>
          <table:table-cell office:value-type="float" office:value="27.104" calcext:value-type="float">
            <text:p>27,104</text:p>
          </table:table-cell>
          <table:table-cell office:value-type="float" office:value="32.18" calcext:value-type="float">
            <text:p>32,18</text:p>
          </table:table-cell>
          <table:table-cell office:value-type="float" office:value="33.084" calcext:value-type="float">
            <text:p>33,084</text:p>
          </table:table-cell>
          <table:table-cell office:value-type="float" office:value="32.656" calcext:value-type="float">
            <text:p>32,656</text:p>
          </table:table-cell>
          <table:table-cell/>
          <table:table-cell office:value-type="float" office:value="37.99" calcext:value-type="float">
            <text:p>37,99</text:p>
          </table:table-cell>
          <table:table-cell office:value-type="float" office:value="37.846" calcext:value-type="float">
            <text:p>37,846</text:p>
          </table:table-cell>
          <table:table-cell office:value-type="float" office:value="33.845" calcext:value-type="float">
            <text:p>33,845</text:p>
          </table:table-cell>
          <table:table-cell office:value-type="float" office:value="33.892" calcext:value-type="float">
            <text:p>33,892</text:p>
          </table:table-cell>
          <table:table-cell office:value-type="float" office:value="38.604" calcext:value-type="float">
            <text:p>38,604</text:p>
          </table:table-cell>
          <table:table-cell office:value-type="float" office:value="39.041" calcext:value-type="float">
            <text:p>39,041</text:p>
          </table:table-cell>
          <table:table-cell office:value-type="float" office:value="37.984" calcext:value-type="float">
            <text:p>37,984</text:p>
          </table:table-cell>
          <table:table-cell/>
          <table:table-cell office:value-type="float" office:value="46.032" calcext:value-type="float">
            <text:p>46,032</text:p>
          </table:table-cell>
          <table:table-cell office:value-type="float" office:value="45.716" calcext:value-type="float">
            <text:p>45,716</text:p>
          </table:table-cell>
          <table:table-cell office:value-type="float" office:value="43.051" calcext:value-type="float">
            <text:p>43,051</text:p>
          </table:table-cell>
          <table:table-cell office:value-type="float" office:value="43.868" calcext:value-type="float">
            <text:p>43,868</text:p>
          </table:table-cell>
          <table:table-cell office:value-type="float" office:value="46.321" calcext:value-type="float">
            <text:p>46,321</text:p>
          </table:table-cell>
          <table:table-cell office:value-type="float" office:value="45.867" calcext:value-type="float">
            <text:p>45,867</text:p>
          </table:table-cell>
          <table:table-cell office:value-type="float" office:value="45.684" calcext:value-type="float">
            <text:p>45,684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/>
          <table:table-cell office:value-type="float" office:value="14.099" calcext:value-type="float">
            <text:p>14,099</text:p>
          </table:table-cell>
          <table:table-cell office:value-type="float" office:value="14.816" calcext:value-type="float">
            <text:p>14,816</text:p>
          </table:table-cell>
          <table:table-cell office:value-type="float" office:value="9.085" calcext:value-type="float">
            <text:p>9,085</text:p>
          </table:table-cell>
          <table:table-cell office:value-type="float" office:value="8.571" calcext:value-type="float">
            <text:p>8,571</text:p>
          </table:table-cell>
          <table:table-cell office:value-type="float" office:value="12.183" calcext:value-type="float">
            <text:p>12,183</text:p>
          </table:table-cell>
          <table:table-cell office:value-type="float" office:value="12.358" calcext:value-type="float">
            <text:p>12,358</text:p>
          </table:table-cell>
          <table:table-cell office:value-type="float" office:value="12.934" calcext:value-type="float">
            <text:p>12,934</text:p>
          </table:table-cell>
          <table:table-cell/>
          <table:table-cell table:style-name="ce2" office:value-type="float" office:value="18.681" calcext:value-type="float">
            <text:p>18,681</text:p>
          </table:table-cell>
          <table:table-cell office:value-type="float" office:value="19.39" calcext:value-type="float">
            <text:p>19,39</text:p>
          </table:table-cell>
          <table:table-cell office:value-type="float" office:value="12.336" calcext:value-type="float">
            <text:p>12,336</text:p>
          </table:table-cell>
          <table:table-cell office:value-type="float" office:value="11.883" calcext:value-type="float">
            <text:p>11,883</text:p>
          </table:table-cell>
          <table:table-cell office:value-type="float" office:value="16.166" calcext:value-type="float">
            <text:p>16,166</text:p>
          </table:table-cell>
          <table:table-cell office:value-type="float" office:value="16.357" calcext:value-type="float">
            <text:p>16,357</text:p>
          </table:table-cell>
          <table:table-cell office:value-type="float" office:value="17.441" calcext:value-type="float">
            <text:p>17,441</text:p>
          </table:table-cell>
          <table:table-cell/>
          <table:table-cell office:value-type="float" office:value="22.53" calcext:value-type="float">
            <text:p>22,53</text:p>
          </table:table-cell>
          <table:table-cell office:value-type="float" office:value="23.298" calcext:value-type="float">
            <text:p>23,298</text:p>
          </table:table-cell>
          <table:table-cell office:value-type="float" office:value="15.651" calcext:value-type="float">
            <text:p>15,651</text:p>
          </table:table-cell>
          <table:table-cell office:value-type="float" office:value="15.228" calcext:value-type="float">
            <text:p>15,228</text:p>
          </table:table-cell>
          <table:table-cell office:value-type="float" office:value="19.729" calcext:value-type="float">
            <text:p>19,729</text:p>
          </table:table-cell>
          <table:table-cell office:value-type="float" office:value="20.063" calcext:value-type="float">
            <text:p>20,063</text:p>
          </table:table-cell>
          <table:table-cell office:value-type="float" office:value="21.239" calcext:value-type="float">
            <text:p>21,239</text:p>
          </table:table-cell>
          <table:table-cell/>
          <table:table-cell office:value-type="float" office:value="25.678" calcext:value-type="float">
            <text:p>25,678</text:p>
          </table:table-cell>
          <table:table-cell table:style-name="ce2" office:value-type="float" office:value="26.351" calcext:value-type="float">
            <text:p>26,351</text:p>
          </table:table-cell>
          <table:table-cell table:style-name="ce2" office:value-type="float" office:value="18.815" calcext:value-type="float">
            <text:p>18,815</text:p>
          </table:table-cell>
          <table:table-cell table:style-name="ce2" office:value-type="float" office:value="18.592" calcext:value-type="float">
            <text:p>18,592</text:p>
          </table:table-cell>
          <table:table-cell table:style-name="ce2" office:value-type="float" office:value="23.096" calcext:value-type="float">
            <text:p>23,096</text:p>
          </table:table-cell>
          <table:table-cell table:style-name="ce2" office:value-type="float" office:value="23.268" calcext:value-type="float">
            <text:p>23,268</text:p>
          </table:table-cell>
          <table:table-cell table:style-name="ce2" office:value-type="float" office:value="24.363" calcext:value-type="float">
            <text:p>24,363</text:p>
          </table:table-cell>
          <table:table-cell/>
          <table:table-cell office:value-type="float" office:value="29.309" calcext:value-type="float">
            <text:p>29,309</text:p>
          </table:table-cell>
          <table:table-cell office:value-type="float" office:value="29.826" calcext:value-type="float">
            <text:p>29,826</text:p>
          </table:table-cell>
          <table:table-cell office:value-type="float" office:value="22.641" calcext:value-type="float">
            <text:p>22,641</text:p>
          </table:table-cell>
          <table:table-cell office:value-type="float" office:value="22.7" calcext:value-type="float">
            <text:p>22,7</text:p>
          </table:table-cell>
          <table:table-cell office:value-type="float" office:value="27.215" calcext:value-type="float">
            <text:p>27,215</text:p>
          </table:table-cell>
          <table:table-cell office:value-type="float" office:value="27.291" calcext:value-type="float">
            <text:p>27,291</text:p>
          </table:table-cell>
          <table:table-cell office:value-type="float" office:value="27.794" calcext:value-type="float">
            <text:p>27,794</text:p>
          </table:table-cell>
          <table:table-cell/>
          <table:table-cell office:value-type="float" office:value="34.71" calcext:value-type="float">
            <text:p>34,71</text:p>
          </table:table-cell>
          <table:table-cell office:value-type="float" office:value="35.005" calcext:value-type="float">
            <text:p>35,005</text:p>
          </table:table-cell>
          <table:table-cell office:value-type="float" office:value="28.767" calcext:value-type="float">
            <text:p>28,767</text:p>
          </table:table-cell>
          <table:table-cell office:value-type="float" office:value="29.264" calcext:value-type="float">
            <text:p>29,264</text:p>
          </table:table-cell>
          <table:table-cell office:value-type="float" office:value="33.616" calcext:value-type="float">
            <text:p>33,616</text:p>
          </table:table-cell>
          <table:table-cell office:value-type="float" office:value="33.355" calcext:value-type="float">
            <text:p>33,355</text:p>
          </table:table-cell>
          <table:table-cell office:value-type="float" office:value="32.878" calcext:value-type="float">
            <text:p>32,878</text:p>
          </table:table-cell>
          <table:table-cell/>
          <table:table-cell office:value-type="float" office:value="42.805" calcext:value-type="float">
            <text:p>42,805</text:p>
          </table:table-cell>
          <table:table-cell office:value-type="float" office:value="42.591" calcext:value-type="float">
            <text:p>42,591</text:p>
          </table:table-cell>
          <table:table-cell office:value-type="float" office:value="38.615" calcext:value-type="float">
            <text:p>38,615</text:p>
          </table:table-cell>
          <table:table-cell office:value-type="float" office:value="39.754" calcext:value-type="float">
            <text:p>39,754</text:p>
          </table:table-cell>
          <table:table-cell office:value-type="float" office:value="42.018" calcext:value-type="float">
            <text:p>42,018</text:p>
          </table:table-cell>
          <table:table-cell office:value-type="float" office:value="40.878" calcext:value-type="float">
            <text:p>40,878</text:p>
          </table:table-cell>
          <table:table-cell office:value-type="float" office:value="40.81" calcext:value-type="float">
            <text:p>40,81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/>
          <table:table-cell office:value-type="float" office:value="12.395" calcext:value-type="float">
            <text:p>12,395</text:p>
          </table:table-cell>
          <table:table-cell office:value-type="float" office:value="12.68" calcext:value-type="float">
            <text:p>12,68</text:p>
          </table:table-cell>
          <table:table-cell office:value-type="float" office:value="6.863" calcext:value-type="float">
            <text:p>6,863</text:p>
          </table:table-cell>
          <table:table-cell office:value-type="float" office:value="6.441" calcext:value-type="float">
            <text:p>6,441</text:p>
          </table:table-cell>
          <table:table-cell office:value-type="float" office:value="9.612" calcext:value-type="float">
            <text:p>9,612</text:p>
          </table:table-cell>
          <table:table-cell office:value-type="float" office:value="9.555" calcext:value-type="float">
            <text:p>9,555</text:p>
          </table:table-cell>
          <table:table-cell office:value-type="float" office:value="9.72" calcext:value-type="float">
            <text:p>9,72</text:p>
          </table:table-cell>
          <table:table-cell/>
          <table:table-cell table:style-name="ce2" office:value-type="float" office:value="16.489" calcext:value-type="float">
            <text:p>16,489</text:p>
          </table:table-cell>
          <table:table-cell office:value-type="float" office:value="16.828" calcext:value-type="float">
            <text:p>16,828</text:p>
          </table:table-cell>
          <table:table-cell office:value-type="float" office:value="9.429" calcext:value-type="float">
            <text:p>9,429</text:p>
          </table:table-cell>
          <table:table-cell office:value-type="float" office:value="9.034" calcext:value-type="float">
            <text:p>9,034</text:p>
          </table:table-cell>
          <table:table-cell office:value-type="float" office:value="12.819" calcext:value-type="float">
            <text:p>12,819</text:p>
          </table:table-cell>
          <table:table-cell office:value-type="float" office:value="12.772" calcext:value-type="float">
            <text:p>12,772</text:p>
          </table:table-cell>
          <table:table-cell office:value-type="float" office:value="13.247" calcext:value-type="float">
            <text:p>13,247</text:p>
          </table:table-cell>
          <table:table-cell/>
          <table:table-cell office:value-type="float" office:value="19.936" calcext:value-type="float">
            <text:p>19,936</text:p>
          </table:table-cell>
          <table:table-cell office:value-type="float" office:value="20.353" calcext:value-type="float">
            <text:p>20,353</text:p>
          </table:table-cell>
          <table:table-cell office:value-type="float" office:value="12.189" calcext:value-type="float">
            <text:p>12,189</text:p>
          </table:table-cell>
          <table:table-cell office:value-type="float" office:value="11.939" calcext:value-type="float">
            <text:p>11,939</text:p>
          </table:table-cell>
          <table:table-cell office:value-type="float" office:value="15.89" calcext:value-type="float">
            <text:p>15,89</text:p>
          </table:table-cell>
          <table:table-cell office:value-type="float" office:value="15.889" calcext:value-type="float">
            <text:p>15,889</text:p>
          </table:table-cell>
          <table:table-cell office:value-type="float" office:value="16.473" calcext:value-type="float">
            <text:p>16,473</text:p>
          </table:table-cell>
          <table:table-cell/>
          <table:table-cell office:value-type="float" office:value="22.823" calcext:value-type="float">
            <text:p>22,823</text:p>
          </table:table-cell>
          <table:table-cell table:style-name="ce2" office:value-type="float" office:value="23.212" calcext:value-type="float">
            <text:p>23,212</text:p>
          </table:table-cell>
          <table:table-cell table:style-name="ce2" office:value-type="float" office:value="14.986" calcext:value-type="float">
            <text:p>14,986</text:p>
          </table:table-cell>
          <table:table-cell table:style-name="ce2" office:value-type="float" office:value="15.005" calcext:value-type="float">
            <text:p>15,005</text:p>
          </table:table-cell>
          <table:table-cell table:style-name="ce2" office:value-type="float" office:value="18.919" calcext:value-type="float">
            <text:p>18,919</text:p>
          </table:table-cell>
          <table:table-cell table:style-name="ce2" office:value-type="float" office:value="18.986" calcext:value-type="float">
            <text:p>18,986</text:p>
          </table:table-cell>
          <table:table-cell table:style-name="ce2" office:value-type="float" office:value="19.333" calcext:value-type="float">
            <text:p>19,333</text:p>
          </table:table-cell>
          <table:table-cell/>
          <table:table-cell office:value-type="float" office:value="26.333" calcext:value-type="float">
            <text:p>26,333</text:p>
          </table:table-cell>
          <table:table-cell office:value-type="float" office:value="26.621" calcext:value-type="float">
            <text:p>26,621</text:p>
          </table:table-cell>
          <table:table-cell office:value-type="float" office:value="18.532" calcext:value-type="float">
            <text:p>18,532</text:p>
          </table:table-cell>
          <table:table-cell office:value-type="float" office:value="18.839" calcext:value-type="float">
            <text:p>18,839</text:p>
          </table:table-cell>
          <table:table-cell office:value-type="float" office:value="22.805" calcext:value-type="float">
            <text:p>22,805</text:p>
          </table:table-cell>
          <table:table-cell office:value-type="float" office:value="22.766" calcext:value-type="float">
            <text:p>22,766</text:p>
          </table:table-cell>
          <table:table-cell office:value-type="float" office:value="22.567" calcext:value-type="float">
            <text:p>22,567</text:p>
          </table:table-cell>
          <table:table-cell/>
          <table:table-cell office:value-type="float" office:value="31.491" calcext:value-type="float">
            <text:p>31,491</text:p>
          </table:table-cell>
          <table:table-cell office:value-type="float" office:value="31.69" calcext:value-type="float">
            <text:p>31,69</text:p>
          </table:table-cell>
          <table:table-cell office:value-type="float" office:value="24.335" calcext:value-type="float">
            <text:p>24,335</text:p>
          </table:table-cell>
          <table:table-cell office:value-type="float" office:value="24.99" calcext:value-type="float">
            <text:p>24,99</text:p>
          </table:table-cell>
          <table:table-cell office:value-type="float" office:value="29.035" calcext:value-type="float">
            <text:p>29,035</text:p>
          </table:table-cell>
          <table:table-cell office:value-type="float" office:value="28.848" calcext:value-type="float">
            <text:p>28,848</text:p>
          </table:table-cell>
          <table:table-cell office:value-type="float" office:value="27.463" calcext:value-type="float">
            <text:p>27,463</text:p>
          </table:table-cell>
          <table:table-cell/>
          <table:table-cell office:value-type="float" office:value="39.599" calcext:value-type="float">
            <text:p>39,599</text:p>
          </table:table-cell>
          <table:table-cell office:value-type="float" office:value="39.192" calcext:value-type="float">
            <text:p>39,192</text:p>
          </table:table-cell>
          <table:table-cell office:value-type="float" office:value="34.42" calcext:value-type="float">
            <text:p>34,42</text:p>
          </table:table-cell>
          <table:table-cell office:value-type="float" office:value="36.071" calcext:value-type="float">
            <text:p>36,071</text:p>
          </table:table-cell>
          <table:table-cell office:value-type="float" office:value="37.992" calcext:value-type="float">
            <text:p>37,992</text:p>
          </table:table-cell>
          <table:table-cell office:value-type="float" office:value="36.91" calcext:value-type="float">
            <text:p>36,91</text:p>
          </table:table-cell>
          <table:table-cell office:value-type="float" office:value="36.009" calcext:value-type="float">
            <text:p>36,009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/>
          <table:table-cell office:value-type="float" office:value="10.509" calcext:value-type="float">
            <text:p>10,509</text:p>
          </table:table-cell>
          <table:table-cell office:value-type="float" office:value="10.689" calcext:value-type="float">
            <text:p>10,689</text:p>
          </table:table-cell>
          <table:table-cell office:value-type="float" office:value="5.19" calcext:value-type="float">
            <text:p>5,19</text:p>
          </table:table-cell>
          <table:table-cell office:value-type="float" office:value="4.729" calcext:value-type="float">
            <text:p>4,729</text:p>
          </table:table-cell>
          <table:table-cell office:value-type="float" office:value="7.359" calcext:value-type="float">
            <text:p>7,359</text:p>
          </table:table-cell>
          <table:table-cell office:value-type="float" office:value="7.03" calcext:value-type="float">
            <text:p>7,03</text:p>
          </table:table-cell>
          <table:table-cell office:value-type="float" office:value="6.877" calcext:value-type="float">
            <text:p>6,877</text:p>
          </table:table-cell>
          <table:table-cell/>
          <table:table-cell table:style-name="ce2" office:value-type="float" office:value="14.087" calcext:value-type="float">
            <text:p>14,087</text:p>
          </table:table-cell>
          <table:table-cell office:value-type="float" office:value="14.35" calcext:value-type="float">
            <text:p>14,35</text:p>
          </table:table-cell>
          <table:table-cell office:value-type="float" office:value="7.27" calcext:value-type="float">
            <text:p>7,27</text:p>
          </table:table-cell>
          <table:table-cell office:value-type="float" office:value="6.713" calcext:value-type="float">
            <text:p>6,713</text:p>
          </table:table-cell>
          <table:table-cell office:value-type="float" office:value="9.871" calcext:value-type="float">
            <text:p>9,871</text:p>
          </table:table-cell>
          <table:table-cell office:value-type="float" office:value="9.605" calcext:value-type="float">
            <text:p>9,605</text:p>
          </table:table-cell>
          <table:table-cell office:value-type="float" office:value="9.614" calcext:value-type="float">
            <text:p>9,614</text:p>
          </table:table-cell>
          <table:table-cell/>
          <table:table-cell office:value-type="float" office:value="17.144" calcext:value-type="float">
            <text:p>17,144</text:p>
          </table:table-cell>
          <table:table-cell office:value-type="float" office:value="17.482" calcext:value-type="float">
            <text:p>17,482</text:p>
          </table:table-cell>
          <table:table-cell office:value-type="float" office:value="9.538" calcext:value-type="float">
            <text:p>9,538</text:p>
          </table:table-cell>
          <table:table-cell office:value-type="float" office:value="9.118" calcext:value-type="float">
            <text:p>9,118</text:p>
          </table:table-cell>
          <table:table-cell office:value-type="float" office:value="12.541" calcext:value-type="float">
            <text:p>12,541</text:p>
          </table:table-cell>
          <table:table-cell office:value-type="float" office:value="12.263" calcext:value-type="float">
            <text:p>12,263</text:p>
          </table:table-cell>
          <table:table-cell office:value-type="float" office:value="12.324" calcext:value-type="float">
            <text:p>12,324</text:p>
          </table:table-cell>
          <table:table-cell/>
          <table:table-cell office:value-type="float" office:value="19.852" calcext:value-type="float">
            <text:p>19,852</text:p>
          </table:table-cell>
          <table:table-cell table:style-name="ce2" office:value-type="float" office:value="20.181" calcext:value-type="float">
            <text:p>20,181</text:p>
          </table:table-cell>
          <table:table-cell table:style-name="ce2" office:value-type="float" office:value="11.985" calcext:value-type="float">
            <text:p>11,985</text:p>
          </table:table-cell>
          <table:table-cell table:style-name="ce2" office:value-type="float" office:value="11.809" calcext:value-type="float">
            <text:p>11,809</text:p>
          </table:table-cell>
          <table:table-cell table:style-name="ce2" office:value-type="float" office:value="15.245" calcext:value-type="float">
            <text:p>15,245</text:p>
          </table:table-cell>
          <table:table-cell table:style-name="ce2" office:value-type="float" office:value="14.992" calcext:value-type="float">
            <text:p>14,992</text:p>
          </table:table-cell>
          <table:table-cell table:style-name="ce2" office:value-type="float" office:value="14.943" calcext:value-type="float">
            <text:p>14,943</text:p>
          </table:table-cell>
          <table:table-cell/>
          <table:table-cell office:value-type="float" office:value="23.135" calcext:value-type="float">
            <text:p>23,135</text:p>
          </table:table-cell>
          <table:table-cell office:value-type="float" office:value="23.423" calcext:value-type="float">
            <text:p>23,423</text:p>
          </table:table-cell>
          <table:table-cell office:value-type="float" office:value="15.226" calcext:value-type="float">
            <text:p>15,226</text:p>
          </table:table-cell>
          <table:table-cell office:value-type="float" office:value="15.262" calcext:value-type="float">
            <text:p>15,262</text:p>
          </table:table-cell>
          <table:table-cell office:value-type="float" office:value="18.854" calcext:value-type="float">
            <text:p>18,854</text:p>
          </table:table-cell>
          <table:table-cell office:value-type="float" office:value="18.476" calcext:value-type="float">
            <text:p>18,476</text:p>
          </table:table-cell>
          <table:table-cell office:value-type="float" office:value="17.965" calcext:value-type="float">
            <text:p>17,965</text:p>
          </table:table-cell>
          <table:table-cell/>
          <table:table-cell office:value-type="float" office:value="28.077" calcext:value-type="float">
            <text:p>28,077</text:p>
          </table:table-cell>
          <table:table-cell office:value-type="float" office:value="28.286" calcext:value-type="float">
            <text:p>28,286</text:p>
          </table:table-cell>
          <table:table-cell office:value-type="float" office:value="20.521" calcext:value-type="float">
            <text:p>20,521</text:p>
          </table:table-cell>
          <table:table-cell office:value-type="float" office:value="21.038" calcext:value-type="float">
            <text:p>21,038</text:p>
          </table:table-cell>
          <table:table-cell office:value-type="float" office:value="24.663" calcext:value-type="float">
            <text:p>24,663</text:p>
          </table:table-cell>
          <table:table-cell office:value-type="float" office:value="24.203" calcext:value-type="float">
            <text:p>24,203</text:p>
          </table:table-cell>
          <table:table-cell office:value-type="float" office:value="22.64" calcext:value-type="float">
            <text:p>22,64</text:p>
          </table:table-cell>
          <table:table-cell/>
          <table:table-cell office:value-type="float" office:value="36.182" calcext:value-type="float">
            <text:p>36,182</text:p>
          </table:table-cell>
          <table:table-cell office:value-type="float" office:value="35.956" calcext:value-type="float">
            <text:p>35,956</text:p>
          </table:table-cell>
          <table:table-cell office:value-type="float" office:value="30.998" calcext:value-type="float">
            <text:p>30,998</text:p>
          </table:table-cell>
          <table:table-cell office:value-type="float" office:value="32.442" calcext:value-type="float">
            <text:p>32,442</text:p>
          </table:table-cell>
          <table:table-cell office:value-type="float" office:value="34.248" calcext:value-type="float">
            <text:p>34,248</text:p>
          </table:table-cell>
          <table:table-cell office:value-type="float" office:value="33.128" calcext:value-type="float">
            <text:p>33,128</text:p>
          </table:table-cell>
          <table:table-cell office:value-type="float" office:value="31.631" calcext:value-type="float">
            <text:p>31,63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/>
          <table:table-cell office:value-type="float" office:value="8.242" calcext:value-type="float">
            <text:p>8,242</text:p>
          </table:table-cell>
          <table:table-cell office:value-type="float" office:value="8.738" calcext:value-type="float">
            <text:p>8,738</text:p>
          </table:table-cell>
          <table:table-cell office:value-type="float" office:value="3.767" calcext:value-type="float">
            <text:p>3,767</text:p>
          </table:table-cell>
          <table:table-cell office:value-type="float" office:value="3.495" calcext:value-type="float">
            <text:p>3,495</text:p>
          </table:table-cell>
          <table:table-cell office:value-type="float" office:value="5.383" calcext:value-type="float">
            <text:p>5,383</text:p>
          </table:table-cell>
          <table:table-cell office:value-type="float" office:value="5.573" calcext:value-type="float">
            <text:p>5,573</text:p>
          </table:table-cell>
          <table:table-cell office:value-type="float" office:value="4.87" calcext:value-type="float">
            <text:p>4,87</text:p>
          </table:table-cell>
          <table:table-cell/>
          <table:table-cell table:style-name="ce2" office:value-type="float" office:value="11.268" calcext:value-type="float">
            <text:p>11,268</text:p>
          </table:table-cell>
          <table:table-cell office:value-type="float" office:value="11.723" calcext:value-type="float">
            <text:p>11,723</text:p>
          </table:table-cell>
          <table:table-cell office:value-type="float" office:value="5.266" calcext:value-type="float">
            <text:p>5,266</text:p>
          </table:table-cell>
          <table:table-cell office:value-type="float" office:value="4.917" calcext:value-type="float">
            <text:p>4,917</text:p>
          </table:table-cell>
          <table:table-cell office:value-type="float" office:value="7.341" calcext:value-type="float">
            <text:p>7,341</text:p>
          </table:table-cell>
          <table:table-cell office:value-type="float" office:value="7.302" calcext:value-type="float">
            <text:p>7,302</text:p>
          </table:table-cell>
          <table:table-cell office:value-type="float" office:value="6.977" calcext:value-type="float">
            <text:p>6,977</text:p>
          </table:table-cell>
          <table:table-cell/>
          <table:table-cell office:value-type="float" office:value="13.999" calcext:value-type="float">
            <text:p>13,999</text:p>
          </table:table-cell>
          <table:table-cell office:value-type="float" office:value="14.491" calcext:value-type="float">
            <text:p>14,491</text:p>
          </table:table-cell>
          <table:table-cell office:value-type="float" office:value="7.103" calcext:value-type="float">
            <text:p>7,103</text:p>
          </table:table-cell>
          <table:table-cell office:value-type="float" office:value="6.816" calcext:value-type="float">
            <text:p>6,816</text:p>
          </table:table-cell>
          <table:table-cell office:value-type="float" office:value="9.494" calcext:value-type="float">
            <text:p>9,494</text:p>
          </table:table-cell>
          <table:table-cell office:value-type="float" office:value="9.498" calcext:value-type="float">
            <text:p>9,498</text:p>
          </table:table-cell>
          <table:table-cell office:value-type="float" office:value="9.201" calcext:value-type="float">
            <text:p>9,201</text:p>
          </table:table-cell>
          <table:table-cell/>
          <table:table-cell office:value-type="float" office:value="16.531" calcext:value-type="float">
            <text:p>16,531</text:p>
          </table:table-cell>
          <table:table-cell table:style-name="ce2" office:value-type="float" office:value="16.953" calcext:value-type="float">
            <text:p>16,953</text:p>
          </table:table-cell>
          <table:table-cell table:style-name="ce2" office:value-type="float" office:value="9.261" calcext:value-type="float">
            <text:p>9,261</text:p>
          </table:table-cell>
          <table:table-cell table:style-name="ce2" office:value-type="float" office:value="9.117" calcext:value-type="float">
            <text:p>9,117</text:p>
          </table:table-cell>
          <table:table-cell table:style-name="ce2" office:value-type="float" office:value="11.939" calcext:value-type="float">
            <text:p>11,939</text:p>
          </table:table-cell>
          <table:table-cell table:style-name="ce2" office:value-type="float" office:value="11.872" calcext:value-type="float">
            <text:p>11,872</text:p>
          </table:table-cell>
          <table:table-cell table:style-name="ce2" office:value-type="float" office:value="11.51" calcext:value-type="float">
            <text:p>11,51</text:p>
          </table:table-cell>
          <table:table-cell/>
          <table:table-cell office:value-type="float" office:value="19.646" calcext:value-type="float">
            <text:p>19,646</text:p>
          </table:table-cell>
          <table:table-cell office:value-type="float" office:value="20.018" calcext:value-type="float">
            <text:p>20,018</text:p>
          </table:table-cell>
          <table:table-cell office:value-type="float" office:value="12.071" calcext:value-type="float">
            <text:p>12,071</text:p>
          </table:table-cell>
          <table:table-cell office:value-type="float" office:value="12.243" calcext:value-type="float">
            <text:p>12,243</text:p>
          </table:table-cell>
          <table:table-cell office:value-type="float" office:value="15.234" calcext:value-type="float">
            <text:p>15,234</text:p>
          </table:table-cell>
          <table:table-cell office:value-type="float" office:value="15.026" calcext:value-type="float">
            <text:p>15,026</text:p>
          </table:table-cell>
          <table:table-cell office:value-type="float" office:value="14.261" calcext:value-type="float">
            <text:p>14,261</text:p>
          </table:table-cell>
          <table:table-cell/>
          <table:table-cell office:value-type="float" office:value="24.444" calcext:value-type="float">
            <text:p>24,444</text:p>
          </table:table-cell>
          <table:table-cell office:value-type="float" office:value="24.748" calcext:value-type="float">
            <text:p>24,748</text:p>
          </table:table-cell>
          <table:table-cell office:value-type="float" office:value="16.955" calcext:value-type="float">
            <text:p>16,955</text:p>
          </table:table-cell>
          <table:table-cell office:value-type="float" office:value="17.525" calcext:value-type="float">
            <text:p>17,525</text:p>
          </table:table-cell>
          <table:table-cell office:value-type="float" office:value="20.696" calcext:value-type="float">
            <text:p>20,696</text:p>
          </table:table-cell>
          <table:table-cell office:value-type="float" office:value="20.315" calcext:value-type="float">
            <text:p>20,315</text:p>
          </table:table-cell>
          <table:table-cell office:value-type="float" office:value="18.649" calcext:value-type="float">
            <text:p>18,649</text:p>
          </table:table-cell>
          <table:table-cell/>
          <table:table-cell office:value-type="float" office:value="32.694" calcext:value-type="float">
            <text:p>32,694</text:p>
          </table:table-cell>
          <table:table-cell office:value-type="float" office:value="32.56" calcext:value-type="float">
            <text:p>32,56</text:p>
          </table:table-cell>
          <table:table-cell office:value-type="float" office:value="27.505" calcext:value-type="float">
            <text:p>27,505</text:p>
          </table:table-cell>
          <table:table-cell office:value-type="float" office:value="28.99" calcext:value-type="float">
            <text:p>28,99</text:p>
          </table:table-cell>
          <table:table-cell office:value-type="float" office:value="30.681" calcext:value-type="float">
            <text:p>30,681</text:p>
          </table:table-cell>
          <table:table-cell office:value-type="float" office:value="29.65" calcext:value-type="float">
            <text:p>29,65</text:p>
          </table:table-cell>
          <table:table-cell office:value-type="float" office:value="27.878" calcext:value-type="float">
            <text:p>27,87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/>
          <table:table-cell office:value-type="float" office:value="6.564" calcext:value-type="float">
            <text:p>6,564</text:p>
          </table:table-cell>
          <table:table-cell office:value-type="float" office:value="6.688" calcext:value-type="float">
            <text:p>6,688</text:p>
          </table:table-cell>
          <table:table-cell office:value-type="float" office:value="2.672" calcext:value-type="float">
            <text:p>2,672</text:p>
          </table:table-cell>
          <table:table-cell office:value-type="float" office:value="2.634" calcext:value-type="float">
            <text:p>2,634</text:p>
          </table:table-cell>
          <table:table-cell office:value-type="float" office:value="4.271" calcext:value-type="float">
            <text:p>4,271</text:p>
          </table:table-cell>
          <table:table-cell office:value-type="float" office:value="4.427" calcext:value-type="float">
            <text:p>4,427</text:p>
          </table:table-cell>
          <table:table-cell office:value-type="float" office:value="3.268" calcext:value-type="float">
            <text:p>3,268</text:p>
          </table:table-cell>
          <table:table-cell/>
          <table:table-cell table:style-name="ce2" office:value-type="float" office:value="8.897" calcext:value-type="float">
            <text:p>8,897</text:p>
          </table:table-cell>
          <table:table-cell office:value-type="float" office:value="9.307" calcext:value-type="float">
            <text:p>9,307</text:p>
          </table:table-cell>
          <table:table-cell office:value-type="float" office:value="3.756" calcext:value-type="float">
            <text:p>3,756</text:p>
          </table:table-cell>
          <table:table-cell office:value-type="float" office:value="3.749" calcext:value-type="float">
            <text:p>3,749</text:p>
          </table:table-cell>
          <table:table-cell office:value-type="float" office:value="5.646" calcext:value-type="float">
            <text:p>5,646</text:p>
          </table:table-cell>
          <table:table-cell office:value-type="float" office:value="5.661" calcext:value-type="float">
            <text:p>5,661</text:p>
          </table:table-cell>
          <table:table-cell office:value-type="float" office:value="4.824" calcext:value-type="float">
            <text:p>4,824</text:p>
          </table:table-cell>
          <table:table-cell/>
          <table:table-cell office:value-type="float" office:value="11.203" calcext:value-type="float">
            <text:p>11,203</text:p>
          </table:table-cell>
          <table:table-cell office:value-type="float" office:value="11.686" calcext:value-type="float">
            <text:p>11,686</text:p>
          </table:table-cell>
          <table:table-cell office:value-type="float" office:value="5.192" calcext:value-type="float">
            <text:p>5,192</text:p>
          </table:table-cell>
          <table:table-cell office:value-type="float" office:value="5.18" calcext:value-type="float">
            <text:p>5,18</text:p>
          </table:table-cell>
          <table:table-cell office:value-type="float" office:value="7.413" calcext:value-type="float">
            <text:p>7,413</text:p>
          </table:table-cell>
          <table:table-cell office:value-type="float" office:value="7.355" calcext:value-type="float">
            <text:p>7,355</text:p>
          </table:table-cell>
          <table:table-cell office:value-type="float" office:value="6.594" calcext:value-type="float">
            <text:p>6,594</text:p>
          </table:table-cell>
          <table:table-cell/>
          <table:table-cell office:value-type="float" office:value="13.453" calcext:value-type="float">
            <text:p>13,453</text:p>
          </table:table-cell>
          <table:table-cell table:style-name="ce2" office:value-type="float" office:value="13.961" calcext:value-type="float">
            <text:p>13,961</text:p>
          </table:table-cell>
          <table:table-cell table:style-name="ce2" office:value-type="float" office:value="6.988" calcext:value-type="float">
            <text:p>6,988</text:p>
          </table:table-cell>
          <table:table-cell table:style-name="ce2" office:value-type="float" office:value="7.055" calcext:value-type="float">
            <text:p>7,055</text:p>
          </table:table-cell>
          <table:table-cell table:style-name="ce2" office:value-type="float" office:value="9.503" calcext:value-type="float">
            <text:p>9,503</text:p>
          </table:table-cell>
          <table:table-cell table:style-name="ce2" office:value-type="float" office:value="9.379" calcext:value-type="float">
            <text:p>9,379</text:p>
          </table:table-cell>
          <table:table-cell table:style-name="ce2" office:value-type="float" office:value="8.579" calcext:value-type="float">
            <text:p>8,579</text:p>
          </table:table-cell>
          <table:table-cell/>
          <table:table-cell office:value-type="float" office:value="16.326" calcext:value-type="float">
            <text:p>16,326</text:p>
          </table:table-cell>
          <table:table-cell office:value-type="float" office:value="16.853" calcext:value-type="float">
            <text:p>16,853</text:p>
          </table:table-cell>
          <table:table-cell office:value-type="float" office:value="9.55" calcext:value-type="float">
            <text:p>9,55</text:p>
          </table:table-cell>
          <table:table-cell office:value-type="float" office:value="9.76" calcext:value-type="float">
            <text:p>9,76</text:p>
          </table:table-cell>
          <table:table-cell office:value-type="float" office:value="12.417" calcext:value-type="float">
            <text:p>12,417</text:p>
          </table:table-cell>
          <table:table-cell office:value-type="float" office:value="12.246" calcext:value-type="float">
            <text:p>12,246</text:p>
          </table:table-cell>
          <table:table-cell office:value-type="float" office:value="11.048" calcext:value-type="float">
            <text:p>11,048</text:p>
          </table:table-cell>
          <table:table-cell/>
          <table:table-cell office:value-type="float" office:value="20.885" calcext:value-type="float">
            <text:p>20,885</text:p>
          </table:table-cell>
          <table:table-cell office:value-type="float" office:value="21.344" calcext:value-type="float">
            <text:p>21,344</text:p>
          </table:table-cell>
          <table:table-cell office:value-type="float" office:value="13.822" calcext:value-type="float">
            <text:p>13,822</text:p>
          </table:table-cell>
          <table:table-cell office:value-type="float" office:value="14.496" calcext:value-type="float">
            <text:p>14,496</text:p>
          </table:table-cell>
          <table:table-cell office:value-type="float" office:value="17.37" calcext:value-type="float">
            <text:p>17,37</text:p>
          </table:table-cell>
          <table:table-cell office:value-type="float" office:value="17.101" calcext:value-type="float">
            <text:p>17,101</text:p>
          </table:table-cell>
          <table:table-cell office:value-type="float" office:value="15.089" calcext:value-type="float">
            <text:p>15,089</text:p>
          </table:table-cell>
          <table:table-cell/>
          <table:table-cell office:value-type="float" office:value="29.344" calcext:value-type="float">
            <text:p>29,344</text:p>
          </table:table-cell>
          <table:table-cell office:value-type="float" office:value="29.182" calcext:value-type="float">
            <text:p>29,182</text:p>
          </table:table-cell>
          <table:table-cell office:value-type="float" office:value="24.33" calcext:value-type="float">
            <text:p>24,33</text:p>
          </table:table-cell>
          <table:table-cell office:value-type="float" office:value="25.929" calcext:value-type="float">
            <text:p>25,929</text:p>
          </table:table-cell>
          <table:table-cell office:value-type="float" office:value="27.242" calcext:value-type="float">
            <text:p>27,242</text:p>
          </table:table-cell>
          <table:table-cell office:value-type="float" office:value="26.51" calcext:value-type="float">
            <text:p>26,51</text:p>
          </table:table-cell>
          <table:table-cell office:value-type="float" office:value="24.455" calcext:value-type="float">
            <text:p>24,45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4.854" calcext:value-type="float">
            <text:p>4,854</text:p>
          </table:table-cell>
          <table:table-cell office:value-type="float" office:value="5.256" calcext:value-type="float">
            <text:p>5,256</text:p>
          </table:table-cell>
          <table:table-cell office:value-type="float" office:value="2.035" calcext:value-type="float">
            <text:p>2,035</text:p>
          </table:table-cell>
          <table:table-cell office:value-type="float" office:value="1.898" calcext:value-type="float">
            <text:p>1,898</text:p>
          </table:table-cell>
          <table:table-cell office:value-type="float" office:value="3.289" calcext:value-type="float">
            <text:p>3,289</text:p>
          </table:table-cell>
          <table:table-cell office:value-type="float" office:value="3.41" calcext:value-type="float">
            <text:p>3,41</text:p>
          </table:table-cell>
          <table:table-cell office:value-type="float" office:value="2.115" calcext:value-type="float">
            <text:p>2,115</text:p>
          </table:table-cell>
          <table:table-cell/>
          <table:table-cell table:style-name="ce2" office:value-type="float" office:value="6.702" calcext:value-type="float">
            <text:p>6,702</text:p>
          </table:table-cell>
          <table:table-cell office:value-type="float" office:value="7.198" calcext:value-type="float">
            <text:p>7,198</text:p>
          </table:table-cell>
          <table:table-cell office:value-type="float" office:value="2.769" calcext:value-type="float">
            <text:p>2,769</text:p>
          </table:table-cell>
          <table:table-cell office:value-type="float" office:value="2.661" calcext:value-type="float">
            <text:p>2,661</text:p>
          </table:table-cell>
          <table:table-cell office:value-type="float" office:value="4.299" calcext:value-type="float">
            <text:p>4,299</text:p>
          </table:table-cell>
          <table:table-cell office:value-type="float" office:value="4.294" calcext:value-type="float">
            <text:p>4,294</text:p>
          </table:table-cell>
          <table:table-cell office:value-type="float" office:value="3.208" calcext:value-type="float">
            <text:p>3,208</text:p>
          </table:table-cell>
          <table:table-cell/>
          <table:table-cell office:value-type="float" office:value="8.639" calcext:value-type="float">
            <text:p>8,639</text:p>
          </table:table-cell>
          <table:table-cell office:value-type="float" office:value="9.218" calcext:value-type="float">
            <text:p>9,218</text:p>
          </table:table-cell>
          <table:table-cell office:value-type="float" office:value="3.835" calcext:value-type="float">
            <text:p>3,835</text:p>
          </table:table-cell>
          <table:table-cell office:value-type="float" office:value="3.778" calcext:value-type="float">
            <text:p>3,778</text:p>
          </table:table-cell>
          <table:table-cell office:value-type="float" office:value="5.562" calcext:value-type="float">
            <text:p>5,562</text:p>
          </table:table-cell>
          <table:table-cell office:value-type="float" office:value="5.556" calcext:value-type="float">
            <text:p>5,556</text:p>
          </table:table-cell>
          <table:table-cell office:value-type="float" office:value="4.582" calcext:value-type="float">
            <text:p>4,582</text:p>
          </table:table-cell>
          <table:table-cell/>
          <table:table-cell office:value-type="float" office:value="10.67" calcext:value-type="float">
            <text:p>10,67</text:p>
          </table:table-cell>
          <table:table-cell table:style-name="ce2" office:value-type="float" office:value="11.236" calcext:value-type="float">
            <text:p>11,236</text:p>
          </table:table-cell>
          <table:table-cell table:style-name="ce2" office:value-type="float" office:value="5.344" calcext:value-type="float">
            <text:p>5,344</text:p>
          </table:table-cell>
          <table:table-cell table:style-name="ce2" office:value-type="float" office:value="5.307" calcext:value-type="float">
            <text:p>5,307</text:p>
          </table:table-cell>
          <table:table-cell table:style-name="ce2" office:value-type="float" office:value="7.231" calcext:value-type="float">
            <text:p>7,231</text:p>
          </table:table-cell>
          <table:table-cell table:style-name="ce2" office:value-type="float" office:value="7.18" calcext:value-type="float">
            <text:p>7,18</text:p>
          </table:table-cell>
          <table:table-cell table:style-name="ce2" office:value-type="float" office:value="6.23" calcext:value-type="float">
            <text:p>6,23</text:p>
          </table:table-cell>
          <table:table-cell/>
          <table:table-cell office:value-type="float" office:value="13.267" calcext:value-type="float">
            <text:p>13,267</text:p>
          </table:table-cell>
          <table:table-cell office:value-type="float" office:value="13.882" calcext:value-type="float">
            <text:p>13,882</text:p>
          </table:table-cell>
          <table:table-cell office:value-type="float" office:value="7.519" calcext:value-type="float">
            <text:p>7,519</text:p>
          </table:table-cell>
          <table:table-cell office:value-type="float" office:value="7.629" calcext:value-type="float">
            <text:p>7,629</text:p>
          </table:table-cell>
          <table:table-cell office:value-type="float" office:value="9.691" calcext:value-type="float">
            <text:p>9,691</text:p>
          </table:table-cell>
          <table:table-cell office:value-type="float" office:value="9.692" calcext:value-type="float">
            <text:p>9,692</text:p>
          </table:table-cell>
          <table:table-cell office:value-type="float" office:value="8.408" calcext:value-type="float">
            <text:p>8,408</text:p>
          </table:table-cell>
          <table:table-cell/>
          <table:table-cell office:value-type="float" office:value="17.598" calcext:value-type="float">
            <text:p>17,598</text:p>
          </table:table-cell>
          <table:table-cell office:value-type="float" office:value="18.105" calcext:value-type="float">
            <text:p>18,105</text:p>
          </table:table-cell>
          <table:table-cell office:value-type="float" office:value="11.279" calcext:value-type="float">
            <text:p>11,279</text:p>
          </table:table-cell>
          <table:table-cell office:value-type="float" office:value="11.803" calcext:value-type="float">
            <text:p>11,803</text:p>
          </table:table-cell>
          <table:table-cell office:value-type="float" office:value="14.164" calcext:value-type="float">
            <text:p>14,164</text:p>
          </table:table-cell>
          <table:table-cell office:value-type="float" office:value="14.037" calcext:value-type="float">
            <text:p>14,037</text:p>
          </table:table-cell>
          <table:table-cell office:value-type="float" office:value="12.042" calcext:value-type="float">
            <text:p>12,042</text:p>
          </table:table-cell>
          <table:table-cell/>
          <table:table-cell office:value-type="float" office:value="26.273" calcext:value-type="float">
            <text:p>26,273</text:p>
          </table:table-cell>
          <table:table-cell office:value-type="float" office:value="26.111" calcext:value-type="float">
            <text:p>26,111</text:p>
          </table:table-cell>
          <table:table-cell office:value-type="float" office:value="21.42" calcext:value-type="float">
            <text:p>21,42</text:p>
          </table:table-cell>
          <table:table-cell office:value-type="float" office:value="22.944" calcext:value-type="float">
            <text:p>22,944</text:p>
          </table:table-cell>
          <table:table-cell office:value-type="float" office:value="24.115" calcext:value-type="float">
            <text:p>24,115</text:p>
          </table:table-cell>
          <table:table-cell office:value-type="float" office:value="23.659" calcext:value-type="float">
            <text:p>23,659</text:p>
          </table:table-cell>
          <table:table-cell office:value-type="float" office:value="21.335" calcext:value-type="float">
            <text:p>21,33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office:value-type="float" office:value="3.552" calcext:value-type="float">
            <text:p>3,552</text:p>
          </table:table-cell>
          <table:table-cell office:value-type="float" office:value="3.726" calcext:value-type="float">
            <text:p>3,726</text:p>
          </table:table-cell>
          <table:table-cell office:value-type="float" office:value="1.514" calcext:value-type="float">
            <text:p>1,514</text:p>
          </table:table-cell>
          <table:table-cell office:value-type="float" office:value="1.409" calcext:value-type="float">
            <text:p>1,409</text:p>
          </table:table-cell>
          <table:table-cell office:value-type="float" office:value="2.943" calcext:value-type="float">
            <text:p>2,943</text:p>
          </table:table-cell>
          <table:table-cell office:value-type="float" office:value="2.693" calcext:value-type="float">
            <text:p>2,693</text:p>
          </table:table-cell>
          <table:table-cell office:value-type="float" office:value="1.387" calcext:value-type="float">
            <text:p>1,387</text:p>
          </table:table-cell>
          <table:table-cell/>
          <table:table-cell table:style-name="ce2" office:value-type="float" office:value="4.907" calcext:value-type="float">
            <text:p>4,907</text:p>
          </table:table-cell>
          <table:table-cell office:value-type="float" office:value="5.133" calcext:value-type="float">
            <text:p>5,133</text:p>
          </table:table-cell>
          <table:table-cell office:value-type="float" office:value="2.033" calcext:value-type="float">
            <text:p>2,033</text:p>
          </table:table-cell>
          <table:table-cell office:value-type="float" office:value="1.875" calcext:value-type="float">
            <text:p>1,875</text:p>
          </table:table-cell>
          <table:table-cell office:value-type="float" office:value="3.66" calcext:value-type="float">
            <text:p>3,66</text:p>
          </table:table-cell>
          <table:table-cell office:value-type="float" office:value="3.373" calcext:value-type="float">
            <text:p>3,373</text:p>
          </table:table-cell>
          <table:table-cell office:value-type="float" office:value="2.175" calcext:value-type="float">
            <text:p>2,175</text:p>
          </table:table-cell>
          <table:table-cell/>
          <table:table-cell office:value-type="float" office:value="6.439" calcext:value-type="float">
            <text:p>6,439</text:p>
          </table:table-cell>
          <table:table-cell office:value-type="float" office:value="6.705" calcext:value-type="float">
            <text:p>6,705</text:p>
          </table:table-cell>
          <table:table-cell office:value-type="float" office:value="2.846" calcext:value-type="float">
            <text:p>2,846</text:p>
          </table:table-cell>
          <table:table-cell office:value-type="float" office:value="2.659" calcext:value-type="float">
            <text:p>2,659</text:p>
          </table:table-cell>
          <table:table-cell office:value-type="float" office:value="4.726" calcext:value-type="float">
            <text:p>4,726</text:p>
          </table:table-cell>
          <table:table-cell office:value-type="float" office:value="4.362" calcext:value-type="float">
            <text:p>4,362</text:p>
          </table:table-cell>
          <table:table-cell office:value-type="float" office:value="3.185" calcext:value-type="float">
            <text:p>3,185</text:p>
          </table:table-cell>
          <table:table-cell/>
          <table:table-cell office:value-type="float" office:value="8.169" calcext:value-type="float">
            <text:p>8,169</text:p>
          </table:table-cell>
          <table:table-cell table:style-name="ce2" office:value-type="float" office:value="8.43" calcext:value-type="float">
            <text:p>8,43</text:p>
          </table:table-cell>
          <table:table-cell table:style-name="ce2" office:value-type="float" office:value="3.965" calcext:value-type="float">
            <text:p>3,965</text:p>
          </table:table-cell>
          <table:table-cell table:style-name="ce2" office:value-type="float" office:value="3.897" calcext:value-type="float">
            <text:p>3,897</text:p>
          </table:table-cell>
          <table:table-cell table:style-name="ce2" office:value-type="float" office:value="6.071" calcext:value-type="float">
            <text:p>6,071</text:p>
          </table:table-cell>
          <table:table-cell table:style-name="ce2" office:value-type="float" office:value="5.793" calcext:value-type="float">
            <text:p>5,793</text:p>
          </table:table-cell>
          <table:table-cell table:style-name="ce2" office:value-type="float" office:value="4.507" calcext:value-type="float">
            <text:p>4,507</text:p>
          </table:table-cell>
          <table:table-cell/>
          <table:table-cell office:value-type="float" office:value="10.498" calcext:value-type="float">
            <text:p>10,498</text:p>
          </table:table-cell>
          <table:table-cell office:value-type="float" office:value="10.798" calcext:value-type="float">
            <text:p>10,798</text:p>
          </table:table-cell>
          <table:table-cell office:value-type="float" office:value="5.759" calcext:value-type="float">
            <text:p>5,759</text:p>
          </table:table-cell>
          <table:table-cell office:value-type="float" office:value="5.891" calcext:value-type="float">
            <text:p>5,891</text:p>
          </table:table-cell>
          <table:table-cell office:value-type="float" office:value="8.148" calcext:value-type="float">
            <text:p>8,148</text:p>
          </table:table-cell>
          <table:table-cell office:value-type="float" office:value="7.865" calcext:value-type="float">
            <text:p>7,865</text:p>
          </table:table-cell>
          <table:table-cell office:value-type="float" office:value="6.354" calcext:value-type="float">
            <text:p>6,354</text:p>
          </table:table-cell>
          <table:table-cell/>
          <table:table-cell office:value-type="float" office:value="14.384" calcext:value-type="float">
            <text:p>14,384</text:p>
          </table:table-cell>
          <table:table-cell office:value-type="float" office:value="14.699" calcext:value-type="float">
            <text:p>14,699</text:p>
          </table:table-cell>
          <table:table-cell office:value-type="float" office:value="8.925" calcext:value-type="float">
            <text:p>8,925</text:p>
          </table:table-cell>
          <table:table-cell office:value-type="float" office:value="9.372" calcext:value-type="float">
            <text:p>9,372</text:p>
          </table:table-cell>
          <table:table-cell office:value-type="float" office:value="11.869" calcext:value-type="float">
            <text:p>11,869</text:p>
          </table:table-cell>
          <table:table-cell office:value-type="float" office:value="11.558" calcext:value-type="float">
            <text:p>11,558</text:p>
          </table:table-cell>
          <table:table-cell office:value-type="float" office:value="9.486" calcext:value-type="float">
            <text:p>9,486</text:p>
          </table:table-cell>
          <table:table-cell/>
          <table:table-cell office:value-type="float" office:value="22.869" calcext:value-type="float">
            <text:p>22,869</text:p>
          </table:table-cell>
          <table:table-cell office:value-type="float" office:value="22.824" calcext:value-type="float">
            <text:p>22,824</text:p>
          </table:table-cell>
          <table:table-cell office:value-type="float" office:value="18.656" calcext:value-type="float">
            <text:p>18,656</text:p>
          </table:table-cell>
          <table:table-cell office:value-type="float" office:value="20.232" calcext:value-type="float">
            <text:p>20,232</text:p>
          </table:table-cell>
          <table:table-cell office:value-type="float" office:value="21.327" calcext:value-type="float">
            <text:p>21,327</text:p>
          </table:table-cell>
          <table:table-cell office:value-type="float" office:value="20.691" calcext:value-type="float">
            <text:p>20,691</text:p>
          </table:table-cell>
          <table:table-cell office:value-type="float" office:value="18.506" calcext:value-type="float">
            <text:p>18,50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2.482" calcext:value-type="float">
            <text:p>2,482</text:p>
          </table:table-cell>
          <table:table-cell office:value-type="float" office:value="1.141" calcext:value-type="float">
            <text:p>1,141</text:p>
          </table:table-cell>
          <table:table-cell office:value-type="float" office:value="1.142" calcext:value-type="float">
            <text:p>1,142</text:p>
          </table:table-cell>
          <table:table-cell office:value-type="float" office:value="2.19" calcext:value-type="float">
            <text:p>2,19</text:p>
          </table:table-cell>
          <table:table-cell office:value-type="float" office:value="2.378" calcext:value-type="float">
            <text:p>2,378</text:p>
          </table:table-cell>
          <table:table-cell office:value-type="float" office:value="0.785" calcext:value-type="float">
            <text:p>0,785</text:p>
          </table:table-cell>
          <table:table-cell/>
          <table:table-cell table:style-name="ce2" office:value-type="float" office:value="3.269" calcext:value-type="float">
            <text:p>3,269</text:p>
          </table:table-cell>
          <table:table-cell office:value-type="float" office:value="3.456" calcext:value-type="float">
            <text:p>3,456</text:p>
          </table:table-cell>
          <table:table-cell office:value-type="float" office:value="1.468" calcext:value-type="float">
            <text:p>1,468</text:p>
          </table:table-cell>
          <table:table-cell office:value-type="float" office:value="1.461" calcext:value-type="float">
            <text:p>1,461</text:p>
          </table:table-cell>
          <table:table-cell office:value-type="float" office:value="2.599" calcext:value-type="float">
            <text:p>2,599</text:p>
          </table:table-cell>
          <table:table-cell office:value-type="float" office:value="2.851" calcext:value-type="float">
            <text:p>2,851</text:p>
          </table:table-cell>
          <table:table-cell office:value-type="float" office:value="1.285" calcext:value-type="float">
            <text:p>1,285</text:p>
          </table:table-cell>
          <table:table-cell/>
          <table:table-cell office:value-type="float" office:value="4.452" calcext:value-type="float">
            <text:p>4,452</text:p>
          </table:table-cell>
          <table:table-cell office:value-type="float" office:value="4.659" calcext:value-type="float">
            <text:p>4,659</text:p>
          </table:table-cell>
          <table:table-cell office:value-type="float" office:value="2.005" calcext:value-type="float">
            <text:p>2,005</text:p>
          </table:table-cell>
          <table:table-cell office:value-type="float" office:value="1.979" calcext:value-type="float">
            <text:p>1,979</text:p>
          </table:table-cell>
          <table:table-cell office:value-type="float" office:value="3.291" calcext:value-type="float">
            <text:p>3,291</text:p>
          </table:table-cell>
          <table:table-cell office:value-type="float" office:value="3.55" calcext:value-type="float">
            <text:p>3,55</text:p>
          </table:table-cell>
          <table:table-cell office:value-type="float" office:value="2.029" calcext:value-type="float">
            <text:p>2,029</text:p>
          </table:table-cell>
          <table:table-cell/>
          <table:table-cell office:value-type="float" office:value="5.899" calcext:value-type="float">
            <text:p>5,899</text:p>
          </table:table-cell>
          <table:table-cell table:style-name="ce2" office:value-type="float" office:value="6.085" calcext:value-type="float">
            <text:p>6,085</text:p>
          </table:table-cell>
          <table:table-cell table:style-name="ce2" office:value-type="float" office:value="2.828" calcext:value-type="float">
            <text:p>2,828</text:p>
          </table:table-cell>
          <table:table-cell table:style-name="ce2" office:value-type="float" office:value="2.891" calcext:value-type="float">
            <text:p>2,891</text:p>
          </table:table-cell>
          <table:table-cell table:style-name="ce2" office:value-type="float" office:value="4.244" calcext:value-type="float">
            <text:p>4,244</text:p>
          </table:table-cell>
          <table:table-cell table:style-name="ce2" office:value-type="float" office:value="4.603" calcext:value-type="float">
            <text:p>4,603</text:p>
          </table:table-cell>
          <table:table-cell table:style-name="ce2" office:value-type="float" office:value="3.058" calcext:value-type="float">
            <text:p>3,058</text:p>
          </table:table-cell>
          <table:table-cell/>
          <table:table-cell office:value-type="float" office:value="7.923" calcext:value-type="float">
            <text:p>7,923</text:p>
          </table:table-cell>
          <table:table-cell office:value-type="float" office:value="8.091" calcext:value-type="float">
            <text:p>8,091</text:p>
          </table:table-cell>
          <table:table-cell office:value-type="float" office:value="4.306" calcext:value-type="float">
            <text:p>4,306</text:p>
          </table:table-cell>
          <table:table-cell office:value-type="float" office:value="4.506" calcext:value-type="float">
            <text:p>4,506</text:p>
          </table:table-cell>
          <table:table-cell office:value-type="float" office:value="5.933" calcext:value-type="float">
            <text:p>5,933</text:p>
          </table:table-cell>
          <table:table-cell office:value-type="float" office:value="6.311" calcext:value-type="float">
            <text:p>6,311</text:p>
          </table:table-cell>
          <table:table-cell office:value-type="float" office:value="4.604" calcext:value-type="float">
            <text:p>4,604</text:p>
          </table:table-cell>
          <table:table-cell/>
          <table:table-cell office:value-type="float" office:value="11.362" calcext:value-type="float">
            <text:p>11,362</text:p>
          </table:table-cell>
          <table:table-cell office:value-type="float" office:value="11.599" calcext:value-type="float">
            <text:p>11,599</text:p>
          </table:table-cell>
          <table:table-cell office:value-type="float" office:value="6.906" calcext:value-type="float">
            <text:p>6,906</text:p>
          </table:table-cell>
          <table:table-cell office:value-type="float" office:value="7.437" calcext:value-type="float">
            <text:p>7,437</text:p>
          </table:table-cell>
          <table:table-cell office:value-type="float" office:value="9.135" calcext:value-type="float">
            <text:p>9,135</text:p>
          </table:table-cell>
          <table:table-cell office:value-type="float" office:value="9.51" calcext:value-type="float">
            <text:p>9,51</text:p>
          </table:table-cell>
          <table:table-cell office:value-type="float" office:value="7.237" calcext:value-type="float">
            <text:p>7,237</text:p>
          </table:table-cell>
          <table:table-cell/>
          <table:table-cell office:value-type="float" office:value="19.705" calcext:value-type="float">
            <text:p>19,705</text:p>
          </table:table-cell>
          <table:table-cell office:value-type="float" office:value="19.633" calcext:value-type="float">
            <text:p>19,633</text:p>
          </table:table-cell>
          <table:table-cell office:value-type="float" office:value="16.121" calcext:value-type="float">
            <text:p>16,121</text:p>
          </table:table-cell>
          <table:table-cell office:value-type="float" office:value="17.627" calcext:value-type="float">
            <text:p>17,627</text:p>
          </table:table-cell>
          <table:table-cell office:value-type="float" office:value="18.46" calcext:value-type="float">
            <text:p>18,46</text:p>
          </table:table-cell>
          <table:table-cell office:value-type="float" office:value="18.242" calcext:value-type="float">
            <text:p>18,242</text:p>
          </table:table-cell>
          <table:table-cell office:value-type="float" office:value="15.789" calcext:value-type="float">
            <text:p>15,78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office:value-type="float" office:value="1.492" calcext:value-type="float">
            <text:p>1,492</text:p>
          </table:table-cell>
          <table:table-cell office:value-type="float" office:value="1.74" calcext:value-type="float">
            <text:p>1,74</text:p>
          </table:table-cell>
          <table:table-cell office:value-type="float" office:value="0.902" calcext:value-type="float">
            <text:p>0,902</text:p>
          </table:table-cell>
          <table:table-cell office:value-type="float" office:value="0.889" calcext:value-type="float">
            <text:p>0,889</text:p>
          </table:table-cell>
          <table:table-cell office:value-type="float" office:value="1.96" calcext:value-type="float">
            <text:p>1,96</text:p>
          </table:table-cell>
          <table:table-cell office:value-type="float" office:value="1.988" calcext:value-type="float">
            <text:p>1,988</text:p>
          </table:table-cell>
          <table:table-cell office:value-type="float" office:value="0.423" calcext:value-type="float">
            <text:p>0,423</text:p>
          </table:table-cell>
          <table:table-cell/>
          <table:table-cell table:style-name="ce2" office:value-type="float" office:value="2.084" calcext:value-type="float">
            <text:p>2,084</text:p>
          </table:table-cell>
          <table:table-cell office:value-type="float" office:value="2.369" calcext:value-type="float">
            <text:p>2,369</text:p>
          </table:table-cell>
          <table:table-cell office:value-type="float" office:value="1.094" calcext:value-type="float">
            <text:p>1,094</text:p>
          </table:table-cell>
          <table:table-cell office:value-type="float" office:value="1.068" calcext:value-type="float">
            <text:p>1,068</text:p>
          </table:table-cell>
          <table:table-cell office:value-type="float" office:value="2.215" calcext:value-type="float">
            <text:p>2,215</text:p>
          </table:table-cell>
          <table:table-cell office:value-type="float" office:value="2.283" calcext:value-type="float">
            <text:p>2,283</text:p>
          </table:table-cell>
          <table:table-cell office:value-type="float" office:value="0.722" calcext:value-type="float">
            <text:p>0,722</text:p>
          </table:table-cell>
          <table:table-cell/>
          <table:table-cell office:value-type="float" office:value="2.926" calcext:value-type="float">
            <text:p>2,926</text:p>
          </table:table-cell>
          <table:table-cell office:value-type="float" office:value="3.244" calcext:value-type="float">
            <text:p>3,244</text:p>
          </table:table-cell>
          <table:table-cell office:value-type="float" office:value="1.441" calcext:value-type="float">
            <text:p>1,441</text:p>
          </table:table-cell>
          <table:table-cell office:value-type="float" office:value="1.434" calcext:value-type="float">
            <text:p>1,434</text:p>
          </table:table-cell>
          <table:table-cell office:value-type="float" office:value="2.609" calcext:value-type="float">
            <text:p>2,609</text:p>
          </table:table-cell>
          <table:table-cell office:value-type="float" office:value="2.73" calcext:value-type="float">
            <text:p>2,73</text:p>
          </table:table-cell>
          <table:table-cell office:value-type="float" office:value="1.234" calcext:value-type="float">
            <text:p>1,234</text:p>
          </table:table-cell>
          <table:table-cell/>
          <table:table-cell office:value-type="float" office:value="4.065" calcext:value-type="float">
            <text:p>4,065</text:p>
          </table:table-cell>
          <table:table-cell table:style-name="ce2" office:value-type="float" office:value="4.405" calcext:value-type="float">
            <text:p>4,405</text:p>
          </table:table-cell>
          <table:table-cell table:style-name="ce2" office:value-type="float" office:value="2.045" calcext:value-type="float">
            <text:p>2,045</text:p>
          </table:table-cell>
          <table:table-cell table:style-name="ce2" office:value-type="float" office:value="2.08" calcext:value-type="float">
            <text:p>2,08</text:p>
          </table:table-cell>
          <table:table-cell table:style-name="ce2" office:value-type="float" office:value="3.315" calcext:value-type="float">
            <text:p>3,315</text:p>
          </table:table-cell>
          <table:table-cell table:style-name="ce2" office:value-type="float" office:value="3.483" calcext:value-type="float">
            <text:p>3,483</text:p>
          </table:table-cell>
          <table:table-cell table:style-name="ce2" office:value-type="float" office:value="1.981" calcext:value-type="float">
            <text:p>1,981</text:p>
          </table:table-cell>
          <table:table-cell/>
          <table:table-cell office:value-type="float" office:value="5.736" calcext:value-type="float">
            <text:p>5,736</text:p>
          </table:table-cell>
          <table:table-cell office:value-type="float" office:value="6.096" calcext:value-type="float">
            <text:p>6,096</text:p>
          </table:table-cell>
          <table:table-cell office:value-type="float" office:value="3.196" calcext:value-type="float">
            <text:p>3,196</text:p>
          </table:table-cell>
          <table:table-cell office:value-type="float" office:value="3.299" calcext:value-type="float">
            <text:p>3,299</text:p>
          </table:table-cell>
          <table:table-cell office:value-type="float" office:value="4.721" calcext:value-type="float">
            <text:p>4,721</text:p>
          </table:table-cell>
          <table:table-cell office:value-type="float" office:value="4.861" calcext:value-type="float">
            <text:p>4,861</text:p>
          </table:table-cell>
          <table:table-cell office:value-type="float" office:value="3.215" calcext:value-type="float">
            <text:p>3,215</text:p>
          </table:table-cell>
          <table:table-cell/>
          <table:table-cell office:value-type="float" office:value="8.671" calcext:value-type="float">
            <text:p>8,671</text:p>
          </table:table-cell>
          <table:table-cell office:value-type="float" office:value="9.082" calcext:value-type="float">
            <text:p>9,082</text:p>
          </table:table-cell>
          <table:table-cell office:value-type="float" office:value="5.234" calcext:value-type="float">
            <text:p>5,234</text:p>
          </table:table-cell>
          <table:table-cell office:value-type="float" office:value="5.699" calcext:value-type="float">
            <text:p>5,699</text:p>
          </table:table-cell>
          <table:table-cell office:value-type="float" office:value="7.174" calcext:value-type="float">
            <text:p>7,174</text:p>
          </table:table-cell>
          <table:table-cell office:value-type="float" office:value="7.291" calcext:value-type="float">
            <text:p>7,291</text:p>
          </table:table-cell>
          <table:table-cell office:value-type="float" office:value="5.371" calcext:value-type="float">
            <text:p>5,371</text:p>
          </table:table-cell>
          <table:table-cell/>
          <table:table-cell office:value-type="float" office:value="16.832" calcext:value-type="float">
            <text:p>16,832</text:p>
          </table:table-cell>
          <table:table-cell office:value-type="float" office:value="16.876" calcext:value-type="float">
            <text:p>16,876</text:p>
          </table:table-cell>
          <table:table-cell office:value-type="float" office:value="13.798" calcext:value-type="float">
            <text:p>13,798</text:p>
          </table:table-cell>
          <table:table-cell office:value-type="float" office:value="15.186" calcext:value-type="float">
            <text:p>15,186</text:p>
          </table:table-cell>
          <table:table-cell office:value-type="float" office:value="15.781" calcext:value-type="float">
            <text:p>15,781</text:p>
          </table:table-cell>
          <table:table-cell office:value-type="float" office:value="15.663" calcext:value-type="float">
            <text:p>15,663</text:p>
          </table:table-cell>
          <table:table-cell office:value-type="float" office:value="13.307" calcext:value-type="float">
            <text:p>13,30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8" calcext:value-type="float">
            <text:p>1,1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5" calcext:value-type="float">
            <text:p>0,825</text:p>
          </table:table-cell>
          <table:table-cell office:value-type="float" office:value="1.837" calcext:value-type="float">
            <text:p>1,837</text:p>
          </table:table-cell>
          <table:table-cell office:value-type="float" office:value="1.895" calcext:value-type="float">
            <text:p>1,895</text:p>
          </table:table-cell>
          <table:table-cell office:value-type="float" office:value="0.181" calcext:value-type="float">
            <text:p>0,181</text:p>
          </table:table-cell>
          <table:table-cell/>
          <table:table-cell table:style-name="ce2" office:value-type="float" office:value="1.431" calcext:value-type="float">
            <text:p>1,431</text:p>
          </table:table-cell>
          <table:table-cell office:value-type="float" office:value="1.575" calcext:value-type="float">
            <text:p>1,575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5" calcext:value-type="float">
            <text:p>0,975</text:p>
          </table:table-cell>
          <table:table-cell office:value-type="float" office:value="1.94" calcext:value-type="float">
            <text:p>1,94</text:p>
          </table:table-cell>
          <table:table-cell office:value-type="float" office:value="2.089" calcext:value-type="float">
            <text:p>2,089</text:p>
          </table:table-cell>
          <table:table-cell office:value-type="float" office:value="0.356" calcext:value-type="float">
            <text:p>0,356</text:p>
          </table:table-cell>
          <table:table-cell/>
          <table:table-cell office:value-type="float" office:value="1.99" calcext:value-type="float">
            <text:p>1,99</text:p>
          </table:table-cell>
          <table:table-cell office:value-type="float" office:value="2.168" calcext:value-type="float">
            <text:p>2,168</text:p>
          </table:table-cell>
          <table:table-cell office:value-type="float" office:value="1.198" calcext:value-type="float">
            <text:p>1,198</text:p>
          </table:table-cell>
          <table:table-cell office:value-type="float" office:value="1.184" calcext:value-type="float">
            <text:p>1,184</text:p>
          </table:table-cell>
          <table:table-cell office:value-type="float" office:value="2.281" calcext:value-type="float">
            <text:p>2,281</text:p>
          </table:table-cell>
          <table:table-cell office:value-type="float" office:value="2.389" calcext:value-type="float">
            <text:p>2,389</text:p>
          </table:table-cell>
          <table:table-cell office:value-type="float" office:value="0.671" calcext:value-type="float">
            <text:p>0,671</text:p>
          </table:table-cell>
          <table:table-cell/>
          <table:table-cell office:value-type="float" office:value="2.812" calcext:value-type="float">
            <text:p>2,812</text:p>
          </table:table-cell>
          <table:table-cell table:style-name="ce2" office:value-type="float" office:value="2.996" calcext:value-type="float">
            <text:p>2,996</text:p>
          </table:table-cell>
          <table:table-cell table:style-name="ce2" office:value-type="float" office:value="1.613" calcext:value-type="float">
            <text:p>1,613</text:p>
          </table:table-cell>
          <table:table-cell table:style-name="ce2" office:value-type="float" office:value="1.618" calcext:value-type="float">
            <text:p>1,618</text:p>
          </table:table-cell>
          <table:table-cell table:style-name="ce2" office:value-type="float" office:value="2.814" calcext:value-type="float">
            <text:p>2,814</text:p>
          </table:table-cell>
          <table:table-cell table:style-name="ce2" office:value-type="float" office:value="2.893" calcext:value-type="float">
            <text:p>2,893</text:p>
          </table:table-cell>
          <table:table-cell table:style-name="ce2" office:value-type="float" office:value="1.199" calcext:value-type="float">
            <text:p>1,199</text:p>
          </table:table-cell>
          <table:table-cell/>
          <table:table-cell office:value-type="float" office:value="4.102" calcext:value-type="float">
            <text:p>4,102</text:p>
          </table:table-cell>
          <table:table-cell office:value-type="float" office:value="4.364" calcext:value-type="float">
            <text:p>4,364</text:p>
          </table:table-cell>
          <table:table-cell office:value-type="float" office:value="2.482" calcext:value-type="float">
            <text:p>2,482</text:p>
          </table:table-cell>
          <table:table-cell office:value-type="float" office:value="2.575" calcext:value-type="float">
            <text:p>2,575</text:p>
          </table:table-cell>
          <table:table-cell office:value-type="float" office:value="3.903" calcext:value-type="float">
            <text:p>3,903</text:p>
          </table:table-cell>
          <table:table-cell office:value-type="float" office:value="3.893" calcext:value-type="float">
            <text:p>3,893</text:p>
          </table:table-cell>
          <table:table-cell office:value-type="float" office:value="2.117" calcext:value-type="float">
            <text:p>2,117</text:p>
          </table:table-cell>
          <table:table-cell/>
          <table:table-cell office:value-type="float" office:value="6.494" calcext:value-type="float">
            <text:p>6,494</text:p>
          </table:table-cell>
          <table:table-cell office:value-type="float" office:value="6.802" calcext:value-type="float">
            <text:p>6,802</text:p>
          </table:table-cell>
          <table:table-cell office:value-type="float" office:value="4.102" calcext:value-type="float">
            <text:p>4,102</text:p>
          </table:table-cell>
          <table:table-cell office:value-type="float" office:value="4.345" calcext:value-type="float">
            <text:p>4,345</text:p>
          </table:table-cell>
          <table:table-cell office:value-type="float" office:value="5.862" calcext:value-type="float">
            <text:p>5,862</text:p>
          </table:table-cell>
          <table:table-cell office:value-type="float" office:value="5.826" calcext:value-type="float">
            <text:p>5,826</text:p>
          </table:table-cell>
          <table:table-cell office:value-type="float" office:value="3.797" calcext:value-type="float">
            <text:p>3,797</text:p>
          </table:table-cell>
          <table:table-cell/>
          <table:table-cell office:value-type="float" office:value="14.107" calcext:value-type="float">
            <text:p>14,107</text:p>
          </table:table-cell>
          <table:table-cell office:value-type="float" office:value="14.067" calcext:value-type="float">
            <text:p>14,067</text:p>
          </table:table-cell>
          <table:table-cell office:value-type="float" office:value="11.692" calcext:value-type="float">
            <text:p>11,692</text:p>
          </table:table-cell>
          <table:table-cell office:value-type="float" office:value="12.85" calcext:value-type="float">
            <text:p>12,85</text:p>
          </table:table-cell>
          <table:table-cell office:value-type="float" office:value="13.497" calcext:value-type="float">
            <text:p>13,497</text:p>
          </table:table-cell>
          <table:table-cell office:value-type="float" office:value="13.368" calcext:value-type="float">
            <text:p>13,368</text:p>
          </table:table-cell>
          <table:table-cell office:value-type="float" office:value="10.974" calcext:value-type="float">
            <text:p>10,97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office:value-type="float" office:value="0.759" calcext:value-type="float">
            <text:p>0,759</text:p>
          </table:table-cell>
          <table:table-cell office:value-type="float" office:value="0.813" calcext:value-type="float">
            <text:p>0,813</text:p>
          </table:table-cell>
          <table:table-cell office:value-type="float" office:value="0.764" calcext:value-type="float">
            <text:p>0,764</text:p>
          </table:table-cell>
          <table:table-cell office:value-type="float" office:value="0.78" calcext:value-type="float">
            <text:p>0,78</text:p>
          </table:table-cell>
          <table:table-cell office:value-type="float" office:value="1.733" calcext:value-type="float">
            <text:p>1,733</text:p>
          </table:table-cell>
          <table:table-cell office:value-type="float" office:value="1.779" calcext:value-type="float">
            <text:p>1,779</text:p>
          </table:table-cell>
          <table:table-cell office:value-type="float" office:value="0.085" calcext:value-type="float">
            <text:p>0,085</text:p>
          </table:table-cell>
          <table:table-cell/>
          <table:table-cell table:style-name="ce2" office:value-type="float" office:value="0.958" calcext:value-type="float">
            <text:p>0,958</text:p>
          </table:table-cell>
          <table:table-cell office:value-type="float" office:value="0.988" calcext:value-type="float">
            <text:p>0,988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8" calcext:value-type="float">
            <text:p>0,828</text:p>
          </table:table-cell>
          <table:table-cell table:number-columns-repeated="2" office:value-type="float" office:value="1.845" calcext:value-type="float">
            <text:p>1,845</text:p>
          </table:table-cell>
          <table:table-cell office:value-type="float" office:value="0.17" calcext:value-type="float">
            <text:p>0,17</text:p>
          </table:table-cell>
          <table:table-cell/>
          <table:table-cell office:value-type="float" office:value="1.293" calcext:value-type="float">
            <text:p>1,293</text:p>
          </table:table-cell>
          <table:table-cell office:value-type="float" office:value="1.326" calcext:value-type="float">
            <text:p>1,326</text:p>
          </table:table-cell>
          <table:table-cell office:value-type="float" office:value="0.957" calcext:value-type="float">
            <text:p>0,957</text:p>
          </table:table-cell>
          <table:table-cell office:value-type="float" office:value="0.959" calcext:value-type="float">
            <text:p>0,959</text:p>
          </table:table-cell>
          <table:table-cell office:value-type="float" office:value="1.999" calcext:value-type="float">
            <text:p>1,999</text:p>
          </table:table-cell>
          <table:table-cell office:value-type="float" office:value="1.997" calcext:value-type="float">
            <text:p>1,997</text:p>
          </table:table-cell>
          <table:table-cell office:value-type="float" office:value="0.344" calcext:value-type="float">
            <text:p>0,344</text:p>
          </table:table-cell>
          <table:table-cell/>
          <table:table-cell office:value-type="float" office:value="1.831" calcext:value-type="float">
            <text:p>1,831</text:p>
          </table:table-cell>
          <table:table-cell table:style-name="ce2" office:value-type="float" office:value="1.901" calcext:value-type="float">
            <text:p>1,901</text:p>
          </table:table-cell>
          <table:table-cell table:style-name="ce2" office:value-type="float" office:value="1.218" calcext:value-type="float">
            <text:p>1,218</text:p>
          </table:table-cell>
          <table:table-cell table:style-name="ce2" office:value-type="float" office:value="1.178" calcext:value-type="float">
            <text:p>1,178</text:p>
          </table:table-cell>
          <table:table-cell table:style-name="ce2" office:value-type="float" office:value="2.305" calcext:value-type="float">
            <text:p>2,305</text:p>
          </table:table-cell>
          <table:table-cell table:style-name="ce2" office:value-type="float" office:value="2.343" calcext:value-type="float">
            <text:p>2,343</text:p>
          </table:table-cell>
          <table:table-cell table:style-name="ce2" office:value-type="float" office:value="0.66" calcext:value-type="float">
            <text:p>0,66</text:p>
          </table:table-cell>
          <table:table-cell/>
          <table:table-cell office:value-type="float" office:value="2.825" calcext:value-type="float">
            <text:p>2,825</text:p>
          </table:table-cell>
          <table:table-cell office:value-type="float" office:value="2.925" calcext:value-type="float">
            <text:p>2,925</text:p>
          </table:table-cell>
          <table:table-cell office:value-type="float" office:value="1.864" calcext:value-type="float">
            <text:p>1,864</text:p>
          </table:table-cell>
          <table:table-cell office:value-type="float" office:value="1.832" calcext:value-type="float">
            <text:p>1,832</text:p>
          </table:table-cell>
          <table:table-cell office:value-type="float" office:value="2.954" calcext:value-type="float">
            <text:p>2,954</text:p>
          </table:table-cell>
          <table:table-cell office:value-type="float" office:value="3.166" calcext:value-type="float">
            <text:p>3,166</text:p>
          </table:table-cell>
          <table:table-cell office:value-type="float" office:value="1.332" calcext:value-type="float">
            <text:p>1,332</text:p>
          </table:table-cell>
          <table:table-cell/>
          <table:table-cell office:value-type="float" office:value="4.643" calcext:value-type="float">
            <text:p>4,643</text:p>
          </table:table-cell>
          <table:table-cell office:value-type="float" office:value="4.843" calcext:value-type="float">
            <text:p>4,843</text:p>
          </table:table-cell>
          <table:table-cell office:value-type="float" office:value="2.949" calcext:value-type="float">
            <text:p>2,949</text:p>
          </table:table-cell>
          <table:table-cell office:value-type="float" office:value="3.127" calcext:value-type="float">
            <text:p>3,127</text:p>
          </table:table-cell>
          <table:table-cell office:value-type="float" office:value="4.442" calcext:value-type="float">
            <text:p>4,442</text:p>
          </table:table-cell>
          <table:table-cell office:value-type="float" office:value="4.618" calcext:value-type="float">
            <text:p>4,618</text:p>
          </table:table-cell>
          <table:table-cell office:value-type="float" office:value="2.564" calcext:value-type="float">
            <text:p>2,564</text:p>
          </table:table-cell>
          <table:table-cell/>
          <table:table-cell office:value-type="float" office:value="11.556" calcext:value-type="float">
            <text:p>11,556</text:p>
          </table:table-cell>
          <table:table-cell office:value-type="float" office:value="11.551" calcext:value-type="float">
            <text:p>11,551</text:p>
          </table:table-cell>
          <table:table-cell office:value-type="float" office:value="9.455" calcext:value-type="float">
            <text:p>9,455</text:p>
          </table:table-cell>
          <table:table-cell office:value-type="float" office:value="10.483" calcext:value-type="float">
            <text:p>10,483</text:p>
          </table:table-cell>
          <table:table-cell office:value-type="float" office:value="11.35" calcext:value-type="float">
            <text:p>11,35</text:p>
          </table:table-cell>
          <table:table-cell office:value-type="float" office:value="11.397" calcext:value-type="float">
            <text:p>11,397</text:p>
          </table:table-cell>
          <table:table-cell office:value-type="float" office:value="8.842" calcext:value-type="float">
            <text:p>8,84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office:value-type="float" office:value="0.628" calcext:value-type="float">
            <text:p>0,628</text:p>
          </table:table-cell>
          <table:table-cell office:value-type="float" office:value="0.685" calcext:value-type="float">
            <text:p>0,685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9" calcext:value-type="float">
            <text:p>0,749</text:p>
          </table:table-cell>
          <table:table-cell office:value-type="float" office:value="1.696" calcext:value-type="float">
            <text:p>1,696</text:p>
          </table:table-cell>
          <table:table-cell office:value-type="float" office:value="1.672" calcext:value-type="float">
            <text:p>1,672</text:p>
          </table:table-cell>
          <table:table-cell office:value-type="float" office:value="0.025" calcext:value-type="float">
            <text:p>0,025</text:p>
          </table:table-cell>
          <table:table-cell/>
          <table:table-cell table:style-name="ce2" office:value-type="float" office:value="0.7" calcext:value-type="float">
            <text:p>0,7</text:p>
          </table:table-cell>
          <table:table-cell office:value-type="float" office:value="0.775" calcext:value-type="float">
            <text:p>0,775</text:p>
          </table:table-cell>
          <table:table-cell office:value-type="float" office:value="0.768" calcext:value-type="float">
            <text:p>0,768</text:p>
          </table:table-cell>
          <table:table-cell office:value-type="float" office:value="0.785" calcext:value-type="float">
            <text:p>0,785</text:p>
          </table:table-cell>
          <table:table-cell office:value-type="float" office:value="1.722" calcext:value-type="float">
            <text:p>1,722</text:p>
          </table:table-cell>
          <table:table-cell office:value-type="float" office:value="1.699" calcext:value-type="float">
            <text:p>1,699</text:p>
          </table:table-cell>
          <table:table-cell office:value-type="float" office:value="0.063" calcext:value-type="float">
            <text:p>0,063</text:p>
          </table:table-cell>
          <table:table-cell/>
          <table:table-cell office:value-type="float" office:value="0.876" calcext:value-type="float">
            <text:p>0,876</text:p>
          </table:table-cell>
          <table:table-cell office:value-type="float" office:value="0.953" calcext:value-type="float">
            <text:p>0,953</text:p>
          </table:table-cell>
          <table:table-cell office:value-type="float" office:value="0.822" calcext:value-type="float">
            <text:p>0,822</text:p>
          </table:table-cell>
          <table:table-cell office:value-type="float" office:value="0.85" calcext:value-type="float">
            <text:p>0,85</text:p>
          </table:table-cell>
          <table:table-cell office:value-type="float" office:value="1.798" calcext:value-type="float">
            <text:p>1,798</text:p>
          </table:table-cell>
          <table:table-cell office:value-type="float" office:value="1.776" calcext:value-type="float">
            <text:p>1,776</text:p>
          </table:table-cell>
          <table:table-cell office:value-type="float" office:value="0.141" calcext:value-type="float">
            <text:p>0,141</text:p>
          </table:table-cell>
          <table:table-cell/>
          <table:table-cell office:value-type="float" office:value="1.201" calcext:value-type="float">
            <text:p>1,201</text:p>
          </table:table-cell>
          <table:table-cell table:style-name="ce2" office:value-type="float" office:value="1.268" calcext:value-type="float">
            <text:p>1,268</text:p>
          </table:table-cell>
          <table:table-cell table:style-name="ce2" office:value-type="float" office:value="0.952" calcext:value-type="float">
            <text:p>0,952</text:p>
          </table:table-cell>
          <table:table-cell table:style-name="ce2" office:value-type="float" office:value="1.012" calcext:value-type="float">
            <text:p>1,012</text:p>
          </table:table-cell>
          <table:table-cell table:style-name="ce2" office:value-type="float" office:value="1.937" calcext:value-type="float">
            <text:p>1,937</text:p>
          </table:table-cell>
          <table:table-cell table:style-name="ce2" office:value-type="float" office:value="1.984" calcext:value-type="float">
            <text:p>1,984</text:p>
          </table:table-cell>
          <table:table-cell table:style-name="ce2" office:value-type="float" office:value="0.321" calcext:value-type="float">
            <text:p>0,321</text:p>
          </table:table-cell>
          <table:table-cell/>
          <table:table-cell office:value-type="float" office:value="1.871" calcext:value-type="float">
            <text:p>1,871</text:p>
          </table:table-cell>
          <table:table-cell office:value-type="float" office:value="1.966" calcext:value-type="float">
            <text:p>1,966</text:p>
          </table:table-cell>
          <table:table-cell office:value-type="float" office:value="1.346" calcext:value-type="float">
            <text:p>1,346</text:p>
          </table:table-cell>
          <table:table-cell office:value-type="float" office:value="1.502" calcext:value-type="float">
            <text:p>1,502</text:p>
          </table:table-cell>
          <table:table-cell office:value-type="float" office:value="2.436" calcext:value-type="float">
            <text:p>2,436</text:p>
          </table:table-cell>
          <table:table-cell office:value-type="float" office:value="2.432" calcext:value-type="float">
            <text:p>2,432</text:p>
          </table:table-cell>
          <table:table-cell office:value-type="float" office:value="0.764" calcext:value-type="float">
            <text:p>0,764</text:p>
          </table:table-cell>
          <table:table-cell/>
          <table:table-cell office:value-type="float" office:value="3.172" calcext:value-type="float">
            <text:p>3,172</text:p>
          </table:table-cell>
          <table:table-cell office:value-type="float" office:value="3.303" calcext:value-type="float">
            <text:p>3,303</text:p>
          </table:table-cell>
          <table:table-cell office:value-type="float" office:value="2.114" calcext:value-type="float">
            <text:p>2,114</text:p>
          </table:table-cell>
          <table:table-cell office:value-type="float" office:value="2.347" calcext:value-type="float">
            <text:p>2,347</text:p>
          </table:table-cell>
          <table:table-cell office:value-type="float" office:value="3.455" calcext:value-type="float">
            <text:p>3,455</text:p>
          </table:table-cell>
          <table:table-cell office:value-type="float" office:value="3.369" calcext:value-type="float">
            <text:p>3,369</text:p>
          </table:table-cell>
          <table:table-cell office:value-type="float" office:value="1.587" calcext:value-type="float">
            <text:p>1,587</text:p>
          </table:table-cell>
          <table:table-cell/>
          <table:table-cell office:value-type="float" office:value="9.168" calcext:value-type="float">
            <text:p>9,168</text:p>
          </table:table-cell>
          <table:table-cell office:value-type="float" office:value="9.155" calcext:value-type="float">
            <text:p>9,155</text:p>
          </table:table-cell>
          <table:table-cell office:value-type="float" office:value="7.62" calcext:value-type="float">
            <text:p>7,62</text:p>
          </table:table-cell>
          <table:table-cell office:value-type="float" office:value="8.438" calcext:value-type="float">
            <text:p>8,438</text:p>
          </table:table-cell>
          <table:table-cell office:value-type="float" office:value="9.367" calcext:value-type="float">
            <text:p>9,367</text:p>
          </table:table-cell>
          <table:table-cell office:value-type="float" office:value="9.044" calcext:value-type="float">
            <text:p>9,044</text:p>
          </table:table-cell>
          <table:table-cell office:value-type="float" office:value="6.893" calcext:value-type="float">
            <text:p>6,893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office:value-type="float" office:value="0.565" calcext:value-type="float">
            <text:p>0,565</text:p>
          </table:table-cell>
          <table:table-cell office:value-type="float" office:value="0.569" calcext:value-type="float">
            <text:p>0,569</text:p>
          </table:table-cell>
          <table:table-cell office:value-type="float" office:value="0.73" calcext:value-type="float">
            <text:p>0,73</text:p>
          </table:table-cell>
          <table:table-cell office:value-type="float" office:value="0.736" calcext:value-type="float">
            <text:p>0,736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08" calcext:value-type="float">
            <text:p>0,008</text:p>
          </table:table-cell>
          <table:table-cell/>
          <table:table-cell table:style-name="ce2" office:value-type="float" office:value="0.601" calcext:value-type="float">
            <text:p>0,601</text:p>
          </table:table-cell>
          <table:table-cell office:value-type="float" office:value="0.609" calcext:value-type="float">
            <text:p>0,609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2" calcext:value-type="float">
            <text:p>0,752</text:p>
          </table:table-cell>
          <table:table-cell office:value-type="float" office:value="1.667" calcext:value-type="float">
            <text:p>1,667</text:p>
          </table:table-cell>
          <table:table-cell office:value-type="float" office:value="1.675" calcext:value-type="float">
            <text:p>1,675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0.672" calcext:value-type="float">
            <text:p>0,67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64" calcext:value-type="float">
            <text:p>0,764</text:p>
          </table:table-cell>
          <table:table-cell office:value-type="float" office:value="0.774" calcext:value-type="float">
            <text:p>0,774</text:p>
          </table:table-cell>
          <table:table-cell office:value-type="float" office:value="1.715" calcext:value-type="float">
            <text:p>1,715</text:p>
          </table:table-cell>
          <table:table-cell office:value-type="float" office:value="1.704" calcext:value-type="float">
            <text:p>1,704</text:p>
          </table:table-cell>
          <table:table-cell office:value-type="float" office:value="0.057" calcext:value-type="float">
            <text:p>0,057</text:p>
          </table:table-cell>
          <table:table-cell/>
          <table:table-cell office:value-type="float" office:value="0.831" calcext:value-type="float">
            <text:p>0,831</text:p>
          </table:table-cell>
          <table:table-cell table:style-name="ce2" office:value-type="float" office:value="0.866" calcext:value-type="float">
            <text:p>0,866</text:p>
          </table:table-cell>
          <table:table-cell table:style-name="ce2" office:value-type="float" office:value="0.832" calcext:value-type="float">
            <text:p>0,832</text:p>
          </table:table-cell>
          <table:table-cell table:style-name="ce2" office:value-type="float" office:value="0.847" calcext:value-type="float">
            <text:p>0,847</text:p>
          </table:table-cell>
          <table:table-cell table:style-name="ce2" office:value-type="float" office:value="1.781" calcext:value-type="float">
            <text:p>1,781</text:p>
          </table:table-cell>
          <table:table-cell table:style-name="ce2" office:value-type="float" office:value="1.782" calcext:value-type="float">
            <text:p>1,782</text:p>
          </table:table-cell>
          <table:table-cell table:style-name="ce2" office:value-type="float" office:value="0.141" calcext:value-type="float">
            <text:p>0,141</text:p>
          </table:table-cell>
          <table:table-cell/>
          <table:table-cell office:value-type="float" office:value="1.233" calcext:value-type="float">
            <text:p>1,233</text:p>
          </table:table-cell>
          <table:table-cell office:value-type="float" office:value="1.301" calcext:value-type="float">
            <text:p>1,301</text:p>
          </table:table-cell>
          <table:table-cell office:value-type="float" office:value="1.056" calcext:value-type="float">
            <text:p>1,056</text:p>
          </table:table-cell>
          <table:table-cell office:value-type="float" office:value="1.12" calcext:value-type="float">
            <text:p>1,12</text:p>
          </table:table-cell>
          <table:table-cell office:value-type="float" office:value="2.07" calcext:value-type="float">
            <text:p>2,07</text:p>
          </table:table-cell>
          <table:table-cell office:value-type="float" office:value="2.032" calcext:value-type="float">
            <text:p>2,032</text:p>
          </table:table-cell>
          <table:table-cell office:value-type="float" office:value="0.396" calcext:value-type="float">
            <text:p>0,396</text:p>
          </table:table-cell>
          <table:table-cell/>
          <table:table-cell office:value-type="float" office:value="2.019" calcext:value-type="float">
            <text:p>2,019</text:p>
          </table:table-cell>
          <table:table-cell office:value-type="float" office:value="2.124" calcext:value-type="float">
            <text:p>2,124</text:p>
          </table:table-cell>
          <table:table-cell office:value-type="float" office:value="1.48" calcext:value-type="float">
            <text:p>1,48</text:p>
          </table:table-cell>
          <table:table-cell office:value-type="float" office:value="1.636" calcext:value-type="float">
            <text:p>1,636</text:p>
          </table:table-cell>
          <table:table-cell office:value-type="float" office:value="2.625" calcext:value-type="float">
            <text:p>2,625</text:p>
          </table:table-cell>
          <table:table-cell office:value-type="float" office:value="2.554" calcext:value-type="float">
            <text:p>2,554</text:p>
          </table:table-cell>
          <table:table-cell office:value-type="float" office:value="0.879" calcext:value-type="float">
            <text:p>0,879</text:p>
          </table:table-cell>
          <table:table-cell/>
          <table:table-cell office:value-type="float" office:value="6.929" calcext:value-type="float">
            <text:p>6,929</text:p>
          </table:table-cell>
          <table:table-cell office:value-type="float" office:value="6.898" calcext:value-type="float">
            <text:p>6,898</text:p>
          </table:table-cell>
          <table:table-cell office:value-type="float" office:value="5.844" calcext:value-type="float">
            <text:p>5,844</text:p>
          </table:table-cell>
          <table:table-cell office:value-type="float" office:value="6.445" calcext:value-type="float">
            <text:p>6,445</text:p>
          </table:table-cell>
          <table:table-cell office:value-type="float" office:value="7.187" calcext:value-type="float">
            <text:p>7,187</text:p>
          </table:table-cell>
          <table:table-cell office:value-type="float" office:value="6.646" calcext:value-type="float">
            <text:p>6,646</text:p>
          </table:table-cell>
          <table:table-cell office:value-type="float" office:value="4.978" calcext:value-type="float">
            <text:p>4,97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office:value-type="float" office:value="0.563" calcext:value-type="float">
            <text:p>0,563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1.667" calcext:value-type="float">
            <text:p>1,667</text:p>
          </table:table-cell>
          <table:table-cell office:value-type="float" office:value="1.676" calcext:value-type="float">
            <text:p>1,676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573" calcext:value-type="float">
            <text:p>0,573</text:p>
          </table:table-cell>
          <table:table-cell office:value-type="float" office:value="0.563" calcext:value-type="float">
            <text:p>0,563</text:p>
          </table:table-cell>
          <table:table-cell office:value-type="float" office:value="0.734" calcext:value-type="float">
            <text:p>0,734</text:p>
          </table:table-cell>
          <table:table-cell office:value-type="float" office:value="0.73" calcext:value-type="float">
            <text:p>0,73</text:p>
          </table:table-cell>
          <table:table-cell office:value-type="float" office:value="1.667" calcext:value-type="float">
            <text:p>1,667</text:p>
          </table:table-cell>
          <table:table-cell office:value-type="float" office:value="1.679" calcext:value-type="float">
            <text:p>1,679</text:p>
          </table:table-cell>
          <table:table-cell office:value-type="float" office:value="0.001" calcext:value-type="float">
            <text:p>0,001</text:p>
          </table:table-cell>
          <table:table-cell/>
          <table:table-cell office:value-type="float" office:value="0.596" calcext:value-type="float">
            <text:p>0,596</text:p>
          </table:table-cell>
          <table:table-cell office:value-type="float" office:value="0.58" calcext:value-type="float">
            <text:p>0,58</text:p>
          </table:table-cell>
          <table:table-cell office:value-type="float" office:value="0.74" calcext:value-type="float">
            <text:p>0,74</text:p>
          </table:table-cell>
          <table:table-cell office:value-type="float" office:value="0.736" calcext:value-type="float">
            <text:p>0,736</text:p>
          </table:table-cell>
          <table:table-cell office:value-type="float" office:value="1.67" calcext:value-type="float">
            <text:p>1,67</text:p>
          </table:table-cell>
          <table:table-cell office:value-type="float" office:value="1.688" calcext:value-type="float">
            <text:p>1,688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0.654" calcext:value-type="float">
            <text:p>0,654</text:p>
          </table:table-cell>
          <table:table-cell table:style-name="ce2" office:value-type="float" office:value="0.633" calcext:value-type="float">
            <text:p>0,633</text:p>
          </table:table-cell>
          <table:table-cell table:style-name="ce2" office:value-type="float" office:value="0.762" calcext:value-type="float">
            <text:p>0,762</text:p>
          </table:table-cell>
          <table:table-cell table:style-name="ce2" office:value-type="float" office:value="0.758" calcext:value-type="float">
            <text:p>0,758</text:p>
          </table:table-cell>
          <table:table-cell table:style-name="ce2" office:value-type="float" office:value="1.68" calcext:value-type="float">
            <text:p>1,68</text:p>
          </table:table-cell>
          <table:table-cell table:style-name="ce2" office:value-type="float" office:value="1.718" calcext:value-type="float">
            <text:p>1,718</text:p>
          </table:table-cell>
          <table:table-cell table:style-name="ce2" office:value-type="float" office:value="0.043" calcext:value-type="float">
            <text:p>0,043</text:p>
          </table:table-cell>
          <table:table-cell/>
          <table:table-cell office:value-type="float" office:value="0.844" calcext:value-type="float">
            <text:p>0,84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53" calcext:value-type="float">
            <text:p>0,853</text:p>
          </table:table-cell>
          <table:table-cell office:value-type="float" office:value="0.869" calcext:value-type="float">
            <text:p>0,869</text:p>
          </table:table-cell>
          <table:table-cell office:value-type="float" office:value="1.743" calcext:value-type="float">
            <text:p>1,743</text:p>
          </table:table-cell>
          <table:table-cell office:value-type="float" office:value="1.847" calcext:value-type="float">
            <text:p>1,847</text:p>
          </table:table-cell>
          <table:table-cell office:value-type="float" office:value="0.168" calcext:value-type="float">
            <text:p>0,168</text:p>
          </table:table-cell>
          <table:table-cell/>
          <table:table-cell office:value-type="float" office:value="1.222" calcext:value-type="float">
            <text:p>1,222</text:p>
          </table:table-cell>
          <table:table-cell office:value-type="float" office:value="1.232" calcext:value-type="float">
            <text:p>1,232</text:p>
          </table:table-cell>
          <table:table-cell office:value-type="float" office:value="1.078" calcext:value-type="float">
            <text:p>1,078</text:p>
          </table:table-cell>
          <table:table-cell office:value-type="float" office:value="1.108" calcext:value-type="float">
            <text:p>1,108</text:p>
          </table:table-cell>
          <table:table-cell office:value-type="float" office:value="1.955" calcext:value-type="float">
            <text:p>1,955</text:p>
          </table:table-cell>
          <table:table-cell office:value-type="float" office:value="2.063" calcext:value-type="float">
            <text:p>2,063</text:p>
          </table:table-cell>
          <table:table-cell office:value-type="float" office:value="0.399" calcext:value-type="float">
            <text:p>0,399</text:p>
          </table:table-cell>
          <table:table-cell/>
          <table:table-cell office:value-type="float" office:value="4.753" calcext:value-type="float">
            <text:p>4,753</text:p>
          </table:table-cell>
          <table:table-cell office:value-type="float" office:value="4.669" calcext:value-type="float">
            <text:p>4,669</text:p>
          </table:table-cell>
          <table:table-cell office:value-type="float" office:value="3.953" calcext:value-type="float">
            <text:p>3,953</text:p>
          </table:table-cell>
          <table:table-cell office:value-type="float" office:value="4.322" calcext:value-type="float">
            <text:p>4,322</text:p>
          </table:table-cell>
          <table:table-cell office:value-type="float" office:value="4.909" calcext:value-type="float">
            <text:p>4,909</text:p>
          </table:table-cell>
          <table:table-cell office:value-type="float" office:value="4.903" calcext:value-type="float">
            <text:p>4,903</text:p>
          </table:table-cell>
          <table:table-cell office:value-type="float" office:value="3.279" calcext:value-type="float">
            <text:p>3,279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number-columns-repeated="2"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.552" calcext:value-type="float">
            <text:p>0,552</text:p>
          </table:table-cell>
          <table:table-cell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7" calcext:value-type="float">
            <text:p>0,557</text:p>
          </table:table-cell>
          <table:table-cell office:value-type="float" office:value="0.553" calcext:value-type="float">
            <text:p>0,553</text:p>
          </table:table-cell>
          <table:table-cell office:value-type="float" office:value="0.73" calcext:value-type="float">
            <text:p>0,73</text:p>
          </table:table-cell>
          <table:table-cell office:value-type="float" office:value="0.735" calcext:value-type="float">
            <text:p>0,735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04" calcext:value-type="float">
            <text:p>0,004</text:p>
          </table:table-cell>
          <table:table-cell/>
          <table:table-cell office:value-type="float" office:value="0.565" calcext:value-type="float">
            <text:p>0,565</text:p>
          </table:table-cell>
          <table:table-cell table:style-name="ce2" office:value-type="float" office:value="0.563" calcext:value-type="float">
            <text:p>0,563</text:p>
          </table:table-cell>
          <table:table-cell table:style-name="ce2" office:value-type="float" office:value="0.733" calcext:value-type="float">
            <text:p>0,733</text:p>
          </table:table-cell>
          <table:table-cell table:style-name="ce2" office:value-type="float" office:value="0.744" calcext:value-type="float">
            <text:p>0,744</text:p>
          </table:table-cell>
          <table:table-cell table:style-name="ce2" office:value-type="float" office:value="1.674" calcext:value-type="float">
            <text:p>1,674</text:p>
          </table:table-cell>
          <table:table-cell table:style-name="ce2" office:value-type="float" office:value="1.669" calcext:value-type="float">
            <text:p>1,669</text:p>
          </table:table-cell>
          <table:table-cell table:style-name="ce2" office:value-type="float" office:value="0.011" calcext:value-type="float">
            <text:p>0,011</text:p>
          </table:table-cell>
          <table:table-cell/>
          <table:table-cell office:value-type="float" office:value="0.612" calcext:value-type="float">
            <text:p>0,612</text:p>
          </table:table-cell>
          <table:table-cell office:value-type="float" office:value="0.613" calcext:value-type="float">
            <text:p>0,613</text:p>
          </table:table-cell>
          <table:table-cell office:value-type="float" office:value="0.765" calcext:value-type="float">
            <text:p>0,765</text:p>
          </table:table-cell>
          <table:table-cell office:value-type="float" office:value="0.783" calcext:value-type="float">
            <text:p>0,783</text:p>
          </table:table-cell>
          <table:table-cell office:value-type="float" office:value="1.7" calcext:value-type="float">
            <text:p>1,7</text:p>
          </table:table-cell>
          <table:table-cell office:value-type="float" office:value="1.697" calcext:value-type="float">
            <text:p>1,697</text:p>
          </table:table-cell>
          <table:table-cell office:value-type="float" office:value="0.047" calcext:value-type="float">
            <text:p>0,047</text:p>
          </table:table-cell>
          <table:table-cell/>
          <table:table-cell office:value-type="float" office:value="0.717" calcext:value-type="float">
            <text:p>0,717</text:p>
          </table:table-cell>
          <table:table-cell office:value-type="float" office:value="0.721" calcext:value-type="float">
            <text:p>0,721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1" calcext:value-type="float">
            <text:p>0,841</text:p>
          </table:table-cell>
          <table:table-cell office:value-type="float" office:value="1.772" calcext:value-type="float">
            <text:p>1,772</text:p>
          </table:table-cell>
          <table:table-cell office:value-type="float" office:value="1.752" calcext:value-type="float">
            <text:p>1,752</text:p>
          </table:table-cell>
          <table:table-cell office:value-type="float" office:value="0.116" calcext:value-type="float">
            <text:p>0,116</text:p>
          </table:table-cell>
          <table:table-cell/>
          <table:table-cell office:value-type="float" office:value="2.498" calcext:value-type="float">
            <text:p>2,498</text:p>
          </table:table-cell>
          <table:table-cell office:value-type="float" office:value="2.505" calcext:value-type="float">
            <text:p>2,505</text:p>
          </table:table-cell>
          <table:table-cell table:number-columns-repeated="2" office:value-type="float" office:value="2.543" calcext:value-type="float">
            <text:p>2,543</text:p>
          </table:table-cell>
          <table:table-cell office:value-type="float" office:value="3.295" calcext:value-type="float">
            <text:p>3,295</text:p>
          </table:table-cell>
          <table:table-cell office:value-type="float" office:value="3.296" calcext:value-type="float">
            <text:p>3,296</text:p>
          </table:table-cell>
          <table:table-cell office:value-type="float" office:value="1.594" calcext:value-type="float">
            <text:p>1,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17" calcext:value-type="float">
            <text:p>0,017</text:p>
          </table:table-cell>
          <table:table-cell/>
          <table:table-cell table:number-columns-repeated="2"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17" calcext:value-type="float">
            <text:p>0,017</text:p>
          </table:table-cell>
          <table:table-cell/>
          <table:table-cell table:number-columns-repeated="2" office:value-type="float" office:value="0.552" calcext:value-type="float">
            <text:p>0,552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17" calcext:value-type="float">
            <text:p>0,017</text:p>
          </table:table-cell>
          <table:table-cell/>
          <table:table-cell office:value-type="float" office:value="0.552" calcext:value-type="float">
            <text:p>0,552</text:p>
          </table:table-cell>
          <table:table-cell table:style-name="ce2" office:value-type="float" office:value="0.552" calcext:value-type="float">
            <text:p>0,552</text:p>
          </table:table-cell>
          <table:table-cell office:value-type="float" office:value="0.73" calcext:value-type="float">
            <text:p>0,73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" table:style-name="ce2" office:value-type="float" office:value="1.667" calcext:value-type="float">
            <text:p>1,667</text:p>
          </table:table-cell>
          <table:table-cell table:style-name="ce2" office:value-type="float" office:value="0.017" calcext:value-type="float">
            <text:p>0,017</text:p>
          </table:table-cell>
          <table:table-cell/>
          <table:table-cell office:value-type="float" office:value="0.555" calcext:value-type="float">
            <text:p>0,555</text:p>
          </table:table-cell>
          <table:table-cell office:value-type="float" office:value="0.552" calcext:value-type="float">
            <text:p>0,552</text:p>
          </table:table-cell>
          <table:table-cell office:value-type="float" office:value="0.737" calcext:value-type="float">
            <text:p>0,737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0.552" calcext:value-type="float">
            <text:p>0,552</text:p>
          </table:table-cell>
          <table:table-cell office:value-type="float" office:value="0.752" calcext:value-type="float">
            <text:p>0,752</text:p>
          </table:table-cell>
          <table:table-cell office:value-type="float" office:value="0.737" calcext:value-type="float">
            <text:p>0,737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025" calcext:value-type="float">
            <text:p>0,025</text:p>
          </table:table-cell>
          <table:table-cell/>
          <table:table-cell office:value-type="float" office:value="1.056" calcext:value-type="float">
            <text:p>1,056</text:p>
          </table:table-cell>
          <table:table-cell office:value-type="float" office:value="1.055" calcext:value-type="float">
            <text:p>1,055</text:p>
          </table:table-cell>
          <table:table-cell office:value-type="float" office:value="1.436" calcext:value-type="float">
            <text:p>1,436</text:p>
          </table:table-cell>
          <table:table-cell office:value-type="float" office:value="1.395" calcext:value-type="float">
            <text:p>1,395</text:p>
          </table:table-cell>
          <table:table-cell table:number-columns-repeated="2" office:value-type="float" office:value="1.667" calcext:value-type="float">
            <text:p>1,667</text:p>
          </table:table-cell>
          <table:table-cell office:value-type="float" office:value="0.44" calcext:value-type="float">
            <text:p>0,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29:03.704000000</meta:creation-date>
    <dc:date>2018-06-04T14:09:17.234000000</dc:date>
    <meta:editing-duration>PT3H27M52S</meta:editing-duration>
    <meta:editing-cycles>34</meta:editing-cycles>
    <meta:generator>LibreOffice/5.4.6.2$Windows_X86_64 LibreOffice_project/4014ce260a04f1026ba855d3b8d91541c224eab8</meta:generator>
    <meta:document-statistic meta:table-count="6" meta:cell-count="8444"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21cm" svg:height="10.137cm" xlink:href=".." xlink:type="simple" chart:class="chart:line" chart:style-name="ch1">
        <chart:title svg:x="6.154cm" svg:y="0.338cm" chart:style-name="ch2">
          <text:p>opinion 3 classes moyenne</text:p>
        </chart:title>
        <chart:legend chart:legend-position="end" svg:x="16.486cm" svg:y="3.002cm" style:legend-expansion="high" chart:style-name="ch3"/>
        <chart:plot-area chart:style-name="ch4" table:cell-range-address="opinion.R4:opinion.R22 opinion.AC1:opinion.AJ1 opinion.AC4:opinion.AJ22" chart:data-source-has-labels="both" svg:x="1.361cm" svg:y="1.345cm" svg:width="14.765cm" svg:height="7.619cm">
          <chartooo:coordinate-region svg:x="1.993cm" svg:y="1.547cm" svg:width="14.036cm" svg:height="6.764cm"/>
          <chart:axis chart:dimension="x" chart:name="primary-x" chart:style-name="ch5" chartooo:axis-type="auto">
            <chartooo:date-scale/>
            <chart:title svg:x="8.262cm" svg:y="9.166cm" chart:style-name="ch6">
              <text:p>kappa</text:p>
            </chart:title>
            <chart:categories table:cell-range-address="opinion.R4:opinion.R22"/>
            <chart:grid chart:style-name="ch7" chart:class="major"/>
          </chart:axis>
          <chart:axis chart:dimension="y" chart:name="primary-y" chart:style-name="ch5">
            <chart:title svg:x="0.451cm" svg:y="6.418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C4:opinion.AC22" chart:label-cell-address="opinion.AC1:opinion.AC1" chart:class="chart:line">
            <chart:data-point chart:repeated="19"/>
          </chart:series>
          <chart:series chart:style-name="ch10" chart:values-cell-range-address="opinion.AD4:opinion.AD22" chart:label-cell-address="opinion.AD1:opinion.AD1" chart:class="chart:line">
            <chart:data-point chart:repeated="19"/>
          </chart:series>
          <chart:series chart:style-name="ch11" chart:values-cell-range-address="opinion.AE4:opinion.AE22" chart:label-cell-address="opinion.AE1:opinion.AE1" chart:class="chart:line">
            <chart:data-point chart:repeated="19"/>
          </chart:series>
          <chart:series chart:style-name="ch12" chart:values-cell-range-address="opinion.AF4:opinion.AF22" chart:label-cell-address="opinion.AF1:opinion.AF1" chart:class="chart:line">
            <chart:data-point chart:repeated="19"/>
          </chart:series>
          <chart:series chart:style-name="ch13" chart:values-cell-range-address="opinion.AG4:opinion.AG22" chart:label-cell-address="opinion.AG1:opinion.AG1" chart:class="chart:line">
            <chart:data-point chart:repeated="19"/>
          </chart:series>
          <chart:series chart:style-name="ch14" chart:values-cell-range-address="opinion.AH4:opinion.AH22" chart:label-cell-address="opinion.AH1:opinion.AH1" chart:class="chart:line">
            <chart:data-point chart:repeated="19"/>
          </chart:series>
          <chart:series chart:style-name="ch15" chart:values-cell-range-address="opinion.AI4:opinion.AI22" chart:label-cell-address="opinion.AI1:opinion.AI1" chart:class="chart:line">
            <chart:data-point chart:repeated="19"/>
          </chart:series>
          <chart:series chart:style-name="ch16" chart:values-cell-range-address="opinion.AJ4:opinion.AJ22" chart:label-cell-address="opinion.AJ1:opinion.AJ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C1:opinion.AC1</svg:desc>
                </draw:g>
              </table:table-cell>
              <table:table-cell office:value-type="string">
                <text:p>8</text:p>
                <draw:g>
                  <svg:desc>opinion.AD1:opinion.AD1</svg:desc>
                </draw:g>
              </table:table-cell>
              <table:table-cell office:value-type="string">
                <text:p>7</text:p>
                <draw:g>
                  <svg:desc>opinion.AE1:opinion.AE1</svg:desc>
                </draw:g>
              </table:table-cell>
              <table:table-cell office:value-type="string">
                <text:p>6</text:p>
                <draw:g>
                  <svg:desc>opinion.AF1:opinion.AF1</svg:desc>
                </draw:g>
              </table:table-cell>
              <table:table-cell office:value-type="string">
                <text:p>5</text:p>
                <draw:g>
                  <svg:desc>opinion.AG1:opinion.AG1</svg:desc>
                </draw:g>
              </table:table-cell>
              <table:table-cell office:value-type="string">
                <text:p>4</text:p>
                <draw:g>
                  <svg:desc>opinion.AH1:opinion.AH1</svg:desc>
                </draw:g>
              </table:table-cell>
              <table:table-cell office:value-type="string">
                <text:p>3</text:p>
                <draw:g>
                  <svg:desc>opinion.AI1:opinion.AI1</svg:desc>
                </draw:g>
              </table:table-cell>
              <table:table-cell office:value-type="string">
                <text:p>2</text:p>
                <draw:g>
                  <svg:desc>opinion.AJ1:opin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:opinion.R22</svg:desc>
                </draw:g>
              </table:table-cell>
              <table:table-cell office:value-type="float" office:value="0">
                <text:p>0</text:p>
                <draw:g>
                  <svg:desc>opinion.AC4:opinion.AC22</svg:desc>
                </draw:g>
              </table:table-cell>
              <table:table-cell office:value-type="float" office:value="16.551">
                <text:p>16.551</text:p>
                <draw:g>
                  <svg:desc>opinion.AD4:opinion.AD22</svg:desc>
                </draw:g>
              </table:table-cell>
              <table:table-cell office:value-type="float" office:value="18.731">
                <text:p>18.731</text:p>
                <draw:g>
                  <svg:desc>opinion.AE4:opinion.AE22</svg:desc>
                </draw:g>
              </table:table-cell>
              <table:table-cell office:value-type="float" office:value="24.997">
                <text:p>24.997</text:p>
                <draw:g>
                  <svg:desc>opinion.AF4:opinion.AF22</svg:desc>
                </draw:g>
              </table:table-cell>
              <table:table-cell office:value-type="float" office:value="28.057">
                <text:p>28.057</text:p>
                <draw:g>
                  <svg:desc>opinion.AG4:opinion.AG22</svg:desc>
                </draw:g>
              </table:table-cell>
              <table:table-cell office:value-type="float" office:value="32.937">
                <text:p>32.937</text:p>
                <draw:g>
                  <svg:desc>opinion.AH4:opinion.AH22</svg:desc>
                </draw:g>
              </table:table-cell>
              <table:table-cell office:value-type="float" office:value="35.243">
                <text:p>35.243</text:p>
                <draw:g>
                  <svg:desc>opinion.AI4:opinion.AI22</svg:desc>
                </draw:g>
              </table:table-cell>
              <table:table-cell office:value-type="float" office:value="43.088">
                <text:p>43.088</text:p>
                <draw:g>
                  <svg:desc>opinion.AJ4:opinion.AJ22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4.113">
                <text:p>14.113</text:p>
              </table:table-cell>
              <table:table-cell office:value-type="float" office:value="16.204">
                <text:p>16.204</text:p>
              </table:table-cell>
              <table:table-cell office:value-type="float" office:value="21.987">
                <text:p>21.987</text:p>
              </table:table-cell>
              <table:table-cell office:value-type="float" office:value="24.863">
                <text:p>24.863</text:p>
              </table:table-cell>
              <table:table-cell office:value-type="float" office:value="29.936">
                <text:p>29.936</text:p>
              </table:table-cell>
              <table:table-cell office:value-type="float" office:value="32.149">
                <text:p>32.149</text:p>
              </table:table-cell>
              <table:table-cell office:value-type="float" office:value="40.783">
                <text:p>40.78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0.798">
                <text:p>10.798</text:p>
              </table:table-cell>
              <table:table-cell office:value-type="float" office:value="12.44">
                <text:p>12.44</text:p>
              </table:table-cell>
              <table:table-cell office:value-type="float" office:value="17.482">
                <text:p>17.482</text:p>
              </table:table-cell>
              <table:table-cell office:value-type="float" office:value="19.994">
                <text:p>19.994</text:p>
              </table:table-cell>
              <table:table-cell office:value-type="float" office:value="25.043">
                <text:p>25.043</text:p>
              </table:table-cell>
              <table:table-cell office:value-type="float" office:value="27.135">
                <text:p>27.135</text:p>
              </table:table-cell>
              <table:table-cell office:value-type="float" office:value="36.885">
                <text:p>36.88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867">
                <text:p>8.867</text:p>
              </table:table-cell>
              <table:table-cell office:value-type="float" office:value="10.136">
                <text:p>10.136</text:p>
              </table:table-cell>
              <table:table-cell office:value-type="float" office:value="14.505">
                <text:p>14.505</text:p>
              </table:table-cell>
              <table:table-cell office:value-type="float" office:value="16.576">
                <text:p>16.576</text:p>
              </table:table-cell>
              <table:table-cell office:value-type="float" office:value="21.335">
                <text:p>21.335</text:p>
              </table:table-cell>
              <table:table-cell office:value-type="float" office:value="23.314">
                <text:p>23.314</text:p>
              </table:table-cell>
              <table:table-cell office:value-type="float" office:value="33.342">
                <text:p>33.34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7.852">
                <text:p>7.852</text:p>
              </table:table-cell>
              <table:table-cell office:value-type="float" office:value="9.018">
                <text:p>9.018</text:p>
              </table:table-cell>
              <table:table-cell office:value-type="float" office:value="12.885">
                <text:p>12.885</text:p>
              </table:table-cell>
              <table:table-cell office:value-type="float" office:value="14.583">
                <text:p>14.583</text:p>
              </table:table-cell>
              <table:table-cell office:value-type="float" office:value="18.826">
                <text:p>18.826</text:p>
              </table:table-cell>
              <table:table-cell office:value-type="float" office:value="20.646">
                <text:p>20.646</text:p>
              </table:table-cell>
              <table:table-cell office:value-type="float" office:value="30.384">
                <text:p>30.38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949">
                <text:p>6.949</text:p>
              </table:table-cell>
              <table:table-cell office:value-type="float" office:value="8.015">
                <text:p>8.015</text:p>
              </table:table-cell>
              <table:table-cell office:value-type="float" office:value="11.371">
                <text:p>11.371</text:p>
              </table:table-cell>
              <table:table-cell office:value-type="float" office:value="12.898">
                <text:p>12.898</text:p>
              </table:table-cell>
              <table:table-cell office:value-type="float" office:value="16.595">
                <text:p>16.595</text:p>
              </table:table-cell>
              <table:table-cell office:value-type="float" office:value="18.332">
                <text:p>18.332</text:p>
              </table:table-cell>
              <table:table-cell office:value-type="float" office:value="27.611">
                <text:p>27.61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59">
                <text:p>6.59</text:p>
              </table:table-cell>
              <table:table-cell office:value-type="float" office:value="7.584">
                <text:p>7.584</text:p>
              </table:table-cell>
              <table:table-cell office:value-type="float" office:value="10.557">
                <text:p>10.557</text:p>
              </table:table-cell>
              <table:table-cell office:value-type="float" office:value="11.936">
                <text:p>11.936</text:p>
              </table:table-cell>
              <table:table-cell office:value-type="float" office:value="15.107">
                <text:p>15.107</text:p>
              </table:table-cell>
              <table:table-cell office:value-type="float" office:value="16.651">
                <text:p>16.651</text:p>
              </table:table-cell>
              <table:table-cell office:value-type="float" office:value="24.89">
                <text:p>24.8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09">
                <text:p>6.09</text:p>
              </table:table-cell>
              <table:table-cell office:value-type="float" office:value="7.133">
                <text:p>7.133</text:p>
              </table:table-cell>
              <table:table-cell office:value-type="float" office:value="9.541">
                <text:p>9.541</text:p>
              </table:table-cell>
              <table:table-cell office:value-type="float" office:value="10.95">
                <text:p>10.95</text:p>
              </table:table-cell>
              <table:table-cell office:value-type="float" office:value="13.517">
                <text:p>13.517</text:p>
              </table:table-cell>
              <table:table-cell office:value-type="float" office:value="15.004">
                <text:p>15.004</text:p>
              </table:table-cell>
              <table:table-cell office:value-type="float" office:value="22.377">
                <text:p>22.37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432">
                <text:p>5.432</text:p>
              </table:table-cell>
              <table:table-cell office:value-type="float" office:value="6.608">
                <text:p>6.608</text:p>
              </table:table-cell>
              <table:table-cell office:value-type="float" office:value="8.539">
                <text:p>8.539</text:p>
              </table:table-cell>
              <table:table-cell office:value-type="float" office:value="10.071">
                <text:p>10.071</text:p>
              </table:table-cell>
              <table:table-cell office:value-type="float" office:value="12.081">
                <text:p>12.081</text:p>
              </table:table-cell>
              <table:table-cell office:value-type="float" office:value="13.622">
                <text:p>13.622</text:p>
              </table:table-cell>
              <table:table-cell office:value-type="float" office:value="20.123">
                <text:p>20.12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4.729">
                <text:p>4.729</text:p>
              </table:table-cell>
              <table:table-cell office:value-type="float" office:value="5.909">
                <text:p>5.909</text:p>
              </table:table-cell>
              <table:table-cell office:value-type="float" office:value="7.47">
                <text:p>7.47</text:p>
              </table:table-cell>
              <table:table-cell office:value-type="float" office:value="9.09">
                <text:p>9.09</text:p>
              </table:table-cell>
              <table:table-cell office:value-type="float" office:value="10.669">
                <text:p>10.669</text:p>
              </table:table-cell>
              <table:table-cell office:value-type="float" office:value="12.251">
                <text:p>12.251</text:p>
              </table:table-cell>
              <table:table-cell office:value-type="float" office:value="17.863">
                <text:p>17.86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038">
                <text:p>4.038</text:p>
              </table:table-cell>
              <table:table-cell office:value-type="float" office:value="5.091">
                <text:p>5.091</text:p>
              </table:table-cell>
              <table:table-cell office:value-type="float" office:value="6.379">
                <text:p>6.379</text:p>
              </table:table-cell>
              <table:table-cell office:value-type="float" office:value="7.848">
                <text:p>7.848</text:p>
              </table:table-cell>
              <table:table-cell office:value-type="float" office:value="9.134">
                <text:p>9.134</text:p>
              </table:table-cell>
              <table:table-cell office:value-type="float" office:value="10.58">
                <text:p>10.58</text:p>
              </table:table-cell>
              <table:table-cell office:value-type="float" office:value="15.623">
                <text:p>15.62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3.032">
                <text:p>3.032</text:p>
              </table:table-cell>
              <table:table-cell office:value-type="float" office:value="3.838">
                <text:p>3.838</text:p>
              </table:table-cell>
              <table:table-cell office:value-type="float" office:value="4.899">
                <text:p>4.899</text:p>
              </table:table-cell>
              <table:table-cell office:value-type="float" office:value="6.13">
                <text:p>6.13</text:p>
              </table:table-cell>
              <table:table-cell office:value-type="float" office:value="7.329">
                <text:p>7.329</text:p>
              </table:table-cell>
              <table:table-cell office:value-type="float" office:value="8.579">
                <text:p>8.579</text:p>
              </table:table-cell>
              <table:table-cell office:value-type="float" office:value="13.296">
                <text:p>13.2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26">
                <text:p>1.826</text:p>
              </table:table-cell>
              <table:table-cell office:value-type="float" office:value="2.46">
                <text:p>2.46</text:p>
              </table:table-cell>
              <table:table-cell office:value-type="float" office:value="3.281">
                <text:p>3.281</text:p>
              </table:table-cell>
              <table:table-cell office:value-type="float" office:value="4.261">
                <text:p>4.261</text:p>
              </table:table-cell>
              <table:table-cell office:value-type="float" office:value="5.353">
                <text:p>5.353</text:p>
              </table:table-cell>
              <table:table-cell office:value-type="float" office:value="6.455">
                <text:p>6.455</text:p>
              </table:table-cell>
              <table:table-cell office:value-type="float" office:value="10.935">
                <text:p>10.93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201">
                <text:p>1.201</text:p>
              </table:table-cell>
              <table:table-cell office:value-type="float" office:value="1.576">
                <text:p>1.576</text:p>
              </table:table-cell>
              <table:table-cell office:value-type="float" office:value="2.178">
                <text:p>2.178</text:p>
              </table:table-cell>
              <table:table-cell office:value-type="float" office:value="2.888">
                <text:p>2.888</text:p>
              </table:table-cell>
              <table:table-cell office:value-type="float" office:value="3.837">
                <text:p>3.837</text:p>
              </table:table-cell>
              <table:table-cell office:value-type="float" office:value="4.703">
                <text:p>4.703</text:p>
              </table:table-cell>
              <table:table-cell office:value-type="float" office:value="8.983">
                <text:p>8.98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96">
                <text:p>0.496</text:p>
              </table:table-cell>
              <table:table-cell office:value-type="float" office:value="0.71">
                <text:p>0.71</text:p>
              </table:table-cell>
              <table:table-cell office:value-type="float" office:value="1.055">
                <text:p>1.055</text:p>
              </table:table-cell>
              <table:table-cell office:value-type="float" office:value="1.51">
                <text:p>1.51</text:p>
              </table:table-cell>
              <table:table-cell office:value-type="float" office:value="2.312">
                <text:p>2.312</text:p>
              </table:table-cell>
              <table:table-cell office:value-type="float" office:value="2.953">
                <text:p>2.953</text:p>
              </table:table-cell>
              <table:table-cell office:value-type="float" office:value="6.807">
                <text:p>6.80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  <table:table-cell office:value-type="float" office:value="0.214">
                <text:p>0.214</text:p>
              </table:table-cell>
              <table:table-cell office:value-type="float" office:value="0.382">
                <text:p>0.382</text:p>
              </table:table-cell>
              <table:table-cell office:value-type="float" office:value="0.623">
                <text:p>0.623</text:p>
              </table:table-cell>
              <table:table-cell office:value-type="float" office:value="1.139">
                <text:p>1.139</text:p>
              </table:table-cell>
              <table:table-cell office:value-type="float" office:value="1.536">
                <text:p>1.536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73">
                <text:p>0.073</text:p>
              </table:table-cell>
              <table:table-cell office:value-type="float" office:value="0.121">
                <text:p>0.121</text:p>
              </table:table-cell>
              <table:table-cell office:value-type="float" office:value="0.215">
                <text:p>0.215</text:p>
              </table:table-cell>
              <table:table-cell office:value-type="float" office:value="0.508">
                <text:p>0.508</text:p>
              </table:table-cell>
              <table:table-cell office:value-type="float" office:value="0.736">
                <text:p>0.73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8">
                <text:p>0.028</text:p>
              </table:table-cell>
              <table:table-cell office:value-type="float" office:value="0.041">
                <text:p>0.041</text:p>
              </table:table-cell>
              <table:table-cell office:value-type="float" office:value="0.143">
                <text:p>0.143</text:p>
              </table:table-cell>
              <table:table-cell office:value-type="float" office:value="0.217">
                <text:p>0.217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506">
                <text:p>0.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9cm" svg:height="10.344cm" xlink:href=".." xlink:type="simple" chart:class="chart:line" chart:style-name="ch1">
        <chart:title svg:x="5.216cm" svg:y="0.342cm" chart:style-name="ch2">
          <text:p>conquête spatiale 3 classes écart type</text:p>
        </chart:title>
        <chart:legend chart:legend-position="end" svg:x="16.854cm" svg:y="3.106cm" style:legend-expansion="high" chart:style-name="ch3"/>
        <chart:plot-area chart:style-name="ch4" table:cell-range-address="similarité.R5:similarité.R22 similarité.AL1:similarité.AS1 similarité.AL5:similarité.AS22" chart:data-source-has-labels="both" svg:x="1.368cm" svg:y="1.353cm" svg:width="15.119cm" svg:height="7.814cm">
          <chartooo:coordinate-region svg:x="2.106cm" svg:y="1.555cm" svg:width="14.284cm" svg:height="6.959cm"/>
          <chart:axis chart:dimension="x" chart:name="primary-x" chart:style-name="ch5" chartooo:axis-type="auto">
            <chartooo:date-scale/>
            <chart:title svg:x="8.446cm" svg:y="9.373cm" chart:style-name="ch6">
              <text:p>kappa</text:p>
            </chart:title>
            <chart:categories table:cell-range-address="similarité.R5:similarité.R22"/>
            <chart:grid chart:style-name="ch7" chart:class="major"/>
          </chart:axis>
          <chart:axis chart:dimension="y" chart:name="primary-y" chart:style-name="ch5">
            <chart:title svg:x="0.451cm" svg:y="6.005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L5:similarité.AL22" chart:label-cell-address="similarité.AL1:similarité.AL1" chart:class="chart:line">
            <chart:data-point chart:repeated="18"/>
          </chart:series>
          <chart:series chart:style-name="ch10" chart:values-cell-range-address="similarité.AM5:similarité.AM22" chart:label-cell-address="similarité.AM1:similarité.AM1" chart:class="chart:line">
            <chart:data-point chart:repeated="18"/>
          </chart:series>
          <chart:series chart:style-name="ch11" chart:values-cell-range-address="similarité.AN5:similarité.AN22" chart:label-cell-address="similarité.AN1:similarité.AN1" chart:class="chart:line">
            <chart:data-point chart:repeated="18"/>
          </chart:series>
          <chart:series chart:style-name="ch12" chart:values-cell-range-address="similarité.AO5:similarité.AO22" chart:label-cell-address="similarité.AO1:similarité.AO1" chart:class="chart:line">
            <chart:data-point chart:repeated="18"/>
          </chart:series>
          <chart:series chart:style-name="ch13" chart:values-cell-range-address="similarité.AP5:similarité.AP22" chart:label-cell-address="similarité.AP1:similarité.AP1" chart:class="chart:line">
            <chart:data-point chart:repeated="18"/>
          </chart:series>
          <chart:series chart:style-name="ch14" chart:values-cell-range-address="similarité.AQ5:similarité.AQ22" chart:label-cell-address="similarité.AQ1:similarité.AQ1" chart:class="chart:line">
            <chart:data-point chart:repeated="18"/>
          </chart:series>
          <chart:series chart:style-name="ch15" chart:values-cell-range-address="similarité.AR5:similarité.AR22" chart:label-cell-address="similarité.AR1:similarité.AR1" chart:class="chart:line">
            <chart:data-point chart:repeated="18"/>
          </chart:series>
          <chart:series chart:style-name="ch16" chart:values-cell-range-address="similarité.AS5:similarité.AS22" chart:label-cell-address="similarité.AS1:similarité.AS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L1:similarité.AL1</svg:desc>
                </draw:g>
              </table:table-cell>
              <table:table-cell office:value-type="string">
                <text:p>8</text:p>
                <draw:g>
                  <svg:desc>similarité.AM1:similarité.AM1</svg:desc>
                </draw:g>
              </table:table-cell>
              <table:table-cell office:value-type="string">
                <text:p>7</text:p>
                <draw:g>
                  <svg:desc>similarité.AN1:similarité.AN1</svg:desc>
                </draw:g>
              </table:table-cell>
              <table:table-cell office:value-type="string">
                <text:p>6</text:p>
                <draw:g>
                  <svg:desc>similarité.AO1:similarité.AO1</svg:desc>
                </draw:g>
              </table:table-cell>
              <table:table-cell office:value-type="string">
                <text:p>5</text:p>
                <draw:g>
                  <svg:desc>similarité.AP1:similarité.AP1</svg:desc>
                </draw:g>
              </table:table-cell>
              <table:table-cell office:value-type="string">
                <text:p>4</text:p>
                <draw:g>
                  <svg:desc>similarité.AQ1:similarité.AQ1</svg:desc>
                </draw:g>
              </table:table-cell>
              <table:table-cell office:value-type="string">
                <text:p>3</text:p>
                <draw:g>
                  <svg:desc>similarité.AR1:similarité.AR1</svg:desc>
                </draw:g>
              </table:table-cell>
              <table:table-cell office:value-type="string">
                <text:p>2</text:p>
                <draw:g>
                  <svg:desc>similarité.AS1:similarité.AS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similarité.R5:similarité.R22</svg:desc>
                </draw:g>
              </table:table-cell>
              <table:table-cell office:value-type="float" office:value="0">
                <text:p>0</text:p>
                <draw:g>
                  <svg:desc>similarité.AL5:similarité.AL22</svg:desc>
                </draw:g>
              </table:table-cell>
              <table:table-cell office:value-type="float" office:value="2.734">
                <text:p>2.734</text:p>
                <draw:g>
                  <svg:desc>similarité.AM5:similarité.AM22</svg:desc>
                </draw:g>
              </table:table-cell>
              <table:table-cell office:value-type="float" office:value="1.402">
                <text:p>1.402</text:p>
                <draw:g>
                  <svg:desc>similarité.AN5:similarité.AN22</svg:desc>
                </draw:g>
              </table:table-cell>
              <table:table-cell office:value-type="float" office:value="1.685">
                <text:p>1.685</text:p>
                <draw:g>
                  <svg:desc>similarité.AO5:similarité.AO22</svg:desc>
                </draw:g>
              </table:table-cell>
              <table:table-cell office:value-type="float" office:value="1.709">
                <text:p>1.709</text:p>
                <draw:g>
                  <svg:desc>similarité.AP5:similarité.AP22</svg:desc>
                </draw:g>
              </table:table-cell>
              <table:table-cell office:value-type="float" office:value="1.808">
                <text:p>1.808</text:p>
                <draw:g>
                  <svg:desc>similarité.AQ5:similarité.AQ22</svg:desc>
                </draw:g>
              </table:table-cell>
              <table:table-cell office:value-type="float" office:value="1.829">
                <text:p>1.829</text:p>
                <draw:g>
                  <svg:desc>similarité.AR5:similarité.AR22</svg:desc>
                </draw:g>
              </table:table-cell>
              <table:table-cell office:value-type="float" office:value="1">
                <text:p>1</text:p>
                <draw:g>
                  <svg:desc>similarité.AS5:similarité.AS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367">
                <text:p>2.367</text:p>
              </table:table-cell>
              <table:table-cell office:value-type="float" office:value="2.158">
                <text:p>2.158</text:p>
              </table:table-cell>
              <table:table-cell office:value-type="float" office:value="1.994">
                <text:p>1.994</text:p>
              </table:table-cell>
              <table:table-cell office:value-type="float" office:value="1.997">
                <text:p>1.997</text:p>
              </table:table-cell>
              <table:table-cell office:value-type="float" office:value="1.567">
                <text:p>1.567</text:p>
              </table:table-cell>
              <table:table-cell office:value-type="float" office:value="1.676">
                <text:p>1.676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235">
                <text:p>2.235</text:p>
              </table:table-cell>
              <table:table-cell office:value-type="float" office:value="2.041">
                <text:p>2.041</text:p>
              </table:table-cell>
              <table:table-cell office:value-type="float" office:value="1.837">
                <text:p>1.837</text:p>
              </table:table-cell>
              <table:table-cell office:value-type="float" office:value="1.943">
                <text:p>1.943</text:p>
              </table:table-cell>
              <table:table-cell office:value-type="float" office:value="1.57">
                <text:p>1.57</text:p>
              </table:table-cell>
              <table:table-cell office:value-type="float" office:value="1.686">
                <text:p>1.686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051">
                <text:p>2.051</text:p>
              </table:table-cell>
              <table:table-cell office:value-type="float" office:value="1.782">
                <text:p>1.782</text:p>
              </table:table-cell>
              <table:table-cell office:value-type="float" office:value="1.792">
                <text:p>1.792</text:p>
              </table:table-cell>
              <table:table-cell office:value-type="float" office:value="1.669">
                <text:p>1.669</text:p>
              </table:table-cell>
              <table:table-cell office:value-type="float" office:value="1.573">
                <text:p>1.573</text:p>
              </table:table-cell>
              <table:table-cell office:value-type="float" office:value="1.466">
                <text:p>1.466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961">
                <text:p>1.961</text:p>
              </table:table-cell>
              <table:table-cell office:value-type="float" office:value="1.756">
                <text:p>1.756</text:p>
              </table:table-cell>
              <table:table-cell office:value-type="float" office:value="1.775">
                <text:p>1.775</text:p>
              </table:table-cell>
              <table:table-cell office:value-type="float" office:value="1.716">
                <text:p>1.716</text:p>
              </table:table-cell>
              <table:table-cell office:value-type="float" office:value="1.552">
                <text:p>1.552</text:p>
              </table:table-cell>
              <table:table-cell office:value-type="float" office:value="1.523">
                <text:p>1.52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867">
                <text:p>1.867</text:p>
              </table:table-cell>
              <table:table-cell office:value-type="float" office:value="1.792">
                <text:p>1.792</text:p>
              </table:table-cell>
              <table:table-cell office:value-type="float" office:value="1.876">
                <text:p>1.876</text:p>
              </table:table-cell>
              <table:table-cell office:value-type="float" office:value="1.85">
                <text:p>1.85</text:p>
              </table:table-cell>
              <table:table-cell office:value-type="float" office:value="1.71">
                <text:p>1.71</text:p>
              </table:table-cell>
              <table:table-cell office:value-type="float" office:value="1.65">
                <text:p>1.65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556">
                <text:p>1.556</text:p>
              </table:table-cell>
              <table:table-cell office:value-type="float" office:value="1.607">
                <text:p>1.607</text:p>
              </table:table-cell>
              <table:table-cell office:value-type="float" office:value="1.669">
                <text:p>1.669</text:p>
              </table:table-cell>
              <table:table-cell office:value-type="float" office:value="1.697">
                <text:p>1.697</text:p>
              </table:table-cell>
              <table:table-cell office:value-type="float" office:value="1.635">
                <text:p>1.635</text:p>
              </table:table-cell>
              <table:table-cell office:value-type="float" office:value="1.6">
                <text:p>1.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188">
                <text:p>1.188</text:p>
              </table:table-cell>
              <table:table-cell office:value-type="float" office:value="1.232">
                <text:p>1.232</text:p>
              </table:table-cell>
              <table:table-cell office:value-type="float" office:value="1.33">
                <text:p>1.33</text:p>
              </table:table-cell>
              <table:table-cell office:value-type="float" office:value="1.321">
                <text:p>1.321</text:p>
              </table:table-cell>
              <table:table-cell office:value-type="float" office:value="1.395">
                <text:p>1.395</text:p>
              </table:table-cell>
              <table:table-cell office:value-type="float" office:value="1.309">
                <text:p>1.309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029">
                <text:p>1.029</text:p>
              </table:table-cell>
              <table:table-cell office:value-type="float" office:value="0.933">
                <text:p>0.933</text:p>
              </table:table-cell>
              <table:table-cell office:value-type="float" office:value="1.1">
                <text:p>1.1</text:p>
              </table:table-cell>
              <table:table-cell office:value-type="float" office:value="1.107">
                <text:p>1.107</text:p>
              </table:table-cell>
              <table:table-cell office:value-type="float" office:value="1.19">
                <text:p>1.19</text:p>
              </table:table-cell>
              <table:table-cell office:value-type="float" office:value="1.181">
                <text:p>1.181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8">
                <text:p>0.88</text:p>
              </table:table-cell>
              <table:table-cell office:value-type="float" office:value="0.798">
                <text:p>0.798</text:p>
              </table:table-cell>
              <table:table-cell office:value-type="float" office:value="0.957">
                <text:p>0.957</text:p>
              </table:table-cell>
              <table:table-cell office:value-type="float" office:value="0.985">
                <text:p>0.985</text:p>
              </table:table-cell>
              <table:table-cell office:value-type="float" office:value="0.974">
                <text:p>0.974</text:p>
              </table:table-cell>
              <table:table-cell office:value-type="float" office:value="1.046">
                <text:p>1.046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587">
                <text:p>0.587</text:p>
              </table:table-cell>
              <table:table-cell office:value-type="float" office:value="0.752">
                <text:p>0.752</text:p>
              </table:table-cell>
              <table:table-cell office:value-type="float" office:value="0.823">
                <text:p>0.823</text:p>
              </table:table-cell>
              <table:table-cell office:value-type="float" office:value="0.986">
                <text:p>0.986</text:p>
              </table:table-cell>
              <table:table-cell office:value-type="float" office:value="1.044">
                <text:p>1.044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549">
                <text:p>0.549</text:p>
              </table:table-cell>
              <table:table-cell office:value-type="float" office:value="0.615">
                <text:p>0.615</text:p>
              </table:table-cell>
              <table:table-cell office:value-type="float" office:value="0.706">
                <text:p>0.706</text:p>
              </table:table-cell>
              <table:table-cell office:value-type="float" office:value="0.775">
                <text:p>0.775</text:p>
              </table:table-cell>
              <table:table-cell office:value-type="float" office:value="0.81">
                <text:p>0.8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359">
                <text:p>0.359</text:p>
              </table:table-cell>
              <table:table-cell office:value-type="float" office:value="0.456">
                <text:p>0.456</text:p>
              </table:table-cell>
              <table:table-cell office:value-type="float" office:value="0.558">
                <text:p>0.558</text:p>
              </table:table-cell>
              <table:table-cell office:value-type="float" office:value="0.62">
                <text:p>0.62</text:p>
              </table:table-cell>
              <table:table-cell office:value-type="float" office:value="0.779">
                <text:p>0.779</text:p>
              </table:table-cell>
              <table:table-cell office:value-type="float" office:value="0.828">
                <text:p>0.8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71">
                <text:p>0.271</text:p>
              </table:table-cell>
              <table:table-cell office:value-type="float" office:value="0.328">
                <text:p>0.328</text:p>
              </table:table-cell>
              <table:table-cell office:value-type="float" office:value="0.392">
                <text:p>0.392</text:p>
              </table:table-cell>
              <table:table-cell office:value-type="float" office:value="0.494">
                <text:p>0.494</text:p>
              </table:table-cell>
              <table:table-cell office:value-type="float" office:value="0.638">
                <text:p>0.638</text:p>
              </table:table-cell>
              <table:table-cell office:value-type="float" office:value="0.726">
                <text:p>0.726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147">
                <text:p>0.147</text:p>
              </table:table-cell>
              <table:table-cell office:value-type="float" office:value="0.197">
                <text:p>0.197</text:p>
              </table:table-cell>
              <table:table-cell office:value-type="float" office:value="0.189">
                <text:p>0.189</text:p>
              </table:table-cell>
              <table:table-cell office:value-type="float" office:value="0.253">
                <text:p>0.253</text:p>
              </table:table-cell>
              <table:table-cell office:value-type="float" office:value="0.272">
                <text:p>0.272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82">
                <text:p>0.082</text:p>
              </table:table-cell>
              <table:table-cell office:value-type="float" office:value="0.17">
                <text:p>0.17</text:p>
              </table:table-cell>
              <table:table-cell office:value-type="float" office:value="0.194">
                <text:p>0.194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96">
                <text:p>0.096</text:p>
              </table:table-cell>
              <table:table-cell office:value-type="float" office:value="0.103">
                <text:p>0.10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468cm" svg:height="10.389cm" xlink:href=".." xlink:type="simple" chart:class="chart:line" chart:style-name="ch1">
        <chart:title svg:x="5.32cm" svg:y="0.343cm" chart:style-name="ch2">
          <text:p>conquête spatiale 5 classes moyenne</text:p>
        </chart:title>
        <chart:legend chart:legend-position="end" svg:x="16.933cm" svg:y="3.128cm" style:legend-expansion="high" chart:style-name="ch3"/>
        <chart:plot-area chart:style-name="ch4" table:cell-range-address="similarité.R25:similarité.R44 similarité.AC1:similarité.AJ1 similarité.AC25:similarité.AJ44" chart:data-source-has-labels="both" svg:x="1.37cm" svg:y="1.355cm" svg:width="15.194cm" svg:height="7.856cm">
          <chartooo:coordinate-region svg:x="2.002cm" svg:y="1.557cm" svg:width="14.466cm" svg:height="7.001cm"/>
          <chart:axis chart:dimension="x" chart:name="primary-x" chart:style-name="ch5" chartooo:axis-type="auto">
            <chartooo:date-scale/>
            <chart:title svg:x="8.486cm" svg:y="9.418cm" chart:style-name="ch6">
              <text:p>kappa</text:p>
            </chart:title>
            <chart:categories table:cell-range-address="similarité.R25:similarité.R44"/>
            <chart:grid chart:style-name="ch7" chart:class="major"/>
          </chart:axis>
          <chart:axis chart:dimension="y" chart:name="primary-y" chart:style-name="ch5">
            <chart:title svg:x="0.451cm" svg:y="6.547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C25:similarité.AC44" chart:label-cell-address="similarité.AC1:similarité.AC1" chart:class="chart:line">
            <chart:data-point chart:repeated="20"/>
          </chart:series>
          <chart:series chart:style-name="ch10" chart:values-cell-range-address="similarité.AD25:similarité.AD44" chart:label-cell-address="similarité.AD1:similarité.AD1" chart:class="chart:line">
            <chart:data-point chart:repeated="20"/>
          </chart:series>
          <chart:series chart:style-name="ch11" chart:values-cell-range-address="similarité.AE25:similarité.AE44" chart:label-cell-address="similarité.AE1:similarité.AE1" chart:class="chart:line">
            <chart:data-point chart:repeated="20"/>
          </chart:series>
          <chart:series chart:style-name="ch12" chart:values-cell-range-address="similarité.AF25:similarité.AF44" chart:label-cell-address="similarité.AF1:similarité.AF1" chart:class="chart:line">
            <chart:data-point chart:repeated="20"/>
          </chart:series>
          <chart:series chart:style-name="ch13" chart:values-cell-range-address="similarité.AG25:similarité.AG44" chart:label-cell-address="similarité.AG1:similarité.AG1" chart:class="chart:line">
            <chart:data-point chart:repeated="20"/>
          </chart:series>
          <chart:series chart:style-name="ch14" chart:values-cell-range-address="similarité.AH25:similarité.AH44" chart:label-cell-address="similarité.AH1:similarité.AH1" chart:class="chart:line">
            <chart:data-point chart:repeated="20"/>
          </chart:series>
          <chart:series chart:style-name="ch15" chart:values-cell-range-address="similarité.AI25:similarité.AI44" chart:label-cell-address="similarité.AI1:similarité.AI1" chart:class="chart:line">
            <chart:data-point chart:repeated="20"/>
          </chart:series>
          <chart:series chart:style-name="ch16" chart:values-cell-range-address="similarité.AJ25:similarité.AJ44" chart:label-cell-address="similarité.AJ1:similarité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C1:similarité.AC1</svg:desc>
                </draw:g>
              </table:table-cell>
              <table:table-cell office:value-type="string">
                <text:p>8</text:p>
                <draw:g>
                  <svg:desc>similarité.AD1:similarité.AD1</svg:desc>
                </draw:g>
              </table:table-cell>
              <table:table-cell office:value-type="string">
                <text:p>7</text:p>
                <draw:g>
                  <svg:desc>similarité.AE1:similarité.AE1</svg:desc>
                </draw:g>
              </table:table-cell>
              <table:table-cell office:value-type="string">
                <text:p>6</text:p>
                <draw:g>
                  <svg:desc>similarité.AF1:similarité.AF1</svg:desc>
                </draw:g>
              </table:table-cell>
              <table:table-cell office:value-type="string">
                <text:p>5</text:p>
                <draw:g>
                  <svg:desc>similarité.AG1:similarité.AG1</svg:desc>
                </draw:g>
              </table:table-cell>
              <table:table-cell office:value-type="string">
                <text:p>4</text:p>
                <draw:g>
                  <svg:desc>similarité.AH1:similarité.AH1</svg:desc>
                </draw:g>
              </table:table-cell>
              <table:table-cell office:value-type="string">
                <text:p>3</text:p>
                <draw:g>
                  <svg:desc>similarité.AI1:similarité.AI1</svg:desc>
                </draw:g>
              </table:table-cell>
              <table:table-cell office:value-type="string">
                <text:p>2</text:p>
                <draw:g>
                  <svg:desc>similarité.AJ1:similarité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imilarité.R25:similarité.R44</svg:desc>
                </draw:g>
              </table:table-cell>
              <table:table-cell office:value-type="float" office:value="0">
                <text:p>0</text:p>
                <draw:g>
                  <svg:desc>similarité.AC25:similarité.AC44</svg:desc>
                </draw:g>
              </table:table-cell>
              <table:table-cell office:value-type="float" office:value="21.975">
                <text:p>21.975</text:p>
                <draw:g>
                  <svg:desc>similarité.AD25:similarité.AD44</svg:desc>
                </draw:g>
              </table:table-cell>
              <table:table-cell office:value-type="float" office:value="27.747">
                <text:p>27.747</text:p>
                <draw:g>
                  <svg:desc>similarité.AE25:similarité.AE44</svg:desc>
                </draw:g>
              </table:table-cell>
              <table:table-cell office:value-type="float" office:value="33.406">
                <text:p>33.406</text:p>
                <draw:g>
                  <svg:desc>similarité.AF25:similarité.AF44</svg:desc>
                </draw:g>
              </table:table-cell>
              <table:table-cell office:value-type="float" office:value="37.712">
                <text:p>37.712</text:p>
                <draw:g>
                  <svg:desc>similarité.AG25:similarité.AG44</svg:desc>
                </draw:g>
              </table:table-cell>
              <table:table-cell office:value-type="float" office:value="41.834">
                <text:p>41.834</text:p>
                <draw:g>
                  <svg:desc>similarité.AH25:similarité.AH44</svg:desc>
                </draw:g>
              </table:table-cell>
              <table:table-cell office:value-type="float" office:value="48.228">
                <text:p>48.228</text:p>
                <draw:g>
                  <svg:desc>similarité.AI25:similarité.AI44</svg:desc>
                </draw:g>
              </table:table-cell>
              <table:table-cell office:value-type="float" office:value="55.617">
                <text:p>55.617</text:p>
                <draw:g>
                  <svg:desc>similarité.AJ25:similarité.AJ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1.526">
                <text:p>21.526</text:p>
              </table:table-cell>
              <table:table-cell office:value-type="float" office:value="27.875">
                <text:p>27.875</text:p>
              </table:table-cell>
              <table:table-cell office:value-type="float" office:value="33.084">
                <text:p>33.084</text:p>
              </table:table-cell>
              <table:table-cell office:value-type="float" office:value="36.944">
                <text:p>36.944</text:p>
              </table:table-cell>
              <table:table-cell office:value-type="float" office:value="41.127">
                <text:p>41.127</text:p>
              </table:table-cell>
              <table:table-cell office:value-type="float" office:value="47.304">
                <text:p>47.304</text:p>
              </table:table-cell>
              <table:table-cell office:value-type="float" office:value="54.052">
                <text:p>54.05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8.848">
                <text:p>18.848</text:p>
              </table:table-cell>
              <table:table-cell office:value-type="float" office:value="24.699">
                <text:p>24.699</text:p>
              </table:table-cell>
              <table:table-cell office:value-type="float" office:value="29.484">
                <text:p>29.484</text:p>
              </table:table-cell>
              <table:table-cell office:value-type="float" office:value="33.218">
                <text:p>33.218</text:p>
              </table:table-cell>
              <table:table-cell office:value-type="float" office:value="37.532">
                <text:p>37.532</text:p>
              </table:table-cell>
              <table:table-cell office:value-type="float" office:value="43.849">
                <text:p>43.849</text:p>
              </table:table-cell>
              <table:table-cell office:value-type="float" office:value="50.806">
                <text:p>50.8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5.23">
                <text:p>15.23</text:p>
              </table:table-cell>
              <table:table-cell office:value-type="float" office:value="20.123">
                <text:p>20.123</text:p>
              </table:table-cell>
              <table:table-cell office:value-type="float" office:value="24.402">
                <text:p>24.402</text:p>
              </table:table-cell>
              <table:table-cell office:value-type="float" office:value="27.894">
                <text:p>27.894</text:p>
              </table:table-cell>
              <table:table-cell office:value-type="float" office:value="32.18">
                <text:p>32.18</text:p>
              </table:table-cell>
              <table:table-cell office:value-type="float" office:value="38.604">
                <text:p>38.604</text:p>
              </table:table-cell>
              <table:table-cell office:value-type="float" office:value="46.321">
                <text:p>46.32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183">
                <text:p>12.183</text:p>
              </table:table-cell>
              <table:table-cell office:value-type="float" office:value="16.166">
                <text:p>16.166</text:p>
              </table:table-cell>
              <table:table-cell office:value-type="float" office:value="19.729">
                <text:p>19.729</text:p>
              </table:table-cell>
              <table:table-cell office:value-type="float" office:value="23.096">
                <text:p>23.096</text:p>
              </table:table-cell>
              <table:table-cell office:value-type="float" office:value="27.215">
                <text:p>27.215</text:p>
              </table:table-cell>
              <table:table-cell office:value-type="float" office:value="33.616">
                <text:p>33.616</text:p>
              </table:table-cell>
              <table:table-cell office:value-type="float" office:value="42.018">
                <text:p>42.01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612">
                <text:p>9.612</text:p>
              </table:table-cell>
              <table:table-cell office:value-type="float" office:value="12.819">
                <text:p>12.819</text:p>
              </table:table-cell>
              <table:table-cell office:value-type="float" office:value="15.89">
                <text:p>15.89</text:p>
              </table:table-cell>
              <table:table-cell office:value-type="float" office:value="18.919">
                <text:p>18.919</text:p>
              </table:table-cell>
              <table:table-cell office:value-type="float" office:value="22.805">
                <text:p>22.805</text:p>
              </table:table-cell>
              <table:table-cell office:value-type="float" office:value="29.035">
                <text:p>29.035</text:p>
              </table:table-cell>
              <table:table-cell office:value-type="float" office:value="37.992">
                <text:p>37.9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359">
                <text:p>7.359</text:p>
              </table:table-cell>
              <table:table-cell office:value-type="float" office:value="9.871">
                <text:p>9.871</text:p>
              </table:table-cell>
              <table:table-cell office:value-type="float" office:value="12.541">
                <text:p>12.541</text:p>
              </table:table-cell>
              <table:table-cell office:value-type="float" office:value="15.245">
                <text:p>15.245</text:p>
              </table:table-cell>
              <table:table-cell office:value-type="float" office:value="18.854">
                <text:p>18.854</text:p>
              </table:table-cell>
              <table:table-cell office:value-type="float" office:value="24.663">
                <text:p>24.663</text:p>
              </table:table-cell>
              <table:table-cell office:value-type="float" office:value="34.248">
                <text:p>34.24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383">
                <text:p>5.383</text:p>
              </table:table-cell>
              <table:table-cell office:value-type="float" office:value="7.341">
                <text:p>7.341</text:p>
              </table:table-cell>
              <table:table-cell office:value-type="float" office:value="9.494">
                <text:p>9.494</text:p>
              </table:table-cell>
              <table:table-cell office:value-type="float" office:value="11.939">
                <text:p>11.939</text:p>
              </table:table-cell>
              <table:table-cell office:value-type="float" office:value="15.234">
                <text:p>15.234</text:p>
              </table:table-cell>
              <table:table-cell office:value-type="float" office:value="20.696">
                <text:p>20.696</text:p>
              </table:table-cell>
              <table:table-cell office:value-type="float" office:value="30.681">
                <text:p>30.68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271">
                <text:p>4.271</text:p>
              </table:table-cell>
              <table:table-cell office:value-type="float" office:value="5.646">
                <text:p>5.646</text:p>
              </table:table-cell>
              <table:table-cell office:value-type="float" office:value="7.413">
                <text:p>7.413</text:p>
              </table:table-cell>
              <table:table-cell office:value-type="float" office:value="9.503">
                <text:p>9.503</text:p>
              </table:table-cell>
              <table:table-cell office:value-type="float" office:value="12.417">
                <text:p>12.417</text:p>
              </table:table-cell>
              <table:table-cell office:value-type="float" office:value="17.37">
                <text:p>17.37</text:p>
              </table:table-cell>
              <table:table-cell office:value-type="float" office:value="27.242">
                <text:p>27.2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289">
                <text:p>3.289</text:p>
              </table:table-cell>
              <table:table-cell office:value-type="float" office:value="4.299">
                <text:p>4.299</text:p>
              </table:table-cell>
              <table:table-cell office:value-type="float" office:value="5.562">
                <text:p>5.562</text:p>
              </table:table-cell>
              <table:table-cell office:value-type="float" office:value="7.231">
                <text:p>7.231</text:p>
              </table:table-cell>
              <table:table-cell office:value-type="float" office:value="9.691">
                <text:p>9.691</text:p>
              </table:table-cell>
              <table:table-cell office:value-type="float" office:value="14.164">
                <text:p>14.164</text:p>
              </table:table-cell>
              <table:table-cell office:value-type="float" office:value="24.115">
                <text:p>24.11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943">
                <text:p>2.943</text:p>
              </table:table-cell>
              <table:table-cell office:value-type="float" office:value="3.66">
                <text:p>3.66</text:p>
              </table:table-cell>
              <table:table-cell office:value-type="float" office:value="4.726">
                <text:p>4.726</text:p>
              </table:table-cell>
              <table:table-cell office:value-type="float" office:value="6.071">
                <text:p>6.071</text:p>
              </table:table-cell>
              <table:table-cell office:value-type="float" office:value="8.148">
                <text:p>8.148</text:p>
              </table:table-cell>
              <table:table-cell office:value-type="float" office:value="11.869">
                <text:p>11.869</text:p>
              </table:table-cell>
              <table:table-cell office:value-type="float" office:value="21.327">
                <text:p>21.32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19">
                <text:p>2.19</text:p>
              </table:table-cell>
              <table:table-cell office:value-type="float" office:value="2.599">
                <text:p>2.599</text:p>
              </table:table-cell>
              <table:table-cell office:value-type="float" office:value="3.291">
                <text:p>3.291</text:p>
              </table:table-cell>
              <table:table-cell office:value-type="float" office:value="4.244">
                <text:p>4.244</text:p>
              </table:table-cell>
              <table:table-cell office:value-type="float" office:value="5.933">
                <text:p>5.933</text:p>
              </table:table-cell>
              <table:table-cell office:value-type="float" office:value="9.135">
                <text:p>9.135</text:p>
              </table:table-cell>
              <table:table-cell office:value-type="float" office:value="18.46">
                <text:p>18.4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96">
                <text:p>1.96</text:p>
              </table:table-cell>
              <table:table-cell office:value-type="float" office:value="2.215">
                <text:p>2.215</text:p>
              </table:table-cell>
              <table:table-cell office:value-type="float" office:value="2.609">
                <text:p>2.609</text:p>
              </table:table-cell>
              <table:table-cell office:value-type="float" office:value="3.315">
                <text:p>3.315</text:p>
              </table:table-cell>
              <table:table-cell office:value-type="float" office:value="4.721">
                <text:p>4.721</text:p>
              </table:table-cell>
              <table:table-cell office:value-type="float" office:value="7.174">
                <text:p>7.174</text:p>
              </table:table-cell>
              <table:table-cell office:value-type="float" office:value="15.781">
                <text:p>15.7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37">
                <text:p>1.837</text:p>
              </table:table-cell>
              <table:table-cell office:value-type="float" office:value="1.94">
                <text:p>1.94</text:p>
              </table:table-cell>
              <table:table-cell office:value-type="float" office:value="2.281">
                <text:p>2.281</text:p>
              </table:table-cell>
              <table:table-cell office:value-type="float" office:value="2.814">
                <text:p>2.814</text:p>
              </table:table-cell>
              <table:table-cell office:value-type="float" office:value="3.903">
                <text:p>3.903</text:p>
              </table:table-cell>
              <table:table-cell office:value-type="float" office:value="5.862">
                <text:p>5.862</text:p>
              </table:table-cell>
              <table:table-cell office:value-type="float" office:value="13.497">
                <text:p>13.49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733">
                <text:p>1.733</text:p>
              </table:table-cell>
              <table:table-cell office:value-type="float" office:value="1.845">
                <text:p>1.845</text:p>
              </table:table-cell>
              <table:table-cell office:value-type="float" office:value="1.999">
                <text:p>1.999</text:p>
              </table:table-cell>
              <table:table-cell office:value-type="float" office:value="2.305">
                <text:p>2.305</text:p>
              </table:table-cell>
              <table:table-cell office:value-type="float" office:value="2.954">
                <text:p>2.954</text:p>
              </table:table-cell>
              <table:table-cell office:value-type="float" office:value="4.442">
                <text:p>4.442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696">
                <text:p>1.696</text:p>
              </table:table-cell>
              <table:table-cell office:value-type="float" office:value="1.722">
                <text:p>1.722</text:p>
              </table:table-cell>
              <table:table-cell office:value-type="float" office:value="1.798">
                <text:p>1.798</text:p>
              </table:table-cell>
              <table:table-cell office:value-type="float" office:value="1.937">
                <text:p>1.937</text:p>
              </table:table-cell>
              <table:table-cell office:value-type="float" office:value="2.436">
                <text:p>2.436</text:p>
              </table:table-cell>
              <table:table-cell office:value-type="float" office:value="3.455">
                <text:p>3.455</text:p>
              </table:table-cell>
              <table:table-cell office:value-type="float" office:value="9.367">
                <text:p>9.36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715">
                <text:p>1.715</text:p>
              </table:table-cell>
              <table:table-cell office:value-type="float" office:value="1.781">
                <text:p>1.781</text:p>
              </table:table-cell>
              <table:table-cell office:value-type="float" office:value="2.07">
                <text:p>2.07</text:p>
              </table:table-cell>
              <table:table-cell office:value-type="float" office:value="2.625">
                <text:p>2.625</text:p>
              </table:table-cell>
              <table:table-cell office:value-type="float" office:value="7.187">
                <text:p>7.18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7">
                <text:p>1.67</text:p>
              </table:table-cell>
              <table:table-cell office:value-type="float" office:value="1.68">
                <text:p>1.68</text:p>
              </table:table-cell>
              <table:table-cell office:value-type="float" office:value="1.743">
                <text:p>1.743</text:p>
              </table:table-cell>
              <table:table-cell office:value-type="float" office:value="1.955">
                <text:p>1.955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74">
                <text:p>1.674</text:p>
              </table:table-cell>
              <table:table-cell office:value-type="float" office:value="1.7">
                <text:p>1.7</text:p>
              </table:table-cell>
              <table:table-cell office:value-type="float" office:value="1.772">
                <text:p>1.772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49cm" svg:height="10.265cm" xlink:href=".." xlink:type="simple" chart:class="chart:line" chart:style-name="ch1">
        <chart:title svg:x="5.146cm" svg:y="0.341cm" chart:style-name="ch2">
          <text:p>conquête spatiale 5 classes écart type</text:p>
        </chart:title>
        <chart:legend chart:legend-position="end" svg:x="16.714cm" svg:y="3.066cm" style:legend-expansion="high" chart:style-name="ch3"/>
        <chart:plot-area chart:style-name="ch4" table:cell-range-address="similarité.R25:similarité.R44 similarité.AL1:similarité.AS1 similarité.AL25:similarité.AS44" chart:data-source-has-labels="both" svg:x="1.365cm" svg:y="1.351cm" svg:width="14.985cm" svg:height="7.738cm">
          <chartooo:coordinate-region svg:x="2.103cm" svg:y="1.553cm" svg:width="14.15cm" svg:height="6.883cm"/>
          <chart:axis chart:dimension="x" chart:name="primary-x" chart:style-name="ch5" chartooo:axis-type="auto">
            <chartooo:date-scale/>
            <chart:title svg:x="8.376cm" svg:y="9.294cm" chart:style-name="ch6">
              <text:p>kappa</text:p>
            </chart:title>
            <chart:categories table:cell-range-address="similarité.R25:similarité.R44"/>
            <chart:grid chart:style-name="ch7" chart:class="major"/>
          </chart:axis>
          <chart:axis chart:dimension="y" chart:name="primary-y" chart:style-name="ch5">
            <chart:title svg:x="0.451cm" svg:y="5.965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L25:similarité.AL44" chart:label-cell-address="similarité.AL1:similarité.AL1" chart:class="chart:line">
            <chart:data-point chart:repeated="20"/>
          </chart:series>
          <chart:series chart:style-name="ch10" chart:values-cell-range-address="similarité.AM25:similarité.AM44" chart:label-cell-address="similarité.AM1:similarité.AM1" chart:class="chart:line">
            <chart:data-point chart:repeated="20"/>
          </chart:series>
          <chart:series chart:style-name="ch11" chart:values-cell-range-address="similarité.AN25:similarité.AN44" chart:label-cell-address="similarité.AN1:similarité.AN1" chart:class="chart:line">
            <chart:data-point chart:repeated="20"/>
          </chart:series>
          <chart:series chart:style-name="ch12" chart:values-cell-range-address="similarité.AO25:similarité.AO44" chart:label-cell-address="similarité.AO1:similarité.AO1" chart:class="chart:line">
            <chart:data-point chart:repeated="20"/>
          </chart:series>
          <chart:series chart:style-name="ch13" chart:values-cell-range-address="similarité.AP25:similarité.AP44" chart:label-cell-address="similarité.AP1:similarité.AP1" chart:class="chart:line">
            <chart:data-point chart:repeated="20"/>
          </chart:series>
          <chart:series chart:style-name="ch14" chart:values-cell-range-address="similarité.AQ25:similarité.AQ44" chart:label-cell-address="similarité.AQ1:similarité.AQ1" chart:class="chart:line">
            <chart:data-point chart:repeated="20"/>
          </chart:series>
          <chart:series chart:style-name="ch15" chart:values-cell-range-address="similarité.AR25:similarité.AR44" chart:label-cell-address="similarité.AR1:similarité.AR1" chart:class="chart:line">
            <chart:data-point chart:repeated="20"/>
          </chart:series>
          <chart:series chart:style-name="ch16" chart:values-cell-range-address="similarité.AS25:similarité.AS44" chart:label-cell-address="similarité.AS1:similarité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L1:similarité.AL1</svg:desc>
                </draw:g>
              </table:table-cell>
              <table:table-cell office:value-type="string">
                <text:p>8</text:p>
                <draw:g>
                  <svg:desc>similarité.AM1:similarité.AM1</svg:desc>
                </draw:g>
              </table:table-cell>
              <table:table-cell office:value-type="string">
                <text:p>7</text:p>
                <draw:g>
                  <svg:desc>similarité.AN1:similarité.AN1</svg:desc>
                </draw:g>
              </table:table-cell>
              <table:table-cell office:value-type="string">
                <text:p>6</text:p>
                <draw:g>
                  <svg:desc>similarité.AO1:similarité.AO1</svg:desc>
                </draw:g>
              </table:table-cell>
              <table:table-cell office:value-type="string">
                <text:p>5</text:p>
                <draw:g>
                  <svg:desc>similarité.AP1:similarité.AP1</svg:desc>
                </draw:g>
              </table:table-cell>
              <table:table-cell office:value-type="string">
                <text:p>4</text:p>
                <draw:g>
                  <svg:desc>similarité.AQ1:similarité.AQ1</svg:desc>
                </draw:g>
              </table:table-cell>
              <table:table-cell office:value-type="string">
                <text:p>3</text:p>
                <draw:g>
                  <svg:desc>similarité.AR1:similarité.AR1</svg:desc>
                </draw:g>
              </table:table-cell>
              <table:table-cell office:value-type="string">
                <text:p>2</text:p>
                <draw:g>
                  <svg:desc>similarité.AS1:similarité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similarité.R25:similarité.R44</svg:desc>
                </draw:g>
              </table:table-cell>
              <table:table-cell office:value-type="float" office:value="0">
                <text:p>0</text:p>
                <draw:g>
                  <svg:desc>similarité.AL25:similarité.AL44</svg:desc>
                </draw:g>
              </table:table-cell>
              <table:table-cell office:value-type="float" office:value="1.552">
                <text:p>1.552</text:p>
                <draw:g>
                  <svg:desc>similarité.AM25:similarité.AM44</svg:desc>
                </draw:g>
              </table:table-cell>
              <table:table-cell office:value-type="float" office:value="1.827">
                <text:p>1.827</text:p>
                <draw:g>
                  <svg:desc>similarité.AN25:similarité.AN44</svg:desc>
                </draw:g>
              </table:table-cell>
              <table:table-cell office:value-type="float" office:value="2.187">
                <text:p>2.187</text:p>
                <draw:g>
                  <svg:desc>similarité.AO25:similarité.AO44</svg:desc>
                </draw:g>
              </table:table-cell>
              <table:table-cell office:value-type="float" office:value="1.478">
                <text:p>1.478</text:p>
                <draw:g>
                  <svg:desc>similarité.AP25:similarité.AP44</svg:desc>
                </draw:g>
              </table:table-cell>
              <table:table-cell office:value-type="float" office:value="2.009">
                <text:p>2.009</text:p>
                <draw:g>
                  <svg:desc>similarité.AQ25:similarité.AQ44</svg:desc>
                </draw:g>
              </table:table-cell>
              <table:table-cell office:value-type="float" office:value="1.611">
                <text:p>1.611</text:p>
                <draw:g>
                  <svg:desc>similarité.AR25:similarité.AR44</svg:desc>
                </draw:g>
              </table:table-cell>
              <table:table-cell office:value-type="float" office:value="0.208">
                <text:p>0.208</text:p>
                <draw:g>
                  <svg:desc>similarité.AS25:similarité.AS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.641">
                <text:p>2.641</text:p>
              </table:table-cell>
              <table:table-cell office:value-type="float" office:value="2.37">
                <text:p>2.37</text:p>
              </table:table-cell>
              <table:table-cell office:value-type="float" office:value="2.187">
                <text:p>2.187</text:p>
              </table:table-cell>
              <table:table-cell office:value-type="float" office:value="1.978">
                <text:p>1.978</text:p>
              </table:table-cell>
              <table:table-cell office:value-type="float" office:value="1.763">
                <text:p>1.763</text:p>
              </table:table-cell>
              <table:table-cell office:value-type="float" office:value="1.558">
                <text:p>1.558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2.709">
                <text:p>2.709</text:p>
              </table:table-cell>
              <table:table-cell office:value-type="float" office:value="2.609">
                <text:p>2.609</text:p>
              </table:table-cell>
              <table:table-cell office:value-type="float" office:value="2.559">
                <text:p>2.559</text:p>
              </table:table-cell>
              <table:table-cell office:value-type="float" office:value="2.452">
                <text:p>2.452</text:p>
              </table:table-cell>
              <table:table-cell office:value-type="float" office:value="2.225">
                <text:p>2.225</text:p>
              </table:table-cell>
              <table:table-cell office:value-type="float" office:value="1.996">
                <text:p>1.996</text:p>
              </table:table-cell>
              <table:table-cell office:value-type="float" office:value="1.671">
                <text:p>1.67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474">
                <text:p>2.474</text:p>
              </table:table-cell>
              <table:table-cell office:value-type="float" office:value="2.445">
                <text:p>2.445</text:p>
              </table:table-cell>
              <table:table-cell office:value-type="float" office:value="2.306">
                <text:p>2.306</text:p>
              </table:table-cell>
              <table:table-cell office:value-type="float" office:value="2.174">
                <text:p>2.174</text:p>
              </table:table-cell>
              <table:table-cell office:value-type="float" office:value="2.1">
                <text:p>2.1</text:p>
              </table:table-cell>
              <table:table-cell office:value-type="float" office:value="1.912">
                <text:p>1.912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424">
                <text:p>2.424</text:p>
              </table:table-cell>
              <table:table-cell office:value-type="float" office:value="2.427">
                <text:p>2.427</text:p>
              </table:table-cell>
              <table:table-cell office:value-type="float" office:value="2.462">
                <text:p>2.462</text:p>
              </table:table-cell>
              <table:table-cell office:value-type="float" office:value="2.402">
                <text:p>2.402</text:p>
              </table:table-cell>
              <table:table-cell office:value-type="float" office:value="2.297">
                <text:p>2.297</text:p>
              </table:table-cell>
              <table:table-cell office:value-type="float" office:value="1.997">
                <text:p>1.997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011">
                <text:p>2.011</text:p>
              </table:table-cell>
              <table:table-cell office:value-type="float" office:value="2.101">
                <text:p>2.101</text:p>
              </table:table-cell>
              <table:table-cell office:value-type="float" office:value="2.084">
                <text:p>2.084</text:p>
              </table:table-cell>
              <table:table-cell office:value-type="float" office:value="2.052">
                <text:p>2.052</text:p>
              </table:table-cell>
              <table:table-cell office:value-type="float" office:value="1.917">
                <text:p>1.917</text:p>
              </table:table-cell>
              <table:table-cell office:value-type="float" office:value="1.804">
                <text:p>1.804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723">
                <text:p>1.723</text:p>
              </table:table-cell>
              <table:table-cell office:value-type="float" office:value="1.928">
                <text:p>1.928</text:p>
              </table:table-cell>
              <table:table-cell office:value-type="float" office:value="2.024">
                <text:p>2.024</text:p>
              </table:table-cell>
              <table:table-cell office:value-type="float" office:value="1.984">
                <text:p>1.984</text:p>
              </table:table-cell>
              <table:table-cell office:value-type="float" office:value="1.88">
                <text:p>1.88</text:p>
              </table:table-cell>
              <table:table-cell office:value-type="float" office:value="1.717">
                <text:p>1.717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357">
                <text:p>1.357</text:p>
              </table:table-cell>
              <table:table-cell office:value-type="float" office:value="1.442">
                <text:p>1.442</text:p>
              </table:table-cell>
              <table:table-cell office:value-type="float" office:value="1.438">
                <text:p>1.438</text:p>
              </table:table-cell>
              <table:table-cell office:value-type="float" office:value="1.437">
                <text:p>1.437</text:p>
              </table:table-cell>
              <table:table-cell office:value-type="float" office:value="1.455">
                <text:p>1.455</text:p>
              </table:table-cell>
              <table:table-cell office:value-type="float" office:value="1.409">
                <text:p>1.409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324">
                <text:p>1.324</text:p>
              </table:table-cell>
              <table:table-cell office:value-type="float" office:value="1.429">
                <text:p>1.429</text:p>
              </table:table-cell>
              <table:table-cell office:value-type="float" office:value="1.529">
                <text:p>1.529</text:p>
              </table:table-cell>
              <table:table-cell office:value-type="float" office:value="1.602">
                <text:p>1.602</text:p>
              </table:table-cell>
              <table:table-cell office:value-type="float" office:value="1.587">
                <text:p>1.587</text:p>
              </table:table-cell>
              <table:table-cell office:value-type="float" office:value="1.538">
                <text:p>1.53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69">
                <text:p>1.069</text:p>
              </table:table-cell>
              <table:table-cell office:value-type="float" office:value="1.226">
                <text:p>1.226</text:p>
              </table:table-cell>
              <table:table-cell office:value-type="float" office:value="1.44">
                <text:p>1.44</text:p>
              </table:table-cell>
              <table:table-cell office:value-type="float" office:value="1.565">
                <text:p>1.565</text:p>
              </table:table-cell>
              <table:table-cell office:value-type="float" office:value="1.627">
                <text:p>1.627</text:p>
              </table:table-cell>
              <table:table-cell office:value-type="float" office:value="1.66">
                <text:p>1.66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8">
                <text:p>0.868</text:p>
              </table:table-cell>
              <table:table-cell office:value-type="float" office:value="0.999">
                <text:p>0.999</text:p>
              </table:table-cell>
              <table:table-cell office:value-type="float" office:value="1.11">
                <text:p>1.11</text:p>
              </table:table-cell>
              <table:table-cell office:value-type="float" office:value="1.214">
                <text:p>1.214</text:p>
              </table:table-cell>
              <table:table-cell office:value-type="float" office:value="1.205">
                <text:p>1.205</text:p>
              </table:table-cell>
              <table:table-cell office:value-type="float" office:value="1.267">
                <text:p>1.267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01">
                <text:p>0.501</text:p>
              </table:table-cell>
              <table:table-cell office:value-type="float" office:value="0.637">
                <text:p>0.637</text:p>
              </table:table-cell>
              <table:table-cell office:value-type="float" office:value="0.733">
                <text:p>0.733</text:p>
              </table:table-cell>
              <table:table-cell office:value-type="float" office:value="0.864">
                <text:p>0.864</text:p>
              </table:table-cell>
              <table:table-cell office:value-type="float" office:value="0.936">
                <text:p>0.936</text:p>
              </table:table-cell>
              <table:table-cell office:value-type="float" office:value="0.982">
                <text:p>0.982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.578">
                <text:p>0.578</text:p>
              </table:table-cell>
              <table:table-cell office:value-type="float" office:value="0.616">
                <text:p>0.616</text:p>
              </table:table-cell>
              <table:table-cell office:value-type="float" office:value="0.722">
                <text:p>0.722</text:p>
              </table:table-cell>
              <table:table-cell office:value-type="float" office:value="0.829">
                <text:p>0.829</text:p>
              </table:table-cell>
              <table:table-cell office:value-type="float" office:value="1.022">
                <text:p>1.022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  <table:table-cell office:value-type="float" office:value="0.312">
                <text:p>0.312</text:p>
              </table:table-cell>
              <table:table-cell office:value-type="float" office:value="0.428">
                <text:p>0.428</text:p>
              </table:table-cell>
              <table:table-cell office:value-type="float" office:value="0.498">
                <text:p>0.498</text:p>
              </table:table-cell>
              <table:table-cell office:value-type="float" office:value="0.643">
                <text:p>0.643</text:p>
              </table:table-cell>
              <table:table-cell office:value-type="float" office:value="0.749">
                <text:p>0.749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231">
                <text:p>0.231</text:p>
              </table:table-cell>
              <table:table-cell office:value-type="float" office:value="0.267">
                <text:p>0.267</text:p>
              </table:table-cell>
              <table:table-cell office:value-type="float" office:value="0.353">
                <text:p>0.353</text:p>
              </table:table-cell>
              <table:table-cell office:value-type="float" office:value="0.449">
                <text:p>0.449</text:p>
              </table:table-cell>
              <table:table-cell office:value-type="float" office:value="0.456">
                <text:p>0.456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1">
                <text:p>0.161</text:p>
              </table:table-cell>
              <table:table-cell office:value-type="float" office:value="0.172">
                <text:p>0.172</text:p>
              </table:table-cell>
              <table:table-cell office:value-type="float" office:value="0.244">
                <text:p>0.244</text:p>
              </table:table-cell>
              <table:table-cell office:value-type="float" office:value="0.297">
                <text:p>0.297</text:p>
              </table:table-cell>
              <table:table-cell office:value-type="float" office:value="0.432">
                <text:p>0.432</text:p>
              </table:table-cell>
              <table:table-cell office:value-type="float" office:value="0.566">
                <text:p>0.566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.13">
                <text:p>0.13</text:p>
              </table:table-cell>
              <table:table-cell office:value-type="float" office:value="0.278">
                <text:p>0.278</text:p>
              </table:table-cell>
              <table:table-cell office:value-type="float" office:value="0.402">
                <text:p>0.40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41">
                <text:p>0.041</text:p>
              </table:table-cell>
              <table:table-cell office:value-type="float" office:value="0.106">
                <text:p>0.106</text:p>
              </table:table-cell>
              <table:table-cell office:value-type="float" office:value="0.146">
                <text:p>0.14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62">
                <text:p>0.062</text:p>
              </table:table-cell>
              <table:table-cell office:value-type="float" office:value="0.121">
                <text:p>0.12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9cm" svg:height="10.344cm" xlink:href=".." xlink:type="simple" chart:class="chart:line" chart:style-name="ch1">
        <chart:title svg:x="5.872cm" svg:y="0.342cm" chart:style-name="ch2">
          <text:p>coréférence 5 classes moyenne</text:p>
        </chart:title>
        <chart:legend chart:legend-position="end" svg:x="16.854cm" svg:y="3.106cm" style:legend-expansion="high" chart:style-name="ch3"/>
        <chart:plot-area chart:style-name="ch4" table:cell-range-address="coréférence.R3:coréférence.R22 coréférence.AC1:coréférence.AJ1 coréférence.AC3:coréférence.AJ22" chart:data-source-has-labels="both" svg:x="1.368cm" svg:y="1.353cm" svg:width="15.119cm" svg:height="7.814cm">
          <chartooo:coordinate-region svg:x="2cm" svg:y="1.555cm" svg:width="14.39cm" svg:height="6.959cm"/>
          <chart:axis chart:dimension="x" chart:name="primary-x" chart:style-name="ch5" chartooo:axis-type="auto">
            <chartooo:date-scale/>
            <chart:title svg:x="8.446cm" svg:y="9.373cm" chart:style-name="ch6">
              <text:p>kappa</text:p>
            </chart:title>
            <chart:categories table:cell-range-address="coréférence.R3:coréférence.R22"/>
            <chart:grid chart:style-name="ch7" chart:class="major"/>
          </chart:axis>
          <chart:axis chart:dimension="y" chart:name="primary-y" chart:style-name="ch5">
            <chart:title svg:x="0.451cm" svg:y="6.524cm" chart:style-name="ch8">
              <text:p>% de modification</text:p>
            </chart:title>
            <chart:grid chart:style-name="ch7" chart:class="major"/>
          </chart:axis>
          <chart:series chart:style-name="ch9" chart:values-cell-range-address="coréférence.AC3:coréférence.AC22" chart:label-cell-address="coréférence.AC1:coréférence.AC1" chart:class="chart:line">
            <chart:data-point chart:repeated="20"/>
          </chart:series>
          <chart:series chart:style-name="ch10" chart:values-cell-range-address="coréférence.AD3:coréférence.AD22" chart:label-cell-address="coréférence.AD1:coréférence.AD1" chart:class="chart:line">
            <chart:data-point chart:repeated="20"/>
          </chart:series>
          <chart:series chart:style-name="ch11" chart:values-cell-range-address="coréférence.AE3:coréférence.AE22" chart:label-cell-address="coréférence.AE1:coréférence.AE1" chart:class="chart:line">
            <chart:data-point chart:repeated="20"/>
          </chart:series>
          <chart:series chart:style-name="ch12" chart:values-cell-range-address="coréférence.AF3:coréférence.AF22" chart:label-cell-address="coréférence.AF1:coréférence.AF1" chart:class="chart:line">
            <chart:data-point chart:repeated="20"/>
          </chart:series>
          <chart:series chart:style-name="ch13" chart:values-cell-range-address="coréférence.AG3:coréférence.AG22" chart:label-cell-address="coréférence.AG1:coréférence.AG1" chart:class="chart:line">
            <chart:data-point chart:repeated="20"/>
          </chart:series>
          <chart:series chart:style-name="ch14" chart:values-cell-range-address="coréférence.AH3:coréférence.AH22" chart:label-cell-address="coréférence.AH1:coréférence.AH1" chart:class="chart:line">
            <chart:data-point chart:repeated="20"/>
          </chart:series>
          <chart:series chart:style-name="ch15" chart:values-cell-range-address="coréférence.AI3:coréférence.AI22" chart:label-cell-address="coréférence.AI1:coréférence.AI1" chart:class="chart:line">
            <chart:data-point chart:repeated="20"/>
          </chart:series>
          <chart:series chart:style-name="ch16" chart:values-cell-range-address="coréférence.AJ3:coréférence.AJ22" chart:label-cell-address="coréférence.AJ1:coréférence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coréférence.AC1:coréférence.AC1</svg:desc>
                </draw:g>
              </table:table-cell>
              <table:table-cell office:value-type="string">
                <text:p>8</text:p>
                <draw:g>
                  <svg:desc>coréférence.AD1:coréférence.AD1</svg:desc>
                </draw:g>
              </table:table-cell>
              <table:table-cell office:value-type="string">
                <text:p>7</text:p>
                <draw:g>
                  <svg:desc>coréférence.AE1:coréférence.AE1</svg:desc>
                </draw:g>
              </table:table-cell>
              <table:table-cell office:value-type="string">
                <text:p>6</text:p>
                <draw:g>
                  <svg:desc>coréférence.AF1:coréférence.AF1</svg:desc>
                </draw:g>
              </table:table-cell>
              <table:table-cell office:value-type="string">
                <text:p>5</text:p>
                <draw:g>
                  <svg:desc>coréférence.AG1:coréférence.AG1</svg:desc>
                </draw:g>
              </table:table-cell>
              <table:table-cell office:value-type="string">
                <text:p>4</text:p>
                <draw:g>
                  <svg:desc>coréférence.AH1:coréférence.AH1</svg:desc>
                </draw:g>
              </table:table-cell>
              <table:table-cell office:value-type="string">
                <text:p>3</text:p>
                <draw:g>
                  <svg:desc>coréférence.AI1:coréférence.AI1</svg:desc>
                </draw:g>
              </table:table-cell>
              <table:table-cell office:value-type="string">
                <text:p>2</text:p>
                <draw:g>
                  <svg:desc>coréférence.AJ1:coréférence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coréférence.R3:coréférence.R22</svg:desc>
                </draw:g>
              </table:table-cell>
              <table:table-cell office:value-type="float" office:value="0">
                <text:p>0</text:p>
                <draw:g>
                  <svg:desc>coréférence.AC3:coréférence.AC22</svg:desc>
                </draw:g>
              </table:table-cell>
              <table:table-cell office:value-type="float" office:value="20.726">
                <text:p>20.726</text:p>
                <draw:g>
                  <svg:desc>coréférence.AD3:coréférence.AD22</svg:desc>
                </draw:g>
              </table:table-cell>
              <table:table-cell office:value-type="float" office:value="27.146">
                <text:p>27.146</text:p>
                <draw:g>
                  <svg:desc>coréférence.AE3:coréférence.AE22</svg:desc>
                </draw:g>
              </table:table-cell>
              <table:table-cell office:value-type="float" office:value="33.219">
                <text:p>33.219</text:p>
                <draw:g>
                  <svg:desc>coréférence.AF3:coréférence.AF22</svg:desc>
                </draw:g>
              </table:table-cell>
              <table:table-cell office:value-type="float" office:value="37.576">
                <text:p>37.576</text:p>
                <draw:g>
                  <svg:desc>coréférence.AG3:coréférence.AG22</svg:desc>
                </draw:g>
              </table:table-cell>
              <table:table-cell office:value-type="float" office:value="41.696">
                <text:p>41.696</text:p>
                <draw:g>
                  <svg:desc>coréférence.AH3:coréférence.AH22</svg:desc>
                </draw:g>
              </table:table-cell>
              <table:table-cell office:value-type="float" office:value="48.08">
                <text:p>48.08</text:p>
                <draw:g>
                  <svg:desc>coréférence.AI3:coréférence.AI22</svg:desc>
                </draw:g>
              </table:table-cell>
              <table:table-cell office:value-type="float" office:value="55.592">
                <text:p>55.592</text:p>
                <draw:g>
                  <svg:desc>coréférence.AJ3:coréférence.AJ2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341">
                <text:p>19.341</text:p>
              </table:table-cell>
              <table:table-cell office:value-type="float" office:value="25.291">
                <text:p>25.291</text:p>
              </table:table-cell>
              <table:table-cell office:value-type="float" office:value="30.889">
                <text:p>30.889</text:p>
              </table:table-cell>
              <table:table-cell office:value-type="float" office:value="35.132">
                <text:p>35.132</text:p>
              </table:table-cell>
              <table:table-cell office:value-type="float" office:value="39.16">
                <text:p>39.16</text:p>
              </table:table-cell>
              <table:table-cell office:value-type="float" office:value="45.388">
                <text:p>45.388</text:p>
              </table:table-cell>
              <table:table-cell office:value-type="float" office:value="53.334">
                <text:p>53.33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544">
                <text:p>17.544</text:p>
              </table:table-cell>
              <table:table-cell office:value-type="float" office:value="22.956">
                <text:p>22.956</text:p>
              </table:table-cell>
              <table:table-cell office:value-type="float" office:value="27.938">
                <text:p>27.938</text:p>
              </table:table-cell>
              <table:table-cell office:value-type="float" office:value="31.68">
                <text:p>31.68</text:p>
              </table:table-cell>
              <table:table-cell office:value-type="float" office:value="35.495">
                <text:p>35.495</text:p>
              </table:table-cell>
              <table:table-cell office:value-type="float" office:value="41.317">
                <text:p>41.317</text:p>
              </table:table-cell>
              <table:table-cell office:value-type="float" office:value="49.358">
                <text:p>49.35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044">
                <text:p>16.044</text:p>
              </table:table-cell>
              <table:table-cell office:value-type="float" office:value="21.323">
                <text:p>21.323</text:p>
              </table:table-cell>
              <table:table-cell office:value-type="float" office:value="25.666">
                <text:p>25.666</text:p>
              </table:table-cell>
              <table:table-cell office:value-type="float" office:value="29.017">
                <text:p>29.017</text:p>
              </table:table-cell>
              <table:table-cell office:value-type="float" office:value="32.656">
                <text:p>32.656</text:p>
              </table:table-cell>
              <table:table-cell office:value-type="float" office:value="37.984">
                <text:p>37.984</text:p>
              </table:table-cell>
              <table:table-cell office:value-type="float" office:value="45.684">
                <text:p>45.6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934">
                <text:p>12.934</text:p>
              </table:table-cell>
              <table:table-cell office:value-type="float" office:value="17.441">
                <text:p>17.441</text:p>
              </table:table-cell>
              <table:table-cell office:value-type="float" office:value="21.239">
                <text:p>21.239</text:p>
              </table:table-cell>
              <table:table-cell office:value-type="float" office:value="24.363">
                <text:p>24.363</text:p>
              </table:table-cell>
              <table:table-cell office:value-type="float" office:value="27.794">
                <text:p>27.794</text:p>
              </table:table-cell>
              <table:table-cell office:value-type="float" office:value="32.878">
                <text:p>32.878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72">
                <text:p>9.72</text:p>
              </table:table-cell>
              <table:table-cell office:value-type="float" office:value="13.247">
                <text:p>13.247</text:p>
              </table:table-cell>
              <table:table-cell office:value-type="float" office:value="16.473">
                <text:p>16.473</text:p>
              </table:table-cell>
              <table:table-cell office:value-type="float" office:value="19.333">
                <text:p>19.333</text:p>
              </table:table-cell>
              <table:table-cell office:value-type="float" office:value="22.567">
                <text:p>22.567</text:p>
              </table:table-cell>
              <table:table-cell office:value-type="float" office:value="27.463">
                <text:p>27.463</text:p>
              </table:table-cell>
              <table:table-cell office:value-type="float" office:value="36.009">
                <text:p>36.00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877">
                <text:p>6.877</text:p>
              </table:table-cell>
              <table:table-cell office:value-type="float" office:value="9.614">
                <text:p>9.614</text:p>
              </table:table-cell>
              <table:table-cell office:value-type="float" office:value="12.324">
                <text:p>12.324</text:p>
              </table:table-cell>
              <table:table-cell office:value-type="float" office:value="14.943">
                <text:p>14.943</text:p>
              </table:table-cell>
              <table:table-cell office:value-type="float" office:value="17.965">
                <text:p>17.965</text:p>
              </table:table-cell>
              <table:table-cell office:value-type="float" office:value="22.64">
                <text:p>22.64</text:p>
              </table:table-cell>
              <table:table-cell office:value-type="float" office:value="31.631">
                <text:p>31.6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4.87">
                <text:p>4.87</text:p>
              </table:table-cell>
              <table:table-cell office:value-type="float" office:value="6.977">
                <text:p>6.977</text:p>
              </table:table-cell>
              <table:table-cell office:value-type="float" office:value="9.201">
                <text:p>9.201</text:p>
              </table:table-cell>
              <table:table-cell office:value-type="float" office:value="11.51">
                <text:p>11.51</text:p>
              </table:table-cell>
              <table:table-cell office:value-type="float" office:value="14.261">
                <text:p>14.261</text:p>
              </table:table-cell>
              <table:table-cell office:value-type="float" office:value="18.649">
                <text:p>18.649</text:p>
              </table:table-cell>
              <table:table-cell office:value-type="float" office:value="27.878">
                <text:p>27.8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3.268">
                <text:p>3.268</text:p>
              </table:table-cell>
              <table:table-cell office:value-type="float" office:value="4.824">
                <text:p>4.824</text:p>
              </table:table-cell>
              <table:table-cell office:value-type="float" office:value="6.594">
                <text:p>6.594</text:p>
              </table:table-cell>
              <table:table-cell office:value-type="float" office:value="8.579">
                <text:p>8.579</text:p>
              </table:table-cell>
              <table:table-cell office:value-type="float" office:value="11.048">
                <text:p>11.048</text:p>
              </table:table-cell>
              <table:table-cell office:value-type="float" office:value="15.089">
                <text:p>15.089</text:p>
              </table:table-cell>
              <table:table-cell office:value-type="float" office:value="24.455">
                <text:p>24.4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115">
                <text:p>2.115</text:p>
              </table:table-cell>
              <table:table-cell office:value-type="float" office:value="3.208">
                <text:p>3.208</text:p>
              </table:table-cell>
              <table:table-cell office:value-type="float" office:value="4.582">
                <text:p>4.582</text:p>
              </table:table-cell>
              <table:table-cell office:value-type="float" office:value="6.23">
                <text:p>6.23</text:p>
              </table:table-cell>
              <table:table-cell office:value-type="float" office:value="8.408">
                <text:p>8.408</text:p>
              </table:table-cell>
              <table:table-cell office:value-type="float" office:value="12.042">
                <text:p>12.042</text:p>
              </table:table-cell>
              <table:table-cell office:value-type="float" office:value="21.335">
                <text:p>21.33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387">
                <text:p>1.387</text:p>
              </table:table-cell>
              <table:table-cell office:value-type="float" office:value="2.175">
                <text:p>2.175</text:p>
              </table:table-cell>
              <table:table-cell office:value-type="float" office:value="3.185">
                <text:p>3.185</text:p>
              </table:table-cell>
              <table:table-cell office:value-type="float" office:value="4.507">
                <text:p>4.507</text:p>
              </table:table-cell>
              <table:table-cell office:value-type="float" office:value="6.354">
                <text:p>6.354</text:p>
              </table:table-cell>
              <table:table-cell office:value-type="float" office:value="9.486">
                <text:p>9.486</text:p>
              </table:table-cell>
              <table:table-cell office:value-type="float" office:value="18.506">
                <text:p>18.5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785">
                <text:p>0.785</text:p>
              </table:table-cell>
              <table:table-cell office:value-type="float" office:value="1.285">
                <text:p>1.285</text:p>
              </table:table-cell>
              <table:table-cell office:value-type="float" office:value="2.029">
                <text:p>2.029</text:p>
              </table:table-cell>
              <table:table-cell office:value-type="float" office:value="3.058">
                <text:p>3.058</text:p>
              </table:table-cell>
              <table:table-cell office:value-type="float" office:value="4.604">
                <text:p>4.604</text:p>
              </table:table-cell>
              <table:table-cell office:value-type="float" office:value="7.237">
                <text:p>7.237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23">
                <text:p>0.423</text:p>
              </table:table-cell>
              <table:table-cell office:value-type="float" office:value="0.722">
                <text:p>0.722</text:p>
              </table:table-cell>
              <table:table-cell office:value-type="float" office:value="1.234">
                <text:p>1.234</text:p>
              </table:table-cell>
              <table:table-cell office:value-type="float" office:value="1.981">
                <text:p>1.981</text:p>
              </table:table-cell>
              <table:table-cell office:value-type="float" office:value="3.215">
                <text:p>3.215</text:p>
              </table:table-cell>
              <table:table-cell office:value-type="float" office:value="5.371">
                <text:p>5.371</text:p>
              </table:table-cell>
              <table:table-cell office:value-type="float" office:value="13.307">
                <text:p>13.3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81">
                <text:p>0.181</text:p>
              </table:table-cell>
              <table:table-cell office:value-type="float" office:value="0.356">
                <text:p>0.356</text:p>
              </table:table-cell>
              <table:table-cell office:value-type="float" office:value="0.671">
                <text:p>0.671</text:p>
              </table:table-cell>
              <table:table-cell office:value-type="float" office:value="1.199">
                <text:p>1.199</text:p>
              </table:table-cell>
              <table:table-cell office:value-type="float" office:value="2.117">
                <text:p>2.117</text:p>
              </table:table-cell>
              <table:table-cell office:value-type="float" office:value="3.797">
                <text:p>3.797</text:p>
              </table:table-cell>
              <table:table-cell office:value-type="float" office:value="10.974">
                <text:p>10.97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7">
                <text:p>0.17</text:p>
              </table:table-cell>
              <table:table-cell office:value-type="float" office:value="0.344">
                <text:p>0.344</text:p>
              </table:table-cell>
              <table:table-cell office:value-type="float" office:value="0.66">
                <text:p>0.66</text:p>
              </table:table-cell>
              <table:table-cell office:value-type="float" office:value="1.332">
                <text:p>1.332</text:p>
              </table:table-cell>
              <table:table-cell office:value-type="float" office:value="2.564">
                <text:p>2.564</text:p>
              </table:table-cell>
              <table:table-cell office:value-type="float" office:value="8.842">
                <text:p>8.84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63">
                <text:p>0.063</text:p>
              </table:table-cell>
              <table:table-cell office:value-type="float" office:value="0.141">
                <text:p>0.141</text:p>
              </table:table-cell>
              <table:table-cell office:value-type="float" office:value="0.321">
                <text:p>0.321</text:p>
              </table:table-cell>
              <table:table-cell office:value-type="float" office:value="0.764">
                <text:p>0.764</text:p>
              </table:table-cell>
              <table:table-cell office:value-type="float" office:value="1.587">
                <text:p>1.587</text:p>
              </table:table-cell>
              <table:table-cell office:value-type="float" office:value="6.893">
                <text:p>6.8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57">
                <text:p>0.057</text:p>
              </table:table-cell>
              <table:table-cell office:value-type="float" office:value="0.141">
                <text:p>0.141</text:p>
              </table:table-cell>
              <table:table-cell office:value-type="float" office:value="0.396">
                <text:p>0.396</text:p>
              </table:table-cell>
              <table:table-cell office:value-type="float" office:value="0.879">
                <text:p>0.879</text:p>
              </table:table-cell>
              <table:table-cell office:value-type="float" office:value="4.978">
                <text:p>4.97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11">
                <text:p>0.011</text:p>
              </table:table-cell>
              <table:table-cell office:value-type="float" office:value="0.043">
                <text:p>0.043</text:p>
              </table:table-cell>
              <table:table-cell office:value-type="float" office:value="0.168">
                <text:p>0.168</text:p>
              </table:table-cell>
              <table:table-cell office:value-type="float" office:value="0.399">
                <text:p>0.399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  <table:table-cell office:value-type="float" office:value="0.047">
                <text:p>0.047</text:p>
              </table:table-cell>
              <table:table-cell office:value-type="float" office:value="0.116">
                <text:p>0.116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5cm" svg:height="10.322cm" xlink:href=".." xlink:type="simple" chart:class="chart:line" chart:style-name="ch1">
        <chart:title svg:x="5.79cm" svg:y="0.342cm" chart:style-name="ch2">
          <text:p>coréférence 5 classes écart type</text:p>
        </chart:title>
        <chart:legend chart:legend-position="end" svg:x="16.815cm" svg:y="3.095cm" style:legend-expansion="high" chart:style-name="ch3"/>
        <chart:plot-area chart:style-name="ch4" table:cell-range-address="coréférence.R3:coréférence.R22 coréférence.AL1:coréférence.AS1 coréférence.AL3:coréférence.AS22" chart:data-source-has-labels="both" svg:x="1.368cm" svg:y="1.353cm" svg:width="15.08cm" svg:height="7.792cm">
          <chartooo:coordinate-region svg:x="2.106cm" svg:y="1.555cm" svg:width="14.245cm" svg:height="6.937cm"/>
          <chart:axis chart:dimension="x" chart:name="primary-x" chart:style-name="ch5" chartooo:axis-type="auto">
            <chartooo:date-scale/>
            <chart:title svg:x="8.427cm" svg:y="9.351cm" chart:style-name="ch6">
              <text:p>kappa</text:p>
            </chart:title>
            <chart:categories table:cell-range-address="coréférence.R3:coréférence.R22"/>
            <chart:grid chart:style-name="ch7" chart:class="major"/>
          </chart:axis>
          <chart:axis chart:dimension="y" chart:name="primary-y" chart:style-name="ch5">
            <chart:title svg:x="0.451cm" svg:y="5.994cm" chart:style-name="ch8">
              <text:p>écart type</text:p>
            </chart:title>
            <chart:grid chart:style-name="ch7" chart:class="major"/>
          </chart:axis>
          <chart:series chart:style-name="ch9" chart:values-cell-range-address="coréférence.AL3:coréférence.AL22" chart:label-cell-address="coréférence.AL1:coréférence.AL1" chart:class="chart:line">
            <chart:data-point chart:repeated="20"/>
          </chart:series>
          <chart:series chart:style-name="ch10" chart:values-cell-range-address="coréférence.AM3:coréférence.AM22" chart:label-cell-address="coréférence.AM1:coréférence.AM1" chart:class="chart:line">
            <chart:data-point chart:repeated="20"/>
          </chart:series>
          <chart:series chart:style-name="ch11" chart:values-cell-range-address="coréférence.AN3:coréférence.AN22" chart:label-cell-address="coréférence.AN1:coréférence.AN1" chart:class="chart:line">
            <chart:data-point chart:repeated="20"/>
          </chart:series>
          <chart:series chart:style-name="ch12" chart:values-cell-range-address="coréférence.AO3:coréférence.AO22" chart:label-cell-address="coréférence.AO1:coréférence.AO1" chart:class="chart:line">
            <chart:data-point chart:repeated="20"/>
          </chart:series>
          <chart:series chart:style-name="ch13" chart:values-cell-range-address="coréférence.AP3:coréférence.AP22" chart:label-cell-address="coréférence.AP1:coréférence.AP1" chart:class="chart:line">
            <chart:data-point chart:repeated="20"/>
          </chart:series>
          <chart:series chart:style-name="ch14" chart:values-cell-range-address="coréférence.AQ3:coréférence.AQ22" chart:label-cell-address="coréférence.AQ1:coréférence.AQ1" chart:class="chart:line">
            <chart:data-point chart:repeated="20"/>
          </chart:series>
          <chart:series chart:style-name="ch15" chart:values-cell-range-address="coréférence.AR3:coréférence.AR22" chart:label-cell-address="coréférence.AR1:coréférence.AR1" chart:class="chart:line">
            <chart:data-point chart:repeated="20"/>
          </chart:series>
          <chart:series chart:style-name="ch16" chart:values-cell-range-address="coréférence.AS3:coréférence.AS22" chart:label-cell-address="coréférence.AS1:coréférence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coréférence.AL1:coréférence.AL1</svg:desc>
                </draw:g>
              </table:table-cell>
              <table:table-cell office:value-type="string">
                <text:p>8</text:p>
                <draw:g>
                  <svg:desc>coréférence.AM1:coréférence.AM1</svg:desc>
                </draw:g>
              </table:table-cell>
              <table:table-cell office:value-type="string">
                <text:p>7</text:p>
                <draw:g>
                  <svg:desc>coréférence.AN1:coréférence.AN1</svg:desc>
                </draw:g>
              </table:table-cell>
              <table:table-cell office:value-type="string">
                <text:p>6</text:p>
                <draw:g>
                  <svg:desc>coréférence.AO1:coréférence.AO1</svg:desc>
                </draw:g>
              </table:table-cell>
              <table:table-cell office:value-type="string">
                <text:p>5</text:p>
                <draw:g>
                  <svg:desc>coréférence.AP1:coréférence.AP1</svg:desc>
                </draw:g>
              </table:table-cell>
              <table:table-cell office:value-type="string">
                <text:p>4</text:p>
                <draw:g>
                  <svg:desc>coréférence.AQ1:coréférence.AQ1</svg:desc>
                </draw:g>
              </table:table-cell>
              <table:table-cell office:value-type="string">
                <text:p>3</text:p>
                <draw:g>
                  <svg:desc>coréférence.AR1:coréférence.AR1</svg:desc>
                </draw:g>
              </table:table-cell>
              <table:table-cell office:value-type="string">
                <text:p>2</text:p>
                <draw:g>
                  <svg:desc>coréférence.AS1:coréférence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coréférence.R3:coréférence.R22</svg:desc>
                </draw:g>
              </table:table-cell>
              <table:table-cell office:value-type="float" office:value="0">
                <text:p>0</text:p>
                <draw:g>
                  <svg:desc>coréférence.AL3:coréférence.AL22</svg:desc>
                </draw:g>
              </table:table-cell>
              <table:table-cell office:value-type="float" office:value="1.013">
                <text:p>1.013</text:p>
                <draw:g>
                  <svg:desc>coréférence.AM3:coréférence.AM22</svg:desc>
                </draw:g>
              </table:table-cell>
              <table:table-cell office:value-type="float" office:value="0.945">
                <text:p>0.945</text:p>
                <draw:g>
                  <svg:desc>coréférence.AN3:coréférence.AN22</svg:desc>
                </draw:g>
              </table:table-cell>
              <table:table-cell office:value-type="float" office:value="0.739">
                <text:p>0.739</text:p>
                <draw:g>
                  <svg:desc>coréférence.AO3:coréférence.AO22</svg:desc>
                </draw:g>
              </table:table-cell>
              <table:table-cell office:value-type="float" office:value="0.685">
                <text:p>0.685</text:p>
                <draw:g>
                  <svg:desc>coréférence.AP3:coréférence.AP22</svg:desc>
                </draw:g>
              </table:table-cell>
              <table:table-cell office:value-type="float" office:value="0.67">
                <text:p>0.67</text:p>
                <draw:g>
                  <svg:desc>coréférence.AQ3:coréférence.AQ22</svg:desc>
                </draw:g>
              </table:table-cell>
              <table:table-cell office:value-type="float" office:value="0.561">
                <text:p>0.561</text:p>
                <draw:g>
                  <svg:desc>coréférence.AR3:coréférence.AR22</svg:desc>
                </draw:g>
              </table:table-cell>
              <table:table-cell office:value-type="float" office:value="0.469">
                <text:p>0.469</text:p>
                <draw:g>
                  <svg:desc>coréférence.AS3:coréférence.AS2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182">
                <text:p>1.182</text:p>
              </table:table-cell>
              <table:table-cell office:value-type="float" office:value="1.245">
                <text:p>1.245</text:p>
              </table:table-cell>
              <table:table-cell office:value-type="float" office:value="1.412">
                <text:p>1.412</text:p>
              </table:table-cell>
              <table:table-cell office:value-type="float" office:value="1.441">
                <text:p>1.441</text:p>
              </table:table-cell>
              <table:table-cell office:value-type="float" office:value="1.422">
                <text:p>1.422</text:p>
              </table:table-cell>
              <table:table-cell office:value-type="float" office:value="1.412">
                <text:p>1.41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  <table:table-cell office:value-type="float" office:value="0.96">
                <text:p>0.96</text:p>
              </table:table-cell>
              <table:table-cell office:value-type="float" office:value="0.968">
                <text:p>0.968</text:p>
              </table:table-cell>
              <table:table-cell office:value-type="float" office:value="0.984">
                <text:p>0.984</text:p>
              </table:table-cell>
              <table:table-cell office:value-type="float" office:value="1.015">
                <text:p>1.015</text:p>
              </table:table-cell>
              <table:table-cell office:value-type="float" office:value="1.083">
                <text:p>1.083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186">
                <text:p>1.186</text:p>
              </table:table-cell>
              <table:table-cell office:value-type="float" office:value="1.18">
                <text:p>1.18</text:p>
              </table:table-cell>
              <table:table-cell office:value-type="float" office:value="1.272">
                <text:p>1.272</text:p>
              </table:table-cell>
              <table:table-cell office:value-type="float" office:value="1.312">
                <text:p>1.312</text:p>
              </table:table-cell>
              <table:table-cell office:value-type="float" office:value="1.324">
                <text:p>1.324</text:p>
              </table:table-cell>
              <table:table-cell office:value-type="float" office:value="1.4">
                <text:p>1.4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  <table:table-cell office:value-type="float" office:value="1.701">
                <text:p>1.701</text:p>
              </table:table-cell>
              <table:table-cell office:value-type="float" office:value="1.791">
                <text:p>1.791</text:p>
              </table:table-cell>
              <table:table-cell office:value-type="float" office:value="1.835">
                <text:p>1.835</text:p>
              </table:table-cell>
              <table:table-cell office:value-type="float" office:value="1.875">
                <text:p>1.875</text:p>
              </table:table-cell>
              <table:table-cell office:value-type="float" office:value="1.87">
                <text:p>1.87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166">
                <text:p>1.166</text:p>
              </table:table-cell>
              <table:table-cell office:value-type="float" office:value="1.362">
                <text:p>1.362</text:p>
              </table:table-cell>
              <table:table-cell office:value-type="float" office:value="1.463">
                <text:p>1.463</text:p>
              </table:table-cell>
              <table:table-cell office:value-type="float" office:value="1.53">
                <text:p>1.53</text:p>
              </table:table-cell>
              <table:table-cell office:value-type="float" office:value="1.587">
                <text:p>1.587</text:p>
              </table:table-cell>
              <table:table-cell office:value-type="float" office:value="1.608">
                <text:p>1.608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982">
                <text:p>0.982</text:p>
              </table:table-cell>
              <table:table-cell office:value-type="float" office:value="1.127">
                <text:p>1.127</text:p>
              </table:table-cell>
              <table:table-cell office:value-type="float" office:value="1.252">
                <text:p>1.252</text:p>
              </table:table-cell>
              <table:table-cell office:value-type="float" office:value="1.295">
                <text:p>1.295</text:p>
              </table:table-cell>
              <table:table-cell office:value-type="float" office:value="1.335">
                <text:p>1.335</text:p>
              </table:table-cell>
              <table:table-cell office:value-type="float" office:value="1.394">
                <text:p>1.394</text:p>
              </table:table-cell>
              <table:table-cell office:value-type="float" office:value="1.229">
                <text:p>1.22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24">
                <text:p>0.824</text:p>
              </table:table-cell>
              <table:table-cell office:value-type="float" office:value="1.02">
                <text:p>1.02</text:p>
              </table:table-cell>
              <table:table-cell office:value-type="float" office:value="1.129">
                <text:p>1.129</text:p>
              </table:table-cell>
              <table:table-cell office:value-type="float" office:value="1.162">
                <text:p>1.162</text:p>
              </table:table-cell>
              <table:table-cell office:value-type="float" office:value="1.188">
                <text:p>1.188</text:p>
              </table:table-cell>
              <table:table-cell office:value-type="float" office:value="1.222">
                <text:p>1.222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625">
                <text:p>0.625</text:p>
              </table:table-cell>
              <table:table-cell office:value-type="float" office:value="0.761">
                <text:p>0.761</text:p>
              </table:table-cell>
              <table:table-cell office:value-type="float" office:value="0.881">
                <text:p>0.881</text:p>
              </table:table-cell>
              <table:table-cell office:value-type="float" office:value="0.96">
                <text:p>0.96</text:p>
              </table:table-cell>
              <table:table-cell office:value-type="float" office:value="1.003">
                <text:p>1.003</text:p>
              </table:table-cell>
              <table:table-cell office:value-type="float" office:value="1.104">
                <text:p>1.104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78">
                <text:p>0.578</text:p>
              </table:table-cell>
              <table:table-cell office:value-type="float" office:value="0.673">
                <text:p>0.673</text:p>
              </table:table-cell>
              <table:table-cell office:value-type="float" office:value="0.748">
                <text:p>0.748</text:p>
              </table:table-cell>
              <table:table-cell office:value-type="float" office:value="0.789">
                <text:p>0.789</text:p>
              </table:table-cell>
              <table:table-cell office:value-type="float" office:value="0.835">
                <text:p>0.835</text:p>
              </table:table-cell>
              <table:table-cell office:value-type="float" office:value="0.9">
                <text:p>0.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379">
                <text:p>0.379</text:p>
              </table:table-cell>
              <table:table-cell office:value-type="float" office:value="0.468">
                <text:p>0.468</text:p>
              </table:table-cell>
              <table:table-cell office:value-type="float" office:value="0.535">
                <text:p>0.535</text:p>
              </table:table-cell>
              <table:table-cell office:value-type="float" office:value="0.625">
                <text:p>0.625</text:p>
              </table:table-cell>
              <table:table-cell office:value-type="float" office:value="0.682">
                <text:p>0.682</text:p>
              </table:table-cell>
              <table:table-cell office:value-type="float" office:value="0.786">
                <text:p>0.78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49">
                <text:p>0.349</text:p>
              </table:table-cell>
              <table:table-cell office:value-type="float" office:value="0.385">
                <text:p>0.385</text:p>
              </table:table-cell>
              <table:table-cell office:value-type="float" office:value="0.452">
                <text:p>0.452</text:p>
              </table:table-cell>
              <table:table-cell office:value-type="float" office:value="0.524">
                <text:p>0.524</text:p>
              </table:table-cell>
              <table:table-cell office:value-type="float" office:value="0.603">
                <text:p>0.603</text:p>
              </table:table-cell>
              <table:table-cell office:value-type="float" office:value="0.721">
                <text:p>0.72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232">
                <text:p>0.232</text:p>
              </table:table-cell>
              <table:table-cell office:value-type="float" office:value="0.267">
                <text:p>0.267</text:p>
              </table:table-cell>
              <table:table-cell office:value-type="float" office:value="0.318">
                <text:p>0.318</text:p>
              </table:table-cell>
              <table:table-cell office:value-type="float" office:value="0.379">
                <text:p>0.379</text:p>
              </table:table-cell>
              <table:table-cell office:value-type="float" office:value="0.464">
                <text:p>0.464</text:p>
              </table:table-cell>
              <table:table-cell office:value-type="float" office:value="0.571">
                <text:p>0.57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65">
                <text:p>0.165</text:p>
              </table:table-cell>
              <table:table-cell office:value-type="float" office:value="0.216">
                <text:p>0.216</text:p>
              </table:table-cell>
              <table:table-cell office:value-type="float" office:value="0.277">
                <text:p>0.277</text:p>
              </table:table-cell>
              <table:table-cell office:value-type="float" office:value="0.365">
                <text:p>0.365</text:p>
              </table:table-cell>
              <table:table-cell office:value-type="float" office:value="0.478">
                <text:p>0.478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29">
                <text:p>0.129</text:p>
              </table:table-cell>
              <table:table-cell office:value-type="float" office:value="0.169">
                <text:p>0.169</text:p>
              </table:table-cell>
              <table:table-cell office:value-type="float" office:value="0.216">
                <text:p>0.216</text:p>
              </table:table-cell>
              <table:table-cell office:value-type="float" office:value="0.283">
                <text:p>0.283</text:p>
              </table:table-cell>
              <table:table-cell office:value-type="float" office:value="0.369">
                <text:p>0.369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51">
                <text:p>0.051</text:p>
              </table:table-cell>
              <table:table-cell office:value-type="float" office:value="0.066">
                <text:p>0.066</text:p>
              </table:table-cell>
              <table:table-cell office:value-type="float" office:value="0.121">
                <text:p>0.121</text:p>
              </table:table-cell>
              <table:table-cell office:value-type="float" office:value="0.218">
                <text:p>0.218</text:p>
              </table:table-cell>
              <table:table-cell office:value-type="float" office:value="0.337">
                <text:p>0.33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81">
                <text:p>0.081</text:p>
              </table:table-cell>
              <table:table-cell office:value-type="float" office:value="0.145">
                <text:p>0.145</text:p>
              </table:table-cell>
              <table:table-cell office:value-type="float" office:value="0.214">
                <text:p>0.214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  <table:table-cell office:value-type="float" office:value="0.07">
                <text:p>0.07</text:p>
              </table:table-cell>
              <table:table-cell office:value-type="float" office:value="0.138">
                <text:p>0.138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42">
                <text:p>0.042</text:p>
              </table:table-cell>
              <table:table-cell office:value-type="float" office:value="0.082">
                <text:p>0.082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.064">
                <text:p>0.064</text:p>
              </table:table-cell>
              <table:table-cell office:value-type="float" office:value="0.204">
                <text:p>0.20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révalence.B3:prévalence.C15" svg:x="1.321cm" svg:y="0.18cm" svg:width="14.359cm" svg:height="7.669cm">
          <chartooo:coordinate-region svg:x="1.953cm" svg:y="0.382cm" svg:width="13.535cm" svg:height="6.814cm"/>
          <chart:axis chart:dimension="x" chart:name="primary-x" chart:style-name="ch3">
            <chart:title svg:x="7.236cm" svg:y="8.029cm" chart:style-name="ch4">
              <text:p>% de modification</text:p>
            </chart:title>
            <chart:grid chart:style-name="ch5" chart:class="major"/>
          </chart:axis>
          <chart:axis chart:dimension="y" chart:name="primary-y" chart:style-name="ch3">
            <chart:title svg:x="0.451cm" svg:y="4.833cm" chart:style-name="ch6">
              <text:p>prévalence</text:p>
            </chart:title>
            <chart:grid chart:style-name="ch5" chart:class="major"/>
          </chart:axis>
          <chart:series chart:style-name="ch7" chart:values-cell-range-address="prévalence.C3:prévalence.C15" chart:class="chart:scatter">
            <chart:domain table:cell-range-address="prévalence.B3:prévalence.B15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622">
                <text:p>13.622</text:p>
                <draw:g>
                  <svg:desc>prévalence.B3:prévalence.B15</svg:desc>
                </draw:g>
              </table:table-cell>
              <table:table-cell office:value-type="float" office:value="49.763">
                <text:p>49.763</text:p>
                <draw:g>
                  <svg:desc>prévalence.C3:prévalence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598">
                <text:p>17.598</text:p>
              </table:table-cell>
              <table:table-cell office:value-type="float" office:value="27.629">
                <text:p>27.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183">
                <text:p>13.183</text:p>
              </table:table-cell>
              <table:table-cell office:value-type="float" office:value="50.016">
                <text:p>5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105">
                <text:p>18.105</text:p>
              </table:table-cell>
              <table:table-cell office:value-type="float" office:value="30.981">
                <text:p>30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79">
                <text:p>11.479</text:p>
              </table:table-cell>
              <table:table-cell office:value-type="float" office:value="44.12">
                <text:p>44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79">
                <text:p>11.279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837">
                <text:p>11.837</text:p>
              </table:table-cell>
              <table:table-cell office:value-type="float" office:value="40.907">
                <text:p>40.9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105">
                <text:p>18.105</text:p>
              </table:table-cell>
              <table:table-cell office:value-type="float" office:value="30.981">
                <text:p>30.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32">
                <text:p>12.532</text:p>
              </table:table-cell>
              <table:table-cell office:value-type="float" office:value="38.291">
                <text:p>38.2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64">
                <text:p>14.164</text:p>
              </table:table-cell>
              <table:table-cell office:value-type="float" office:value="33.685">
                <text:p>33.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452">
                <text:p>13.452</text:p>
              </table:table-cell>
              <table:table-cell office:value-type="float" office:value="39.501">
                <text:p>39.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037">
                <text:p>14.037</text:p>
              </table:table-cell>
              <table:table-cell office:value-type="float" office:value="42.608">
                <text:p>42.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42">
                <text:p>12.042</text:p>
              </table:table-cell>
              <table:table-cell office:value-type="float" office:value="47.09">
                <text:p>47.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42cm" svg:height="10.149cm" xlink:href=".." xlink:type="simple" chart:class="chart:line" chart:style-name="ch1">
        <chart:title svg:x="5.234cm" svg:y="0.338cm" chart:style-name="ch2">
          <text:p>opinion contexte 3 classes moyenne</text:p>
        </chart:title>
        <chart:legend chart:legend-position="end" svg:x="16.507cm" svg:y="3.008cm" style:legend-expansion="high" chart:style-name="ch3"/>
        <chart:plot-area chart:style-name="ch4" table:cell-range-address="opinion.R48:opinion.R66 opinion.AC1:opinion.AJ1 opinion.AC48:opinion.AJ66" chart:data-source-has-labels="both" svg:x="1.361cm" svg:y="1.345cm" svg:width="14.786cm" svg:height="7.631cm">
          <chartooo:coordinate-region svg:x="1.993cm" svg:y="1.547cm" svg:width="14.058cm" svg:height="6.776cm"/>
          <chart:axis chart:dimension="x" chart:name="primary-x" chart:style-name="ch5" chartooo:axis-type="auto">
            <chartooo:date-scale/>
            <chart:title svg:x="8.273cm" svg:y="9.178cm" chart:style-name="ch6">
              <text:p>kappa</text:p>
            </chart:title>
            <chart:categories table:cell-range-address="opinion.R48:opinion.R66"/>
            <chart:grid chart:style-name="ch7" chart:class="major"/>
          </chart:axis>
          <chart:axis chart:dimension="y" chart:name="primary-y" chart:style-name="ch5">
            <chart:title svg:x="0.451cm" svg:y="6.424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C48:opinion.AC66" chart:label-cell-address="opinion.AC1:opinion.AC1" chart:class="chart:line">
            <chart:data-point chart:repeated="19"/>
          </chart:series>
          <chart:series chart:style-name="ch10" chart:values-cell-range-address="opinion.AD48:opinion.AD66" chart:label-cell-address="opinion.AD1:opinion.AD1" chart:class="chart:line">
            <chart:data-point chart:repeated="19"/>
          </chart:series>
          <chart:series chart:style-name="ch11" chart:values-cell-range-address="opinion.AE48:opinion.AE66" chart:label-cell-address="opinion.AE1:opinion.AE1" chart:class="chart:line">
            <chart:data-point chart:repeated="19"/>
          </chart:series>
          <chart:series chart:style-name="ch12" chart:values-cell-range-address="opinion.AF48:opinion.AF66" chart:label-cell-address="opinion.AF1:opinion.AF1" chart:class="chart:line">
            <chart:data-point chart:repeated="19"/>
          </chart:series>
          <chart:series chart:style-name="ch13" chart:values-cell-range-address="opinion.AG48:opinion.AG66" chart:label-cell-address="opinion.AG1:opinion.AG1" chart:class="chart:line">
            <chart:data-point chart:repeated="19"/>
          </chart:series>
          <chart:series chart:style-name="ch14" chart:values-cell-range-address="opinion.AH48:opinion.AH66" chart:label-cell-address="opinion.AH1:opinion.AH1" chart:class="chart:line">
            <chart:data-point chart:repeated="19"/>
          </chart:series>
          <chart:series chart:style-name="ch15" chart:values-cell-range-address="opinion.AI48:opinion.AI66" chart:label-cell-address="opinion.AI1:opinion.AI1" chart:class="chart:line">
            <chart:data-point chart:repeated="19"/>
          </chart:series>
          <chart:series chart:style-name="ch16" chart:values-cell-range-address="opinion.AJ48:opinion.AJ66" chart:label-cell-address="opinion.AJ1:opinion.AJ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C1:opinion.AC1</svg:desc>
                </draw:g>
              </table:table-cell>
              <table:table-cell office:value-type="string">
                <text:p>8</text:p>
                <draw:g>
                  <svg:desc>opinion.AD1:opinion.AD1</svg:desc>
                </draw:g>
              </table:table-cell>
              <table:table-cell office:value-type="string">
                <text:p>7</text:p>
                <draw:g>
                  <svg:desc>opinion.AE1:opinion.AE1</svg:desc>
                </draw:g>
              </table:table-cell>
              <table:table-cell office:value-type="string">
                <text:p>6</text:p>
                <draw:g>
                  <svg:desc>opinion.AF1:opinion.AF1</svg:desc>
                </draw:g>
              </table:table-cell>
              <table:table-cell office:value-type="string">
                <text:p>5</text:p>
                <draw:g>
                  <svg:desc>opinion.AG1:opinion.AG1</svg:desc>
                </draw:g>
              </table:table-cell>
              <table:table-cell office:value-type="string">
                <text:p>4</text:p>
                <draw:g>
                  <svg:desc>opinion.AH1:opinion.AH1</svg:desc>
                </draw:g>
              </table:table-cell>
              <table:table-cell office:value-type="string">
                <text:p>3</text:p>
                <draw:g>
                  <svg:desc>opinion.AI1:opinion.AI1</svg:desc>
                </draw:g>
              </table:table-cell>
              <table:table-cell office:value-type="string">
                <text:p>2</text:p>
                <draw:g>
                  <svg:desc>opinion.AJ1:opin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8:opinion.R66</svg:desc>
                </draw:g>
              </table:table-cell>
              <table:table-cell office:value-type="float" office:value="0">
                <text:p>0</text:p>
                <draw:g>
                  <svg:desc>opinion.AC48:opinion.AC66</svg:desc>
                </draw:g>
              </table:table-cell>
              <table:table-cell office:value-type="float" office:value="16.137">
                <text:p>16.137</text:p>
                <draw:g>
                  <svg:desc>opinion.AD48:opinion.AD66</svg:desc>
                </draw:g>
              </table:table-cell>
              <table:table-cell office:value-type="float" office:value="18.623">
                <text:p>18.623</text:p>
                <draw:g>
                  <svg:desc>opinion.AE48:opinion.AE66</svg:desc>
                </draw:g>
              </table:table-cell>
              <table:table-cell office:value-type="float" office:value="24.485">
                <text:p>24.485</text:p>
                <draw:g>
                  <svg:desc>opinion.AF48:opinion.AF66</svg:desc>
                </draw:g>
              </table:table-cell>
              <table:table-cell office:value-type="float" office:value="27.724">
                <text:p>27.724</text:p>
                <draw:g>
                  <svg:desc>opinion.AG48:opinion.AG66</svg:desc>
                </draw:g>
              </table:table-cell>
              <table:table-cell office:value-type="float" office:value="32.544">
                <text:p>32.544</text:p>
                <draw:g>
                  <svg:desc>opinion.AH48:opinion.AH66</svg:desc>
                </draw:g>
              </table:table-cell>
              <table:table-cell office:value-type="float" office:value="34.921">
                <text:p>34.921</text:p>
                <draw:g>
                  <svg:desc>opinion.AI48:opinion.AI66</svg:desc>
                </draw:g>
              </table:table-cell>
              <table:table-cell office:value-type="float" office:value="42.993">
                <text:p>42.993</text:p>
                <draw:g>
                  <svg:desc>opinion.AJ48:opinion.AJ66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3.126">
                <text:p>13.126</text:p>
              </table:table-cell>
              <table:table-cell office:value-type="float" office:value="15.198">
                <text:p>15.198</text:p>
              </table:table-cell>
              <table:table-cell office:value-type="float" office:value="20.477">
                <text:p>20.477</text:p>
              </table:table-cell>
              <table:table-cell office:value-type="float" office:value="23.578">
                <text:p>23.578</text:p>
              </table:table-cell>
              <table:table-cell office:value-type="float" office:value="28.516">
                <text:p>28.516</text:p>
              </table:table-cell>
              <table:table-cell office:value-type="float" office:value="30.841">
                <text:p>30.841</text:p>
              </table:table-cell>
              <table:table-cell office:value-type="float" office:value="40.016">
                <text:p>40.01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9.882">
                <text:p>9.882</text:p>
              </table:table-cell>
              <table:table-cell office:value-type="float" office:value="11.652">
                <text:p>11.652</text:p>
              </table:table-cell>
              <table:table-cell office:value-type="float" office:value="16.299">
                <text:p>16.299</text:p>
              </table:table-cell>
              <table:table-cell office:value-type="float" office:value="19.002">
                <text:p>19.002</text:p>
              </table:table-cell>
              <table:table-cell office:value-type="float" office:value="23.909">
                <text:p>23.909</text:p>
              </table:table-cell>
              <table:table-cell office:value-type="float" office:value="26.12">
                <text:p>26.12</text:p>
              </table:table-cell>
              <table:table-cell office:value-type="float" office:value="36.255">
                <text:p>36.25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303">
                <text:p>8.303</text:p>
              </table:table-cell>
              <table:table-cell office:value-type="float" office:value="9.643">
                <text:p>9.643</text:p>
              </table:table-cell>
              <table:table-cell office:value-type="float" office:value="13.814">
                <text:p>13.814</text:p>
              </table:table-cell>
              <table:table-cell office:value-type="float" office:value="15.973">
                <text:p>15.973</text:p>
              </table:table-cell>
              <table:table-cell office:value-type="float" office:value="20.64">
                <text:p>20.64</text:p>
              </table:table-cell>
              <table:table-cell office:value-type="float" office:value="22.663">
                <text:p>22.663</text:p>
              </table:table-cell>
              <table:table-cell office:value-type="float" office:value="32.87">
                <text:p>32.8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7.31">
                <text:p>7.31</text:p>
              </table:table-cell>
              <table:table-cell office:value-type="float" office:value="8.372">
                <text:p>8.372</text:p>
              </table:table-cell>
              <table:table-cell office:value-type="float" office:value="12.114">
                <text:p>12.114</text:p>
              </table:table-cell>
              <table:table-cell office:value-type="float" office:value="13.795">
                <text:p>13.795</text:p>
              </table:table-cell>
              <table:table-cell office:value-type="float" office:value="18.018">
                <text:p>18.018</text:p>
              </table:table-cell>
              <table:table-cell office:value-type="float" office:value="19.847">
                <text:p>19.847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733">
                <text:p>6.733</text:p>
              </table:table-cell>
              <table:table-cell office:value-type="float" office:value="7.516">
                <text:p>7.516</text:p>
              </table:table-cell>
              <table:table-cell office:value-type="float" office:value="10.803">
                <text:p>10.803</text:p>
              </table:table-cell>
              <table:table-cell office:value-type="float" office:value="12.18">
                <text:p>12.18</text:p>
              </table:table-cell>
              <table:table-cell office:value-type="float" office:value="15.982">
                <text:p>15.982</text:p>
              </table:table-cell>
              <table:table-cell office:value-type="float" office:value="17.622">
                <text:p>17.622</text:p>
              </table:table-cell>
              <table:table-cell office:value-type="float" office:value="27.132">
                <text:p>27.13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095">
                <text:p>6.095</text:p>
              </table:table-cell>
              <table:table-cell office:value-type="float" office:value="6.901">
                <text:p>6.901</text:p>
              </table:table-cell>
              <table:table-cell office:value-type="float" office:value="9.877">
                <text:p>9.877</text:p>
              </table:table-cell>
              <table:table-cell office:value-type="float" office:value="11.047">
                <text:p>11.047</text:p>
              </table:table-cell>
              <table:table-cell office:value-type="float" office:value="14.381">
                <text:p>14.381</text:p>
              </table:table-cell>
              <table:table-cell office:value-type="float" office:value="15.84">
                <text:p>15.84</text:p>
              </table:table-cell>
              <table:table-cell office:value-type="float" office:value="24.744">
                <text:p>24.7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5.505">
                <text:p>5.505</text:p>
              </table:table-cell>
              <table:table-cell office:value-type="float" office:value="6.366">
                <text:p>6.366</text:p>
              </table:table-cell>
              <table:table-cell office:value-type="float" office:value="8.868">
                <text:p>8.868</text:p>
              </table:table-cell>
              <table:table-cell office:value-type="float" office:value="10.026">
                <text:p>10.026</text:p>
              </table:table-cell>
              <table:table-cell office:value-type="float" office:value="12.844">
                <text:p>12.844</text:p>
              </table:table-cell>
              <table:table-cell office:value-type="float" office:value="14.226">
                <text:p>14.226</text:p>
              </table:table-cell>
              <table:table-cell office:value-type="float" office:value="22.164">
                <text:p>22.16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407">
                <text:p>5.407</text:p>
              </table:table-cell>
              <table:table-cell office:value-type="float" office:value="6.337">
                <text:p>6.337</text:p>
              </table:table-cell>
              <table:table-cell office:value-type="float" office:value="8.391">
                <text:p>8.391</text:p>
              </table:table-cell>
              <table:table-cell office:value-type="float" office:value="9.619">
                <text:p>9.619</text:p>
              </table:table-cell>
              <table:table-cell office:value-type="float" office:value="11.771">
                <text:p>11.771</text:p>
              </table:table-cell>
              <table:table-cell office:value-type="float" office:value="13.183">
                <text:p>13.183</text:p>
              </table:table-cell>
              <table:table-cell office:value-type="float" office:value="19.971">
                <text:p>19.97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5.013">
                <text:p>5.013</text:p>
              </table:table-cell>
              <table:table-cell office:value-type="float" office:value="6.063">
                <text:p>6.063</text:p>
              </table:table-cell>
              <table:table-cell office:value-type="float" office:value="7.692">
                <text:p>7.692</text:p>
              </table:table-cell>
              <table:table-cell office:value-type="float" office:value="9.139">
                <text:p>9.139</text:p>
              </table:table-cell>
              <table:table-cell office:value-type="float" office:value="10.733">
                <text:p>10.733</text:p>
              </table:table-cell>
              <table:table-cell office:value-type="float" office:value="12.213">
                <text:p>12.213</text:p>
              </table:table-cell>
              <table:table-cell office:value-type="float" office:value="17.808">
                <text:p>17.8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166">
                <text:p>4.166</text:p>
              </table:table-cell>
              <table:table-cell office:value-type="float" office:value="5.294">
                <text:p>5.294</text:p>
              </table:table-cell>
              <table:table-cell office:value-type="float" office:value="6.61">
                <text:p>6.61</text:p>
              </table:table-cell>
              <table:table-cell office:value-type="float" office:value="8.085">
                <text:p>8.085</text:p>
              </table:table-cell>
              <table:table-cell office:value-type="float" office:value="9.366">
                <text:p>9.366</text:p>
              </table:table-cell>
              <table:table-cell office:value-type="float" office:value="10.744">
                <text:p>10.744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3.183">
                <text:p>3.183</text:p>
              </table:table-cell>
              <table:table-cell office:value-type="float" office:value="4.04">
                <text:p>4.04</text:p>
              </table:table-cell>
              <table:table-cell office:value-type="float" office:value="5.12">
                <text:p>5.12</text:p>
              </table:table-cell>
              <table:table-cell office:value-type="float" office:value="6.39">
                <text:p>6.39</text:p>
              </table:table-cell>
              <table:table-cell office:value-type="float" office:value="7.531">
                <text:p>7.531</text:p>
              </table:table-cell>
              <table:table-cell office:value-type="float" office:value="8.767">
                <text:p>8.767</text:p>
              </table:table-cell>
              <table:table-cell office:value-type="float" office:value="13.305">
                <text:p>13.30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982">
                <text:p>1.982</text:p>
              </table:table-cell>
              <table:table-cell office:value-type="float" office:value="2.604">
                <text:p>2.604</text:p>
              </table:table-cell>
              <table:table-cell office:value-type="float" office:value="3.438">
                <text:p>3.438</text:p>
              </table:table-cell>
              <table:table-cell office:value-type="float" office:value="4.449">
                <text:p>4.449</text:p>
              </table:table-cell>
              <table:table-cell office:value-type="float" office:value="5.497">
                <text:p>5.497</text:p>
              </table:table-cell>
              <table:table-cell office:value-type="float" office:value="6.622">
                <text:p>6.622</text:p>
              </table:table-cell>
              <table:table-cell office:value-type="float" office:value="10.931">
                <text:p>10.93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57">
                <text:p>1.57</text:p>
              </table:table-cell>
              <table:table-cell office:value-type="float" office:value="2.151">
                <text:p>2.151</text:p>
              </table:table-cell>
              <table:table-cell office:value-type="float" office:value="2.865">
                <text:p>2.865</text:p>
              </table:table-cell>
              <table:table-cell office:value-type="float" office:value="3.805">
                <text:p>3.805</text:p>
              </table:table-cell>
              <table:table-cell office:value-type="float" office:value="4.648">
                <text:p>4.648</text:p>
              </table:table-cell>
              <table:table-cell office:value-type="float" office:value="8.685">
                <text:p>8.6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71">
                <text:p>0.71</text:p>
              </table:table-cell>
              <table:table-cell office:value-type="float" office:value="1.072">
                <text:p>1.072</text:p>
              </table:table-cell>
              <table:table-cell office:value-type="float" office:value="1.555">
                <text:p>1.555</text:p>
              </table:table-cell>
              <table:table-cell office:value-type="float" office:value="2.333">
                <text:p>2.333</text:p>
              </table:table-cell>
              <table:table-cell office:value-type="float" office:value="3.026">
                <text:p>3.026</text:p>
              </table:table-cell>
              <table:table-cell office:value-type="float" office:value="6.692">
                <text:p>6.6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61">
                <text:p>0.161</text:p>
              </table:table-cell>
              <table:table-cell office:value-type="float" office:value="0.249">
                <text:p>0.249</text:p>
              </table:table-cell>
              <table:table-cell office:value-type="float" office:value="0.417">
                <text:p>0.417</text:p>
              </table:table-cell>
              <table:table-cell office:value-type="float" office:value="0.669">
                <text:p>0.669</text:p>
              </table:table-cell>
              <table:table-cell office:value-type="float" office:value="1.202">
                <text:p>1.202</text:p>
              </table:table-cell>
              <table:table-cell office:value-type="float" office:value="1.685">
                <text:p>1.685</text:p>
              </table:table-cell>
              <table:table-cell office:value-type="float" office:value="4.771">
                <text:p>4.7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82">
                <text:p>0.082</text:p>
              </table:table-cell>
              <table:table-cell office:value-type="float" office:value="0.139">
                <text:p>0.139</text:p>
              </table:table-cell>
              <table:table-cell office:value-type="float" office:value="0.223">
                <text:p>0.223</text:p>
              </table:table-cell>
              <table:table-cell office:value-type="float" office:value="0.512">
                <text:p>0.512</text:p>
              </table:table-cell>
              <table:table-cell office:value-type="float" office:value="0.719">
                <text:p>0.719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  <table:table-cell office:value-type="float" office:value="0.131">
                <text:p>0.131</text:p>
              </table:table-cell>
              <table:table-cell office:value-type="float" office:value="0.201">
                <text:p>0.201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8">
                <text:p>0.018</text:p>
              </table:table-cell>
              <table:table-cell office:value-type="float" office:value="0.033">
                <text:p>0.033</text:p>
              </table:table-cell>
              <table:table-cell office:value-type="float" office:value="0.533">
                <text:p>0.5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8cm" svg:height="10.265cm" xlink:href=".." xlink:type="simple" chart:class="chart:line" chart:style-name="ch1">
        <chart:title svg:x="5.298cm" svg:y="0.341cm" chart:style-name="ch2">
          <text:p>opinion contexte 3 classes écart type</text:p>
        </chart:title>
        <chart:legend chart:legend-position="end" svg:x="16.763cm" svg:y="3.066cm" style:legend-expansion="high" chart:style-name="ch3"/>
        <chart:plot-area chart:style-name="ch4" table:cell-range-address="opinion.R48:opinion.R66 opinion.AL1:opinion.AS1 opinion.AL48:opinion.AS66" chart:data-source-has-labels="both" svg:x="1.366cm" svg:y="1.351cm" svg:width="15.032cm" svg:height="7.738cm">
          <chartooo:coordinate-region svg:x="2.104cm" svg:y="1.553cm" svg:width="14.197cm" svg:height="6.883cm"/>
          <chart:axis chart:dimension="x" chart:name="primary-x" chart:style-name="ch5" chartooo:axis-type="auto">
            <chartooo:date-scale/>
            <chart:title svg:x="8.401cm" svg:y="9.294cm" chart:style-name="ch6">
              <text:p>kappa</text:p>
            </chart:title>
            <chart:categories table:cell-range-address="opinion.R48:opinion.R66"/>
            <chart:grid chart:style-name="ch7" chart:class="major"/>
          </chart:axis>
          <chart:axis chart:dimension="y" chart:name="primary-y" chart:style-name="ch5">
            <chart:title svg:x="0.451cm" svg:y="5.965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L48:opinion.AL66" chart:label-cell-address="opinion.AL1:opinion.AL1" chart:class="chart:line">
            <chart:data-point chart:repeated="19"/>
          </chart:series>
          <chart:series chart:style-name="ch10" chart:values-cell-range-address="opinion.AM48:opinion.AM66" chart:label-cell-address="opinion.AM1:opinion.AM1" chart:class="chart:line">
            <chart:data-point chart:repeated="19"/>
          </chart:series>
          <chart:series chart:style-name="ch11" chart:values-cell-range-address="opinion.AN48:opinion.AN66" chart:label-cell-address="opinion.AN1:opinion.AN1" chart:class="chart:line">
            <chart:data-point chart:repeated="19"/>
          </chart:series>
          <chart:series chart:style-name="ch12" chart:values-cell-range-address="opinion.AO48:opinion.AO66" chart:label-cell-address="opinion.AO1:opinion.AO1" chart:class="chart:line">
            <chart:data-point chart:repeated="19"/>
          </chart:series>
          <chart:series chart:style-name="ch13" chart:values-cell-range-address="opinion.AP48:opinion.AP66" chart:label-cell-address="opinion.AP1:opinion.AP1" chart:class="chart:line">
            <chart:data-point chart:repeated="19"/>
          </chart:series>
          <chart:series chart:style-name="ch14" chart:values-cell-range-address="opinion.AQ48:opinion.AQ66" chart:label-cell-address="opinion.AQ1:opinion.AQ1" chart:class="chart:line">
            <chart:data-point chart:repeated="19"/>
          </chart:series>
          <chart:series chart:style-name="ch15" chart:values-cell-range-address="opinion.AR48:opinion.AR66" chart:label-cell-address="opinion.AR1:opinion.AR1" chart:class="chart:line">
            <chart:data-point chart:repeated="19"/>
          </chart:series>
          <chart:series chart:style-name="ch16" chart:values-cell-range-address="opinion.AS48:opinion.AS66" chart:label-cell-address="opinion.AS1:opinion.AS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L1:opinion.AL1</svg:desc>
                </draw:g>
              </table:table-cell>
              <table:table-cell office:value-type="string">
                <text:p>8</text:p>
                <draw:g>
                  <svg:desc>opinion.AM1:opinion.AM1</svg:desc>
                </draw:g>
              </table:table-cell>
              <table:table-cell office:value-type="string">
                <text:p>7</text:p>
                <draw:g>
                  <svg:desc>opinion.AN1:opinion.AN1</svg:desc>
                </draw:g>
              </table:table-cell>
              <table:table-cell office:value-type="string">
                <text:p>6</text:p>
                <draw:g>
                  <svg:desc>opinion.AO1:opinion.AO1</svg:desc>
                </draw:g>
              </table:table-cell>
              <table:table-cell office:value-type="string">
                <text:p>5</text:p>
                <draw:g>
                  <svg:desc>opinion.AP1:opinion.AP1</svg:desc>
                </draw:g>
              </table:table-cell>
              <table:table-cell office:value-type="string">
                <text:p>4</text:p>
                <draw:g>
                  <svg:desc>opinion.AQ1:opinion.AQ1</svg:desc>
                </draw:g>
              </table:table-cell>
              <table:table-cell office:value-type="string">
                <text:p>3</text:p>
                <draw:g>
                  <svg:desc>opinion.AR1:opinion.AR1</svg:desc>
                </draw:g>
              </table:table-cell>
              <table:table-cell office:value-type="string">
                <text:p>2</text:p>
                <draw:g>
                  <svg:desc>opinion.AS1:opin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8:opinion.R66</svg:desc>
                </draw:g>
              </table:table-cell>
              <table:table-cell office:value-type="float" office:value="0">
                <text:p>0</text:p>
                <draw:g>
                  <svg:desc>opinion.AL48:opinion.AL66</svg:desc>
                </draw:g>
              </table:table-cell>
              <table:table-cell office:value-type="float" office:value="1.701">
                <text:p>1.701</text:p>
                <draw:g>
                  <svg:desc>opinion.AM48:opinion.AM66</svg:desc>
                </draw:g>
              </table:table-cell>
              <table:table-cell office:value-type="float" office:value="1.654">
                <text:p>1.654</text:p>
                <draw:g>
                  <svg:desc>opinion.AN48:opinion.AN66</svg:desc>
                </draw:g>
              </table:table-cell>
              <table:table-cell office:value-type="float" office:value="1.606">
                <text:p>1.606</text:p>
                <draw:g>
                  <svg:desc>opinion.AO48:opinion.AO66</svg:desc>
                </draw:g>
              </table:table-cell>
              <table:table-cell office:value-type="float" office:value="1.492">
                <text:p>1.492</text:p>
                <draw:g>
                  <svg:desc>opinion.AP48:opinion.AP66</svg:desc>
                </draw:g>
              </table:table-cell>
              <table:table-cell office:value-type="float" office:value="1.363">
                <text:p>1.363</text:p>
                <draw:g>
                  <svg:desc>opinion.AQ48:opinion.AQ66</svg:desc>
                </draw:g>
              </table:table-cell>
              <table:table-cell office:value-type="float" office:value="1.309">
                <text:p>1.309</text:p>
                <draw:g>
                  <svg:desc>opinion.AR48:opinion.AR66</svg:desc>
                </draw:g>
              </table:table-cell>
              <table:table-cell office:value-type="float" office:value="0.944">
                <text:p>0.944</text:p>
                <draw:g>
                  <svg:desc>opinion.AS48:opinion.AS66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762">
                <text:p>1.762</text:p>
              </table:table-cell>
              <table:table-cell office:value-type="float" office:value="1.663">
                <text:p>1.663</text:p>
              </table:table-cell>
              <table:table-cell office:value-type="float" office:value="1.828">
                <text:p>1.828</text:p>
              </table:table-cell>
              <table:table-cell office:value-type="float" office:value="1.805">
                <text:p>1.805</text:p>
              </table:table-cell>
              <table:table-cell office:value-type="float" office:value="1.749">
                <text:p>1.749</text:p>
              </table:table-cell>
              <table:table-cell office:value-type="float" office:value="1.733">
                <text:p>1.733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204">
                <text:p>1.204</text:p>
              </table:table-cell>
              <table:table-cell office:value-type="float" office:value="1.14">
                <text:p>1.14</text:p>
              </table:table-cell>
              <table:table-cell office:value-type="float" office:value="1.277">
                <text:p>1.277</text:p>
              </table:table-cell>
              <table:table-cell office:value-type="float" office:value="1.311">
                <text:p>1.311</text:p>
              </table:table-cell>
              <table:table-cell office:value-type="float" office:value="1.299">
                <text:p>1.299</text:p>
              </table:table-cell>
              <table:table-cell office:value-type="float" office:value="1.307">
                <text:p>1.30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178">
                <text:p>1.178</text:p>
              </table:table-cell>
              <table:table-cell office:value-type="float" office:value="1.112">
                <text:p>1.112</text:p>
              </table:table-cell>
              <table:table-cell office:value-type="float" office:value="1.195">
                <text:p>1.195</text:p>
              </table:table-cell>
              <table:table-cell office:value-type="float" office:value="1.192">
                <text:p>1.192</text:p>
              </table:table-cell>
              <table:table-cell office:value-type="float" office:value="1.231">
                <text:p>1.231</text:p>
              </table:table-cell>
              <table:table-cell office:value-type="float" office:value="1.202">
                <text:p>1.202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823">
                <text:p>0.823</text:p>
              </table:table-cell>
              <table:table-cell office:value-type="float" office:value="0.866">
                <text:p>0.866</text:p>
              </table:table-cell>
              <table:table-cell office:value-type="float" office:value="0.862">
                <text:p>0.862</text:p>
              </table:table-cell>
              <table:table-cell office:value-type="float" office:value="0.892">
                <text:p>0.892</text:p>
              </table:table-cell>
              <table:table-cell office:value-type="float" office:value="0.87">
                <text:p>0.87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012">
                <text:p>1.012</text:p>
              </table:table-cell>
              <table:table-cell office:value-type="float" office:value="0.823">
                <text:p>0.823</text:p>
              </table:table-cell>
              <table:table-cell office:value-type="float" office:value="0.903">
                <text:p>0.903</text:p>
              </table:table-cell>
              <table:table-cell office:value-type="float" office:value="0.873">
                <text:p>0.873</text:p>
              </table:table-cell>
              <table:table-cell office:value-type="float" office:value="0.862">
                <text:p>0.862</text:p>
              </table:table-cell>
              <table:table-cell office:value-type="float" office:value="0.859">
                <text:p>0.85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96">
                <text:p>0.896</text:p>
              </table:table-cell>
              <table:table-cell office:value-type="float" office:value="0.825">
                <text:p>0.825</text:p>
              </table:table-cell>
              <table:table-cell office:value-type="float" office:value="0.85">
                <text:p>0.85</text:p>
              </table:table-cell>
              <table:table-cell office:value-type="float" office:value="0.827">
                <text:p>0.827</text:p>
              </table:table-cell>
              <table:table-cell office:value-type="float" office:value="0.826">
                <text:p>0.826</text:p>
              </table:table-cell>
              <table:table-cell office:value-type="float" office:value="0.809">
                <text:p>0.809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6">
                <text:p>0.76</text:p>
              </table:table-cell>
              <table:table-cell office:value-type="float" office:value="0.686">
                <text:p>0.686</text:p>
              </table:table-cell>
              <table:table-cell office:value-type="float" office:value="0.675">
                <text:p>0.675</text:p>
              </table:table-cell>
              <table:table-cell office:value-type="float" office:value="0.624">
                <text:p>0.624</text:p>
              </table:table-cell>
              <table:table-cell office:value-type="float" office:value="0.669">
                <text:p>0.669</text:p>
              </table:table-cell>
              <table:table-cell office:value-type="float" office:value="0.599">
                <text:p>0.59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795">
                <text:p>0.795</text:p>
              </table:table-cell>
              <table:table-cell office:value-type="float" office:value="0.806">
                <text:p>0.806</text:p>
              </table:table-cell>
              <table:table-cell office:value-type="float" office:value="0.799">
                <text:p>0.799</text:p>
              </table:table-cell>
              <table:table-cell office:value-type="float" office:value="0.735">
                <text:p>0.735</text:p>
              </table:table-cell>
              <table:table-cell office:value-type="float" office:value="0.717">
                <text:p>0.717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1">
                <text:p>0.861</text:p>
              </table:table-cell>
              <table:table-cell office:value-type="float" office:value="0.781">
                <text:p>0.781</text:p>
              </table:table-cell>
              <table:table-cell office:value-type="float" office:value="0.754">
                <text:p>0.754</text:p>
              </table:table-cell>
              <table:table-cell office:value-type="float" office:value="0.711">
                <text:p>0.711</text:p>
              </table:table-cell>
              <table:table-cell office:value-type="float" office:value="0.705">
                <text:p>0.705</text:p>
              </table:table-cell>
              <table:table-cell office:value-type="float" office:value="0.667">
                <text:p>0.667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35">
                <text:p>0.835</text:p>
              </table:table-cell>
              <table:table-cell office:value-type="float" office:value="0.792">
                <text:p>0.792</text:p>
              </table:table-cell>
              <table:table-cell office:value-type="float" office:value="0.798">
                <text:p>0.798</text:p>
              </table:table-cell>
              <table:table-cell office:value-type="float" office:value="0.758">
                <text:p>0.758</text:p>
              </table:table-cell>
              <table:table-cell office:value-type="float" office:value="0.756">
                <text:p>0.756</text:p>
              </table:table-cell>
              <table:table-cell office:value-type="float" office:value="0.731">
                <text:p>0.731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82">
                <text:p>0.782</text:p>
              </table:table-cell>
              <table:table-cell office:value-type="float" office:value="0.792">
                <text:p>0.792</text:p>
              </table:table-cell>
              <table:table-cell office:value-type="float" office:value="0.846">
                <text:p>0.846</text:p>
              </table:table-cell>
              <table:table-cell office:value-type="float" office:value="0.858">
                <text:p>0.858</text:p>
              </table:table-cell>
              <table:table-cell office:value-type="float" office:value="0.85">
                <text:p>0.85</text:p>
              </table:table-cell>
              <table:table-cell office:value-type="float" office:value="0.871">
                <text:p>0.871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0.822">
                <text:p>0.822</text:p>
              </table:table-cell>
              <table:table-cell office:value-type="float" office:value="0.845">
                <text:p>0.845</text:p>
              </table:table-cell>
              <table:table-cell office:value-type="float" office:value="0.804">
                <text:p>0.804</text:p>
              </table:table-cell>
              <table:table-cell office:value-type="float" office:value="0.822">
                <text:p>0.82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59">
                <text:p>0.559</text:p>
              </table:table-cell>
              <table:table-cell office:value-type="float" office:value="0.582">
                <text:p>0.582</text:p>
              </table:table-cell>
              <table:table-cell office:value-type="float" office:value="0.652">
                <text:p>0.652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  <table:table-cell office:value-type="float" office:value="0.33">
                <text:p>0.33</text:p>
              </table:table-cell>
              <table:table-cell office:value-type="float" office:value="0.392">
                <text:p>0.392</text:p>
              </table:table-cell>
              <table:table-cell office:value-type="float" office:value="0.449">
                <text:p>0.449</text:p>
              </table:table-cell>
              <table:table-cell office:value-type="float" office:value="0.525">
                <text:p>0.525</text:p>
              </table:table-cell>
              <table:table-cell office:value-type="float" office:value="0.56">
                <text:p>0.5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211">
                <text:p>0.211</text:p>
              </table:table-cell>
              <table:table-cell office:value-type="float" office:value="0.219">
                <text:p>0.219</text:p>
              </table:table-cell>
              <table:table-cell office:value-type="float" office:value="0.272">
                <text:p>0.272</text:p>
              </table:table-cell>
              <table:table-cell office:value-type="float" office:value="0.311">
                <text:p>0.311</text:p>
              </table:table-cell>
              <table:table-cell office:value-type="float" office:value="0.359">
                <text:p>0.359</text:p>
              </table:table-cell>
              <table:table-cell office:value-type="float" office:value="0.434">
                <text:p>0.434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  <table:table-cell office:value-type="float" office:value="0.128">
                <text:p>0.128</text:p>
              </table:table-cell>
              <table:table-cell office:value-type="float" office:value="0.168">
                <text:p>0.168</text:p>
              </table:table-cell>
              <table:table-cell office:value-type="float" office:value="0.206">
                <text:p>0.206</text:p>
              </table:table-cell>
              <table:table-cell office:value-type="float" office:value="0.291">
                <text:p>0.291</text:p>
              </table:table-cell>
              <table:table-cell office:value-type="float" office:value="0.359">
                <text:p>0.359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44">
                <text:p>0.044</text:p>
              </table:table-cell>
              <table:table-cell office:value-type="float" office:value="0.066">
                <text:p>0.066</text:p>
              </table:table-cell>
              <table:table-cell office:value-type="float" office:value="0.077">
                <text:p>0.077</text:p>
              </table:table-cell>
              <table:table-cell office:value-type="float" office:value="0.147">
                <text:p>0.147</text:p>
              </table:table-cell>
              <table:table-cell office:value-type="float" office:value="0.159">
                <text:p>0.15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39">
                <text:p>0.039</text:p>
              </table:table-cell>
              <table:table-cell office:value-type="float" office:value="0.151">
                <text:p>0.15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7cm" svg:height="10.157cm" xlink:href=".." xlink:type="simple" chart:class="chart:line" chart:style-name="ch1">
        <chart:title svg:x="5.241cm" svg:y="0.339cm" chart:style-name="ch2">
          <text:p>opinion contexte 5 classes moyenne</text:p>
        </chart:title>
        <chart:legend chart:legend-position="end" svg:x="16.522cm" svg:y="3.012cm" style:legend-expansion="high" chart:style-name="ch3"/>
        <chart:plot-area chart:style-name="ch4" table:cell-range-address="opinion.R69:opinion.R88 opinion.AC1:opinion.AJ1 opinion.AC69:opinion.AJ88" chart:data-source-has-labels="both" svg:x="1.362cm" svg:y="1.347cm" svg:width="14.799cm" svg:height="7.636cm">
          <chartooo:coordinate-region svg:x="1.994cm" svg:y="1.549cm" svg:width="14.07cm" svg:height="6.781cm"/>
          <chart:axis chart:dimension="x" chart:name="primary-x" chart:style-name="ch5" chartooo:axis-type="auto">
            <chartooo:date-scale/>
            <chart:title svg:x="8.28cm" svg:y="9.186cm" chart:style-name="ch6">
              <text:p>kappa</text:p>
            </chart:title>
            <chart:categories table:cell-range-address="opinion.R69:opinion.R88"/>
            <chart:grid chart:style-name="ch7" chart:class="major"/>
          </chart:axis>
          <chart:axis chart:dimension="y" chart:name="primary-y" chart:style-name="ch5">
            <chart:title svg:x="0.451cm" svg:y="6.429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C69:opinion.AC88" chart:label-cell-address="opinion.AC1:opinion.AC1" chart:class="chart:line">
            <chart:data-point chart:repeated="20"/>
          </chart:series>
          <chart:series chart:style-name="ch10" chart:values-cell-range-address="opinion.AD69:opinion.AD88" chart:label-cell-address="opinion.AD1:opinion.AD1" chart:class="chart:line">
            <chart:data-point chart:repeated="20"/>
          </chart:series>
          <chart:series chart:style-name="ch11" chart:values-cell-range-address="opinion.AE69:opinion.AE88" chart:label-cell-address="opinion.AE1:opinion.AE1" chart:class="chart:line">
            <chart:data-point chart:repeated="20"/>
          </chart:series>
          <chart:series chart:style-name="ch12" chart:values-cell-range-address="opinion.AF69:opinion.AF88" chart:label-cell-address="opinion.AF1:opinion.AF1" chart:class="chart:line">
            <chart:data-point chart:repeated="20"/>
          </chart:series>
          <chart:series chart:style-name="ch13" chart:values-cell-range-address="opinion.AG69:opinion.AG88" chart:label-cell-address="opinion.AG1:opinion.AG1" chart:class="chart:line">
            <chart:data-point chart:repeated="20"/>
          </chart:series>
          <chart:series chart:style-name="ch14" chart:values-cell-range-address="opinion.AH69:opinion.AH88" chart:label-cell-address="opinion.AH1:opinion.AH1" chart:class="chart:line">
            <chart:data-point chart:repeated="20"/>
          </chart:series>
          <chart:series chart:style-name="ch15" chart:values-cell-range-address="opinion.AI69:opinion.AI88" chart:label-cell-address="opinion.AI1:opinion.AI1" chart:class="chart:line">
            <chart:data-point chart:repeated="20"/>
          </chart:series>
          <chart:series chart:style-name="ch16" chart:values-cell-range-address="opinion.AJ69:opinion.AJ88" chart:label-cell-address="opinion.AJ1:opinion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C1:opinion.AC1</svg:desc>
                </draw:g>
              </table:table-cell>
              <table:table-cell office:value-type="string">
                <text:p>8</text:p>
                <draw:g>
                  <svg:desc>opinion.AD1:opinion.AD1</svg:desc>
                </draw:g>
              </table:table-cell>
              <table:table-cell office:value-type="string">
                <text:p>7</text:p>
                <draw:g>
                  <svg:desc>opinion.AE1:opinion.AE1</svg:desc>
                </draw:g>
              </table:table-cell>
              <table:table-cell office:value-type="string">
                <text:p>6</text:p>
                <draw:g>
                  <svg:desc>opinion.AF1:opinion.AF1</svg:desc>
                </draw:g>
              </table:table-cell>
              <table:table-cell office:value-type="string">
                <text:p>5</text:p>
                <draw:g>
                  <svg:desc>opinion.AG1:opinion.AG1</svg:desc>
                </draw:g>
              </table:table-cell>
              <table:table-cell office:value-type="string">
                <text:p>4</text:p>
                <draw:g>
                  <svg:desc>opinion.AH1:opinion.AH1</svg:desc>
                </draw:g>
              </table:table-cell>
              <table:table-cell office:value-type="string">
                <text:p>3</text:p>
                <draw:g>
                  <svg:desc>opinion.AI1:opinion.AI1</svg:desc>
                </draw:g>
              </table:table-cell>
              <table:table-cell office:value-type="string">
                <text:p>2</text:p>
                <draw:g>
                  <svg:desc>opinion.AJ1:opin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69:opinion.R88</svg:desc>
                </draw:g>
              </table:table-cell>
              <table:table-cell office:value-type="float" office:value="0">
                <text:p>0</text:p>
                <draw:g>
                  <svg:desc>opinion.AC69:opinion.AC88</svg:desc>
                </draw:g>
              </table:table-cell>
              <table:table-cell office:value-type="float" office:value="20.842">
                <text:p>20.842</text:p>
                <draw:g>
                  <svg:desc>opinion.AD69:opinion.AD88</svg:desc>
                </draw:g>
              </table:table-cell>
              <table:table-cell office:value-type="float" office:value="27.199">
                <text:p>27.199</text:p>
                <draw:g>
                  <svg:desc>opinion.AE69:opinion.AE88</svg:desc>
                </draw:g>
              </table:table-cell>
              <table:table-cell office:value-type="float" office:value="33.075">
                <text:p>33.075</text:p>
                <draw:g>
                  <svg:desc>opinion.AF69:opinion.AF88</svg:desc>
                </draw:g>
              </table:table-cell>
              <table:table-cell office:value-type="float" office:value="37.406">
                <text:p>37.406</text:p>
                <draw:g>
                  <svg:desc>opinion.AG69:opinion.AG88</svg:desc>
                </draw:g>
              </table:table-cell>
              <table:table-cell office:value-type="float" office:value="41.435">
                <text:p>41.435</text:p>
                <draw:g>
                  <svg:desc>opinion.AH69:opinion.AH88</svg:desc>
                </draw:g>
              </table:table-cell>
              <table:table-cell office:value-type="float" office:value="47.747">
                <text:p>47.747</text:p>
                <draw:g>
                  <svg:desc>opinion.AI69:opinion.AI88</svg:desc>
                </draw:g>
              </table:table-cell>
              <table:table-cell office:value-type="float" office:value="55.696">
                <text:p>55.696</text:p>
                <draw:g>
                  <svg:desc>opinion.AJ69:opinion.AJ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044">
                <text:p>19.044</text:p>
              </table:table-cell>
              <table:table-cell office:value-type="float" office:value="24.86">
                <text:p>24.86</text:p>
              </table:table-cell>
              <table:table-cell office:value-type="float" office:value="30.255">
                <text:p>30.255</text:p>
              </table:table-cell>
              <table:table-cell office:value-type="float" office:value="34.362">
                <text:p>34.362</text:p>
              </table:table-cell>
              <table:table-cell office:value-type="float" office:value="38.319">
                <text:p>38.319</text:p>
              </table:table-cell>
              <table:table-cell office:value-type="float" office:value="44.42">
                <text:p>44.42</text:p>
              </table:table-cell>
              <table:table-cell office:value-type="float" office:value="52.723">
                <text:p>52.723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384">
                <text:p>17.384</text:p>
              </table:table-cell>
              <table:table-cell office:value-type="float" office:value="22.72">
                <text:p>22.72</text:p>
              </table:table-cell>
              <table:table-cell office:value-type="float" office:value="27.502">
                <text:p>27.502</text:p>
              </table:table-cell>
              <table:table-cell office:value-type="float" office:value="31.136">
                <text:p>31.136</text:p>
              </table:table-cell>
              <table:table-cell office:value-type="float" office:value="34.876">
                <text:p>34.876</text:p>
              </table:table-cell>
              <table:table-cell office:value-type="float" office:value="40.566">
                <text:p>40.566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034">
                <text:p>16.034</text:p>
              </table:table-cell>
              <table:table-cell office:value-type="float" office:value="21.152">
                <text:p>21.152</text:p>
              </table:table-cell>
              <table:table-cell office:value-type="float" office:value="25.492">
                <text:p>25.492</text:p>
              </table:table-cell>
              <table:table-cell office:value-type="float" office:value="28.855">
                <text:p>28.855</text:p>
              </table:table-cell>
              <table:table-cell office:value-type="float" office:value="32.444">
                <text:p>32.444</text:p>
              </table:table-cell>
              <table:table-cell office:value-type="float" office:value="37.846">
                <text:p>37.846</text:p>
              </table:table-cell>
              <table:table-cell office:value-type="float" office:value="45.716">
                <text:p>45.71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4.816">
                <text:p>14.816</text:p>
              </table:table-cell>
              <table:table-cell office:value-type="float" office:value="19.39">
                <text:p>19.39</text:p>
              </table:table-cell>
              <table:table-cell office:value-type="float" office:value="23.298">
                <text:p>23.298</text:p>
              </table:table-cell>
              <table:table-cell office:value-type="float" office:value="26.351">
                <text:p>26.351</text:p>
              </table:table-cell>
              <table:table-cell office:value-type="float" office:value="29.826">
                <text:p>29.826</text:p>
              </table:table-cell>
              <table:table-cell office:value-type="float" office:value="35.005">
                <text:p>35.005</text:p>
              </table:table-cell>
              <table:table-cell office:value-type="float" office:value="42.591">
                <text:p>42.5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2.68">
                <text:p>12.68</text:p>
              </table:table-cell>
              <table:table-cell office:value-type="float" office:value="16.828">
                <text:p>16.828</text:p>
              </table:table-cell>
              <table:table-cell office:value-type="float" office:value="20.353">
                <text:p>20.353</text:p>
              </table:table-cell>
              <table:table-cell office:value-type="float" office:value="23.212">
                <text:p>23.212</text:p>
              </table:table-cell>
              <table:table-cell office:value-type="float" office:value="26.621">
                <text:p>26.621</text:p>
              </table:table-cell>
              <table:table-cell office:value-type="float" office:value="31.69">
                <text:p>31.69</text:p>
              </table:table-cell>
              <table:table-cell office:value-type="float" office:value="39.192">
                <text:p>39.1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0.689">
                <text:p>10.689</text:p>
              </table:table-cell>
              <table:table-cell office:value-type="float" office:value="14.35">
                <text:p>14.35</text:p>
              </table:table-cell>
              <table:table-cell office:value-type="float" office:value="17.482">
                <text:p>17.482</text:p>
              </table:table-cell>
              <table:table-cell office:value-type="float" office:value="20.181">
                <text:p>20.181</text:p>
              </table:table-cell>
              <table:table-cell office:value-type="float" office:value="23.423">
                <text:p>23.423</text:p>
              </table:table-cell>
              <table:table-cell office:value-type="float" office:value="28.286">
                <text:p>28.286</text:p>
              </table:table-cell>
              <table:table-cell office:value-type="float" office:value="35.956">
                <text:p>35.95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8.738">
                <text:p>8.738</text:p>
              </table:table-cell>
              <table:table-cell office:value-type="float" office:value="11.723">
                <text:p>11.723</text:p>
              </table:table-cell>
              <table:table-cell office:value-type="float" office:value="14.491">
                <text:p>14.491</text:p>
              </table:table-cell>
              <table:table-cell office:value-type="float" office:value="16.953">
                <text:p>16.953</text:p>
              </table:table-cell>
              <table:table-cell office:value-type="float" office:value="20.018">
                <text:p>20.018</text:p>
              </table:table-cell>
              <table:table-cell office:value-type="float" office:value="24.748">
                <text:p>24.748</text:p>
              </table:table-cell>
              <table:table-cell office:value-type="float" office:value="32.56">
                <text:p>32.5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688">
                <text:p>6.688</text:p>
              </table:table-cell>
              <table:table-cell office:value-type="float" office:value="9.307">
                <text:p>9.307</text:p>
              </table:table-cell>
              <table:table-cell office:value-type="float" office:value="11.686">
                <text:p>11.686</text:p>
              </table:table-cell>
              <table:table-cell office:value-type="float" office:value="13.961">
                <text:p>13.961</text:p>
              </table:table-cell>
              <table:table-cell office:value-type="float" office:value="16.853">
                <text:p>16.853</text:p>
              </table:table-cell>
              <table:table-cell office:value-type="float" office:value="21.344">
                <text:p>21.344</text:p>
              </table:table-cell>
              <table:table-cell office:value-type="float" office:value="29.182">
                <text:p>29.1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256">
                <text:p>5.256</text:p>
              </table:table-cell>
              <table:table-cell office:value-type="float" office:value="7.198">
                <text:p>7.198</text:p>
              </table:table-cell>
              <table:table-cell office:value-type="float" office:value="9.218">
                <text:p>9.218</text:p>
              </table:table-cell>
              <table:table-cell office:value-type="float" office:value="11.236">
                <text:p>11.236</text:p>
              </table:table-cell>
              <table:table-cell office:value-type="float" office:value="13.882">
                <text:p>13.882</text:p>
              </table:table-cell>
              <table:table-cell office:value-type="float" office:value="18.105">
                <text:p>18.105</text:p>
              </table:table-cell>
              <table:table-cell office:value-type="float" office:value="26.111">
                <text:p>26.11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3.726">
                <text:p>3.726</text:p>
              </table:table-cell>
              <table:table-cell office:value-type="float" office:value="5.133">
                <text:p>5.133</text:p>
              </table:table-cell>
              <table:table-cell office:value-type="float" office:value="6.705">
                <text:p>6.705</text:p>
              </table:table-cell>
              <table:table-cell office:value-type="float" office:value="8.43">
                <text:p>8.43</text:p>
              </table:table-cell>
              <table:table-cell office:value-type="float" office:value="10.798">
                <text:p>10.798</text:p>
              </table:table-cell>
              <table:table-cell office:value-type="float" office:value="14.699">
                <text:p>14.699</text:p>
              </table:table-cell>
              <table:table-cell office:value-type="float" office:value="22.824">
                <text:p>22.82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482">
                <text:p>2.482</text:p>
              </table:table-cell>
              <table:table-cell office:value-type="float" office:value="3.456">
                <text:p>3.456</text:p>
              </table:table-cell>
              <table:table-cell office:value-type="float" office:value="4.659">
                <text:p>4.659</text:p>
              </table:table-cell>
              <table:table-cell office:value-type="float" office:value="6.085">
                <text:p>6.085</text:p>
              </table:table-cell>
              <table:table-cell office:value-type="float" office:value="8.091">
                <text:p>8.091</text:p>
              </table:table-cell>
              <table:table-cell office:value-type="float" office:value="11.599">
                <text:p>11.599</text:p>
              </table:table-cell>
              <table:table-cell office:value-type="float" office:value="19.633">
                <text:p>19.63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74">
                <text:p>1.74</text:p>
              </table:table-cell>
              <table:table-cell office:value-type="float" office:value="2.369">
                <text:p>2.369</text:p>
              </table:table-cell>
              <table:table-cell office:value-type="float" office:value="3.244">
                <text:p>3.244</text:p>
              </table:table-cell>
              <table:table-cell office:value-type="float" office:value="4.405">
                <text:p>4.405</text:p>
              </table:table-cell>
              <table:table-cell office:value-type="float" office:value="6.096">
                <text:p>6.096</text:p>
              </table:table-cell>
              <table:table-cell office:value-type="float" office:value="9.082">
                <text:p>9.082</text:p>
              </table:table-cell>
              <table:table-cell office:value-type="float" office:value="16.876">
                <text:p>16.87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18">
                <text:p>1.18</text:p>
              </table:table-cell>
              <table:table-cell office:value-type="float" office:value="1.575">
                <text:p>1.575</text:p>
              </table:table-cell>
              <table:table-cell office:value-type="float" office:value="2.168">
                <text:p>2.168</text:p>
              </table:table-cell>
              <table:table-cell office:value-type="float" office:value="2.996">
                <text:p>2.996</text:p>
              </table:table-cell>
              <table:table-cell office:value-type="float" office:value="4.364">
                <text:p>4.364</text:p>
              </table:table-cell>
              <table:table-cell office:value-type="float" office:value="6.802">
                <text:p>6.802</text:p>
              </table:table-cell>
              <table:table-cell office:value-type="float" office:value="14.067">
                <text:p>14.06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813">
                <text:p>0.813</text:p>
              </table:table-cell>
              <table:table-cell office:value-type="float" office:value="0.988">
                <text:p>0.988</text:p>
              </table:table-cell>
              <table:table-cell office:value-type="float" office:value="1.326">
                <text:p>1.326</text:p>
              </table:table-cell>
              <table:table-cell office:value-type="float" office:value="1.901">
                <text:p>1.901</text:p>
              </table:table-cell>
              <table:table-cell office:value-type="float" office:value="2.925">
                <text:p>2.925</text:p>
              </table:table-cell>
              <table:table-cell office:value-type="float" office:value="4.843">
                <text:p>4.843</text:p>
              </table:table-cell>
              <table:table-cell office:value-type="float" office:value="11.551">
                <text:p>11.55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85">
                <text:p>0.685</text:p>
              </table:table-cell>
              <table:table-cell office:value-type="float" office:value="0.775">
                <text:p>0.775</text:p>
              </table:table-cell>
              <table:table-cell office:value-type="float" office:value="0.953">
                <text:p>0.953</text:p>
              </table:table-cell>
              <table:table-cell office:value-type="float" office:value="1.268">
                <text:p>1.268</text:p>
              </table:table-cell>
              <table:table-cell office:value-type="float" office:value="1.966">
                <text:p>1.966</text:p>
              </table:table-cell>
              <table:table-cell office:value-type="float" office:value="3.303">
                <text:p>3.303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609">
                <text:p>0.609</text:p>
              </table:table-cell>
              <table:table-cell office:value-type="float" office:value="0.686">
                <text:p>0.686</text:p>
              </table:table-cell>
              <table:table-cell office:value-type="float" office:value="0.866">
                <text:p>0.866</text:p>
              </table:table-cell>
              <table:table-cell office:value-type="float" office:value="1.301">
                <text:p>1.301</text:p>
              </table:table-cell>
              <table:table-cell office:value-type="float" office:value="2.124">
                <text:p>2.124</text:p>
              </table:table-cell>
              <table:table-cell office:value-type="float" office:value="6.898">
                <text:p>6.89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63">
                <text:p>0.563</text:p>
              </table:table-cell>
              <table:table-cell office:value-type="float" office:value="0.58">
                <text:p>0.58</text:p>
              </table:table-cell>
              <table:table-cell office:value-type="float" office:value="0.633">
                <text:p>0.633</text:p>
              </table:table-cell>
              <table:table-cell office:value-type="float" office:value="0.835">
                <text:p>0.835</text:p>
              </table:table-cell>
              <table:table-cell office:value-type="float" office:value="1.232">
                <text:p>1.232</text:p>
              </table:table-cell>
              <table:table-cell office:value-type="float" office:value="4.669">
                <text:p>4.66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3">
                <text:p>0.553</text:p>
              </table:table-cell>
              <table:table-cell office:value-type="float" office:value="0.563">
                <text:p>0.563</text:p>
              </table:table-cell>
              <table:table-cell office:value-type="float" office:value="0.613">
                <text:p>0.613</text:p>
              </table:table-cell>
              <table:table-cell office:value-type="float" office:value="0.721">
                <text:p>0.721</text:p>
              </table:table-cell>
              <table:table-cell office:value-type="float" office:value="2.505">
                <text:p>2.50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1.055">
                <text:p>1.0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96cm" svg:height="10.179cm" xlink:href=".." xlink:type="simple" chart:class="chart:line" chart:style-name="ch1">
        <chart:title svg:x="5.197cm" svg:y="0.339cm" chart:style-name="ch2">
          <text:p>opinion contexte 5 classes écart type</text:p>
        </chart:title>
        <chart:legend chart:legend-position="end" svg:x="16.561cm" svg:y="3.023cm" style:legend-expansion="high" chart:style-name="ch3"/>
        <chart:plot-area chart:style-name="ch4" table:cell-range-address="opinion.R69:opinion.R88 opinion.AL1:opinion.AS1 opinion.AL69:opinion.AS88" chart:data-source-has-labels="both" svg:x="1.362cm" svg:y="1.347cm" svg:width="14.838cm" svg:height="7.658cm">
          <chartooo:coordinate-region svg:x="2.1cm" svg:y="1.549cm" svg:width="14.004cm" svg:height="6.803cm"/>
          <chart:axis chart:dimension="x" chart:name="primary-x" chart:style-name="ch5" chartooo:axis-type="auto">
            <chartooo:date-scale/>
            <chart:title svg:x="8.3cm" svg:y="9.208cm" chart:style-name="ch6">
              <text:p>kappa</text:p>
            </chart:title>
            <chart:categories table:cell-range-address="opinion.R69:opinion.R88"/>
            <chart:grid chart:style-name="ch7" chart:class="major"/>
          </chart:axis>
          <chart:axis chart:dimension="y" chart:name="primary-y" chart:style-name="ch5">
            <chart:title svg:x="0.451cm" svg:y="5.921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L69:opinion.AL88" chart:label-cell-address="opinion.AL1:opinion.AL1" chart:class="chart:line">
            <chart:data-point chart:repeated="20"/>
          </chart:series>
          <chart:series chart:style-name="ch10" chart:values-cell-range-address="opinion.AM69:opinion.AM88" chart:label-cell-address="opinion.AM1:opinion.AM1" chart:class="chart:line">
            <chart:data-point chart:repeated="20"/>
          </chart:series>
          <chart:series chart:style-name="ch11" chart:values-cell-range-address="opinion.AN69:opinion.AN88" chart:label-cell-address="opinion.AN1:opinion.AN1" chart:class="chart:line">
            <chart:data-point chart:repeated="20"/>
          </chart:series>
          <chart:series chart:style-name="ch12" chart:values-cell-range-address="opinion.AO69:opinion.AO88" chart:label-cell-address="opinion.AO1:opinion.AO1" chart:class="chart:line">
            <chart:data-point chart:repeated="20"/>
          </chart:series>
          <chart:series chart:style-name="ch13" chart:values-cell-range-address="opinion.AP69:opinion.AP88" chart:label-cell-address="opinion.AP1:opinion.AP1" chart:class="chart:line">
            <chart:data-point chart:repeated="20"/>
          </chart:series>
          <chart:series chart:style-name="ch14" chart:values-cell-range-address="opinion.AQ69:opinion.AQ88" chart:label-cell-address="opinion.AQ1:opinion.AQ1" chart:class="chart:line">
            <chart:data-point chart:repeated="20"/>
          </chart:series>
          <chart:series chart:style-name="ch15" chart:values-cell-range-address="opinion.AR69:opinion.AR88" chart:label-cell-address="opinion.AR1:opinion.AR1" chart:class="chart:line">
            <chart:data-point chart:repeated="20"/>
          </chart:series>
          <chart:series chart:style-name="ch16" chart:values-cell-range-address="opinion.AS69:opinion.AS88" chart:label-cell-address="opinion.AS1:opinion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L1:opinion.AL1</svg:desc>
                </draw:g>
              </table:table-cell>
              <table:table-cell office:value-type="string">
                <text:p>8</text:p>
                <draw:g>
                  <svg:desc>opinion.AM1:opinion.AM1</svg:desc>
                </draw:g>
              </table:table-cell>
              <table:table-cell office:value-type="string">
                <text:p>7</text:p>
                <draw:g>
                  <svg:desc>opinion.AN1:opinion.AN1</svg:desc>
                </draw:g>
              </table:table-cell>
              <table:table-cell office:value-type="string">
                <text:p>6</text:p>
                <draw:g>
                  <svg:desc>opinion.AO1:opinion.AO1</svg:desc>
                </draw:g>
              </table:table-cell>
              <table:table-cell office:value-type="string">
                <text:p>5</text:p>
                <draw:g>
                  <svg:desc>opinion.AP1:opinion.AP1</svg:desc>
                </draw:g>
              </table:table-cell>
              <table:table-cell office:value-type="string">
                <text:p>4</text:p>
                <draw:g>
                  <svg:desc>opinion.AQ1:opinion.AQ1</svg:desc>
                </draw:g>
              </table:table-cell>
              <table:table-cell office:value-type="string">
                <text:p>3</text:p>
                <draw:g>
                  <svg:desc>opinion.AR1:opinion.AR1</svg:desc>
                </draw:g>
              </table:table-cell>
              <table:table-cell office:value-type="string">
                <text:p>2</text:p>
                <draw:g>
                  <svg:desc>opinion.AS1:opin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69:opinion.R88</svg:desc>
                </draw:g>
              </table:table-cell>
              <table:table-cell office:value-type="float" office:value="0">
                <text:p>0</text:p>
                <draw:g>
                  <svg:desc>opinion.AL69:opinion.AL88</svg:desc>
                </draw:g>
              </table:table-cell>
              <table:table-cell office:value-type="float" office:value="1.738">
                <text:p>1.738</text:p>
                <draw:g>
                  <svg:desc>opinion.AM69:opinion.AM88</svg:desc>
                </draw:g>
              </table:table-cell>
              <table:table-cell office:value-type="float" office:value="1.45">
                <text:p>1.45</text:p>
                <draw:g>
                  <svg:desc>opinion.AN69:opinion.AN88</svg:desc>
                </draw:g>
              </table:table-cell>
              <table:table-cell office:value-type="float" office:value="1.381">
                <text:p>1.381</text:p>
                <draw:g>
                  <svg:desc>opinion.AO69:opinion.AO88</svg:desc>
                </draw:g>
              </table:table-cell>
              <table:table-cell office:value-type="float" office:value="1.198">
                <text:p>1.198</text:p>
                <draw:g>
                  <svg:desc>opinion.AP69:opinion.AP88</svg:desc>
                </draw:g>
              </table:table-cell>
              <table:table-cell office:value-type="float" office:value="1.095">
                <text:p>1.095</text:p>
                <draw:g>
                  <svg:desc>opinion.AQ69:opinion.AQ88</svg:desc>
                </draw:g>
              </table:table-cell>
              <table:table-cell office:value-type="float" office:value="1.032">
                <text:p>1.032</text:p>
                <draw:g>
                  <svg:desc>opinion.AR69:opinion.AR88</svg:desc>
                </draw:g>
              </table:table-cell>
              <table:table-cell office:value-type="float" office:value="0.836">
                <text:p>0.836</text:p>
                <draw:g>
                  <svg:desc>opinion.AS69:opinion.AS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492">
                <text:p>1.492</text:p>
              </table:table-cell>
              <table:table-cell office:value-type="float" office:value="1.413">
                <text:p>1.413</text:p>
              </table:table-cell>
              <table:table-cell office:value-type="float" office:value="1.396">
                <text:p>1.396</text:p>
              </table:table-cell>
              <table:table-cell office:value-type="float" office:value="1.454">
                <text:p>1.454</text:p>
              </table:table-cell>
              <table:table-cell office:value-type="float" office:value="1.424">
                <text:p>1.424</text:p>
              </table:table-cell>
              <table:table-cell office:value-type="float" office:value="1.462">
                <text:p>1.462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497">
                <text:p>1.497</text:p>
              </table:table-cell>
              <table:table-cell office:value-type="float" office:value="1.369">
                <text:p>1.369</text:p>
              </table:table-cell>
              <table:table-cell office:value-type="float" office:value="1.293">
                <text:p>1.293</text:p>
              </table:table-cell>
              <table:table-cell office:value-type="float" office:value="1.227">
                <text:p>1.227</text:p>
              </table:table-cell>
              <table:table-cell office:value-type="float" office:value="1.177">
                <text:p>1.177</text:p>
              </table:table-cell>
              <table:table-cell office:value-type="float" office:value="1.184">
                <text:p>1.184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17">
                <text:p>1.417</text:p>
              </table:table-cell>
              <table:table-cell office:value-type="float" office:value="1.333">
                <text:p>1.333</text:p>
              </table:table-cell>
              <table:table-cell office:value-type="float" office:value="1.264">
                <text:p>1.264</text:p>
              </table:table-cell>
              <table:table-cell office:value-type="float" office:value="1.188">
                <text:p>1.188</text:p>
              </table:table-cell>
              <table:table-cell office:value-type="float" office:value="1.128">
                <text:p>1.128</text:p>
              </table:table-cell>
              <table:table-cell office:value-type="float" office:value="1.086">
                <text:p>1.086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367">
                <text:p>1.367</text:p>
              </table:table-cell>
              <table:table-cell office:value-type="float" office:value="1.348">
                <text:p>1.348</text:p>
              </table:table-cell>
              <table:table-cell office:value-type="float" office:value="1.338">
                <text:p>1.338</text:p>
              </table:table-cell>
              <table:table-cell office:value-type="float" office:value="1.289">
                <text:p>1.289</text:p>
              </table:table-cell>
              <table:table-cell office:value-type="float" office:value="1.208">
                <text:p>1.208</text:p>
              </table:table-cell>
              <table:table-cell office:value-type="float" office:value="1.152">
                <text:p>1.15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461">
                <text:p>1.461</text:p>
              </table:table-cell>
              <table:table-cell office:value-type="float" office:value="1.445">
                <text:p>1.445</text:p>
              </table:table-cell>
              <table:table-cell office:value-type="float" office:value="1.447">
                <text:p>1.447</text:p>
              </table:table-cell>
              <table:table-cell office:value-type="float" office:value="1.432">
                <text:p>1.432</text:p>
              </table:table-cell>
              <table:table-cell office:value-type="float" office:value="1.397">
                <text:p>1.397</text:p>
              </table:table-cell>
              <table:table-cell office:value-type="float" office:value="1.33">
                <text:p>1.3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01">
                <text:p>1.201</text:p>
              </table:table-cell>
              <table:table-cell office:value-type="float" office:value="1.266">
                <text:p>1.266</text:p>
              </table:table-cell>
              <table:table-cell office:value-type="float" office:value="1.271">
                <text:p>1.271</text:p>
              </table:table-cell>
              <table:table-cell office:value-type="float" office:value="1.266">
                <text:p>1.266</text:p>
              </table:table-cell>
              <table:table-cell office:value-type="float" office:value="1.284">
                <text:p>1.284</text:p>
              </table:table-cell>
              <table:table-cell office:value-type="float" office:value="1.241">
                <text:p>1.24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301">
                <text:p>1.301</text:p>
              </table:table-cell>
              <table:table-cell office:value-type="float" office:value="1.376">
                <text:p>1.376</text:p>
              </table:table-cell>
              <table:table-cell office:value-type="float" office:value="1.377">
                <text:p>1.377</text:p>
              </table:table-cell>
              <table:table-cell office:value-type="float" office:value="1.35">
                <text:p>1.35</text:p>
              </table:table-cell>
              <table:table-cell office:value-type="float" office:value="1.332">
                <text:p>1.332</text:p>
              </table:table-cell>
              <table:table-cell office:value-type="float" office:value="1.284">
                <text:p>1.284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071">
                <text:p>1.071</text:p>
              </table:table-cell>
              <table:table-cell office:value-type="float" office:value="1.154">
                <text:p>1.154</text:p>
              </table:table-cell>
              <table:table-cell office:value-type="float" office:value="1.184">
                <text:p>1.184</text:p>
              </table:table-cell>
              <table:table-cell office:value-type="float" office:value="1.172">
                <text:p>1.172</text:p>
              </table:table-cell>
              <table:table-cell office:value-type="float" office:value="1.229">
                <text:p>1.229</text:p>
              </table:table-cell>
              <table:table-cell office:value-type="float" office:value="1.163">
                <text:p>1.163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01">
                <text:p>1.001</text:p>
              </table:table-cell>
              <table:table-cell office:value-type="float" office:value="1.063">
                <text:p>1.063</text:p>
              </table:table-cell>
              <table:table-cell office:value-type="float" office:value="1.163">
                <text:p>1.163</text:p>
              </table:table-cell>
              <table:table-cell office:value-type="float" office:value="1.185">
                <text:p>1.185</text:p>
              </table:table-cell>
              <table:table-cell office:value-type="float" office:value="1.2">
                <text:p>1.2</text:p>
              </table:table-cell>
              <table:table-cell office:value-type="float" office:value="1.164">
                <text:p>1.16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37">
                <text:p>0.837</text:p>
              </table:table-cell>
              <table:table-cell office:value-type="float" office:value="0.982">
                <text:p>0.982</text:p>
              </table:table-cell>
              <table:table-cell office:value-type="float" office:value="1.021">
                <text:p>1.021</text:p>
              </table:table-cell>
              <table:table-cell office:value-type="float" office:value="1.075">
                <text:p>1.075</text:p>
              </table:table-cell>
              <table:table-cell office:value-type="float" office:value="1.122">
                <text:p>1.122</text:p>
              </table:table-cell>
              <table:table-cell office:value-type="float" office:value="1.155">
                <text:p>1.155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97">
                <text:p>0.597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61">
                <text:p>0.861</text:p>
              </table:table-cell>
              <table:table-cell office:value-type="float" office:value="0.943">
                <text:p>0.943</text:p>
              </table:table-cell>
              <table:table-cell office:value-type="float" office:value="0.937">
                <text:p>0.937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75">
                <text:p>0.575</text:p>
              </table:table-cell>
              <table:table-cell office:value-type="float" office:value="0.655">
                <text:p>0.655</text:p>
              </table:table-cell>
              <table:table-cell office:value-type="float" office:value="0.737">
                <text:p>0.737</text:p>
              </table:table-cell>
              <table:table-cell office:value-type="float" office:value="0.812">
                <text:p>0.812</text:p>
              </table:table-cell>
              <table:table-cell office:value-type="float" office:value="0.859">
                <text:p>0.859</text:p>
              </table:table-cell>
              <table:table-cell office:value-type="float" office:value="0.931">
                <text:p>0.931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76">
                <text:p>0.376</text:p>
              </table:table-cell>
              <table:table-cell office:value-type="float" office:value="0.437">
                <text:p>0.437</text:p>
              </table:table-cell>
              <table:table-cell office:value-type="float" office:value="0.511">
                <text:p>0.511</text:p>
              </table:table-cell>
              <table:table-cell office:value-type="float" office:value="0.571">
                <text:p>0.571</text:p>
              </table:table-cell>
              <table:table-cell office:value-type="float" office:value="0.671">
                <text:p>0.671</text:p>
              </table:table-cell>
              <table:table-cell office:value-type="float" office:value="0.803">
                <text:p>0.80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94">
                <text:p>0.294</text:p>
              </table:table-cell>
              <table:table-cell office:value-type="float" office:value="0.321">
                <text:p>0.321</text:p>
              </table:table-cell>
              <table:table-cell office:value-type="float" office:value="0.377">
                <text:p>0.377</text:p>
              </table:table-cell>
              <table:table-cell office:value-type="float" office:value="0.455">
                <text:p>0.455</text:p>
              </table:table-cell>
              <table:table-cell office:value-type="float" office:value="0.503">
                <text:p>0.503</text:p>
              </table:table-cell>
              <table:table-cell office:value-type="float" office:value="0.65">
                <text:p>0.65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201">
                <text:p>0.2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62">
                <text:p>0.362</text:p>
              </table:table-cell>
              <table:table-cell office:value-type="float" office:value="0.481">
                <text:p>0.481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58">
                <text:p>0.058</text:p>
              </table:table-cell>
              <table:table-cell office:value-type="float" office:value="0.078">
                <text:p>0.078</text:p>
              </table:table-cell>
              <table:table-cell office:value-type="float" office:value="0.103">
                <text:p>0.103</text:p>
              </table:table-cell>
              <table:table-cell office:value-type="float" office:value="0.152">
                <text:p>0.152</text:p>
              </table:table-cell>
              <table:table-cell office:value-type="float" office:value="0.21">
                <text:p>0.21</text:p>
              </table:table-cell>
              <table:table-cell office:value-type="float" office:value="0.335">
                <text:p>0.335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41">
                <text:p>0.041</text:p>
              </table:table-cell>
              <table:table-cell office:value-type="float" office:value="0.07">
                <text:p>0.07</text:p>
              </table:table-cell>
              <table:table-cell office:value-type="float" office:value="0.117">
                <text:p>0.117</text:p>
              </table:table-cell>
              <table:table-cell office:value-type="float" office:value="0.242">
                <text:p>0.242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21">
                <text:p>0.021</text:p>
              </table:table-cell>
              <table:table-cell office:value-type="float" office:value="0.072">
                <text:p>0.072</text:p>
              </table:table-cell>
              <table:table-cell office:value-type="float" office:value="0.124">
                <text:p>0.124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7">
                <text:p>0.15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line" chart:style-name="ch1">
        <chart:title svg:x="6.122cm" svg:y="0.338cm" chart:style-name="ch2">
          <text:p>opinion 5 classes moyenne</text:p>
        </chart:title>
        <chart:legend chart:legend-position="end" svg:x="16.422cm" svg:y="2.984cm" style:legend-expansion="high" chart:style-name="ch3"/>
        <chart:plot-area chart:style-name="ch4" table:cell-range-address="opinion.R25:opinion.R44 opinion.AC1:opinion.AJ1 opinion.AC25:opinion.AJ44" chart:data-source-has-labels="both" svg:x="1.36cm" svg:y="1.345cm" svg:width="14.703cm" svg:height="7.583cm">
          <chartooo:coordinate-region svg:x="1.992cm" svg:y="1.547cm" svg:width="13.975cm" svg:height="6.728cm"/>
          <chart:axis chart:dimension="x" chart:name="primary-x" chart:style-name="ch5" chartooo:axis-type="auto">
            <chartooo:date-scale/>
            <chart:title svg:x="8.23cm" svg:y="9.13cm" chart:style-name="ch6">
              <text:p>kappa</text:p>
            </chart:title>
            <chart:categories table:cell-range-address="opinion.R25:opinion.R44"/>
            <chart:grid chart:style-name="ch7" chart:class="major"/>
          </chart:axis>
          <chart:axis chart:dimension="y" chart:name="primary-y" chart:style-name="ch5">
            <chart:title svg:x="0.451cm" svg:y="6.4cm" chart:style-name="ch8">
              <text:p>% de modification</text:p>
            </chart:title>
            <chart:grid chart:style-name="ch7" chart:class="major"/>
          </chart:axis>
          <chart:series chart:style-name="ch9" chart:values-cell-range-address="opinion.AC25:opinion.AC44" chart:label-cell-address="opinion.AC1:opinion.AC1" chart:class="chart:line">
            <chart:data-point chart:repeated="20"/>
          </chart:series>
          <chart:series chart:style-name="ch10" chart:values-cell-range-address="opinion.AD25:opinion.AD44" chart:label-cell-address="opinion.AD1:opinion.AD1" chart:class="chart:line">
            <chart:data-point chart:repeated="20"/>
          </chart:series>
          <chart:series chart:style-name="ch11" chart:values-cell-range-address="opinion.AE25:opinion.AE44" chart:label-cell-address="opinion.AE1:opinion.AE1" chart:class="chart:line">
            <chart:data-point chart:repeated="20"/>
          </chart:series>
          <chart:series chart:style-name="ch12" chart:values-cell-range-address="opinion.AF25:opinion.AF44" chart:label-cell-address="opinion.AF1:opinion.AF1" chart:class="chart:line">
            <chart:data-point chart:repeated="20"/>
          </chart:series>
          <chart:series chart:style-name="ch13" chart:values-cell-range-address="opinion.AG25:opinion.AG44" chart:label-cell-address="opinion.AG1:opinion.AG1" chart:class="chart:line">
            <chart:data-point chart:repeated="20"/>
          </chart:series>
          <chart:series chart:style-name="ch14" chart:values-cell-range-address="opinion.AH25:opinion.AH44" chart:label-cell-address="opinion.AH1:opinion.AH1" chart:class="chart:line">
            <chart:data-point chart:repeated="20"/>
          </chart:series>
          <chart:series chart:style-name="ch15" chart:values-cell-range-address="opinion.AI25:opinion.AI44" chart:label-cell-address="opinion.AI1:opinion.AI1" chart:class="chart:line">
            <chart:data-point chart:repeated="20"/>
          </chart:series>
          <chart:series chart:style-name="ch16" chart:values-cell-range-address="opinion.AJ25:opinion.AJ44" chart:label-cell-address="opinion.AJ1:opinion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C1:opinion.AC1</svg:desc>
                </draw:g>
              </table:table-cell>
              <table:table-cell office:value-type="string">
                <text:p>8</text:p>
                <draw:g>
                  <svg:desc>opinion.AD1:opinion.AD1</svg:desc>
                </draw:g>
              </table:table-cell>
              <table:table-cell office:value-type="string">
                <text:p>7</text:p>
                <draw:g>
                  <svg:desc>opinion.AE1:opinion.AE1</svg:desc>
                </draw:g>
              </table:table-cell>
              <table:table-cell office:value-type="string">
                <text:p>6</text:p>
                <draw:g>
                  <svg:desc>opinion.AF1:opinion.AF1</svg:desc>
                </draw:g>
              </table:table-cell>
              <table:table-cell office:value-type="string">
                <text:p>5</text:p>
                <draw:g>
                  <svg:desc>opinion.AG1:opinion.AG1</svg:desc>
                </draw:g>
              </table:table-cell>
              <table:table-cell office:value-type="string">
                <text:p>4</text:p>
                <draw:g>
                  <svg:desc>opinion.AH1:opinion.AH1</svg:desc>
                </draw:g>
              </table:table-cell>
              <table:table-cell office:value-type="string">
                <text:p>3</text:p>
                <draw:g>
                  <svg:desc>opinion.AI1:opinion.AI1</svg:desc>
                </draw:g>
              </table:table-cell>
              <table:table-cell office:value-type="string">
                <text:p>2</text:p>
                <draw:g>
                  <svg:desc>opinion.AJ1:opin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25:opinion.R44</svg:desc>
                </draw:g>
              </table:table-cell>
              <table:table-cell office:value-type="float" office:value="0">
                <text:p>0</text:p>
                <draw:g>
                  <svg:desc>opinion.AC25:opinion.AC44</svg:desc>
                </draw:g>
              </table:table-cell>
              <table:table-cell office:value-type="float" office:value="21.621">
                <text:p>21.621</text:p>
                <draw:g>
                  <svg:desc>opinion.AD25:opinion.AD44</svg:desc>
                </draw:g>
              </table:table-cell>
              <table:table-cell office:value-type="float" office:value="28.181">
                <text:p>28.181</text:p>
                <draw:g>
                  <svg:desc>opinion.AE25:opinion.AE44</svg:desc>
                </draw:g>
              </table:table-cell>
              <table:table-cell office:value-type="float" office:value="33.743">
                <text:p>33.743</text:p>
                <draw:g>
                  <svg:desc>opinion.AF25:opinion.AF44</svg:desc>
                </draw:g>
              </table:table-cell>
              <table:table-cell office:value-type="float" office:value="38.065">
                <text:p>38.065</text:p>
                <draw:g>
                  <svg:desc>opinion.AG25:opinion.AG44</svg:desc>
                </draw:g>
              </table:table-cell>
              <table:table-cell office:value-type="float" office:value="42.192">
                <text:p>42.192</text:p>
                <draw:g>
                  <svg:desc>opinion.AH25:opinion.AH44</svg:desc>
                </draw:g>
              </table:table-cell>
              <table:table-cell office:value-type="float" office:value="48.495">
                <text:p>48.495</text:p>
                <draw:g>
                  <svg:desc>opinion.AI25:opinion.AI44</svg:desc>
                </draw:g>
              </table:table-cell>
              <table:table-cell office:value-type="float" office:value="55.628">
                <text:p>55.628</text:p>
                <draw:g>
                  <svg:desc>opinion.AJ25:opinion.AJ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908">
                <text:p>19.908</text:p>
              </table:table-cell>
              <table:table-cell office:value-type="float" office:value="25.87">
                <text:p>25.87</text:p>
              </table:table-cell>
              <table:table-cell office:value-type="float" office:value="31.249">
                <text:p>31.249</text:p>
              </table:table-cell>
              <table:table-cell office:value-type="float" office:value="35.33">
                <text:p>35.33</text:p>
              </table:table-cell>
              <table:table-cell office:value-type="float" office:value="39.347">
                <text:p>39.347</text:p>
              </table:table-cell>
              <table:table-cell office:value-type="float" office:value="45.48">
                <text:p>45.48</text:p>
              </table:table-cell>
              <table:table-cell office:value-type="float" office:value="53.337">
                <text:p>53.33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7.591">
                <text:p>17.591</text:p>
              </table:table-cell>
              <table:table-cell office:value-type="float" office:value="23.112">
                <text:p>23.112</text:p>
              </table:table-cell>
              <table:table-cell office:value-type="float" office:value="28.007">
                <text:p>28.007</text:p>
              </table:table-cell>
              <table:table-cell office:value-type="float" office:value="31.783">
                <text:p>31.783</text:p>
              </table:table-cell>
              <table:table-cell office:value-type="float" office:value="35.681">
                <text:p>35.681</text:p>
              </table:table-cell>
              <table:table-cell office:value-type="float" office:value="41.636">
                <text:p>41.636</text:p>
              </table:table-cell>
              <table:table-cell office:value-type="float" office:value="49.603">
                <text:p>49.60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5.742">
                <text:p>15.742</text:p>
              </table:table-cell>
              <table:table-cell office:value-type="float" office:value="20.755">
                <text:p>20.755</text:p>
              </table:table-cell>
              <table:table-cell office:value-type="float" office:value="25.135">
                <text:p>25.135</text:p>
              </table:table-cell>
              <table:table-cell office:value-type="float" office:value="28.555">
                <text:p>28.555</text:p>
              </table:table-cell>
              <table:table-cell office:value-type="float" office:value="32.344">
                <text:p>32.344</text:p>
              </table:table-cell>
              <table:table-cell office:value-type="float" office:value="37.99">
                <text:p>37.99</text:p>
              </table:table-cell>
              <table:table-cell office:value-type="float" office:value="46.032">
                <text:p>46.03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4.099">
                <text:p>14.099</text:p>
              </table:table-cell>
              <table:table-cell office:value-type="float" office:value="18.681">
                <text:p>18.681</text:p>
              </table:table-cell>
              <table:table-cell office:value-type="float" office:value="22.53">
                <text:p>22.53</text:p>
              </table:table-cell>
              <table:table-cell office:value-type="float" office:value="25.678">
                <text:p>25.678</text:p>
              </table:table-cell>
              <table:table-cell office:value-type="float" office:value="29.309">
                <text:p>29.309</text:p>
              </table:table-cell>
              <table:table-cell office:value-type="float" office:value="34.71">
                <text:p>34.71</text:p>
              </table:table-cell>
              <table:table-cell office:value-type="float" office:value="42.805">
                <text:p>42.80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2.395">
                <text:p>12.395</text:p>
              </table:table-cell>
              <table:table-cell office:value-type="float" office:value="16.489">
                <text:p>16.489</text:p>
              </table:table-cell>
              <table:table-cell office:value-type="float" office:value="19.936">
                <text:p>19.936</text:p>
              </table:table-cell>
              <table:table-cell office:value-type="float" office:value="22.823">
                <text:p>22.823</text:p>
              </table:table-cell>
              <table:table-cell office:value-type="float" office:value="26.333">
                <text:p>26.333</text:p>
              </table:table-cell>
              <table:table-cell office:value-type="float" office:value="31.491">
                <text:p>31.491</text:p>
              </table:table-cell>
              <table:table-cell office:value-type="float" office:value="39.599">
                <text:p>39.59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0.509">
                <text:p>10.509</text:p>
              </table:table-cell>
              <table:table-cell office:value-type="float" office:value="14.087">
                <text:p>14.087</text:p>
              </table:table-cell>
              <table:table-cell office:value-type="float" office:value="17.144">
                <text:p>17.144</text:p>
              </table:table-cell>
              <table:table-cell office:value-type="float" office:value="19.852">
                <text:p>19.852</text:p>
              </table:table-cell>
              <table:table-cell office:value-type="float" office:value="23.135">
                <text:p>23.135</text:p>
              </table:table-cell>
              <table:table-cell office:value-type="float" office:value="28.077">
                <text:p>28.077</text:p>
              </table:table-cell>
              <table:table-cell office:value-type="float" office:value="36.182">
                <text:p>36.1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8.242">
                <text:p>8.242</text:p>
              </table:table-cell>
              <table:table-cell office:value-type="float" office:value="11.268">
                <text:p>11.268</text:p>
              </table:table-cell>
              <table:table-cell office:value-type="float" office:value="13.999">
                <text:p>13.999</text:p>
              </table:table-cell>
              <table:table-cell office:value-type="float" office:value="16.531">
                <text:p>16.531</text:p>
              </table:table-cell>
              <table:table-cell office:value-type="float" office:value="19.646">
                <text:p>19.646</text:p>
              </table:table-cell>
              <table:table-cell office:value-type="float" office:value="24.444">
                <text:p>24.444</text:p>
              </table:table-cell>
              <table:table-cell office:value-type="float" office:value="32.694">
                <text:p>32.6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6.564">
                <text:p>6.564</text:p>
              </table:table-cell>
              <table:table-cell office:value-type="float" office:value="8.897">
                <text:p>8.897</text:p>
              </table:table-cell>
              <table:table-cell office:value-type="float" office:value="11.203">
                <text:p>11.203</text:p>
              </table:table-cell>
              <table:table-cell office:value-type="float" office:value="13.453">
                <text:p>13.453</text:p>
              </table:table-cell>
              <table:table-cell office:value-type="float" office:value="16.326">
                <text:p>16.326</text:p>
              </table:table-cell>
              <table:table-cell office:value-type="float" office:value="20.885">
                <text:p>20.885</text:p>
              </table:table-cell>
              <table:table-cell office:value-type="float" office:value="29.344">
                <text:p>29.34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4.854">
                <text:p>4.854</text:p>
              </table:table-cell>
              <table:table-cell office:value-type="float" office:value="6.702">
                <text:p>6.702</text:p>
              </table:table-cell>
              <table:table-cell office:value-type="float" office:value="8.639">
                <text:p>8.639</text:p>
              </table:table-cell>
              <table:table-cell office:value-type="float" office:value="10.67">
                <text:p>10.67</text:p>
              </table:table-cell>
              <table:table-cell office:value-type="float" office:value="13.267">
                <text:p>13.267</text:p>
              </table:table-cell>
              <table:table-cell office:value-type="float" office:value="17.598">
                <text:p>17.598</text:p>
              </table:table-cell>
              <table:table-cell office:value-type="float" office:value="26.273">
                <text:p>26.27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3.552">
                <text:p>3.552</text:p>
              </table:table-cell>
              <table:table-cell office:value-type="float" office:value="4.907">
                <text:p>4.907</text:p>
              </table:table-cell>
              <table:table-cell office:value-type="float" office:value="6.439">
                <text:p>6.439</text:p>
              </table:table-cell>
              <table:table-cell office:value-type="float" office:value="8.169">
                <text:p>8.169</text:p>
              </table:table-cell>
              <table:table-cell office:value-type="float" office:value="10.498">
                <text:p>10.498</text:p>
              </table:table-cell>
              <table:table-cell office:value-type="float" office:value="14.384">
                <text:p>14.384</text:p>
              </table:table-cell>
              <table:table-cell office:value-type="float" office:value="22.869">
                <text:p>22.86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3.269">
                <text:p>3.269</text:p>
              </table:table-cell>
              <table:table-cell office:value-type="float" office:value="4.452">
                <text:p>4.452</text:p>
              </table:table-cell>
              <table:table-cell office:value-type="float" office:value="5.899">
                <text:p>5.899</text:p>
              </table:table-cell>
              <table:table-cell office:value-type="float" office:value="7.923">
                <text:p>7.923</text:p>
              </table:table-cell>
              <table:table-cell office:value-type="float" office:value="11.362">
                <text:p>11.362</text:p>
              </table:table-cell>
              <table:table-cell office:value-type="float" office:value="19.705">
                <text:p>19.70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492">
                <text:p>1.492</text:p>
              </table:table-cell>
              <table:table-cell office:value-type="float" office:value="2.084">
                <text:p>2.084</text:p>
              </table:table-cell>
              <table:table-cell office:value-type="float" office:value="2.926">
                <text:p>2.926</text:p>
              </table:table-cell>
              <table:table-cell office:value-type="float" office:value="4.065">
                <text:p>4.065</text:p>
              </table:table-cell>
              <table:table-cell office:value-type="float" office:value="5.736">
                <text:p>5.736</text:p>
              </table:table-cell>
              <table:table-cell office:value-type="float" office:value="8.671">
                <text:p>8.671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074">
                <text:p>1.074</text:p>
              </table:table-cell>
              <table:table-cell office:value-type="float" office:value="1.431">
                <text:p>1.431</text:p>
              </table:table-cell>
              <table:table-cell office:value-type="float" office:value="1.99">
                <text:p>1.99</text:p>
              </table:table-cell>
              <table:table-cell office:value-type="float" office:value="2.812">
                <text:p>2.812</text:p>
              </table:table-cell>
              <table:table-cell office:value-type="float" office:value="4.102">
                <text:p>4.102</text:p>
              </table:table-cell>
              <table:table-cell office:value-type="float" office:value="6.494">
                <text:p>6.494</text:p>
              </table:table-cell>
              <table:table-cell office:value-type="float" office:value="14.107">
                <text:p>14.10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59">
                <text:p>0.759</text:p>
              </table:table-cell>
              <table:table-cell office:value-type="float" office:value="0.958">
                <text:p>0.958</text:p>
              </table:table-cell>
              <table:table-cell office:value-type="float" office:value="1.293">
                <text:p>1.293</text:p>
              </table:table-cell>
              <table:table-cell office:value-type="float" office:value="1.831">
                <text:p>1.831</text:p>
              </table:table-cell>
              <table:table-cell office:value-type="float" office:value="2.825">
                <text:p>2.825</text:p>
              </table:table-cell>
              <table:table-cell office:value-type="float" office:value="4.643">
                <text:p>4.643</text:p>
              </table:table-cell>
              <table:table-cell office:value-type="float" office:value="11.556">
                <text:p>11.55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628">
                <text:p>0.628</text:p>
              </table:table-cell>
              <table:table-cell office:value-type="float" office:value="0.7">
                <text:p>0.7</text:p>
              </table:table-cell>
              <table:table-cell office:value-type="float" office:value="0.876">
                <text:p>0.876</text:p>
              </table:table-cell>
              <table:table-cell office:value-type="float" office:value="1.201">
                <text:p>1.201</text:p>
              </table:table-cell>
              <table:table-cell office:value-type="float" office:value="1.871">
                <text:p>1.871</text:p>
              </table:table-cell>
              <table:table-cell office:value-type="float" office:value="3.172">
                <text:p>3.172</text:p>
              </table:table-cell>
              <table:table-cell office:value-type="float" office:value="9.168">
                <text:p>9.16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565">
                <text:p>0.565</text:p>
              </table:table-cell>
              <table:table-cell office:value-type="float" office:value="0.601">
                <text:p>0.601</text:p>
              </table:table-cell>
              <table:table-cell office:value-type="float" office:value="0.672">
                <text:p>0.672</text:p>
              </table:table-cell>
              <table:table-cell office:value-type="float" office:value="0.831">
                <text:p>0.831</text:p>
              </table:table-cell>
              <table:table-cell office:value-type="float" office:value="1.233">
                <text:p>1.233</text:p>
              </table:table-cell>
              <table:table-cell office:value-type="float" office:value="2.019">
                <text:p>2.019</text:p>
              </table:table-cell>
              <table:table-cell office:value-type="float" office:value="6.929">
                <text:p>6.9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73">
                <text:p>0.573</text:p>
              </table:table-cell>
              <table:table-cell office:value-type="float" office:value="0.596">
                <text:p>0.596</text:p>
              </table:table-cell>
              <table:table-cell office:value-type="float" office:value="0.654">
                <text:p>0.654</text:p>
              </table:table-cell>
              <table:table-cell office:value-type="float" office:value="0.844">
                <text:p>0.844</text:p>
              </table:table-cell>
              <table:table-cell office:value-type="float" office:value="1.222">
                <text:p>1.222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7">
                <text:p>0.557</text:p>
              </table:table-cell>
              <table:table-cell office:value-type="float" office:value="0.565">
                <text:p>0.565</text:p>
              </table:table-cell>
              <table:table-cell office:value-type="float" office:value="0.612">
                <text:p>0.612</text:p>
              </table:table-cell>
              <table:table-cell office:value-type="float" office:value="0.717">
                <text:p>0.717</text:p>
              </table:table-cell>
              <table:table-cell office:value-type="float" office:value="2.498">
                <text:p>2.49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555">
                <text:p>0.555</text:p>
              </table:table-cell>
              <table:table-cell office:value-type="float" office:value="0.56">
                <text:p>0.56</text:p>
              </table:table-cell>
              <table:table-cell office:value-type="float" office:value="1.056">
                <text:p>1.0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255cm" svg:y="0.341cm" chart:style-name="ch2">
          <text:p>émotion contexte 3 classes moyenne</text:p>
        </chart:title>
        <chart:legend chart:legend-position="end" svg:x="16.699cm" svg:y="3.062cm" style:legend-expansion="high" chart:style-name="ch3"/>
        <chart:plot-area chart:style-name="ch4" table:cell-range-address="émotion.R49:émotion.R66 émotion.AC1:émotion.AJ1 émotion.AC49:émotion.AJ66" chart:data-source-has-labels="both" svg:x="1.365cm" svg:y="1.351cm" svg:width="14.97cm" svg:height="7.73cm">
          <chartooo:coordinate-region svg:x="1.997cm" svg:y="1.553cm" svg:width="14.242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émotion.R49:émotion.R66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C49:émotion.AC66" chart:label-cell-address="émotion.AC1:émotion.AC1" chart:class="chart:line">
            <chart:data-point chart:repeated="18"/>
          </chart:series>
          <chart:series chart:style-name="ch10" chart:values-cell-range-address="émotion.AD49:émotion.AD66" chart:label-cell-address="émotion.AD1:émotion.AD1" chart:class="chart:line">
            <chart:data-point chart:repeated="18"/>
          </chart:series>
          <chart:series chart:style-name="ch11" chart:values-cell-range-address="émotion.AE49:émotion.AE66" chart:label-cell-address="émotion.AE1:émotion.AE1" chart:class="chart:line">
            <chart:data-point chart:repeated="18"/>
          </chart:series>
          <chart:series chart:style-name="ch12" chart:values-cell-range-address="émotion.AF49:émotion.AF66" chart:label-cell-address="émotion.AF1:émotion.AF1" chart:class="chart:line">
            <chart:data-point chart:repeated="18"/>
          </chart:series>
          <chart:series chart:style-name="ch13" chart:values-cell-range-address="émotion.AG49:émotion.AG66" chart:label-cell-address="émotion.AG1:émotion.AG1" chart:class="chart:line">
            <chart:data-point chart:repeated="18"/>
          </chart:series>
          <chart:series chart:style-name="ch14" chart:values-cell-range-address="émotion.AH49:émotion.AH66" chart:label-cell-address="émotion.AH1:émotion.AH1" chart:class="chart:line">
            <chart:data-point chart:repeated="18"/>
          </chart:series>
          <chart:series chart:style-name="ch15" chart:values-cell-range-address="émotion.AI49:émotion.AI66" chart:label-cell-address="émotion.AI1:émotion.AI1" chart:class="chart:line">
            <chart:data-point chart:repeated="18"/>
          </chart:series>
          <chart:series chart:style-name="ch16" chart:values-cell-range-address="émotion.AJ49:émotion.AJ66" chart:label-cell-address="émotion.AJ1:émotion.AJ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C1:émotion.AC1</svg:desc>
                </draw:g>
              </table:table-cell>
              <table:table-cell office:value-type="string">
                <text:p>8</text:p>
                <draw:g>
                  <svg:desc>émotion.AD1:émotion.AD1</svg:desc>
                </draw:g>
              </table:table-cell>
              <table:table-cell office:value-type="string">
                <text:p>7</text:p>
                <draw:g>
                  <svg:desc>émotion.AE1:émotion.AE1</svg:desc>
                </draw:g>
              </table:table-cell>
              <table:table-cell office:value-type="string">
                <text:p>6</text:p>
                <draw:g>
                  <svg:desc>émotion.AF1:émotion.AF1</svg:desc>
                </draw:g>
              </table:table-cell>
              <table:table-cell office:value-type="string">
                <text:p>5</text:p>
                <draw:g>
                  <svg:desc>émotion.AG1:émotion.AG1</svg:desc>
                </draw:g>
              </table:table-cell>
              <table:table-cell office:value-type="string">
                <text:p>4</text:p>
                <draw:g>
                  <svg:desc>émotion.AH1:émotion.AH1</svg:desc>
                </draw:g>
              </table:table-cell>
              <table:table-cell office:value-type="string">
                <text:p>3</text:p>
                <draw:g>
                  <svg:desc>émotion.AI1:émotion.AI1</svg:desc>
                </draw:g>
              </table:table-cell>
              <table:table-cell office:value-type="string">
                <text:p>2</text:p>
                <draw:g>
                  <svg:desc>émotion.AJ1:émot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49:émotion.R66</svg:desc>
                </draw:g>
              </table:table-cell>
              <table:table-cell office:value-type="float" office:value="0">
                <text:p>0</text:p>
                <draw:g>
                  <svg:desc>émotion.AC49:émotion.AC66</svg:desc>
                </draw:g>
              </table:table-cell>
              <table:table-cell office:value-type="float" office:value="13.379">
                <text:p>13.379</text:p>
                <draw:g>
                  <svg:desc>émotion.AD49:émotion.AD66</svg:desc>
                </draw:g>
              </table:table-cell>
              <table:table-cell office:value-type="float" office:value="16.072">
                <text:p>16.072</text:p>
                <draw:g>
                  <svg:desc>émotion.AE49:émotion.AE66</svg:desc>
                </draw:g>
              </table:table-cell>
              <table:table-cell office:value-type="float" office:value="20.534">
                <text:p>20.534</text:p>
                <draw:g>
                  <svg:desc>émotion.AF49:émotion.AF66</svg:desc>
                </draw:g>
              </table:table-cell>
              <table:table-cell office:value-type="float" office:value="23.884">
                <text:p>23.884</text:p>
                <draw:g>
                  <svg:desc>émotion.AG49:émotion.AG66</svg:desc>
                </draw:g>
              </table:table-cell>
              <table:table-cell office:value-type="float" office:value="27.679">
                <text:p>27.679</text:p>
                <draw:g>
                  <svg:desc>émotion.AH49:émotion.AH66</svg:desc>
                </draw:g>
              </table:table-cell>
              <table:table-cell office:value-type="float" office:value="30.794">
                <text:p>30.794</text:p>
                <draw:g>
                  <svg:desc>émotion.AI49:émotion.AI66</svg:desc>
                </draw:g>
              </table:table-cell>
              <table:table-cell office:value-type="float" office:value="39.345">
                <text:p>39.345</text:p>
                <draw:g>
                  <svg:desc>émotion.AJ49:émotion.AJ6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134">
                <text:p>12.134</text:p>
              </table:table-cell>
              <table:table-cell office:value-type="float" office:value="14.563">
                <text:p>14.563</text:p>
              </table:table-cell>
              <table:table-cell office:value-type="float" office:value="18.977">
                <text:p>18.977</text:p>
              </table:table-cell>
              <table:table-cell office:value-type="float" office:value="22.034">
                <text:p>22.034</text:p>
              </table:table-cell>
              <table:table-cell office:value-type="float" office:value="26.014">
                <text:p>26.014</text:p>
              </table:table-cell>
              <table:table-cell office:value-type="float" office:value="28.901">
                <text:p>28.901</text:p>
              </table:table-cell>
              <table:table-cell office:value-type="float" office:value="37.42">
                <text:p>37.4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0.412">
                <text:p>10.412</text:p>
              </table:table-cell>
              <table:table-cell office:value-type="float" office:value="12.936">
                <text:p>12.936</text:p>
              </table:table-cell>
              <table:table-cell office:value-type="float" office:value="16.275">
                <text:p>16.275</text:p>
              </table:table-cell>
              <table:table-cell office:value-type="float" office:value="19.796">
                <text:p>19.796</text:p>
              </table:table-cell>
              <table:table-cell office:value-type="float" office:value="22.851">
                <text:p>22.851</text:p>
              </table:table-cell>
              <table:table-cell office:value-type="float" office:value="26.08">
                <text:p>26.08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021">
                <text:p>9.021</text:p>
              </table:table-cell>
              <table:table-cell office:value-type="float" office:value="11.276">
                <text:p>11.276</text:p>
              </table:table-cell>
              <table:table-cell office:value-type="float" office:value="14.116">
                <text:p>14.116</text:p>
              </table:table-cell>
              <table:table-cell office:value-type="float" office:value="17.414">
                <text:p>17.414</text:p>
              </table:table-cell>
              <table:table-cell office:value-type="float" office:value="20.16">
                <text:p>20.16</text:p>
              </table:table-cell>
              <table:table-cell office:value-type="float" office:value="23.236">
                <text:p>23.236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258">
                <text:p>7.258</text:p>
              </table:table-cell>
              <table:table-cell office:value-type="float" office:value="9.208">
                <text:p>9.208</text:p>
              </table:table-cell>
              <table:table-cell office:value-type="float" office:value="11.646">
                <text:p>11.646</text:p>
              </table:table-cell>
              <table:table-cell office:value-type="float" office:value="14.628">
                <text:p>14.628</text:p>
              </table:table-cell>
              <table:table-cell office:value-type="float" office:value="17.301">
                <text:p>17.301</text:p>
              </table:table-cell>
              <table:table-cell office:value-type="float" office:value="20.171">
                <text:p>20.171</text:p>
              </table:table-cell>
              <table:table-cell office:value-type="float" office:value="28.842">
                <text:p>28.8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72">
                <text:p>5.72</text:p>
              </table:table-cell>
              <table:table-cell office:value-type="float" office:value="7.329">
                <text:p>7.329</text:p>
              </table:table-cell>
              <table:table-cell office:value-type="float" office:value="9.483">
                <text:p>9.483</text:p>
              </table:table-cell>
              <table:table-cell office:value-type="float" office:value="12.021">
                <text:p>12.021</text:p>
              </table:table-cell>
              <table:table-cell office:value-type="float" office:value="14.596">
                <text:p>14.596</text:p>
              </table:table-cell>
              <table:table-cell office:value-type="float" office:value="17.281">
                <text:p>17.281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395">
                <text:p>4.395</text:p>
              </table:table-cell>
              <table:table-cell office:value-type="float" office:value="5.675">
                <text:p>5.675</text:p>
              </table:table-cell>
              <table:table-cell office:value-type="float" office:value="7.496">
                <text:p>7.496</text:p>
              </table:table-cell>
              <table:table-cell office:value-type="float" office:value="9.67">
                <text:p>9.67</text:p>
              </table:table-cell>
              <table:table-cell office:value-type="float" office:value="12.17">
                <text:p>12.17</text:p>
              </table:table-cell>
              <table:table-cell office:value-type="float" office:value="14.594">
                <text:p>14.594</text:p>
              </table:table-cell>
              <table:table-cell office:value-type="float" office:value="23.329">
                <text:p>23.3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994">
                <text:p>2.994</text:p>
              </table:table-cell>
              <table:table-cell office:value-type="float" office:value="3.998">
                <text:p>3.998</text:p>
              </table:table-cell>
              <table:table-cell office:value-type="float" office:value="5.519">
                <text:p>5.519</text:p>
              </table:table-cell>
              <table:table-cell office:value-type="float" office:value="7.374">
                <text:p>7.374</text:p>
              </table:table-cell>
              <table:table-cell office:value-type="float" office:value="9.688">
                <text:p>9.688</text:p>
              </table:table-cell>
              <table:table-cell office:value-type="float" office:value="11.837">
                <text:p>11.837</text:p>
              </table:table-cell>
              <table:table-cell office:value-type="float" office:value="20.545">
                <text:p>20.54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086">
                <text:p>2.086</text:p>
              </table:table-cell>
              <table:table-cell office:value-type="float" office:value="2.871">
                <text:p>2.871</text:p>
              </table:table-cell>
              <table:table-cell office:value-type="float" office:value="4.159">
                <text:p>4.159</text:p>
              </table:table-cell>
              <table:table-cell office:value-type="float" office:value="5.595">
                <text:p>5.595</text:p>
              </table:table-cell>
              <table:table-cell office:value-type="float" office:value="7.739">
                <text:p>7.739</text:p>
              </table:table-cell>
              <table:table-cell office:value-type="float" office:value="9.609">
                <text:p>9.609</text:p>
              </table:table-cell>
              <table:table-cell office:value-type="float" office:value="18.055">
                <text:p>18.05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328">
                <text:p>1.328</text:p>
              </table:table-cell>
              <table:table-cell office:value-type="float" office:value="1.886">
                <text:p>1.886</text:p>
              </table:table-cell>
              <table:table-cell office:value-type="float" office:value="2.854">
                <text:p>2.854</text:p>
              </table:table-cell>
              <table:table-cell office:value-type="float" office:value="4.006">
                <text:p>4.006</text:p>
              </table:table-cell>
              <table:table-cell office:value-type="float" office:value="5.933">
                <text:p>5.933</text:p>
              </table:table-cell>
              <table:table-cell office:value-type="float" office:value="7.551">
                <text:p>7.551</text:p>
              </table:table-cell>
              <table:table-cell office:value-type="float" office:value="15.614">
                <text:p>15.61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34">
                <text:p>0.834</text:p>
              </table:table-cell>
              <table:table-cell office:value-type="float" office:value="1.227">
                <text:p>1.227</text:p>
              </table:table-cell>
              <table:table-cell office:value-type="float" office:value="1.929">
                <text:p>1.929</text:p>
              </table:table-cell>
              <table:table-cell office:value-type="float" office:value="2.762">
                <text:p>2.762</text:p>
              </table:table-cell>
              <table:table-cell office:value-type="float" office:value="4.392">
                <text:p>4.392</text:p>
              </table:table-cell>
              <table:table-cell office:value-type="float" office:value="5.712">
                <text:p>5.71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699">
                <text:p>0.699</text:p>
              </table:table-cell>
              <table:table-cell office:value-type="float" office:value="1.139">
                <text:p>1.139</text:p>
              </table:table-cell>
              <table:table-cell office:value-type="float" office:value="1.762">
                <text:p>1.762</text:p>
              </table:table-cell>
              <table:table-cell office:value-type="float" office:value="3.068">
                <text:p>3.068</text:p>
              </table:table-cell>
              <table:table-cell office:value-type="float" office:value="4.156">
                <text:p>4.156</text:p>
              </table:table-cell>
              <table:table-cell office:value-type="float" office:value="11.153">
                <text:p>11.15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  <table:table-cell office:value-type="float" office:value="0.309">
                <text:p>0.309</text:p>
              </table:table-cell>
              <table:table-cell office:value-type="float" office:value="0.558">
                <text:p>0.558</text:p>
              </table:table-cell>
              <table:table-cell office:value-type="float" office:value="0.939">
                <text:p>0.939</text:p>
              </table:table-cell>
              <table:table-cell office:value-type="float" office:value="1.942">
                <text:p>1.942</text:p>
              </table:table-cell>
              <table:table-cell office:value-type="float" office:value="2.749">
                <text:p>2.749</text:p>
              </table:table-cell>
              <table:table-cell office:value-type="float" office:value="9.034">
                <text:p>9.03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123">
                <text:p>0.123</text:p>
              </table:table-cell>
              <table:table-cell office:value-type="float" office:value="0.287">
                <text:p>0.287</text:p>
              </table:table-cell>
              <table:table-cell office:value-type="float" office:value="0.526">
                <text:p>0.526</text:p>
              </table:table-cell>
              <table:table-cell office:value-type="float" office:value="1.261">
                <text:p>1.261</text:p>
              </table:table-cell>
              <table:table-cell office:value-type="float" office:value="1.784">
                <text:p>1.784</text:p>
              </table:table-cell>
              <table:table-cell office:value-type="float" office:value="7.116">
                <text:p>7.11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  <table:table-cell office:value-type="float" office:value="0.109">
                <text:p>0.109</text:p>
              </table:table-cell>
              <table:table-cell office:value-type="float" office:value="0.199">
                <text:p>0.199</text:p>
              </table:table-cell>
              <table:table-cell office:value-type="float" office:value="0.627">
                <text:p>0.627</text:p>
              </table:table-cell>
              <table:table-cell office:value-type="float" office:value="0.929">
                <text:p>0.929</text:p>
              </table:table-cell>
              <table:table-cell office:value-type="float" office:value="5.001">
                <text:p>5.00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48">
                <text:p>0.048</text:p>
              </table:table-cell>
              <table:table-cell office:value-type="float" office:value="0.234">
                <text:p>0.234</text:p>
              </table:table-cell>
              <table:table-cell office:value-type="float" office:value="0.391">
                <text:p>0.391</text:p>
              </table:table-cell>
              <table:table-cell office:value-type="float" office:value="3.257">
                <text:p>3.25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78">
                <text:p>0.078</text:p>
              </table:table-cell>
              <table:table-cell office:value-type="float" office:value="0.136">
                <text:p>0.136</text:p>
              </table:table-cell>
              <table:table-cell office:value-type="float" office:value="1.835">
                <text:p>1.83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">
                <text:p>0.01</text:p>
              </table:table-cell>
              <table:table-cell office:value-type="float" office:value="0.019">
                <text:p>0.019</text:p>
              </table:table-cell>
              <table:table-cell office:value-type="float" office:value="0.696">
                <text:p>0.69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73cm" svg:height="10.279cm" xlink:href=".." xlink:type="simple" chart:class="chart:line" chart:style-name="ch1">
        <chart:title svg:x="5.211cm" svg:y="0.341cm" chart:style-name="ch2">
          <text:p>émotion contexte 3 classes écart type</text:p>
        </chart:title>
        <chart:legend chart:legend-position="end" svg:x="16.738cm" svg:y="3.073cm" style:legend-expansion="high" chart:style-name="ch3"/>
        <chart:plot-area chart:style-name="ch4" table:cell-range-address="émotion.R49:émotion.R66 émotion.AL1:émotion.AS1 émotion.AL49:émotion.AS66" chart:data-source-has-labels="both" svg:x="1.366cm" svg:y="1.351cm" svg:width="15.007cm" svg:height="7.752cm">
          <chartooo:coordinate-region svg:x="2.104cm" svg:y="1.553cm" svg:width="14.172cm" svg:height="6.897cm"/>
          <chart:axis chart:dimension="x" chart:name="primary-x" chart:style-name="ch5" chartooo:axis-type="auto">
            <chartooo:date-scale/>
            <chart:title svg:x="8.388cm" svg:y="9.308cm" chart:style-name="ch6">
              <text:p>kappa</text:p>
            </chart:title>
            <chart:categories table:cell-range-address="émotion.R49:émotion.R66"/>
            <chart:grid chart:style-name="ch7" chart:class="major"/>
          </chart:axis>
          <chart:axis chart:dimension="y" chart:name="primary-y" chart:style-name="ch5">
            <chart:title svg:x="0.451cm" svg:y="5.972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L49:émotion.AL66" chart:label-cell-address="émotion.AL1:émotion.AL1" chart:class="chart:line">
            <chart:data-point chart:repeated="18"/>
          </chart:series>
          <chart:series chart:style-name="ch10" chart:values-cell-range-address="émotion.AM49:émotion.AM66" chart:label-cell-address="émotion.AM1:émotion.AM1" chart:class="chart:line">
            <chart:data-point chart:repeated="18"/>
          </chart:series>
          <chart:series chart:style-name="ch11" chart:values-cell-range-address="émotion.AN49:émotion.AN66" chart:label-cell-address="émotion.AN1:émotion.AN1" chart:class="chart:line">
            <chart:data-point chart:repeated="18"/>
          </chart:series>
          <chart:series chart:style-name="ch12" chart:values-cell-range-address="émotion.AO49:émotion.AO66" chart:label-cell-address="émotion.AO1:émotion.AO1" chart:class="chart:line">
            <chart:data-point chart:repeated="18"/>
          </chart:series>
          <chart:series chart:style-name="ch13" chart:values-cell-range-address="émotion.AP49:émotion.AP66" chart:label-cell-address="émotion.AP1:émotion.AP1" chart:class="chart:line">
            <chart:data-point chart:repeated="18"/>
          </chart:series>
          <chart:series chart:style-name="ch14" chart:values-cell-range-address="émotion.AQ49:émotion.AQ66" chart:label-cell-address="émotion.AQ1:émotion.AQ1" chart:class="chart:line">
            <chart:data-point chart:repeated="18"/>
          </chart:series>
          <chart:series chart:style-name="ch15" chart:values-cell-range-address="émotion.AR49:émotion.AR66" chart:label-cell-address="émotion.AR1:émotion.AR1" chart:class="chart:line">
            <chart:data-point chart:repeated="18"/>
          </chart:series>
          <chart:series chart:style-name="ch16" chart:values-cell-range-address="émotion.AS49:émotion.AS66" chart:label-cell-address="émotion.AS1:émotion.AS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L1:émotion.AL1</svg:desc>
                </draw:g>
              </table:table-cell>
              <table:table-cell office:value-type="string">
                <text:p>8</text:p>
                <draw:g>
                  <svg:desc>émotion.AM1:émotion.AM1</svg:desc>
                </draw:g>
              </table:table-cell>
              <table:table-cell office:value-type="string">
                <text:p>7</text:p>
                <draw:g>
                  <svg:desc>émotion.AN1:émotion.AN1</svg:desc>
                </draw:g>
              </table:table-cell>
              <table:table-cell office:value-type="string">
                <text:p>6</text:p>
                <draw:g>
                  <svg:desc>émotion.AO1:émotion.AO1</svg:desc>
                </draw:g>
              </table:table-cell>
              <table:table-cell office:value-type="string">
                <text:p>5</text:p>
                <draw:g>
                  <svg:desc>émotion.AP1:émotion.AP1</svg:desc>
                </draw:g>
              </table:table-cell>
              <table:table-cell office:value-type="string">
                <text:p>4</text:p>
                <draw:g>
                  <svg:desc>émotion.AQ1:émotion.AQ1</svg:desc>
                </draw:g>
              </table:table-cell>
              <table:table-cell office:value-type="string">
                <text:p>3</text:p>
                <draw:g>
                  <svg:desc>émotion.AR1:émotion.AR1</svg:desc>
                </draw:g>
              </table:table-cell>
              <table:table-cell office:value-type="string">
                <text:p>2</text:p>
                <draw:g>
                  <svg:desc>émotion.AS1:émot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49:émotion.R66</svg:desc>
                </draw:g>
              </table:table-cell>
              <table:table-cell office:value-type="float" office:value="0">
                <text:p>0</text:p>
                <draw:g>
                  <svg:desc>émotion.AL49:émotion.AL66</svg:desc>
                </draw:g>
              </table:table-cell>
              <table:table-cell office:value-type="float" office:value="1.793">
                <text:p>1.793</text:p>
                <draw:g>
                  <svg:desc>émotion.AM49:émotion.AM66</svg:desc>
                </draw:g>
              </table:table-cell>
              <table:table-cell office:value-type="float" office:value="1.398">
                <text:p>1.398</text:p>
                <draw:g>
                  <svg:desc>émotion.AN49:émotion.AN66</svg:desc>
                </draw:g>
              </table:table-cell>
              <table:table-cell office:value-type="float" office:value="1.247">
                <text:p>1.247</text:p>
                <draw:g>
                  <svg:desc>émotion.AO49:émotion.AO66</svg:desc>
                </draw:g>
              </table:table-cell>
              <table:table-cell office:value-type="float" office:value="1.038">
                <text:p>1.038</text:p>
                <draw:g>
                  <svg:desc>émotion.AP49:émotion.AP66</svg:desc>
                </draw:g>
              </table:table-cell>
              <table:table-cell office:value-type="float" office:value="1.068">
                <text:p>1.068</text:p>
                <draw:g>
                  <svg:desc>émotion.AQ49:émotion.AQ66</svg:desc>
                </draw:g>
              </table:table-cell>
              <table:table-cell office:value-type="float" office:value="0.79">
                <text:p>0.79</text:p>
                <draw:g>
                  <svg:desc>émotion.AR49:émotion.AR66</svg:desc>
                </draw:g>
              </table:table-cell>
              <table:table-cell office:value-type="float" office:value="0.547">
                <text:p>0.547</text:p>
                <draw:g>
                  <svg:desc>émotion.AS49:émotion.AS66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509">
                <text:p>1.509</text:p>
              </table:table-cell>
              <table:table-cell office:value-type="float" office:value="1.312">
                <text:p>1.312</text:p>
              </table:table-cell>
              <table:table-cell office:value-type="float" office:value="1.397">
                <text:p>1.397</text:p>
              </table:table-cell>
              <table:table-cell office:value-type="float" office:value="1.208">
                <text:p>1.208</text:p>
              </table:table-cell>
              <table:table-cell office:value-type="float" office:value="1.296">
                <text:p>1.296</text:p>
              </table:table-cell>
              <table:table-cell office:value-type="float" office:value="1.099">
                <text:p>1.0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99">
                <text:p>1.499</text:p>
              </table:table-cell>
              <table:table-cell office:value-type="float" office:value="1.363">
                <text:p>1.363</text:p>
              </table:table-cell>
              <table:table-cell office:value-type="float" office:value="1.431">
                <text:p>1.431</text:p>
              </table:table-cell>
              <table:table-cell office:value-type="float" office:value="1.294">
                <text:p>1.294</text:p>
              </table:table-cell>
              <table:table-cell office:value-type="float" office:value="1.367">
                <text:p>1.367</text:p>
              </table:table-cell>
              <table:table-cell office:value-type="float" office:value="1.244">
                <text:p>1.244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239">
                <text:p>1.239</text:p>
              </table:table-cell>
              <table:table-cell office:value-type="float" office:value="1.115">
                <text:p>1.115</text:p>
              </table:table-cell>
              <table:table-cell office:value-type="float" office:value="1.203">
                <text:p>1.203</text:p>
              </table:table-cell>
              <table:table-cell office:value-type="float" office:value="1.177">
                <text:p>1.177</text:p>
              </table:table-cell>
              <table:table-cell office:value-type="float" office:value="1.144">
                <text:p>1.144</text:p>
              </table:table-cell>
              <table:table-cell office:value-type="float" office:value="1.063">
                <text:p>1.06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267">
                <text:p>1.267</text:p>
              </table:table-cell>
              <table:table-cell office:value-type="float" office:value="1.199">
                <text:p>1.199</text:p>
              </table:table-cell>
              <table:table-cell office:value-type="float" office:value="1.269">
                <text:p>1.269</text:p>
              </table:table-cell>
              <table:table-cell office:value-type="float" office:value="1.29">
                <text:p>1.29</text:p>
              </table:table-cell>
              <table:table-cell office:value-type="float" office:value="1.242">
                <text:p>1.242</text:p>
              </table:table-cell>
              <table:table-cell office:value-type="float" office:value="1.238">
                <text:p>1.238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151">
                <text:p>1.151</text:p>
              </table:table-cell>
              <table:table-cell office:value-type="float" office:value="1.173">
                <text:p>1.173</text:p>
              </table:table-cell>
              <table:table-cell office:value-type="float" office:value="1.225">
                <text:p>1.225</text:p>
              </table:table-cell>
              <table:table-cell office:value-type="float" office:value="1.224">
                <text:p>1.224</text:p>
              </table:table-cell>
              <table:table-cell office:value-type="float" office:value="1.187">
                <text:p>1.187</text:p>
              </table:table-cell>
              <table:table-cell office:value-type="float" office:value="1.151">
                <text:p>1.151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129">
                <text:p>1.129</text:p>
              </table:table-cell>
              <table:table-cell office:value-type="float" office:value="1.025">
                <text:p>1.025</text:p>
              </table:table-cell>
              <table:table-cell office:value-type="float" office:value="1.136">
                <text:p>1.136</text:p>
              </table:table-cell>
              <table:table-cell office:value-type="float" office:value="1.168">
                <text:p>1.168</text:p>
              </table:table-cell>
              <table:table-cell office:value-type="float" office:value="1.099">
                <text:p>1.099</text:p>
              </table:table-cell>
              <table:table-cell office:value-type="float" office:value="1.107">
                <text:p>1.107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018">
                <text:p>1.018</text:p>
              </table:table-cell>
              <table:table-cell office:value-type="float" office:value="1.015">
                <text:p>1.015</text:p>
              </table:table-cell>
              <table:table-cell office:value-type="float" office:value="1.119">
                <text:p>1.119</text:p>
              </table:table-cell>
              <table:table-cell office:value-type="float" office:value="1.14">
                <text:p>1.14</text:p>
              </table:table-cell>
              <table:table-cell office:value-type="float" office:value="1.124">
                <text:p>1.124</text:p>
              </table:table-cell>
              <table:table-cell office:value-type="float" office:value="1.089">
                <text:p>1.08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924">
                <text:p>0.924</text:p>
              </table:table-cell>
              <table:table-cell office:value-type="float" office:value="1.016">
                <text:p>1.016</text:p>
              </table:table-cell>
              <table:table-cell office:value-type="float" office:value="1.019">
                <text:p>1.019</text:p>
              </table:table-cell>
              <table:table-cell office:value-type="float" office:value="1.05">
                <text:p>1.05</text:p>
              </table:table-cell>
              <table:table-cell office:value-type="float" office:value="1.033">
                <text:p>1.033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603">
                <text:p>0.603</text:p>
              </table:table-cell>
              <table:table-cell office:value-type="float" office:value="0.639">
                <text:p>0.639</text:p>
              </table:table-cell>
              <table:table-cell office:value-type="float" office:value="0.741">
                <text:p>0.741</text:p>
              </table:table-cell>
              <table:table-cell office:value-type="float" office:value="0.764">
                <text:p>0.764</text:p>
              </table:table-cell>
              <table:table-cell office:value-type="float" office:value="0.808">
                <text:p>0.80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69">
                <text:p>0.469</text:p>
              </table:table-cell>
              <table:table-cell office:value-type="float" office:value="0.484">
                <text:p>0.484</text:p>
              </table:table-cell>
              <table:table-cell office:value-type="float" office:value="0.599">
                <text:p>0.599</text:p>
              </table:table-cell>
              <table:table-cell office:value-type="float" office:value="0.619">
                <text:p>0.619</text:p>
              </table:table-cell>
              <table:table-cell office:value-type="float" office:value="0.692">
                <text:p>0.692</text:p>
              </table:table-cell>
              <table:table-cell office:value-type="float" office:value="0.708">
                <text:p>0.70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78">
                <text:p>0.378</text:p>
              </table:table-cell>
              <table:table-cell office:value-type="float" office:value="0.42">
                <text:p>0.42</text:p>
              </table:table-cell>
              <table:table-cell office:value-type="float" office:value="0.416">
                <text:p>0.416</text:p>
              </table:table-cell>
              <table:table-cell office:value-type="float" office:value="0.487">
                <text:p>0.487</text:p>
              </table:table-cell>
              <table:table-cell office:value-type="float" office:value="0.577">
                <text:p>0.577</text:p>
              </table:table-cell>
              <table:table-cell office:value-type="float" office:value="0.615">
                <text:p>0.615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279">
                <text:p>0.279</text:p>
              </table:table-cell>
              <table:table-cell office:value-type="float" office:value="0.37">
                <text:p>0.37</text:p>
              </table:table-cell>
              <table:table-cell office:value-type="float" office:value="0.425">
                <text:p>0.425</text:p>
              </table:table-cell>
              <table:table-cell office:value-type="float" office:value="0.555">
                <text:p>0.555</text:p>
              </table:table-cell>
              <table:table-cell office:value-type="float" office:value="0.612">
                <text:p>0.612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21">
                <text:p>0.121</text:p>
              </table:table-cell>
              <table:table-cell office:value-type="float" office:value="0.136">
                <text:p>0.136</text:p>
              </table:table-cell>
              <table:table-cell office:value-type="float" office:value="0.194">
                <text:p>0.194</text:p>
              </table:table-cell>
              <table:table-cell office:value-type="float" office:value="0.26">
                <text:p>0.26</text:p>
              </table:table-cell>
              <table:table-cell office:value-type="float" office:value="0.338">
                <text:p>0.338</text:p>
              </table:table-cell>
              <table:table-cell office:value-type="float" office:value="0.397">
                <text:p>0.39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  <table:table-cell office:value-type="float" office:value="0.115">
                <text:p>0.115</text:p>
              </table:table-cell>
              <table:table-cell office:value-type="float" office:value="0.135">
                <text:p>0.135</text:p>
              </table:table-cell>
              <table:table-cell office:value-type="float" office:value="0.167">
                <text:p>0.167</text:p>
              </table:table-cell>
              <table:table-cell office:value-type="float" office:value="0.244">
                <text:p>0.244</text:p>
              </table:table-cell>
              <table:table-cell office:value-type="float" office:value="0.292">
                <text:p>0.292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2">
                <text:p>0.062</text:p>
              </table:table-cell>
              <table:table-cell office:value-type="float" office:value="0.127">
                <text:p>0.127</text:p>
              </table:table-cell>
              <table:table-cell office:value-type="float" office:value="0.156">
                <text:p>0.15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64">
                <text:p>0.064</text:p>
              </table:table-cell>
              <table:table-cell office:value-type="float" office:value="0.087">
                <text:p>0.08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  <table:table-cell office:value-type="float" office:value="0.202">
                <text:p>0.20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255cm" svg:y="0.341cm" chart:style-name="ch2">
          <text:p>émotion contexte 5 classes moyenne</text:p>
        </chart:title>
        <chart:legend chart:legend-position="end" svg:x="16.699cm" svg:y="3.062cm" style:legend-expansion="high" chart:style-name="ch3"/>
        <chart:plot-area chart:style-name="ch4" table:cell-range-address="émotion.R69:émotion.R88 émotion.AC1:émotion.AJ1 émotion.AC69:émotion.AJ88" chart:data-source-has-labels="both" svg:x="1.365cm" svg:y="1.351cm" svg:width="14.97cm" svg:height="7.73cm">
          <chartooo:coordinate-region svg:x="1.997cm" svg:y="1.553cm" svg:width="14.242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émotion.R69:émotion.R88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C69:émotion.AC88" chart:label-cell-address="émotion.AC1:émotion.AC1" chart:class="chart:line">
            <chart:data-point chart:repeated="20"/>
          </chart:series>
          <chart:series chart:style-name="ch10" chart:values-cell-range-address="émotion.AD69:émotion.AD88" chart:label-cell-address="émotion.AD1:émotion.AD1" chart:class="chart:line">
            <chart:data-point chart:repeated="20"/>
          </chart:series>
          <chart:series chart:style-name="ch11" chart:values-cell-range-address="émotion.AE69:émotion.AE88" chart:label-cell-address="émotion.AE1:émotion.AE1" chart:class="chart:line">
            <chart:data-point chart:repeated="20"/>
          </chart:series>
          <chart:series chart:style-name="ch12" chart:values-cell-range-address="émotion.AF69:émotion.AF88" chart:label-cell-address="émotion.AF1:émotion.AF1" chart:class="chart:line">
            <chart:data-point chart:repeated="20"/>
          </chart:series>
          <chart:series chart:style-name="ch13" chart:values-cell-range-address="émotion.AG69:émotion.AG88" chart:label-cell-address="émotion.AG1:émotion.AG1" chart:class="chart:line">
            <chart:data-point chart:repeated="20"/>
          </chart:series>
          <chart:series chart:style-name="ch14" chart:values-cell-range-address="émotion.AH69:émotion.AH88" chart:label-cell-address="émotion.AH1:émotion.AH1" chart:class="chart:line">
            <chart:data-point chart:repeated="20"/>
          </chart:series>
          <chart:series chart:style-name="ch15" chart:values-cell-range-address="émotion.AI69:émotion.AI88" chart:label-cell-address="émotion.AI1:émotion.AI1" chart:class="chart:line">
            <chart:data-point chart:repeated="20"/>
          </chart:series>
          <chart:series chart:style-name="ch16" chart:values-cell-range-address="émotion.AJ69:émotion.AJ88" chart:label-cell-address="émotion.AJ1:émotion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C1:émotion.AC1</svg:desc>
                </draw:g>
              </table:table-cell>
              <table:table-cell office:value-type="string">
                <text:p>8</text:p>
                <draw:g>
                  <svg:desc>émotion.AD1:émotion.AD1</svg:desc>
                </draw:g>
              </table:table-cell>
              <table:table-cell office:value-type="string">
                <text:p>7</text:p>
                <draw:g>
                  <svg:desc>émotion.AE1:émotion.AE1</svg:desc>
                </draw:g>
              </table:table-cell>
              <table:table-cell office:value-type="string">
                <text:p>6</text:p>
                <draw:g>
                  <svg:desc>émotion.AF1:émotion.AF1</svg:desc>
                </draw:g>
              </table:table-cell>
              <table:table-cell office:value-type="string">
                <text:p>5</text:p>
                <draw:g>
                  <svg:desc>émotion.AG1:émotion.AG1</svg:desc>
                </draw:g>
              </table:table-cell>
              <table:table-cell office:value-type="string">
                <text:p>4</text:p>
                <draw:g>
                  <svg:desc>émotion.AH1:émotion.AH1</svg:desc>
                </draw:g>
              </table:table-cell>
              <table:table-cell office:value-type="string">
                <text:p>3</text:p>
                <draw:g>
                  <svg:desc>émotion.AI1:émotion.AI1</svg:desc>
                </draw:g>
              </table:table-cell>
              <table:table-cell office:value-type="string">
                <text:p>2</text:p>
                <draw:g>
                  <svg:desc>émotion.AJ1:émot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69:émotion.R88</svg:desc>
                </draw:g>
              </table:table-cell>
              <table:table-cell office:value-type="float" office:value="0">
                <text:p>0</text:p>
                <draw:g>
                  <svg:desc>émotion.AC69:émotion.AC88</svg:desc>
                </draw:g>
              </table:table-cell>
              <table:table-cell office:value-type="float" office:value="21.932">
                <text:p>21.932</text:p>
                <draw:g>
                  <svg:desc>émotion.AD69:émotion.AD88</svg:desc>
                </draw:g>
              </table:table-cell>
              <table:table-cell office:value-type="float" office:value="28.825">
                <text:p>28.825</text:p>
                <draw:g>
                  <svg:desc>émotion.AE69:émotion.AE88</svg:desc>
                </draw:g>
              </table:table-cell>
              <table:table-cell office:value-type="float" office:value="34.399">
                <text:p>34.399</text:p>
                <draw:g>
                  <svg:desc>émotion.AF69:émotion.AF88</svg:desc>
                </draw:g>
              </table:table-cell>
              <table:table-cell office:value-type="float" office:value="38.6">
                <text:p>38.6</text:p>
                <draw:g>
                  <svg:desc>émotion.AG69:émotion.AG88</svg:desc>
                </draw:g>
              </table:table-cell>
              <table:table-cell office:value-type="float" office:value="43.324">
                <text:p>43.324</text:p>
                <draw:g>
                  <svg:desc>émotion.AH69:émotion.AH88</svg:desc>
                </draw:g>
              </table:table-cell>
              <table:table-cell office:value-type="float" office:value="50.121">
                <text:p>50.121</text:p>
                <draw:g>
                  <svg:desc>émotion.AI69:émotion.AI88</svg:desc>
                </draw:g>
              </table:table-cell>
              <table:table-cell office:value-type="float" office:value="57.046">
                <text:p>57.046</text:p>
                <draw:g>
                  <svg:desc>émotion.AJ69:émotion.AJ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8.201">
                <text:p>18.201</text:p>
              </table:table-cell>
              <table:table-cell office:value-type="float" office:value="24.249">
                <text:p>24.249</text:p>
              </table:table-cell>
              <table:table-cell office:value-type="float" office:value="29.281">
                <text:p>29.281</text:p>
              </table:table-cell>
              <table:table-cell office:value-type="float" office:value="33.337">
                <text:p>33.337</text:p>
              </table:table-cell>
              <table:table-cell office:value-type="float" office:value="38.06">
                <text:p>38.06</text:p>
              </table:table-cell>
              <table:table-cell office:value-type="float" office:value="44.973">
                <text:p>44.973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4.395">
                <text:p>14.395</text:p>
              </table:table-cell>
              <table:table-cell office:value-type="float" office:value="19.38">
                <text:p>19.38</text:p>
              </table:table-cell>
              <table:table-cell office:value-type="float" office:value="23.988">
                <text:p>23.988</text:p>
              </table:table-cell>
              <table:table-cell office:value-type="float" office:value="27.847">
                <text:p>27.847</text:p>
              </table:table-cell>
              <table:table-cell office:value-type="float" office:value="32.394">
                <text:p>32.394</text:p>
              </table:table-cell>
              <table:table-cell office:value-type="float" office:value="39.317">
                <text:p>39.317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1.087">
                <text:p>11.087</text:p>
              </table:table-cell>
              <table:table-cell office:value-type="float" office:value="15.263">
                <text:p>15.263</text:p>
              </table:table-cell>
              <table:table-cell office:value-type="float" office:value="19.126">
                <text:p>19.126</text:p>
              </table:table-cell>
              <table:table-cell office:value-type="float" office:value="22.79">
                <text:p>22.79</text:p>
              </table:table-cell>
              <table:table-cell office:value-type="float" office:value="27.104">
                <text:p>27.104</text:p>
              </table:table-cell>
              <table:table-cell office:value-type="float" office:value="33.892">
                <text:p>33.892</text:p>
              </table:table-cell>
              <table:table-cell office:value-type="float" office:value="43.868">
                <text:p>43.86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8.571">
                <text:p>8.571</text:p>
              </table:table-cell>
              <table:table-cell office:value-type="float" office:value="11.883">
                <text:p>11.883</text:p>
              </table:table-cell>
              <table:table-cell office:value-type="float" office:value="15.228">
                <text:p>15.228</text:p>
              </table:table-cell>
              <table:table-cell office:value-type="float" office:value="18.592">
                <text:p>18.592</text:p>
              </table:table-cell>
              <table:table-cell office:value-type="float" office:value="22.7">
                <text:p>22.7</text:p>
              </table:table-cell>
              <table:table-cell office:value-type="float" office:value="29.264">
                <text:p>29.264</text:p>
              </table:table-cell>
              <table:table-cell office:value-type="float" office:value="39.754">
                <text:p>39.75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441">
                <text:p>6.441</text:p>
              </table:table-cell>
              <table:table-cell office:value-type="float" office:value="9.034">
                <text:p>9.034</text:p>
              </table:table-cell>
              <table:table-cell office:value-type="float" office:value="11.939">
                <text:p>11.939</text:p>
              </table:table-cell>
              <table:table-cell office:value-type="float" office:value="15.005">
                <text:p>15.005</text:p>
              </table:table-cell>
              <table:table-cell office:value-type="float" office:value="18.839">
                <text:p>18.839</text:p>
              </table:table-cell>
              <table:table-cell office:value-type="float" office:value="24.99">
                <text:p>24.99</text:p>
              </table:table-cell>
              <table:table-cell office:value-type="float" office:value="36.071">
                <text:p>36.07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4.729">
                <text:p>4.729</text:p>
              </table:table-cell>
              <table:table-cell office:value-type="float" office:value="6.713">
                <text:p>6.713</text:p>
              </table:table-cell>
              <table:table-cell office:value-type="float" office:value="9.118">
                <text:p>9.118</text:p>
              </table:table-cell>
              <table:table-cell office:value-type="float" office:value="11.809">
                <text:p>11.809</text:p>
              </table:table-cell>
              <table:table-cell office:value-type="float" office:value="15.262">
                <text:p>15.262</text:p>
              </table:table-cell>
              <table:table-cell office:value-type="float" office:value="21.038">
                <text:p>21.038</text:p>
              </table:table-cell>
              <table:table-cell office:value-type="float" office:value="32.442">
                <text:p>32.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3.495">
                <text:p>3.495</text:p>
              </table:table-cell>
              <table:table-cell office:value-type="float" office:value="4.917">
                <text:p>4.917</text:p>
              </table:table-cell>
              <table:table-cell office:value-type="float" office:value="6.816">
                <text:p>6.816</text:p>
              </table:table-cell>
              <table:table-cell office:value-type="float" office:value="9.117">
                <text:p>9.117</text:p>
              </table:table-cell>
              <table:table-cell office:value-type="float" office:value="12.243">
                <text:p>12.243</text:p>
              </table:table-cell>
              <table:table-cell office:value-type="float" office:value="17.525">
                <text:p>17.525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.634">
                <text:p>2.634</text:p>
              </table:table-cell>
              <table:table-cell office:value-type="float" office:value="3.749">
                <text:p>3.749</text:p>
              </table:table-cell>
              <table:table-cell office:value-type="float" office:value="5.18">
                <text:p>5.18</text:p>
              </table:table-cell>
              <table:table-cell office:value-type="float" office:value="7.055">
                <text:p>7.055</text:p>
              </table:table-cell>
              <table:table-cell office:value-type="float" office:value="9.76">
                <text:p>9.76</text:p>
              </table:table-cell>
              <table:table-cell office:value-type="float" office:value="14.496">
                <text:p>14.496</text:p>
              </table:table-cell>
              <table:table-cell office:value-type="float" office:value="25.929">
                <text:p>25.9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898">
                <text:p>1.898</text:p>
              </table:table-cell>
              <table:table-cell office:value-type="float" office:value="2.661">
                <text:p>2.661</text:p>
              </table:table-cell>
              <table:table-cell office:value-type="float" office:value="3.778">
                <text:p>3.778</text:p>
              </table:table-cell>
              <table:table-cell office:value-type="float" office:value="5.307">
                <text:p>5.307</text:p>
              </table:table-cell>
              <table:table-cell office:value-type="float" office:value="7.629">
                <text:p>7.629</text:p>
              </table:table-cell>
              <table:table-cell office:value-type="float" office:value="11.803">
                <text:p>11.803</text:p>
              </table:table-cell>
              <table:table-cell office:value-type="float" office:value="22.944">
                <text:p>22.94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409">
                <text:p>1.409</text:p>
              </table:table-cell>
              <table:table-cell office:value-type="float" office:value="1.875">
                <text:p>1.875</text:p>
              </table:table-cell>
              <table:table-cell office:value-type="float" office:value="2.659">
                <text:p>2.659</text:p>
              </table:table-cell>
              <table:table-cell office:value-type="float" office:value="3.897">
                <text:p>3.897</text:p>
              </table:table-cell>
              <table:table-cell office:value-type="float" office:value="5.891">
                <text:p>5.891</text:p>
              </table:table-cell>
              <table:table-cell office:value-type="float" office:value="9.372">
                <text:p>9.372</text:p>
              </table:table-cell>
              <table:table-cell office:value-type="float" office:value="20.232">
                <text:p>20.2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2">
                <text:p>1.142</text:p>
              </table:table-cell>
              <table:table-cell office:value-type="float" office:value="1.461">
                <text:p>1.461</text:p>
              </table:table-cell>
              <table:table-cell office:value-type="float" office:value="1.979">
                <text:p>1.979</text:p>
              </table:table-cell>
              <table:table-cell office:value-type="float" office:value="2.891">
                <text:p>2.891</text:p>
              </table:table-cell>
              <table:table-cell office:value-type="float" office:value="4.506">
                <text:p>4.506</text:p>
              </table:table-cell>
              <table:table-cell office:value-type="float" office:value="7.437">
                <text:p>7.437</text:p>
              </table:table-cell>
              <table:table-cell office:value-type="float" office:value="17.627">
                <text:p>17.62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89">
                <text:p>0.889</text:p>
              </table:table-cell>
              <table:table-cell office:value-type="float" office:value="1.068">
                <text:p>1.068</text:p>
              </table:table-cell>
              <table:table-cell office:value-type="float" office:value="1.434">
                <text:p>1.434</text:p>
              </table:table-cell>
              <table:table-cell office:value-type="float" office:value="2.08">
                <text:p>2.08</text:p>
              </table:table-cell>
              <table:table-cell office:value-type="float" office:value="3.299">
                <text:p>3.299</text:p>
              </table:table-cell>
              <table:table-cell office:value-type="float" office:value="5.699">
                <text:p>5.699</text:p>
              </table:table-cell>
              <table:table-cell office:value-type="float" office:value="15.186">
                <text:p>15.1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825">
                <text:p>0.825</text:p>
              </table:table-cell>
              <table:table-cell office:value-type="float" office:value="0.975">
                <text:p>0.975</text:p>
              </table:table-cell>
              <table:table-cell office:value-type="float" office:value="1.184">
                <text:p>1.184</text:p>
              </table:table-cell>
              <table:table-cell office:value-type="float" office:value="1.618">
                <text:p>1.618</text:p>
              </table:table-cell>
              <table:table-cell office:value-type="float" office:value="2.575">
                <text:p>2.575</text:p>
              </table:table-cell>
              <table:table-cell office:value-type="float" office:value="4.345">
                <text:p>4.345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8">
                <text:p>0.78</text:p>
              </table:table-cell>
              <table:table-cell office:value-type="float" office:value="0.828">
                <text:p>0.828</text:p>
              </table:table-cell>
              <table:table-cell office:value-type="float" office:value="0.959">
                <text:p>0.959</text:p>
              </table:table-cell>
              <table:table-cell office:value-type="float" office:value="1.178">
                <text:p>1.178</text:p>
              </table:table-cell>
              <table:table-cell office:value-type="float" office:value="1.832">
                <text:p>1.832</text:p>
              </table:table-cell>
              <table:table-cell office:value-type="float" office:value="3.127">
                <text:p>3.127</text:p>
              </table:table-cell>
              <table:table-cell office:value-type="float" office:value="10.483">
                <text:p>10.48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749">
                <text:p>0.749</text:p>
              </table:table-cell>
              <table:table-cell office:value-type="float" office:value="0.785">
                <text:p>0.785</text:p>
              </table:table-cell>
              <table:table-cell office:value-type="float" office:value="0.85">
                <text:p>0.85</text:p>
              </table:table-cell>
              <table:table-cell office:value-type="float" office:value="1.012">
                <text:p>1.012</text:p>
              </table:table-cell>
              <table:table-cell office:value-type="float" office:value="1.502">
                <text:p>1.502</text:p>
              </table:table-cell>
              <table:table-cell office:value-type="float" office:value="2.347">
                <text:p>2.347</text:p>
              </table:table-cell>
              <table:table-cell office:value-type="float" office:value="8.438">
                <text:p>8.43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736">
                <text:p>0.736</text:p>
              </table:table-cell>
              <table:table-cell office:value-type="float" office:value="0.752">
                <text:p>0.752</text:p>
              </table:table-cell>
              <table:table-cell office:value-type="float" office:value="0.774">
                <text:p>0.774</text:p>
              </table:table-cell>
              <table:table-cell office:value-type="float" office:value="0.847">
                <text:p>0.847</text:p>
              </table:table-cell>
              <table:table-cell office:value-type="float" office:value="1.12">
                <text:p>1.12</text:p>
              </table:table-cell>
              <table:table-cell office:value-type="float" office:value="1.636">
                <text:p>1.636</text:p>
              </table:table-cell>
              <table:table-cell office:value-type="float" office:value="6.445">
                <text:p>6.44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6">
                <text:p>0.736</text:p>
              </table:table-cell>
              <table:table-cell office:value-type="float" office:value="0.758">
                <text:p>0.758</text:p>
              </table:table-cell>
              <table:table-cell office:value-type="float" office:value="0.869">
                <text:p>0.869</text:p>
              </table:table-cell>
              <table:table-cell office:value-type="float" office:value="1.108">
                <text:p>1.108</text:p>
              </table:table-cell>
              <table:table-cell office:value-type="float" office:value="4.322">
                <text:p>4.32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5">
                <text:p>0.735</text:p>
              </table:table-cell>
              <table:table-cell office:value-type="float" office:value="0.744">
                <text:p>0.744</text:p>
              </table:table-cell>
              <table:table-cell office:value-type="float" office:value="0.783">
                <text:p>0.783</text:p>
              </table:table-cell>
              <table:table-cell office:value-type="float" office:value="0.841">
                <text:p>0.841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1.395">
                <text:p>1.39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88cm" svg:height="10.287cm" xlink:href=".." xlink:type="simple" chart:class="chart:line" chart:style-name="ch1">
        <chart:title svg:x="5.219cm" svg:y="0.341cm" chart:style-name="ch2">
          <text:p>émotion contexte 5 classes écart type</text:p>
        </chart:title>
        <chart:legend chart:legend-position="end" svg:x="16.753cm" svg:y="3.077cm" style:legend-expansion="high" chart:style-name="ch3"/>
        <chart:plot-area chart:style-name="ch4" table:cell-range-address="émotion.R69:émotion.R88 émotion.AL1:émotion.AS1 émotion.AL69:émotion.AS88" chart:data-source-has-labels="both" svg:x="1.366cm" svg:y="1.351cm" svg:width="15.022cm" svg:height="7.76cm">
          <chartooo:coordinate-region svg:x="2.104cm" svg:y="1.553cm" svg:width="14.188cm" svg:height="6.905cm"/>
          <chart:axis chart:dimension="x" chart:name="primary-x" chart:style-name="ch5" chartooo:axis-type="auto">
            <chartooo:date-scale/>
            <chart:title svg:x="8.396cm" svg:y="9.316cm" chart:style-name="ch6">
              <text:p>kappa</text:p>
            </chart:title>
            <chart:categories table:cell-range-address="émotion.R69:émotion.R88"/>
            <chart:grid chart:style-name="ch7" chart:class="major"/>
          </chart:axis>
          <chart:axis chart:dimension="y" chart:name="primary-y" chart:style-name="ch5">
            <chart:title svg:x="0.451cm" svg:y="5.976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L69:émotion.AL88" chart:label-cell-address="émotion.AL1:émotion.AL1" chart:class="chart:line">
            <chart:data-point chart:repeated="20"/>
          </chart:series>
          <chart:series chart:style-name="ch10" chart:values-cell-range-address="émotion.AM69:émotion.AM88" chart:label-cell-address="émotion.AM1:émotion.AM1" chart:class="chart:line">
            <chart:data-point chart:repeated="20"/>
          </chart:series>
          <chart:series chart:style-name="ch11" chart:values-cell-range-address="émotion.AN69:émotion.AN88" chart:label-cell-address="émotion.AN1:émotion.AN1" chart:class="chart:line">
            <chart:data-point chart:repeated="20"/>
          </chart:series>
          <chart:series chart:style-name="ch12" chart:values-cell-range-address="émotion.AO69:émotion.AO88" chart:label-cell-address="émotion.AO1:émotion.AO1" chart:class="chart:line">
            <chart:data-point chart:repeated="20"/>
          </chart:series>
          <chart:series chart:style-name="ch13" chart:values-cell-range-address="émotion.AP69:émotion.AP88" chart:label-cell-address="émotion.AP1:émotion.AP1" chart:class="chart:line">
            <chart:data-point chart:repeated="20"/>
          </chart:series>
          <chart:series chart:style-name="ch14" chart:values-cell-range-address="émotion.AQ69:émotion.AQ88" chart:label-cell-address="émotion.AQ1:émotion.AQ1" chart:class="chart:line">
            <chart:data-point chart:repeated="20"/>
          </chart:series>
          <chart:series chart:style-name="ch15" chart:values-cell-range-address="émotion.AR69:émotion.AR88" chart:label-cell-address="émotion.AR1:émotion.AR1" chart:class="chart:line">
            <chart:data-point chart:repeated="20"/>
          </chart:series>
          <chart:series chart:style-name="ch16" chart:values-cell-range-address="émotion.AS69:émotion.AS88" chart:label-cell-address="émotion.AS1:émotion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L1:émotion.AL1</svg:desc>
                </draw:g>
              </table:table-cell>
              <table:table-cell office:value-type="string">
                <text:p>8</text:p>
                <draw:g>
                  <svg:desc>émotion.AM1:émotion.AM1</svg:desc>
                </draw:g>
              </table:table-cell>
              <table:table-cell office:value-type="string">
                <text:p>7</text:p>
                <draw:g>
                  <svg:desc>émotion.AN1:émotion.AN1</svg:desc>
                </draw:g>
              </table:table-cell>
              <table:table-cell office:value-type="string">
                <text:p>6</text:p>
                <draw:g>
                  <svg:desc>émotion.AO1:émotion.AO1</svg:desc>
                </draw:g>
              </table:table-cell>
              <table:table-cell office:value-type="string">
                <text:p>5</text:p>
                <draw:g>
                  <svg:desc>émotion.AP1:émotion.AP1</svg:desc>
                </draw:g>
              </table:table-cell>
              <table:table-cell office:value-type="string">
                <text:p>4</text:p>
                <draw:g>
                  <svg:desc>émotion.AQ1:émotion.AQ1</svg:desc>
                </draw:g>
              </table:table-cell>
              <table:table-cell office:value-type="string">
                <text:p>3</text:p>
                <draw:g>
                  <svg:desc>émotion.AR1:émotion.AR1</svg:desc>
                </draw:g>
              </table:table-cell>
              <table:table-cell office:value-type="string">
                <text:p>2</text:p>
                <draw:g>
                  <svg:desc>émotion.AS1:émot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69:émotion.R88</svg:desc>
                </draw:g>
              </table:table-cell>
              <table:table-cell office:value-type="float" office:value="0">
                <text:p>0</text:p>
                <draw:g>
                  <svg:desc>émotion.AL69:émotion.AL88</svg:desc>
                </draw:g>
              </table:table-cell>
              <table:table-cell office:value-type="float" office:value="2.031">
                <text:p>2.031</text:p>
                <draw:g>
                  <svg:desc>émotion.AM69:émotion.AM88</svg:desc>
                </draw:g>
              </table:table-cell>
              <table:table-cell office:value-type="float" office:value="1.929">
                <text:p>1.929</text:p>
                <draw:g>
                  <svg:desc>émotion.AN69:émotion.AN88</svg:desc>
                </draw:g>
              </table:table-cell>
              <table:table-cell office:value-type="float" office:value="1.824">
                <text:p>1.824</text:p>
                <draw:g>
                  <svg:desc>émotion.AO69:émotion.AO88</svg:desc>
                </draw:g>
              </table:table-cell>
              <table:table-cell office:value-type="float" office:value="1.722">
                <text:p>1.722</text:p>
                <draw:g>
                  <svg:desc>émotion.AP69:émotion.AP88</svg:desc>
                </draw:g>
              </table:table-cell>
              <table:table-cell office:value-type="float" office:value="1.603">
                <text:p>1.603</text:p>
                <draw:g>
                  <svg:desc>émotion.AQ69:émotion.AQ88</svg:desc>
                </draw:g>
              </table:table-cell>
              <table:table-cell office:value-type="float" office:value="1.424">
                <text:p>1.424</text:p>
                <draw:g>
                  <svg:desc>émotion.AR69:émotion.AR88</svg:desc>
                </draw:g>
              </table:table-cell>
              <table:table-cell office:value-type="float" office:value="1.112">
                <text:p>1.112</text:p>
                <draw:g>
                  <svg:desc>émotion.AS69:émotion.AS88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936">
                <text:p>1.936</text:p>
              </table:table-cell>
              <table:table-cell office:value-type="float" office:value="2.008">
                <text:p>2.008</text:p>
              </table:table-cell>
              <table:table-cell office:value-type="float" office:value="2.041">
                <text:p>2.041</text:p>
              </table:table-cell>
              <table:table-cell office:value-type="float" office:value="1.936">
                <text:p>1.936</text:p>
              </table:table-cell>
              <table:table-cell office:value-type="float" office:value="1.878">
                <text:p>1.878</text:p>
              </table:table-cell>
              <table:table-cell office:value-type="float" office:value="1.765">
                <text:p>1.765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882">
                <text:p>1.882</text:p>
              </table:table-cell>
              <table:table-cell office:value-type="float" office:value="1.97">
                <text:p>1.97</text:p>
              </table:table-cell>
              <table:table-cell office:value-type="float" office:value="2.068">
                <text:p>2.068</text:p>
              </table:table-cell>
              <table:table-cell office:value-type="float" office:value="2.01">
                <text:p>2.01</text:p>
              </table:table-cell>
              <table:table-cell office:value-type="float" office:value="1.953">
                <text:p>1.953</text:p>
              </table:table-cell>
              <table:table-cell office:value-type="float" office:value="1.856">
                <text:p>1.856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791">
                <text:p>1.791</text:p>
              </table:table-cell>
              <table:table-cell office:value-type="float" office:value="1.887">
                <text:p>1.887</text:p>
              </table:table-cell>
              <table:table-cell office:value-type="float" office:value="1.936">
                <text:p>1.936</text:p>
              </table:table-cell>
              <table:table-cell office:value-type="float" office:value="1.953">
                <text:p>1.953</text:p>
              </table:table-cell>
              <table:table-cell office:value-type="float" office:value="1.881">
                <text:p>1.881</text:p>
              </table:table-cell>
              <table:table-cell office:value-type="float" office:value="1.759">
                <text:p>1.759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53">
                <text:p>1.453</text:p>
              </table:table-cell>
              <table:table-cell office:value-type="float" office:value="1.524">
                <text:p>1.524</text:p>
              </table:table-cell>
              <table:table-cell office:value-type="float" office:value="1.618">
                <text:p>1.618</text:p>
              </table:table-cell>
              <table:table-cell office:value-type="float" office:value="1.636">
                <text:p>1.636</text:p>
              </table:table-cell>
              <table:table-cell office:value-type="float" office:value="1.64">
                <text:p>1.64</text:p>
              </table:table-cell>
              <table:table-cell office:value-type="float" office:value="1.614">
                <text:p>1.614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  <table:table-cell office:value-type="float" office:value="1.113">
                <text:p>1.113</text:p>
              </table:table-cell>
              <table:table-cell office:value-type="float" office:value="1.201">
                <text:p>1.201</text:p>
              </table:table-cell>
              <table:table-cell office:value-type="float" office:value="1.253">
                <text:p>1.253</text:p>
              </table:table-cell>
              <table:table-cell office:value-type="float" office:value="1.305">
                <text:p>1.305</text:p>
              </table:table-cell>
              <table:table-cell office:value-type="float" office:value="1.275">
                <text:p>1.275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109">
                <text:p>1.109</text:p>
              </table:table-cell>
              <table:table-cell office:value-type="float" office:value="1.325">
                <text:p>1.325</text:p>
              </table:table-cell>
              <table:table-cell office:value-type="float" office:value="1.456">
                <text:p>1.456</text:p>
              </table:table-cell>
              <table:table-cell office:value-type="float" office:value="1.516">
                <text:p>1.516</text:p>
              </table:table-cell>
              <table:table-cell office:value-type="float" office:value="1.568">
                <text:p>1.568</text:p>
              </table:table-cell>
              <table:table-cell office:value-type="float" office:value="1.504">
                <text:p>1.504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845">
                <text:p>0.845</text:p>
              </table:table-cell>
              <table:table-cell office:value-type="float" office:value="1.028">
                <text:p>1.028</text:p>
              </table:table-cell>
              <table:table-cell office:value-type="float" office:value="1.141">
                <text:p>1.141</text:p>
              </table:table-cell>
              <table:table-cell office:value-type="float" office:value="1.176">
                <text:p>1.176</text:p>
              </table:table-cell>
              <table:table-cell office:value-type="float" office:value="1.236">
                <text:p>1.236</text:p>
              </table:table-cell>
              <table:table-cell office:value-type="float" office:value="1.248">
                <text:p>1.248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727">
                <text:p>0.727</text:p>
              </table:table-cell>
              <table:table-cell office:value-type="float" office:value="0.857">
                <text:p>0.857</text:p>
              </table:table-cell>
              <table:table-cell office:value-type="float" office:value="0.905">
                <text:p>0.905</text:p>
              </table:table-cell>
              <table:table-cell office:value-type="float" office:value="0.982">
                <text:p>0.982</text:p>
              </table:table-cell>
              <table:table-cell office:value-type="float" office:value="1.073">
                <text:p>1.073</text:p>
              </table:table-cell>
              <table:table-cell office:value-type="float" office:value="1.165">
                <text:p>1.16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662">
                <text:p>0.662</text:p>
              </table:table-cell>
              <table:table-cell office:value-type="float" office:value="0.727">
                <text:p>0.727</text:p>
              </table:table-cell>
              <table:table-cell office:value-type="float" office:value="0.787">
                <text:p>0.787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71">
                <text:p>0.471</text:p>
              </table:table-cell>
              <table:table-cell office:value-type="float" office:value="0.519">
                <text:p>0.519</text:p>
              </table:table-cell>
              <table:table-cell office:value-type="float" office:value="0.612">
                <text:p>0.612</text:p>
              </table:table-cell>
              <table:table-cell office:value-type="float" office:value="0.73">
                <text:p>0.73</text:p>
              </table:table-cell>
              <table:table-cell office:value-type="float" office:value="0.832">
                <text:p>0.832</text:p>
              </table:table-cell>
              <table:table-cell office:value-type="float" office:value="0.913">
                <text:p>0.913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27">
                <text:p>0.327</text:p>
              </table:table-cell>
              <table:table-cell office:value-type="float" office:value="0.387">
                <text:p>0.387</text:p>
              </table:table-cell>
              <table:table-cell office:value-type="float" office:value="0.422">
                <text:p>0.422</text:p>
              </table:table-cell>
              <table:table-cell office:value-type="float" office:value="0.481">
                <text:p>0.481</text:p>
              </table:table-cell>
              <table:table-cell office:value-type="float" office:value="0.568">
                <text:p>0.568</text:p>
              </table:table-cell>
              <table:table-cell office:value-type="float" office:value="0.727">
                <text:p>0.727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65">
                <text:p>0.165</text:p>
              </table:table-cell>
              <table:table-cell office:value-type="float" office:value="0.224">
                <text:p>0.224</text:p>
              </table:table-cell>
              <table:table-cell office:value-type="float" office:value="0.317">
                <text:p>0.317</text:p>
              </table:table-cell>
              <table:table-cell office:value-type="float" office:value="0.431">
                <text:p>0.431</text:p>
              </table:table-cell>
              <table:table-cell office:value-type="float" office:value="0.587">
                <text:p>0.587</text:p>
              </table:table-cell>
              <table:table-cell office:value-type="float" office:value="0.644">
                <text:p>0.64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63">
                <text:p>0.163</text:p>
              </table:table-cell>
              <table:table-cell office:value-type="float" office:value="0.2">
                <text:p>0.2</text:p>
              </table:table-cell>
              <table:table-cell office:value-type="float" office:value="0.245">
                <text:p>0.245</text:p>
              </table:table-cell>
              <table:table-cell office:value-type="float" office:value="0.331">
                <text:p>0.331</text:p>
              </table:table-cell>
              <table:table-cell office:value-type="float" office:value="0.465">
                <text:p>0.465</text:p>
              </table:table-cell>
              <table:table-cell office:value-type="float" office:value="0.592">
                <text:p>0.59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27">
                <text:p>0.127</text:p>
              </table:table-cell>
              <table:table-cell office:value-type="float" office:value="0.193">
                <text:p>0.193</text:p>
              </table:table-cell>
              <table:table-cell office:value-type="float" office:value="0.248">
                <text:p>0.248</text:p>
              </table:table-cell>
              <table:table-cell office:value-type="float" office:value="0.389">
                <text:p>0.389</text:p>
              </table:table-cell>
              <table:table-cell office:value-type="float" office:value="0.538">
                <text:p>0.538</text:p>
              </table:table-cell>
              <table:table-cell office:value-type="float" office:value="0.767">
                <text:p>0.7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95">
                <text:p>0.095</text:p>
              </table:table-cell>
              <table:table-cell office:value-type="float" office:value="0.127">
                <text:p>0.127</text:p>
              </table:table-cell>
              <table:table-cell office:value-type="float" office:value="0.183">
                <text:p>0.183</text:p>
              </table:table-cell>
              <table:table-cell office:value-type="float" office:value="0.247">
                <text:p>0.247</text:p>
              </table:table-cell>
              <table:table-cell office:value-type="float" office:value="0.341">
                <text:p>0.341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67">
                <text:p>0.067</text:p>
              </table:table-cell>
              <table:table-cell office:value-type="float" office:value="0.078">
                <text:p>0.078</text:p>
              </table:table-cell>
              <table:table-cell office:value-type="float" office:value="0.116">
                <text:p>0.116</text:p>
              </table:table-cell>
              <table:table-cell office:value-type="float" office:value="0.206">
                <text:p>0.206</text:p>
              </table:table-cell>
              <table:table-cell office:value-type="float" office:value="0.301">
                <text:p>0.301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9">
                <text:p>0.039</text:p>
              </table:table-cell>
              <table:table-cell office:value-type="float" office:value="0.103">
                <text:p>0.103</text:p>
              </table:table-cell>
              <table:table-cell office:value-type="float" office:value="0.174">
                <text:p>0.174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57">
                <text:p>0.057</text:p>
              </table:table-cell>
              <table:table-cell office:value-type="float" office:value="0.083">
                <text:p>0.083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175">
                <text:p>0.1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4cm" svg:height="10.257cm" xlink:href=".." xlink:type="simple" chart:class="chart:line" chart:style-name="ch1">
        <chart:title svg:x="5.954cm" svg:y="0.341cm" chart:style-name="ch2">
          <text:p>épidémies 3 classes moyenne</text:p>
        </chart:title>
        <chart:legend chart:legend-position="end" svg:x="16.699cm" svg:y="3.062cm" style:legend-expansion="high" chart:style-name="ch3"/>
        <chart:plot-area chart:style-name="ch4" table:cell-range-address="similarité.R50:similarité.R66 similarité.AC1:similarité.AJ1 similarité.AC50:similarité.AJ66" chart:data-source-has-labels="both" svg:x="1.365cm" svg:y="1.351cm" svg:width="14.97cm" svg:height="7.73cm">
          <chartooo:coordinate-region svg:x="1.997cm" svg:y="1.553cm" svg:width="14.241cm" svg:height="6.875cm"/>
          <chart:axis chart:dimension="x" chart:name="primary-x" chart:style-name="ch5" chartooo:axis-type="auto">
            <chartooo:date-scale/>
            <chart:title svg:x="8.369cm" svg:y="9.286cm" chart:style-name="ch6">
              <text:p>kappa</text:p>
            </chart:title>
            <chart:categories table:cell-range-address="similarité.R50:similarité.R66"/>
            <chart:grid chart:style-name="ch7" chart:class="major"/>
          </chart:axis>
          <chart:axis chart:dimension="y" chart:name="primary-y" chart:style-name="ch5">
            <chart:title svg:x="0.451cm" svg:y="6.48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C50:similarité.AC66" chart:label-cell-address="similarité.AC1:similarité.AC1" chart:class="chart:line">
            <chart:data-point chart:repeated="17"/>
          </chart:series>
          <chart:series chart:style-name="ch10" chart:values-cell-range-address="similarité.AD50:similarité.AD66" chart:label-cell-address="similarité.AD1:similarité.AD1" chart:class="chart:line">
            <chart:data-point chart:repeated="17"/>
          </chart:series>
          <chart:series chart:style-name="ch11" chart:values-cell-range-address="similarité.AE50:similarité.AE66" chart:label-cell-address="similarité.AE1:similarité.AE1" chart:class="chart:line">
            <chart:data-point chart:repeated="17"/>
          </chart:series>
          <chart:series chart:style-name="ch12" chart:values-cell-range-address="similarité.AF50:similarité.AF66" chart:label-cell-address="similarité.AF1:similarité.AF1" chart:class="chart:line">
            <chart:data-point chart:repeated="17"/>
          </chart:series>
          <chart:series chart:style-name="ch13" chart:values-cell-range-address="similarité.AG50:similarité.AG66" chart:label-cell-address="similarité.AG1:similarité.AG1" chart:class="chart:line">
            <chart:data-point chart:repeated="17"/>
          </chart:series>
          <chart:series chart:style-name="ch14" chart:values-cell-range-address="similarité.AH50:similarité.AH66" chart:label-cell-address="similarité.AH1:similarité.AH1" chart:class="chart:line">
            <chart:data-point chart:repeated="17"/>
          </chart:series>
          <chart:series chart:style-name="ch15" chart:values-cell-range-address="similarité.AI50:similarité.AI66" chart:label-cell-address="similarité.AI1:similarité.AI1" chart:class="chart:line">
            <chart:data-point chart:repeated="17"/>
          </chart:series>
          <chart:series chart:style-name="ch16" chart:values-cell-range-address="similarité.AJ50:similarité.AJ66" chart:label-cell-address="similarité.AJ1:similarité.AJ1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C1:similarité.AC1</svg:desc>
                </draw:g>
              </table:table-cell>
              <table:table-cell office:value-type="string">
                <text:p>8</text:p>
                <draw:g>
                  <svg:desc>similarité.AD1:similarité.AD1</svg:desc>
                </draw:g>
              </table:table-cell>
              <table:table-cell office:value-type="string">
                <text:p>7</text:p>
                <draw:g>
                  <svg:desc>similarité.AE1:similarité.AE1</svg:desc>
                </draw:g>
              </table:table-cell>
              <table:table-cell office:value-type="string">
                <text:p>6</text:p>
                <draw:g>
                  <svg:desc>similarité.AF1:similarité.AF1</svg:desc>
                </draw:g>
              </table:table-cell>
              <table:table-cell office:value-type="string">
                <text:p>5</text:p>
                <draw:g>
                  <svg:desc>similarité.AG1:similarité.AG1</svg:desc>
                </draw:g>
              </table:table-cell>
              <table:table-cell office:value-type="string">
                <text:p>4</text:p>
                <draw:g>
                  <svg:desc>similarité.AH1:similarité.AH1</svg:desc>
                </draw:g>
              </table:table-cell>
              <table:table-cell office:value-type="string">
                <text:p>3</text:p>
                <draw:g>
                  <svg:desc>similarité.AI1:similarité.AI1</svg:desc>
                </draw:g>
              </table:table-cell>
              <table:table-cell office:value-type="string">
                <text:p>2</text:p>
                <draw:g>
                  <svg:desc>similarité.AJ1:similarité.AJ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imilarité.R50:similarité.R66</svg:desc>
                </draw:g>
              </table:table-cell>
              <table:table-cell office:value-type="float" office:value="0">
                <text:p>0</text:p>
                <draw:g>
                  <svg:desc>similarité.AC50:similarité.AC66</svg:desc>
                </draw:g>
              </table:table-cell>
              <table:table-cell office:value-type="float" office:value="12.094">
                <text:p>12.094</text:p>
                <draw:g>
                  <svg:desc>similarité.AD50:similarité.AD66</svg:desc>
                </draw:g>
              </table:table-cell>
              <table:table-cell office:value-type="float" office:value="14.211">
                <text:p>14.211</text:p>
                <draw:g>
                  <svg:desc>similarité.AE50:similarité.AE66</svg:desc>
                </draw:g>
              </table:table-cell>
              <table:table-cell office:value-type="float" office:value="18.635">
                <text:p>18.635</text:p>
                <draw:g>
                  <svg:desc>similarité.AF50:similarité.AF66</svg:desc>
                </draw:g>
              </table:table-cell>
              <table:table-cell office:value-type="float" office:value="21.167">
                <text:p>21.167</text:p>
                <draw:g>
                  <svg:desc>similarité.AG50:similarité.AG66</svg:desc>
                </draw:g>
              </table:table-cell>
              <table:table-cell office:value-type="float" office:value="25.161">
                <text:p>25.161</text:p>
                <draw:g>
                  <svg:desc>similarité.AH50:similarité.AH66</svg:desc>
                </draw:g>
              </table:table-cell>
              <table:table-cell office:value-type="float" office:value="27.605">
                <text:p>27.605</text:p>
                <draw:g>
                  <svg:desc>similarité.AI50:similarité.AI66</svg:desc>
                </draw:g>
              </table:table-cell>
              <table:table-cell office:value-type="float" office:value="35.763">
                <text:p>35.763</text:p>
                <draw:g>
                  <svg:desc>similarité.AJ50:similarité.AJ6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1.13">
                <text:p>11.13</text:p>
              </table:table-cell>
              <table:table-cell office:value-type="float" office:value="13.243">
                <text:p>13.243</text:p>
              </table:table-cell>
              <table:table-cell office:value-type="float" office:value="17.287">
                <text:p>17.287</text:p>
              </table:table-cell>
              <table:table-cell office:value-type="float" office:value="19.958">
                <text:p>19.958</text:p>
              </table:table-cell>
              <table:table-cell office:value-type="float" office:value="23.591">
                <text:p>23.591</text:p>
              </table:table-cell>
              <table:table-cell office:value-type="float" office:value="26.08">
                <text:p>26.08</text:p>
              </table:table-cell>
              <table:table-cell office:value-type="float" office:value="34.057">
                <text:p>34.0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922">
                <text:p>9.922</text:p>
              </table:table-cell>
              <table:table-cell office:value-type="float" office:value="12.274">
                <text:p>12.274</text:p>
              </table:table-cell>
              <table:table-cell office:value-type="float" office:value="15.613">
                <text:p>15.613</text:p>
              </table:table-cell>
              <table:table-cell office:value-type="float" office:value="18.7">
                <text:p>18.7</text:p>
              </table:table-cell>
              <table:table-cell office:value-type="float" office:value="21.632">
                <text:p>21.632</text:p>
              </table:table-cell>
              <table:table-cell office:value-type="float" office:value="24.594">
                <text:p>24.594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8.414">
                <text:p>8.414</text:p>
              </table:table-cell>
              <table:table-cell office:value-type="float" office:value="10.361">
                <text:p>10.361</text:p>
              </table:table-cell>
              <table:table-cell office:value-type="float" office:value="13.151">
                <text:p>13.151</text:p>
              </table:table-cell>
              <table:table-cell office:value-type="float" office:value="16.243">
                <text:p>16.243</text:p>
              </table:table-cell>
              <table:table-cell office:value-type="float" office:value="18.755">
                <text:p>18.755</text:p>
              </table:table-cell>
              <table:table-cell office:value-type="float" office:value="21.986">
                <text:p>21.986</text:p>
              </table:table-cell>
              <table:table-cell office:value-type="float" office:value="29.442">
                <text:p>29.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211">
                <text:p>6.211</text:p>
              </table:table-cell>
              <table:table-cell office:value-type="float" office:value="7.996">
                <text:p>7.996</text:p>
              </table:table-cell>
              <table:table-cell office:value-type="float" office:value="10.489">
                <text:p>10.489</text:p>
              </table:table-cell>
              <table:table-cell office:value-type="float" office:value="13.211">
                <text:p>13.211</text:p>
              </table:table-cell>
              <table:table-cell office:value-type="float" office:value="15.778">
                <text:p>15.778</text:p>
              </table:table-cell>
              <table:table-cell office:value-type="float" office:value="18.891">
                <text:p>18.891</text:p>
              </table:table-cell>
              <table:table-cell office:value-type="float" office:value="26.597">
                <text:p>26.5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5.011">
                <text:p>5.011</text:p>
              </table:table-cell>
              <table:table-cell office:value-type="float" office:value="6.583">
                <text:p>6.583</text:p>
              </table:table-cell>
              <table:table-cell office:value-type="float" office:value="8.647">
                <text:p>8.647</text:p>
              </table:table-cell>
              <table:table-cell office:value-type="float" office:value="10.892">
                <text:p>10.892</text:p>
              </table:table-cell>
              <table:table-cell office:value-type="float" office:value="13.335">
                <text:p>13.335</text:p>
              </table:table-cell>
              <table:table-cell office:value-type="float" office:value="16.203">
                <text:p>16.203</text:p>
              </table:table-cell>
              <table:table-cell office:value-type="float" office:value="23.853">
                <text:p>23.8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645">
                <text:p>3.645</text:p>
              </table:table-cell>
              <table:table-cell office:value-type="float" office:value="4.884">
                <text:p>4.884</text:p>
              </table:table-cell>
              <table:table-cell office:value-type="float" office:value="6.564">
                <text:p>6.564</text:p>
              </table:table-cell>
              <table:table-cell office:value-type="float" office:value="8.545">
                <text:p>8.545</text:p>
              </table:table-cell>
              <table:table-cell office:value-type="float" office:value="10.814">
                <text:p>10.814</text:p>
              </table:table-cell>
              <table:table-cell office:value-type="float" office:value="13.452">
                <text:p>13.452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754">
                <text:p>2.754</text:p>
              </table:table-cell>
              <table:table-cell office:value-type="float" office:value="3.634">
                <text:p>3.634</text:p>
              </table:table-cell>
              <table:table-cell office:value-type="float" office:value="5.04">
                <text:p>5.04</text:p>
              </table:table-cell>
              <table:table-cell office:value-type="float" office:value="6.626">
                <text:p>6.626</text:p>
              </table:table-cell>
              <table:table-cell office:value-type="float" office:value="8.695">
                <text:p>8.695</text:p>
              </table:table-cell>
              <table:table-cell office:value-type="float" office:value="10.946">
                <text:p>10.946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434">
                <text:p>1.434</text:p>
              </table:table-cell>
              <table:table-cell office:value-type="float" office:value="2.047">
                <text:p>2.047</text:p>
              </table:table-cell>
              <table:table-cell office:value-type="float" office:value="2.993">
                <text:p>2.993</text:p>
              </table:table-cell>
              <table:table-cell office:value-type="float" office:value="4.247">
                <text:p>4.247</text:p>
              </table:table-cell>
              <table:table-cell office:value-type="float" office:value="6.164">
                <text:p>6.164</text:p>
              </table:table-cell>
              <table:table-cell office:value-type="float" office:value="8.139">
                <text:p>8.13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006">
                <text:p>1.006</text:p>
              </table:table-cell>
              <table:table-cell office:value-type="float" office:value="1.564">
                <text:p>1.564</text:p>
              </table:table-cell>
              <table:table-cell office:value-type="float" office:value="2.365">
                <text:p>2.365</text:p>
              </table:table-cell>
              <table:table-cell office:value-type="float" office:value="3.266">
                <text:p>3.266</text:p>
              </table:table-cell>
              <table:table-cell office:value-type="float" office:value="4.936">
                <text:p>4.936</text:p>
              </table:table-cell>
              <table:table-cell office:value-type="float" office:value="6.48">
                <text:p>6.48</text:p>
              </table:table-cell>
              <table:table-cell office:value-type="float" office:value="13.792">
                <text:p>13.7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67">
                <text:p>0.467</text:p>
              </table:table-cell>
              <table:table-cell office:value-type="float" office:value="0.759">
                <text:p>0.759</text:p>
              </table:table-cell>
              <table:table-cell office:value-type="float" office:value="1.268">
                <text:p>1.268</text:p>
              </table:table-cell>
              <table:table-cell office:value-type="float" office:value="1.95">
                <text:p>1.95</text:p>
              </table:table-cell>
              <table:table-cell office:value-type="float" office:value="3.26">
                <text:p>3.26</text:p>
              </table:table-cell>
              <table:table-cell office:value-type="float" office:value="4.571">
                <text:p>4.57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19">
                <text:p>0.219</text:p>
              </table:table-cell>
              <table:table-cell office:value-type="float" office:value="0.346">
                <text:p>0.346</text:p>
              </table:table-cell>
              <table:table-cell office:value-type="float" office:value="0.698">
                <text:p>0.698</text:p>
              </table:table-cell>
              <table:table-cell office:value-type="float" office:value="1.096">
                <text:p>1.096</text:p>
              </table:table-cell>
              <table:table-cell office:value-type="float" office:value="2.194">
                <text:p>2.194</text:p>
              </table:table-cell>
              <table:table-cell office:value-type="float" office:value="3.082">
                <text:p>3.082</text:p>
              </table:table-cell>
              <table:table-cell office:value-type="float" office:value="9.049">
                <text:p>9.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87">
                <text:p>0.187</text:p>
              </table:table-cell>
              <table:table-cell office:value-type="float" office:value="0.348">
                <text:p>0.348</text:p>
              </table:table-cell>
              <table:table-cell office:value-type="float" office:value="0.628">
                <text:p>0.628</text:p>
              </table:table-cell>
              <table:table-cell office:value-type="float" office:value="1.301">
                <text:p>1.301</text:p>
              </table:table-cell>
              <table:table-cell office:value-type="float" office:value="1.932">
                <text:p>1.932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108">
                <text:p>0.108</text:p>
              </table:table-cell>
              <table:table-cell office:value-type="float" office:value="0.197">
                <text:p>0.197</text:p>
              </table:table-cell>
              <table:table-cell office:value-type="float" office:value="0.29">
                <text:p>0.29</text:p>
              </table:table-cell>
              <table:table-cell office:value-type="float" office:value="0.696">
                <text:p>0.696</text:p>
              </table:table-cell>
              <table:table-cell office:value-type="float" office:value="0.998">
                <text:p>0.998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33">
                <text:p>0.033</text:p>
              </table:table-cell>
              <table:table-cell office:value-type="float" office:value="0.074">
                <text:p>0.074</text:p>
              </table:table-cell>
              <table:table-cell office:value-type="float" office:value="0.303">
                <text:p>0.303</text:p>
              </table:table-cell>
              <table:table-cell office:value-type="float" office:value="0.477">
                <text:p>0.477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13">
                <text:p>0.013</text:p>
              </table:table-cell>
              <table:table-cell office:value-type="float" office:value="0.08">
                <text:p>0.08</text:p>
              </table:table-cell>
              <table:table-cell office:value-type="float" office:value="0.14">
                <text:p>0.14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103cm" svg:height="10.183cm" xlink:href=".." xlink:type="simple" chart:class="chart:line" chart:style-name="ch1">
        <chart:title svg:x="5.824cm" svg:y="0.339cm" chart:style-name="ch2">
          <text:p>épidémies 3 classes écart type</text:p>
        </chart:title>
        <chart:legend chart:legend-position="end" svg:x="16.568cm" svg:y="3.025cm" style:legend-expansion="high" chart:style-name="ch3"/>
        <chart:plot-area chart:style-name="ch4" table:cell-range-address="similarité.R50:similarité.R66 similarité.AL1:similarité.AS1 similarité.AL50:similarité.AS66" chart:data-source-has-labels="both" svg:x="1.363cm" svg:y="1.347cm" svg:width="14.843cm" svg:height="7.662cm">
          <chartooo:coordinate-region svg:x="2.101cm" svg:y="1.549cm" svg:width="14.008cm" svg:height="6.807cm"/>
          <chart:axis chart:dimension="x" chart:name="primary-x" chart:style-name="ch5" chartooo:axis-type="auto">
            <chartooo:date-scale/>
            <chart:title svg:x="8.303cm" svg:y="9.212cm" chart:style-name="ch6">
              <text:p>kappa</text:p>
            </chart:title>
            <chart:categories table:cell-range-address="similarité.R50:similarité.R66"/>
            <chart:grid chart:style-name="ch7" chart:class="major"/>
          </chart:axis>
          <chart:axis chart:dimension="y" chart:name="primary-y" chart:style-name="ch5">
            <chart:title svg:x="0.451cm" svg:y="5.923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L50:similarité.AL66" chart:label-cell-address="similarité.AL1:similarité.AL1" chart:class="chart:line">
            <chart:data-point chart:repeated="17"/>
          </chart:series>
          <chart:series chart:style-name="ch10" chart:values-cell-range-address="similarité.AM50:similarité.AM66" chart:label-cell-address="similarité.AM1:similarité.AM1" chart:class="chart:line">
            <chart:data-point chart:repeated="17"/>
          </chart:series>
          <chart:series chart:style-name="ch11" chart:values-cell-range-address="similarité.AN50:similarité.AN66" chart:label-cell-address="similarité.AN1:similarité.AN1" chart:class="chart:line">
            <chart:data-point chart:repeated="17"/>
          </chart:series>
          <chart:series chart:style-name="ch12" chart:values-cell-range-address="similarité.AO50:similarité.AO66" chart:label-cell-address="similarité.AO1:similarité.AO1" chart:class="chart:line">
            <chart:data-point chart:repeated="17"/>
          </chart:series>
          <chart:series chart:style-name="ch13" chart:values-cell-range-address="similarité.AP50:similarité.AP66" chart:label-cell-address="similarité.AP1:similarité.AP1" chart:class="chart:line">
            <chart:data-point chart:repeated="17"/>
          </chart:series>
          <chart:series chart:style-name="ch14" chart:values-cell-range-address="similarité.AQ50:similarité.AQ66" chart:label-cell-address="similarité.AQ1:similarité.AQ1" chart:class="chart:line">
            <chart:data-point chart:repeated="17"/>
          </chart:series>
          <chart:series chart:style-name="ch15" chart:values-cell-range-address="similarité.AR50:similarité.AR66" chart:label-cell-address="similarité.AR1:similarité.AR1" chart:class="chart:line">
            <chart:data-point chart:repeated="17"/>
          </chart:series>
          <chart:series chart:style-name="ch16" chart:values-cell-range-address="similarité.AS50:similarité.AS66" chart:label-cell-address="similarité.AS1:similarité.AS1" chart:class="chart:line">
            <chart:data-point chart:repeated="1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L1:similarité.AL1</svg:desc>
                </draw:g>
              </table:table-cell>
              <table:table-cell office:value-type="string">
                <text:p>8</text:p>
                <draw:g>
                  <svg:desc>similarité.AM1:similarité.AM1</svg:desc>
                </draw:g>
              </table:table-cell>
              <table:table-cell office:value-type="string">
                <text:p>7</text:p>
                <draw:g>
                  <svg:desc>similarité.AN1:similarité.AN1</svg:desc>
                </draw:g>
              </table:table-cell>
              <table:table-cell office:value-type="string">
                <text:p>6</text:p>
                <draw:g>
                  <svg:desc>similarité.AO1:similarité.AO1</svg:desc>
                </draw:g>
              </table:table-cell>
              <table:table-cell office:value-type="string">
                <text:p>5</text:p>
                <draw:g>
                  <svg:desc>similarité.AP1:similarité.AP1</svg:desc>
                </draw:g>
              </table:table-cell>
              <table:table-cell office:value-type="string">
                <text:p>4</text:p>
                <draw:g>
                  <svg:desc>similarité.AQ1:similarité.AQ1</svg:desc>
                </draw:g>
              </table:table-cell>
              <table:table-cell office:value-type="string">
                <text:p>3</text:p>
                <draw:g>
                  <svg:desc>similarité.AR1:similarité.AR1</svg:desc>
                </draw:g>
              </table:table-cell>
              <table:table-cell office:value-type="string">
                <text:p>2</text:p>
                <draw:g>
                  <svg:desc>similarité.AS1:similarité.AS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similarité.R50:similarité.R66</svg:desc>
                </draw:g>
              </table:table-cell>
              <table:table-cell office:value-type="float" office:value="0">
                <text:p>0</text:p>
                <draw:g>
                  <svg:desc>similarité.AL50:similarité.AL66</svg:desc>
                </draw:g>
              </table:table-cell>
              <table:table-cell office:value-type="float" office:value="1.978">
                <text:p>1.978</text:p>
                <draw:g>
                  <svg:desc>similarité.AM50:similarité.AM66</svg:desc>
                </draw:g>
              </table:table-cell>
              <table:table-cell office:value-type="float" office:value="1.971">
                <text:p>1.971</text:p>
                <draw:g>
                  <svg:desc>similarité.AN50:similarité.AN66</svg:desc>
                </draw:g>
              </table:table-cell>
              <table:table-cell office:value-type="float" office:value="1.727">
                <text:p>1.727</text:p>
                <draw:g>
                  <svg:desc>similarité.AO50:similarité.AO66</svg:desc>
                </draw:g>
              </table:table-cell>
              <table:table-cell office:value-type="float" office:value="1.726">
                <text:p>1.726</text:p>
                <draw:g>
                  <svg:desc>similarité.AP50:similarité.AP66</svg:desc>
                </draw:g>
              </table:table-cell>
              <table:table-cell office:value-type="float" office:value="1.366">
                <text:p>1.366</text:p>
                <draw:g>
                  <svg:desc>similarité.AQ50:similarité.AQ66</svg:desc>
                </draw:g>
              </table:table-cell>
              <table:table-cell office:value-type="float" office:value="1.412">
                <text:p>1.412</text:p>
                <draw:g>
                  <svg:desc>similarité.AR50:similarité.AR66</svg:desc>
                </draw:g>
              </table:table-cell>
              <table:table-cell office:value-type="float" office:value="1.16">
                <text:p>1.16</text:p>
                <draw:g>
                  <svg:desc>similarité.AS50:similarité.AS66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032">
                <text:p>2.032</text:p>
              </table:table-cell>
              <table:table-cell office:value-type="float" office:value="1.858">
                <text:p>1.858</text:p>
              </table:table-cell>
              <table:table-cell office:value-type="float" office:value="1.709">
                <text:p>1.709</text:p>
              </table:table-cell>
              <table:table-cell office:value-type="float" office:value="1.728">
                <text:p>1.728</text:p>
              </table:table-cell>
              <table:table-cell office:value-type="float" office:value="1.443">
                <text:p>1.443</text:p>
              </table:table-cell>
              <table:table-cell office:value-type="float" office:value="1.472">
                <text:p>1.472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164">
                <text:p>2.164</text:p>
              </table:table-cell>
              <table:table-cell office:value-type="float" office:value="1.885">
                <text:p>1.885</text:p>
              </table:table-cell>
              <table:table-cell office:value-type="float" office:value="1.795">
                <text:p>1.795</text:p>
              </table:table-cell>
              <table:table-cell office:value-type="float" office:value="1.702">
                <text:p>1.702</text:p>
              </table:table-cell>
              <table:table-cell office:value-type="float" office:value="1.515">
                <text:p>1.515</text:p>
              </table:table-cell>
              <table:table-cell office:value-type="float" office:value="1.429">
                <text:p>1.429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877">
                <text:p>1.877</text:p>
              </table:table-cell>
              <table:table-cell office:value-type="float" office:value="1.787">
                <text:p>1.787</text:p>
              </table:table-cell>
              <table:table-cell office:value-type="float" office:value="1.737">
                <text:p>1.737</text:p>
              </table:table-cell>
              <table:table-cell office:value-type="float" office:value="1.697">
                <text:p>1.697</text:p>
              </table:table-cell>
              <table:table-cell office:value-type="float" office:value="1.628">
                <text:p>1.628</text:p>
              </table:table-cell>
              <table:table-cell office:value-type="float" office:value="1.537">
                <text:p>1.537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687">
                <text:p>1.687</text:p>
              </table:table-cell>
              <table:table-cell office:value-type="float" office:value="1.602">
                <text:p>1.602</text:p>
              </table:table-cell>
              <table:table-cell office:value-type="float" office:value="1.613">
                <text:p>1.613</text:p>
              </table:table-cell>
              <table:table-cell office:value-type="float" office:value="1.588">
                <text:p>1.588</text:p>
              </table:table-cell>
              <table:table-cell office:value-type="float" office:value="1.469">
                <text:p>1.469</text:p>
              </table:table-cell>
              <table:table-cell office:value-type="float" office:value="1.398">
                <text:p>1.398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442">
                <text:p>1.442</text:p>
              </table:table-cell>
              <table:table-cell office:value-type="float" office:value="1.392">
                <text:p>1.392</text:p>
              </table:table-cell>
              <table:table-cell office:value-type="float" office:value="1.439">
                <text:p>1.439</text:p>
              </table:table-cell>
              <table:table-cell office:value-type="float" office:value="1.395">
                <text:p>1.395</text:p>
              </table:table-cell>
              <table:table-cell office:value-type="float" office:value="1.333">
                <text:p>1.333</text:p>
              </table:table-cell>
              <table:table-cell office:value-type="float" office:value="1.369">
                <text:p>1.369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467">
                <text:p>1.467</text:p>
              </table:table-cell>
              <table:table-cell office:value-type="float" office:value="1.596">
                <text:p>1.596</text:p>
              </table:table-cell>
              <table:table-cell office:value-type="float" office:value="1.646">
                <text:p>1.646</text:p>
              </table:table-cell>
              <table:table-cell office:value-type="float" office:value="1.593">
                <text:p>1.593</text:p>
              </table:table-cell>
              <table:table-cell office:value-type="float" office:value="1.535">
                <text:p>1.535</text:p>
              </table:table-cell>
              <table:table-cell office:value-type="float" office:value="1.464">
                <text:p>1.464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223">
                <text:p>1.223</text:p>
              </table:table-cell>
              <table:table-cell office:value-type="float" office:value="1.213">
                <text:p>1.213</text:p>
              </table:table-cell>
              <table:table-cell office:value-type="float" office:value="1.315">
                <text:p>1.315</text:p>
              </table:table-cell>
              <table:table-cell office:value-type="float" office:value="1.373">
                <text:p>1.373</text:p>
              </table:table-cell>
              <table:table-cell office:value-type="float" office:value="1.384">
                <text:p>1.384</text:p>
              </table:table-cell>
              <table:table-cell office:value-type="float" office:value="1.366">
                <text:p>1.366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913">
                <text:p>0.913</text:p>
              </table:table-cell>
              <table:table-cell office:value-type="float" office:value="0.954">
                <text:p>0.954</text:p>
              </table:table-cell>
              <table:table-cell office:value-type="float" office:value="1.074">
                <text:p>1.074</text:p>
              </table:table-cell>
              <table:table-cell office:value-type="float" office:value="1.049">
                <text:p>1.049</text:p>
              </table:table-cell>
              <table:table-cell office:value-type="float" office:value="1.118">
                <text:p>1.118</text:p>
              </table:table-cell>
              <table:table-cell office:value-type="float" office:value="1.069">
                <text:p>1.06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893">
                <text:p>0.893</text:p>
              </table:table-cell>
              <table:table-cell office:value-type="float" office:value="1.016">
                <text:p>1.016</text:p>
              </table:table-cell>
              <table:table-cell office:value-type="float" office:value="1.067">
                <text:p>1.067</text:p>
              </table:table-cell>
              <table:table-cell office:value-type="float" office:value="1.144">
                <text:p>1.144</text:p>
              </table:table-cell>
              <table:table-cell office:value-type="float" office:value="1.073">
                <text:p>1.07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04">
                <text:p>0.504</text:p>
              </table:table-cell>
              <table:table-cell office:value-type="float" office:value="0.541">
                <text:p>0.541</text:p>
              </table:table-cell>
              <table:table-cell office:value-type="float" office:value="0.656">
                <text:p>0.656</text:p>
              </table:table-cell>
              <table:table-cell office:value-type="float" office:value="0.723">
                <text:p>0.723</text:p>
              </table:table-cell>
              <table:table-cell office:value-type="float" office:value="0.766">
                <text:p>0.766</text:p>
              </table:table-cell>
              <table:table-cell office:value-type="float" office:value="0.803">
                <text:p>0.803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413">
                <text:p>0.413</text:p>
              </table:table-cell>
              <table:table-cell office:value-type="float" office:value="0.413">
                <text:p>0.413</text:p>
              </table:table-cell>
              <table:table-cell office:value-type="float" office:value="0.51">
                <text:p>0.51</text:p>
              </table:table-cell>
              <table:table-cell office:value-type="float" office:value="0.598">
                <text:p>0.598</text:p>
              </table:table-cell>
              <table:table-cell office:value-type="float" office:value="0.709">
                <text:p>0.709</text:p>
              </table:table-cell>
              <table:table-cell office:value-type="float" office:value="0.832">
                <text:p>0.832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262">
                <text:p>0.262</text:p>
              </table:table-cell>
              <table:table-cell office:value-type="float" office:value="0.292">
                <text:p>0.292</text:p>
              </table:table-cell>
              <table:table-cell office:value-type="float" office:value="0.348">
                <text:p>0.348</text:p>
              </table:table-cell>
              <table:table-cell office:value-type="float" office:value="0.427">
                <text:p>0.427</text:p>
              </table:table-cell>
              <table:table-cell office:value-type="float" office:value="0.487">
                <text:p>0.487</text:p>
              </table:table-cell>
              <table:table-cell office:value-type="float" office:value="0.573">
                <text:p>0.573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213">
                <text:p>0.213</text:p>
              </table:table-cell>
              <table:table-cell office:value-type="float" office:value="0.229">
                <text:p>0.229</text:p>
              </table:table-cell>
              <table:table-cell office:value-type="float" office:value="0.22">
                <text:p>0.22</text:p>
              </table:table-cell>
              <table:table-cell office:value-type="float" office:value="0.267">
                <text:p>0.267</text:p>
              </table:table-cell>
              <table:table-cell office:value-type="float" office:value="0.32">
                <text:p>0.32</text:p>
              </table:table-cell>
              <table:table-cell office:value-type="float" office:value="0.349">
                <text:p>0.349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43">
                <text:p>0.143</text:p>
              </table:table-cell>
              <table:table-cell office:value-type="float" office:value="0.076">
                <text:p>0.076</text:p>
              </table:table-cell>
              <table:table-cell office:value-type="float" office:value="0.099">
                <text:p>0.099</text:p>
              </table:table-cell>
              <table:table-cell office:value-type="float" office:value="0.126">
                <text:p>0.126</text:p>
              </table:table-cell>
              <table:table-cell office:value-type="float" office:value="0.195">
                <text:p>0.195</text:p>
              </table:table-cell>
              <table:table-cell office:value-type="float" office:value="0.176">
                <text:p>0.176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38">
                <text:p>0.038</text:p>
              </table:table-cell>
              <table:table-cell office:value-type="float" office:value="0.096">
                <text:p>0.096</text:p>
              </table:table-cell>
              <table:table-cell office:value-type="float" office:value="0.114">
                <text:p>0.114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7cm" svg:height="10.292cm" xlink:href=".." xlink:type="simple" chart:class="chart:line" chart:style-name="ch1">
        <chart:title svg:x="5.985cm" svg:y="0.341cm" chart:style-name="ch2">
          <text:p>épidémies 5 classes moyenne</text:p>
        </chart:title>
        <chart:legend chart:legend-position="end" svg:x="16.762cm" svg:y="3.08cm" style:legend-expansion="high" chart:style-name="ch3"/>
        <chart:plot-area chart:style-name="ch4" table:cell-range-address="similarité.R70:similarité.R88 similarité.AC1:similarité.AJ1 similarité.AC70:similarité.AJ88" chart:data-source-has-labels="both" svg:x="1.366cm" svg:y="1.351cm" svg:width="15.031cm" svg:height="7.765cm">
          <chartooo:coordinate-region svg:x="1.998cm" svg:y="1.553cm" svg:width="14.302cm" svg:height="6.91cm"/>
          <chart:axis chart:dimension="x" chart:name="primary-x" chart:style-name="ch5" chartooo:axis-type="auto">
            <chartooo:date-scale/>
            <chart:title svg:x="8.4cm" svg:y="9.321cm" chart:style-name="ch6">
              <text:p>kappa</text:p>
            </chart:title>
            <chart:categories table:cell-range-address="similarité.R70:similarité.R88"/>
            <chart:grid chart:style-name="ch7" chart:class="major"/>
          </chart:axis>
          <chart:axis chart:dimension="y" chart:name="primary-y" chart:style-name="ch5">
            <chart:title svg:x="0.451cm" svg:y="6.497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C70:similarité.AC88" chart:label-cell-address="similarité.AC1:similarité.AC1" chart:class="chart:line">
            <chart:data-point chart:repeated="19"/>
          </chart:series>
          <chart:series chart:style-name="ch10" chart:values-cell-range-address="similarité.AD70:similarité.AD88" chart:label-cell-address="similarité.AD1:similarité.AD1" chart:class="chart:line">
            <chart:data-point chart:repeated="19"/>
          </chart:series>
          <chart:series chart:style-name="ch11" chart:values-cell-range-address="similarité.AE70:similarité.AE88" chart:label-cell-address="similarité.AE1:similarité.AE1" chart:class="chart:line">
            <chart:data-point chart:repeated="19"/>
          </chart:series>
          <chart:series chart:style-name="ch12" chart:values-cell-range-address="similarité.AF70:similarité.AF88" chart:label-cell-address="similarité.AF1:similarité.AF1" chart:class="chart:line">
            <chart:data-point chart:repeated="19"/>
          </chart:series>
          <chart:series chart:style-name="ch13" chart:values-cell-range-address="similarité.AG70:similarité.AG88" chart:label-cell-address="similarité.AG1:similarité.AG1" chart:class="chart:line">
            <chart:data-point chart:repeated="19"/>
          </chart:series>
          <chart:series chart:style-name="ch14" chart:values-cell-range-address="similarité.AH70:similarité.AH88" chart:label-cell-address="similarité.AH1:similarité.AH1" chart:class="chart:line">
            <chart:data-point chart:repeated="19"/>
          </chart:series>
          <chart:series chart:style-name="ch15" chart:values-cell-range-address="similarité.AI70:similarité.AI88" chart:label-cell-address="similarité.AI1:similarité.AI1" chart:class="chart:line">
            <chart:data-point chart:repeated="19"/>
          </chart:series>
          <chart:series chart:style-name="ch16" chart:values-cell-range-address="similarité.AJ70:similarité.AJ88" chart:label-cell-address="similarité.AJ1:similarité.AJ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C1:similarité.AC1</svg:desc>
                </draw:g>
              </table:table-cell>
              <table:table-cell office:value-type="string">
                <text:p>8</text:p>
                <draw:g>
                  <svg:desc>similarité.AD1:similarité.AD1</svg:desc>
                </draw:g>
              </table:table-cell>
              <table:table-cell office:value-type="string">
                <text:p>7</text:p>
                <draw:g>
                  <svg:desc>similarité.AE1:similarité.AE1</svg:desc>
                </draw:g>
              </table:table-cell>
              <table:table-cell office:value-type="string">
                <text:p>6</text:p>
                <draw:g>
                  <svg:desc>similarité.AF1:similarité.AF1</svg:desc>
                </draw:g>
              </table:table-cell>
              <table:table-cell office:value-type="string">
                <text:p>5</text:p>
                <draw:g>
                  <svg:desc>similarité.AG1:similarité.AG1</svg:desc>
                </draw:g>
              </table:table-cell>
              <table:table-cell office:value-type="string">
                <text:p>4</text:p>
                <draw:g>
                  <svg:desc>similarité.AH1:similarité.AH1</svg:desc>
                </draw:g>
              </table:table-cell>
              <table:table-cell office:value-type="string">
                <text:p>3</text:p>
                <draw:g>
                  <svg:desc>similarité.AI1:similarité.AI1</svg:desc>
                </draw:g>
              </table:table-cell>
              <table:table-cell office:value-type="string">
                <text:p>2</text:p>
                <draw:g>
                  <svg:desc>similarité.AJ1:similarité.AJ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imilarité.R70:similarité.R88</svg:desc>
                </draw:g>
              </table:table-cell>
              <table:table-cell office:value-type="float" office:value="0">
                <text:p>0</text:p>
                <draw:g>
                  <svg:desc>similarité.AC70:similarité.AC88</svg:desc>
                </draw:g>
              </table:table-cell>
              <table:table-cell office:value-type="float" office:value="21.521">
                <text:p>21.521</text:p>
                <draw:g>
                  <svg:desc>similarité.AD70:similarité.AD88</svg:desc>
                </draw:g>
              </table:table-cell>
              <table:table-cell office:value-type="float" office:value="27.598">
                <text:p>27.598</text:p>
                <draw:g>
                  <svg:desc>similarité.AE70:similarité.AE88</svg:desc>
                </draw:g>
              </table:table-cell>
              <table:table-cell office:value-type="float" office:value="32.664">
                <text:p>32.664</text:p>
                <draw:g>
                  <svg:desc>similarité.AF70:similarité.AF88</svg:desc>
                </draw:g>
              </table:table-cell>
              <table:table-cell office:value-type="float" office:value="36.383">
                <text:p>36.383</text:p>
                <draw:g>
                  <svg:desc>similarité.AG70:similarité.AG88</svg:desc>
                </draw:g>
              </table:table-cell>
              <table:table-cell office:value-type="float" office:value="40.335">
                <text:p>40.335</text:p>
                <draw:g>
                  <svg:desc>similarité.AH70:similarité.AH88</svg:desc>
                </draw:g>
              </table:table-cell>
              <table:table-cell office:value-type="float" office:value="46.337">
                <text:p>46.337</text:p>
                <draw:g>
                  <svg:desc>similarité.AI70:similarité.AI88</svg:desc>
                </draw:g>
              </table:table-cell>
              <table:table-cell office:value-type="float" office:value="53.115">
                <text:p>53.115</text:p>
                <draw:g>
                  <svg:desc>similarité.AJ70:similarité.AJ88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9.33">
                <text:p>19.33</text:p>
              </table:table-cell>
              <table:table-cell office:value-type="float" office:value="25.076">
                <text:p>25.076</text:p>
              </table:table-cell>
              <table:table-cell office:value-type="float" office:value="29.823">
                <text:p>29.823</text:p>
              </table:table-cell>
              <table:table-cell office:value-type="float" office:value="33.419">
                <text:p>33.419</text:p>
              </table:table-cell>
              <table:table-cell office:value-type="float" office:value="37.393">
                <text:p>37.393</text:p>
              </table:table-cell>
              <table:table-cell office:value-type="float" office:value="43.307">
                <text:p>43.307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6.335">
                <text:p>16.335</text:p>
              </table:table-cell>
              <table:table-cell office:value-type="float" office:value="21.428">
                <text:p>21.428</text:p>
              </table:table-cell>
              <table:table-cell office:value-type="float" office:value="25.653">
                <text:p>25.653</text:p>
              </table:table-cell>
              <table:table-cell office:value-type="float" office:value="29.041">
                <text:p>29.041</text:p>
              </table:table-cell>
              <table:table-cell office:value-type="float" office:value="33.084">
                <text:p>33.084</text:p>
              </table:table-cell>
              <table:table-cell office:value-type="float" office:value="39.041">
                <text:p>39.041</text:p>
              </table:table-cell>
              <table:table-cell office:value-type="float" office:value="45.867">
                <text:p>45.8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2.358">
                <text:p>12.358</text:p>
              </table:table-cell>
              <table:table-cell office:value-type="float" office:value="16.357">
                <text:p>16.357</text:p>
              </table:table-cell>
              <table:table-cell office:value-type="float" office:value="20.063">
                <text:p>20.063</text:p>
              </table:table-cell>
              <table:table-cell office:value-type="float" office:value="23.268">
                <text:p>23.268</text:p>
              </table:table-cell>
              <table:table-cell office:value-type="float" office:value="27.291">
                <text:p>27.291</text:p>
              </table:table-cell>
              <table:table-cell office:value-type="float" office:value="33.355">
                <text:p>33.355</text:p>
              </table:table-cell>
              <table:table-cell office:value-type="float" office:value="40.878">
                <text:p>40.8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555">
                <text:p>9.555</text:p>
              </table:table-cell>
              <table:table-cell office:value-type="float" office:value="12.772">
                <text:p>12.772</text:p>
              </table:table-cell>
              <table:table-cell office:value-type="float" office:value="15.889">
                <text:p>15.889</text:p>
              </table:table-cell>
              <table:table-cell office:value-type="float" office:value="18.986">
                <text:p>18.986</text:p>
              </table:table-cell>
              <table:table-cell office:value-type="float" office:value="22.766">
                <text:p>22.766</text:p>
              </table:table-cell>
              <table:table-cell office:value-type="float" office:value="28.848">
                <text:p>28.848</text:p>
              </table:table-cell>
              <table:table-cell office:value-type="float" office:value="36.91">
                <text:p>36.9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03">
                <text:p>7.03</text:p>
              </table:table-cell>
              <table:table-cell office:value-type="float" office:value="9.605">
                <text:p>9.605</text:p>
              </table:table-cell>
              <table:table-cell office:value-type="float" office:value="12.263">
                <text:p>12.263</text:p>
              </table:table-cell>
              <table:table-cell office:value-type="float" office:value="14.992">
                <text:p>14.992</text:p>
              </table:table-cell>
              <table:table-cell office:value-type="float" office:value="18.476">
                <text:p>18.476</text:p>
              </table:table-cell>
              <table:table-cell office:value-type="float" office:value="24.203">
                <text:p>24.203</text:p>
              </table:table-cell>
              <table:table-cell office:value-type="float" office:value="33.128">
                <text:p>33.12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573">
                <text:p>5.573</text:p>
              </table:table-cell>
              <table:table-cell office:value-type="float" office:value="7.302">
                <text:p>7.302</text:p>
              </table:table-cell>
              <table:table-cell office:value-type="float" office:value="9.498">
                <text:p>9.498</text:p>
              </table:table-cell>
              <table:table-cell office:value-type="float" office:value="11.872">
                <text:p>11.872</text:p>
              </table:table-cell>
              <table:table-cell office:value-type="float" office:value="15.026">
                <text:p>15.026</text:p>
              </table:table-cell>
              <table:table-cell office:value-type="float" office:value="20.315">
                <text:p>20.315</text:p>
              </table:table-cell>
              <table:table-cell office:value-type="float" office:value="29.65">
                <text:p>29.6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427">
                <text:p>4.427</text:p>
              </table:table-cell>
              <table:table-cell office:value-type="float" office:value="5.661">
                <text:p>5.661</text:p>
              </table:table-cell>
              <table:table-cell office:value-type="float" office:value="7.355">
                <text:p>7.355</text:p>
              </table:table-cell>
              <table:table-cell office:value-type="float" office:value="9.379">
                <text:p>9.379</text:p>
              </table:table-cell>
              <table:table-cell office:value-type="float" office:value="12.246">
                <text:p>12.246</text:p>
              </table:table-cell>
              <table:table-cell office:value-type="float" office:value="17.101">
                <text:p>17.101</text:p>
              </table:table-cell>
              <table:table-cell office:value-type="float" office:value="26.51">
                <text:p>26.5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41">
                <text:p>3.41</text:p>
              </table:table-cell>
              <table:table-cell office:value-type="float" office:value="4.294">
                <text:p>4.294</text:p>
              </table:table-cell>
              <table:table-cell office:value-type="float" office:value="5.556">
                <text:p>5.556</text:p>
              </table:table-cell>
              <table:table-cell office:value-type="float" office:value="7.18">
                <text:p>7.18</text:p>
              </table:table-cell>
              <table:table-cell office:value-type="float" office:value="9.692">
                <text:p>9.692</text:p>
              </table:table-cell>
              <table:table-cell office:value-type="float" office:value="14.037">
                <text:p>14.037</text:p>
              </table:table-cell>
              <table:table-cell office:value-type="float" office:value="23.659">
                <text:p>23.6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693">
                <text:p>2.693</text:p>
              </table:table-cell>
              <table:table-cell office:value-type="float" office:value="3.373">
                <text:p>3.373</text:p>
              </table:table-cell>
              <table:table-cell office:value-type="float" office:value="4.362">
                <text:p>4.362</text:p>
              </table:table-cell>
              <table:table-cell office:value-type="float" office:value="5.793">
                <text:p>5.793</text:p>
              </table:table-cell>
              <table:table-cell office:value-type="float" office:value="7.865">
                <text:p>7.865</text:p>
              </table:table-cell>
              <table:table-cell office:value-type="float" office:value="11.558">
                <text:p>11.558</text:p>
              </table:table-cell>
              <table:table-cell office:value-type="float" office:value="20.691">
                <text:p>20.69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2.378">
                <text:p>2.378</text:p>
              </table:table-cell>
              <table:table-cell office:value-type="float" office:value="2.851">
                <text:p>2.851</text:p>
              </table:table-cell>
              <table:table-cell office:value-type="float" office:value="3.55">
                <text:p>3.55</text:p>
              </table:table-cell>
              <table:table-cell office:value-type="float" office:value="4.603">
                <text:p>4.603</text:p>
              </table:table-cell>
              <table:table-cell office:value-type="float" office:value="6.311">
                <text:p>6.311</text:p>
              </table:table-cell>
              <table:table-cell office:value-type="float" office:value="9.51">
                <text:p>9.51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1.988">
                <text:p>1.988</text:p>
              </table:table-cell>
              <table:table-cell office:value-type="float" office:value="2.283">
                <text:p>2.283</text:p>
              </table:table-cell>
              <table:table-cell office:value-type="float" office:value="2.73">
                <text:p>2.73</text:p>
              </table:table-cell>
              <table:table-cell office:value-type="float" office:value="3.483">
                <text:p>3.483</text:p>
              </table:table-cell>
              <table:table-cell office:value-type="float" office:value="4.861">
                <text:p>4.861</text:p>
              </table:table-cell>
              <table:table-cell office:value-type="float" office:value="7.291">
                <text:p>7.291</text:p>
              </table:table-cell>
              <table:table-cell office:value-type="float" office:value="15.663">
                <text:p>15.66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1.895">
                <text:p>1.895</text:p>
              </table:table-cell>
              <table:table-cell office:value-type="float" office:value="2.089">
                <text:p>2.089</text:p>
              </table:table-cell>
              <table:table-cell office:value-type="float" office:value="2.389">
                <text:p>2.389</text:p>
              </table:table-cell>
              <table:table-cell office:value-type="float" office:value="2.893">
                <text:p>2.893</text:p>
              </table:table-cell>
              <table:table-cell office:value-type="float" office:value="3.893">
                <text:p>3.893</text:p>
              </table:table-cell>
              <table:table-cell office:value-type="float" office:value="5.826">
                <text:p>5.826</text:p>
              </table:table-cell>
              <table:table-cell office:value-type="float" office:value="13.368">
                <text:p>13.36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1.779">
                <text:p>1.779</text:p>
              </table:table-cell>
              <table:table-cell office:value-type="float" office:value="1.845">
                <text:p>1.845</text:p>
              </table:table-cell>
              <table:table-cell office:value-type="float" office:value="1.997">
                <text:p>1.997</text:p>
              </table:table-cell>
              <table:table-cell office:value-type="float" office:value="2.343">
                <text:p>2.343</text:p>
              </table:table-cell>
              <table:table-cell office:value-type="float" office:value="3.166">
                <text:p>3.166</text:p>
              </table:table-cell>
              <table:table-cell office:value-type="float" office:value="4.618">
                <text:p>4.618</text:p>
              </table:table-cell>
              <table:table-cell office:value-type="float" office:value="11.397">
                <text:p>11.3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1.672">
                <text:p>1.672</text:p>
              </table:table-cell>
              <table:table-cell office:value-type="float" office:value="1.699">
                <text:p>1.699</text:p>
              </table:table-cell>
              <table:table-cell office:value-type="float" office:value="1.776">
                <text:p>1.776</text:p>
              </table:table-cell>
              <table:table-cell office:value-type="float" office:value="1.984">
                <text:p>1.984</text:p>
              </table:table-cell>
              <table:table-cell office:value-type="float" office:value="2.432">
                <text:p>2.432</text:p>
              </table:table-cell>
              <table:table-cell office:value-type="float" office:value="3.369">
                <text:p>3.369</text:p>
              </table:table-cell>
              <table:table-cell office:value-type="float" office:value="9.044">
                <text:p>9.0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75">
                <text:p>1.675</text:p>
              </table:table-cell>
              <table:table-cell office:value-type="float" office:value="1.704">
                <text:p>1.704</text:p>
              </table:table-cell>
              <table:table-cell office:value-type="float" office:value="1.782">
                <text:p>1.782</text:p>
              </table:table-cell>
              <table:table-cell office:value-type="float" office:value="2.032">
                <text:p>2.032</text:p>
              </table:table-cell>
              <table:table-cell office:value-type="float" office:value="2.554">
                <text:p>2.554</text:p>
              </table:table-cell>
              <table:table-cell office:value-type="float" office:value="6.646">
                <text:p>6.64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1.676">
                <text:p>1.676</text:p>
              </table:table-cell>
              <table:table-cell office:value-type="float" office:value="1.679">
                <text:p>1.679</text:p>
              </table:table-cell>
              <table:table-cell office:value-type="float" office:value="1.688">
                <text:p>1.688</text:p>
              </table:table-cell>
              <table:table-cell office:value-type="float" office:value="1.718">
                <text:p>1.718</text:p>
              </table:table-cell>
              <table:table-cell office:value-type="float" office:value="1.847">
                <text:p>1.847</text:p>
              </table:table-cell>
              <table:table-cell office:value-type="float" office:value="2.063">
                <text:p>2.063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9">
                <text:p>1.669</text:p>
              </table:table-cell>
              <table:table-cell office:value-type="float" office:value="1.697">
                <text:p>1.697</text:p>
              </table:table-cell>
              <table:table-cell office:value-type="float" office:value="1.752">
                <text:p>1.752</text:p>
              </table:table-cell>
              <table:table-cell office:value-type="float" office:value="3.296">
                <text:p>3.2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94cm" svg:height="10.29cm" xlink:href=".." xlink:type="simple" chart:class="chart:line" chart:style-name="ch1">
        <chart:title svg:x="5.92cm" svg:y="0.341cm" chart:style-name="ch2">
          <text:p>épidémies 5 classes écart type</text:p>
        </chart:title>
        <chart:legend chart:legend-position="end" svg:x="16.759cm" svg:y="3.079cm" style:legend-expansion="high" chart:style-name="ch3"/>
        <chart:plot-area chart:style-name="ch4" table:cell-range-address="similarité.R70:similarité.R88 similarité.AL1:similarité.AS1 similarité.AL70:similarité.AS88" chart:data-source-has-labels="both" svg:x="1.366cm" svg:y="1.351cm" svg:width="15.028cm" svg:height="7.763cm">
          <chartooo:coordinate-region svg:x="2.104cm" svg:y="1.553cm" svg:width="14.193cm" svg:height="6.908cm"/>
          <chart:axis chart:dimension="x" chart:name="primary-x" chart:style-name="ch5" chartooo:axis-type="auto">
            <chartooo:date-scale/>
            <chart:title svg:x="8.399cm" svg:y="9.319cm" chart:style-name="ch6">
              <text:p>kappa</text:p>
            </chart:title>
            <chart:categories table:cell-range-address="similarité.R70:similarité.R88"/>
            <chart:grid chart:style-name="ch7" chart:class="major"/>
          </chart:axis>
          <chart:axis chart:dimension="y" chart:name="primary-y" chart:style-name="ch5">
            <chart:title svg:x="0.451cm" svg:y="5.977cm" chart:style-name="ch8">
              <text:p>écart type</text:p>
            </chart:title>
            <chart:grid chart:style-name="ch7" chart:class="major"/>
          </chart:axis>
          <chart:series chart:style-name="ch9" chart:values-cell-range-address="similarité.AL70:similarité.AL88" chart:label-cell-address="similarité.AL1:similarité.AL1" chart:class="chart:line">
            <chart:data-point chart:repeated="19"/>
          </chart:series>
          <chart:series chart:style-name="ch10" chart:values-cell-range-address="similarité.AM70:similarité.AM88" chart:label-cell-address="similarité.AM1:similarité.AM1" chart:class="chart:line">
            <chart:data-point chart:repeated="19"/>
          </chart:series>
          <chart:series chart:style-name="ch11" chart:values-cell-range-address="similarité.AN70:similarité.AN88" chart:label-cell-address="similarité.AN1:similarité.AN1" chart:class="chart:line">
            <chart:data-point chart:repeated="19"/>
          </chart:series>
          <chart:series chart:style-name="ch12" chart:values-cell-range-address="similarité.AO70:similarité.AO88" chart:label-cell-address="similarité.AO1:similarité.AO1" chart:class="chart:line">
            <chart:data-point chart:repeated="19"/>
          </chart:series>
          <chart:series chart:style-name="ch13" chart:values-cell-range-address="similarité.AP70:similarité.AP88" chart:label-cell-address="similarité.AP1:similarité.AP1" chart:class="chart:line">
            <chart:data-point chart:repeated="19"/>
          </chart:series>
          <chart:series chart:style-name="ch14" chart:values-cell-range-address="similarité.AQ70:similarité.AQ88" chart:label-cell-address="similarité.AQ1:similarité.AQ1" chart:class="chart:line">
            <chart:data-point chart:repeated="19"/>
          </chart:series>
          <chart:series chart:style-name="ch15" chart:values-cell-range-address="similarité.AR70:similarité.AR88" chart:label-cell-address="similarité.AR1:similarité.AR1" chart:class="chart:line">
            <chart:data-point chart:repeated="19"/>
          </chart:series>
          <chart:series chart:style-name="ch16" chart:values-cell-range-address="similarité.AS70:similarité.AS88" chart:label-cell-address="similarité.AS1:similarité.AS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L1:similarité.AL1</svg:desc>
                </draw:g>
              </table:table-cell>
              <table:table-cell office:value-type="string">
                <text:p>8</text:p>
                <draw:g>
                  <svg:desc>similarité.AM1:similarité.AM1</svg:desc>
                </draw:g>
              </table:table-cell>
              <table:table-cell office:value-type="string">
                <text:p>7</text:p>
                <draw:g>
                  <svg:desc>similarité.AN1:similarité.AN1</svg:desc>
                </draw:g>
              </table:table-cell>
              <table:table-cell office:value-type="string">
                <text:p>6</text:p>
                <draw:g>
                  <svg:desc>similarité.AO1:similarité.AO1</svg:desc>
                </draw:g>
              </table:table-cell>
              <table:table-cell office:value-type="string">
                <text:p>5</text:p>
                <draw:g>
                  <svg:desc>similarité.AP1:similarité.AP1</svg:desc>
                </draw:g>
              </table:table-cell>
              <table:table-cell office:value-type="string">
                <text:p>4</text:p>
                <draw:g>
                  <svg:desc>similarité.AQ1:similarité.AQ1</svg:desc>
                </draw:g>
              </table:table-cell>
              <table:table-cell office:value-type="string">
                <text:p>3</text:p>
                <draw:g>
                  <svg:desc>similarité.AR1:similarité.AR1</svg:desc>
                </draw:g>
              </table:table-cell>
              <table:table-cell office:value-type="string">
                <text:p>2</text:p>
                <draw:g>
                  <svg:desc>similarité.AS1:similarité.AS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imilarité.R70:similarité.R88</svg:desc>
                </draw:g>
              </table:table-cell>
              <table:table-cell office:value-type="float" office:value="0">
                <text:p>0</text:p>
                <draw:g>
                  <svg:desc>similarité.AL70:similarité.AL88</svg:desc>
                </draw:g>
              </table:table-cell>
              <table:table-cell office:value-type="float" office:value="2.64">
                <text:p>2.64</text:p>
                <draw:g>
                  <svg:desc>similarité.AM70:similarité.AM88</svg:desc>
                </draw:g>
              </table:table-cell>
              <table:table-cell office:value-type="float" office:value="2.524">
                <text:p>2.524</text:p>
                <draw:g>
                  <svg:desc>similarité.AN70:similarité.AN88</svg:desc>
                </draw:g>
              </table:table-cell>
              <table:table-cell office:value-type="float" office:value="2.076">
                <text:p>2.076</text:p>
                <draw:g>
                  <svg:desc>similarité.AO70:similarité.AO88</svg:desc>
                </draw:g>
              </table:table-cell>
              <table:table-cell office:value-type="float" office:value="1.925">
                <text:p>1.925</text:p>
                <draw:g>
                  <svg:desc>similarité.AP70:similarité.AP88</svg:desc>
                </draw:g>
              </table:table-cell>
              <table:table-cell office:value-type="float" office:value="1.774">
                <text:p>1.774</text:p>
                <draw:g>
                  <svg:desc>similarité.AQ70:similarité.AQ88</svg:desc>
                </draw:g>
              </table:table-cell>
              <table:table-cell office:value-type="float" office:value="1.579">
                <text:p>1.579</text:p>
                <draw:g>
                  <svg:desc>similarité.AR70:similarité.AR88</svg:desc>
                </draw:g>
              </table:table-cell>
              <table:table-cell office:value-type="float" office:value="1.439">
                <text:p>1.439</text:p>
                <draw:g>
                  <svg:desc>similarité.AS70:similarité.AS88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2.669">
                <text:p>2.669</text:p>
              </table:table-cell>
              <table:table-cell office:value-type="float" office:value="2.461">
                <text:p>2.461</text:p>
              </table:table-cell>
              <table:table-cell office:value-type="float" office:value="2.289">
                <text:p>2.289</text:p>
              </table:table-cell>
              <table:table-cell office:value-type="float" office:value="2.178">
                <text:p>2.178</text:p>
              </table:table-cell>
              <table:table-cell office:value-type="float" office:value="1.983">
                <text:p>1.983</text:p>
              </table:table-cell>
              <table:table-cell office:value-type="float" office:value="1.776">
                <text:p>1.776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2.66">
                <text:p>2.66</text:p>
              </table:table-cell>
              <table:table-cell office:value-type="float" office:value="2.645">
                <text:p>2.645</text:p>
              </table:table-cell>
              <table:table-cell office:value-type="float" office:value="2.678">
                <text:p>2.678</text:p>
              </table:table-cell>
              <table:table-cell office:value-type="float" office:value="2.533">
                <text:p>2.533</text:p>
              </table:table-cell>
              <table:table-cell office:value-type="float" office:value="2.372">
                <text:p>2.372</text:p>
              </table:table-cell>
              <table:table-cell office:value-type="float" office:value="2.123">
                <text:p>2.123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2.313">
                <text:p>2.313</text:p>
              </table:table-cell>
              <table:table-cell office:value-type="float" office:value="2.347">
                <text:p>2.347</text:p>
              </table:table-cell>
              <table:table-cell office:value-type="float" office:value="2.389">
                <text:p>2.389</text:p>
              </table:table-cell>
              <table:table-cell office:value-type="float" office:value="2.299">
                <text:p>2.299</text:p>
              </table:table-cell>
              <table:table-cell office:value-type="float" office:value="2.138">
                <text:p>2.138</text:p>
              </table:table-cell>
              <table:table-cell office:value-type="float" office:value="1.967">
                <text:p>1.967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2.154">
                <text:p>2.154</text:p>
              </table:table-cell>
              <table:table-cell office:value-type="float" office:value="2.093">
                <text:p>2.093</text:p>
              </table:table-cell>
              <table:table-cell office:value-type="float" office:value="2.125">
                <text:p>2.125</text:p>
              </table:table-cell>
              <table:table-cell office:value-type="float" office:value="2.056">
                <text:p>2.056</text:p>
              </table:table-cell>
              <table:table-cell office:value-type="float" office:value="2.05">
                <text:p>2.05</text:p>
              </table:table-cell>
              <table:table-cell office:value-type="float" office:value="1.817">
                <text:p>1.817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778">
                <text:p>1.778</text:p>
              </table:table-cell>
              <table:table-cell office:value-type="float" office:value="1.897">
                <text:p>1.897</text:p>
              </table:table-cell>
              <table:table-cell office:value-type="float" office:value="1.999">
                <text:p>1.999</text:p>
              </table:table-cell>
              <table:table-cell office:value-type="float" office:value="2.009">
                <text:p>2.009</text:p>
              </table:table-cell>
              <table:table-cell office:value-type="float" office:value="1.953">
                <text:p>1.953</text:p>
              </table:table-cell>
              <table:table-cell office:value-type="float" office:value="1.882">
                <text:p>1.882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633">
                <text:p>1.633</text:p>
              </table:table-cell>
              <table:table-cell office:value-type="float" office:value="1.774">
                <text:p>1.774</text:p>
              </table:table-cell>
              <table:table-cell office:value-type="float" office:value="1.821">
                <text:p>1.821</text:p>
              </table:table-cell>
              <table:table-cell office:value-type="float" office:value="1.813">
                <text:p>1.813</text:p>
              </table:table-cell>
              <table:table-cell office:value-type="float" office:value="1.846">
                <text:p>1.846</text:p>
              </table:table-cell>
              <table:table-cell office:value-type="float" office:value="1.75">
                <text:p>1.75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435">
                <text:p>1.435</text:p>
              </table:table-cell>
              <table:table-cell office:value-type="float" office:value="1.612">
                <text:p>1.612</text:p>
              </table:table-cell>
              <table:table-cell office:value-type="float" office:value="1.681">
                <text:p>1.681</text:p>
              </table:table-cell>
              <table:table-cell office:value-type="float" office:value="1.682">
                <text:p>1.682</text:p>
              </table:table-cell>
              <table:table-cell office:value-type="float" office:value="1.695">
                <text:p>1.695</text:p>
              </table:table-cell>
              <table:table-cell office:value-type="float" office:value="1.565">
                <text:p>1.56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63">
                <text:p>0.963</text:p>
              </table:table-cell>
              <table:table-cell office:value-type="float" office:value="1.075">
                <text:p>1.075</text:p>
              </table:table-cell>
              <table:table-cell office:value-type="float" office:value="1.211">
                <text:p>1.211</text:p>
              </table:table-cell>
              <table:table-cell office:value-type="float" office:value="1.244">
                <text:p>1.244</text:p>
              </table:table-cell>
              <table:table-cell office:value-type="float" office:value="1.29">
                <text:p>1.29</text:p>
              </table:table-cell>
              <table:table-cell office:value-type="float" office:value="1.225">
                <text:p>1.225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945">
                <text:p>0.945</text:p>
              </table:table-cell>
              <table:table-cell office:value-type="float" office:value="0.989">
                <text:p>0.989</text:p>
              </table:table-cell>
              <table:table-cell office:value-type="float" office:value="1.031">
                <text:p>1.031</text:p>
              </table:table-cell>
              <table:table-cell office:value-type="float" office:value="1.085">
                <text:p>1.085</text:p>
              </table:table-cell>
              <table:table-cell office:value-type="float" office:value="1.175">
                <text:p>1.17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  <table:table-cell office:value-type="float" office:value="0.717">
                <text:p>0.717</text:p>
              </table:table-cell>
              <table:table-cell office:value-type="float" office:value="0.865">
                <text:p>0.865</text:p>
              </table:table-cell>
              <table:table-cell office:value-type="float" office:value="0.948">
                <text:p>0.948</text:p>
              </table:table-cell>
              <table:table-cell office:value-type="float" office:value="1.003">
                <text:p>1.003</text:p>
              </table:table-cell>
              <table:table-cell office:value-type="float" office:value="1.082">
                <text:p>1.08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541">
                <text:p>0.541</text:p>
              </table:table-cell>
              <table:table-cell office:value-type="float" office:value="0.615">
                <text:p>0.615</text:p>
              </table:table-cell>
              <table:table-cell office:value-type="float" office:value="0.698">
                <text:p>0.698</text:p>
              </table:table-cell>
              <table:table-cell office:value-type="float" office:value="0.828">
                <text:p>0.828</text:p>
              </table:table-cell>
              <table:table-cell office:value-type="float" office:value="0.885">
                <text:p>0.885</text:p>
              </table:table-cell>
              <table:table-cell office:value-type="float" office:value="0.991">
                <text:p>0.9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33">
                <text:p>0.333</text:p>
              </table:table-cell>
              <table:table-cell office:value-type="float" office:value="0.467">
                <text:p>0.467</text:p>
              </table:table-cell>
              <table:table-cell office:value-type="float" office:value="0.542">
                <text:p>0.542</text:p>
              </table:table-cell>
              <table:table-cell office:value-type="float" office:value="0.671">
                <text:p>0.671</text:p>
              </table:table-cell>
              <table:table-cell office:value-type="float" office:value="0.852">
                <text:p>0.852</text:p>
              </table:table-cell>
              <table:table-cell office:value-type="float" office:value="0.962">
                <text:p>0.9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74">
                <text:p>0.274</text:p>
              </table:table-cell>
              <table:table-cell office:value-type="float" office:value="0.327">
                <text:p>0.327</text:p>
              </table:table-cell>
              <table:table-cell office:value-type="float" office:value="0.399">
                <text:p>0.399</text:p>
              </table:table-cell>
              <table:table-cell office:value-type="float" office:value="0.413">
                <text:p>0.413</text:p>
              </table:table-cell>
              <table:table-cell office:value-type="float" office:value="0.477">
                <text:p>0.477</text:p>
              </table:table-cell>
              <table:table-cell office:value-type="float" office:value="0.455">
                <text:p>0.45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116">
                <text:p>0.116</text:p>
              </table:table-cell>
              <table:table-cell office:value-type="float" office:value="0.173">
                <text:p>0.173</text:p>
              </table:table-cell>
              <table:table-cell office:value-type="float" office:value="0.263">
                <text:p>0.263</text:p>
              </table:table-cell>
              <table:table-cell office:value-type="float" office:value="0.389">
                <text:p>0.389</text:p>
              </table:table-cell>
              <table:table-cell office:value-type="float" office:value="0.556">
                <text:p>0.55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142">
                <text:p>0.142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59">
                <text:p>0.059</text:p>
              </table:table-cell>
              <table:table-cell office:value-type="float" office:value="0.074">
                <text:p>0.074</text:p>
              </table:table-cell>
              <table:table-cell office:value-type="float" office:value="0.095">
                <text:p>0.095</text:p>
              </table:table-cell>
              <table:table-cell office:value-type="float" office:value="0.141">
                <text:p>0.141</text:p>
              </table:table-cell>
              <table:table-cell office:value-type="float" office:value="0.2">
                <text:p>0.2</text:p>
              </table:table-cell>
              <table:table-cell office:value-type="float" office:value="0.257">
                <text:p>0.257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révalence.B27:prévalence.C39" svg:x="1.321cm" svg:y="0.18cm" svg:width="14.359cm" svg:height="7.669cm">
          <chartooo:coordinate-region svg:x="1.953cm" svg:y="0.382cm" svg:width="13.63cm" svg:height="6.814cm"/>
          <chart:axis chart:dimension="x" chart:name="primary-x" chart:style-name="ch3">
            <chart:title svg:x="7.236cm" svg:y="8.029cm" chart:style-name="ch4">
              <text:p>% de modification</text:p>
            </chart:title>
            <chart:grid chart:style-name="ch5" chart:class="major"/>
          </chart:axis>
          <chart:axis chart:dimension="y" chart:name="primary-y" chart:style-name="ch3">
            <chart:title svg:x="0.451cm" svg:y="4.833cm" chart:style-name="ch6">
              <text:p>prévalence</text:p>
            </chart:title>
            <chart:grid chart:style-name="ch5" chart:class="major"/>
          </chart:axis>
          <chart:series chart:style-name="ch7" chart:values-cell-range-address="prévalence.C27:prévalence.C39" chart:class="chart:scatter">
            <chart:domain table:cell-range-address="prévalence.B27:prévalence.B39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53">
                <text:p>2.953</text:p>
                <draw:g>
                  <svg:desc>prévalence.B27:prévalence.B39</svg:desc>
                </draw:g>
              </table:table-cell>
              <table:table-cell office:value-type="float" office:value="52.31">
                <text:p>52.31</text:p>
                <draw:g>
                  <svg:desc>prévalence.C27:prévalence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72">
                <text:p>3.172</text:p>
              </table:table-cell>
              <table:table-cell office:value-type="float" office:value="26.864">
                <text:p>26.8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26">
                <text:p>3.026</text:p>
              </table:table-cell>
              <table:table-cell office:value-type="float" office:value="52.401">
                <text:p>52.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3">
                <text:p>3.303</text:p>
              </table:table-cell>
              <table:table-cell office:value-type="float" office:value="28.387">
                <text:p>28.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17">
                <text:p>1.517</text:p>
              </table:table-cell>
              <table:table-cell office:value-type="float" office:value="48.51">
                <text:p>48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4">
                <text:p>2.114</text:p>
              </table:table-cell>
              <table:table-cell office:value-type="float" office:value="51.704">
                <text:p>51.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84">
                <text:p>1.784</text:p>
              </table:table-cell>
              <table:table-cell office:value-type="float" office:value="41.844">
                <text:p>41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47">
                <text:p>2.347</text:p>
              </table:table-cell>
              <table:table-cell office:value-type="float" office:value="34.677">
                <text:p>34.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7">
                <text:p>1.87</text:p>
              </table:table-cell>
              <table:table-cell office:value-type="float" office:value="44.008">
                <text:p>44.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55">
                <text:p>3.455</text:p>
              </table:table-cell>
              <table:table-cell office:value-type="float" office:value="39.019">
                <text:p>39.0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32">
                <text:p>1.932</text:p>
              </table:table-cell>
              <table:table-cell office:value-type="float" office:value="39.255">
                <text:p>39.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69">
                <text:p>3.369</text:p>
              </table:table-cell>
              <table:table-cell office:value-type="float" office:value="45.386">
                <text:p>45.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87">
                <text:p>1.587</text:p>
              </table:table-cell>
              <table:table-cell office:value-type="float" office:value="51.221">
                <text:p>51.2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06cm" svg:height="10.071cm" xlink:href=".." xlink:type="simple" chart:class="chart:line" chart:style-name="ch1">
        <chart:title svg:x="6.446cm" svg:y="0.337cm" chart:style-name="ch2">
          <text:p>3 classes 8 annotateurs</text:p>
        </chart:title>
        <chart:legend chart:legend-position="end" svg:x="13.789cm" svg:y="3.473cm" style:legend-expansion="high" chart:style-name="ch3"/>
        <chart:plot-area chart:style-name="ch4" table:cell-range-address="résultatsGlobaux.A6:résultatsGlobaux.A22 résultatsGlobaux.C1:résultatsGlobaux.H1 résultatsGlobaux.C6:résultatsGlobaux.H22" chart:data-source-has-labels="both" svg:x="1.359cm" svg:y="1.343cm" svg:width="12.072cm" svg:height="7.556cm">
          <chartooo:coordinate-region svg:x="1.801cm" svg:y="1.546cm" svg:width="11.343cm" svg:height="6.7cm"/>
          <chart:axis chart:dimension="x" chart:name="primary-x" chart:style-name="ch5" chartooo:axis-type="auto">
            <chartooo:date-scale/>
            <chart:title svg:x="6.914cm" svg:y="9.1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385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C6:résultatsGlobaux.C22" chart:label-cell-address="résultatsGlobaux.C1:résultatsGlobaux.C1" chart:class="chart:line">
            <chart:data-point chart:repeated="17"/>
          </chart:series>
          <chart:series chart:style-name="ch10" chart:values-cell-range-address="résultatsGlobaux.D6:résultatsGlobaux.D22" chart:label-cell-address="résultatsGlobaux.D1:résultatsGlobaux.D1" chart:class="chart:line">
            <chart:data-point chart:repeated="17"/>
          </chart:series>
          <chart:series chart:style-name="ch11" chart:values-cell-range-address="résultatsGlobaux.E6:résultatsGlobaux.E22" chart:label-cell-address="résultatsGlobaux.E1:résultatsGlobaux.E1" chart:class="chart:line">
            <chart:data-point chart:repeated="17"/>
          </chart:series>
          <chart:series chart:style-name="ch12" chart:values-cell-range-address="résultatsGlobaux.F6:résultatsGlobaux.F22" chart:label-cell-address="résultatsGlobaux.F1:résultatsGlobaux.F1" chart:class="chart:line">
            <chart:data-point chart:repeated="17"/>
          </chart:series>
          <chart:series chart:style-name="ch13" chart:values-cell-range-address="résultatsGlobaux.G6:résultatsGlobaux.G22" chart:label-cell-address="résultatsGlobaux.G1:résultatsGlobaux.G1" chart:class="chart:line">
            <chart:data-point chart:repeated="17"/>
          </chart:series>
          <chart:series chart:style-name="ch14" chart:values-cell-range-address="résultatsGlobaux.H6:résultatsGlobaux.H22" chart:label-cell-address="résultatsGlobaux.H1:résultatsGlobaux.H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C1:résultatsGlobaux.C1</svg:desc>
                </draw:g>
              </table:table-cell>
              <table:table-cell office:value-type="string">
                <text:p>opinion contexte</text:p>
                <draw:g>
                  <svg:desc>résultatsGlobaux.D1:résultatsGlobaux.D1</svg:desc>
                </draw:g>
              </table:table-cell>
              <table:table-cell office:value-type="string">
                <text:p>émotion</text:p>
                <draw:g>
                  <svg:desc>résultatsGlobaux.E1:résultatsGlobaux.E1</svg:desc>
                </draw:g>
              </table:table-cell>
              <table:table-cell office:value-type="string">
                <text:p>émotion contexte</text:p>
                <draw:g>
                  <svg:desc>résultatsGlobaux.F1:résultatsGlobaux.F1</svg:desc>
                </draw:g>
              </table:table-cell>
              <table:table-cell office:value-type="string">
                <text:p>conquête spatiale</text:p>
                <draw:g>
                  <svg:desc>résultatsGlobaux.G1:résultatsGlobaux.G1</svg:desc>
                </draw:g>
              </table:table-cell>
              <table:table-cell office:value-type="string">
                <text:p>épidémies</text:p>
                <draw:g>
                  <svg:desc>résultatsGlobaux.H1:résultatsGlobaux.H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10.798">
                <text:p>10.798</text:p>
                <draw:g>
                  <svg:desc>résultatsGlobaux.C6:résultatsGlobaux.C22</svg:desc>
                </draw:g>
              </table:table-cell>
              <table:table-cell office:value-type="float" office:value="9.882">
                <text:p>9.882</text:p>
                <draw:g>
                  <svg:desc>résultatsGlobaux.D6:résultatsGlobaux.D22</svg:desc>
                </draw:g>
              </table:table-cell>
              <table:table-cell office:value-type="float" office:value="12.331">
                <text:p>12.331</text:p>
                <draw:g>
                  <svg:desc>résultatsGlobaux.E6:résultatsGlobaux.E22</svg:desc>
                </draw:g>
              </table:table-cell>
              <table:table-cell office:value-type="float" office:value="12.134">
                <text:p>12.134</text:p>
                <draw:g>
                  <svg:desc>résultatsGlobaux.F6:résultatsGlobaux.F22</svg:desc>
                </draw:g>
              </table:table-cell>
              <table:table-cell office:value-type="float" office:value="12.462">
                <text:p>12.462</text:p>
                <draw:g>
                  <svg:desc>résultatsGlobaux.G6:résultatsGlobaux.G22</svg:desc>
                </draw:g>
              </table:table-cell>
              <table:table-cell office:value-type="float" office:value="12.094">
                <text:p>12.094</text:p>
                <draw:g>
                  <svg:desc>résultatsGlobaux.H6:résultatsGlobaux.H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8.867">
                <text:p>8.867</text:p>
              </table:table-cell>
              <table:table-cell office:value-type="float" office:value="8.303">
                <text:p>8.303</text:p>
              </table:table-cell>
              <table:table-cell office:value-type="float" office:value="10.559">
                <text:p>10.559</text:p>
              </table:table-cell>
              <table:table-cell office:value-type="float" office:value="10.412">
                <text:p>10.412</text:p>
              </table:table-cell>
              <table:table-cell office:value-type="float" office:value="11.469">
                <text:p>11.469</text:p>
              </table:table-cell>
              <table:table-cell office:value-type="float" office:value="11.13">
                <text:p>11.1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7.852">
                <text:p>7.852</text:p>
              </table:table-cell>
              <table:table-cell office:value-type="float" office:value="7.31">
                <text:p>7.31</text:p>
              </table:table-cell>
              <table:table-cell office:value-type="float" office:value="8.791">
                <text:p>8.791</text:p>
              </table:table-cell>
              <table:table-cell office:value-type="float" office:value="9.021">
                <text:p>9.021</text:p>
              </table:table-cell>
              <table:table-cell office:value-type="float" office:value="9.84">
                <text:p>9.84</text:p>
              </table:table-cell>
              <table:table-cell office:value-type="float" office:value="9.922">
                <text:p>9.92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6.949">
                <text:p>6.949</text:p>
              </table:table-cell>
              <table:table-cell office:value-type="float" office:value="6.733">
                <text:p>6.733</text:p>
              </table:table-cell>
              <table:table-cell office:value-type="float" office:value="6.971">
                <text:p>6.971</text:p>
              </table:table-cell>
              <table:table-cell office:value-type="float" office:value="7.258">
                <text:p>7.258</text:p>
              </table:table-cell>
              <table:table-cell office:value-type="float" office:value="7.935">
                <text:p>7.935</text:p>
              </table:table-cell>
              <table:table-cell office:value-type="float" office:value="8.414">
                <text:p>8.4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.59">
                <text:p>6.59</text:p>
              </table:table-cell>
              <table:table-cell office:value-type="float" office:value="6.095">
                <text:p>6.095</text:p>
              </table:table-cell>
              <table:table-cell office:value-type="float" office:value="5.314">
                <text:p>5.314</text:p>
              </table:table-cell>
              <table:table-cell office:value-type="float" office:value="5.72">
                <text:p>5.72</text:p>
              </table:table-cell>
              <table:table-cell office:value-type="float" office:value="6.106">
                <text:p>6.106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.09">
                <text:p>6.09</text:p>
              </table:table-cell>
              <table:table-cell office:value-type="float" office:value="5.505">
                <text:p>5.505</text:p>
              </table:table-cell>
              <table:table-cell office:value-type="float" office:value="3.911">
                <text:p>3.911</text:p>
              </table:table-cell>
              <table:table-cell office:value-type="float" office:value="4.395">
                <text:p>4.395</text:p>
              </table:table-cell>
              <table:table-cell office:value-type="float" office:value="4.363">
                <text:p>4.363</text:p>
              </table:table-cell>
              <table:table-cell office:value-type="float" office:value="5.011">
                <text:p>5.0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432">
                <text:p>5.432</text:p>
              </table:table-cell>
              <table:table-cell office:value-type="float" office:value="5.407">
                <text:p>5.407</text:p>
              </table:table-cell>
              <table:table-cell office:value-type="float" office:value="2.822">
                <text:p>2.822</text:p>
              </table:table-cell>
              <table:table-cell office:value-type="float" office:value="2.994">
                <text:p>2.994</text:p>
              </table:table-cell>
              <table:table-cell office:value-type="float" office:value="3.161">
                <text:p>3.161</text:p>
              </table:table-cell>
              <table:table-cell office:value-type="float" office:value="3.645">
                <text:p>3.64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.729">
                <text:p>4.729</text:p>
              </table:table-cell>
              <table:table-cell office:value-type="float" office:value="5.013">
                <text:p>5.013</text:p>
              </table:table-cell>
              <table:table-cell office:value-type="float" office:value="1.903">
                <text:p>1.903</text:p>
              </table:table-cell>
              <table:table-cell office:value-type="float" office:value="2.086">
                <text:p>2.086</text:p>
              </table:table-cell>
              <table:table-cell office:value-type="float" office:value="2.266">
                <text:p>2.266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038">
                <text:p>4.038</text:p>
              </table:table-cell>
              <table:table-cell office:value-type="float" office:value="4.166">
                <text:p>4.166</text:p>
              </table:table-cell>
              <table:table-cell office:value-type="float" office:value="1.206">
                <text:p>1.206</text:p>
              </table:table-cell>
              <table:table-cell office:value-type="float" office:value="1.328">
                <text:p>1.328</text:p>
              </table:table-cell>
              <table:table-cell office:value-type="float" office:value="1.141">
                <text:p>1.141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032">
                <text:p>3.032</text:p>
              </table:table-cell>
              <table:table-cell office:value-type="float" office:value="3.183">
                <text:p>3.183</text:p>
              </table:table-cell>
              <table:table-cell office:value-type="float" office:value="0.729">
                <text:p>0.729</text:p>
              </table:table-cell>
              <table:table-cell office:value-type="float" office:value="0.834">
                <text:p>0.834</text:p>
              </table:table-cell>
              <table:table-cell office:value-type="float" office:value="0.849">
                <text:p>0.849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826">
                <text:p>1.826</text:p>
              </table:table-cell>
              <table:table-cell office:value-type="float" office:value="1.982">
                <text:p>1.98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39">
                <text:p>0.3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201">
                <text:p>1.201</text:p>
              </table:table-cell>
              <table:table-cell office:value-type="float" office:value="1.141">
                <text:p>1.141</text:p>
              </table:table-cell>
              <table:table-cell office:value-type="float" office:value="0.17">
                <text:p>0.17</text:p>
              </table:table-cell>
              <table:table-cell office:value-type="float" office:value="0.194">
                <text:p>0.194</text:p>
              </table:table-cell>
              <table:table-cell office:value-type="float" office:value="0.182">
                <text:p>0.18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496">
                <text:p>0.496</text:p>
              </table:table-cell>
              <table:table-cell office:value-type="float" office:value="0.49">
                <text:p>0.49</text:p>
              </table:table-cell>
              <table:table-cell office:value-type="float" office:value="0.049">
                <text:p>0.049</text:p>
              </table:table-cell>
              <table:table-cell office:value-type="float" office:value="0.051">
                <text:p>0.051</text:p>
              </table:table-cell>
              <table:table-cell office:value-type="float" office:value="0.155">
                <text:p>0.155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144">
                <text:p>0.144</text:p>
              </table:table-cell>
              <table:table-cell office:value-type="float" office:value="0.161">
                <text:p>0.161</text:p>
              </table:table-cell>
              <table:table-cell office:value-type="float" office:value="0.044">
                <text:p>0.044</text:p>
              </table:table-cell>
              <table:table-cell office:value-type="float" office:value="0.029">
                <text:p>0.029</text:p>
              </table:table-cell>
              <table:table-cell office:value-type="float" office:value="0.026">
                <text:p>0.02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43">
                <text:p>0.043</text:p>
              </table:table-cell>
              <table:table-cell office:value-type="float" office:value="0.044">
                <text:p>0.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11cm" svg:height="10.3cm" xlink:href=".." xlink:type="simple" chart:class="chart:line" chart:style-name="ch1">
        <chart:title svg:x="6.235cm" svg:y="0.342cm" chart:style-name="ch2">
          <text:p>opinion 3 classes écart type</text:p>
        </chart:title>
        <chart:legend chart:legend-position="end" svg:x="16.776cm" svg:y="3.084cm" style:legend-expansion="high" chart:style-name="ch3"/>
        <chart:plot-area chart:style-name="ch4" table:cell-range-address="opinion.R4:opinion.R22 opinion.AL1:opinion.AS1 opinion.AL4:opinion.AS22" chart:data-source-has-labels="both" svg:x="1.367cm" svg:y="1.353cm" svg:width="15.043cm" svg:height="7.77cm">
          <chartooo:coordinate-region svg:x="2.105cm" svg:y="1.555cm" svg:width="14.208cm" svg:height="6.915cm"/>
          <chart:axis chart:dimension="x" chart:name="primary-x" chart:style-name="ch5" chartooo:axis-type="auto">
            <chartooo:date-scale/>
            <chart:title svg:x="8.407cm" svg:y="9.329cm" chart:style-name="ch6">
              <text:p>kappa</text:p>
            </chart:title>
            <chart:categories table:cell-range-address="opinion.R4:opinion.R22"/>
            <chart:grid chart:style-name="ch7" chart:class="major"/>
          </chart:axis>
          <chart:axis chart:dimension="y" chart:name="primary-y" chart:style-name="ch5">
            <chart:title svg:x="0.451cm" svg:y="5.983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L4:opinion.AL22" chart:label-cell-address="opinion.AL1:opinion.AL1" chart:class="chart:line">
            <chart:data-point chart:repeated="19"/>
          </chart:series>
          <chart:series chart:style-name="ch10" chart:values-cell-range-address="opinion.AM4:opinion.AM22" chart:label-cell-address="opinion.AM1:opinion.AM1" chart:class="chart:line">
            <chart:data-point chart:repeated="19"/>
          </chart:series>
          <chart:series chart:style-name="ch11" chart:values-cell-range-address="opinion.AN4:opinion.AN22" chart:label-cell-address="opinion.AN1:opinion.AN1" chart:class="chart:line">
            <chart:data-point chart:repeated="19"/>
          </chart:series>
          <chart:series chart:style-name="ch12" chart:values-cell-range-address="opinion.AO4:opinion.AO22" chart:label-cell-address="opinion.AO1:opinion.AO1" chart:class="chart:line">
            <chart:data-point chart:repeated="19"/>
          </chart:series>
          <chart:series chart:style-name="ch13" chart:values-cell-range-address="opinion.AP4:opinion.AP22" chart:label-cell-address="opinion.AP1:opinion.AP1" chart:class="chart:line">
            <chart:data-point chart:repeated="19"/>
          </chart:series>
          <chart:series chart:style-name="ch14" chart:values-cell-range-address="opinion.AQ4:opinion.AQ22" chart:label-cell-address="opinion.AQ1:opinion.AQ1" chart:class="chart:line">
            <chart:data-point chart:repeated="19"/>
          </chart:series>
          <chart:series chart:style-name="ch15" chart:values-cell-range-address="opinion.AR4:opinion.AR22" chart:label-cell-address="opinion.AR1:opinion.AR1" chart:class="chart:line">
            <chart:data-point chart:repeated="19"/>
          </chart:series>
          <chart:series chart:style-name="ch16" chart:values-cell-range-address="opinion.AS4:opinion.AS22" chart:label-cell-address="opinion.AS1:opinion.AS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L1:opinion.AL1</svg:desc>
                </draw:g>
              </table:table-cell>
              <table:table-cell office:value-type="string">
                <text:p>8</text:p>
                <draw:g>
                  <svg:desc>opinion.AM1:opinion.AM1</svg:desc>
                </draw:g>
              </table:table-cell>
              <table:table-cell office:value-type="string">
                <text:p>7</text:p>
                <draw:g>
                  <svg:desc>opinion.AN1:opinion.AN1</svg:desc>
                </draw:g>
              </table:table-cell>
              <table:table-cell office:value-type="string">
                <text:p>6</text:p>
                <draw:g>
                  <svg:desc>opinion.AO1:opinion.AO1</svg:desc>
                </draw:g>
              </table:table-cell>
              <table:table-cell office:value-type="string">
                <text:p>5</text:p>
                <draw:g>
                  <svg:desc>opinion.AP1:opinion.AP1</svg:desc>
                </draw:g>
              </table:table-cell>
              <table:table-cell office:value-type="string">
                <text:p>4</text:p>
                <draw:g>
                  <svg:desc>opinion.AQ1:opinion.AQ1</svg:desc>
                </draw:g>
              </table:table-cell>
              <table:table-cell office:value-type="string">
                <text:p>3</text:p>
                <draw:g>
                  <svg:desc>opinion.AR1:opinion.AR1</svg:desc>
                </draw:g>
              </table:table-cell>
              <table:table-cell office:value-type="string">
                <text:p>2</text:p>
                <draw:g>
                  <svg:desc>opinion.AS1:opin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opinion.R4:opinion.R22</svg:desc>
                </draw:g>
              </table:table-cell>
              <table:table-cell office:value-type="float" office:value="0">
                <text:p>0</text:p>
                <draw:g>
                  <svg:desc>opinion.AL4:opinion.AL22</svg:desc>
                </draw:g>
              </table:table-cell>
              <table:table-cell office:value-type="float" office:value="1.311">
                <text:p>1.311</text:p>
                <draw:g>
                  <svg:desc>opinion.AM4:opinion.AM22</svg:desc>
                </draw:g>
              </table:table-cell>
              <table:table-cell office:value-type="float" office:value="1.03">
                <text:p>1.03</text:p>
                <draw:g>
                  <svg:desc>opinion.AN4:opinion.AN22</svg:desc>
                </draw:g>
              </table:table-cell>
              <table:table-cell office:value-type="float" office:value="0.959">
                <text:p>0.959</text:p>
                <draw:g>
                  <svg:desc>opinion.AO4:opinion.AO22</svg:desc>
                </draw:g>
              </table:table-cell>
              <table:table-cell office:value-type="float" office:value="0.92">
                <text:p>0.92</text:p>
                <draw:g>
                  <svg:desc>opinion.AP4:opinion.AP22</svg:desc>
                </draw:g>
              </table:table-cell>
              <table:table-cell office:value-type="float" office:value="0.824">
                <text:p>0.824</text:p>
                <draw:g>
                  <svg:desc>opinion.AQ4:opinion.AQ22</svg:desc>
                </draw:g>
              </table:table-cell>
              <table:table-cell office:value-type="float" office:value="0.727">
                <text:p>0.727</text:p>
                <draw:g>
                  <svg:desc>opinion.AR4:opinion.AR22</svg:desc>
                </draw:g>
              </table:table-cell>
              <table:table-cell office:value-type="float" office:value="0.64">
                <text:p>0.64</text:p>
                <draw:g>
                  <svg:desc>opinion.AS4:opinion.AS22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694">
                <text:p>1.694</text:p>
              </table:table-cell>
              <table:table-cell office:value-type="float" office:value="1.659">
                <text:p>1.659</text:p>
              </table:table-cell>
              <table:table-cell office:value-type="float" office:value="1.804">
                <text:p>1.804</text:p>
              </table:table-cell>
              <table:table-cell office:value-type="float" office:value="1.732">
                <text:p>1.732</text:p>
              </table:table-cell>
              <table:table-cell office:value-type="float" office:value="1.687">
                <text:p>1.687</text:p>
              </table:table-cell>
              <table:table-cell office:value-type="float" office:value="1.666">
                <text:p>1.666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331">
                <text:p>1.331</text:p>
              </table:table-cell>
              <table:table-cell office:value-type="float" office:value="1.28">
                <text:p>1.28</text:p>
              </table:table-cell>
              <table:table-cell office:value-type="float" office:value="1.399">
                <text:p>1.399</text:p>
              </table:table-cell>
              <table:table-cell office:value-type="float" office:value="1.417">
                <text:p>1.417</text:p>
              </table:table-cell>
              <table:table-cell office:value-type="float" office:value="1.408">
                <text:p>1.408</text:p>
              </table:table-cell>
              <table:table-cell office:value-type="float" office:value="1.386">
                <text:p>1.386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104">
                <text:p>1.104</text:p>
              </table:table-cell>
              <table:table-cell office:value-type="float" office:value="0.998">
                <text:p>0.998</text:p>
              </table:table-cell>
              <table:table-cell office:value-type="float" office:value="1.102">
                <text:p>1.102</text:p>
              </table:table-cell>
              <table:table-cell office:value-type="float" office:value="1.114">
                <text:p>1.114</text:p>
              </table:table-cell>
              <table:table-cell office:value-type="float" office:value="1.168">
                <text:p>1.168</text:p>
              </table:table-cell>
              <table:table-cell office:value-type="float" office:value="1.163">
                <text:p>1.163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954">
                <text:p>0.954</text:p>
              </table:table-cell>
              <table:table-cell office:value-type="float" office:value="0.867">
                <text:p>0.867</text:p>
              </table:table-cell>
              <table:table-cell office:value-type="float" office:value="0.953">
                <text:p>0.953</text:p>
              </table:table-cell>
              <table:table-cell office:value-type="float" office:value="0.934">
                <text:p>0.934</text:p>
              </table:table-cell>
              <table:table-cell office:value-type="float" office:value="0.951">
                <text:p>0.951</text:p>
              </table:table-cell>
              <table:table-cell office:value-type="float" office:value="0.935">
                <text:p>0.93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863">
                <text:p>0.863</text:p>
              </table:table-cell>
              <table:table-cell office:value-type="float" office:value="0.76">
                <text:p>0.76</text:p>
              </table:table-cell>
              <table:table-cell office:value-type="float" office:value="0.793">
                <text:p>0.793</text:p>
              </table:table-cell>
              <table:table-cell office:value-type="float" office:value="0.781">
                <text:p>0.781</text:p>
              </table:table-cell>
              <table:table-cell office:value-type="float" office:value="0.834">
                <text:p>0.834</text:p>
              </table:table-cell>
              <table:table-cell office:value-type="float" office:value="0.838">
                <text:p>0.838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924">
                <text:p>0.924</text:p>
              </table:table-cell>
              <table:table-cell office:value-type="float" office:value="0.799">
                <text:p>0.799</text:p>
              </table:table-cell>
              <table:table-cell office:value-type="float" office:value="0.841">
                <text:p>0.841</text:p>
              </table:table-cell>
              <table:table-cell office:value-type="float" office:value="0.765">
                <text:p>0.765</text:p>
              </table:table-cell>
              <table:table-cell office:value-type="float" office:value="0.78">
                <text:p>0.78</text:p>
              </table:table-cell>
              <table:table-cell office:value-type="float" office:value="0.753">
                <text:p>0.75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97">
                <text:p>0.97</text:p>
              </table:table-cell>
              <table:table-cell office:value-type="float" office:value="0.84">
                <text:p>0.84</text:p>
              </table:table-cell>
              <table:table-cell office:value-type="float" office:value="0.868">
                <text:p>0.868</text:p>
              </table:table-cell>
              <table:table-cell office:value-type="float" office:value="0.814">
                <text:p>0.814</text:p>
              </table:table-cell>
              <table:table-cell office:value-type="float" office:value="0.82">
                <text:p>0.82</text:p>
              </table:table-cell>
              <table:table-cell office:value-type="float" office:value="0.787">
                <text:p>0.78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64">
                <text:p>0.864</text:p>
              </table:table-cell>
              <table:table-cell office:value-type="float" office:value="0.756">
                <text:p>0.756</text:p>
              </table:table-cell>
              <table:table-cell office:value-type="float" office:value="0.762">
                <text:p>0.762</text:p>
              </table:table-cell>
              <table:table-cell office:value-type="float" office:value="0.729">
                <text:p>0.729</text:p>
              </table:table-cell>
              <table:table-cell office:value-type="float" office:value="0.743">
                <text:p>0.743</text:p>
              </table:table-cell>
              <table:table-cell office:value-type="float" office:value="0.713">
                <text:p>0.71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98">
                <text:p>0.898</text:p>
              </table:table-cell>
              <table:table-cell office:value-type="float" office:value="0.811">
                <text:p>0.811</text:p>
              </table:table-cell>
              <table:table-cell office:value-type="float" office:value="0.8">
                <text:p>0.8</text:p>
              </table:table-cell>
              <table:table-cell office:value-type="float" office:value="0.749">
                <text:p>0.749</text:p>
              </table:table-cell>
              <table:table-cell office:value-type="float" office:value="0.734">
                <text:p>0.734</text:p>
              </table:table-cell>
              <table:table-cell office:value-type="float" office:value="0.698">
                <text:p>0.698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867">
                <text:p>0.867</text:p>
              </table:table-cell>
              <table:table-cell office:value-type="float" office:value="0.846">
                <text:p>0.846</text:p>
              </table:table-cell>
              <table:table-cell office:value-type="float" office:value="0.868">
                <text:p>0.868</text:p>
              </table:table-cell>
              <table:table-cell office:value-type="float" office:value="0.837">
                <text:p>0.837</text:p>
              </table:table-cell>
              <table:table-cell office:value-type="float" office:value="0.828">
                <text:p>0.828</text:p>
              </table:table-cell>
              <table:table-cell office:value-type="float" office:value="0.806">
                <text:p>0.806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46">
                <text:p>0.746</text:p>
              </table:table-cell>
              <table:table-cell office:value-type="float" office:value="0.704">
                <text:p>0.704</text:p>
              </table:table-cell>
              <table:table-cell office:value-type="float" office:value="0.717">
                <text:p>0.717</text:p>
              </table:table-cell>
              <table:table-cell office:value-type="float" office:value="0.754">
                <text:p>0.754</text:p>
              </table:table-cell>
              <table:table-cell office:value-type="float" office:value="0.771">
                <text:p>0.771</text:p>
              </table:table-cell>
              <table:table-cell office:value-type="float" office:value="0.744">
                <text:p>0.744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582">
                <text:p>0.582</text:p>
              </table:table-cell>
              <table:table-cell office:value-type="float" office:value="0.644">
                <text:p>0.644</text:p>
              </table:table-cell>
              <table:table-cell office:value-type="float" office:value="0.645">
                <text:p>0.645</text:p>
              </table:table-cell>
              <table:table-cell office:value-type="float" office:value="0.673">
                <text:p>0.673</text:p>
              </table:table-cell>
              <table:table-cell office:value-type="float" office:value="0.663">
                <text:p>0.663</text:p>
              </table:table-cell>
              <table:table-cell office:value-type="float" office:value="0.723">
                <text:p>0.723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602">
                <text:p>0.602</text:p>
              </table:table-cell>
              <table:table-cell office:value-type="float" office:value="0.678">
                <text:p>0.678</text:p>
              </table:table-cell>
              <table:table-cell office:value-type="float" office:value="0.707">
                <text:p>0.707</text:p>
              </table:table-cell>
              <table:table-cell office:value-type="float" office:value="0.722">
                <text:p>0.722</text:p>
              </table:table-cell>
              <table:table-cell office:value-type="float" office:value="0.735">
                <text:p>0.735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348">
                <text:p>0.348</text:p>
              </table:table-cell>
              <table:table-cell office:value-type="float" office:value="0.406">
                <text:p>0.406</text:p>
              </table:table-cell>
              <table:table-cell office:value-type="float" office:value="0.416">
                <text:p>0.416</text:p>
              </table:table-cell>
              <table:table-cell office:value-type="float" office:value="0.46">
                <text:p>0.46</text:p>
              </table:table-cell>
              <table:table-cell office:value-type="float" office:value="0.49">
                <text:p>0.4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192">
                <text:p>0.192</text:p>
              </table:table-cell>
              <table:table-cell office:value-type="float" office:value="0.251">
                <text:p>0.251</text:p>
              </table:table-cell>
              <table:table-cell office:value-type="float" office:value="0.307">
                <text:p>0.307</text:p>
              </table:table-cell>
              <table:table-cell office:value-type="float" office:value="0.381">
                <text:p>0.381</text:p>
              </table:table-cell>
              <table:table-cell office:value-type="float" office:value="0.428">
                <text:p>0.428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41">
                <text:p>0.141</text:p>
              </table:table-cell>
              <table:table-cell office:value-type="float" office:value="0.176">
                <text:p>0.176</text:p>
              </table:table-cell>
              <table:table-cell office:value-type="float" office:value="0.243">
                <text:p>0.243</text:p>
              </table:table-cell>
              <table:table-cell office:value-type="float" office:value="0.287">
                <text:p>0.2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37">
                <text:p>0.037</text:p>
              </table:table-cell>
              <table:table-cell office:value-type="float" office:value="0.06">
                <text:p>0.06</text:p>
              </table:table-cell>
              <table:table-cell office:value-type="float" office:value="0.072">
                <text:p>0.072</text:p>
              </table:table-cell>
              <table:table-cell office:value-type="float" office:value="0.113">
                <text:p>0.113</text:p>
              </table:table-cell>
              <table:table-cell office:value-type="float" office:value="0.147">
                <text:p>0.147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145">
                <text:p>0.1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21cm" svg:height="10.137cm" xlink:href=".." xlink:type="simple" chart:class="chart:line" chart:style-name="ch1">
        <chart:title svg:x="6.503cm" svg:y="0.338cm" chart:style-name="ch2">
          <text:p>3 classes 7 annotateurs</text:p>
        </chart:title>
        <chart:legend chart:legend-position="end" svg:x="13.904cm" svg:y="3.506cm" style:legend-expansion="high" chart:style-name="ch3"/>
        <chart:plot-area chart:style-name="ch4" table:cell-range-address="résultatsGlobaux.A1:résultatsGlobaux.A1 résultatsGlobaux.A6:résultatsGlobaux.A22 résultatsGlobaux.J1:résultatsGlobaux.O1 résultatsGlobaux.J6:résultatsGlobaux.O22" chart:data-source-has-labels="both" svg:x="1.361cm" svg:y="1.345cm" svg:width="12.183cm" svg:height="7.619cm">
          <chartooo:coordinate-region svg:x="1.803cm" svg:y="1.547cm" svg:width="11.454cm" svg:height="6.764cm"/>
          <chart:axis chart:dimension="x" chart:name="primary-x" chart:style-name="ch5" chartooo:axis-type="auto">
            <chartooo:date-scale/>
            <chart:title svg:x="6.971cm" svg:y="9.166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418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J6:résultatsGlobaux.J22" chart:label-cell-address="résultatsGlobaux.J1:résultatsGlobaux.J1" chart:class="chart:line">
            <chart:data-point chart:repeated="17"/>
          </chart:series>
          <chart:series chart:style-name="ch10" chart:values-cell-range-address="résultatsGlobaux.K6:résultatsGlobaux.K22" chart:label-cell-address="résultatsGlobaux.K1:résultatsGlobaux.K1" chart:class="chart:line">
            <chart:data-point chart:repeated="17"/>
          </chart:series>
          <chart:series chart:style-name="ch11" chart:values-cell-range-address="résultatsGlobaux.L6:résultatsGlobaux.L22" chart:label-cell-address="résultatsGlobaux.L1:résultatsGlobaux.L1" chart:class="chart:line">
            <chart:data-point chart:repeated="17"/>
          </chart:series>
          <chart:series chart:style-name="ch12" chart:values-cell-range-address="résultatsGlobaux.M6:résultatsGlobaux.M22" chart:label-cell-address="résultatsGlobaux.M1:résultatsGlobaux.M1" chart:class="chart:line">
            <chart:data-point chart:repeated="17"/>
          </chart:series>
          <chart:series chart:style-name="ch13" chart:values-cell-range-address="résultatsGlobaux.N6:résultatsGlobaux.N22" chart:label-cell-address="résultatsGlobaux.N1:résultatsGlobaux.N1" chart:class="chart:line">
            <chart:data-point chart:repeated="17"/>
          </chart:series>
          <chart:series chart:style-name="ch14" chart:values-cell-range-address="résultatsGlobaux.O6:résultatsGlobaux.O22" chart:label-cell-address="résultatsGlobaux.O1:résultatsGlobaux.O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J1:résultatsGlobaux.J1</svg:desc>
                </draw:g>
              </table:table-cell>
              <table:table-cell office:value-type="string">
                <text:p>opinion contexte</text:p>
                <draw:g>
                  <svg:desc>résultatsGlobaux.K1:résultatsGlobaux.K1</svg:desc>
                </draw:g>
              </table:table-cell>
              <table:table-cell office:value-type="string">
                <text:p>émotion</text:p>
                <draw:g>
                  <svg:desc>résultatsGlobaux.L1:résultatsGlobaux.L1</svg:desc>
                </draw:g>
              </table:table-cell>
              <table:table-cell office:value-type="string">
                <text:p>émotion contexte</text:p>
                <draw:g>
                  <svg:desc>résultatsGlobaux.M1:résultatsGlobaux.M1</svg:desc>
                </draw:g>
              </table:table-cell>
              <table:table-cell office:value-type="string">
                <text:p>conquête spatiale</text:p>
                <draw:g>
                  <svg:desc>résultatsGlobaux.N1:résultatsGlobaux.N1</svg:desc>
                </draw:g>
              </table:table-cell>
              <table:table-cell office:value-type="string">
                <text:p>épidémies</text:p>
                <draw:g>
                  <svg:desc>résultatsGlobaux.O1:résultatsGlobaux.O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12.44">
                <text:p>12.44</text:p>
                <draw:g>
                  <svg:desc>résultatsGlobaux.J6:résultatsGlobaux.J22</svg:desc>
                </draw:g>
              </table:table-cell>
              <table:table-cell office:value-type="float" office:value="11.652">
                <text:p>11.652</text:p>
                <draw:g>
                  <svg:desc>résultatsGlobaux.K6:résultatsGlobaux.K22</svg:desc>
                </draw:g>
              </table:table-cell>
              <table:table-cell office:value-type="float" office:value="14.901">
                <text:p>14.901</text:p>
                <draw:g>
                  <svg:desc>résultatsGlobaux.L6:résultatsGlobaux.L22</svg:desc>
                </draw:g>
              </table:table-cell>
              <table:table-cell office:value-type="float" office:value="14.563">
                <text:p>14.563</text:p>
                <draw:g>
                  <svg:desc>résultatsGlobaux.M6:résultatsGlobaux.M22</svg:desc>
                </draw:g>
              </table:table-cell>
              <table:table-cell office:value-type="float" office:value="14.868">
                <text:p>14.868</text:p>
                <draw:g>
                  <svg:desc>résultatsGlobaux.N6:résultatsGlobaux.N22</svg:desc>
                </draw:g>
              </table:table-cell>
              <table:table-cell office:value-type="float" office:value="14.211">
                <text:p>14.211</text:p>
                <draw:g>
                  <svg:desc>résultatsGlobaux.O6:résultatsGlobaux.O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0.136">
                <text:p>10.136</text:p>
              </table:table-cell>
              <table:table-cell office:value-type="float" office:value="9.643">
                <text:p>9.643</text:p>
              </table:table-cell>
              <table:table-cell office:value-type="float" office:value="13.134">
                <text:p>13.134</text:p>
              </table:table-cell>
              <table:table-cell office:value-type="float" office:value="12.936">
                <text:p>12.936</text:p>
              </table:table-cell>
              <table:table-cell office:value-type="float" office:value="13.639">
                <text:p>13.639</text:p>
              </table:table-cell>
              <table:table-cell office:value-type="float" office:value="13.243">
                <text:p>13.2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9.018">
                <text:p>9.018</text:p>
              </table:table-cell>
              <table:table-cell office:value-type="float" office:value="8.372">
                <text:p>8.372</text:p>
              </table:table-cell>
              <table:table-cell office:value-type="float" office:value="11.064">
                <text:p>11.064</text:p>
              </table:table-cell>
              <table:table-cell office:value-type="float" office:value="11.276">
                <text:p>11.276</text:p>
              </table:table-cell>
              <table:table-cell office:value-type="float" office:value="12.118">
                <text:p>12.118</text:p>
              </table:table-cell>
              <table:table-cell office:value-type="float" office:value="12.274">
                <text:p>12.27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8.015">
                <text:p>8.015</text:p>
              </table:table-cell>
              <table:table-cell office:value-type="float" office:value="7.516">
                <text:p>7.516</text:p>
              </table:table-cell>
              <table:table-cell office:value-type="float" office:value="8.917">
                <text:p>8.917</text:p>
              </table:table-cell>
              <table:table-cell office:value-type="float" office:value="9.208">
                <text:p>9.208</text:p>
              </table:table-cell>
              <table:table-cell office:value-type="float" office:value="10.092">
                <text:p>10.092</text:p>
              </table:table-cell>
              <table:table-cell office:value-type="float" office:value="10.361">
                <text:p>10.36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7.584">
                <text:p>7.584</text:p>
              </table:table-cell>
              <table:table-cell office:value-type="float" office:value="6.901">
                <text:p>6.901</text:p>
              </table:table-cell>
              <table:table-cell office:value-type="float" office:value="6.973">
                <text:p>6.973</text:p>
              </table:table-cell>
              <table:table-cell office:value-type="float" office:value="7.329">
                <text:p>7.329</text:p>
              </table:table-cell>
              <table:table-cell office:value-type="float" office:value="7.809">
                <text:p>7.809</text:p>
              </table:table-cell>
              <table:table-cell office:value-type="float" office:value="7.996">
                <text:p>7.99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7.133">
                <text:p>7.133</text:p>
              </table:table-cell>
              <table:table-cell office:value-type="float" office:value="6.366">
                <text:p>6.366</text:p>
              </table:table-cell>
              <table:table-cell office:value-type="float" office:value="5.094">
                <text:p>5.094</text:p>
              </table:table-cell>
              <table:table-cell office:value-type="float" office:value="5.675">
                <text:p>5.675</text:p>
              </table:table-cell>
              <table:table-cell office:value-type="float" office:value="5.844">
                <text:p>5.844</text:p>
              </table:table-cell>
              <table:table-cell office:value-type="float" office:value="6.583">
                <text:p>6.58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.608">
                <text:p>6.608</text:p>
              </table:table-cell>
              <table:table-cell office:value-type="float" office:value="6.337">
                <text:p>6.337</text:p>
              </table:table-cell>
              <table:table-cell office:value-type="float" office:value="3.783">
                <text:p>3.783</text:p>
              </table:table-cell>
              <table:table-cell office:value-type="float" office:value="3.998">
                <text:p>3.998</text:p>
              </table:table-cell>
              <table:table-cell office:value-type="float" office:value="4.367">
                <text:p>4.367</text:p>
              </table:table-cell>
              <table:table-cell office:value-type="float" office:value="4.884">
                <text:p>4.88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5.909">
                <text:p>5.909</text:p>
              </table:table-cell>
              <table:table-cell office:value-type="float" office:value="6.063">
                <text:p>6.063</text:p>
              </table:table-cell>
              <table:table-cell office:value-type="float" office:value="2.679">
                <text:p>2.679</text:p>
              </table:table-cell>
              <table:table-cell office:value-type="float" office:value="2.871">
                <text:p>2.871</text:p>
              </table:table-cell>
              <table:table-cell office:value-type="float" office:value="2.984">
                <text:p>2.984</text:p>
              </table:table-cell>
              <table:table-cell office:value-type="float" office:value="3.634">
                <text:p>3.63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.091">
                <text:p>5.091</text:p>
              </table:table-cell>
              <table:table-cell office:value-type="float" office:value="5.294">
                <text:p>5.294</text:p>
              </table:table-cell>
              <table:table-cell office:value-type="float" office:value="1.723">
                <text:p>1.723</text:p>
              </table:table-cell>
              <table:table-cell office:value-type="float" office:value="1.886">
                <text:p>1.886</text:p>
              </table:table-cell>
              <table:table-cell office:value-type="float" office:value="1.69">
                <text:p>1.69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838">
                <text:p>3.838</text:p>
              </table:table-cell>
              <table:table-cell office:value-type="float" office:value="4.04">
                <text:p>4.04</text:p>
              </table:table-cell>
              <table:table-cell office:value-type="float" office:value="1.09">
                <text:p>1.09</text:p>
              </table:table-cell>
              <table:table-cell office:value-type="float" office:value="1.227">
                <text:p>1.227</text:p>
              </table:table-cell>
              <table:table-cell office:value-type="float" office:value="1.233">
                <text:p>1.233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46">
                <text:p>2.46</text:p>
              </table:table-cell>
              <table:table-cell office:value-type="float" office:value="2.604">
                <text:p>2.604</text:p>
              </table:table-cell>
              <table:table-cell office:value-type="float" office:value="0.623">
                <text:p>0.623</text:p>
              </table:table-cell>
              <table:table-cell office:value-type="float" office:value="0.699">
                <text:p>0.699</text:p>
              </table:table-cell>
              <table:table-cell office:value-type="float" office:value="0.63">
                <text:p>0.63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576">
                <text:p>1.576</text:p>
              </table:table-cell>
              <table:table-cell office:value-type="float" office:value="1.57">
                <text:p>1.57</text:p>
              </table:table-cell>
              <table:table-cell office:value-type="float" office:value="0.295">
                <text:p>0.295</text:p>
              </table:table-cell>
              <table:table-cell office:value-type="float" office:value="0.309">
                <text:p>0.309</text:p>
              </table:table-cell>
              <table:table-cell office:value-type="float" office:value="0.383">
                <text:p>0.383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  <table:table-cell office:value-type="float" office:value="0.086">
                <text:p>0.086</text:p>
              </table:table-cell>
              <table:table-cell office:value-type="float" office:value="0.123">
                <text:p>0.123</text:p>
              </table:table-cell>
              <table:table-cell office:value-type="float" office:value="0.215">
                <text:p>0.21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214">
                <text:p>0.214</text:p>
              </table:table-cell>
              <table:table-cell office:value-type="float" office:value="0.249">
                <text:p>0.249</text:p>
              </table:table-cell>
              <table:table-cell office:value-type="float" office:value="0.067">
                <text:p>0.067</text:p>
              </table:table-cell>
              <table:table-cell office:value-type="float" office:value="0.042">
                <text:p>0.042</text:p>
              </table:table-cell>
              <table:table-cell office:value-type="float" office:value="0.05">
                <text:p>0.0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73">
                <text:p>0.073</text:p>
              </table:table-cell>
              <table:table-cell office:value-type="float" office:value="0.082">
                <text:p>0.08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982cm" svg:height="10.115cm" xlink:href=".." xlink:type="simple" chart:class="chart:line" chart:style-name="ch1">
        <chart:title svg:x="6.484cm" svg:y="0.338cm" chart:style-name="ch2">
          <text:p>3 classes 6 annotateurs</text:p>
        </chart:title>
        <chart:legend chart:legend-position="end" svg:x="13.865cm" svg:y="3.495cm" style:legend-expansion="high" chart:style-name="ch3"/>
        <chart:plot-area chart:style-name="ch4" table:cell-range-address="résultatsGlobaux.A1:résultatsGlobaux.A1 résultatsGlobaux.A6:résultatsGlobaux.A22 résultatsGlobaux.R1:résultatsGlobaux.W1 résultatsGlobaux.R6:résultatsGlobaux.W22" chart:data-source-has-labels="both" svg:x="1.36cm" svg:y="1.345cm" svg:width="12.146cm" svg:height="7.597cm">
          <chartooo:coordinate-region svg:x="1.992cm" svg:y="1.548cm" svg:width="11.417cm" svg:height="6.741cm"/>
          <chart:axis chart:dimension="x" chart:name="primary-x" chart:style-name="ch5" chartooo:axis-type="auto">
            <chartooo:date-scale/>
            <chart:title svg:x="6.952cm" svg:y="9.144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407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R6:résultatsGlobaux.R22" chart:label-cell-address="résultatsGlobaux.R1:résultatsGlobaux.R1" chart:class="chart:line">
            <chart:data-point chart:repeated="17"/>
          </chart:series>
          <chart:series chart:style-name="ch10" chart:values-cell-range-address="résultatsGlobaux.S6:résultatsGlobaux.S22" chart:label-cell-address="résultatsGlobaux.S1:résultatsGlobaux.S1" chart:class="chart:line">
            <chart:data-point chart:repeated="17"/>
          </chart:series>
          <chart:series chart:style-name="ch11" chart:values-cell-range-address="résultatsGlobaux.T6:résultatsGlobaux.T22" chart:label-cell-address="résultatsGlobaux.T1:résultatsGlobaux.T1" chart:class="chart:line">
            <chart:data-point chart:repeated="17"/>
          </chart:series>
          <chart:series chart:style-name="ch12" chart:values-cell-range-address="résultatsGlobaux.U6:résultatsGlobaux.U22" chart:label-cell-address="résultatsGlobaux.U1:résultatsGlobaux.U1" chart:class="chart:line">
            <chart:data-point chart:repeated="17"/>
          </chart:series>
          <chart:series chart:style-name="ch13" chart:values-cell-range-address="résultatsGlobaux.V6:résultatsGlobaux.V22" chart:label-cell-address="résultatsGlobaux.V1:résultatsGlobaux.V1" chart:class="chart:line">
            <chart:data-point chart:repeated="17"/>
          </chart:series>
          <chart:series chart:style-name="ch14" chart:values-cell-range-address="résultatsGlobaux.W6:résultatsGlobaux.W22" chart:label-cell-address="résultatsGlobaux.W1:résultatsGlobaux.W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R1:résultatsGlobaux.R1</svg:desc>
                </draw:g>
              </table:table-cell>
              <table:table-cell office:value-type="string">
                <text:p>opinion contexte</text:p>
                <draw:g>
                  <svg:desc>résultatsGlobaux.S1:résultatsGlobaux.S1</svg:desc>
                </draw:g>
              </table:table-cell>
              <table:table-cell office:value-type="string">
                <text:p>émotion</text:p>
                <draw:g>
                  <svg:desc>résultatsGlobaux.T1:résultatsGlobaux.T1</svg:desc>
                </draw:g>
              </table:table-cell>
              <table:table-cell office:value-type="string">
                <text:p>émotion contexte</text:p>
                <draw:g>
                  <svg:desc>résultatsGlobaux.U1:résultatsGlobaux.U1</svg:desc>
                </draw:g>
              </table:table-cell>
              <table:table-cell office:value-type="string">
                <text:p>conquête spatiale</text:p>
                <draw:g>
                  <svg:desc>résultatsGlobaux.V1:résultatsGlobaux.V1</svg:desc>
                </draw:g>
              </table:table-cell>
              <table:table-cell office:value-type="string">
                <text:p>épidémies</text:p>
                <draw:g>
                  <svg:desc>résultatsGlobaux.W1:résultatsGlobaux.W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17.482">
                <text:p>17.482</text:p>
                <draw:g>
                  <svg:desc>résultatsGlobaux.R6:résultatsGlobaux.R22</svg:desc>
                </draw:g>
              </table:table-cell>
              <table:table-cell office:value-type="float" office:value="16.299">
                <text:p>16.299</text:p>
                <draw:g>
                  <svg:desc>résultatsGlobaux.S6:résultatsGlobaux.S22</svg:desc>
                </draw:g>
              </table:table-cell>
              <table:table-cell office:value-type="float" office:value="19.256">
                <text:p>19.256</text:p>
                <draw:g>
                  <svg:desc>résultatsGlobaux.T6:résultatsGlobaux.T22</svg:desc>
                </draw:g>
              </table:table-cell>
              <table:table-cell office:value-type="float" office:value="18.977">
                <text:p>18.977</text:p>
                <draw:g>
                  <svg:desc>résultatsGlobaux.U6:résultatsGlobaux.U22</svg:desc>
                </draw:g>
              </table:table-cell>
              <table:table-cell office:value-type="float" office:value="18.999">
                <text:p>18.999</text:p>
                <draw:g>
                  <svg:desc>résultatsGlobaux.V6:résultatsGlobaux.V22</svg:desc>
                </draw:g>
              </table:table-cell>
              <table:table-cell office:value-type="float" office:value="18.635">
                <text:p>18.635</text:p>
                <draw:g>
                  <svg:desc>résultatsGlobaux.W6:résultatsGlobaux.W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4.505">
                <text:p>14.505</text:p>
              </table:table-cell>
              <table:table-cell office:value-type="float" office:value="13.814">
                <text:p>13.814</text:p>
              </table:table-cell>
              <table:table-cell office:value-type="float" office:value="16.487">
                <text:p>16.487</text:p>
              </table:table-cell>
              <table:table-cell office:value-type="float" office:value="16.275">
                <text:p>16.275</text:p>
              </table:table-cell>
              <table:table-cell office:value-type="float" office:value="17.672">
                <text:p>17.672</text:p>
              </table:table-cell>
              <table:table-cell office:value-type="float" office:value="17.287">
                <text:p>17.28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2.885">
                <text:p>12.885</text:p>
              </table:table-cell>
              <table:table-cell office:value-type="float" office:value="12.114">
                <text:p>12.114</text:p>
              </table:table-cell>
              <table:table-cell office:value-type="float" office:value="13.989">
                <text:p>13.989</text:p>
              </table:table-cell>
              <table:table-cell office:value-type="float" office:value="14.116">
                <text:p>14.116</text:p>
              </table:table-cell>
              <table:table-cell office:value-type="float" office:value="15.422">
                <text:p>15.422</text:p>
              </table:table-cell>
              <table:table-cell office:value-type="float" office:value="15.613">
                <text:p>15.61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1.371">
                <text:p>11.371</text:p>
              </table:table-cell>
              <table:table-cell office:value-type="float" office:value="10.803">
                <text:p>10.803</text:p>
              </table:table-cell>
              <table:table-cell office:value-type="float" office:value="11.48">
                <text:p>11.48</text:p>
              </table:table-cell>
              <table:table-cell office:value-type="float" office:value="11.646">
                <text:p>11.646</text:p>
              </table:table-cell>
              <table:table-cell office:value-type="float" office:value="12.844">
                <text:p>12.844</text:p>
              </table:table-cell>
              <table:table-cell office:value-type="float" office:value="13.151">
                <text:p>13.15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.557">
                <text:p>10.557</text:p>
              </table:table-cell>
              <table:table-cell office:value-type="float" office:value="9.877">
                <text:p>9.877</text:p>
              </table:table-cell>
              <table:table-cell office:value-type="float" office:value="9.086">
                <text:p>9.086</text:p>
              </table:table-cell>
              <table:table-cell office:value-type="float" office:value="9.483">
                <text:p>9.483</text:p>
              </table:table-cell>
              <table:table-cell office:value-type="float" office:value="10.101">
                <text:p>10.101</text:p>
              </table:table-cell>
              <table:table-cell office:value-type="float" office:value="10.489">
                <text:p>10.48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9.541">
                <text:p>9.541</text:p>
              </table:table-cell>
              <table:table-cell office:value-type="float" office:value="8.868">
                <text:p>8.868</text:p>
              </table:table-cell>
              <table:table-cell office:value-type="float" office:value="6.831">
                <text:p>6.831</text:p>
              </table:table-cell>
              <table:table-cell office:value-type="float" office:value="7.496">
                <text:p>7.496</text:p>
              </table:table-cell>
              <table:table-cell office:value-type="float" office:value="7.84">
                <text:p>7.84</text:p>
              </table:table-cell>
              <table:table-cell office:value-type="float" office:value="8.647">
                <text:p>8.6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539">
                <text:p>8.539</text:p>
              </table:table-cell>
              <table:table-cell office:value-type="float" office:value="8.391">
                <text:p>8.391</text:p>
              </table:table-cell>
              <table:table-cell office:value-type="float" office:value="5.215">
                <text:p>5.215</text:p>
              </table:table-cell>
              <table:table-cell office:value-type="float" office:value="5.519">
                <text:p>5.519</text:p>
              </table:table-cell>
              <table:table-cell office:value-type="float" office:value="5.94">
                <text:p>5.94</text:p>
              </table:table-cell>
              <table:table-cell office:value-type="float" office:value="6.564">
                <text:p>6.56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7.47">
                <text:p>7.47</text:p>
              </table:table-cell>
              <table:table-cell office:value-type="float" office:value="7.692">
                <text:p>7.692</text:p>
              </table:table-cell>
              <table:table-cell office:value-type="float" office:value="3.85">
                <text:p>3.85</text:p>
              </table:table-cell>
              <table:table-cell office:value-type="float" office:value="4.159">
                <text:p>4.159</text:p>
              </table:table-cell>
              <table:table-cell office:value-type="float" office:value="4.293">
                <text:p>4.293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.379">
                <text:p>6.379</text:p>
              </table:table-cell>
              <table:table-cell office:value-type="float" office:value="6.61">
                <text:p>6.61</text:p>
              </table:table-cell>
              <table:table-cell office:value-type="float" office:value="2.58">
                <text:p>2.58</text:p>
              </table:table-cell>
              <table:table-cell office:value-type="float" office:value="2.854">
                <text:p>2.854</text:p>
              </table:table-cell>
              <table:table-cell office:value-type="float" office:value="2.666">
                <text:p>2.666</text:p>
              </table:table-cell>
              <table:table-cell office:value-type="float" office:value="2.993">
                <text:p>2.99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.899">
                <text:p>4.899</text:p>
              </table:table-cell>
              <table:table-cell office:value-type="float" office:value="5.12">
                <text:p>5.12</text:p>
              </table:table-cell>
              <table:table-cell office:value-type="float" office:value="1.671">
                <text:p>1.671</text:p>
              </table:table-cell>
              <table:table-cell office:value-type="float" office:value="1.929">
                <text:p>1.929</text:p>
              </table:table-cell>
              <table:table-cell office:value-type="float" office:value="1.959">
                <text:p>1.959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.281">
                <text:p>3.281</text:p>
              </table:table-cell>
              <table:table-cell office:value-type="float" office:value="3.438">
                <text:p>3.438</text:p>
              </table:table-cell>
              <table:table-cell office:value-type="float" office:value="1.033">
                <text:p>1.033</text:p>
              </table:table-cell>
              <table:table-cell office:value-type="float" office:value="1.139">
                <text:p>1.139</text:p>
              </table:table-cell>
              <table:table-cell office:value-type="float" office:value="1.026">
                <text:p>1.026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.178">
                <text:p>2.178</text:p>
              </table:table-cell>
              <table:table-cell office:value-type="float" office:value="2.151">
                <text:p>2.151</text:p>
              </table:table-cell>
              <table:table-cell office:value-type="float" office:value="0.554">
                <text:p>0.554</text:p>
              </table:table-cell>
              <table:table-cell office:value-type="float" office:value="0.558">
                <text:p>0.558</text:p>
              </table:table-cell>
              <table:table-cell office:value-type="float" office:value="0.66">
                <text:p>0.66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055">
                <text:p>1.055</text:p>
              </table:table-cell>
              <table:table-cell office:value-type="float" office:value="1.072">
                <text:p>1.072</text:p>
              </table:table-cell>
              <table:table-cell office:value-type="float" office:value="0.201">
                <text:p>0.201</text:p>
              </table:table-cell>
              <table:table-cell office:value-type="float" office:value="0.287">
                <text:p>0.287</text:p>
              </table:table-cell>
              <table:table-cell office:value-type="float" office:value="0.403">
                <text:p>0.403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382">
                <text:p>0.382</text:p>
              </table:table-cell>
              <table:table-cell office:value-type="float" office:value="0.417">
                <text:p>0.417</text:p>
              </table:table-cell>
              <table:table-cell office:value-type="float" office:value="0.149">
                <text:p>0.149</text:p>
              </table:table-cell>
              <table:table-cell office:value-type="float" office:value="0.109">
                <text:p>0.109</text:p>
              </table:table-cell>
              <table:table-cell office:value-type="float" office:value="0.106">
                <text:p>0.106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121">
                <text:p>0.121</text:p>
              </table:table-cell>
              <table:table-cell office:value-type="float" office:value="0.139">
                <text:p>0.139</text:p>
              </table:table-cell>
              <table:table-cell office:value-type="float" office:value="0.022">
                <text:p>0.022</text:p>
              </table:table-cell>
              <table:table-cell office:value-type="float" office:value="0.02">
                <text:p>0.02</text:p>
              </table:table-cell>
              <table:table-cell office:value-type="float" office:value="0.019">
                <text:p>0.01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209cm" svg:height="10.243cm" xlink:href=".." xlink:type="simple" chart:class="chart:line" chart:style-name="ch1">
        <chart:title svg:x="6.597cm" svg:y="0.34cm" chart:style-name="ch2">
          <text:p>3 classes 5 annotateurs</text:p>
        </chart:title>
        <chart:legend chart:legend-position="end" svg:x="14.092cm" svg:y="3.559cm" style:legend-expansion="high" chart:style-name="ch3"/>
        <chart:plot-area chart:style-name="ch4" table:cell-range-address="résultatsGlobaux.A1:résultatsGlobaux.A1 résultatsGlobaux.A6:résultatsGlobaux.A22 résultatsGlobaux.Z1:résultatsGlobaux.AE1 résultatsGlobaux.Z6:résultatsGlobaux.AE22" chart:data-source-has-labels="both" svg:x="1.365cm" svg:y="1.349cm" svg:width="12.363cm" svg:height="7.719cm">
          <chartooo:coordinate-region svg:x="1.997cm" svg:y="1.551cm" svg:width="11.634cm" svg:height="6.864cm"/>
          <chart:axis chart:dimension="x" chart:name="primary-x" chart:style-name="ch5" chartooo:axis-type="auto">
            <chartooo:date-scale/>
            <chart:title svg:x="7.065cm" svg:y="9.272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472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Z6:résultatsGlobaux.Z22" chart:label-cell-address="résultatsGlobaux.Z1:résultatsGlobaux.Z1" chart:class="chart:line">
            <chart:data-point chart:repeated="17"/>
          </chart:series>
          <chart:series chart:style-name="ch10" chart:values-cell-range-address="résultatsGlobaux.AA6:résultatsGlobaux.AA22" chart:label-cell-address="résultatsGlobaux.AA1:résultatsGlobaux.AA1" chart:class="chart:line">
            <chart:data-point chart:repeated="17"/>
          </chart:series>
          <chart:series chart:style-name="ch11" chart:values-cell-range-address="résultatsGlobaux.AB6:résultatsGlobaux.AB22" chart:label-cell-address="résultatsGlobaux.AB1:résultatsGlobaux.AB1" chart:class="chart:line">
            <chart:data-point chart:repeated="17"/>
          </chart:series>
          <chart:series chart:style-name="ch12" chart:values-cell-range-address="résultatsGlobaux.AC6:résultatsGlobaux.AC22" chart:label-cell-address="résultatsGlobaux.AC1:résultatsGlobaux.AC1" chart:class="chart:line">
            <chart:data-point chart:repeated="17"/>
          </chart:series>
          <chart:series chart:style-name="ch13" chart:values-cell-range-address="résultatsGlobaux.AD6:résultatsGlobaux.AD22" chart:label-cell-address="résultatsGlobaux.AD1:résultatsGlobaux.AD1" chart:class="chart:line">
            <chart:data-point chart:repeated="17"/>
          </chart:series>
          <chart:series chart:style-name="ch14" chart:values-cell-range-address="résultatsGlobaux.AE6:résultatsGlobaux.AE22" chart:label-cell-address="résultatsGlobaux.AE1:résultatsGlobaux.AE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Z1:résultatsGlobaux.Z1</svg:desc>
                </draw:g>
              </table:table-cell>
              <table:table-cell office:value-type="string">
                <text:p>opinion contexte</text:p>
                <draw:g>
                  <svg:desc>résultatsGlobaux.AA1:résultatsGlobaux.AA1</svg:desc>
                </draw:g>
              </table:table-cell>
              <table:table-cell office:value-type="string">
                <text:p>émotion</text:p>
                <draw:g>
                  <svg:desc>résultatsGlobaux.AB1:résultatsGlobaux.AB1</svg:desc>
                </draw:g>
              </table:table-cell>
              <table:table-cell office:value-type="string">
                <text:p>émotion contexte</text:p>
                <draw:g>
                  <svg:desc>résultatsGlobaux.AC1:résultatsGlobaux.AC1</svg:desc>
                </draw:g>
              </table:table-cell>
              <table:table-cell office:value-type="string">
                <text:p>conquête spatiale</text:p>
                <draw:g>
                  <svg:desc>résultatsGlobaux.AD1:résultatsGlobaux.AD1</svg:desc>
                </draw:g>
              </table:table-cell>
              <table:table-cell office:value-type="string">
                <text:p>épidémies</text:p>
                <draw:g>
                  <svg:desc>résultatsGlobaux.AE1:résultatsGlobaux.AE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19.994">
                <text:p>19.994</text:p>
                <draw:g>
                  <svg:desc>résultatsGlobaux.Z6:résultatsGlobaux.Z22</svg:desc>
                </draw:g>
              </table:table-cell>
              <table:table-cell office:value-type="float" office:value="19.002">
                <text:p>19.002</text:p>
                <draw:g>
                  <svg:desc>résultatsGlobaux.AA6:résultatsGlobaux.AA22</svg:desc>
                </draw:g>
              </table:table-cell>
              <table:table-cell office:value-type="float" office:value="22.424">
                <text:p>22.424</text:p>
                <draw:g>
                  <svg:desc>résultatsGlobaux.AB6:résultatsGlobaux.AB22</svg:desc>
                </draw:g>
              </table:table-cell>
              <table:table-cell office:value-type="float" office:value="22.034">
                <text:p>22.034</text:p>
                <draw:g>
                  <svg:desc>résultatsGlobaux.AC6:résultatsGlobaux.AC22</svg:desc>
                </draw:g>
              </table:table-cell>
              <table:table-cell office:value-type="float" office:value="22.048">
                <text:p>22.048</text:p>
                <draw:g>
                  <svg:desc>résultatsGlobaux.AD6:résultatsGlobaux.AD22</svg:desc>
                </draw:g>
              </table:table-cell>
              <table:table-cell office:value-type="float" office:value="21.167">
                <text:p>21.167</text:p>
                <draw:g>
                  <svg:desc>résultatsGlobaux.AE6:résultatsGlobaux.AE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6.576">
                <text:p>16.576</text:p>
              </table:table-cell>
              <table:table-cell office:value-type="float" office:value="15.973">
                <text:p>15.973</text:p>
              </table:table-cell>
              <table:table-cell office:value-type="float" office:value="20.13">
                <text:p>20.13</text:p>
              </table:table-cell>
              <table:table-cell office:value-type="float" office:value="19.796">
                <text:p>19.796</text:p>
              </table:table-cell>
              <table:table-cell office:value-type="float" office:value="20.471">
                <text:p>20.471</text:p>
              </table:table-cell>
              <table:table-cell office:value-type="float" office:value="19.958">
                <text:p>19.95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4.583">
                <text:p>14.583</text:p>
              </table:table-cell>
              <table:table-cell office:value-type="float" office:value="13.795">
                <text:p>13.795</text:p>
              </table:table-cell>
              <table:table-cell office:value-type="float" office:value="17.326">
                <text:p>17.326</text:p>
              </table:table-cell>
              <table:table-cell office:value-type="float" office:value="17.414">
                <text:p>17.414</text:p>
              </table:table-cell>
              <table:table-cell office:value-type="float" office:value="18.546">
                <text:p>18.546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2.898">
                <text:p>12.898</text:p>
              </table:table-cell>
              <table:table-cell office:value-type="float" office:value="12.18">
                <text:p>12.18</text:p>
              </table:table-cell>
              <table:table-cell office:value-type="float" office:value="14.43">
                <text:p>14.43</text:p>
              </table:table-cell>
              <table:table-cell office:value-type="float" office:value="14.628">
                <text:p>14.628</text:p>
              </table:table-cell>
              <table:table-cell office:value-type="float" office:value="15.775">
                <text:p>15.775</text:p>
              </table:table-cell>
              <table:table-cell office:value-type="float" office:value="16.243">
                <text:p>16.2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1.936">
                <text:p>11.936</text:p>
              </table:table-cell>
              <table:table-cell office:value-type="float" office:value="11.047">
                <text:p>11.047</text:p>
              </table:table-cell>
              <table:table-cell office:value-type="float" office:value="11.594">
                <text:p>11.594</text:p>
              </table:table-cell>
              <table:table-cell office:value-type="float" office:value="12.021">
                <text:p>12.021</text:p>
              </table:table-cell>
              <table:table-cell office:value-type="float" office:value="12.686">
                <text:p>12.686</text:p>
              </table:table-cell>
              <table:table-cell office:value-type="float" office:value="13.211">
                <text:p>13.21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0.95">
                <text:p>10.95</text:p>
              </table:table-cell>
              <table:table-cell office:value-type="float" office:value="10.026">
                <text:p>10.026</text:p>
              </table:table-cell>
              <table:table-cell office:value-type="float" office:value="8.913">
                <text:p>8.913</text:p>
              </table:table-cell>
              <table:table-cell office:value-type="float" office:value="9.67">
                <text:p>9.67</text:p>
              </table:table-cell>
              <table:table-cell office:value-type="float" office:value="10.068">
                <text:p>10.068</text:p>
              </table:table-cell>
              <table:table-cell office:value-type="float" office:value="10.892">
                <text:p>10.89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.071">
                <text:p>10.071</text:p>
              </table:table-cell>
              <table:table-cell office:value-type="float" office:value="9.619">
                <text:p>9.619</text:p>
              </table:table-cell>
              <table:table-cell office:value-type="float" office:value="6.956">
                <text:p>6.956</text:p>
              </table:table-cell>
              <table:table-cell office:value-type="float" office:value="7.374">
                <text:p>7.374</text:p>
              </table:table-cell>
              <table:table-cell office:value-type="float" office:value="7.8">
                <text:p>7.8</text:p>
              </table:table-cell>
              <table:table-cell office:value-type="float" office:value="8.545">
                <text:p>8.54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9.09">
                <text:p>9.09</text:p>
              </table:table-cell>
              <table:table-cell office:value-type="float" office:value="9.139">
                <text:p>9.139</text:p>
              </table:table-cell>
              <table:table-cell office:value-type="float" office:value="5.289">
                <text:p>5.289</text:p>
              </table:table-cell>
              <table:table-cell office:value-type="float" office:value="5.595">
                <text:p>5.595</text:p>
              </table:table-cell>
              <table:table-cell office:value-type="float" office:value="5.749">
                <text:p>5.749</text:p>
              </table:table-cell>
              <table:table-cell office:value-type="float" office:value="6.626">
                <text:p>6.62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848">
                <text:p>7.848</text:p>
              </table:table-cell>
              <table:table-cell office:value-type="float" office:value="8.085">
                <text:p>8.085</text:p>
              </table:table-cell>
              <table:table-cell office:value-type="float" office:value="3.675">
                <text:p>3.675</text:p>
              </table:table-cell>
              <table:table-cell office:value-type="float" office:value="4.006">
                <text:p>4.006</text:p>
              </table:table-cell>
              <table:table-cell office:value-type="float" office:value="3.803">
                <text:p>3.803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6.13">
                <text:p>6.13</text:p>
              </table:table-cell>
              <table:table-cell office:value-type="float" office:value="6.39">
                <text:p>6.39</text:p>
              </table:table-cell>
              <table:table-cell office:value-type="float" office:value="2.478">
                <text:p>2.478</text:p>
              </table:table-cell>
              <table:table-cell office:value-type="float" office:value="2.762">
                <text:p>2.762</text:p>
              </table:table-cell>
              <table:table-cell office:value-type="float" office:value="2.821">
                <text:p>2.821</text:p>
              </table:table-cell>
              <table:table-cell office:value-type="float" office:value="3.266">
                <text:p>3.26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.261">
                <text:p>4.261</text:p>
              </table:table-cell>
              <table:table-cell office:value-type="float" office:value="4.449">
                <text:p>4.449</text:p>
              </table:table-cell>
              <table:table-cell office:value-type="float" office:value="1.584">
                <text:p>1.584</text:p>
              </table:table-cell>
              <table:table-cell office:value-type="float" office:value="1.762">
                <text:p>1.762</text:p>
              </table:table-cell>
              <table:table-cell office:value-type="float" office:value="1.567">
                <text:p>1.567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.888">
                <text:p>2.888</text:p>
              </table:table-cell>
              <table:table-cell office:value-type="float" office:value="2.865">
                <text:p>2.865</text:p>
              </table:table-cell>
              <table:table-cell office:value-type="float" office:value="0.913">
                <text:p>0.913</text:p>
              </table:table-cell>
              <table:table-cell office:value-type="float" office:value="0.939">
                <text:p>0.939</text:p>
              </table:table-cell>
              <table:table-cell office:value-type="float" office:value="1.059">
                <text:p>1.05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51">
                <text:p>1.51</text:p>
              </table:table-cell>
              <table:table-cell office:value-type="float" office:value="1.555">
                <text:p>1.555</text:p>
              </table:table-cell>
              <table:table-cell office:value-type="float" office:value="0.379">
                <text:p>0.379</text:p>
              </table:table-cell>
              <table:table-cell office:value-type="float" office:value="0.526">
                <text:p>0.526</text:p>
              </table:table-cell>
              <table:table-cell office:value-type="float" office:value="0.624">
                <text:p>0.62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23">
                <text:p>0.623</text:p>
              </table:table-cell>
              <table:table-cell office:value-type="float" office:value="0.669">
                <text:p>0.669</text:p>
              </table:table-cell>
              <table:table-cell office:value-type="float" office:value="0.238">
                <text:p>0.238</text:p>
              </table:table-cell>
              <table:table-cell office:value-type="float" office:value="0.199">
                <text:p>0.199</text:p>
              </table:table-cell>
              <table:table-cell office:value-type="float" office:value="0.178">
                <text:p>0.178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215">
                <text:p>0.215</text:p>
              </table:table-cell>
              <table:table-cell office:value-type="float" office:value="0.223">
                <text:p>0.223</text:p>
              </table:table-cell>
              <table:table-cell office:value-type="float" office:value="0.049">
                <text:p>0.049</text:p>
              </table:table-cell>
              <table:table-cell office:value-type="float" office:value="0.048">
                <text:p>0.048</text:p>
              </table:table-cell>
              <table:table-cell office:value-type="float" office:value="0.04">
                <text:p>0.04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41">
                <text:p>0.041</text:p>
              </table:table-cell>
              <table:table-cell office:value-type="float" office:value="0.043">
                <text:p>0.043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47cm" svg:height="10.039cm" xlink:href=".." xlink:type="simple" chart:class="chart:line" chart:style-name="ch1">
        <chart:title svg:x="6.416cm" svg:y="0.336cm" chart:style-name="ch2">
          <text:p>3 classes 4 annotateurs</text:p>
        </chart:title>
        <chart:legend chart:legend-position="end" svg:x="13.73cm" svg:y="3.457cm" style:legend-expansion="high" chart:style-name="ch3"/>
        <chart:plot-area chart:style-name="ch4" table:cell-range-address="résultatsGlobaux.A1:résultatsGlobaux.A1 résultatsGlobaux.A6:résultatsGlobaux.A22 résultatsGlobaux.AH1:résultatsGlobaux.AM1 résultatsGlobaux.AH6:résultatsGlobaux.AM22" chart:data-source-has-labels="both" svg:x="1.357cm" svg:y="1.341cm" svg:width="12.017cm" svg:height="7.527cm">
          <chartooo:coordinate-region svg:x="1.989cm" svg:y="1.543cm" svg:width="11.288cm" svg:height="6.672cm"/>
          <chart:axis chart:dimension="x" chart:name="primary-x" chart:style-name="ch5" chartooo:axis-type="auto">
            <chartooo:date-scale/>
            <chart:title svg:x="6.884cm" svg:y="9.068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368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H6:résultatsGlobaux.AH22" chart:label-cell-address="résultatsGlobaux.AH1:résultatsGlobaux.AH1" chart:class="chart:line">
            <chart:data-point chart:repeated="17"/>
          </chart:series>
          <chart:series chart:style-name="ch10" chart:values-cell-range-address="résultatsGlobaux.AI6:résultatsGlobaux.AI22" chart:label-cell-address="résultatsGlobaux.AI1:résultatsGlobaux.AI1" chart:class="chart:line">
            <chart:data-point chart:repeated="17"/>
          </chart:series>
          <chart:series chart:style-name="ch11" chart:values-cell-range-address="résultatsGlobaux.AJ6:résultatsGlobaux.AJ22" chart:label-cell-address="résultatsGlobaux.AJ1:résultatsGlobaux.AJ1" chart:class="chart:line">
            <chart:data-point chart:repeated="17"/>
          </chart:series>
          <chart:series chart:style-name="ch12" chart:values-cell-range-address="résultatsGlobaux.AK6:résultatsGlobaux.AK22" chart:label-cell-address="résultatsGlobaux.AK1:résultatsGlobaux.AK1" chart:class="chart:line">
            <chart:data-point chart:repeated="17"/>
          </chart:series>
          <chart:series chart:style-name="ch13" chart:values-cell-range-address="résultatsGlobaux.AL6:résultatsGlobaux.AL22" chart:label-cell-address="résultatsGlobaux.AL1:résultatsGlobaux.AL1" chart:class="chart:line">
            <chart:data-point chart:repeated="17"/>
          </chart:series>
          <chart:series chart:style-name="ch14" chart:values-cell-range-address="résultatsGlobaux.AM6:résultatsGlobaux.AM22" chart:label-cell-address="résultatsGlobaux.AM1:résultatsGlobaux.AM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H1:résultatsGlobaux.AH1</svg:desc>
                </draw:g>
              </table:table-cell>
              <table:table-cell office:value-type="string">
                <text:p>opinion contexte</text:p>
                <draw:g>
                  <svg:desc>résultatsGlobaux.AI1:résultatsGlobaux.AI1</svg:desc>
                </draw:g>
              </table:table-cell>
              <table:table-cell office:value-type="string">
                <text:p>émotion</text:p>
                <draw:g>
                  <svg:desc>résultatsGlobaux.AJ1:résultatsGlobaux.AJ1</svg:desc>
                </draw:g>
              </table:table-cell>
              <table:table-cell office:value-type="string">
                <text:p>émotion contexte</text:p>
                <draw:g>
                  <svg:desc>résultatsGlobaux.AK1:résultatsGlobaux.AK1</svg:desc>
                </draw:g>
              </table:table-cell>
              <table:table-cell office:value-type="string">
                <text:p>conquête spatiale</text:p>
                <draw:g>
                  <svg:desc>résultatsGlobaux.AL1:résultatsGlobaux.AL1</svg:desc>
                </draw:g>
              </table:table-cell>
              <table:table-cell office:value-type="string">
                <text:p>épidémies</text:p>
                <draw:g>
                  <svg:desc>résultatsGlobaux.AM1:résultatsGlobaux.AM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25.043">
                <text:p>25.043</text:p>
                <draw:g>
                  <svg:desc>résultatsGlobaux.AH6:résultatsGlobaux.AH22</svg:desc>
                </draw:g>
              </table:table-cell>
              <table:table-cell office:value-type="float" office:value="23.909">
                <text:p>23.909</text:p>
                <draw:g>
                  <svg:desc>résultatsGlobaux.AI6:résultatsGlobaux.AI22</svg:desc>
                </draw:g>
              </table:table-cell>
              <table:table-cell office:value-type="float" office:value="26.285">
                <text:p>26.285</text:p>
                <draw:g>
                  <svg:desc>résultatsGlobaux.AJ6:résultatsGlobaux.AJ22</svg:desc>
                </draw:g>
              </table:table-cell>
              <table:table-cell office:value-type="float" office:value="26.014">
                <text:p>26.014</text:p>
                <draw:g>
                  <svg:desc>résultatsGlobaux.AK6:résultatsGlobaux.AK22</svg:desc>
                </draw:g>
              </table:table-cell>
              <table:table-cell office:value-type="float" office:value="25.575">
                <text:p>25.575</text:p>
                <draw:g>
                  <svg:desc>résultatsGlobaux.AL6:résultatsGlobaux.AL22</svg:desc>
                </draw:g>
              </table:table-cell>
              <table:table-cell office:value-type="float" office:value="25.161">
                <text:p>25.161</text:p>
                <draw:g>
                  <svg:desc>résultatsGlobaux.AM6:résultatsGlobaux.AM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1.335">
                <text:p>21.335</text:p>
              </table:table-cell>
              <table:table-cell office:value-type="float" office:value="20.64">
                <text:p>20.64</text:p>
              </table:table-cell>
              <table:table-cell office:value-type="float" office:value="23.18">
                <text:p>23.18</text:p>
              </table:table-cell>
              <table:table-cell office:value-type="float" office:value="22.851">
                <text:p>22.851</text:p>
              </table:table-cell>
              <table:table-cell office:value-type="float" office:value="23.995">
                <text:p>23.995</text:p>
              </table:table-cell>
              <table:table-cell office:value-type="float" office:value="23.591">
                <text:p>23.59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.826">
                <text:p>18.826</text:p>
              </table:table-cell>
              <table:table-cell office:value-type="float" office:value="18.018">
                <text:p>18.018</text:p>
              </table:table-cell>
              <table:table-cell office:value-type="float" office:value="20.18">
                <text:p>20.18</text:p>
              </table:table-cell>
              <table:table-cell office:value-type="float" office:value="20.16">
                <text:p>20.16</text:p>
              </table:table-cell>
              <table:table-cell office:value-type="float" office:value="21.482">
                <text:p>21.482</text:p>
              </table:table-cell>
              <table:table-cell office:value-type="float" office:value="21.632">
                <text:p>21.63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6.595">
                <text:p>16.595</text:p>
              </table:table-cell>
              <table:table-cell office:value-type="float" office:value="15.982">
                <text:p>15.982</text:p>
              </table:table-cell>
              <table:table-cell office:value-type="float" office:value="17.195">
                <text:p>17.195</text:p>
              </table:table-cell>
              <table:table-cell office:value-type="float" office:value="17.301">
                <text:p>17.301</text:p>
              </table:table-cell>
              <table:table-cell office:value-type="float" office:value="18.456">
                <text:p>18.456</text:p>
              </table:table-cell>
              <table:table-cell office:value-type="float" office:value="18.755">
                <text:p>18.75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107">
                <text:p>15.107</text:p>
              </table:table-cell>
              <table:table-cell office:value-type="float" office:value="14.381">
                <text:p>14.381</text:p>
              </table:table-cell>
              <table:table-cell office:value-type="float" office:value="14.269">
                <text:p>14.269</text:p>
              </table:table-cell>
              <table:table-cell office:value-type="float" office:value="14.596">
                <text:p>14.596</text:p>
              </table:table-cell>
              <table:table-cell office:value-type="float" office:value="15.289">
                <text:p>15.289</text:p>
              </table:table-cell>
              <table:table-cell office:value-type="float" office:value="15.778">
                <text:p>15.7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517">
                <text:p>13.517</text:p>
              </table:table-cell>
              <table:table-cell office:value-type="float" office:value="12.844">
                <text:p>12.844</text:p>
              </table:table-cell>
              <table:table-cell office:value-type="float" office:value="11.472">
                <text:p>11.472</text:p>
              </table:table-cell>
              <table:table-cell office:value-type="float" office:value="12.17">
                <text:p>12.17</text:p>
              </table:table-cell>
              <table:table-cell office:value-type="float" office:value="12.565">
                <text:p>12.565</text:p>
              </table:table-cell>
              <table:table-cell office:value-type="float" office:value="13.335">
                <text:p>13.3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.081">
                <text:p>12.081</text:p>
              </table:table-cell>
              <table:table-cell office:value-type="float" office:value="11.771">
                <text:p>11.771</text:p>
              </table:table-cell>
              <table:table-cell office:value-type="float" office:value="9.234">
                <text:p>9.234</text:p>
              </table:table-cell>
              <table:table-cell office:value-type="float" office:value="9.688">
                <text:p>9.688</text:p>
              </table:table-cell>
              <table:table-cell office:value-type="float" office:value="10.055">
                <text:p>10.055</text:p>
              </table:table-cell>
              <table:table-cell office:value-type="float" office:value="10.814">
                <text:p>10.814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0.669">
                <text:p>10.669</text:p>
              </table:table-cell>
              <table:table-cell office:value-type="float" office:value="10.733">
                <text:p>10.733</text:p>
              </table:table-cell>
              <table:table-cell office:value-type="float" office:value="7.383">
                <text:p>7.383</text:p>
              </table:table-cell>
              <table:table-cell office:value-type="float" office:value="7.739">
                <text:p>7.739</text:p>
              </table:table-cell>
              <table:table-cell office:value-type="float" office:value="7.853">
                <text:p>7.853</text:p>
              </table:table-cell>
              <table:table-cell office:value-type="float" office:value="8.695">
                <text:p>8.69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9.134">
                <text:p>9.134</text:p>
              </table:table-cell>
              <table:table-cell office:value-type="float" office:value="9.366">
                <text:p>9.366</text:p>
              </table:table-cell>
              <table:table-cell office:value-type="float" office:value="5.521">
                <text:p>5.521</text:p>
              </table:table-cell>
              <table:table-cell office:value-type="float" office:value="5.933">
                <text:p>5.933</text:p>
              </table:table-cell>
              <table:table-cell office:value-type="float" office:value="5.685">
                <text:p>5.685</text:p>
              </table:table-cell>
              <table:table-cell office:value-type="float" office:value="6.164">
                <text:p>6.1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7.329">
                <text:p>7.329</text:p>
              </table:table-cell>
              <table:table-cell office:value-type="float" office:value="7.531">
                <text:p>7.531</text:p>
              </table:table-cell>
              <table:table-cell office:value-type="float" office:value="4.025">
                <text:p>4.025</text:p>
              </table:table-cell>
              <table:table-cell office:value-type="float" office:value="4.392">
                <text:p>4.392</text:p>
              </table:table-cell>
              <table:table-cell office:value-type="float" office:value="4.39">
                <text:p>4.39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353">
                <text:p>5.353</text:p>
              </table:table-cell>
              <table:table-cell office:value-type="float" office:value="5.497">
                <text:p>5.497</text:p>
              </table:table-cell>
              <table:table-cell office:value-type="float" office:value="2.822">
                <text:p>2.822</text:p>
              </table:table-cell>
              <table:table-cell office:value-type="float" office:value="3.068">
                <text:p>3.068</text:p>
              </table:table-cell>
              <table:table-cell office:value-type="float" office:value="2.868">
                <text:p>2.868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.837">
                <text:p>3.837</text:p>
              </table:table-cell>
              <table:table-cell office:value-type="float" office:value="3.805">
                <text:p>3.805</text:p>
              </table:table-cell>
              <table:table-cell office:value-type="float" office:value="1.852">
                <text:p>1.852</text:p>
              </table:table-cell>
              <table:table-cell office:value-type="float" office:value="1.942">
                <text:p>1.942</text:p>
              </table:table-cell>
              <table:table-cell office:value-type="float" office:value="1.955">
                <text:p>1.955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312">
                <text:p>2.312</text:p>
              </table:table-cell>
              <table:table-cell office:value-type="float" office:value="2.333">
                <text:p>2.333</text:p>
              </table:table-cell>
              <table:table-cell office:value-type="float" office:value="1.035">
                <text:p>1.035</text:p>
              </table:table-cell>
              <table:table-cell office:value-type="float" office:value="1.261">
                <text:p>1.261</text:p>
              </table:table-cell>
              <table:table-cell office:value-type="float" office:value="1.307">
                <text:p>1.307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139">
                <text:p>1.139</text:p>
              </table:table-cell>
              <table:table-cell office:value-type="float" office:value="1.202">
                <text:p>1.202</text:p>
              </table:table-cell>
              <table:table-cell office:value-type="float" office:value="0.625">
                <text:p>0.625</text:p>
              </table:table-cell>
              <table:table-cell office:value-type="float" office:value="0.627">
                <text:p>0.627</text:p>
              </table:table-cell>
              <table:table-cell office:value-type="float" office:value="0.547">
                <text:p>0.547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08">
                <text:p>0.508</text:p>
              </table:table-cell>
              <table:table-cell office:value-type="float" office:value="0.512">
                <text:p>0.512</text:p>
              </table:table-cell>
              <table:table-cell office:value-type="float" office:value="0.269">
                <text:p>0.269</text:p>
              </table:table-cell>
              <table:table-cell office:value-type="float" office:value="0.234">
                <text:p>0.234</text:p>
              </table:table-cell>
              <table:table-cell office:value-type="float" office:value="0.242">
                <text:p>0.242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143">
                <text:p>0.143</text:p>
              </table:table-cell>
              <table:table-cell office:value-type="float" office:value="0.131">
                <text:p>0.131</text:p>
              </table:table-cell>
              <table:table-cell office:value-type="float" office:value="0.094">
                <text:p>0.094</text:p>
              </table:table-cell>
              <table:table-cell office:value-type="float" office:value="0.078">
                <text:p>0.078</text:p>
              </table:table-cell>
              <table:table-cell office:value-type="float" office:value="0.075">
                <text:p>0.0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867cm" svg:height="10.05cm" xlink:href=".." xlink:type="simple" chart:class="chart:line" chart:style-name="ch1">
        <chart:title svg:x="6.426cm" svg:y="0.337cm" chart:style-name="ch2">
          <text:p>3 classes 3 annotateurs</text:p>
        </chart:title>
        <chart:legend chart:legend-position="end" svg:x="13.75cm" svg:y="3.463cm" style:legend-expansion="high" chart:style-name="ch3"/>
        <chart:plot-area chart:style-name="ch4" table:cell-range-address="résultatsGlobaux.A1:résultatsGlobaux.A1 résultatsGlobaux.A6:résultatsGlobaux.A22 résultatsGlobaux.AP1:résultatsGlobaux.AU1 résultatsGlobaux.AP6:résultatsGlobaux.AU22" chart:data-source-has-labels="both" svg:x="1.358cm" svg:y="1.343cm" svg:width="12.035cm" svg:height="7.535cm">
          <chartooo:coordinate-region svg:x="1.99cm" svg:y="1.545cm" svg:width="11.306cm" svg:height="6.68cm"/>
          <chart:axis chart:dimension="x" chart:name="primary-x" chart:style-name="ch5" chartooo:axis-type="auto">
            <chartooo:date-scale/>
            <chart:title svg:x="6.894cm" svg:y="9.079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374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P6:résultatsGlobaux.AP22" chart:label-cell-address="résultatsGlobaux.AP1:résultatsGlobaux.AP1" chart:class="chart:line">
            <chart:data-point chart:repeated="17"/>
          </chart:series>
          <chart:series chart:style-name="ch10" chart:values-cell-range-address="résultatsGlobaux.AQ6:résultatsGlobaux.AQ22" chart:label-cell-address="résultatsGlobaux.AQ1:résultatsGlobaux.AQ1" chart:class="chart:line">
            <chart:data-point chart:repeated="17"/>
          </chart:series>
          <chart:series chart:style-name="ch11" chart:values-cell-range-address="résultatsGlobaux.AR6:résultatsGlobaux.AR22" chart:label-cell-address="résultatsGlobaux.AR1:résultatsGlobaux.AR1" chart:class="chart:line">
            <chart:data-point chart:repeated="17"/>
          </chart:series>
          <chart:series chart:style-name="ch12" chart:values-cell-range-address="résultatsGlobaux.AS6:résultatsGlobaux.AS22" chart:label-cell-address="résultatsGlobaux.AS1:résultatsGlobaux.AS1" chart:class="chart:line">
            <chart:data-point chart:repeated="17"/>
          </chart:series>
          <chart:series chart:style-name="ch13" chart:values-cell-range-address="résultatsGlobaux.AT6:résultatsGlobaux.AT22" chart:label-cell-address="résultatsGlobaux.AT1:résultatsGlobaux.AT1" chart:class="chart:line">
            <chart:data-point chart:repeated="17"/>
          </chart:series>
          <chart:series chart:style-name="ch14" chart:values-cell-range-address="résultatsGlobaux.AU6:résultatsGlobaux.AU22" chart:label-cell-address="résultatsGlobaux.AU1:résultatsGlobaux.AU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P1:résultatsGlobaux.AP1</svg:desc>
                </draw:g>
              </table:table-cell>
              <table:table-cell office:value-type="string">
                <text:p>opinion contexte</text:p>
                <draw:g>
                  <svg:desc>résultatsGlobaux.AQ1:résultatsGlobaux.AQ1</svg:desc>
                </draw:g>
              </table:table-cell>
              <table:table-cell office:value-type="string">
                <text:p>émotion</text:p>
                <draw:g>
                  <svg:desc>résultatsGlobaux.AR1:résultatsGlobaux.AR1</svg:desc>
                </draw:g>
              </table:table-cell>
              <table:table-cell office:value-type="string">
                <text:p>émotion contexte</text:p>
                <draw:g>
                  <svg:desc>résultatsGlobaux.AS1:résultatsGlobaux.AS1</svg:desc>
                </draw:g>
              </table:table-cell>
              <table:table-cell office:value-type="string">
                <text:p>conquête spatiale</text:p>
                <draw:g>
                  <svg:desc>résultatsGlobaux.AT1:résultatsGlobaux.AT1</svg:desc>
                </draw:g>
              </table:table-cell>
              <table:table-cell office:value-type="string">
                <text:p>épidémies</text:p>
                <draw:g>
                  <svg:desc>résultatsGlobaux.AU1:résultatsGlobaux.AU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27.135">
                <text:p>27.135</text:p>
                <draw:g>
                  <svg:desc>résultatsGlobaux.AP6:résultatsGlobaux.AP22</svg:desc>
                </draw:g>
              </table:table-cell>
              <table:table-cell office:value-type="float" office:value="26.12">
                <text:p>26.12</text:p>
                <draw:g>
                  <svg:desc>résultatsGlobaux.AQ6:résultatsGlobaux.AQ22</svg:desc>
                </draw:g>
              </table:table-cell>
              <table:table-cell office:value-type="float" office:value="29.31">
                <text:p>29.31</text:p>
                <draw:g>
                  <svg:desc>résultatsGlobaux.AR6:résultatsGlobaux.AR22</svg:desc>
                </draw:g>
              </table:table-cell>
              <table:table-cell office:value-type="float" office:value="28.901">
                <text:p>28.901</text:p>
                <draw:g>
                  <svg:desc>résultatsGlobaux.AS6:résultatsGlobaux.AS22</svg:desc>
                </draw:g>
              </table:table-cell>
              <table:table-cell office:value-type="float" office:value="28.156">
                <text:p>28.156</text:p>
                <draw:g>
                  <svg:desc>résultatsGlobaux.AT6:résultatsGlobaux.AT22</svg:desc>
                </draw:g>
              </table:table-cell>
              <table:table-cell office:value-type="float" office:value="27.605">
                <text:p>27.605</text:p>
                <draw:g>
                  <svg:desc>résultatsGlobaux.AU6:résultatsGlobaux.AU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3.314">
                <text:p>23.314</text:p>
              </table:table-cell>
              <table:table-cell office:value-type="float" office:value="22.663">
                <text:p>22.663</text:p>
              </table:table-cell>
              <table:table-cell office:value-type="float" office:value="26.461">
                <text:p>26.461</text:p>
              </table:table-cell>
              <table:table-cell office:value-type="float" office:value="26.08">
                <text:p>26.08</text:p>
              </table:table-cell>
              <table:table-cell office:value-type="float" office:value="26.555">
                <text:p>26.555</text:p>
              </table:table-cell>
              <table:table-cell office:value-type="float" office:value="26.08">
                <text:p>26.0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.646">
                <text:p>20.646</text:p>
              </table:table-cell>
              <table:table-cell office:value-type="float" office:value="19.847">
                <text:p>19.847</text:p>
              </table:table-cell>
              <table:table-cell office:value-type="float" office:value="23.342">
                <text:p>23.342</text:p>
              </table:table-cell>
              <table:table-cell office:value-type="float" office:value="23.236">
                <text:p>23.236</text:p>
              </table:table-cell>
              <table:table-cell office:value-type="float" office:value="24.561">
                <text:p>24.561</text:p>
              </table:table-cell>
              <table:table-cell office:value-type="float" office:value="24.594">
                <text:p>24.59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8.332">
                <text:p>18.332</text:p>
              </table:table-cell>
              <table:table-cell office:value-type="float" office:value="17.622">
                <text:p>17.622</text:p>
              </table:table-cell>
              <table:table-cell office:value-type="float" office:value="20.145">
                <text:p>20.145</text:p>
              </table:table-cell>
              <table:table-cell office:value-type="float" office:value="20.171">
                <text:p>20.171</text:p>
              </table:table-cell>
              <table:table-cell office:value-type="float" office:value="21.647">
                <text:p>21.647</text:p>
              </table:table-cell>
              <table:table-cell office:value-type="float" office:value="21.986">
                <text:p>21.98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.651">
                <text:p>16.651</text:p>
              </table:table-cell>
              <table:table-cell office:value-type="float" office:value="15.84">
                <text:p>15.84</text:p>
              </table:table-cell>
              <table:table-cell office:value-type="float" office:value="16.99">
                <text:p>16.99</text:p>
              </table:table-cell>
              <table:table-cell office:value-type="float" office:value="17.281">
                <text:p>17.281</text:p>
              </table:table-cell>
              <table:table-cell office:value-type="float" office:value="18.305">
                <text:p>18.305</text:p>
              </table:table-cell>
              <table:table-cell office:value-type="float" office:value="18.891">
                <text:p>18.89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.004">
                <text:p>15.004</text:p>
              </table:table-cell>
              <table:table-cell office:value-type="float" office:value="14.226">
                <text:p>14.226</text:p>
              </table:table-cell>
              <table:table-cell office:value-type="float" office:value="13.896">
                <text:p>13.896</text:p>
              </table:table-cell>
              <table:table-cell office:value-type="float" office:value="14.594">
                <text:p>14.594</text:p>
              </table:table-cell>
              <table:table-cell office:value-type="float" office:value="15.388">
                <text:p>15.388</text:p>
              </table:table-cell>
              <table:table-cell office:value-type="float" office:value="16.203">
                <text:p>16.20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622">
                <text:p>13.622</text:p>
              </table:table-cell>
              <table:table-cell office:value-type="float" office:value="13.183">
                <text:p>13.183</text:p>
              </table:table-cell>
              <table:table-cell office:value-type="float" office:value="11.479">
                <text:p>11.479</text:p>
              </table:table-cell>
              <table:table-cell office:value-type="float" office:value="11.837">
                <text:p>11.837</text:p>
              </table:table-cell>
              <table:table-cell office:value-type="float" office:value="12.532">
                <text:p>12.532</text:p>
              </table:table-cell>
              <table:table-cell office:value-type="float" office:value="13.452">
                <text:p>13.45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2.251">
                <text:p>12.251</text:p>
              </table:table-cell>
              <table:table-cell office:value-type="float" office:value="12.213">
                <text:p>12.213</text:p>
              </table:table-cell>
              <table:table-cell office:value-type="float" office:value="9.337">
                <text:p>9.337</text:p>
              </table:table-cell>
              <table:table-cell office:value-type="float" office:value="9.609">
                <text:p>9.609</text:p>
              </table:table-cell>
              <table:table-cell office:value-type="float" office:value="10.004">
                <text:p>10.004</text:p>
              </table:table-cell>
              <table:table-cell office:value-type="float" office:value="10.946">
                <text:p>10.94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.58">
                <text:p>10.58</text:p>
              </table:table-cell>
              <table:table-cell office:value-type="float" office:value="10.744">
                <text:p>10.744</text:p>
              </table:table-cell>
              <table:table-cell office:value-type="float" office:value="7.201">
                <text:p>7.201</text:p>
              </table:table-cell>
              <table:table-cell office:value-type="float" office:value="7.551">
                <text:p>7.551</text:p>
              </table:table-cell>
              <table:table-cell office:value-type="float" office:value="7.561">
                <text:p>7.561</text:p>
              </table:table-cell>
              <table:table-cell office:value-type="float" office:value="8.139">
                <text:p>8.13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8.579">
                <text:p>8.579</text:p>
              </table:table-cell>
              <table:table-cell office:value-type="float" office:value="8.767">
                <text:p>8.767</text:p>
              </table:table-cell>
              <table:table-cell office:value-type="float" office:value="5.35">
                <text:p>5.35</text:p>
              </table:table-cell>
              <table:table-cell office:value-type="float" office:value="5.712">
                <text:p>5.712</text:p>
              </table:table-cell>
              <table:table-cell office:value-type="float" office:value="5.821">
                <text:p>5.821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.455">
                <text:p>6.455</text:p>
              </table:table-cell>
              <table:table-cell office:value-type="float" office:value="6.622">
                <text:p>6.622</text:p>
              </table:table-cell>
              <table:table-cell office:value-type="float" office:value="3.888">
                <text:p>3.888</text:p>
              </table:table-cell>
              <table:table-cell office:value-type="float" office:value="4.156">
                <text:p>4.156</text:p>
              </table:table-cell>
              <table:table-cell office:value-type="float" office:value="3.928">
                <text:p>3.928</text:p>
              </table:table-cell>
              <table:table-cell office:value-type="float" office:value="4.571">
                <text:p>4.5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703">
                <text:p>4.703</text:p>
              </table:table-cell>
              <table:table-cell office:value-type="float" office:value="4.648">
                <text:p>4.648</text:p>
              </table:table-cell>
              <table:table-cell office:value-type="float" office:value="2.636">
                <text:p>2.636</text:p>
              </table:table-cell>
              <table:table-cell office:value-type="float" office:value="2.749">
                <text:p>2.749</text:p>
              </table:table-cell>
              <table:table-cell office:value-type="float" office:value="2.803">
                <text:p>2.803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.953">
                <text:p>2.953</text:p>
              </table:table-cell>
              <table:table-cell office:value-type="float" office:value="3.026">
                <text:p>3.026</text:p>
              </table:table-cell>
              <table:table-cell office:value-type="float" office:value="1.517">
                <text:p>1.517</text:p>
              </table:table-cell>
              <table:table-cell office:value-type="float" office:value="1.784">
                <text:p>1.784</text:p>
              </table:table-cell>
              <table:table-cell office:value-type="float" office:value="1.87">
                <text:p>1.87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536">
                <text:p>1.536</text:p>
              </table:table-cell>
              <table:table-cell office:value-type="float" office:value="1.685">
                <text:p>1.685</text:p>
              </table:table-cell>
              <table:table-cell office:value-type="float" office:value="0.909">
                <text:p>0.909</text:p>
              </table:table-cell>
              <table:table-cell office:value-type="float" office:value="0.929">
                <text:p>0.929</text:p>
              </table:table-cell>
              <table:table-cell office:value-type="float" office:value="0.839">
                <text:p>0.83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  <table:table-cell office:value-type="float" office:value="0.719">
                <text:p>0.719</text:p>
              </table:table-cell>
              <table:table-cell office:value-type="float" office:value="0.405">
                <text:p>0.405</text:p>
              </table:table-cell>
              <table:table-cell office:value-type="float" office:value="0.391">
                <text:p>0.391</text:p>
              </table:table-cell>
              <table:table-cell office:value-type="float" office:value="0.36">
                <text:p>0.36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217">
                <text:p>0.217</text:p>
              </table:table-cell>
              <table:table-cell office:value-type="float" office:value="0.201">
                <text:p>0.201</text:p>
              </table:table-cell>
              <table:table-cell office:value-type="float" office:value="0.147">
                <text:p>0.147</text:p>
              </table:table-cell>
              <table:table-cell office:value-type="float" office:value="0.136">
                <text:p>0.136</text:p>
              </table:table-cell>
              <table:table-cell office:value-type="float" office:value="0.108">
                <text:p>0.1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19">
                <text:p>0.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59cm" svg:height="10.158cm" xlink:href=".." xlink:type="simple" chart:class="chart:line" chart:style-name="ch1">
        <chart:title svg:x="6.522cm" svg:y="0.339cm" chart:style-name="ch2">
          <text:p>3 classes 2 annotateurs</text:p>
        </chart:title>
        <chart:legend chart:legend-position="end" svg:x="13.942cm" svg:y="3.517cm" style:legend-expansion="high" chart:style-name="ch3"/>
        <chart:plot-area chart:style-name="ch4" table:cell-range-address="résultatsGlobaux.A1:résultatsGlobaux.A1 résultatsGlobaux.A6:résultatsGlobaux.A22 résultatsGlobaux.AX1:résultatsGlobaux.BC1 résultatsGlobaux.AX6:résultatsGlobaux.BC22" chart:data-source-has-labels="both" svg:x="1.362cm" svg:y="1.347cm" svg:width="12.219cm" svg:height="7.637cm">
          <chartooo:coordinate-region svg:x="1.994cm" svg:y="1.549cm" svg:width="11.49cm" svg:height="6.782cm"/>
          <chart:axis chart:dimension="x" chart:name="primary-x" chart:style-name="ch5" chartooo:axis-type="auto">
            <chartooo:date-scale/>
            <chart:title svg:x="6.99cm" svg:y="9.187cm" chart:style-name="ch6">
              <text:p>kappa</text:p>
            </chart:title>
            <chart:categories table:cell-range-address="résultatsGlobaux.A6:résultatsGlobaux.A22"/>
            <chart:grid chart:style-name="ch7" chart:class="major"/>
          </chart:axis>
          <chart:axis chart:dimension="y" chart:name="primary-y" chart:style-name="ch5">
            <chart:title svg:x="0.451cm" svg:y="6.429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X6:résultatsGlobaux.AX22" chart:label-cell-address="résultatsGlobaux.AX1:résultatsGlobaux.AX1" chart:class="chart:line">
            <chart:data-point chart:repeated="17"/>
          </chart:series>
          <chart:series chart:style-name="ch10" chart:values-cell-range-address="résultatsGlobaux.AY6:résultatsGlobaux.AY22" chart:label-cell-address="résultatsGlobaux.AY1:résultatsGlobaux.AY1" chart:class="chart:line">
            <chart:data-point chart:repeated="17"/>
          </chart:series>
          <chart:series chart:style-name="ch11" chart:values-cell-range-address="résultatsGlobaux.AZ6:résultatsGlobaux.AZ22" chart:label-cell-address="résultatsGlobaux.AZ1:résultatsGlobaux.AZ1" chart:class="chart:line">
            <chart:data-point chart:repeated="17"/>
          </chart:series>
          <chart:series chart:style-name="ch12" chart:values-cell-range-address="résultatsGlobaux.BA6:résultatsGlobaux.BA22" chart:label-cell-address="résultatsGlobaux.BA1:résultatsGlobaux.BA1" chart:class="chart:line">
            <chart:data-point chart:repeated="17"/>
          </chart:series>
          <chart:series chart:style-name="ch13" chart:values-cell-range-address="résultatsGlobaux.BB6:résultatsGlobaux.BB22" chart:label-cell-address="résultatsGlobaux.BB1:résultatsGlobaux.BB1" chart:class="chart:line">
            <chart:data-point chart:repeated="17"/>
          </chart:series>
          <chart:series chart:style-name="ch14" chart:values-cell-range-address="résultatsGlobaux.BC6:résultatsGlobaux.BC22" chart:label-cell-address="résultatsGlobaux.BC1:résultatsGlobaux.BC1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X1:résultatsGlobaux.AX1</svg:desc>
                </draw:g>
              </table:table-cell>
              <table:table-cell office:value-type="string">
                <text:p>opinion contexte</text:p>
                <draw:g>
                  <svg:desc>résultatsGlobaux.AY1:résultatsGlobaux.AY1</svg:desc>
                </draw:g>
              </table:table-cell>
              <table:table-cell office:value-type="string">
                <text:p>émotion</text:p>
                <draw:g>
                  <svg:desc>résultatsGlobaux.AZ1:résultatsGlobaux.AZ1</svg:desc>
                </draw:g>
              </table:table-cell>
              <table:table-cell office:value-type="string">
                <text:p>émotion contexte</text:p>
                <draw:g>
                  <svg:desc>résultatsGlobaux.BA1:résultatsGlobaux.BA1</svg:desc>
                </draw:g>
              </table:table-cell>
              <table:table-cell office:value-type="string">
                <text:p>conquête spatiale</text:p>
                <draw:g>
                  <svg:desc>résultatsGlobaux.BB1:résultatsGlobaux.BB1</svg:desc>
                </draw:g>
              </table:table-cell>
              <table:table-cell office:value-type="string">
                <text:p>épidémies</text:p>
                <draw:g>
                  <svg:desc>résultatsGlobaux.BC1:résultatsGlobaux.BC1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résultatsGlobaux.A6:résultatsGlobaux.A22</svg:desc>
                </draw:g>
              </table:table-cell>
              <table:table-cell office:value-type="float" office:value="36.885">
                <text:p>36.885</text:p>
                <draw:g>
                  <svg:desc>résultatsGlobaux.AX6:résultatsGlobaux.AX22</svg:desc>
                </draw:g>
              </table:table-cell>
              <table:table-cell office:value-type="float" office:value="36.255">
                <text:p>36.255</text:p>
                <draw:g>
                  <svg:desc>résultatsGlobaux.AY6:résultatsGlobaux.AY22</svg:desc>
                </draw:g>
              </table:table-cell>
              <table:table-cell office:value-type="float" office:value="37.698">
                <text:p>37.698</text:p>
                <draw:g>
                  <svg:desc>résultatsGlobaux.AZ6:résultatsGlobaux.AZ22</svg:desc>
                </draw:g>
              </table:table-cell>
              <table:table-cell office:value-type="float" office:value="37.42">
                <text:p>37.42</text:p>
                <draw:g>
                  <svg:desc>résultatsGlobaux.BA6:résultatsGlobaux.BA22</svg:desc>
                </draw:g>
              </table:table-cell>
              <table:table-cell office:value-type="float" office:value="36.046">
                <text:p>36.046</text:p>
                <draw:g>
                  <svg:desc>résultatsGlobaux.BB6:résultatsGlobaux.BB22</svg:desc>
                </draw:g>
              </table:table-cell>
              <table:table-cell office:value-type="float" office:value="35.763">
                <text:p>35.763</text:p>
                <draw:g>
                  <svg:desc>résultatsGlobaux.BC6:résultatsGlobaux.BC22</svg:desc>
                </draw:g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3.342">
                <text:p>33.342</text:p>
              </table:table-cell>
              <table:table-cell office:value-type="float" office:value="32.87">
                <text:p>32.87</text:p>
              </table:table-cell>
              <table:table-cell office:value-type="float" office:value="34.967">
                <text:p>34.967</text:p>
              </table:table-cell>
              <table:table-cell office:value-type="float" office:value="34.61">
                <text:p>34.61</text:p>
              </table:table-cell>
              <table:table-cell office:value-type="float" office:value="34.226">
                <text:p>34.226</text:p>
              </table:table-cell>
              <table:table-cell office:value-type="float" office:value="34.057">
                <text:p>34.0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0.384">
                <text:p>30.384</text:p>
              </table:table-cell>
              <table:table-cell office:value-type="float" office:value="29.9">
                <text:p>29.9</text:p>
              </table:table-cell>
              <table:table-cell office:value-type="float" office:value="31.953">
                <text:p>31.953</text:p>
              </table:table-cell>
              <table:table-cell office:value-type="float" office:value="31.73">
                <text:p>31.73</text:p>
              </table:table-cell>
              <table:table-cell office:value-type="float" office:value="32.087">
                <text:p>32.087</text:p>
              </table:table-cell>
              <table:table-cell office:value-type="float" office:value="32.292">
                <text:p>32.2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7.611">
                <text:p>27.611</text:p>
              </table:table-cell>
              <table:table-cell office:value-type="float" office:value="27.132">
                <text:p>27.132</text:p>
              </table:table-cell>
              <table:table-cell office:value-type="float" office:value="28.858">
                <text:p>28.858</text:p>
              </table:table-cell>
              <table:table-cell office:value-type="float" office:value="28.842">
                <text:p>28.842</text:p>
              </table:table-cell>
              <table:table-cell office:value-type="float" office:value="29.236">
                <text:p>29.236</text:p>
              </table:table-cell>
              <table:table-cell office:value-type="float" office:value="29.442">
                <text:p>29.44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4.89">
                <text:p>24.89</text:p>
              </table:table-cell>
              <table:table-cell office:value-type="float" office:value="24.744">
                <text:p>24.744</text:p>
              </table:table-cell>
              <table:table-cell office:value-type="float" office:value="25.794">
                <text:p>25.794</text:p>
              </table:table-cell>
              <table:table-cell office:value-type="float" office:value="25.996">
                <text:p>25.996</text:p>
              </table:table-cell>
              <table:table-cell office:value-type="float" office:value="26.118">
                <text:p>26.118</text:p>
              </table:table-cell>
              <table:table-cell office:value-type="float" office:value="26.597">
                <text:p>26.59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377">
                <text:p>22.377</text:p>
              </table:table-cell>
              <table:table-cell office:value-type="float" office:value="22.164">
                <text:p>22.164</text:p>
              </table:table-cell>
              <table:table-cell office:value-type="float" office:value="22.779">
                <text:p>22.779</text:p>
              </table:table-cell>
              <table:table-cell office:value-type="float" office:value="23.329">
                <text:p>23.329</text:p>
              </table:table-cell>
              <table:table-cell office:value-type="float" office:value="23.273">
                <text:p>23.273</text:p>
              </table:table-cell>
              <table:table-cell office:value-type="float" office:value="23.853">
                <text:p>23.85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.123">
                <text:p>20.123</text:p>
              </table:table-cell>
              <table:table-cell office:value-type="float" office:value="19.971">
                <text:p>19.971</text:p>
              </table:table-cell>
              <table:table-cell office:value-type="float" office:value="20.159">
                <text:p>20.159</text:p>
              </table:table-cell>
              <table:table-cell office:value-type="float" office:value="20.545">
                <text:p>20.545</text:p>
              </table:table-cell>
              <table:table-cell office:value-type="float" office:value="20.51">
                <text:p>20.51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7.863">
                <text:p>17.863</text:p>
              </table:table-cell>
              <table:table-cell office:value-type="float" office:value="17.808">
                <text:p>17.808</text:p>
              </table:table-cell>
              <table:table-cell office:value-type="float" office:value="17.784">
                <text:p>17.784</text:p>
              </table:table-cell>
              <table:table-cell office:value-type="float" office:value="18.055">
                <text:p>18.055</text:p>
              </table:table-cell>
              <table:table-cell office:value-type="float" office:value="17.882">
                <text:p>17.882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5.623">
                <text:p>15.623</text:p>
              </table:table-cell>
              <table:table-cell office:value-type="float" office:value="15.62">
                <text:p>15.62</text:p>
              </table:table-cell>
              <table:table-cell office:value-type="float" office:value="15.334">
                <text:p>15.334</text:p>
              </table:table-cell>
              <table:table-cell office:value-type="float" office:value="15.614">
                <text:p>15.614</text:p>
              </table:table-cell>
              <table:table-cell office:value-type="float" office:value="15.373">
                <text:p>15.37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3.296">
                <text:p>13.296</text:p>
              </table:table-cell>
              <table:table-cell office:value-type="float" office:value="13.305">
                <text:p>13.305</text:p>
              </table:table-cell>
              <table:table-cell office:value-type="float" office:value="12.985">
                <text:p>12.985</text:p>
              </table:table-cell>
              <table:table-cell office:value-type="float" office:value="13.45">
                <text:p>13.45</text:p>
              </table:table-cell>
              <table:table-cell office:value-type="float" office:value="12.992">
                <text:p>12.992</text:p>
              </table:table-cell>
              <table:table-cell office:value-type="float" office:value="13.792">
                <text:p>13.7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935">
                <text:p>10.935</text:p>
              </table:table-cell>
              <table:table-cell office:value-type="float" office:value="10.931">
                <text:p>10.931</text:p>
              </table:table-cell>
              <table:table-cell office:value-type="float" office:value="10.871">
                <text:p>10.871</text:p>
              </table:table-cell>
              <table:table-cell office:value-type="float" office:value="11.153">
                <text:p>11.153</text:p>
              </table:table-cell>
              <table:table-cell office:value-type="float" office:value="10.661">
                <text:p>10.66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8.983">
                <text:p>8.983</text:p>
              </table:table-cell>
              <table:table-cell office:value-type="float" office:value="8.685">
                <text:p>8.685</text:p>
              </table:table-cell>
              <table:table-cell office:value-type="float" office:value="8.646">
                <text:p>8.646</text:p>
              </table:table-cell>
              <table:table-cell office:value-type="float" office:value="9.034">
                <text:p>9.034</text:p>
              </table:table-cell>
              <table:table-cell office:value-type="float" office:value="8.598">
                <text:p>8.598</text:p>
              </table:table-cell>
              <table:table-cell office:value-type="float" office:value="9.049">
                <text:p>9.04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807">
                <text:p>6.807</text:p>
              </table:table-cell>
              <table:table-cell office:value-type="float" office:value="6.692">
                <text:p>6.692</text:p>
              </table:table-cell>
              <table:table-cell office:value-type="float" office:value="6.645">
                <text:p>6.645</text:p>
              </table:table-cell>
              <table:table-cell office:value-type="float" office:value="7.116">
                <text:p>7.116</text:p>
              </table:table-cell>
              <table:table-cell office:value-type="float" office:value="6.508">
                <text:p>6.508</text:p>
              </table:table-cell>
              <table:table-cell office:value-type="float" office:value="6.751">
                <text:p>6.75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.857">
                <text:p>4.857</text:p>
              </table:table-cell>
              <table:table-cell office:value-type="float" office:value="4.771">
                <text:p>4.771</text:p>
              </table:table-cell>
              <table:table-cell office:value-type="float" office:value="4.866">
                <text:p>4.866</text:p>
              </table:table-cell>
              <table:table-cell office:value-type="float" office:value="5.001">
                <text:p>5.001</text:p>
              </table:table-cell>
              <table:table-cell office:value-type="float" office:value="4.848">
                <text:p>4.848</text:p>
              </table:table-cell>
              <table:table-cell office:value-type="float" office:value="5.013">
                <text:p>5.0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.14">
                <text:p>3.14</text:p>
              </table:table-cell>
              <table:table-cell office:value-type="float" office:value="3.015">
                <text:p>3.015</text:p>
              </table:table-cell>
              <table:table-cell office:value-type="float" office:value="3.254">
                <text:p>3.254</text:p>
              </table:table-cell>
              <table:table-cell office:value-type="float" office:value="3.257">
                <text:p>3.257</text:p>
              </table:table-cell>
              <table:table-cell office:value-type="float" office:value="3.131">
                <text:p>3.131</text:p>
              </table:table-cell>
              <table:table-cell office:value-type="float" office:value="3.224">
                <text:p>3.22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1.607">
                <text:p>1.607</text:p>
              </table:table-cell>
              <table:table-cell office:value-type="float" office:value="1.473">
                <text:p>1.473</text:p>
              </table:table-cell>
              <table:table-cell office:value-type="float" office:value="1.863">
                <text:p>1.863</text:p>
              </table:table-cell>
              <table:table-cell office:value-type="float" office:value="1.835">
                <text:p>1.835</text:p>
              </table:table-cell>
              <table:table-cell office:value-type="float" office:value="1.549">
                <text:p>1.549</text:p>
              </table:table-cell>
              <table:table-cell office:value-type="float" office:value="1.731">
                <text:p>1.73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06">
                <text:p>0.506</text:p>
              </table:table-cell>
              <table:table-cell office:value-type="float" office:value="0.533">
                <text:p>0.533</text:p>
              </table:table-cell>
              <table:table-cell office:value-type="float" office:value="0.682">
                <text:p>0.682</text:p>
              </table:table-cell>
              <table:table-cell office:value-type="float" office:value="0.696">
                <text:p>0.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53cm" svg:height="9.986cm" xlink:href=".." xlink:type="simple" chart:class="chart:line" chart:style-name="ch1">
        <chart:title svg:x="6.369cm" svg:y="0.335cm" chart:style-name="ch2">
          <text:p>5 classes 8 annotateurs</text:p>
        </chart:title>
        <chart:legend chart:legend-position="end" svg:x="13.636cm" svg:y="3.179cm" style:legend-expansion="high" chart:style-name="ch3"/>
        <chart:plot-area chart:style-name="ch4" table:cell-range-address="résultatsGlobaux.A48:résultatsGlobaux.A48 résultatsGlobaux.A51:résultatsGlobaux.A69 résultatsGlobaux.C48:résultatsGlobaux.I48 résultatsGlobaux.C51:résultatsGlobaux.I69" chart:data-source-has-labels="both" svg:x="1.356cm" svg:y="1.339cm" svg:width="11.925cm" svg:height="7.477cm">
          <chartooo:coordinate-region svg:x="1.988cm" svg:y="1.541cm" svg:width="11.196cm" svg:height="6.622cm"/>
          <chart:axis chart:dimension="x" chart:name="primary-x" chart:style-name="ch5" chartooo:axis-type="auto">
            <chartooo:date-scale/>
            <chart:title svg:x="6.837cm" svg:y="9.015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41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C51:résultatsGlobaux.C69" chart:label-cell-address="résultatsGlobaux.C48:résultatsGlobaux.C48" chart:class="chart:line">
            <chart:data-point chart:repeated="19"/>
          </chart:series>
          <chart:series chart:style-name="ch10" chart:values-cell-range-address="résultatsGlobaux.D51:résultatsGlobaux.D69" chart:label-cell-address="résultatsGlobaux.D48:résultatsGlobaux.D48" chart:class="chart:line">
            <chart:data-point chart:repeated="19"/>
          </chart:series>
          <chart:series chart:style-name="ch11" chart:values-cell-range-address="résultatsGlobaux.E51:résultatsGlobaux.E69" chart:label-cell-address="résultatsGlobaux.E48:résultatsGlobaux.E48" chart:class="chart:line">
            <chart:data-point chart:repeated="19"/>
          </chart:series>
          <chart:series chart:style-name="ch12" chart:values-cell-range-address="résultatsGlobaux.F51:résultatsGlobaux.F69" chart:label-cell-address="résultatsGlobaux.F48:résultatsGlobaux.F48" chart:class="chart:line">
            <chart:data-point chart:repeated="19"/>
          </chart:series>
          <chart:series chart:style-name="ch13" chart:values-cell-range-address="résultatsGlobaux.G51:résultatsGlobaux.G69" chart:label-cell-address="résultatsGlobaux.G48:résultatsGlobaux.G48" chart:class="chart:line">
            <chart:data-point chart:repeated="19"/>
          </chart:series>
          <chart:series chart:style-name="ch14" chart:values-cell-range-address="résultatsGlobaux.H51:résultatsGlobaux.H69" chart:label-cell-address="résultatsGlobaux.H48:résultatsGlobaux.H48" chart:class="chart:line">
            <chart:data-point chart:repeated="19"/>
          </chart:series>
          <chart:series chart:style-name="ch15" chart:values-cell-range-address="résultatsGlobaux.I51:résultatsGlobaux.I69" chart:label-cell-address="résultatsGlobaux.I48:résultatsGlobaux.I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C48:résultatsGlobaux.C48</svg:desc>
                </draw:g>
              </table:table-cell>
              <table:table-cell office:value-type="string">
                <text:p>opinion contexte</text:p>
                <draw:g>
                  <svg:desc>résultatsGlobaux.D48:résultatsGlobaux.D48</svg:desc>
                </draw:g>
              </table:table-cell>
              <table:table-cell office:value-type="string">
                <text:p>émotion</text:p>
                <draw:g>
                  <svg:desc>résultatsGlobaux.E48:résultatsGlobaux.E48</svg:desc>
                </draw:g>
              </table:table-cell>
              <table:table-cell office:value-type="string">
                <text:p>émotion contexte</text:p>
                <draw:g>
                  <svg:desc>résultatsGlobaux.F48:résultatsGlobaux.F48</svg:desc>
                </draw:g>
              </table:table-cell>
              <table:table-cell office:value-type="string">
                <text:p>conquête spatiale</text:p>
                <draw:g>
                  <svg:desc>résultatsGlobaux.G48:résultatsGlobaux.G48</svg:desc>
                </draw:g>
              </table:table-cell>
              <table:table-cell office:value-type="string">
                <text:p>épidémies</text:p>
                <draw:g>
                  <svg:desc>résultatsGlobaux.H48:résultatsGlobaux.H48</svg:desc>
                </draw:g>
              </table:table-cell>
              <table:table-cell office:value-type="string">
                <text:p>coréférence</text:p>
                <draw:g>
                  <svg:desc>résultatsGlobaux.I48:résultatsGlobaux.I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19.908">
                <text:p>19.908</text:p>
                <draw:g>
                  <svg:desc>résultatsGlobaux.C51:résultatsGlobaux.C69</svg:desc>
                </draw:g>
              </table:table-cell>
              <table:table-cell office:value-type="float" office:value="19.044">
                <text:p>19.044</text:p>
                <draw:g>
                  <svg:desc>résultatsGlobaux.D51:résultatsGlobaux.D69</svg:desc>
                </draw:g>
              </table:table-cell>
              <table:table-cell office:value-type="float" office:value="19.431">
                <text:p>19.431</text:p>
                <draw:g>
                  <svg:desc>résultatsGlobaux.E51:résultatsGlobaux.E69</svg:desc>
                </draw:g>
              </table:table-cell>
              <table:table-cell office:value-type="float" office:value="18.201">
                <text:p>18.201</text:p>
                <draw:g>
                  <svg:desc>résultatsGlobaux.F51:résultatsGlobaux.F69</svg:desc>
                </draw:g>
              </table:table-cell>
              <table:table-cell office:value-type="float" office:value="21.526">
                <text:p>21.526</text:p>
                <draw:g>
                  <svg:desc>résultatsGlobaux.G51:résultatsGlobaux.G69</svg:desc>
                </draw:g>
              </table:table-cell>
              <table:table-cell office:value-type="float" office:value="21.521">
                <text:p>21.521</text:p>
                <draw:g>
                  <svg:desc>résultatsGlobaux.H51:résultatsGlobaux.H69</svg:desc>
                </draw:g>
              </table:table-cell>
              <table:table-cell office:value-type="float" office:value="19.341">
                <text:p>19.341</text:p>
                <draw:g>
                  <svg:desc>résultatsGlobaux.I51:résultatsGlobaux.I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7.591">
                <text:p>17.591</text:p>
              </table:table-cell>
              <table:table-cell office:value-type="float" office:value="17.384">
                <text:p>17.384</text:p>
              </table:table-cell>
              <table:table-cell office:value-type="float" office:value="15.052">
                <text:p>15.052</text:p>
              </table:table-cell>
              <table:table-cell office:value-type="float" office:value="14.395">
                <text:p>14.395</text:p>
              </table:table-cell>
              <table:table-cell office:value-type="float" office:value="18.848">
                <text:p>18.848</text:p>
              </table:table-cell>
              <table:table-cell office:value-type="float" office:value="19.33">
                <text:p>19.33</text:p>
              </table:table-cell>
              <table:table-cell office:value-type="float" office:value="17.544">
                <text:p>17.54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5.742">
                <text:p>15.742</text:p>
              </table:table-cell>
              <table:table-cell office:value-type="float" office:value="16.034">
                <text:p>16.034</text:p>
              </table:table-cell>
              <table:table-cell office:value-type="float" office:value="11.759">
                <text:p>11.759</text:p>
              </table:table-cell>
              <table:table-cell office:value-type="float" office:value="11.087">
                <text:p>11.087</text:p>
              </table:table-cell>
              <table:table-cell office:value-type="float" office:value="15.23">
                <text:p>15.23</text:p>
              </table:table-cell>
              <table:table-cell office:value-type="float" office:value="16.335">
                <text:p>16.335</text:p>
              </table:table-cell>
              <table:table-cell office:value-type="float" office:value="16.044">
                <text:p>16.04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4.099">
                <text:p>14.099</text:p>
              </table:table-cell>
              <table:table-cell office:value-type="float" office:value="14.816">
                <text:p>14.816</text:p>
              </table:table-cell>
              <table:table-cell office:value-type="float" office:value="9.085">
                <text:p>9.085</text:p>
              </table:table-cell>
              <table:table-cell office:value-type="float" office:value="8.571">
                <text:p>8.571</text:p>
              </table:table-cell>
              <table:table-cell office:value-type="float" office:value="12.183">
                <text:p>12.183</text:p>
              </table:table-cell>
              <table:table-cell office:value-type="float" office:value="12.358">
                <text:p>12.358</text:p>
              </table:table-cell>
              <table:table-cell office:value-type="float" office:value="12.934">
                <text:p>12.93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2.395">
                <text:p>12.395</text:p>
              </table:table-cell>
              <table:table-cell office:value-type="float" office:value="12.68">
                <text:p>12.68</text:p>
              </table:table-cell>
              <table:table-cell office:value-type="float" office:value="6.863">
                <text:p>6.863</text:p>
              </table:table-cell>
              <table:table-cell office:value-type="float" office:value="6.441">
                <text:p>6.441</text:p>
              </table:table-cell>
              <table:table-cell office:value-type="float" office:value="9.612">
                <text:p>9.612</text:p>
              </table:table-cell>
              <table:table-cell office:value-type="float" office:value="9.555">
                <text:p>9.555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0.509">
                <text:p>10.509</text:p>
              </table:table-cell>
              <table:table-cell office:value-type="float" office:value="10.689">
                <text:p>10.689</text:p>
              </table:table-cell>
              <table:table-cell office:value-type="float" office:value="5.19">
                <text:p>5.19</text:p>
              </table:table-cell>
              <table:table-cell office:value-type="float" office:value="4.729">
                <text:p>4.729</text:p>
              </table:table-cell>
              <table:table-cell office:value-type="float" office:value="7.359">
                <text:p>7.359</text:p>
              </table:table-cell>
              <table:table-cell office:value-type="float" office:value="7.03">
                <text:p>7.03</text:p>
              </table:table-cell>
              <table:table-cell office:value-type="float" office:value="6.877">
                <text:p>6.8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.242">
                <text:p>8.242</text:p>
              </table:table-cell>
              <table:table-cell office:value-type="float" office:value="8.738">
                <text:p>8.738</text:p>
              </table:table-cell>
              <table:table-cell office:value-type="float" office:value="3.767">
                <text:p>3.767</text:p>
              </table:table-cell>
              <table:table-cell office:value-type="float" office:value="3.495">
                <text:p>3.495</text:p>
              </table:table-cell>
              <table:table-cell office:value-type="float" office:value="5.383">
                <text:p>5.383</text:p>
              </table:table-cell>
              <table:table-cell office:value-type="float" office:value="5.573">
                <text:p>5.573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.564">
                <text:p>6.564</text:p>
              </table:table-cell>
              <table:table-cell office:value-type="float" office:value="6.688">
                <text:p>6.688</text:p>
              </table:table-cell>
              <table:table-cell office:value-type="float" office:value="2.672">
                <text:p>2.672</text:p>
              </table:table-cell>
              <table:table-cell office:value-type="float" office:value="2.634">
                <text:p>2.634</text:p>
              </table:table-cell>
              <table:table-cell office:value-type="float" office:value="4.271">
                <text:p>4.271</text:p>
              </table:table-cell>
              <table:table-cell office:value-type="float" office:value="4.427">
                <text:p>4.427</text:p>
              </table:table-cell>
              <table:table-cell office:value-type="float" office:value="3.268">
                <text:p>3.2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854">
                <text:p>4.854</text:p>
              </table:table-cell>
              <table:table-cell office:value-type="float" office:value="5.256">
                <text:p>5.256</text:p>
              </table:table-cell>
              <table:table-cell office:value-type="float" office:value="2.035">
                <text:p>2.035</text:p>
              </table:table-cell>
              <table:table-cell office:value-type="float" office:value="1.898">
                <text:p>1.898</text:p>
              </table:table-cell>
              <table:table-cell office:value-type="float" office:value="3.289">
                <text:p>3.289</text:p>
              </table:table-cell>
              <table:table-cell office:value-type="float" office:value="3.41">
                <text:p>3.41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.552">
                <text:p>3.552</text:p>
              </table:table-cell>
              <table:table-cell office:value-type="float" office:value="3.726">
                <text:p>3.726</text:p>
              </table:table-cell>
              <table:table-cell office:value-type="float" office:value="1.514">
                <text:p>1.514</text:p>
              </table:table-cell>
              <table:table-cell office:value-type="float" office:value="1.409">
                <text:p>1.409</text:p>
              </table:table-cell>
              <table:table-cell office:value-type="float" office:value="2.943">
                <text:p>2.943</text:p>
              </table:table-cell>
              <table:table-cell office:value-type="float" office:value="2.693">
                <text:p>2.693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2.482">
                <text:p>2.482</text:p>
              </table:table-cell>
              <table:table-cell office:value-type="float" office:value="1.141">
                <text:p>1.141</text:p>
              </table:table-cell>
              <table:table-cell office:value-type="float" office:value="1.142">
                <text:p>1.142</text:p>
              </table:table-cell>
              <table:table-cell office:value-type="float" office:value="2.19">
                <text:p>2.19</text:p>
              </table:table-cell>
              <table:table-cell office:value-type="float" office:value="2.378">
                <text:p>2.37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.492">
                <text:p>1.492</text:p>
              </table:table-cell>
              <table:table-cell office:value-type="float" office:value="1.74">
                <text:p>1.74</text:p>
              </table:table-cell>
              <table:table-cell office:value-type="float" office:value="0.902">
                <text:p>0.902</text:p>
              </table:table-cell>
              <table:table-cell office:value-type="float" office:value="0.889">
                <text:p>0.889</text:p>
              </table:table-cell>
              <table:table-cell office:value-type="float" office:value="1.96">
                <text:p>1.96</text:p>
              </table:table-cell>
              <table:table-cell office:value-type="float" office:value="1.988">
                <text:p>1.988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074">
                <text:p>1.074</text:p>
              </table:table-cell>
              <table:table-cell office:value-type="float" office:value="1.18">
                <text:p>1.18</text:p>
              </table:table-cell>
              <table:table-cell office:value-type="float" office:value="0.852">
                <text:p>0.852</text:p>
              </table:table-cell>
              <table:table-cell office:value-type="float" office:value="0.825">
                <text:p>0.825</text:p>
              </table:table-cell>
              <table:table-cell office:value-type="float" office:value="1.837">
                <text:p>1.837</text:p>
              </table:table-cell>
              <table:table-cell office:value-type="float" office:value="1.895">
                <text:p>1.89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59">
                <text:p>0.759</text:p>
              </table:table-cell>
              <table:table-cell office:value-type="float" office:value="0.813">
                <text:p>0.813</text:p>
              </table:table-cell>
              <table:table-cell office:value-type="float" office:value="0.764">
                <text:p>0.764</text:p>
              </table:table-cell>
              <table:table-cell office:value-type="float" office:value="0.78">
                <text:p>0.78</text:p>
              </table:table-cell>
              <table:table-cell office:value-type="float" office:value="1.733">
                <text:p>1.733</text:p>
              </table:table-cell>
              <table:table-cell office:value-type="float" office:value="1.779">
                <text:p>1.779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28">
                <text:p>0.628</text:p>
              </table:table-cell>
              <table:table-cell office:value-type="float" office:value="0.685">
                <text:p>0.685</text:p>
              </table:table-cell>
              <table:table-cell office:value-type="float" office:value="0.743">
                <text:p>0.743</text:p>
              </table:table-cell>
              <table:table-cell office:value-type="float" office:value="0.749">
                <text:p>0.749</text:p>
              </table:table-cell>
              <table:table-cell office:value-type="float" office:value="1.696">
                <text:p>1.696</text:p>
              </table:table-cell>
              <table:table-cell office:value-type="float" office:value="1.672">
                <text:p>1.67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565">
                <text:p>0.565</text:p>
              </table:table-cell>
              <table:table-cell office:value-type="float" office:value="0.569">
                <text:p>0.569</text:p>
              </table:table-cell>
              <table:table-cell office:value-type="float" office:value="0.73">
                <text:p>0.73</text:p>
              </table:table-cell>
              <table:table-cell office:value-type="float" office:value="0.736">
                <text:p>0.736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63">
                <text:p>0.563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76">
                <text:p>1.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53cm" svg:height="10.099cm" xlink:href=".." xlink:type="simple" chart:class="chart:line" chart:style-name="ch1">
        <chart:title svg:x="6.469cm" svg:y="0.337cm" chart:style-name="ch2">
          <text:p>5 classes 7 annotateurs</text:p>
        </chart:title>
        <chart:legend chart:legend-position="end" svg:x="13.836cm" svg:y="3.235cm" style:legend-expansion="high" chart:style-name="ch3"/>
        <chart:plot-area chart:style-name="ch4" table:cell-range-address="résultatsGlobaux.A48:résultatsGlobaux.A48 résultatsGlobaux.A51:résultatsGlobaux.A69 résultatsGlobaux.K48:résultatsGlobaux.Q48 résultatsGlobaux.K51:résultatsGlobaux.Q69" chart:data-source-has-labels="both" svg:x="1.36cm" svg:y="1.343cm" svg:width="12.117cm" svg:height="7.584cm">
          <chartooo:coordinate-region svg:x="1.992cm" svg:y="1.545cm" svg:width="11.388cm" svg:height="6.729cm"/>
          <chart:axis chart:dimension="x" chart:name="primary-x" chart:style-name="ch5" chartooo:axis-type="auto">
            <chartooo:date-scale/>
            <chart:title svg:x="6.937cm" svg:y="9.128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99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K51:résultatsGlobaux.K69" chart:label-cell-address="résultatsGlobaux.K48:résultatsGlobaux.K48" chart:class="chart:line">
            <chart:data-point chart:repeated="19"/>
          </chart:series>
          <chart:series chart:style-name="ch10" chart:values-cell-range-address="résultatsGlobaux.L51:résultatsGlobaux.L69" chart:label-cell-address="résultatsGlobaux.L48:résultatsGlobaux.L48" chart:class="chart:line">
            <chart:data-point chart:repeated="19"/>
          </chart:series>
          <chart:series chart:style-name="ch11" chart:values-cell-range-address="résultatsGlobaux.M51:résultatsGlobaux.M69" chart:label-cell-address="résultatsGlobaux.M48:résultatsGlobaux.M48" chart:class="chart:line">
            <chart:data-point chart:repeated="19"/>
          </chart:series>
          <chart:series chart:style-name="ch12" chart:values-cell-range-address="résultatsGlobaux.N51:résultatsGlobaux.N69" chart:label-cell-address="résultatsGlobaux.N48:résultatsGlobaux.N48" chart:class="chart:line">
            <chart:data-point chart:repeated="19"/>
          </chart:series>
          <chart:series chart:style-name="ch13" chart:values-cell-range-address="résultatsGlobaux.O51:résultatsGlobaux.O69" chart:label-cell-address="résultatsGlobaux.O48:résultatsGlobaux.O48" chart:class="chart:line">
            <chart:data-point chart:repeated="19"/>
          </chart:series>
          <chart:series chart:style-name="ch14" chart:values-cell-range-address="résultatsGlobaux.P51:résultatsGlobaux.P69" chart:label-cell-address="résultatsGlobaux.P48:résultatsGlobaux.P48" chart:class="chart:line">
            <chart:data-point chart:repeated="19"/>
          </chart:series>
          <chart:series chart:style-name="ch15" chart:values-cell-range-address="résultatsGlobaux.Q51:résultatsGlobaux.Q69" chart:label-cell-address="résultatsGlobaux.Q48:résultatsGlobaux.Q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K48:résultatsGlobaux.K48</svg:desc>
                </draw:g>
              </table:table-cell>
              <table:table-cell office:value-type="string">
                <text:p>opinion contexte</text:p>
                <draw:g>
                  <svg:desc>résultatsGlobaux.L48:résultatsGlobaux.L48</svg:desc>
                </draw:g>
              </table:table-cell>
              <table:table-cell office:value-type="string">
                <text:p>émotion</text:p>
                <draw:g>
                  <svg:desc>résultatsGlobaux.M48:résultatsGlobaux.M48</svg:desc>
                </draw:g>
              </table:table-cell>
              <table:table-cell office:value-type="string">
                <text:p>émotion contexte</text:p>
                <draw:g>
                  <svg:desc>résultatsGlobaux.N48:résultatsGlobaux.N48</svg:desc>
                </draw:g>
              </table:table-cell>
              <table:table-cell office:value-type="string">
                <text:p>conquête spatiale</text:p>
                <draw:g>
                  <svg:desc>résultatsGlobaux.O48:résultatsGlobaux.O48</svg:desc>
                </draw:g>
              </table:table-cell>
              <table:table-cell office:value-type="string">
                <text:p>épidémies</text:p>
                <draw:g>
                  <svg:desc>résultatsGlobaux.P48:résultatsGlobaux.P48</svg:desc>
                </draw:g>
              </table:table-cell>
              <table:table-cell office:value-type="string">
                <text:p>coréférence</text:p>
                <draw:g>
                  <svg:desc>résultatsGlobaux.Q48:résultatsGlobaux.Q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25.87">
                <text:p>25.87</text:p>
                <draw:g>
                  <svg:desc>résultatsGlobaux.K51:résultatsGlobaux.K69</svg:desc>
                </draw:g>
              </table:table-cell>
              <table:table-cell office:value-type="float" office:value="24.86">
                <text:p>24.86</text:p>
                <draw:g>
                  <svg:desc>résultatsGlobaux.L51:résultatsGlobaux.L69</svg:desc>
                </draw:g>
              </table:table-cell>
              <table:table-cell office:value-type="float" office:value="25.619">
                <text:p>25.619</text:p>
                <draw:g>
                  <svg:desc>résultatsGlobaux.M51:résultatsGlobaux.M69</svg:desc>
                </draw:g>
              </table:table-cell>
              <table:table-cell office:value-type="float" office:value="24.249">
                <text:p>24.249</text:p>
                <draw:g>
                  <svg:desc>résultatsGlobaux.N51:résultatsGlobaux.N69</svg:desc>
                </draw:g>
              </table:table-cell>
              <table:table-cell office:value-type="float" office:value="27.875">
                <text:p>27.875</text:p>
                <draw:g>
                  <svg:desc>résultatsGlobaux.O51:résultatsGlobaux.O69</svg:desc>
                </draw:g>
              </table:table-cell>
              <table:table-cell office:value-type="float" office:value="27.598">
                <text:p>27.598</text:p>
                <draw:g>
                  <svg:desc>résultatsGlobaux.P51:résultatsGlobaux.P69</svg:desc>
                </draw:g>
              </table:table-cell>
              <table:table-cell office:value-type="float" office:value="25.291">
                <text:p>25.291</text:p>
                <draw:g>
                  <svg:desc>résultatsGlobaux.Q51:résultatsGlobaux.Q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3.112">
                <text:p>23.112</text:p>
              </table:table-cell>
              <table:table-cell office:value-type="float" office:value="22.72">
                <text:p>22.72</text:p>
              </table:table-cell>
              <table:table-cell office:value-type="float" office:value="20.2">
                <text:p>20.2</text:p>
              </table:table-cell>
              <table:table-cell office:value-type="float" office:value="19.38">
                <text:p>19.38</text:p>
              </table:table-cell>
              <table:table-cell office:value-type="float" office:value="24.699">
                <text:p>24.699</text:p>
              </table:table-cell>
              <table:table-cell office:value-type="float" office:value="25.076">
                <text:p>25.076</text:p>
              </table:table-cell>
              <table:table-cell office:value-type="float" office:value="22.956">
                <text:p>22.95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0.755">
                <text:p>20.755</text:p>
              </table:table-cell>
              <table:table-cell office:value-type="float" office:value="21.152">
                <text:p>21.152</text:p>
              </table:table-cell>
              <table:table-cell office:value-type="float" office:value="15.993">
                <text:p>15.993</text:p>
              </table:table-cell>
              <table:table-cell office:value-type="float" office:value="15.263">
                <text:p>15.263</text:p>
              </table:table-cell>
              <table:table-cell office:value-type="float" office:value="20.123">
                <text:p>20.123</text:p>
              </table:table-cell>
              <table:table-cell office:value-type="float" office:value="21.428">
                <text:p>21.428</text:p>
              </table:table-cell>
              <table:table-cell office:value-type="float" office:value="21.323">
                <text:p>21.32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.681">
                <text:p>18.681</text:p>
              </table:table-cell>
              <table:table-cell office:value-type="float" office:value="19.39">
                <text:p>19.39</text:p>
              </table:table-cell>
              <table:table-cell office:value-type="float" office:value="12.336">
                <text:p>12.336</text:p>
              </table:table-cell>
              <table:table-cell office:value-type="float" office:value="11.883">
                <text:p>11.883</text:p>
              </table:table-cell>
              <table:table-cell office:value-type="float" office:value="16.166">
                <text:p>16.166</text:p>
              </table:table-cell>
              <table:table-cell office:value-type="float" office:value="16.357">
                <text:p>16.357</text:p>
              </table:table-cell>
              <table:table-cell office:value-type="float" office:value="17.441">
                <text:p>17.44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6.489">
                <text:p>16.489</text:p>
              </table:table-cell>
              <table:table-cell office:value-type="float" office:value="16.828">
                <text:p>16.828</text:p>
              </table:table-cell>
              <table:table-cell office:value-type="float" office:value="9.429">
                <text:p>9.429</text:p>
              </table:table-cell>
              <table:table-cell office:value-type="float" office:value="9.034">
                <text:p>9.034</text:p>
              </table:table-cell>
              <table:table-cell office:value-type="float" office:value="12.819">
                <text:p>12.819</text:p>
              </table:table-cell>
              <table:table-cell office:value-type="float" office:value="12.772">
                <text:p>12.772</text:p>
              </table:table-cell>
              <table:table-cell office:value-type="float" office:value="13.247">
                <text:p>13.24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4.087">
                <text:p>14.087</text:p>
              </table:table-cell>
              <table:table-cell office:value-type="float" office:value="14.35">
                <text:p>14.35</text:p>
              </table:table-cell>
              <table:table-cell office:value-type="float" office:value="7.27">
                <text:p>7.27</text:p>
              </table:table-cell>
              <table:table-cell office:value-type="float" office:value="6.713">
                <text:p>6.713</text:p>
              </table:table-cell>
              <table:table-cell office:value-type="float" office:value="9.871">
                <text:p>9.871</text:p>
              </table:table-cell>
              <table:table-cell office:value-type="float" office:value="9.605">
                <text:p>9.605</text:p>
              </table:table-cell>
              <table:table-cell office:value-type="float" office:value="9.614">
                <text:p>9.61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1.268">
                <text:p>11.268</text:p>
              </table:table-cell>
              <table:table-cell office:value-type="float" office:value="11.723">
                <text:p>11.723</text:p>
              </table:table-cell>
              <table:table-cell office:value-type="float" office:value="5.266">
                <text:p>5.266</text:p>
              </table:table-cell>
              <table:table-cell office:value-type="float" office:value="4.917">
                <text:p>4.917</text:p>
              </table:table-cell>
              <table:table-cell office:value-type="float" office:value="7.341">
                <text:p>7.341</text:p>
              </table:table-cell>
              <table:table-cell office:value-type="float" office:value="7.302">
                <text:p>7.302</text:p>
              </table:table-cell>
              <table:table-cell office:value-type="float" office:value="6.977">
                <text:p>6.97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8.897">
                <text:p>8.897</text:p>
              </table:table-cell>
              <table:table-cell office:value-type="float" office:value="9.307">
                <text:p>9.307</text:p>
              </table:table-cell>
              <table:table-cell office:value-type="float" office:value="3.756">
                <text:p>3.756</text:p>
              </table:table-cell>
              <table:table-cell office:value-type="float" office:value="3.749">
                <text:p>3.749</text:p>
              </table:table-cell>
              <table:table-cell office:value-type="float" office:value="5.646">
                <text:p>5.646</text:p>
              </table:table-cell>
              <table:table-cell office:value-type="float" office:value="5.661">
                <text:p>5.661</text:p>
              </table:table-cell>
              <table:table-cell office:value-type="float" office:value="4.824">
                <text:p>4.82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.702">
                <text:p>6.702</text:p>
              </table:table-cell>
              <table:table-cell office:value-type="float" office:value="7.198">
                <text:p>7.198</text:p>
              </table:table-cell>
              <table:table-cell office:value-type="float" office:value="2.769">
                <text:p>2.769</text:p>
              </table:table-cell>
              <table:table-cell office:value-type="float" office:value="2.661">
                <text:p>2.661</text:p>
              </table:table-cell>
              <table:table-cell office:value-type="float" office:value="4.299">
                <text:p>4.299</text:p>
              </table:table-cell>
              <table:table-cell office:value-type="float" office:value="4.294">
                <text:p>4.294</text:p>
              </table:table-cell>
              <table:table-cell office:value-type="float" office:value="3.208">
                <text:p>3.20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.907">
                <text:p>4.907</text:p>
              </table:table-cell>
              <table:table-cell office:value-type="float" office:value="5.133">
                <text:p>5.133</text:p>
              </table:table-cell>
              <table:table-cell office:value-type="float" office:value="2.033">
                <text:p>2.033</text:p>
              </table:table-cell>
              <table:table-cell office:value-type="float" office:value="1.875">
                <text:p>1.875</text:p>
              </table:table-cell>
              <table:table-cell office:value-type="float" office:value="3.66">
                <text:p>3.66</text:p>
              </table:table-cell>
              <table:table-cell office:value-type="float" office:value="3.373">
                <text:p>3.373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.269">
                <text:p>3.269</text:p>
              </table:table-cell>
              <table:table-cell office:value-type="float" office:value="3.456">
                <text:p>3.456</text:p>
              </table:table-cell>
              <table:table-cell office:value-type="float" office:value="1.468">
                <text:p>1.468</text:p>
              </table:table-cell>
              <table:table-cell office:value-type="float" office:value="1.461">
                <text:p>1.461</text:p>
              </table:table-cell>
              <table:table-cell office:value-type="float" office:value="2.599">
                <text:p>2.599</text:p>
              </table:table-cell>
              <table:table-cell office:value-type="float" office:value="2.851">
                <text:p>2.851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.084">
                <text:p>2.084</text:p>
              </table:table-cell>
              <table:table-cell office:value-type="float" office:value="2.369">
                <text:p>2.369</text:p>
              </table:table-cell>
              <table:table-cell office:value-type="float" office:value="1.094">
                <text:p>1.094</text:p>
              </table:table-cell>
              <table:table-cell office:value-type="float" office:value="1.068">
                <text:p>1.068</text:p>
              </table:table-cell>
              <table:table-cell office:value-type="float" office:value="2.215">
                <text:p>2.215</text:p>
              </table:table-cell>
              <table:table-cell office:value-type="float" office:value="2.283">
                <text:p>2.283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431">
                <text:p>1.431</text:p>
              </table:table-cell>
              <table:table-cell office:value-type="float" office:value="1.575">
                <text:p>1.575</text:p>
              </table:table-cell>
              <table:table-cell office:value-type="float" office:value="0.964">
                <text:p>0.964</text:p>
              </table:table-cell>
              <table:table-cell office:value-type="float" office:value="0.975">
                <text:p>0.975</text:p>
              </table:table-cell>
              <table:table-cell office:value-type="float" office:value="1.94">
                <text:p>1.94</text:p>
              </table:table-cell>
              <table:table-cell office:value-type="float" office:value="2.089">
                <text:p>2.089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958">
                <text:p>0.958</text:p>
              </table:table-cell>
              <table:table-cell office:value-type="float" office:value="0.988">
                <text:p>0.988</text:p>
              </table:table-cell>
              <table:table-cell office:value-type="float" office:value="0.831">
                <text:p>0.831</text:p>
              </table:table-cell>
              <table:table-cell office:value-type="float" office:value="0.828">
                <text:p>0.828</text:p>
              </table:table-cell>
              <table:table-cell office:value-type="float" office:value="1.845">
                <text:p>1.845</text:p>
              </table:table-cell>
              <table:table-cell office:value-type="float" office:value="1.845">
                <text:p>1.84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775">
                <text:p>0.775</text:p>
              </table:table-cell>
              <table:table-cell office:value-type="float" office:value="0.768">
                <text:p>0.768</text:p>
              </table:table-cell>
              <table:table-cell office:value-type="float" office:value="0.785">
                <text:p>0.785</text:p>
              </table:table-cell>
              <table:table-cell office:value-type="float" office:value="1.722">
                <text:p>1.722</text:p>
              </table:table-cell>
              <table:table-cell office:value-type="float" office:value="1.699">
                <text:p>1.69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01">
                <text:p>0.601</text:p>
              </table:table-cell>
              <table:table-cell office:value-type="float" office:value="0.609">
                <text:p>0.609</text:p>
              </table:table-cell>
              <table:table-cell office:value-type="float" office:value="0.739">
                <text:p>0.739</text:p>
              </table:table-cell>
              <table:table-cell office:value-type="float" office:value="0.752">
                <text:p>0.752</text:p>
              </table:table-cell>
              <table:table-cell office:value-type="float" office:value="1.667">
                <text:p>1.667</text:p>
              </table:table-cell>
              <table:table-cell office:value-type="float" office:value="1.675">
                <text:p>1.67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734">
                <text:p>0.734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79">
                <text:p>1.67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53cm" svg:height="9.986cm" xlink:href=".." xlink:type="simple" chart:class="chart:line" chart:style-name="ch1">
        <chart:title svg:x="6.369cm" svg:y="0.335cm" chart:style-name="ch2">
          <text:p>5 classes 6 annotateurs</text:p>
        </chart:title>
        <chart:legend chart:legend-position="end" svg:x="13.636cm" svg:y="3.179cm" style:legend-expansion="high" chart:style-name="ch3"/>
        <chart:plot-area chart:style-name="ch4" table:cell-range-address="résultatsGlobaux.A48:résultatsGlobaux.A48 résultatsGlobaux.A51:résultatsGlobaux.A69 résultatsGlobaux.S48:résultatsGlobaux.Y48 résultatsGlobaux.S51:résultatsGlobaux.Y69" chart:data-source-has-labels="both" svg:x="1.356cm" svg:y="1.339cm" svg:width="11.925cm" svg:height="7.477cm">
          <chartooo:coordinate-region svg:x="1.988cm" svg:y="1.542cm" svg:width="11.196cm" svg:height="6.621cm"/>
          <chart:axis chart:dimension="x" chart:name="primary-x" chart:style-name="ch5" chartooo:axis-type="auto">
            <chartooo:date-scale/>
            <chart:title svg:x="6.837cm" svg:y="9.015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41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S51:résultatsGlobaux.S69" chart:label-cell-address="résultatsGlobaux.S48:résultatsGlobaux.S48" chart:class="chart:line">
            <chart:data-point chart:repeated="19"/>
          </chart:series>
          <chart:series chart:style-name="ch10" chart:values-cell-range-address="résultatsGlobaux.T51:résultatsGlobaux.T69" chart:label-cell-address="résultatsGlobaux.T48:résultatsGlobaux.T48" chart:class="chart:line">
            <chart:data-point chart:repeated="19"/>
          </chart:series>
          <chart:series chart:style-name="ch11" chart:values-cell-range-address="résultatsGlobaux.U51:résultatsGlobaux.U69" chart:label-cell-address="résultatsGlobaux.U48:résultatsGlobaux.U48" chart:class="chart:line">
            <chart:data-point chart:repeated="19"/>
          </chart:series>
          <chart:series chart:style-name="ch12" chart:values-cell-range-address="résultatsGlobaux.V51:résultatsGlobaux.V69" chart:label-cell-address="résultatsGlobaux.V48:résultatsGlobaux.V48" chart:class="chart:line">
            <chart:data-point chart:repeated="19"/>
          </chart:series>
          <chart:series chart:style-name="ch13" chart:values-cell-range-address="résultatsGlobaux.W51:résultatsGlobaux.W69" chart:label-cell-address="résultatsGlobaux.W48:résultatsGlobaux.W48" chart:class="chart:line">
            <chart:data-point chart:repeated="19"/>
          </chart:series>
          <chart:series chart:style-name="ch14" chart:values-cell-range-address="résultatsGlobaux.X51:résultatsGlobaux.X69" chart:label-cell-address="résultatsGlobaux.X48:résultatsGlobaux.X48" chart:class="chart:line">
            <chart:data-point chart:repeated="19"/>
          </chart:series>
          <chart:series chart:style-name="ch15" chart:values-cell-range-address="résultatsGlobaux.Y51:résultatsGlobaux.Y69" chart:label-cell-address="résultatsGlobaux.Y48:résultatsGlobaux.Y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S48:résultatsGlobaux.S48</svg:desc>
                </draw:g>
              </table:table-cell>
              <table:table-cell office:value-type="string">
                <text:p>opinion contexte</text:p>
                <draw:g>
                  <svg:desc>résultatsGlobaux.T48:résultatsGlobaux.T48</svg:desc>
                </draw:g>
              </table:table-cell>
              <table:table-cell office:value-type="string">
                <text:p>émotion</text:p>
                <draw:g>
                  <svg:desc>résultatsGlobaux.U48:résultatsGlobaux.U48</svg:desc>
                </draw:g>
              </table:table-cell>
              <table:table-cell office:value-type="string">
                <text:p>émotion contexte</text:p>
                <draw:g>
                  <svg:desc>résultatsGlobaux.V48:résultatsGlobaux.V48</svg:desc>
                </draw:g>
              </table:table-cell>
              <table:table-cell office:value-type="string">
                <text:p>conquête spatiale</text:p>
                <draw:g>
                  <svg:desc>résultatsGlobaux.W48:résultatsGlobaux.W48</svg:desc>
                </draw:g>
              </table:table-cell>
              <table:table-cell office:value-type="string">
                <text:p>épidémies</text:p>
                <draw:g>
                  <svg:desc>résultatsGlobaux.X48:résultatsGlobaux.X48</svg:desc>
                </draw:g>
              </table:table-cell>
              <table:table-cell office:value-type="string">
                <text:p>coréférence</text:p>
                <draw:g>
                  <svg:desc>résultatsGlobaux.Y48:résultatsGlobaux.Y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31.249">
                <text:p>31.249</text:p>
                <draw:g>
                  <svg:desc>résultatsGlobaux.S51:résultatsGlobaux.S69</svg:desc>
                </draw:g>
              </table:table-cell>
              <table:table-cell office:value-type="float" office:value="30.255">
                <text:p>30.255</text:p>
                <draw:g>
                  <svg:desc>résultatsGlobaux.T51:résultatsGlobaux.T69</svg:desc>
                </draw:g>
              </table:table-cell>
              <table:table-cell office:value-type="float" office:value="30.754">
                <text:p>30.754</text:p>
                <draw:g>
                  <svg:desc>résultatsGlobaux.U51:résultatsGlobaux.U69</svg:desc>
                </draw:g>
              </table:table-cell>
              <table:table-cell office:value-type="float" office:value="29.281">
                <text:p>29.281</text:p>
                <draw:g>
                  <svg:desc>résultatsGlobaux.V51:résultatsGlobaux.V69</svg:desc>
                </draw:g>
              </table:table-cell>
              <table:table-cell office:value-type="float" office:value="33.084">
                <text:p>33.084</text:p>
                <draw:g>
                  <svg:desc>résultatsGlobaux.W51:résultatsGlobaux.W69</svg:desc>
                </draw:g>
              </table:table-cell>
              <table:table-cell office:value-type="float" office:value="32.664">
                <text:p>32.664</text:p>
                <draw:g>
                  <svg:desc>résultatsGlobaux.X51:résultatsGlobaux.X69</svg:desc>
                </draw:g>
              </table:table-cell>
              <table:table-cell office:value-type="float" office:value="30.889">
                <text:p>30.889</text:p>
                <draw:g>
                  <svg:desc>résultatsGlobaux.Y51:résultatsGlobaux.Y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8.007">
                <text:p>28.007</text:p>
              </table:table-cell>
              <table:table-cell office:value-type="float" office:value="27.502">
                <text:p>27.502</text:p>
              </table:table-cell>
              <table:table-cell office:value-type="float" office:value="24.587">
                <text:p>24.587</text:p>
              </table:table-cell>
              <table:table-cell office:value-type="float" office:value="23.988">
                <text:p>23.988</text:p>
              </table:table-cell>
              <table:table-cell office:value-type="float" office:value="29.484">
                <text:p>29.484</text:p>
              </table:table-cell>
              <table:table-cell office:value-type="float" office:value="29.823">
                <text:p>29.823</text:p>
              </table:table-cell>
              <table:table-cell office:value-type="float" office:value="27.938">
                <text:p>27.93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5.135">
                <text:p>25.135</text:p>
              </table:table-cell>
              <table:table-cell office:value-type="float" office:value="25.492">
                <text:p>25.492</text:p>
              </table:table-cell>
              <table:table-cell office:value-type="float" office:value="19.782">
                <text:p>19.782</text:p>
              </table:table-cell>
              <table:table-cell office:value-type="float" office:value="19.126">
                <text:p>19.126</text:p>
              </table:table-cell>
              <table:table-cell office:value-type="float" office:value="24.402">
                <text:p>24.402</text:p>
              </table:table-cell>
              <table:table-cell office:value-type="float" office:value="25.653">
                <text:p>25.653</text:p>
              </table:table-cell>
              <table:table-cell office:value-type="float" office:value="25.666">
                <text:p>25.66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2.53">
                <text:p>22.53</text:p>
              </table:table-cell>
              <table:table-cell office:value-type="float" office:value="23.298">
                <text:p>23.298</text:p>
              </table:table-cell>
              <table:table-cell office:value-type="float" office:value="15.651">
                <text:p>15.651</text:p>
              </table:table-cell>
              <table:table-cell office:value-type="float" office:value="15.228">
                <text:p>15.228</text:p>
              </table:table-cell>
              <table:table-cell office:value-type="float" office:value="19.729">
                <text:p>19.729</text:p>
              </table:table-cell>
              <table:table-cell office:value-type="float" office:value="20.063">
                <text:p>20.063</text:p>
              </table:table-cell>
              <table:table-cell office:value-type="float" office:value="21.239">
                <text:p>21.23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9.936">
                <text:p>19.936</text:p>
              </table:table-cell>
              <table:table-cell office:value-type="float" office:value="20.353">
                <text:p>20.353</text:p>
              </table:table-cell>
              <table:table-cell office:value-type="float" office:value="12.189">
                <text:p>12.189</text:p>
              </table:table-cell>
              <table:table-cell office:value-type="float" office:value="11.939">
                <text:p>11.939</text:p>
              </table:table-cell>
              <table:table-cell office:value-type="float" office:value="15.89">
                <text:p>15.89</text:p>
              </table:table-cell>
              <table:table-cell office:value-type="float" office:value="15.889">
                <text:p>15.889</text:p>
              </table:table-cell>
              <table:table-cell office:value-type="float" office:value="16.473">
                <text:p>16.47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7.144">
                <text:p>17.144</text:p>
              </table:table-cell>
              <table:table-cell office:value-type="float" office:value="17.482">
                <text:p>17.482</text:p>
              </table:table-cell>
              <table:table-cell office:value-type="float" office:value="9.538">
                <text:p>9.538</text:p>
              </table:table-cell>
              <table:table-cell office:value-type="float" office:value="9.118">
                <text:p>9.118</text:p>
              </table:table-cell>
              <table:table-cell office:value-type="float" office:value="12.541">
                <text:p>12.541</text:p>
              </table:table-cell>
              <table:table-cell office:value-type="float" office:value="12.263">
                <text:p>12.263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3.999">
                <text:p>13.999</text:p>
              </table:table-cell>
              <table:table-cell office:value-type="float" office:value="14.491">
                <text:p>14.491</text:p>
              </table:table-cell>
              <table:table-cell office:value-type="float" office:value="7.103">
                <text:p>7.103</text:p>
              </table:table-cell>
              <table:table-cell office:value-type="float" office:value="6.816">
                <text:p>6.816</text:p>
              </table:table-cell>
              <table:table-cell office:value-type="float" office:value="9.494">
                <text:p>9.494</text:p>
              </table:table-cell>
              <table:table-cell office:value-type="float" office:value="9.498">
                <text:p>9.498</text:p>
              </table:table-cell>
              <table:table-cell office:value-type="float" office:value="9.201">
                <text:p>9.20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1.203">
                <text:p>11.203</text:p>
              </table:table-cell>
              <table:table-cell office:value-type="float" office:value="11.686">
                <text:p>11.686</text:p>
              </table:table-cell>
              <table:table-cell office:value-type="float" office:value="5.192">
                <text:p>5.192</text:p>
              </table:table-cell>
              <table:table-cell office:value-type="float" office:value="5.18">
                <text:p>5.18</text:p>
              </table:table-cell>
              <table:table-cell office:value-type="float" office:value="7.413">
                <text:p>7.413</text:p>
              </table:table-cell>
              <table:table-cell office:value-type="float" office:value="7.355">
                <text:p>7.355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.639">
                <text:p>8.639</text:p>
              </table:table-cell>
              <table:table-cell office:value-type="float" office:value="9.218">
                <text:p>9.218</text:p>
              </table:table-cell>
              <table:table-cell office:value-type="float" office:value="3.835">
                <text:p>3.835</text:p>
              </table:table-cell>
              <table:table-cell office:value-type="float" office:value="3.778">
                <text:p>3.778</text:p>
              </table:table-cell>
              <table:table-cell office:value-type="float" office:value="5.562">
                <text:p>5.562</text:p>
              </table:table-cell>
              <table:table-cell office:value-type="float" office:value="5.556">
                <text:p>5.556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6.439">
                <text:p>6.439</text:p>
              </table:table-cell>
              <table:table-cell office:value-type="float" office:value="6.705">
                <text:p>6.705</text:p>
              </table:table-cell>
              <table:table-cell office:value-type="float" office:value="2.846">
                <text:p>2.846</text:p>
              </table:table-cell>
              <table:table-cell office:value-type="float" office:value="2.659">
                <text:p>2.659</text:p>
              </table:table-cell>
              <table:table-cell office:value-type="float" office:value="4.726">
                <text:p>4.726</text:p>
              </table:table-cell>
              <table:table-cell office:value-type="float" office:value="4.362">
                <text:p>4.362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452">
                <text:p>4.452</text:p>
              </table:table-cell>
              <table:table-cell office:value-type="float" office:value="4.659">
                <text:p>4.659</text:p>
              </table:table-cell>
              <table:table-cell office:value-type="float" office:value="2.005">
                <text:p>2.005</text:p>
              </table:table-cell>
              <table:table-cell office:value-type="float" office:value="1.979">
                <text:p>1.979</text:p>
              </table:table-cell>
              <table:table-cell office:value-type="float" office:value="3.291">
                <text:p>3.291</text:p>
              </table:table-cell>
              <table:table-cell office:value-type="float" office:value="3.55">
                <text:p>3.55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2.926">
                <text:p>2.926</text:p>
              </table:table-cell>
              <table:table-cell office:value-type="float" office:value="3.244">
                <text:p>3.244</text:p>
              </table:table-cell>
              <table:table-cell office:value-type="float" office:value="1.441">
                <text:p>1.441</text:p>
              </table:table-cell>
              <table:table-cell office:value-type="float" office:value="1.434">
                <text:p>1.434</text:p>
              </table:table-cell>
              <table:table-cell office:value-type="float" office:value="2.609">
                <text:p>2.609</text:p>
              </table:table-cell>
              <table:table-cell office:value-type="float" office:value="2.73">
                <text:p>2.73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99">
                <text:p>1.99</text:p>
              </table:table-cell>
              <table:table-cell office:value-type="float" office:value="2.168">
                <text:p>2.168</text:p>
              </table:table-cell>
              <table:table-cell office:value-type="float" office:value="1.198">
                <text:p>1.198</text:p>
              </table:table-cell>
              <table:table-cell office:value-type="float" office:value="1.184">
                <text:p>1.184</text:p>
              </table:table-cell>
              <table:table-cell office:value-type="float" office:value="2.281">
                <text:p>2.281</text:p>
              </table:table-cell>
              <table:table-cell office:value-type="float" office:value="2.389">
                <text:p>2.389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293">
                <text:p>1.293</text:p>
              </table:table-cell>
              <table:table-cell office:value-type="float" office:value="1.326">
                <text:p>1.326</text:p>
              </table:table-cell>
              <table:table-cell office:value-type="float" office:value="0.957">
                <text:p>0.957</text:p>
              </table:table-cell>
              <table:table-cell office:value-type="float" office:value="0.959">
                <text:p>0.959</text:p>
              </table:table-cell>
              <table:table-cell office:value-type="float" office:value="1.999">
                <text:p>1.999</text:p>
              </table:table-cell>
              <table:table-cell office:value-type="float" office:value="1.997">
                <text:p>1.997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876">
                <text:p>0.876</text:p>
              </table:table-cell>
              <table:table-cell office:value-type="float" office:value="0.953">
                <text:p>0.953</text:p>
              </table:table-cell>
              <table:table-cell office:value-type="float" office:value="0.822">
                <text:p>0.822</text:p>
              </table:table-cell>
              <table:table-cell office:value-type="float" office:value="0.85">
                <text:p>0.85</text:p>
              </table:table-cell>
              <table:table-cell office:value-type="float" office:value="1.798">
                <text:p>1.798</text:p>
              </table:table-cell>
              <table:table-cell office:value-type="float" office:value="1.776">
                <text:p>1.77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672">
                <text:p>0.672</text:p>
              </table:table-cell>
              <table:table-cell office:value-type="float" office:value="0.686">
                <text:p>0.686</text:p>
              </table:table-cell>
              <table:table-cell office:value-type="float" office:value="0.764">
                <text:p>0.764</text:p>
              </table:table-cell>
              <table:table-cell office:value-type="float" office:value="0.774">
                <text:p>0.774</text:p>
              </table:table-cell>
              <table:table-cell office:value-type="float" office:value="1.715">
                <text:p>1.715</text:p>
              </table:table-cell>
              <table:table-cell office:value-type="float" office:value="1.704">
                <text:p>1.70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96">
                <text:p>0.596</text:p>
              </table:table-cell>
              <table:table-cell office:value-type="float" office:value="0.58">
                <text:p>0.58</text:p>
              </table:table-cell>
              <table:table-cell office:value-type="float" office:value="0.74">
                <text:p>0.74</text:p>
              </table:table-cell>
              <table:table-cell office:value-type="float" office:value="0.736">
                <text:p>0.736</text:p>
              </table:table-cell>
              <table:table-cell office:value-type="float" office:value="1.67">
                <text:p>1.67</text:p>
              </table:table-cell>
              <table:table-cell office:value-type="float" office:value="1.688">
                <text:p>1.68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57">
                <text:p>0.557</text:p>
              </table:table-cell>
              <table:table-cell office:value-type="float" office:value="0.553">
                <text:p>0.553</text:p>
              </table:table-cell>
              <table:table-cell office:value-type="float" office:value="0.73">
                <text:p>0.73</text:p>
              </table:table-cell>
              <table:table-cell office:value-type="float" office:value="0.735">
                <text:p>0.735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53cm" svg:height="9.986cm" xlink:href=".." xlink:type="simple" chart:class="chart:line" chart:style-name="ch1">
        <chart:title svg:x="6.369cm" svg:y="0.335cm" chart:style-name="ch2">
          <text:p>5 classes 5 annotateurs</text:p>
        </chart:title>
        <chart:legend chart:legend-position="end" svg:x="13.636cm" svg:y="3.179cm" style:legend-expansion="high" chart:style-name="ch3"/>
        <chart:plot-area chart:style-name="ch4" table:cell-range-address="résultatsGlobaux.A48:résultatsGlobaux.A48 résultatsGlobaux.A51:résultatsGlobaux.A69 résultatsGlobaux.AA48:résultatsGlobaux.AG48 résultatsGlobaux.AA51:résultatsGlobaux.AG69" chart:data-source-has-labels="both" svg:x="1.356cm" svg:y="1.339cm" svg:width="11.925cm" svg:height="7.477cm">
          <chartooo:coordinate-region svg:x="1.988cm" svg:y="1.541cm" svg:width="11.196cm" svg:height="6.622cm"/>
          <chart:axis chart:dimension="x" chart:name="primary-x" chart:style-name="ch5" chartooo:axis-type="auto">
            <chartooo:date-scale/>
            <chart:title svg:x="6.837cm" svg:y="9.015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41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A51:résultatsGlobaux.AA69" chart:label-cell-address="résultatsGlobaux.AA48:résultatsGlobaux.AA48" chart:class="chart:line">
            <chart:data-point chart:repeated="19"/>
          </chart:series>
          <chart:series chart:style-name="ch10" chart:values-cell-range-address="résultatsGlobaux.AB51:résultatsGlobaux.AB69" chart:label-cell-address="résultatsGlobaux.AB48:résultatsGlobaux.AB48" chart:class="chart:line">
            <chart:data-point chart:repeated="19"/>
          </chart:series>
          <chart:series chart:style-name="ch11" chart:values-cell-range-address="résultatsGlobaux.AC51:résultatsGlobaux.AC69" chart:label-cell-address="résultatsGlobaux.AC48:résultatsGlobaux.AC48" chart:class="chart:line">
            <chart:data-point chart:repeated="19"/>
          </chart:series>
          <chart:series chart:style-name="ch12" chart:values-cell-range-address="résultatsGlobaux.AD51:résultatsGlobaux.AD69" chart:label-cell-address="résultatsGlobaux.AD48:résultatsGlobaux.AD48" chart:class="chart:line">
            <chart:data-point chart:repeated="19"/>
          </chart:series>
          <chart:series chart:style-name="ch13" chart:values-cell-range-address="résultatsGlobaux.AE51:résultatsGlobaux.AE69" chart:label-cell-address="résultatsGlobaux.AE48:résultatsGlobaux.AE48" chart:class="chart:line">
            <chart:data-point chart:repeated="19"/>
          </chart:series>
          <chart:series chart:style-name="ch14" chart:values-cell-range-address="résultatsGlobaux.AF51:résultatsGlobaux.AF69" chart:label-cell-address="résultatsGlobaux.AF48:résultatsGlobaux.AF48" chart:class="chart:line">
            <chart:data-point chart:repeated="19"/>
          </chart:series>
          <chart:series chart:style-name="ch15" chart:values-cell-range-address="résultatsGlobaux.AG51:résultatsGlobaux.AG69" chart:label-cell-address="résultatsGlobaux.AG48:résultatsGlobaux.AG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A48:résultatsGlobaux.AA48</svg:desc>
                </draw:g>
              </table:table-cell>
              <table:table-cell office:value-type="string">
                <text:p>opinion contexte</text:p>
                <draw:g>
                  <svg:desc>résultatsGlobaux.AB48:résultatsGlobaux.AB48</svg:desc>
                </draw:g>
              </table:table-cell>
              <table:table-cell office:value-type="string">
                <text:p>émotion</text:p>
                <draw:g>
                  <svg:desc>résultatsGlobaux.AC48:résultatsGlobaux.AC48</svg:desc>
                </draw:g>
              </table:table-cell>
              <table:table-cell office:value-type="string">
                <text:p>émotion contexte</text:p>
                <draw:g>
                  <svg:desc>résultatsGlobaux.AD48:résultatsGlobaux.AD48</svg:desc>
                </draw:g>
              </table:table-cell>
              <table:table-cell office:value-type="string">
                <text:p>conquête spatiale</text:p>
                <draw:g>
                  <svg:desc>résultatsGlobaux.AE48:résultatsGlobaux.AE48</svg:desc>
                </draw:g>
              </table:table-cell>
              <table:table-cell office:value-type="string">
                <text:p>épidémies</text:p>
                <draw:g>
                  <svg:desc>résultatsGlobaux.AF48:résultatsGlobaux.AF48</svg:desc>
                </draw:g>
              </table:table-cell>
              <table:table-cell office:value-type="string">
                <text:p>coréférence</text:p>
                <draw:g>
                  <svg:desc>résultatsGlobaux.AG48:résultatsGlobaux.AG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35.33">
                <text:p>35.33</text:p>
                <draw:g>
                  <svg:desc>résultatsGlobaux.AA51:résultatsGlobaux.AA69</svg:desc>
                </draw:g>
              </table:table-cell>
              <table:table-cell office:value-type="float" office:value="34.362">
                <text:p>34.362</text:p>
                <draw:g>
                  <svg:desc>résultatsGlobaux.AB51:résultatsGlobaux.AB69</svg:desc>
                </draw:g>
              </table:table-cell>
              <table:table-cell office:value-type="float" office:value="34.761">
                <text:p>34.761</text:p>
                <draw:g>
                  <svg:desc>résultatsGlobaux.AC51:résultatsGlobaux.AC69</svg:desc>
                </draw:g>
              </table:table-cell>
              <table:table-cell office:value-type="float" office:value="33.337">
                <text:p>33.337</text:p>
                <draw:g>
                  <svg:desc>résultatsGlobaux.AD51:résultatsGlobaux.AD69</svg:desc>
                </draw:g>
              </table:table-cell>
              <table:table-cell office:value-type="float" office:value="36.944">
                <text:p>36.944</text:p>
                <draw:g>
                  <svg:desc>résultatsGlobaux.AE51:résultatsGlobaux.AE69</svg:desc>
                </draw:g>
              </table:table-cell>
              <table:table-cell office:value-type="float" office:value="36.383">
                <text:p>36.383</text:p>
                <draw:g>
                  <svg:desc>résultatsGlobaux.AF51:résultatsGlobaux.AF69</svg:desc>
                </draw:g>
              </table:table-cell>
              <table:table-cell office:value-type="float" office:value="35.132">
                <text:p>35.132</text:p>
                <draw:g>
                  <svg:desc>résultatsGlobaux.AG51:résultatsGlobaux.AG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1.783">
                <text:p>31.783</text:p>
              </table:table-cell>
              <table:table-cell office:value-type="float" office:value="31.136">
                <text:p>31.136</text:p>
              </table:table-cell>
              <table:table-cell office:value-type="float" office:value="28.329">
                <text:p>28.329</text:p>
              </table:table-cell>
              <table:table-cell office:value-type="float" office:value="27.847">
                <text:p>27.847</text:p>
              </table:table-cell>
              <table:table-cell office:value-type="float" office:value="33.218">
                <text:p>33.218</text:p>
              </table:table-cell>
              <table:table-cell office:value-type="float" office:value="33.419">
                <text:p>33.419</text:p>
              </table:table-cell>
              <table:table-cell office:value-type="float" office:value="31.68">
                <text:p>31.6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8.555">
                <text:p>28.555</text:p>
              </table:table-cell>
              <table:table-cell office:value-type="float" office:value="28.855">
                <text:p>28.855</text:p>
              </table:table-cell>
              <table:table-cell office:value-type="float" office:value="23.2">
                <text:p>23.2</text:p>
              </table:table-cell>
              <table:table-cell office:value-type="float" office:value="22.79">
                <text:p>22.79</text:p>
              </table:table-cell>
              <table:table-cell office:value-type="float" office:value="27.894">
                <text:p>27.894</text:p>
              </table:table-cell>
              <table:table-cell office:value-type="float" office:value="29.041">
                <text:p>29.041</text:p>
              </table:table-cell>
              <table:table-cell office:value-type="float" office:value="29.017">
                <text:p>29.01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5.678">
                <text:p>25.678</text:p>
              </table:table-cell>
              <table:table-cell office:value-type="float" office:value="26.351">
                <text:p>26.351</text:p>
              </table:table-cell>
              <table:table-cell office:value-type="float" office:value="18.815">
                <text:p>18.815</text:p>
              </table:table-cell>
              <table:table-cell office:value-type="float" office:value="18.592">
                <text:p>18.592</text:p>
              </table:table-cell>
              <table:table-cell office:value-type="float" office:value="23.096">
                <text:p>23.096</text:p>
              </table:table-cell>
              <table:table-cell office:value-type="float" office:value="23.268">
                <text:p>23.268</text:p>
              </table:table-cell>
              <table:table-cell office:value-type="float" office:value="24.363">
                <text:p>24.36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823">
                <text:p>22.823</text:p>
              </table:table-cell>
              <table:table-cell office:value-type="float" office:value="23.212">
                <text:p>23.212</text:p>
              </table:table-cell>
              <table:table-cell office:value-type="float" office:value="14.986">
                <text:p>14.986</text:p>
              </table:table-cell>
              <table:table-cell office:value-type="float" office:value="15.005">
                <text:p>15.005</text:p>
              </table:table-cell>
              <table:table-cell office:value-type="float" office:value="18.919">
                <text:p>18.919</text:p>
              </table:table-cell>
              <table:table-cell office:value-type="float" office:value="18.986">
                <text:p>18.986</text:p>
              </table:table-cell>
              <table:table-cell office:value-type="float" office:value="19.333">
                <text:p>19.33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9.852">
                <text:p>19.852</text:p>
              </table:table-cell>
              <table:table-cell office:value-type="float" office:value="20.181">
                <text:p>20.181</text:p>
              </table:table-cell>
              <table:table-cell office:value-type="float" office:value="11.985">
                <text:p>11.985</text:p>
              </table:table-cell>
              <table:table-cell office:value-type="float" office:value="11.809">
                <text:p>11.809</text:p>
              </table:table-cell>
              <table:table-cell office:value-type="float" office:value="15.245">
                <text:p>15.245</text:p>
              </table:table-cell>
              <table:table-cell office:value-type="float" office:value="14.992">
                <text:p>14.992</text:p>
              </table:table-cell>
              <table:table-cell office:value-type="float" office:value="14.943">
                <text:p>14.94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6.531">
                <text:p>16.531</text:p>
              </table:table-cell>
              <table:table-cell office:value-type="float" office:value="16.953">
                <text:p>16.953</text:p>
              </table:table-cell>
              <table:table-cell office:value-type="float" office:value="9.261">
                <text:p>9.261</text:p>
              </table:table-cell>
              <table:table-cell office:value-type="float" office:value="9.117">
                <text:p>9.117</text:p>
              </table:table-cell>
              <table:table-cell office:value-type="float" office:value="11.939">
                <text:p>11.939</text:p>
              </table:table-cell>
              <table:table-cell office:value-type="float" office:value="11.872">
                <text:p>11.872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3.453">
                <text:p>13.453</text:p>
              </table:table-cell>
              <table:table-cell office:value-type="float" office:value="13.961">
                <text:p>13.961</text:p>
              </table:table-cell>
              <table:table-cell office:value-type="float" office:value="6.988">
                <text:p>6.988</text:p>
              </table:table-cell>
              <table:table-cell office:value-type="float" office:value="7.055">
                <text:p>7.055</text:p>
              </table:table-cell>
              <table:table-cell office:value-type="float" office:value="9.503">
                <text:p>9.503</text:p>
              </table:table-cell>
              <table:table-cell office:value-type="float" office:value="9.379">
                <text:p>9.379</text:p>
              </table:table-cell>
              <table:table-cell office:value-type="float" office:value="8.579">
                <text:p>8.5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.67">
                <text:p>10.67</text:p>
              </table:table-cell>
              <table:table-cell office:value-type="float" office:value="11.236">
                <text:p>11.236</text:p>
              </table:table-cell>
              <table:table-cell office:value-type="float" office:value="5.344">
                <text:p>5.344</text:p>
              </table:table-cell>
              <table:table-cell office:value-type="float" office:value="5.307">
                <text:p>5.307</text:p>
              </table:table-cell>
              <table:table-cell office:value-type="float" office:value="7.231">
                <text:p>7.231</text:p>
              </table:table-cell>
              <table:table-cell office:value-type="float" office:value="7.18">
                <text:p>7.18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8.169">
                <text:p>8.169</text:p>
              </table:table-cell>
              <table:table-cell office:value-type="float" office:value="8.43">
                <text:p>8.43</text:p>
              </table:table-cell>
              <table:table-cell office:value-type="float" office:value="3.965">
                <text:p>3.965</text:p>
              </table:table-cell>
              <table:table-cell office:value-type="float" office:value="3.897">
                <text:p>3.897</text:p>
              </table:table-cell>
              <table:table-cell office:value-type="float" office:value="6.071">
                <text:p>6.071</text:p>
              </table:table-cell>
              <table:table-cell office:value-type="float" office:value="5.793">
                <text:p>5.793</text:p>
              </table:table-cell>
              <table:table-cell office:value-type="float" office:value="4.507">
                <text:p>4.50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.899">
                <text:p>5.899</text:p>
              </table:table-cell>
              <table:table-cell office:value-type="float" office:value="6.085">
                <text:p>6.085</text:p>
              </table:table-cell>
              <table:table-cell office:value-type="float" office:value="2.828">
                <text:p>2.828</text:p>
              </table:table-cell>
              <table:table-cell office:value-type="float" office:value="2.891">
                <text:p>2.891</text:p>
              </table:table-cell>
              <table:table-cell office:value-type="float" office:value="4.244">
                <text:p>4.244</text:p>
              </table:table-cell>
              <table:table-cell office:value-type="float" office:value="4.603">
                <text:p>4.603</text:p>
              </table:table-cell>
              <table:table-cell office:value-type="float" office:value="3.058">
                <text:p>3.05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.065">
                <text:p>4.065</text:p>
              </table:table-cell>
              <table:table-cell office:value-type="float" office:value="4.405">
                <text:p>4.405</text:p>
              </table:table-cell>
              <table:table-cell office:value-type="float" office:value="2.045">
                <text:p>2.045</text:p>
              </table:table-cell>
              <table:table-cell office:value-type="float" office:value="2.08">
                <text:p>2.08</text:p>
              </table:table-cell>
              <table:table-cell office:value-type="float" office:value="3.315">
                <text:p>3.315</text:p>
              </table:table-cell>
              <table:table-cell office:value-type="float" office:value="3.483">
                <text:p>3.483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.812">
                <text:p>2.812</text:p>
              </table:table-cell>
              <table:table-cell office:value-type="float" office:value="2.996">
                <text:p>2.996</text:p>
              </table:table-cell>
              <table:table-cell office:value-type="float" office:value="1.613">
                <text:p>1.613</text:p>
              </table:table-cell>
              <table:table-cell office:value-type="float" office:value="1.618">
                <text:p>1.618</text:p>
              </table:table-cell>
              <table:table-cell office:value-type="float" office:value="2.814">
                <text:p>2.814</text:p>
              </table:table-cell>
              <table:table-cell office:value-type="float" office:value="2.893">
                <text:p>2.893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.831">
                <text:p>1.831</text:p>
              </table:table-cell>
              <table:table-cell office:value-type="float" office:value="1.901">
                <text:p>1.901</text:p>
              </table:table-cell>
              <table:table-cell office:value-type="float" office:value="1.218">
                <text:p>1.218</text:p>
              </table:table-cell>
              <table:table-cell office:value-type="float" office:value="1.178">
                <text:p>1.178</text:p>
              </table:table-cell>
              <table:table-cell office:value-type="float" office:value="2.305">
                <text:p>2.305</text:p>
              </table:table-cell>
              <table:table-cell office:value-type="float" office:value="2.343">
                <text:p>2.3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201">
                <text:p>1.201</text:p>
              </table:table-cell>
              <table:table-cell office:value-type="float" office:value="1.268">
                <text:p>1.268</text:p>
              </table:table-cell>
              <table:table-cell office:value-type="float" office:value="0.952">
                <text:p>0.952</text:p>
              </table:table-cell>
              <table:table-cell office:value-type="float" office:value="1.012">
                <text:p>1.012</text:p>
              </table:table-cell>
              <table:table-cell office:value-type="float" office:value="1.937">
                <text:p>1.937</text:p>
              </table:table-cell>
              <table:table-cell office:value-type="float" office:value="1.984">
                <text:p>1.98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31">
                <text:p>0.831</text:p>
              </table:table-cell>
              <table:table-cell office:value-type="float" office:value="0.866">
                <text:p>0.866</text:p>
              </table:table-cell>
              <table:table-cell office:value-type="float" office:value="0.832">
                <text:p>0.832</text:p>
              </table:table-cell>
              <table:table-cell office:value-type="float" office:value="0.847">
                <text:p>0.847</text:p>
              </table:table-cell>
              <table:table-cell office:value-type="float" office:value="1.781">
                <text:p>1.781</text:p>
              </table:table-cell>
              <table:table-cell office:value-type="float" office:value="1.782">
                <text:p>1.782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762">
                <text:p>0.762</text:p>
              </table:table-cell>
              <table:table-cell office:value-type="float" office:value="0.758">
                <text:p>0.758</text:p>
              </table:table-cell>
              <table:table-cell office:value-type="float" office:value="1.68">
                <text:p>1.68</text:p>
              </table:table-cell>
              <table:table-cell office:value-type="float" office:value="1.718">
                <text:p>1.7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565">
                <text:p>0.565</text:p>
              </table:table-cell>
              <table:table-cell office:value-type="float" office:value="0.563">
                <text:p>0.563</text:p>
              </table:table-cell>
              <table:table-cell office:value-type="float" office:value="0.733">
                <text:p>0.733</text:p>
              </table:table-cell>
              <table:table-cell office:value-type="float" office:value="0.744">
                <text:p>0.744</text:p>
              </table:table-cell>
              <table:table-cell office:value-type="float" office:value="1.674">
                <text:p>1.674</text:p>
              </table:table-cell>
              <table:table-cell office:value-type="float" office:value="1.669">
                <text:p>1.66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2">
                <text:p>0.552</text:p>
              </table:table-cell>
              <table:table-cell office:value-type="float" office:value="0.552">
                <text:p>0.552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86cm" svg:height="10.286cm" xlink:href=".." xlink:type="simple" chart:class="chart:line" chart:style-name="ch1">
        <chart:title svg:x="6.223cm" svg:y="0.341cm" chart:style-name="ch2">
          <text:p>opinion 5 classes écart type</text:p>
        </chart:title>
        <chart:legend chart:legend-position="end" svg:x="16.751cm" svg:y="3.077cm" style:legend-expansion="high" chart:style-name="ch3"/>
        <chart:plot-area chart:style-name="ch4" table:cell-range-address="opinion.R25:opinion.R44 opinion.AL1:opinion.AS1 opinion.AL25:opinion.AS44" chart:data-source-has-labels="both" svg:x="1.366cm" svg:y="1.351cm" svg:width="15.02cm" svg:height="7.759cm">
          <chartooo:coordinate-region svg:x="2.104cm" svg:y="1.553cm" svg:width="14.185cm" svg:height="6.904cm"/>
          <chart:axis chart:dimension="x" chart:name="primary-x" chart:style-name="ch5" chartooo:axis-type="auto">
            <chartooo:date-scale/>
            <chart:title svg:x="8.395cm" svg:y="9.315cm" chart:style-name="ch6">
              <text:p>kappa</text:p>
            </chart:title>
            <chart:categories table:cell-range-address="opinion.R25:opinion.R44"/>
            <chart:grid chart:style-name="ch7" chart:class="major"/>
          </chart:axis>
          <chart:axis chart:dimension="y" chart:name="primary-y" chart:style-name="ch5">
            <chart:title svg:x="0.451cm" svg:y="5.975cm" chart:style-name="ch8">
              <text:p>écart type</text:p>
            </chart:title>
            <chart:grid chart:style-name="ch7" chart:class="major"/>
          </chart:axis>
          <chart:series chart:style-name="ch9" chart:values-cell-range-address="opinion.AL25:opinion.AL44" chart:label-cell-address="opinion.AL1:opinion.AL1" chart:class="chart:line">
            <chart:data-point chart:repeated="20"/>
          </chart:series>
          <chart:series chart:style-name="ch10" chart:values-cell-range-address="opinion.AM25:opinion.AM44" chart:label-cell-address="opinion.AM1:opinion.AM1" chart:class="chart:line">
            <chart:data-point chart:repeated="20"/>
          </chart:series>
          <chart:series chart:style-name="ch11" chart:values-cell-range-address="opinion.AN25:opinion.AN44" chart:label-cell-address="opinion.AN1:opinion.AN1" chart:class="chart:line">
            <chart:data-point chart:repeated="20"/>
          </chart:series>
          <chart:series chart:style-name="ch12" chart:values-cell-range-address="opinion.AO25:opinion.AO44" chart:label-cell-address="opinion.AO1:opinion.AO1" chart:class="chart:line">
            <chart:data-point chart:repeated="20"/>
          </chart:series>
          <chart:series chart:style-name="ch13" chart:values-cell-range-address="opinion.AP25:opinion.AP44" chart:label-cell-address="opinion.AP1:opinion.AP1" chart:class="chart:line">
            <chart:data-point chart:repeated="20"/>
          </chart:series>
          <chart:series chart:style-name="ch14" chart:values-cell-range-address="opinion.AQ25:opinion.AQ44" chart:label-cell-address="opinion.AQ1:opinion.AQ1" chart:class="chart:line">
            <chart:data-point chart:repeated="20"/>
          </chart:series>
          <chart:series chart:style-name="ch15" chart:values-cell-range-address="opinion.AR25:opinion.AR44" chart:label-cell-address="opinion.AR1:opinion.AR1" chart:class="chart:line">
            <chart:data-point chart:repeated="20"/>
          </chart:series>
          <chart:series chart:style-name="ch16" chart:values-cell-range-address="opinion.AS25:opinion.AS44" chart:label-cell-address="opinion.AS1:opinion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opinion.AL1:opinion.AL1</svg:desc>
                </draw:g>
              </table:table-cell>
              <table:table-cell office:value-type="string">
                <text:p>8</text:p>
                <draw:g>
                  <svg:desc>opinion.AM1:opinion.AM1</svg:desc>
                </draw:g>
              </table:table-cell>
              <table:table-cell office:value-type="string">
                <text:p>7</text:p>
                <draw:g>
                  <svg:desc>opinion.AN1:opinion.AN1</svg:desc>
                </draw:g>
              </table:table-cell>
              <table:table-cell office:value-type="string">
                <text:p>6</text:p>
                <draw:g>
                  <svg:desc>opinion.AO1:opinion.AO1</svg:desc>
                </draw:g>
              </table:table-cell>
              <table:table-cell office:value-type="string">
                <text:p>5</text:p>
                <draw:g>
                  <svg:desc>opinion.AP1:opinion.AP1</svg:desc>
                </draw:g>
              </table:table-cell>
              <table:table-cell office:value-type="string">
                <text:p>4</text:p>
                <draw:g>
                  <svg:desc>opinion.AQ1:opinion.AQ1</svg:desc>
                </draw:g>
              </table:table-cell>
              <table:table-cell office:value-type="string">
                <text:p>3</text:p>
                <draw:g>
                  <svg:desc>opinion.AR1:opinion.AR1</svg:desc>
                </draw:g>
              </table:table-cell>
              <table:table-cell office:value-type="string">
                <text:p>2</text:p>
                <draw:g>
                  <svg:desc>opinion.AS1:opin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opinion.R25:opinion.R44</svg:desc>
                </draw:g>
              </table:table-cell>
              <table:table-cell office:value-type="float" office:value="0">
                <text:p>0</text:p>
                <draw:g>
                  <svg:desc>opinion.AL25:opinion.AL44</svg:desc>
                </draw:g>
              </table:table-cell>
              <table:table-cell office:value-type="float" office:value="0.928">
                <text:p>0.928</text:p>
                <draw:g>
                  <svg:desc>opinion.AM25:opinion.AM44</svg:desc>
                </draw:g>
              </table:table-cell>
              <table:table-cell office:value-type="float" office:value="0.983">
                <text:p>0.983</text:p>
                <draw:g>
                  <svg:desc>opinion.AN25:opinion.AN44</svg:desc>
                </draw:g>
              </table:table-cell>
              <table:table-cell office:value-type="float" office:value="0.951">
                <text:p>0.951</text:p>
                <draw:g>
                  <svg:desc>opinion.AO25:opinion.AO44</svg:desc>
                </draw:g>
              </table:table-cell>
              <table:table-cell office:value-type="float" office:value="0.885">
                <text:p>0.885</text:p>
                <draw:g>
                  <svg:desc>opinion.AP25:opinion.AP44</svg:desc>
                </draw:g>
              </table:table-cell>
              <table:table-cell office:value-type="float" office:value="0.701">
                <text:p>0.701</text:p>
                <draw:g>
                  <svg:desc>opinion.AQ25:opinion.AQ44</svg:desc>
                </draw:g>
              </table:table-cell>
              <table:table-cell office:value-type="float" office:value="0.701">
                <text:p>0.701</text:p>
                <draw:g>
                  <svg:desc>opinion.AR25:opinion.AR44</svg:desc>
                </draw:g>
              </table:table-cell>
              <table:table-cell office:value-type="float" office:value="0.445">
                <text:p>0.445</text:p>
                <draw:g>
                  <svg:desc>opinion.AS25:opinion.AS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.608">
                <text:p>1.608</text:p>
              </table:table-cell>
              <table:table-cell office:value-type="float" office:value="1.6">
                <text:p>1.6</text:p>
              </table:table-cell>
              <table:table-cell office:value-type="float" office:value="1.534">
                <text:p>1.534</text:p>
              </table:table-cell>
              <table:table-cell office:value-type="float" office:value="1.497">
                <text:p>1.497</text:p>
              </table:table-cell>
              <table:table-cell office:value-type="float" office:value="1.432">
                <text:p>1.432</text:p>
              </table:table-cell>
              <table:table-cell office:value-type="float" office:value="1.379">
                <text:p>1.37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48">
                <text:p>1.48</text:p>
              </table:table-cell>
              <table:table-cell office:value-type="float" office:value="1.506">
                <text:p>1.506</text:p>
              </table:table-cell>
              <table:table-cell office:value-type="float" office:value="1.516">
                <text:p>1.516</text:p>
              </table:table-cell>
              <table:table-cell office:value-type="float" office:value="1.506">
                <text:p>1.506</text:p>
              </table:table-cell>
              <table:table-cell office:value-type="float" office:value="1.45">
                <text:p>1.45</text:p>
              </table:table-cell>
              <table:table-cell office:value-type="float" office:value="1.392">
                <text:p>1.392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06">
                <text:p>1.406</text:p>
              </table:table-cell>
              <table:table-cell office:value-type="float" office:value="1.284">
                <text:p>1.284</text:p>
              </table:table-cell>
              <table:table-cell office:value-type="float" office:value="1.35">
                <text:p>1.35</text:p>
              </table:table-cell>
              <table:table-cell office:value-type="float" office:value="1.328">
                <text:p>1.328</text:p>
              </table:table-cell>
              <table:table-cell office:value-type="float" office:value="1.312">
                <text:p>1.312</text:p>
              </table:table-cell>
              <table:table-cell office:value-type="float" office:value="1.251">
                <text:p>1.25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362">
                <text:p>1.362</text:p>
              </table:table-cell>
              <table:table-cell office:value-type="float" office:value="1.346">
                <text:p>1.346</text:p>
              </table:table-cell>
              <table:table-cell office:value-type="float" office:value="1.324">
                <text:p>1.324</text:p>
              </table:table-cell>
              <table:table-cell office:value-type="float" office:value="1.292">
                <text:p>1.292</text:p>
              </table:table-cell>
              <table:table-cell office:value-type="float" office:value="1.269">
                <text:p>1.269</text:p>
              </table:table-cell>
              <table:table-cell office:value-type="float" office:value="1.208">
                <text:p>1.2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185">
                <text:p>1.185</text:p>
              </table:table-cell>
              <table:table-cell office:value-type="float" office:value="1.236">
                <text:p>1.236</text:p>
              </table:table-cell>
              <table:table-cell office:value-type="float" office:value="1.243">
                <text:p>1.243</text:p>
              </table:table-cell>
              <table:table-cell office:value-type="float" office:value="1.236">
                <text:p>1.236</text:p>
              </table:table-cell>
              <table:table-cell office:value-type="float" office:value="1.244">
                <text:p>1.244</text:p>
              </table:table-cell>
              <table:table-cell office:value-type="float" office:value="1.232">
                <text:p>1.23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82">
                <text:p>1.382</text:p>
              </table:table-cell>
              <table:table-cell office:value-type="float" office:value="1.419">
                <text:p>1.419</text:p>
              </table:table-cell>
              <table:table-cell office:value-type="float" office:value="1.43">
                <text:p>1.43</text:p>
              </table:table-cell>
              <table:table-cell office:value-type="float" office:value="1.432">
                <text:p>1.432</text:p>
              </table:table-cell>
              <table:table-cell office:value-type="float" office:value="1.406">
                <text:p>1.406</text:p>
              </table:table-cell>
              <table:table-cell office:value-type="float" office:value="1.35">
                <text:p>1.35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253">
                <text:p>1.253</text:p>
              </table:table-cell>
              <table:table-cell office:value-type="float" office:value="1.241">
                <text:p>1.241</text:p>
              </table:table-cell>
              <table:table-cell office:value-type="float" office:value="1.223">
                <text:p>1.223</text:p>
              </table:table-cell>
              <table:table-cell office:value-type="float" office:value="1.171">
                <text:p>1.171</text:p>
              </table:table-cell>
              <table:table-cell office:value-type="float" office:value="1.181">
                <text:p>1.181</text:p>
              </table:table-cell>
              <table:table-cell office:value-type="float" office:value="1.091">
                <text:p>1.09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132">
                <text:p>1.132</text:p>
              </table:table-cell>
              <table:table-cell office:value-type="float" office:value="1.232">
                <text:p>1.232</text:p>
              </table:table-cell>
              <table:table-cell office:value-type="float" office:value="1.294">
                <text:p>1.294</text:p>
              </table:table-cell>
              <table:table-cell office:value-type="float" office:value="1.319">
                <text:p>1.319</text:p>
              </table:table-cell>
              <table:table-cell office:value-type="float" office:value="1.323">
                <text:p>1.323</text:p>
              </table:table-cell>
              <table:table-cell office:value-type="float" office:value="1.283">
                <text:p>1.28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968">
                <text:p>0.968</text:p>
              </table:table-cell>
              <table:table-cell office:value-type="float" office:value="1.037">
                <text:p>1.037</text:p>
              </table:table-cell>
              <table:table-cell office:value-type="float" office:value="1.055">
                <text:p>1.055</text:p>
              </table:table-cell>
              <table:table-cell office:value-type="float" office:value="1.071">
                <text:p>1.071</text:p>
              </table:table-cell>
              <table:table-cell office:value-type="float" office:value="1.084">
                <text:p>1.084</text:p>
              </table:table-cell>
              <table:table-cell office:value-type="float" office:value="1.068">
                <text:p>1.06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879">
                <text:p>0.879</text:p>
              </table:table-cell>
              <table:table-cell office:value-type="float" office:value="0.984">
                <text:p>0.984</text:p>
              </table:table-cell>
              <table:table-cell office:value-type="float" office:value="1.051">
                <text:p>1.051</text:p>
              </table:table-cell>
              <table:table-cell office:value-type="float" office:value="1.095">
                <text:p>1.095</text:p>
              </table:table-cell>
              <table:table-cell office:value-type="float" office:value="1.103">
                <text:p>1.103</text:p>
              </table:table-cell>
              <table:table-cell office:value-type="float" office:value="1.154">
                <text:p>1.154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673">
                <text:p>0.673</text:p>
              </table:table-cell>
              <table:table-cell office:value-type="float" office:value="0.751">
                <text:p>0.751</text:p>
              </table:table-cell>
              <table:table-cell office:value-type="float" office:value="0.81">
                <text:p>0.81</text:p>
              </table:table-cell>
              <table:table-cell office:value-type="float" office:value="0.927">
                <text:p>0.927</text:p>
              </table:table-cell>
              <table:table-cell office:value-type="float" office:value="1.035">
                <text:p>1.035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55">
                <text:p>0.455</text:p>
              </table:table-cell>
              <table:table-cell office:value-type="float" office:value="0.535">
                <text:p>0.535</text:p>
              </table:table-cell>
              <table:table-cell office:value-type="float" office:value="0.622">
                <text:p>0.622</text:p>
              </table:table-cell>
              <table:table-cell office:value-type="float" office:value="0.683">
                <text:p>0.683</text:p>
              </table:table-cell>
              <table:table-cell office:value-type="float" office:value="0.788">
                <text:p>0.788</text:p>
              </table:table-cell>
              <table:table-cell office:value-type="float" office:value="0.827">
                <text:p>0.827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43">
                <text:p>0.343</text:p>
              </table:table-cell>
              <table:table-cell office:value-type="float" office:value="0.401">
                <text:p>0.401</text:p>
              </table:table-cell>
              <table:table-cell office:value-type="float" office:value="0.487">
                <text:p>0.487</text:p>
              </table:table-cell>
              <table:table-cell office:value-type="float" office:value="0.566">
                <text:p>0.566</text:p>
              </table:table-cell>
              <table:table-cell office:value-type="float" office:value="0.698">
                <text:p>0.698</text:p>
              </table:table-cell>
              <table:table-cell office:value-type="float" office:value="0.816">
                <text:p>0.81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86">
                <text:p>0.186</text:p>
              </table:table-cell>
              <table:table-cell office:value-type="float" office:value="0.23">
                <text:p>0.23</text:p>
              </table:table-cell>
              <table:table-cell office:value-type="float" office:value="0.299">
                <text:p>0.299</text:p>
              </table:table-cell>
              <table:table-cell office:value-type="float" office:value="0.368">
                <text:p>0.368</text:p>
              </table:table-cell>
              <table:table-cell office:value-type="float" office:value="0.439">
                <text:p>0.439</text:p>
              </table:table-cell>
              <table:table-cell office:value-type="float" office:value="0.591">
                <text:p>0.59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53">
                <text:p>0.153</text:p>
              </table:table-cell>
              <table:table-cell office:value-type="float" office:value="0.175">
                <text:p>0.175</text:p>
              </table:table-cell>
              <table:table-cell office:value-type="float" office:value="0.222">
                <text:p>0.222</text:p>
              </table:table-cell>
              <table:table-cell office:value-type="float" office:value="0.282">
                <text:p>0.282</text:p>
              </table:table-cell>
              <table:table-cell office:value-type="float" office:value="0.384">
                <text:p>0.384</text:p>
              </table:table-cell>
              <table:table-cell office:value-type="float" office:value="0.518">
                <text:p>0.518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  <table:table-cell office:value-type="float" office:value="0.148">
                <text:p>0.148</text:p>
              </table:table-cell>
              <table:table-cell office:value-type="float" office:value="0.224">
                <text:p>0.224</text:p>
              </table:table-cell>
              <table:table-cell office:value-type="float" office:value="0.322">
                <text:p>0.32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56">
                <text:p>0.056</text:p>
              </table:table-cell>
              <table:table-cell office:value-type="float" office:value="0.075">
                <text:p>0.075</text:p>
              </table:table-cell>
              <table:table-cell office:value-type="float" office:value="0.113">
                <text:p>0.113</text:p>
              </table:table-cell>
              <table:table-cell office:value-type="float" office:value="0.165">
                <text:p>0.165</text:p>
              </table:table-cell>
              <table:table-cell office:value-type="float" office:value="0.249">
                <text:p>0.249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28">
                <text:p>0.028</text:p>
              </table:table-cell>
              <table:table-cell office:value-type="float" office:value="0.063">
                <text:p>0.063</text:p>
              </table:table-cell>
              <table:table-cell office:value-type="float" office:value="0.115">
                <text:p>0.11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5">
                <text:p>0.015</text:p>
              </table:table-cell>
              <table:table-cell office:value-type="float" office:value="0.157">
                <text:p>0.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2cm" svg:height="10.136cm" xlink:href=".." xlink:type="simple" chart:class="chart:line" chart:style-name="ch1">
        <chart:title svg:x="6.503cm" svg:y="0.338cm" chart:style-name="ch2">
          <text:p>5 classes 4 annotateurs</text:p>
        </chart:title>
        <chart:legend chart:legend-position="end" svg:x="13.903cm" svg:y="3.254cm" style:legend-expansion="high" chart:style-name="ch3"/>
        <chart:plot-area chart:style-name="ch4" table:cell-range-address="résultatsGlobaux.A48:résultatsGlobaux.A48 résultatsGlobaux.A51:résultatsGlobaux.A69 résultatsGlobaux.AI48:résultatsGlobaux.AO48 résultatsGlobaux.AI51:résultatsGlobaux.AO69" chart:data-source-has-labels="both" svg:x="1.361cm" svg:y="1.345cm" svg:width="12.182cm" svg:height="7.618cm">
          <chartooo:coordinate-region svg:x="1.993cm" svg:y="1.548cm" svg:width="11.453cm" svg:height="6.762cm"/>
          <chart:axis chart:dimension="x" chart:name="primary-x" chart:style-name="ch5" chartooo:axis-type="auto">
            <chartooo:date-scale/>
            <chart:title svg:x="6.971cm" svg:y="9.165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418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I51:résultatsGlobaux.AI69" chart:label-cell-address="résultatsGlobaux.AI48:résultatsGlobaux.AI48" chart:class="chart:line">
            <chart:data-point chart:repeated="19"/>
          </chart:series>
          <chart:series chart:style-name="ch10" chart:values-cell-range-address="résultatsGlobaux.AJ51:résultatsGlobaux.AJ69" chart:label-cell-address="résultatsGlobaux.AJ48:résultatsGlobaux.AJ48" chart:class="chart:line">
            <chart:data-point chart:repeated="19"/>
          </chart:series>
          <chart:series chart:style-name="ch11" chart:values-cell-range-address="résultatsGlobaux.AK51:résultatsGlobaux.AK69" chart:label-cell-address="résultatsGlobaux.AK48:résultatsGlobaux.AK48" chart:class="chart:line">
            <chart:data-point chart:repeated="19"/>
          </chart:series>
          <chart:series chart:style-name="ch12" chart:values-cell-range-address="résultatsGlobaux.AL51:résultatsGlobaux.AL69" chart:label-cell-address="résultatsGlobaux.AL48:résultatsGlobaux.AL48" chart:class="chart:line">
            <chart:data-point chart:repeated="19"/>
          </chart:series>
          <chart:series chart:style-name="ch13" chart:values-cell-range-address="résultatsGlobaux.AM51:résultatsGlobaux.AM69" chart:label-cell-address="résultatsGlobaux.AM48:résultatsGlobaux.AM48" chart:class="chart:line">
            <chart:data-point chart:repeated="19"/>
          </chart:series>
          <chart:series chart:style-name="ch14" chart:values-cell-range-address="résultatsGlobaux.AN51:résultatsGlobaux.AN69" chart:label-cell-address="résultatsGlobaux.AN48:résultatsGlobaux.AN48" chart:class="chart:line">
            <chart:data-point chart:repeated="19"/>
          </chart:series>
          <chart:series chart:style-name="ch15" chart:values-cell-range-address="résultatsGlobaux.AO51:résultatsGlobaux.AO69" chart:label-cell-address="résultatsGlobaux.AO48:résultatsGlobaux.AO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I48:résultatsGlobaux.AI48</svg:desc>
                </draw:g>
              </table:table-cell>
              <table:table-cell office:value-type="string">
                <text:p>opinion contexte</text:p>
                <draw:g>
                  <svg:desc>résultatsGlobaux.AJ48:résultatsGlobaux.AJ48</svg:desc>
                </draw:g>
              </table:table-cell>
              <table:table-cell office:value-type="string">
                <text:p>émotion</text:p>
                <draw:g>
                  <svg:desc>résultatsGlobaux.AK48:résultatsGlobaux.AK48</svg:desc>
                </draw:g>
              </table:table-cell>
              <table:table-cell office:value-type="string">
                <text:p>émotion contexte</text:p>
                <draw:g>
                  <svg:desc>résultatsGlobaux.AL48:résultatsGlobaux.AL48</svg:desc>
                </draw:g>
              </table:table-cell>
              <table:table-cell office:value-type="string">
                <text:p>conquête spatiale</text:p>
                <draw:g>
                  <svg:desc>résultatsGlobaux.AM48:résultatsGlobaux.AM48</svg:desc>
                </draw:g>
              </table:table-cell>
              <table:table-cell office:value-type="string">
                <text:p>épidémies</text:p>
                <draw:g>
                  <svg:desc>résultatsGlobaux.AN48:résultatsGlobaux.AN48</svg:desc>
                </draw:g>
              </table:table-cell>
              <table:table-cell office:value-type="string">
                <text:p>coréférence</text:p>
                <draw:g>
                  <svg:desc>résultatsGlobaux.AO48:résultatsGlobaux.AO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39.347">
                <text:p>39.347</text:p>
                <draw:g>
                  <svg:desc>résultatsGlobaux.AI51:résultatsGlobaux.AI69</svg:desc>
                </draw:g>
              </table:table-cell>
              <table:table-cell office:value-type="float" office:value="38.319">
                <text:p>38.319</text:p>
                <draw:g>
                  <svg:desc>résultatsGlobaux.AJ51:résultatsGlobaux.AJ69</svg:desc>
                </draw:g>
              </table:table-cell>
              <table:table-cell office:value-type="float" office:value="39.294">
                <text:p>39.294</text:p>
                <draw:g>
                  <svg:desc>résultatsGlobaux.AK51:résultatsGlobaux.AK69</svg:desc>
                </draw:g>
              </table:table-cell>
              <table:table-cell office:value-type="float" office:value="38.06">
                <text:p>38.06</text:p>
                <draw:g>
                  <svg:desc>résultatsGlobaux.AL51:résultatsGlobaux.AL69</svg:desc>
                </draw:g>
              </table:table-cell>
              <table:table-cell office:value-type="float" office:value="41.127">
                <text:p>41.127</text:p>
                <draw:g>
                  <svg:desc>résultatsGlobaux.AM51:résultatsGlobaux.AM69</svg:desc>
                </draw:g>
              </table:table-cell>
              <table:table-cell office:value-type="float" office:value="40.335">
                <text:p>40.335</text:p>
                <draw:g>
                  <svg:desc>résultatsGlobaux.AN51:résultatsGlobaux.AN69</svg:desc>
                </draw:g>
              </table:table-cell>
              <table:table-cell office:value-type="float" office:value="39.16">
                <text:p>39.16</text:p>
                <draw:g>
                  <svg:desc>résultatsGlobaux.AO51:résultatsGlobaux.AO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5.681">
                <text:p>35.681</text:p>
              </table:table-cell>
              <table:table-cell office:value-type="float" office:value="34.876">
                <text:p>34.876</text:p>
              </table:table-cell>
              <table:table-cell office:value-type="float" office:value="32.776">
                <text:p>32.776</text:p>
              </table:table-cell>
              <table:table-cell office:value-type="float" office:value="32.394">
                <text:p>32.394</text:p>
              </table:table-cell>
              <table:table-cell office:value-type="float" office:value="37.532">
                <text:p>37.532</text:p>
              </table:table-cell>
              <table:table-cell office:value-type="float" office:value="37.393">
                <text:p>37.393</text:p>
              </table:table-cell>
              <table:table-cell office:value-type="float" office:value="35.495">
                <text:p>35.4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2.344">
                <text:p>32.344</text:p>
              </table:table-cell>
              <table:table-cell office:value-type="float" office:value="32.444">
                <text:p>32.444</text:p>
              </table:table-cell>
              <table:table-cell office:value-type="float" office:value="27.361">
                <text:p>27.361</text:p>
              </table:table-cell>
              <table:table-cell office:value-type="float" office:value="27.104">
                <text:p>27.104</text:p>
              </table:table-cell>
              <table:table-cell office:value-type="float" office:value="32.18">
                <text:p>32.18</text:p>
              </table:table-cell>
              <table:table-cell office:value-type="float" office:value="33.084">
                <text:p>33.084</text:p>
              </table:table-cell>
              <table:table-cell office:value-type="float" office:value="32.656">
                <text:p>32.6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9.309">
                <text:p>29.309</text:p>
              </table:table-cell>
              <table:table-cell office:value-type="float" office:value="29.826">
                <text:p>29.826</text:p>
              </table:table-cell>
              <table:table-cell office:value-type="float" office:value="22.641">
                <text:p>22.641</text:p>
              </table:table-cell>
              <table:table-cell office:value-type="float" office:value="22.7">
                <text:p>22.7</text:p>
              </table:table-cell>
              <table:table-cell office:value-type="float" office:value="27.215">
                <text:p>27.215</text:p>
              </table:table-cell>
              <table:table-cell office:value-type="float" office:value="27.291">
                <text:p>27.291</text:p>
              </table:table-cell>
              <table:table-cell office:value-type="float" office:value="27.794">
                <text:p>27.79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6.333">
                <text:p>26.333</text:p>
              </table:table-cell>
              <table:table-cell office:value-type="float" office:value="26.621">
                <text:p>26.621</text:p>
              </table:table-cell>
              <table:table-cell office:value-type="float" office:value="18.532">
                <text:p>18.532</text:p>
              </table:table-cell>
              <table:table-cell office:value-type="float" office:value="18.839">
                <text:p>18.839</text:p>
              </table:table-cell>
              <table:table-cell office:value-type="float" office:value="22.805">
                <text:p>22.805</text:p>
              </table:table-cell>
              <table:table-cell office:value-type="float" office:value="22.766">
                <text:p>22.766</text:p>
              </table:table-cell>
              <table:table-cell office:value-type="float" office:value="22.567">
                <text:p>22.5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3.135">
                <text:p>23.135</text:p>
              </table:table-cell>
              <table:table-cell office:value-type="float" office:value="23.423">
                <text:p>23.423</text:p>
              </table:table-cell>
              <table:table-cell office:value-type="float" office:value="15.226">
                <text:p>15.226</text:p>
              </table:table-cell>
              <table:table-cell office:value-type="float" office:value="15.262">
                <text:p>15.262</text:p>
              </table:table-cell>
              <table:table-cell office:value-type="float" office:value="18.854">
                <text:p>18.854</text:p>
              </table:table-cell>
              <table:table-cell office:value-type="float" office:value="18.476">
                <text:p>18.476</text:p>
              </table:table-cell>
              <table:table-cell office:value-type="float" office:value="17.965">
                <text:p>17.96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9.646">
                <text:p>19.646</text:p>
              </table:table-cell>
              <table:table-cell office:value-type="float" office:value="20.018">
                <text:p>20.018</text:p>
              </table:table-cell>
              <table:table-cell office:value-type="float" office:value="12.071">
                <text:p>12.071</text:p>
              </table:table-cell>
              <table:table-cell office:value-type="float" office:value="12.243">
                <text:p>12.243</text:p>
              </table:table-cell>
              <table:table-cell office:value-type="float" office:value="15.234">
                <text:p>15.234</text:p>
              </table:table-cell>
              <table:table-cell office:value-type="float" office:value="15.026">
                <text:p>15.026</text:p>
              </table:table-cell>
              <table:table-cell office:value-type="float" office:value="14.261">
                <text:p>14.26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6.326">
                <text:p>16.326</text:p>
              </table:table-cell>
              <table:table-cell office:value-type="float" office:value="16.853">
                <text:p>16.853</text:p>
              </table:table-cell>
              <table:table-cell office:value-type="float" office:value="9.55">
                <text:p>9.55</text:p>
              </table:table-cell>
              <table:table-cell office:value-type="float" office:value="9.76">
                <text:p>9.76</text:p>
              </table:table-cell>
              <table:table-cell office:value-type="float" office:value="12.417">
                <text:p>12.417</text:p>
              </table:table-cell>
              <table:table-cell office:value-type="float" office:value="12.246">
                <text:p>12.246</text:p>
              </table:table-cell>
              <table:table-cell office:value-type="float" office:value="11.048">
                <text:p>11.04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267">
                <text:p>13.267</text:p>
              </table:table-cell>
              <table:table-cell office:value-type="float" office:value="13.882">
                <text:p>13.882</text:p>
              </table:table-cell>
              <table:table-cell office:value-type="float" office:value="7.519">
                <text:p>7.519</text:p>
              </table:table-cell>
              <table:table-cell office:value-type="float" office:value="7.629">
                <text:p>7.629</text:p>
              </table:table-cell>
              <table:table-cell office:value-type="float" office:value="9.691">
                <text:p>9.691</text:p>
              </table:table-cell>
              <table:table-cell office:value-type="float" office:value="9.692">
                <text:p>9.692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0.498">
                <text:p>10.498</text:p>
              </table:table-cell>
              <table:table-cell office:value-type="float" office:value="10.798">
                <text:p>10.798</text:p>
              </table:table-cell>
              <table:table-cell office:value-type="float" office:value="5.759">
                <text:p>5.759</text:p>
              </table:table-cell>
              <table:table-cell office:value-type="float" office:value="5.891">
                <text:p>5.891</text:p>
              </table:table-cell>
              <table:table-cell office:value-type="float" office:value="8.148">
                <text:p>8.148</text:p>
              </table:table-cell>
              <table:table-cell office:value-type="float" office:value="7.865">
                <text:p>7.865</text:p>
              </table:table-cell>
              <table:table-cell office:value-type="float" office:value="6.354">
                <text:p>6.35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.923">
                <text:p>7.923</text:p>
              </table:table-cell>
              <table:table-cell office:value-type="float" office:value="8.091">
                <text:p>8.091</text:p>
              </table:table-cell>
              <table:table-cell office:value-type="float" office:value="4.306">
                <text:p>4.306</text:p>
              </table:table-cell>
              <table:table-cell office:value-type="float" office:value="4.506">
                <text:p>4.506</text:p>
              </table:table-cell>
              <table:table-cell office:value-type="float" office:value="5.933">
                <text:p>5.933</text:p>
              </table:table-cell>
              <table:table-cell office:value-type="float" office:value="6.311">
                <text:p>6.311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5.736">
                <text:p>5.736</text:p>
              </table:table-cell>
              <table:table-cell office:value-type="float" office:value="6.096">
                <text:p>6.096</text:p>
              </table:table-cell>
              <table:table-cell office:value-type="float" office:value="3.196">
                <text:p>3.196</text:p>
              </table:table-cell>
              <table:table-cell office:value-type="float" office:value="3.299">
                <text:p>3.299</text:p>
              </table:table-cell>
              <table:table-cell office:value-type="float" office:value="4.721">
                <text:p>4.721</text:p>
              </table:table-cell>
              <table:table-cell office:value-type="float" office:value="4.861">
                <text:p>4.861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.102">
                <text:p>4.102</text:p>
              </table:table-cell>
              <table:table-cell office:value-type="float" office:value="4.364">
                <text:p>4.364</text:p>
              </table:table-cell>
              <table:table-cell office:value-type="float" office:value="2.482">
                <text:p>2.482</text:p>
              </table:table-cell>
              <table:table-cell office:value-type="float" office:value="2.575">
                <text:p>2.575</text:p>
              </table:table-cell>
              <table:table-cell office:value-type="float" office:value="3.903">
                <text:p>3.903</text:p>
              </table:table-cell>
              <table:table-cell office:value-type="float" office:value="3.893">
                <text:p>3.893</text:p>
              </table:table-cell>
              <table:table-cell office:value-type="float" office:value="2.117">
                <text:p>2.11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.825">
                <text:p>2.825</text:p>
              </table:table-cell>
              <table:table-cell office:value-type="float" office:value="2.925">
                <text:p>2.925</text:p>
              </table:table-cell>
              <table:table-cell office:value-type="float" office:value="1.864">
                <text:p>1.864</text:p>
              </table:table-cell>
              <table:table-cell office:value-type="float" office:value="1.832">
                <text:p>1.832</text:p>
              </table:table-cell>
              <table:table-cell office:value-type="float" office:value="2.954">
                <text:p>2.954</text:p>
              </table:table-cell>
              <table:table-cell office:value-type="float" office:value="3.166">
                <text:p>3.166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.871">
                <text:p>1.871</text:p>
              </table:table-cell>
              <table:table-cell office:value-type="float" office:value="1.966">
                <text:p>1.966</text:p>
              </table:table-cell>
              <table:table-cell office:value-type="float" office:value="1.346">
                <text:p>1.346</text:p>
              </table:table-cell>
              <table:table-cell office:value-type="float" office:value="1.502">
                <text:p>1.502</text:p>
              </table:table-cell>
              <table:table-cell office:value-type="float" office:value="2.436">
                <text:p>2.436</text:p>
              </table:table-cell>
              <table:table-cell office:value-type="float" office:value="2.432">
                <text:p>2.43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.233">
                <text:p>1.233</text:p>
              </table:table-cell>
              <table:table-cell office:value-type="float" office:value="1.301">
                <text:p>1.301</text:p>
              </table:table-cell>
              <table:table-cell office:value-type="float" office:value="1.056">
                <text:p>1.056</text:p>
              </table:table-cell>
              <table:table-cell office:value-type="float" office:value="1.12">
                <text:p>1.12</text:p>
              </table:table-cell>
              <table:table-cell office:value-type="float" office:value="2.07">
                <text:p>2.07</text:p>
              </table:table-cell>
              <table:table-cell office:value-type="float" office:value="2.032">
                <text:p>2.032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844">
                <text:p>0.844</text:p>
              </table:table-cell>
              <table:table-cell office:value-type="float" office:value="0.835">
                <text:p>0.835</text:p>
              </table:table-cell>
              <table:table-cell office:value-type="float" office:value="0.853">
                <text:p>0.853</text:p>
              </table:table-cell>
              <table:table-cell office:value-type="float" office:value="0.869">
                <text:p>0.869</text:p>
              </table:table-cell>
              <table:table-cell office:value-type="float" office:value="1.743">
                <text:p>1.743</text:p>
              </table:table-cell>
              <table:table-cell office:value-type="float" office:value="1.847">
                <text:p>1.847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612">
                <text:p>0.612</text:p>
              </table:table-cell>
              <table:table-cell office:value-type="float" office:value="0.613">
                <text:p>0.613</text:p>
              </table:table-cell>
              <table:table-cell office:value-type="float" office:value="0.765">
                <text:p>0.765</text:p>
              </table:table-cell>
              <table:table-cell office:value-type="float" office:value="0.783">
                <text:p>0.783</text:p>
              </table:table-cell>
              <table:table-cell office:value-type="float" office:value="1.7">
                <text:p>1.7</text:p>
              </table:table-cell>
              <table:table-cell office:value-type="float" office:value="1.697">
                <text:p>1.697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55">
                <text:p>0.555</text:p>
              </table:table-cell>
              <table:table-cell office:value-type="float" office:value="0.552">
                <text:p>0.552</text:p>
              </table:table-cell>
              <table:table-cell office:value-type="float" office:value="0.737">
                <text:p>0.737</text:p>
              </table:table-cell>
              <table:table-cell office:value-type="float" office:value="0.73">
                <text:p>0.73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43cm" svg:height="10.093cm" xlink:href=".." xlink:type="simple" chart:class="chart:line" chart:style-name="ch1">
        <chart:title svg:x="6.464cm" svg:y="0.337cm" chart:style-name="ch2">
          <text:p>5 classes 3 annotateurs</text:p>
        </chart:title>
        <chart:legend chart:legend-position="end" svg:x="13.826cm" svg:y="3.232cm" style:legend-expansion="high" chart:style-name="ch3"/>
        <chart:plot-area chart:style-name="ch4" table:cell-range-address="résultatsGlobaux.A48:résultatsGlobaux.A48 résultatsGlobaux.A51:résultatsGlobaux.A69 résultatsGlobaux.AQ48:résultatsGlobaux.AW48 résultatsGlobaux.AQ51:résultatsGlobaux.AW69" chart:data-source-has-labels="both" svg:x="1.359cm" svg:y="1.343cm" svg:width="12.109cm" svg:height="7.578cm">
          <chartooo:coordinate-region svg:x="1.991cm" svg:y="1.546cm" svg:width="11.38cm" svg:height="6.722cm"/>
          <chart:axis chart:dimension="x" chart:name="primary-x" chart:style-name="ch5" chartooo:axis-type="auto">
            <chartooo:date-scale/>
            <chart:title svg:x="6.932cm" svg:y="9.122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96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Q51:résultatsGlobaux.AQ69" chart:label-cell-address="résultatsGlobaux.AQ48:résultatsGlobaux.AQ48" chart:class="chart:line">
            <chart:data-point chart:repeated="19"/>
          </chart:series>
          <chart:series chart:style-name="ch10" chart:values-cell-range-address="résultatsGlobaux.AR51:résultatsGlobaux.AR69" chart:label-cell-address="résultatsGlobaux.AR48:résultatsGlobaux.AR48" chart:class="chart:line">
            <chart:data-point chart:repeated="19"/>
          </chart:series>
          <chart:series chart:style-name="ch11" chart:values-cell-range-address="résultatsGlobaux.AS51:résultatsGlobaux.AS69" chart:label-cell-address="résultatsGlobaux.AS48:résultatsGlobaux.AS48" chart:class="chart:line">
            <chart:data-point chart:repeated="19"/>
          </chart:series>
          <chart:series chart:style-name="ch12" chart:values-cell-range-address="résultatsGlobaux.AT51:résultatsGlobaux.AT69" chart:label-cell-address="résultatsGlobaux.AT48:résultatsGlobaux.AT48" chart:class="chart:line">
            <chart:data-point chart:repeated="19"/>
          </chart:series>
          <chart:series chart:style-name="ch13" chart:values-cell-range-address="résultatsGlobaux.AU51:résultatsGlobaux.AU69" chart:label-cell-address="résultatsGlobaux.AU48:résultatsGlobaux.AU48" chart:class="chart:line">
            <chart:data-point chart:repeated="19"/>
          </chart:series>
          <chart:series chart:style-name="ch14" chart:values-cell-range-address="résultatsGlobaux.AV51:résultatsGlobaux.AV69" chart:label-cell-address="résultatsGlobaux.AV48:résultatsGlobaux.AV48" chart:class="chart:line">
            <chart:data-point chart:repeated="19"/>
          </chart:series>
          <chart:series chart:style-name="ch15" chart:values-cell-range-address="résultatsGlobaux.AW51:résultatsGlobaux.AW69" chart:label-cell-address="résultatsGlobaux.AW48:résultatsGlobaux.AW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Q48:résultatsGlobaux.AQ48</svg:desc>
                </draw:g>
              </table:table-cell>
              <table:table-cell office:value-type="string">
                <text:p>opinion contexte</text:p>
                <draw:g>
                  <svg:desc>résultatsGlobaux.AR48:résultatsGlobaux.AR48</svg:desc>
                </draw:g>
              </table:table-cell>
              <table:table-cell office:value-type="string">
                <text:p>émotion</text:p>
                <draw:g>
                  <svg:desc>résultatsGlobaux.AS48:résultatsGlobaux.AS48</svg:desc>
                </draw:g>
              </table:table-cell>
              <table:table-cell office:value-type="string">
                <text:p>émotion contexte</text:p>
                <draw:g>
                  <svg:desc>résultatsGlobaux.AT48:résultatsGlobaux.AT48</svg:desc>
                </draw:g>
              </table:table-cell>
              <table:table-cell office:value-type="string">
                <text:p>conquête spatiale</text:p>
                <draw:g>
                  <svg:desc>résultatsGlobaux.AU48:résultatsGlobaux.AU48</svg:desc>
                </draw:g>
              </table:table-cell>
              <table:table-cell office:value-type="string">
                <text:p>épidémies</text:p>
                <draw:g>
                  <svg:desc>résultatsGlobaux.AV48:résultatsGlobaux.AV48</svg:desc>
                </draw:g>
              </table:table-cell>
              <table:table-cell office:value-type="string">
                <text:p>coréférence</text:p>
                <draw:g>
                  <svg:desc>résultatsGlobaux.AW48:résultatsGlobaux.AW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45.48">
                <text:p>45.48</text:p>
                <draw:g>
                  <svg:desc>résultatsGlobaux.AQ51:résultatsGlobaux.AQ69</svg:desc>
                </draw:g>
              </table:table-cell>
              <table:table-cell office:value-type="float" office:value="44.42">
                <text:p>44.42</text:p>
                <draw:g>
                  <svg:desc>résultatsGlobaux.AR51:résultatsGlobaux.AR69</svg:desc>
                </draw:g>
              </table:table-cell>
              <table:table-cell office:value-type="float" office:value="45.948">
                <text:p>45.948</text:p>
                <draw:g>
                  <svg:desc>résultatsGlobaux.AS51:résultatsGlobaux.AS69</svg:desc>
                </draw:g>
              </table:table-cell>
              <table:table-cell office:value-type="float" office:value="44.973">
                <text:p>44.973</text:p>
                <draw:g>
                  <svg:desc>résultatsGlobaux.AT51:résultatsGlobaux.AT69</svg:desc>
                </draw:g>
              </table:table-cell>
              <table:table-cell office:value-type="float" office:value="47.304">
                <text:p>47.304</text:p>
                <draw:g>
                  <svg:desc>résultatsGlobaux.AU51:résultatsGlobaux.AU69</svg:desc>
                </draw:g>
              </table:table-cell>
              <table:table-cell office:value-type="float" office:value="46.337">
                <text:p>46.337</text:p>
                <draw:g>
                  <svg:desc>résultatsGlobaux.AV51:résultatsGlobaux.AV69</svg:desc>
                </draw:g>
              </table:table-cell>
              <table:table-cell office:value-type="float" office:value="45.388">
                <text:p>45.388</text:p>
                <draw:g>
                  <svg:desc>résultatsGlobaux.AW51:résultatsGlobaux.AW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1.636">
                <text:p>41.636</text:p>
              </table:table-cell>
              <table:table-cell office:value-type="float" office:value="40.566">
                <text:p>40.566</text:p>
              </table:table-cell>
              <table:table-cell office:value-type="float" office:value="39.417">
                <text:p>39.417</text:p>
              </table:table-cell>
              <table:table-cell office:value-type="float" office:value="39.317">
                <text:p>39.317</text:p>
              </table:table-cell>
              <table:table-cell office:value-type="float" office:value="43.849">
                <text:p>43.849</text:p>
              </table:table-cell>
              <table:table-cell office:value-type="float" office:value="43.307">
                <text:p>43.307</text:p>
              </table:table-cell>
              <table:table-cell office:value-type="float" office:value="41.317">
                <text:p>41.31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7.99">
                <text:p>37.99</text:p>
              </table:table-cell>
              <table:table-cell office:value-type="float" office:value="37.846">
                <text:p>37.846</text:p>
              </table:table-cell>
              <table:table-cell office:value-type="float" office:value="33.845">
                <text:p>33.845</text:p>
              </table:table-cell>
              <table:table-cell office:value-type="float" office:value="33.892">
                <text:p>33.892</text:p>
              </table:table-cell>
              <table:table-cell office:value-type="float" office:value="38.604">
                <text:p>38.604</text:p>
              </table:table-cell>
              <table:table-cell office:value-type="float" office:value="39.041">
                <text:p>39.041</text:p>
              </table:table-cell>
              <table:table-cell office:value-type="float" office:value="37.984">
                <text:p>37.9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34.71">
                <text:p>34.71</text:p>
              </table:table-cell>
              <table:table-cell office:value-type="float" office:value="35.005">
                <text:p>35.005</text:p>
              </table:table-cell>
              <table:table-cell office:value-type="float" office:value="28.767">
                <text:p>28.767</text:p>
              </table:table-cell>
              <table:table-cell office:value-type="float" office:value="29.264">
                <text:p>29.264</text:p>
              </table:table-cell>
              <table:table-cell office:value-type="float" office:value="33.616">
                <text:p>33.616</text:p>
              </table:table-cell>
              <table:table-cell office:value-type="float" office:value="33.355">
                <text:p>33.355</text:p>
              </table:table-cell>
              <table:table-cell office:value-type="float" office:value="32.878">
                <text:p>32.87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1.491">
                <text:p>31.491</text:p>
              </table:table-cell>
              <table:table-cell office:value-type="float" office:value="31.69">
                <text:p>31.69</text:p>
              </table:table-cell>
              <table:table-cell office:value-type="float" office:value="24.335">
                <text:p>24.335</text:p>
              </table:table-cell>
              <table:table-cell office:value-type="float" office:value="24.99">
                <text:p>24.99</text:p>
              </table:table-cell>
              <table:table-cell office:value-type="float" office:value="29.035">
                <text:p>29.035</text:p>
              </table:table-cell>
              <table:table-cell office:value-type="float" office:value="28.848">
                <text:p>28.848</text:p>
              </table:table-cell>
              <table:table-cell office:value-type="float" office:value="27.463">
                <text:p>27.46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8.077">
                <text:p>28.077</text:p>
              </table:table-cell>
              <table:table-cell office:value-type="float" office:value="28.286">
                <text:p>28.286</text:p>
              </table:table-cell>
              <table:table-cell office:value-type="float" office:value="20.521">
                <text:p>20.521</text:p>
              </table:table-cell>
              <table:table-cell office:value-type="float" office:value="21.038">
                <text:p>21.038</text:p>
              </table:table-cell>
              <table:table-cell office:value-type="float" office:value="24.663">
                <text:p>24.663</text:p>
              </table:table-cell>
              <table:table-cell office:value-type="float" office:value="24.203">
                <text:p>24.203</text:p>
              </table:table-cell>
              <table:table-cell office:value-type="float" office:value="22.64">
                <text:p>22.64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4.444">
                <text:p>24.444</text:p>
              </table:table-cell>
              <table:table-cell office:value-type="float" office:value="24.748">
                <text:p>24.748</text:p>
              </table:table-cell>
              <table:table-cell office:value-type="float" office:value="16.955">
                <text:p>16.955</text:p>
              </table:table-cell>
              <table:table-cell office:value-type="float" office:value="17.525">
                <text:p>17.525</text:p>
              </table:table-cell>
              <table:table-cell office:value-type="float" office:value="20.696">
                <text:p>20.696</text:p>
              </table:table-cell>
              <table:table-cell office:value-type="float" office:value="20.315">
                <text:p>20.315</text:p>
              </table:table-cell>
              <table:table-cell office:value-type="float" office:value="18.649">
                <text:p>18.64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0.885">
                <text:p>20.885</text:p>
              </table:table-cell>
              <table:table-cell office:value-type="float" office:value="21.344">
                <text:p>21.344</text:p>
              </table:table-cell>
              <table:table-cell office:value-type="float" office:value="13.822">
                <text:p>13.822</text:p>
              </table:table-cell>
              <table:table-cell office:value-type="float" office:value="14.496">
                <text:p>14.496</text:p>
              </table:table-cell>
              <table:table-cell office:value-type="float" office:value="17.37">
                <text:p>17.37</text:p>
              </table:table-cell>
              <table:table-cell office:value-type="float" office:value="17.101">
                <text:p>17.101</text:p>
              </table:table-cell>
              <table:table-cell office:value-type="float" office:value="15.089">
                <text:p>15.08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598">
                <text:p>17.598</text:p>
              </table:table-cell>
              <table:table-cell office:value-type="float" office:value="18.105">
                <text:p>18.105</text:p>
              </table:table-cell>
              <table:table-cell office:value-type="float" office:value="11.279">
                <text:p>11.279</text:p>
              </table:table-cell>
              <table:table-cell office:value-type="float" office:value="11.803">
                <text:p>11.803</text:p>
              </table:table-cell>
              <table:table-cell office:value-type="float" office:value="14.164">
                <text:p>14.164</text:p>
              </table:table-cell>
              <table:table-cell office:value-type="float" office:value="14.037">
                <text:p>14.037</text:p>
              </table:table-cell>
              <table:table-cell office:value-type="float" office:value="12.042">
                <text:p>12.04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4.384">
                <text:p>14.384</text:p>
              </table:table-cell>
              <table:table-cell office:value-type="float" office:value="14.699">
                <text:p>14.699</text:p>
              </table:table-cell>
              <table:table-cell office:value-type="float" office:value="8.925">
                <text:p>8.925</text:p>
              </table:table-cell>
              <table:table-cell office:value-type="float" office:value="9.372">
                <text:p>9.372</text:p>
              </table:table-cell>
              <table:table-cell office:value-type="float" office:value="11.869">
                <text:p>11.869</text:p>
              </table:table-cell>
              <table:table-cell office:value-type="float" office:value="11.558">
                <text:p>11.558</text:p>
              </table:table-cell>
              <table:table-cell office:value-type="float" office:value="9.486">
                <text:p>9.48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1.362">
                <text:p>11.362</text:p>
              </table:table-cell>
              <table:table-cell office:value-type="float" office:value="11.599">
                <text:p>11.599</text:p>
              </table:table-cell>
              <table:table-cell office:value-type="float" office:value="6.906">
                <text:p>6.906</text:p>
              </table:table-cell>
              <table:table-cell office:value-type="float" office:value="7.437">
                <text:p>7.437</text:p>
              </table:table-cell>
              <table:table-cell office:value-type="float" office:value="9.135">
                <text:p>9.135</text:p>
              </table:table-cell>
              <table:table-cell office:value-type="float" office:value="9.51">
                <text:p>9.51</text:p>
              </table:table-cell>
              <table:table-cell office:value-type="float" office:value="7.237">
                <text:p>7.23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8.671">
                <text:p>8.671</text:p>
              </table:table-cell>
              <table:table-cell office:value-type="float" office:value="9.082">
                <text:p>9.082</text:p>
              </table:table-cell>
              <table:table-cell office:value-type="float" office:value="5.234">
                <text:p>5.234</text:p>
              </table:table-cell>
              <table:table-cell office:value-type="float" office:value="5.699">
                <text:p>5.699</text:p>
              </table:table-cell>
              <table:table-cell office:value-type="float" office:value="7.174">
                <text:p>7.174</text:p>
              </table:table-cell>
              <table:table-cell office:value-type="float" office:value="7.291">
                <text:p>7.291</text:p>
              </table:table-cell>
              <table:table-cell office:value-type="float" office:value="5.371">
                <text:p>5.37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.494">
                <text:p>6.494</text:p>
              </table:table-cell>
              <table:table-cell office:value-type="float" office:value="6.802">
                <text:p>6.802</text:p>
              </table:table-cell>
              <table:table-cell office:value-type="float" office:value="4.102">
                <text:p>4.102</text:p>
              </table:table-cell>
              <table:table-cell office:value-type="float" office:value="4.345">
                <text:p>4.345</text:p>
              </table:table-cell>
              <table:table-cell office:value-type="float" office:value="5.862">
                <text:p>5.862</text:p>
              </table:table-cell>
              <table:table-cell office:value-type="float" office:value="5.826">
                <text:p>5.826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643">
                <text:p>4.643</text:p>
              </table:table-cell>
              <table:table-cell office:value-type="float" office:value="4.843">
                <text:p>4.843</text:p>
              </table:table-cell>
              <table:table-cell office:value-type="float" office:value="2.949">
                <text:p>2.949</text:p>
              </table:table-cell>
              <table:table-cell office:value-type="float" office:value="3.127">
                <text:p>3.127</text:p>
              </table:table-cell>
              <table:table-cell office:value-type="float" office:value="4.442">
                <text:p>4.442</text:p>
              </table:table-cell>
              <table:table-cell office:value-type="float" office:value="4.618">
                <text:p>4.618</text:p>
              </table:table-cell>
              <table:table-cell office:value-type="float" office:value="2.564">
                <text:p>2.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.172">
                <text:p>3.172</text:p>
              </table:table-cell>
              <table:table-cell office:value-type="float" office:value="3.303">
                <text:p>3.303</text:p>
              </table:table-cell>
              <table:table-cell office:value-type="float" office:value="2.114">
                <text:p>2.114</text:p>
              </table:table-cell>
              <table:table-cell office:value-type="float" office:value="2.347">
                <text:p>2.347</text:p>
              </table:table-cell>
              <table:table-cell office:value-type="float" office:value="3.455">
                <text:p>3.455</text:p>
              </table:table-cell>
              <table:table-cell office:value-type="float" office:value="3.369">
                <text:p>3.369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.019">
                <text:p>2.019</text:p>
              </table:table-cell>
              <table:table-cell office:value-type="float" office:value="2.124">
                <text:p>2.124</text:p>
              </table:table-cell>
              <table:table-cell office:value-type="float" office:value="1.48">
                <text:p>1.48</text:p>
              </table:table-cell>
              <table:table-cell office:value-type="float" office:value="1.636">
                <text:p>1.636</text:p>
              </table:table-cell>
              <table:table-cell office:value-type="float" office:value="2.625">
                <text:p>2.625</text:p>
              </table:table-cell>
              <table:table-cell office:value-type="float" office:value="2.554">
                <text:p>2.554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222">
                <text:p>1.222</text:p>
              </table:table-cell>
              <table:table-cell office:value-type="float" office:value="1.232">
                <text:p>1.232</text:p>
              </table:table-cell>
              <table:table-cell office:value-type="float" office:value="1.078">
                <text:p>1.078</text:p>
              </table:table-cell>
              <table:table-cell office:value-type="float" office:value="1.108">
                <text:p>1.108</text:p>
              </table:table-cell>
              <table:table-cell office:value-type="float" office:value="1.955">
                <text:p>1.955</text:p>
              </table:table-cell>
              <table:table-cell office:value-type="float" office:value="2.063">
                <text:p>2.063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717">
                <text:p>0.717</text:p>
              </table:table-cell>
              <table:table-cell office:value-type="float" office:value="0.721">
                <text:p>0.721</text:p>
              </table:table-cell>
              <table:table-cell office:value-type="float" office:value="0.838">
                <text:p>0.838</text:p>
              </table:table-cell>
              <table:table-cell office:value-type="float" office:value="0.841">
                <text:p>0.841</text:p>
              </table:table-cell>
              <table:table-cell office:value-type="float" office:value="1.772">
                <text:p>1.772</text:p>
              </table:table-cell>
              <table:table-cell office:value-type="float" office:value="1.752">
                <text:p>1.752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  <table:table-cell office:value-type="float" office:value="0.552">
                <text:p>0.552</text:p>
              </table:table-cell>
              <table:table-cell office:value-type="float" office:value="0.752">
                <text:p>0.752</text:p>
              </table:table-cell>
              <table:table-cell office:value-type="float" office:value="0.737">
                <text:p>0.737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904cm" svg:height="10.071cm" xlink:href=".." xlink:type="simple" chart:class="chart:line" chart:style-name="ch1">
        <chart:title svg:x="6.445cm" svg:y="0.337cm" chart:style-name="ch2">
          <text:p>5 classes 2 annotateurs</text:p>
        </chart:title>
        <chart:legend chart:legend-position="end" svg:x="13.787cm" svg:y="3.221cm" style:legend-expansion="high" chart:style-name="ch3"/>
        <chart:plot-area chart:style-name="ch4" table:cell-range-address="résultatsGlobaux.A48:résultatsGlobaux.A48 résultatsGlobaux.A51:résultatsGlobaux.A69 résultatsGlobaux.AY48:résultatsGlobaux.BE48 résultatsGlobaux.AY51:résultatsGlobaux.BE69" chart:data-source-has-labels="both" svg:x="1.359cm" svg:y="1.343cm" svg:width="12.07cm" svg:height="7.556cm">
          <chartooo:coordinate-region svg:x="1.991cm" svg:y="1.545cm" svg:width="11.342cm" svg:height="6.701cm"/>
          <chart:axis chart:dimension="x" chart:name="primary-x" chart:style-name="ch5" chartooo:axis-type="auto">
            <chartooo:date-scale/>
            <chart:title svg:x="6.913cm" svg:y="9.1cm" chart:style-name="ch6">
              <text:p>kappa</text:p>
            </chart:title>
            <chart:categories table:cell-range-address="résultatsGlobaux.A51:résultatsGlobaux.A69"/>
            <chart:grid chart:style-name="ch7" chart:class="major"/>
          </chart:axis>
          <chart:axis chart:dimension="y" chart:name="primary-y" chart:style-name="ch5">
            <chart:title svg:x="0.451cm" svg:y="6.385cm" chart:style-name="ch8">
              <text:p>% de modification</text:p>
            </chart:title>
            <chart:grid chart:style-name="ch7" chart:class="major"/>
          </chart:axis>
          <chart:series chart:style-name="ch9" chart:values-cell-range-address="résultatsGlobaux.AY51:résultatsGlobaux.AY69" chart:label-cell-address="résultatsGlobaux.AY48:résultatsGlobaux.AY48" chart:class="chart:line">
            <chart:data-point chart:repeated="19"/>
          </chart:series>
          <chart:series chart:style-name="ch10" chart:values-cell-range-address="résultatsGlobaux.AZ51:résultatsGlobaux.AZ69" chart:label-cell-address="résultatsGlobaux.AZ48:résultatsGlobaux.AZ48" chart:class="chart:line">
            <chart:data-point chart:repeated="19"/>
          </chart:series>
          <chart:series chart:style-name="ch11" chart:values-cell-range-address="résultatsGlobaux.BA51:résultatsGlobaux.BA69" chart:label-cell-address="résultatsGlobaux.BA48:résultatsGlobaux.BA48" chart:class="chart:line">
            <chart:data-point chart:repeated="19"/>
          </chart:series>
          <chart:series chart:style-name="ch12" chart:values-cell-range-address="résultatsGlobaux.BB51:résultatsGlobaux.BB69" chart:label-cell-address="résultatsGlobaux.BB48:résultatsGlobaux.BB48" chart:class="chart:line">
            <chart:data-point chart:repeated="19"/>
          </chart:series>
          <chart:series chart:style-name="ch13" chart:values-cell-range-address="résultatsGlobaux.BC51:résultatsGlobaux.BC69" chart:label-cell-address="résultatsGlobaux.BC48:résultatsGlobaux.BC48" chart:class="chart:line">
            <chart:data-point chart:repeated="19"/>
          </chart:series>
          <chart:series chart:style-name="ch14" chart:values-cell-range-address="résultatsGlobaux.BD51:résultatsGlobaux.BD69" chart:label-cell-address="résultatsGlobaux.BD48:résultatsGlobaux.BD48" chart:class="chart:line">
            <chart:data-point chart:repeated="19"/>
          </chart:series>
          <chart:series chart:style-name="ch15" chart:values-cell-range-address="résultatsGlobaux.BE51:résultatsGlobaux.BE69" chart:label-cell-address="résultatsGlobaux.BE48:résultatsGlobaux.BE48" chart:class="chart:line">
            <chart:data-point chart:repeated="1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inion</text:p>
                <draw:g>
                  <svg:desc>résultatsGlobaux.AY48:résultatsGlobaux.AY48</svg:desc>
                </draw:g>
              </table:table-cell>
              <table:table-cell office:value-type="string">
                <text:p>opinion contexte</text:p>
                <draw:g>
                  <svg:desc>résultatsGlobaux.AZ48:résultatsGlobaux.AZ48</svg:desc>
                </draw:g>
              </table:table-cell>
              <table:table-cell office:value-type="string">
                <text:p>émotion</text:p>
                <draw:g>
                  <svg:desc>résultatsGlobaux.BA48:résultatsGlobaux.BA48</svg:desc>
                </draw:g>
              </table:table-cell>
              <table:table-cell office:value-type="string">
                <text:p>émotion contexte</text:p>
                <draw:g>
                  <svg:desc>résultatsGlobaux.BB48:résultatsGlobaux.BB48</svg:desc>
                </draw:g>
              </table:table-cell>
              <table:table-cell office:value-type="string">
                <text:p>conquête spatiale</text:p>
                <draw:g>
                  <svg:desc>résultatsGlobaux.BC48:résultatsGlobaux.BC48</svg:desc>
                </draw:g>
              </table:table-cell>
              <table:table-cell office:value-type="string">
                <text:p>épidémies</text:p>
                <draw:g>
                  <svg:desc>résultatsGlobaux.BD48:résultatsGlobaux.BD48</svg:desc>
                </draw:g>
              </table:table-cell>
              <table:table-cell office:value-type="string">
                <text:p>coréférence</text:p>
                <draw:g>
                  <svg:desc>résultatsGlobaux.BE48:résultatsGlobaux.BE48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ésultatsGlobaux.A51:résultatsGlobaux.A69</svg:desc>
                </draw:g>
              </table:table-cell>
              <table:table-cell office:value-type="float" office:value="53.337">
                <text:p>53.337</text:p>
                <draw:g>
                  <svg:desc>résultatsGlobaux.AY51:résultatsGlobaux.AY69</svg:desc>
                </draw:g>
              </table:table-cell>
              <table:table-cell office:value-type="float" office:value="52.723">
                <text:p>52.723</text:p>
                <draw:g>
                  <svg:desc>résultatsGlobaux.AZ51:résultatsGlobaux.AZ69</svg:desc>
                </draw:g>
              </table:table-cell>
              <table:table-cell office:value-type="float" office:value="53.377">
                <text:p>53.377</text:p>
                <draw:g>
                  <svg:desc>résultatsGlobaux.BA51:résultatsGlobaux.BA69</svg:desc>
                </draw:g>
              </table:table-cell>
              <table:table-cell office:value-type="float" office:value="52.97">
                <text:p>52.97</text:p>
                <draw:g>
                  <svg:desc>résultatsGlobaux.BB51:résultatsGlobaux.BB69</svg:desc>
                </draw:g>
              </table:table-cell>
              <table:table-cell office:value-type="float" office:value="54.052">
                <text:p>54.052</text:p>
                <draw:g>
                  <svg:desc>résultatsGlobaux.BC51:résultatsGlobaux.BC69</svg:desc>
                </draw:g>
              </table:table-cell>
              <table:table-cell office:value-type="float" office:value="53.115">
                <text:p>53.115</text:p>
                <draw:g>
                  <svg:desc>résultatsGlobaux.BD51:résultatsGlobaux.BD69</svg:desc>
                </draw:g>
              </table:table-cell>
              <table:table-cell office:value-type="float" office:value="53.334">
                <text:p>53.334</text:p>
                <draw:g>
                  <svg:desc>résultatsGlobaux.BE51:résultatsGlobaux.BE69</svg:desc>
                </draw:g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49.603">
                <text:p>49.603</text:p>
              </table:table-cell>
              <table:table-cell office:value-type="float" office:value="48.81">
                <text:p>48.81</text:p>
              </table:table-cell>
              <table:table-cell office:value-type="float" office:value="47.706">
                <text:p>47.706</text:p>
              </table:table-cell>
              <table:table-cell office:value-type="float" office:value="48.29">
                <text:p>48.29</text:p>
              </table:table-cell>
              <table:table-cell office:value-type="float" office:value="50.806">
                <text:p>50.806</text:p>
              </table:table-cell>
              <table:table-cell office:value-type="float" office:value="50.14">
                <text:p>50.14</text:p>
              </table:table-cell>
              <table:table-cell office:value-type="float" office:value="49.358">
                <text:p>49.35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6.032">
                <text:p>46.032</text:p>
              </table:table-cell>
              <table:table-cell office:value-type="float" office:value="45.716">
                <text:p>45.716</text:p>
              </table:table-cell>
              <table:table-cell office:value-type="float" office:value="43.051">
                <text:p>43.051</text:p>
              </table:table-cell>
              <table:table-cell office:value-type="float" office:value="43.868">
                <text:p>43.868</text:p>
              </table:table-cell>
              <table:table-cell office:value-type="float" office:value="46.321">
                <text:p>46.321</text:p>
              </table:table-cell>
              <table:table-cell office:value-type="float" office:value="45.867">
                <text:p>45.867</text:p>
              </table:table-cell>
              <table:table-cell office:value-type="float" office:value="45.684">
                <text:p>45.68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42.805">
                <text:p>42.805</text:p>
              </table:table-cell>
              <table:table-cell office:value-type="float" office:value="42.591">
                <text:p>42.591</text:p>
              </table:table-cell>
              <table:table-cell office:value-type="float" office:value="38.615">
                <text:p>38.615</text:p>
              </table:table-cell>
              <table:table-cell office:value-type="float" office:value="39.754">
                <text:p>39.754</text:p>
              </table:table-cell>
              <table:table-cell office:value-type="float" office:value="42.018">
                <text:p>42.018</text:p>
              </table:table-cell>
              <table:table-cell office:value-type="float" office:value="40.878">
                <text:p>40.878</text:p>
              </table:table-cell>
              <table:table-cell office:value-type="float" office:value="40.81">
                <text:p>40.8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39.599">
                <text:p>39.599</text:p>
              </table:table-cell>
              <table:table-cell office:value-type="float" office:value="39.192">
                <text:p>39.192</text:p>
              </table:table-cell>
              <table:table-cell office:value-type="float" office:value="34.42">
                <text:p>34.42</text:p>
              </table:table-cell>
              <table:table-cell office:value-type="float" office:value="36.071">
                <text:p>36.071</text:p>
              </table:table-cell>
              <table:table-cell office:value-type="float" office:value="37.992">
                <text:p>37.992</text:p>
              </table:table-cell>
              <table:table-cell office:value-type="float" office:value="36.91">
                <text:p>36.91</text:p>
              </table:table-cell>
              <table:table-cell office:value-type="float" office:value="36.009">
                <text:p>36.009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36.182">
                <text:p>36.182</text:p>
              </table:table-cell>
              <table:table-cell office:value-type="float" office:value="35.956">
                <text:p>35.956</text:p>
              </table:table-cell>
              <table:table-cell office:value-type="float" office:value="30.998">
                <text:p>30.998</text:p>
              </table:table-cell>
              <table:table-cell office:value-type="float" office:value="32.442">
                <text:p>32.442</text:p>
              </table:table-cell>
              <table:table-cell office:value-type="float" office:value="34.248">
                <text:p>34.248</text:p>
              </table:table-cell>
              <table:table-cell office:value-type="float" office:value="33.128">
                <text:p>33.128</text:p>
              </table:table-cell>
              <table:table-cell office:value-type="float" office:value="31.631">
                <text:p>31.63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2.694">
                <text:p>32.694</text:p>
              </table:table-cell>
              <table:table-cell office:value-type="float" office:value="32.56">
                <text:p>32.56</text:p>
              </table:table-cell>
              <table:table-cell office:value-type="float" office:value="27.505">
                <text:p>27.505</text:p>
              </table:table-cell>
              <table:table-cell office:value-type="float" office:value="28.99">
                <text:p>28.99</text:p>
              </table:table-cell>
              <table:table-cell office:value-type="float" office:value="30.681">
                <text:p>30.681</text:p>
              </table:table-cell>
              <table:table-cell office:value-type="float" office:value="29.65">
                <text:p>29.65</text:p>
              </table:table-cell>
              <table:table-cell office:value-type="float" office:value="27.878">
                <text:p>27.87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.344">
                <text:p>29.344</text:p>
              </table:table-cell>
              <table:table-cell office:value-type="float" office:value="29.182">
                <text:p>29.182</text:p>
              </table:table-cell>
              <table:table-cell office:value-type="float" office:value="24.33">
                <text:p>24.33</text:p>
              </table:table-cell>
              <table:table-cell office:value-type="float" office:value="25.929">
                <text:p>25.929</text:p>
              </table:table-cell>
              <table:table-cell office:value-type="float" office:value="27.242">
                <text:p>27.242</text:p>
              </table:table-cell>
              <table:table-cell office:value-type="float" office:value="26.51">
                <text:p>26.51</text:p>
              </table:table-cell>
              <table:table-cell office:value-type="float" office:value="24.455">
                <text:p>24.4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6.273">
                <text:p>26.273</text:p>
              </table:table-cell>
              <table:table-cell office:value-type="float" office:value="26.111">
                <text:p>26.111</text:p>
              </table:table-cell>
              <table:table-cell office:value-type="float" office:value="21.42">
                <text:p>21.42</text:p>
              </table:table-cell>
              <table:table-cell office:value-type="float" office:value="22.944">
                <text:p>22.944</text:p>
              </table:table-cell>
              <table:table-cell office:value-type="float" office:value="24.115">
                <text:p>24.115</text:p>
              </table:table-cell>
              <table:table-cell office:value-type="float" office:value="23.659">
                <text:p>23.659</text:p>
              </table:table-cell>
              <table:table-cell office:value-type="float" office:value="21.335">
                <text:p>21.33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22.869">
                <text:p>22.869</text:p>
              </table:table-cell>
              <table:table-cell office:value-type="float" office:value="22.824">
                <text:p>22.824</text:p>
              </table:table-cell>
              <table:table-cell office:value-type="float" office:value="18.656">
                <text:p>18.656</text:p>
              </table:table-cell>
              <table:table-cell office:value-type="float" office:value="20.232">
                <text:p>20.232</text:p>
              </table:table-cell>
              <table:table-cell office:value-type="float" office:value="21.327">
                <text:p>21.327</text:p>
              </table:table-cell>
              <table:table-cell office:value-type="float" office:value="20.691">
                <text:p>20.691</text:p>
              </table:table-cell>
              <table:table-cell office:value-type="float" office:value="18.506">
                <text:p>18.50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705">
                <text:p>19.705</text:p>
              </table:table-cell>
              <table:table-cell office:value-type="float" office:value="19.633">
                <text:p>19.633</text:p>
              </table:table-cell>
              <table:table-cell office:value-type="float" office:value="16.121">
                <text:p>16.121</text:p>
              </table:table-cell>
              <table:table-cell office:value-type="float" office:value="17.627">
                <text:p>17.627</text:p>
              </table:table-cell>
              <table:table-cell office:value-type="float" office:value="18.46">
                <text:p>18.46</text:p>
              </table:table-cell>
              <table:table-cell office:value-type="float" office:value="18.242">
                <text:p>18.242</text:p>
              </table:table-cell>
              <table:table-cell office:value-type="float" office:value="15.789">
                <text:p>15.78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6.832">
                <text:p>16.832</text:p>
              </table:table-cell>
              <table:table-cell office:value-type="float" office:value="16.876">
                <text:p>16.876</text:p>
              </table:table-cell>
              <table:table-cell office:value-type="float" office:value="13.798">
                <text:p>13.798</text:p>
              </table:table-cell>
              <table:table-cell office:value-type="float" office:value="15.186">
                <text:p>15.186</text:p>
              </table:table-cell>
              <table:table-cell office:value-type="float" office:value="15.781">
                <text:p>15.781</text:p>
              </table:table-cell>
              <table:table-cell office:value-type="float" office:value="15.663">
                <text:p>15.663</text:p>
              </table:table-cell>
              <table:table-cell office:value-type="float" office:value="13.307">
                <text:p>13.30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.107">
                <text:p>14.107</text:p>
              </table:table-cell>
              <table:table-cell office:value-type="float" office:value="14.067">
                <text:p>14.067</text:p>
              </table:table-cell>
              <table:table-cell office:value-type="float" office:value="11.692">
                <text:p>11.692</text:p>
              </table:table-cell>
              <table:table-cell office:value-type="float" office:value="12.85">
                <text:p>12.85</text:p>
              </table:table-cell>
              <table:table-cell office:value-type="float" office:value="13.497">
                <text:p>13.497</text:p>
              </table:table-cell>
              <table:table-cell office:value-type="float" office:value="13.368">
                <text:p>13.368</text:p>
              </table:table-cell>
              <table:table-cell office:value-type="float" office:value="10.974">
                <text:p>10.97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.556">
                <text:p>11.556</text:p>
              </table:table-cell>
              <table:table-cell office:value-type="float" office:value="11.551">
                <text:p>11.551</text:p>
              </table:table-cell>
              <table:table-cell office:value-type="float" office:value="9.455">
                <text:p>9.455</text:p>
              </table:table-cell>
              <table:table-cell office:value-type="float" office:value="10.483">
                <text:p>10.483</text:p>
              </table:table-cell>
              <table:table-cell office:value-type="float" office:value="11.35">
                <text:p>11.35</text:p>
              </table:table-cell>
              <table:table-cell office:value-type="float" office:value="11.397">
                <text:p>11.397</text:p>
              </table:table-cell>
              <table:table-cell office:value-type="float" office:value="8.842">
                <text:p>8.84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9.168">
                <text:p>9.168</text:p>
              </table:table-cell>
              <table:table-cell office:value-type="float" office:value="9.155">
                <text:p>9.155</text:p>
              </table:table-cell>
              <table:table-cell office:value-type="float" office:value="7.62">
                <text:p>7.62</text:p>
              </table:table-cell>
              <table:table-cell office:value-type="float" office:value="8.438">
                <text:p>8.438</text:p>
              </table:table-cell>
              <table:table-cell office:value-type="float" office:value="9.367">
                <text:p>9.367</text:p>
              </table:table-cell>
              <table:table-cell office:value-type="float" office:value="9.044">
                <text:p>9.044</text:p>
              </table:table-cell>
              <table:table-cell office:value-type="float" office:value="6.893">
                <text:p>6.89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6.929">
                <text:p>6.929</text:p>
              </table:table-cell>
              <table:table-cell office:value-type="float" office:value="6.898">
                <text:p>6.898</text:p>
              </table:table-cell>
              <table:table-cell office:value-type="float" office:value="5.844">
                <text:p>5.844</text:p>
              </table:table-cell>
              <table:table-cell office:value-type="float" office:value="6.445">
                <text:p>6.445</text:p>
              </table:table-cell>
              <table:table-cell office:value-type="float" office:value="7.187">
                <text:p>7.187</text:p>
              </table:table-cell>
              <table:table-cell office:value-type="float" office:value="6.646">
                <text:p>6.646</text:p>
              </table:table-cell>
              <table:table-cell office:value-type="float" office:value="4.978">
                <text:p>4.97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.753">
                <text:p>4.753</text:p>
              </table:table-cell>
              <table:table-cell office:value-type="float" office:value="4.669">
                <text:p>4.669</text:p>
              </table:table-cell>
              <table:table-cell office:value-type="float" office:value="3.953">
                <text:p>3.953</text:p>
              </table:table-cell>
              <table:table-cell office:value-type="float" office:value="4.322">
                <text:p>4.322</text:p>
              </table:table-cell>
              <table:table-cell office:value-type="float" office:value="4.909">
                <text:p>4.909</text:p>
              </table:table-cell>
              <table:table-cell office:value-type="float" office:value="4.903">
                <text:p>4.903</text:p>
              </table:table-cell>
              <table:table-cell office:value-type="float" office:value="3.279">
                <text:p>3.27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.498">
                <text:p>2.498</text:p>
              </table:table-cell>
              <table:table-cell office:value-type="float" office:value="2.505">
                <text:p>2.505</text:p>
              </table:table-cell>
              <table:table-cell office:value-type="float" office:value="2.543">
                <text:p>2.543</text:p>
              </table:table-cell>
              <table:table-cell office:value-type="float" office:value="2.543">
                <text:p>2.543</text:p>
              </table:table-cell>
              <table:table-cell office:value-type="float" office:value="3.295">
                <text:p>3.295</text:p>
              </table:table-cell>
              <table:table-cell office:value-type="float" office:value="3.296">
                <text:p>3.296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056">
                <text:p>1.056</text:p>
              </table:table-cell>
              <table:table-cell office:value-type="float" office:value="1.055">
                <text:p>1.055</text:p>
              </table:table-cell>
              <table:table-cell office:value-type="float" office:value="1.436">
                <text:p>1.436</text:p>
              </table:table-cell>
              <table:table-cell office:value-type="float" office:value="1.395">
                <text:p>1.395</text:p>
              </table:table-cell>
              <table:table-cell office:value-type="float" office:value="1.667">
                <text:p>1.667</text:p>
              </table:table-cell>
              <table:table-cell office:value-type="float" office:value="1.667">
                <text:p>1.667</text:p>
              </table:table-cell>
              <table:table-cell office:value-type="float" office:value="0.44">
                <text:p>0.44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87cm" svg:height="10.343cm" xlink:href=".." xlink:type="simple" chart:class="chart:line" chart:style-name="ch1">
        <chart:title svg:x="6.263cm" svg:y="0.342cm" chart:style-name="ch2">
          <text:p>émotion 3 classes moyenne</text:p>
        </chart:title>
        <chart:legend chart:legend-position="end" svg:x="16.852cm" svg:y="3.105cm" style:legend-expansion="high" chart:style-name="ch3"/>
        <chart:plot-area chart:style-name="ch4" table:cell-range-address="émotion.R5:émotion.R22 émotion.AC1:émotion.AJ1 émotion.AC5:émotion.AJ22" chart:data-source-has-labels="both" svg:x="1.368cm" svg:y="1.353cm" svg:width="15.117cm" svg:height="7.813cm">
          <chartooo:coordinate-region svg:x="2cm" svg:y="1.555cm" svg:width="14.388cm" svg:height="6.958cm"/>
          <chart:axis chart:dimension="x" chart:name="primary-x" chart:style-name="ch5" chartooo:axis-type="auto">
            <chartooo:date-scale/>
            <chart:title svg:x="8.445cm" svg:y="9.372cm" chart:style-name="ch6">
              <text:p>kappa</text:p>
            </chart:title>
            <chart:categories table:cell-range-address="émotion.R5:émotion.R22"/>
            <chart:grid chart:style-name="ch7" chart:class="major"/>
          </chart:axis>
          <chart:axis chart:dimension="y" chart:name="primary-y" chart:style-name="ch5">
            <chart:title svg:x="0.451cm" svg:y="6.523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C5:émotion.AC22" chart:label-cell-address="émotion.AC1:émotion.AC1" chart:class="chart:line">
            <chart:data-point chart:repeated="18"/>
          </chart:series>
          <chart:series chart:style-name="ch10" chart:values-cell-range-address="émotion.AD5:émotion.AD22" chart:label-cell-address="émotion.AD1:émotion.AD1" chart:class="chart:line">
            <chart:data-point chart:repeated="18"/>
          </chart:series>
          <chart:series chart:style-name="ch11" chart:values-cell-range-address="émotion.AE5:émotion.AE22" chart:label-cell-address="émotion.AE1:émotion.AE1" chart:class="chart:line">
            <chart:data-point chart:repeated="18"/>
          </chart:series>
          <chart:series chart:style-name="ch12" chart:values-cell-range-address="émotion.AF5:émotion.AF22" chart:label-cell-address="émotion.AF1:émotion.AF1" chart:class="chart:line">
            <chart:data-point chart:repeated="18"/>
          </chart:series>
          <chart:series chart:style-name="ch13" chart:values-cell-range-address="émotion.AG5:émotion.AG22" chart:label-cell-address="émotion.AG1:émotion.AG1" chart:class="chart:line">
            <chart:data-point chart:repeated="18"/>
          </chart:series>
          <chart:series chart:style-name="ch14" chart:values-cell-range-address="émotion.AH5:émotion.AH22" chart:label-cell-address="émotion.AH1:émotion.AH1" chart:class="chart:line">
            <chart:data-point chart:repeated="18"/>
          </chart:series>
          <chart:series chart:style-name="ch15" chart:values-cell-range-address="émotion.AI5:émotion.AI22" chart:label-cell-address="émotion.AI1:émotion.AI1" chart:class="chart:line">
            <chart:data-point chart:repeated="18"/>
          </chart:series>
          <chart:series chart:style-name="ch16" chart:values-cell-range-address="émotion.AJ5:émotion.AJ22" chart:label-cell-address="émotion.AJ1:émotion.AJ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C1:émotion.AC1</svg:desc>
                </draw:g>
              </table:table-cell>
              <table:table-cell office:value-type="string">
                <text:p>8</text:p>
                <draw:g>
                  <svg:desc>émotion.AD1:émotion.AD1</svg:desc>
                </draw:g>
              </table:table-cell>
              <table:table-cell office:value-type="string">
                <text:p>7</text:p>
                <draw:g>
                  <svg:desc>émotion.AE1:émotion.AE1</svg:desc>
                </draw:g>
              </table:table-cell>
              <table:table-cell office:value-type="string">
                <text:p>6</text:p>
                <draw:g>
                  <svg:desc>émotion.AF1:émotion.AF1</svg:desc>
                </draw:g>
              </table:table-cell>
              <table:table-cell office:value-type="string">
                <text:p>5</text:p>
                <draw:g>
                  <svg:desc>émotion.AG1:émotion.AG1</svg:desc>
                </draw:g>
              </table:table-cell>
              <table:table-cell office:value-type="string">
                <text:p>4</text:p>
                <draw:g>
                  <svg:desc>émotion.AH1:émotion.AH1</svg:desc>
                </draw:g>
              </table:table-cell>
              <table:table-cell office:value-type="string">
                <text:p>3</text:p>
                <draw:g>
                  <svg:desc>émotion.AI1:émotion.AI1</svg:desc>
                </draw:g>
              </table:table-cell>
              <table:table-cell office:value-type="string">
                <text:p>2</text:p>
                <draw:g>
                  <svg:desc>émotion.AJ1:émot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5:émotion.R22</svg:desc>
                </draw:g>
              </table:table-cell>
              <table:table-cell office:value-type="float" office:value="0">
                <text:p>0</text:p>
                <draw:g>
                  <svg:desc>émotion.AC5:émotion.AC22</svg:desc>
                </draw:g>
              </table:table-cell>
              <table:table-cell office:value-type="float" office:value="13.098">
                <text:p>13.098</text:p>
                <draw:g>
                  <svg:desc>émotion.AD5:émotion.AD22</svg:desc>
                </draw:g>
              </table:table-cell>
              <table:table-cell office:value-type="float" office:value="16.031">
                <text:p>16.031</text:p>
                <draw:g>
                  <svg:desc>émotion.AE5:émotion.AE22</svg:desc>
                </draw:g>
              </table:table-cell>
              <table:table-cell office:value-type="float" office:value="20.652">
                <text:p>20.652</text:p>
                <draw:g>
                  <svg:desc>émotion.AF5:émotion.AF22</svg:desc>
                </draw:g>
              </table:table-cell>
              <table:table-cell office:value-type="float" office:value="23.975">
                <text:p>23.975</text:p>
                <draw:g>
                  <svg:desc>émotion.AG5:émotion.AG22</svg:desc>
                </draw:g>
              </table:table-cell>
              <table:table-cell office:value-type="float" office:value="27.838">
                <text:p>27.838</text:p>
                <draw:g>
                  <svg:desc>émotion.AH5:émotion.AH22</svg:desc>
                </draw:g>
              </table:table-cell>
              <table:table-cell office:value-type="float" office:value="31.013">
                <text:p>31.013</text:p>
                <draw:g>
                  <svg:desc>émotion.AI5:émotion.AI22</svg:desc>
                </draw:g>
              </table:table-cell>
              <table:table-cell office:value-type="float" office:value="39.439">
                <text:p>39.439</text:p>
                <draw:g>
                  <svg:desc>émotion.AJ5:émotion.AJ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331">
                <text:p>12.331</text:p>
              </table:table-cell>
              <table:table-cell office:value-type="float" office:value="14.901">
                <text:p>14.901</text:p>
              </table:table-cell>
              <table:table-cell office:value-type="float" office:value="19.256">
                <text:p>19.256</text:p>
              </table:table-cell>
              <table:table-cell office:value-type="float" office:value="22.424">
                <text:p>22.424</text:p>
              </table:table-cell>
              <table:table-cell office:value-type="float" office:value="26.285">
                <text:p>26.285</text:p>
              </table:table-cell>
              <table:table-cell office:value-type="float" office:value="29.31">
                <text:p>29.31</text:p>
              </table:table-cell>
              <table:table-cell office:value-type="float" office:value="37.698">
                <text:p>37.69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0.559">
                <text:p>10.559</text:p>
              </table:table-cell>
              <table:table-cell office:value-type="float" office:value="13.134">
                <text:p>13.134</text:p>
              </table:table-cell>
              <table:table-cell office:value-type="float" office:value="16.487">
                <text:p>16.487</text:p>
              </table:table-cell>
              <table:table-cell office:value-type="float" office:value="20.13">
                <text:p>20.13</text:p>
              </table:table-cell>
              <table:table-cell office:value-type="float" office:value="23.18">
                <text:p>23.18</text:p>
              </table:table-cell>
              <table:table-cell office:value-type="float" office:value="26.461">
                <text:p>26.461</text:p>
              </table:table-cell>
              <table:table-cell office:value-type="float" office:value="34.967">
                <text:p>34.96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8.791">
                <text:p>8.791</text:p>
              </table:table-cell>
              <table:table-cell office:value-type="float" office:value="11.064">
                <text:p>11.064</text:p>
              </table:table-cell>
              <table:table-cell office:value-type="float" office:value="13.989">
                <text:p>13.989</text:p>
              </table:table-cell>
              <table:table-cell office:value-type="float" office:value="17.326">
                <text:p>17.326</text:p>
              </table:table-cell>
              <table:table-cell office:value-type="float" office:value="20.18">
                <text:p>20.18</text:p>
              </table:table-cell>
              <table:table-cell office:value-type="float" office:value="23.342">
                <text:p>23.342</text:p>
              </table:table-cell>
              <table:table-cell office:value-type="float" office:value="31.953">
                <text:p>31.95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6.971">
                <text:p>6.971</text:p>
              </table:table-cell>
              <table:table-cell office:value-type="float" office:value="8.917">
                <text:p>8.917</text:p>
              </table:table-cell>
              <table:table-cell office:value-type="float" office:value="11.48">
                <text:p>11.48</text:p>
              </table:table-cell>
              <table:table-cell office:value-type="float" office:value="14.43">
                <text:p>14.43</text:p>
              </table:table-cell>
              <table:table-cell office:value-type="float" office:value="17.195">
                <text:p>17.195</text:p>
              </table:table-cell>
              <table:table-cell office:value-type="float" office:value="20.145">
                <text:p>20.145</text:p>
              </table:table-cell>
              <table:table-cell office:value-type="float" office:value="28.858">
                <text:p>28.85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5.314">
                <text:p>5.314</text:p>
              </table:table-cell>
              <table:table-cell office:value-type="float" office:value="6.973">
                <text:p>6.973</text:p>
              </table:table-cell>
              <table:table-cell office:value-type="float" office:value="9.086">
                <text:p>9.086</text:p>
              </table:table-cell>
              <table:table-cell office:value-type="float" office:value="11.594">
                <text:p>11.594</text:p>
              </table:table-cell>
              <table:table-cell office:value-type="float" office:value="14.269">
                <text:p>14.269</text:p>
              </table:table-cell>
              <table:table-cell office:value-type="float" office:value="16.99">
                <text:p>16.99</text:p>
              </table:table-cell>
              <table:table-cell office:value-type="float" office:value="25.794">
                <text:p>25.79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3.911">
                <text:p>3.911</text:p>
              </table:table-cell>
              <table:table-cell office:value-type="float" office:value="5.094">
                <text:p>5.094</text:p>
              </table:table-cell>
              <table:table-cell office:value-type="float" office:value="6.831">
                <text:p>6.831</text:p>
              </table:table-cell>
              <table:table-cell office:value-type="float" office:value="8.913">
                <text:p>8.913</text:p>
              </table:table-cell>
              <table:table-cell office:value-type="float" office:value="11.472">
                <text:p>11.472</text:p>
              </table:table-cell>
              <table:table-cell office:value-type="float" office:value="13.896">
                <text:p>13.896</text:p>
              </table:table-cell>
              <table:table-cell office:value-type="float" office:value="22.779">
                <text:p>22.77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822">
                <text:p>2.822</text:p>
              </table:table-cell>
              <table:table-cell office:value-type="float" office:value="3.783">
                <text:p>3.783</text:p>
              </table:table-cell>
              <table:table-cell office:value-type="float" office:value="5.215">
                <text:p>5.215</text:p>
              </table:table-cell>
              <table:table-cell office:value-type="float" office:value="6.956">
                <text:p>6.956</text:p>
              </table:table-cell>
              <table:table-cell office:value-type="float" office:value="9.234">
                <text:p>9.234</text:p>
              </table:table-cell>
              <table:table-cell office:value-type="float" office:value="11.479">
                <text:p>11.479</text:p>
              </table:table-cell>
              <table:table-cell office:value-type="float" office:value="20.159">
                <text:p>20.15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903">
                <text:p>1.903</text:p>
              </table:table-cell>
              <table:table-cell office:value-type="float" office:value="2.679">
                <text:p>2.679</text:p>
              </table:table-cell>
              <table:table-cell office:value-type="float" office:value="3.85">
                <text:p>3.85</text:p>
              </table:table-cell>
              <table:table-cell office:value-type="float" office:value="5.289">
                <text:p>5.289</text:p>
              </table:table-cell>
              <table:table-cell office:value-type="float" office:value="7.383">
                <text:p>7.383</text:p>
              </table:table-cell>
              <table:table-cell office:value-type="float" office:value="9.337">
                <text:p>9.337</text:p>
              </table:table-cell>
              <table:table-cell office:value-type="float" office:value="17.784">
                <text:p>17.78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206">
                <text:p>1.206</text:p>
              </table:table-cell>
              <table:table-cell office:value-type="float" office:value="1.723">
                <text:p>1.723</text:p>
              </table:table-cell>
              <table:table-cell office:value-type="float" office:value="2.58">
                <text:p>2.58</text:p>
              </table:table-cell>
              <table:table-cell office:value-type="float" office:value="3.675">
                <text:p>3.675</text:p>
              </table:table-cell>
              <table:table-cell office:value-type="float" office:value="5.521">
                <text:p>5.521</text:p>
              </table:table-cell>
              <table:table-cell office:value-type="float" office:value="7.201">
                <text:p>7.201</text:p>
              </table:table-cell>
              <table:table-cell office:value-type="float" office:value="15.334">
                <text:p>15.33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729">
                <text:p>0.729</text:p>
              </table:table-cell>
              <table:table-cell office:value-type="float" office:value="1.09">
                <text:p>1.09</text:p>
              </table:table-cell>
              <table:table-cell office:value-type="float" office:value="1.671">
                <text:p>1.671</text:p>
              </table:table-cell>
              <table:table-cell office:value-type="float" office:value="2.478">
                <text:p>2.478</text:p>
              </table:table-cell>
              <table:table-cell office:value-type="float" office:value="4.025">
                <text:p>4.025</text:p>
              </table:table-cell>
              <table:table-cell office:value-type="float" office:value="5.35">
                <text:p>5.35</text:p>
              </table:table-cell>
              <table:table-cell office:value-type="float" office:value="12.985">
                <text:p>12.98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.623">
                <text:p>0.623</text:p>
              </table:table-cell>
              <table:table-cell office:value-type="float" office:value="1.033">
                <text:p>1.033</text:p>
              </table:table-cell>
              <table:table-cell office:value-type="float" office:value="1.584">
                <text:p>1.584</text:p>
              </table:table-cell>
              <table:table-cell office:value-type="float" office:value="2.822">
                <text:p>2.822</text:p>
              </table:table-cell>
              <table:table-cell office:value-type="float" office:value="3.888">
                <text:p>3.888</text:p>
              </table:table-cell>
              <table:table-cell office:value-type="float" office:value="10.871">
                <text:p>10.8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295">
                <text:p>0.295</text:p>
              </table:table-cell>
              <table:table-cell office:value-type="float" office:value="0.554">
                <text:p>0.554</text:p>
              </table:table-cell>
              <table:table-cell office:value-type="float" office:value="0.913">
                <text:p>0.913</text:p>
              </table:table-cell>
              <table:table-cell office:value-type="float" office:value="1.852">
                <text:p>1.852</text:p>
              </table:table-cell>
              <table:table-cell office:value-type="float" office:value="2.636">
                <text:p>2.636</text:p>
              </table:table-cell>
              <table:table-cell office:value-type="float" office:value="8.646">
                <text:p>8.6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86">
                <text:p>0.086</text:p>
              </table:table-cell>
              <table:table-cell office:value-type="float" office:value="0.201">
                <text:p>0.201</text:p>
              </table:table-cell>
              <table:table-cell office:value-type="float" office:value="0.379">
                <text:p>0.379</text:p>
              </table:table-cell>
              <table:table-cell office:value-type="float" office:value="1.035">
                <text:p>1.035</text:p>
              </table:table-cell>
              <table:table-cell office:value-type="float" office:value="1.517">
                <text:p>1.517</text:p>
              </table:table-cell>
              <table:table-cell office:value-type="float" office:value="6.645">
                <text:p>6.645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7">
                <text:p>0.067</text:p>
              </table:table-cell>
              <table:table-cell office:value-type="float" office:value="0.149">
                <text:p>0.149</text:p>
              </table:table-cell>
              <table:table-cell office:value-type="float" office:value="0.238">
                <text:p>0.238</text:p>
              </table:table-cell>
              <table:table-cell office:value-type="float" office:value="0.625">
                <text:p>0.625</text:p>
              </table:table-cell>
              <table:table-cell office:value-type="float" office:value="0.909">
                <text:p>0.909</text:p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22">
                <text:p>0.022</text:p>
              </table:table-cell>
              <table:table-cell office:value-type="float" office:value="0.049">
                <text:p>0.049</text:p>
              </table:table-cell>
              <table:table-cell office:value-type="float" office:value="0.269">
                <text:p>0.269</text:p>
              </table:table-cell>
              <table:table-cell office:value-type="float" office:value="0.405">
                <text:p>0.405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94">
                <text:p>0.094</text:p>
              </table:table-cell>
              <table:table-cell office:value-type="float" office:value="0.147">
                <text:p>0.147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32">
                <text:p>0.032</text:p>
              </table:table-cell>
              <table:table-cell office:value-type="float" office:value="0.682">
                <text:p>0.6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5cm" svg:height="10.322cm" xlink:href=".." xlink:type="simple" chart:class="chart:line" chart:style-name="ch1">
        <chart:title svg:x="6.181cm" svg:y="0.342cm" chart:style-name="ch2">
          <text:p>émotion 3 classes écart type</text:p>
        </chart:title>
        <chart:legend chart:legend-position="end" svg:x="16.815cm" svg:y="3.095cm" style:legend-expansion="high" chart:style-name="ch3"/>
        <chart:plot-area chart:style-name="ch4" table:cell-range-address="émotion.R5:émotion.R22 émotion.AL1:émotion.AS1 émotion.AL5:émotion.AS22" chart:data-source-has-labels="both" svg:x="1.368cm" svg:y="1.353cm" svg:width="15.08cm" svg:height="7.792cm">
          <chartooo:coordinate-region svg:x="2.106cm" svg:y="1.555cm" svg:width="14.245cm" svg:height="6.937cm"/>
          <chart:axis chart:dimension="x" chart:name="primary-x" chart:style-name="ch5" chartooo:axis-type="auto">
            <chartooo:date-scale/>
            <chart:title svg:x="8.427cm" svg:y="9.351cm" chart:style-name="ch6">
              <text:p>kappa</text:p>
            </chart:title>
            <chart:categories table:cell-range-address="émotion.R5:émotion.R22"/>
            <chart:grid chart:style-name="ch7" chart:class="major"/>
          </chart:axis>
          <chart:axis chart:dimension="y" chart:name="primary-y" chart:style-name="ch5">
            <chart:title svg:x="0.451cm" svg:y="5.994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L5:émotion.AL22" chart:label-cell-address="émotion.AL1:émotion.AL1" chart:class="chart:line">
            <chart:data-point chart:repeated="18"/>
          </chart:series>
          <chart:series chart:style-name="ch10" chart:values-cell-range-address="émotion.AM5:émotion.AM22" chart:label-cell-address="émotion.AM1:émotion.AM1" chart:class="chart:line">
            <chart:data-point chart:repeated="18"/>
          </chart:series>
          <chart:series chart:style-name="ch11" chart:values-cell-range-address="émotion.AN5:émotion.AN22" chart:label-cell-address="émotion.AN1:émotion.AN1" chart:class="chart:line">
            <chart:data-point chart:repeated="18"/>
          </chart:series>
          <chart:series chart:style-name="ch12" chart:values-cell-range-address="émotion.AO5:émotion.AO22" chart:label-cell-address="émotion.AO1:émotion.AO1" chart:class="chart:line">
            <chart:data-point chart:repeated="18"/>
          </chart:series>
          <chart:series chart:style-name="ch13" chart:values-cell-range-address="émotion.AP5:émotion.AP22" chart:label-cell-address="émotion.AP1:émotion.AP1" chart:class="chart:line">
            <chart:data-point chart:repeated="18"/>
          </chart:series>
          <chart:series chart:style-name="ch14" chart:values-cell-range-address="émotion.AQ5:émotion.AQ22" chart:label-cell-address="émotion.AQ1:émotion.AQ1" chart:class="chart:line">
            <chart:data-point chart:repeated="18"/>
          </chart:series>
          <chart:series chart:style-name="ch15" chart:values-cell-range-address="émotion.AR5:émotion.AR22" chart:label-cell-address="émotion.AR1:émotion.AR1" chart:class="chart:line">
            <chart:data-point chart:repeated="18"/>
          </chart:series>
          <chart:series chart:style-name="ch16" chart:values-cell-range-address="émotion.AS5:émotion.AS22" chart:label-cell-address="émotion.AS1:émotion.AS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L1:émotion.AL1</svg:desc>
                </draw:g>
              </table:table-cell>
              <table:table-cell office:value-type="string">
                <text:p>8</text:p>
                <draw:g>
                  <svg:desc>émotion.AM1:émotion.AM1</svg:desc>
                </draw:g>
              </table:table-cell>
              <table:table-cell office:value-type="string">
                <text:p>7</text:p>
                <draw:g>
                  <svg:desc>émotion.AN1:émotion.AN1</svg:desc>
                </draw:g>
              </table:table-cell>
              <table:table-cell office:value-type="string">
                <text:p>6</text:p>
                <draw:g>
                  <svg:desc>émotion.AO1:émotion.AO1</svg:desc>
                </draw:g>
              </table:table-cell>
              <table:table-cell office:value-type="string">
                <text:p>5</text:p>
                <draw:g>
                  <svg:desc>émotion.AP1:émotion.AP1</svg:desc>
                </draw:g>
              </table:table-cell>
              <table:table-cell office:value-type="string">
                <text:p>4</text:p>
                <draw:g>
                  <svg:desc>émotion.AQ1:émotion.AQ1</svg:desc>
                </draw:g>
              </table:table-cell>
              <table:table-cell office:value-type="string">
                <text:p>3</text:p>
                <draw:g>
                  <svg:desc>émotion.AR1:émotion.AR1</svg:desc>
                </draw:g>
              </table:table-cell>
              <table:table-cell office:value-type="string">
                <text:p>2</text:p>
                <draw:g>
                  <svg:desc>émotion.AS1:émot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émotion.R5:émotion.R22</svg:desc>
                </draw:g>
              </table:table-cell>
              <table:table-cell office:value-type="float" office:value="0">
                <text:p>0</text:p>
                <draw:g>
                  <svg:desc>émotion.AL5:émotion.AL22</svg:desc>
                </draw:g>
              </table:table-cell>
              <table:table-cell office:value-type="float" office:value="1.432">
                <text:p>1.432</text:p>
                <draw:g>
                  <svg:desc>émotion.AM5:émotion.AM22</svg:desc>
                </draw:g>
              </table:table-cell>
              <table:table-cell office:value-type="float" office:value="1.165">
                <text:p>1.165</text:p>
                <draw:g>
                  <svg:desc>émotion.AN5:émotion.AN22</svg:desc>
                </draw:g>
              </table:table-cell>
              <table:table-cell office:value-type="float" office:value="1.276">
                <text:p>1.276</text:p>
                <draw:g>
                  <svg:desc>émotion.AO5:émotion.AO22</svg:desc>
                </draw:g>
              </table:table-cell>
              <table:table-cell office:value-type="float" office:value="0.987">
                <text:p>0.987</text:p>
                <draw:g>
                  <svg:desc>émotion.AP5:émotion.AP22</svg:desc>
                </draw:g>
              </table:table-cell>
              <table:table-cell office:value-type="float" office:value="1.057">
                <text:p>1.057</text:p>
                <draw:g>
                  <svg:desc>émotion.AQ5:émotion.AQ22</svg:desc>
                </draw:g>
              </table:table-cell>
              <table:table-cell office:value-type="float" office:value="0.789">
                <text:p>0.789</text:p>
                <draw:g>
                  <svg:desc>émotion.AR5:émotion.AR22</svg:desc>
                </draw:g>
              </table:table-cell>
              <table:table-cell office:value-type="float" office:value="0.739">
                <text:p>0.739</text:p>
                <draw:g>
                  <svg:desc>émotion.AS5:émotion.AS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479">
                <text:p>1.479</text:p>
              </table:table-cell>
              <table:table-cell office:value-type="float" office:value="1.294">
                <text:p>1.294</text:p>
              </table:table-cell>
              <table:table-cell office:value-type="float" office:value="1.388">
                <text:p>1.388</text:p>
              </table:table-cell>
              <table:table-cell office:value-type="float" office:value="1.19">
                <text:p>1.19</text:p>
              </table:table-cell>
              <table:table-cell office:value-type="float" office:value="1.252">
                <text:p>1.252</text:p>
              </table:table-cell>
              <table:table-cell office:value-type="float" office:value="1.05">
                <text:p>1.0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17">
                <text:p>1.417</text:p>
              </table:table-cell>
              <table:table-cell office:value-type="float" office:value="1.307">
                <text:p>1.307</text:p>
              </table:table-cell>
              <table:table-cell office:value-type="float" office:value="1.352">
                <text:p>1.352</text:p>
              </table:table-cell>
              <table:table-cell office:value-type="float" office:value="1.261">
                <text:p>1.261</text:p>
              </table:table-cell>
              <table:table-cell office:value-type="float" office:value="1.314">
                <text:p>1.314</text:p>
              </table:table-cell>
              <table:table-cell office:value-type="float" office:value="1.169">
                <text:p>1.169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575">
                <text:p>1.575</text:p>
              </table:table-cell>
              <table:table-cell office:value-type="float" office:value="1.511">
                <text:p>1.511</text:p>
              </table:table-cell>
              <table:table-cell office:value-type="float" office:value="1.61">
                <text:p>1.61</text:p>
              </table:table-cell>
              <table:table-cell office:value-type="float" office:value="1.545">
                <text:p>1.545</text:p>
              </table:table-cell>
              <table:table-cell office:value-type="float" office:value="1.489">
                <text:p>1.489</text:p>
              </table:table-cell>
              <table:table-cell office:value-type="float" office:value="1.373">
                <text:p>1.373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82">
                <text:p>1.382</text:p>
              </table:table-cell>
              <table:table-cell office:value-type="float" office:value="1.319">
                <text:p>1.319</text:p>
              </table:table-cell>
              <table:table-cell office:value-type="float" office:value="1.384">
                <text:p>1.384</text:p>
              </table:table-cell>
              <table:table-cell office:value-type="float" office:value="1.416">
                <text:p>1.416</text:p>
              </table:table-cell>
              <table:table-cell office:value-type="float" office:value="1.364">
                <text:p>1.364</text:p>
              </table:table-cell>
              <table:table-cell office:value-type="float" office:value="1.346">
                <text:p>1.346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1.156">
                <text:p>1.156</text:p>
              </table:table-cell>
              <table:table-cell office:value-type="float" office:value="1.152">
                <text:p>1.152</text:p>
              </table:table-cell>
              <table:table-cell office:value-type="float" office:value="1.215">
                <text:p>1.215</text:p>
              </table:table-cell>
              <table:table-cell office:value-type="float" office:value="1.196">
                <text:p>1.196</text:p>
              </table:table-cell>
              <table:table-cell office:value-type="float" office:value="1.165">
                <text:p>1.165</text:p>
              </table:table-cell>
              <table:table-cell office:value-type="float" office:value="1.128">
                <text:p>1.128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  <table:table-cell office:value-type="float" office:value="1.012">
                <text:p>1.012</text:p>
              </table:table-cell>
              <table:table-cell office:value-type="float" office:value="1.099">
                <text:p>1.099</text:p>
              </table:table-cell>
              <table:table-cell office:value-type="float" office:value="1.072">
                <text:p>1.072</text:p>
              </table:table-cell>
              <table:table-cell office:value-type="float" office:value="1.097">
                <text:p>1.097</text:p>
              </table:table-cell>
              <table:table-cell office:value-type="float" office:value="1.072">
                <text:p>1.072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819">
                <text:p>0.819</text:p>
              </table:table-cell>
              <table:table-cell office:value-type="float" office:value="0.853">
                <text:p>0.853</text:p>
              </table:table-cell>
              <table:table-cell office:value-type="float" office:value="0.909">
                <text:p>0.909</text:p>
              </table:table-cell>
              <table:table-cell office:value-type="float" office:value="0.904">
                <text:p>0.904</text:p>
              </table:table-cell>
              <table:table-cell office:value-type="float" office:value="0.919">
                <text:p>0.919</text:p>
              </table:table-cell>
              <table:table-cell office:value-type="float" office:value="0.885">
                <text:p>0.885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771">
                <text:p>0.771</text:p>
              </table:table-cell>
              <table:table-cell office:value-type="float" office:value="0.821">
                <text:p>0.821</text:p>
              </table:table-cell>
              <table:table-cell office:value-type="float" office:value="0.923">
                <text:p>0.923</text:p>
              </table:table-cell>
              <table:table-cell office:value-type="float" office:value="0.935">
                <text:p>0.935</text:p>
              </table:table-cell>
              <table:table-cell office:value-type="float" office:value="0.994">
                <text:p>0.994</text:p>
              </table:table-cell>
              <table:table-cell office:value-type="float" office:value="0.987">
                <text:p>0.987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538">
                <text:p>0.538</text:p>
              </table:table-cell>
              <table:table-cell office:value-type="float" office:value="0.539">
                <text:p>0.539</text:p>
              </table:table-cell>
              <table:table-cell office:value-type="float" office:value="0.62">
                <text:p>0.62</text:p>
              </table:table-cell>
              <table:table-cell office:value-type="float" office:value="0.713">
                <text:p>0.713</text:p>
              </table:table-cell>
              <table:table-cell office:value-type="float" office:value="0.715">
                <text:p>0.715</text:p>
              </table:table-cell>
              <table:table-cell office:value-type="float" office:value="0.803">
                <text:p>0.80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418">
                <text:p>0.418</text:p>
              </table:table-cell>
              <table:table-cell office:value-type="float" office:value="0.461">
                <text:p>0.461</text:p>
              </table:table-cell>
              <table:table-cell office:value-type="float" office:value="0.557">
                <text:p>0.557</text:p>
              </table:table-cell>
              <table:table-cell office:value-type="float" office:value="0.597">
                <text:p>0.597</text:p>
              </table:table-cell>
              <table:table-cell office:value-type="float" office:value="0.668">
                <text:p>0.668</text:p>
              </table:table-cell>
              <table:table-cell office:value-type="float" office:value="0.687">
                <text:p>0.687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433">
                <text:p>0.433</text:p>
              </table:table-cell>
              <table:table-cell office:value-type="float" office:value="0.429">
                <text:p>0.429</text:p>
              </table:table-cell>
              <table:table-cell office:value-type="float" office:value="0.487">
                <text:p>0.487</text:p>
              </table:table-cell>
              <table:table-cell office:value-type="float" office:value="0.547">
                <text:p>0.547</text:p>
              </table:table-cell>
              <table:table-cell office:value-type="float" office:value="0.605">
                <text:p>0.605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223">
                <text:p>0.223</text:p>
              </table:table-cell>
              <table:table-cell office:value-type="float" office:value="0.269">
                <text:p>0.269</text:p>
              </table:table-cell>
              <table:table-cell office:value-type="float" office:value="0.324">
                <text:p>0.324</text:p>
              </table:table-cell>
              <table:table-cell office:value-type="float" office:value="0.394">
                <text:p>0.394</text:p>
              </table:table-cell>
              <table:table-cell office:value-type="float" office:value="0.453">
                <text:p>0.45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19">
                <text:p>0.119</text:p>
              </table:table-cell>
              <table:table-cell office:value-type="float" office:value="0.139">
                <text:p>0.139</text:p>
              </table:table-cell>
              <table:table-cell office:value-type="float" office:value="0.18">
                <text:p>0.18</text:p>
              </table:table-cell>
              <table:table-cell office:value-type="float" office:value="0.217">
                <text:p>0.217</text:p>
              </table:table-cell>
              <table:table-cell office:value-type="float" office:value="0.321">
                <text:p>0.321</text:p>
              </table:table-cell>
              <table:table-cell office:value-type="float" office:value="0.393">
                <text:p>0.393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  <table:table-cell office:value-type="float" office:value="0.1">
                <text:p>0.1</text:p>
              </table:table-cell>
              <table:table-cell office:value-type="float" office:value="0.135">
                <text:p>0.135</text:p>
              </table:table-cell>
              <table:table-cell office:value-type="float" office:value="0.159">
                <text:p>0.159</text:p>
              </table:table-cell>
              <table:table-cell office:value-type="float" office:value="0.22">
                <text:p>0.22</text:p>
              </table:table-cell>
              <table:table-cell office:value-type="float" office:value="0.245">
                <text:p>0.245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  <table:table-cell office:value-type="float" office:value="0.118">
                <text:p>0.118</text:p>
              </table:table-cell>
              <table:table-cell office:value-type="float" office:value="0.146">
                <text:p>0.146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73">
                <text:p>0.073</text:p>
              </table:table-cell>
              <table:table-cell office:value-type="float" office:value="0.061">
                <text:p>0.061</text:p>
              </table:table-cell>
              <table:table-cell office:value-type="float" office:value="0.076">
                <text:p>0.076</text:p>
              </table:table-cell>
              <table:table-cell office:value-type="float" office:value="0.108">
                <text:p>0.108</text:p>
              </table:table-cell>
              <table:table-cell office:value-type="float" office:value="0.129">
                <text:p>0.129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  <table:table-cell office:value-type="float" office:value="0.035">
                <text:p>0.035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49cm" svg:height="10.265cm" xlink:href=".." xlink:type="simple" chart:class="chart:line" chart:style-name="ch1">
        <chart:title svg:x="6.194cm" svg:y="0.341cm" chart:style-name="ch2">
          <text:p>émotion 5 classes moyenne</text:p>
        </chart:title>
        <chart:legend chart:legend-position="end" svg:x="16.714cm" svg:y="3.066cm" style:legend-expansion="high" chart:style-name="ch3"/>
        <chart:plot-area chart:style-name="ch4" table:cell-range-address="émotion.R25:émotion.R44 émotion.AC1:émotion.AJ1 émotion.AC25:émotion.AJ44" chart:data-source-has-labels="both" svg:x="1.365cm" svg:y="1.351cm" svg:width="14.985cm" svg:height="7.738cm">
          <chartooo:coordinate-region svg:x="1.997cm" svg:y="1.553cm" svg:width="14.257cm" svg:height="6.883cm"/>
          <chart:axis chart:dimension="x" chart:name="primary-x" chart:style-name="ch5" chartooo:axis-type="auto">
            <chartooo:date-scale/>
            <chart:title svg:x="8.376cm" svg:y="9.294cm" chart:style-name="ch6">
              <text:p>kappa</text:p>
            </chart:title>
            <chart:categories table:cell-range-address="émotion.R25:émotion.R44"/>
            <chart:grid chart:style-name="ch7" chart:class="major"/>
          </chart:axis>
          <chart:axis chart:dimension="y" chart:name="primary-y" chart:style-name="ch5">
            <chart:title svg:x="0.451cm" svg:y="6.484cm" chart:style-name="ch8">
              <text:p>% de modification</text:p>
            </chart:title>
            <chart:grid chart:style-name="ch7" chart:class="major"/>
          </chart:axis>
          <chart:series chart:style-name="ch9" chart:values-cell-range-address="émotion.AC25:émotion.AC44" chart:label-cell-address="émotion.AC1:émotion.AC1" chart:class="chart:line">
            <chart:data-point chart:repeated="20"/>
          </chart:series>
          <chart:series chart:style-name="ch10" chart:values-cell-range-address="émotion.AD25:émotion.AD44" chart:label-cell-address="émotion.AD1:émotion.AD1" chart:class="chart:line">
            <chart:data-point chart:repeated="20"/>
          </chart:series>
          <chart:series chart:style-name="ch11" chart:values-cell-range-address="émotion.AE25:émotion.AE44" chart:label-cell-address="émotion.AE1:émotion.AE1" chart:class="chart:line">
            <chart:data-point chart:repeated="20"/>
          </chart:series>
          <chart:series chart:style-name="ch12" chart:values-cell-range-address="émotion.AF25:émotion.AF44" chart:label-cell-address="émotion.AF1:émotion.AF1" chart:class="chart:line">
            <chart:data-point chart:repeated="20"/>
          </chart:series>
          <chart:series chart:style-name="ch13" chart:values-cell-range-address="émotion.AG25:émotion.AG44" chart:label-cell-address="émotion.AG1:émotion.AG1" chart:class="chart:line">
            <chart:data-point chart:repeated="20"/>
          </chart:series>
          <chart:series chart:style-name="ch14" chart:values-cell-range-address="émotion.AH25:émotion.AH44" chart:label-cell-address="émotion.AH1:émotion.AH1" chart:class="chart:line">
            <chart:data-point chart:repeated="20"/>
          </chart:series>
          <chart:series chart:style-name="ch15" chart:values-cell-range-address="émotion.AI25:émotion.AI44" chart:label-cell-address="émotion.AI1:émotion.AI1" chart:class="chart:line">
            <chart:data-point chart:repeated="20"/>
          </chart:series>
          <chart:series chart:style-name="ch16" chart:values-cell-range-address="émotion.AJ25:émotion.AJ44" chart:label-cell-address="émotion.AJ1:émotion.AJ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C1:émotion.AC1</svg:desc>
                </draw:g>
              </table:table-cell>
              <table:table-cell office:value-type="string">
                <text:p>8</text:p>
                <draw:g>
                  <svg:desc>émotion.AD1:émotion.AD1</svg:desc>
                </draw:g>
              </table:table-cell>
              <table:table-cell office:value-type="string">
                <text:p>7</text:p>
                <draw:g>
                  <svg:desc>émotion.AE1:émotion.AE1</svg:desc>
                </draw:g>
              </table:table-cell>
              <table:table-cell office:value-type="string">
                <text:p>6</text:p>
                <draw:g>
                  <svg:desc>émotion.AF1:émotion.AF1</svg:desc>
                </draw:g>
              </table:table-cell>
              <table:table-cell office:value-type="string">
                <text:p>5</text:p>
                <draw:g>
                  <svg:desc>émotion.AG1:émotion.AG1</svg:desc>
                </draw:g>
              </table:table-cell>
              <table:table-cell office:value-type="string">
                <text:p>4</text:p>
                <draw:g>
                  <svg:desc>émotion.AH1:émotion.AH1</svg:desc>
                </draw:g>
              </table:table-cell>
              <table:table-cell office:value-type="string">
                <text:p>3</text:p>
                <draw:g>
                  <svg:desc>émotion.AI1:émotion.AI1</svg:desc>
                </draw:g>
              </table:table-cell>
              <table:table-cell office:value-type="string">
                <text:p>2</text:p>
                <draw:g>
                  <svg:desc>émotion.AJ1:émotion.AJ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25:émotion.R44</svg:desc>
                </draw:g>
              </table:table-cell>
              <table:table-cell office:value-type="float" office:value="0">
                <text:p>0</text:p>
                <draw:g>
                  <svg:desc>émotion.AC25:émotion.AC44</svg:desc>
                </draw:g>
              </table:table-cell>
              <table:table-cell office:value-type="float" office:value="21.864">
                <text:p>21.864</text:p>
                <draw:g>
                  <svg:desc>émotion.AD25:émotion.AD44</svg:desc>
                </draw:g>
              </table:table-cell>
              <table:table-cell office:value-type="float" office:value="28.705">
                <text:p>28.705</text:p>
                <draw:g>
                  <svg:desc>émotion.AE25:émotion.AE44</svg:desc>
                </draw:g>
              </table:table-cell>
              <table:table-cell office:value-type="float" office:value="34.295">
                <text:p>34.295</text:p>
                <draw:g>
                  <svg:desc>émotion.AF25:émotion.AF44</svg:desc>
                </draw:g>
              </table:table-cell>
              <table:table-cell office:value-type="float" office:value="38.441">
                <text:p>38.441</text:p>
                <draw:g>
                  <svg:desc>émotion.AG25:émotion.AG44</svg:desc>
                </draw:g>
              </table:table-cell>
              <table:table-cell office:value-type="float" office:value="42.93">
                <text:p>42.93</text:p>
                <draw:g>
                  <svg:desc>émotion.AH25:émotion.AH44</svg:desc>
                </draw:g>
              </table:table-cell>
              <table:table-cell office:value-type="float" office:value="49.503">
                <text:p>49.503</text:p>
                <draw:g>
                  <svg:desc>émotion.AI25:émotion.AI44</svg:desc>
                </draw:g>
              </table:table-cell>
              <table:table-cell office:value-type="float" office:value="56.323">
                <text:p>56.323</text:p>
                <draw:g>
                  <svg:desc>émotion.AJ25:émotion.AJ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19.431">
                <text:p>19.431</text:p>
              </table:table-cell>
              <table:table-cell office:value-type="float" office:value="25.619">
                <text:p>25.619</text:p>
              </table:table-cell>
              <table:table-cell office:value-type="float" office:value="30.754">
                <text:p>30.754</text:p>
              </table:table-cell>
              <table:table-cell office:value-type="float" office:value="34.761">
                <text:p>34.761</text:p>
              </table:table-cell>
              <table:table-cell office:value-type="float" office:value="39.294">
                <text:p>39.294</text:p>
              </table:table-cell>
              <table:table-cell office:value-type="float" office:value="45.948">
                <text:p>45.948</text:p>
              </table:table-cell>
              <table:table-cell office:value-type="float" office:value="53.377">
                <text:p>53.377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5.052">
                <text:p>15.052</text:p>
              </table:table-cell>
              <table:table-cell office:value-type="float" office:value="20.2">
                <text:p>20.2</text:p>
              </table:table-cell>
              <table:table-cell office:value-type="float" office:value="24.587">
                <text:p>24.587</text:p>
              </table:table-cell>
              <table:table-cell office:value-type="float" office:value="28.329">
                <text:p>28.329</text:p>
              </table:table-cell>
              <table:table-cell office:value-type="float" office:value="32.776">
                <text:p>32.776</text:p>
              </table:table-cell>
              <table:table-cell office:value-type="float" office:value="39.417">
                <text:p>39.417</text:p>
              </table:table-cell>
              <table:table-cell office:value-type="float" office:value="47.706">
                <text:p>47.7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1.759">
                <text:p>11.759</text:p>
              </table:table-cell>
              <table:table-cell office:value-type="float" office:value="15.993">
                <text:p>15.993</text:p>
              </table:table-cell>
              <table:table-cell office:value-type="float" office:value="19.782">
                <text:p>19.782</text:p>
              </table:table-cell>
              <table:table-cell office:value-type="float" office:value="23.2">
                <text:p>23.2</text:p>
              </table:table-cell>
              <table:table-cell office:value-type="float" office:value="27.361">
                <text:p>27.361</text:p>
              </table:table-cell>
              <table:table-cell office:value-type="float" office:value="33.845">
                <text:p>33.845</text:p>
              </table:table-cell>
              <table:table-cell office:value-type="float" office:value="43.051">
                <text:p>43.05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9.085">
                <text:p>9.085</text:p>
              </table:table-cell>
              <table:table-cell office:value-type="float" office:value="12.336">
                <text:p>12.336</text:p>
              </table:table-cell>
              <table:table-cell office:value-type="float" office:value="15.651">
                <text:p>15.651</text:p>
              </table:table-cell>
              <table:table-cell office:value-type="float" office:value="18.815">
                <text:p>18.815</text:p>
              </table:table-cell>
              <table:table-cell office:value-type="float" office:value="22.641">
                <text:p>22.641</text:p>
              </table:table-cell>
              <table:table-cell office:value-type="float" office:value="28.767">
                <text:p>28.767</text:p>
              </table:table-cell>
              <table:table-cell office:value-type="float" office:value="38.615">
                <text:p>38.61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.863">
                <text:p>6.863</text:p>
              </table:table-cell>
              <table:table-cell office:value-type="float" office:value="9.429">
                <text:p>9.429</text:p>
              </table:table-cell>
              <table:table-cell office:value-type="float" office:value="12.189">
                <text:p>12.189</text:p>
              </table:table-cell>
              <table:table-cell office:value-type="float" office:value="14.986">
                <text:p>14.986</text:p>
              </table:table-cell>
              <table:table-cell office:value-type="float" office:value="18.532">
                <text:p>18.532</text:p>
              </table:table-cell>
              <table:table-cell office:value-type="float" office:value="24.335">
                <text:p>24.335</text:p>
              </table:table-cell>
              <table:table-cell office:value-type="float" office:value="34.42">
                <text:p>34.4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5.19">
                <text:p>5.19</text:p>
              </table:table-cell>
              <table:table-cell office:value-type="float" office:value="7.27">
                <text:p>7.27</text:p>
              </table:table-cell>
              <table:table-cell office:value-type="float" office:value="9.538">
                <text:p>9.538</text:p>
              </table:table-cell>
              <table:table-cell office:value-type="float" office:value="11.985">
                <text:p>11.985</text:p>
              </table:table-cell>
              <table:table-cell office:value-type="float" office:value="15.226">
                <text:p>15.226</text:p>
              </table:table-cell>
              <table:table-cell office:value-type="float" office:value="20.521">
                <text:p>20.521</text:p>
              </table:table-cell>
              <table:table-cell office:value-type="float" office:value="30.998">
                <text:p>30.99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3.767">
                <text:p>3.767</text:p>
              </table:table-cell>
              <table:table-cell office:value-type="float" office:value="5.266">
                <text:p>5.266</text:p>
              </table:table-cell>
              <table:table-cell office:value-type="float" office:value="7.103">
                <text:p>7.103</text:p>
              </table:table-cell>
              <table:table-cell office:value-type="float" office:value="9.261">
                <text:p>9.261</text:p>
              </table:table-cell>
              <table:table-cell office:value-type="float" office:value="12.071">
                <text:p>12.071</text:p>
              </table:table-cell>
              <table:table-cell office:value-type="float" office:value="16.955">
                <text:p>16.955</text:p>
              </table:table-cell>
              <table:table-cell office:value-type="float" office:value="27.505">
                <text:p>27.50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2.672">
                <text:p>2.672</text:p>
              </table:table-cell>
              <table:table-cell office:value-type="float" office:value="3.756">
                <text:p>3.756</text:p>
              </table:table-cell>
              <table:table-cell office:value-type="float" office:value="5.192">
                <text:p>5.192</text:p>
              </table:table-cell>
              <table:table-cell office:value-type="float" office:value="6.988">
                <text:p>6.988</text:p>
              </table:table-cell>
              <table:table-cell office:value-type="float" office:value="9.55">
                <text:p>9.55</text:p>
              </table:table-cell>
              <table:table-cell office:value-type="float" office:value="13.822">
                <text:p>13.822</text:p>
              </table:table-cell>
              <table:table-cell office:value-type="float" office:value="24.33">
                <text:p>24.3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.035">
                <text:p>2.035</text:p>
              </table:table-cell>
              <table:table-cell office:value-type="float" office:value="2.769">
                <text:p>2.769</text:p>
              </table:table-cell>
              <table:table-cell office:value-type="float" office:value="3.835">
                <text:p>3.835</text:p>
              </table:table-cell>
              <table:table-cell office:value-type="float" office:value="5.344">
                <text:p>5.344</text:p>
              </table:table-cell>
              <table:table-cell office:value-type="float" office:value="7.519">
                <text:p>7.519</text:p>
              </table:table-cell>
              <table:table-cell office:value-type="float" office:value="11.279">
                <text:p>11.279</text:p>
              </table:table-cell>
              <table:table-cell office:value-type="float" office:value="21.42">
                <text:p>21.4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1.514">
                <text:p>1.514</text:p>
              </table:table-cell>
              <table:table-cell office:value-type="float" office:value="2.033">
                <text:p>2.033</text:p>
              </table:table-cell>
              <table:table-cell office:value-type="float" office:value="2.846">
                <text:p>2.846</text:p>
              </table:table-cell>
              <table:table-cell office:value-type="float" office:value="3.965">
                <text:p>3.965</text:p>
              </table:table-cell>
              <table:table-cell office:value-type="float" office:value="5.759">
                <text:p>5.759</text:p>
              </table:table-cell>
              <table:table-cell office:value-type="float" office:value="8.925">
                <text:p>8.925</text:p>
              </table:table-cell>
              <table:table-cell office:value-type="float" office:value="18.656">
                <text:p>18.65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468">
                <text:p>1.468</text:p>
              </table:table-cell>
              <table:table-cell office:value-type="float" office:value="2.005">
                <text:p>2.005</text:p>
              </table:table-cell>
              <table:table-cell office:value-type="float" office:value="2.828">
                <text:p>2.828</text:p>
              </table:table-cell>
              <table:table-cell office:value-type="float" office:value="4.306">
                <text:p>4.306</text:p>
              </table:table-cell>
              <table:table-cell office:value-type="float" office:value="6.906">
                <text:p>6.906</text:p>
              </table:table-cell>
              <table:table-cell office:value-type="float" office:value="16.121">
                <text:p>16.12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902">
                <text:p>0.902</text:p>
              </table:table-cell>
              <table:table-cell office:value-type="float" office:value="1.094">
                <text:p>1.094</text:p>
              </table:table-cell>
              <table:table-cell office:value-type="float" office:value="1.441">
                <text:p>1.441</text:p>
              </table:table-cell>
              <table:table-cell office:value-type="float" office:value="2.045">
                <text:p>2.045</text:p>
              </table:table-cell>
              <table:table-cell office:value-type="float" office:value="3.196">
                <text:p>3.196</text:p>
              </table:table-cell>
              <table:table-cell office:value-type="float" office:value="5.234">
                <text:p>5.234</text:p>
              </table:table-cell>
              <table:table-cell office:value-type="float" office:value="13.798">
                <text:p>13.79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852">
                <text:p>0.852</text:p>
              </table:table-cell>
              <table:table-cell office:value-type="float" office:value="0.964">
                <text:p>0.964</text:p>
              </table:table-cell>
              <table:table-cell office:value-type="float" office:value="1.198">
                <text:p>1.198</text:p>
              </table:table-cell>
              <table:table-cell office:value-type="float" office:value="1.613">
                <text:p>1.613</text:p>
              </table:table-cell>
              <table:table-cell office:value-type="float" office:value="2.482">
                <text:p>2.482</text:p>
              </table:table-cell>
              <table:table-cell office:value-type="float" office:value="4.102">
                <text:p>4.102</text:p>
              </table:table-cell>
              <table:table-cell office:value-type="float" office:value="11.692">
                <text:p>11.6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764">
                <text:p>0.764</text:p>
              </table:table-cell>
              <table:table-cell office:value-type="float" office:value="0.831">
                <text:p>0.831</text:p>
              </table:table-cell>
              <table:table-cell office:value-type="float" office:value="0.957">
                <text:p>0.957</text:p>
              </table:table-cell>
              <table:table-cell office:value-type="float" office:value="1.218">
                <text:p>1.218</text:p>
              </table:table-cell>
              <table:table-cell office:value-type="float" office:value="1.864">
                <text:p>1.864</text:p>
              </table:table-cell>
              <table:table-cell office:value-type="float" office:value="2.949">
                <text:p>2.949</text:p>
              </table:table-cell>
              <table:table-cell office:value-type="float" office:value="9.455">
                <text:p>9.45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743">
                <text:p>0.743</text:p>
              </table:table-cell>
              <table:table-cell office:value-type="float" office:value="0.768">
                <text:p>0.768</text:p>
              </table:table-cell>
              <table:table-cell office:value-type="float" office:value="0.822">
                <text:p>0.822</text:p>
              </table:table-cell>
              <table:table-cell office:value-type="float" office:value="0.952">
                <text:p>0.952</text:p>
              </table:table-cell>
              <table:table-cell office:value-type="float" office:value="1.346">
                <text:p>1.346</text:p>
              </table:table-cell>
              <table:table-cell office:value-type="float" office:value="2.114">
                <text:p>2.11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9">
                <text:p>0.739</text:p>
              </table:table-cell>
              <table:table-cell office:value-type="float" office:value="0.764">
                <text:p>0.764</text:p>
              </table:table-cell>
              <table:table-cell office:value-type="float" office:value="0.832">
                <text:p>0.832</text:p>
              </table:table-cell>
              <table:table-cell office:value-type="float" office:value="1.056">
                <text:p>1.056</text:p>
              </table:table-cell>
              <table:table-cell office:value-type="float" office:value="1.48">
                <text:p>1.48</text:p>
              </table:table-cell>
              <table:table-cell office:value-type="float" office:value="5.844">
                <text:p>5.84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4">
                <text:p>0.734</text:p>
              </table:table-cell>
              <table:table-cell office:value-type="float" office:value="0.74">
                <text:p>0.74</text:p>
              </table:table-cell>
              <table:table-cell office:value-type="float" office:value="0.762">
                <text:p>0.762</text:p>
              </table:table-cell>
              <table:table-cell office:value-type="float" office:value="0.853">
                <text:p>0.853</text:p>
              </table:table-cell>
              <table:table-cell office:value-type="float" office:value="1.078">
                <text:p>1.078</text:p>
              </table:table-cell>
              <table:table-cell office:value-type="float" office:value="3.953">
                <text:p>3.953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3">
                <text:p>0.733</text:p>
              </table:table-cell>
              <table:table-cell office:value-type="float" office:value="0.765">
                <text:p>0.765</text:p>
              </table:table-cell>
              <table:table-cell office:value-type="float" office:value="0.838">
                <text:p>0.838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737">
                <text:p>0.737</text:p>
              </table:table-cell>
              <table:table-cell office:value-type="float" office:value="0.752">
                <text:p>0.752</text:p>
              </table:table-cell>
              <table:table-cell office:value-type="float" office:value="1.436">
                <text:p>1.4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31cm" svg:height="10.255cm" xlink:href=".." xlink:type="simple" chart:class="chart:line" chart:style-name="ch1">
        <chart:title svg:x="6.121cm" svg:y="0.341cm" chart:style-name="ch2">
          <text:p>émotion 5 classes écart type</text:p>
        </chart:title>
        <chart:legend chart:legend-position="end" svg:x="16.696cm" svg:y="3.061cm" style:legend-expansion="high" chart:style-name="ch3"/>
        <chart:plot-area chart:style-name="ch4" table:cell-range-address="émotion.R25:émotion.R44 émotion.AL1:émotion.AS1 émotion.AL25:émotion.AS44" chart:data-source-has-labels="both" svg:x="1.365cm" svg:y="1.351cm" svg:width="14.967cm" svg:height="7.728cm">
          <chartooo:coordinate-region svg:x="2.103cm" svg:y="1.553cm" svg:width="14.133cm" svg:height="6.873cm"/>
          <chart:axis chart:dimension="x" chart:name="primary-x" chart:style-name="ch5" chartooo:axis-type="auto">
            <chartooo:date-scale/>
            <chart:title svg:x="8.367cm" svg:y="9.284cm" chart:style-name="ch6">
              <text:p>kappa</text:p>
            </chart:title>
            <chart:categories table:cell-range-address="émotion.R25:émotion.R44"/>
            <chart:grid chart:style-name="ch7" chart:class="major"/>
          </chart:axis>
          <chart:axis chart:dimension="y" chart:name="primary-y" chart:style-name="ch5">
            <chart:title svg:x="0.451cm" svg:y="5.96cm" chart:style-name="ch8">
              <text:p>écart type</text:p>
            </chart:title>
            <chart:grid chart:style-name="ch7" chart:class="major"/>
          </chart:axis>
          <chart:series chart:style-name="ch9" chart:values-cell-range-address="émotion.AL25:émotion.AL44" chart:label-cell-address="émotion.AL1:émotion.AL1" chart:class="chart:line">
            <chart:data-point chart:repeated="20"/>
          </chart:series>
          <chart:series chart:style-name="ch10" chart:values-cell-range-address="émotion.AM25:émotion.AM44" chart:label-cell-address="émotion.AM1:émotion.AM1" chart:class="chart:line">
            <chart:data-point chart:repeated="20"/>
          </chart:series>
          <chart:series chart:style-name="ch11" chart:values-cell-range-address="émotion.AN25:émotion.AN44" chart:label-cell-address="émotion.AN1:émotion.AN1" chart:class="chart:line">
            <chart:data-point chart:repeated="20"/>
          </chart:series>
          <chart:series chart:style-name="ch12" chart:values-cell-range-address="émotion.AO25:émotion.AO44" chart:label-cell-address="émotion.AO1:émotion.AO1" chart:class="chart:line">
            <chart:data-point chart:repeated="20"/>
          </chart:series>
          <chart:series chart:style-name="ch13" chart:values-cell-range-address="émotion.AP25:émotion.AP44" chart:label-cell-address="émotion.AP1:émotion.AP1" chart:class="chart:line">
            <chart:data-point chart:repeated="20"/>
          </chart:series>
          <chart:series chart:style-name="ch14" chart:values-cell-range-address="émotion.AQ25:émotion.AQ44" chart:label-cell-address="émotion.AQ1:émotion.AQ1" chart:class="chart:line">
            <chart:data-point chart:repeated="20"/>
          </chart:series>
          <chart:series chart:style-name="ch15" chart:values-cell-range-address="émotion.AR25:émotion.AR44" chart:label-cell-address="émotion.AR1:émotion.AR1" chart:class="chart:line">
            <chart:data-point chart:repeated="20"/>
          </chart:series>
          <chart:series chart:style-name="ch16" chart:values-cell-range-address="émotion.AS25:émotion.AS44" chart:label-cell-address="émotion.AS1:émotion.AS1" chart:class="chart:line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émotion.AL1:émotion.AL1</svg:desc>
                </draw:g>
              </table:table-cell>
              <table:table-cell office:value-type="string">
                <text:p>8</text:p>
                <draw:g>
                  <svg:desc>émotion.AM1:émotion.AM1</svg:desc>
                </draw:g>
              </table:table-cell>
              <table:table-cell office:value-type="string">
                <text:p>7</text:p>
                <draw:g>
                  <svg:desc>émotion.AN1:émotion.AN1</svg:desc>
                </draw:g>
              </table:table-cell>
              <table:table-cell office:value-type="string">
                <text:p>6</text:p>
                <draw:g>
                  <svg:desc>émotion.AO1:émotion.AO1</svg:desc>
                </draw:g>
              </table:table-cell>
              <table:table-cell office:value-type="string">
                <text:p>5</text:p>
                <draw:g>
                  <svg:desc>émotion.AP1:émotion.AP1</svg:desc>
                </draw:g>
              </table:table-cell>
              <table:table-cell office:value-type="string">
                <text:p>4</text:p>
                <draw:g>
                  <svg:desc>émotion.AQ1:émotion.AQ1</svg:desc>
                </draw:g>
              </table:table-cell>
              <table:table-cell office:value-type="string">
                <text:p>3</text:p>
                <draw:g>
                  <svg:desc>émotion.AR1:émotion.AR1</svg:desc>
                </draw:g>
              </table:table-cell>
              <table:table-cell office:value-type="string">
                <text:p>2</text:p>
                <draw:g>
                  <svg:desc>émotion.AS1:émotion.AS1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émotion.R25:émotion.R44</svg:desc>
                </draw:g>
              </table:table-cell>
              <table:table-cell office:value-type="float" office:value="0">
                <text:p>0</text:p>
                <draw:g>
                  <svg:desc>émotion.AL25:émotion.AL44</svg:desc>
                </draw:g>
              </table:table-cell>
              <table:table-cell office:value-type="float" office:value="1.835">
                <text:p>1.835</text:p>
                <draw:g>
                  <svg:desc>émotion.AM25:émotion.AM44</svg:desc>
                </draw:g>
              </table:table-cell>
              <table:table-cell office:value-type="float" office:value="1.563">
                <text:p>1.563</text:p>
                <draw:g>
                  <svg:desc>émotion.AN25:émotion.AN44</svg:desc>
                </draw:g>
              </table:table-cell>
              <table:table-cell office:value-type="float" office:value="1.417">
                <text:p>1.417</text:p>
                <draw:g>
                  <svg:desc>émotion.AO25:émotion.AO44</svg:desc>
                </draw:g>
              </table:table-cell>
              <table:table-cell office:value-type="float" office:value="1.312">
                <text:p>1.312</text:p>
                <draw:g>
                  <svg:desc>émotion.AP25:émotion.AP44</svg:desc>
                </draw:g>
              </table:table-cell>
              <table:table-cell office:value-type="float" office:value="1.159">
                <text:p>1.159</text:p>
                <draw:g>
                  <svg:desc>émotion.AQ25:émotion.AQ44</svg:desc>
                </draw:g>
              </table:table-cell>
              <table:table-cell office:value-type="float" office:value="0.99">
                <text:p>0.99</text:p>
                <draw:g>
                  <svg:desc>émotion.AR25:émotion.AR44</svg:desc>
                </draw:g>
              </table:table-cell>
              <table:table-cell office:value-type="float" office:value="0.815">
                <text:p>0.815</text:p>
                <draw:g>
                  <svg:desc>émotion.AS25:émotion.AS44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  <table:table-cell office:value-type="float" office:value="2.223">
                <text:p>2.223</text:p>
              </table:table-cell>
              <table:table-cell office:value-type="float" office:value="2.313">
                <text:p>2.313</text:p>
              </table:table-cell>
              <table:table-cell office:value-type="float" office:value="2.32">
                <text:p>2.32</text:p>
              </table:table-cell>
              <table:table-cell office:value-type="float" office:value="2.244">
                <text:p>2.244</text:p>
              </table:table-cell>
              <table:table-cell office:value-type="float" office:value="2.129">
                <text:p>2.129</text:p>
              </table:table-cell>
              <table:table-cell office:value-type="float" office:value="1.795">
                <text:p>1.795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1.894">
                <text:p>1.894</text:p>
              </table:table-cell>
              <table:table-cell office:value-type="float" office:value="1.996">
                <text:p>1.996</text:p>
              </table:table-cell>
              <table:table-cell office:value-type="float" office:value="2.042">
                <text:p>2.042</text:p>
              </table:table-cell>
              <table:table-cell office:value-type="float" office:value="2.007">
                <text:p>2.007</text:p>
              </table:table-cell>
              <table:table-cell office:value-type="float" office:value="2.029">
                <text:p>2.029</text:p>
              </table:table-cell>
              <table:table-cell office:value-type="float" office:value="1.986">
                <text:p>1.986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.79">
                <text:p>1.79</text:p>
              </table:table-cell>
              <table:table-cell office:value-type="float" office:value="1.939">
                <text:p>1.939</text:p>
              </table:table-cell>
              <table:table-cell office:value-type="float" office:value="2.009">
                <text:p>2.009</text:p>
              </table:table-cell>
              <table:table-cell office:value-type="float" office:value="1.993">
                <text:p>1.993</text:p>
              </table:table-cell>
              <table:table-cell office:value-type="float" office:value="1.948">
                <text:p>1.948</text:p>
              </table:table-cell>
              <table:table-cell office:value-type="float" office:value="1.878">
                <text:p>1.878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.466">
                <text:p>1.466</text:p>
              </table:table-cell>
              <table:table-cell office:value-type="float" office:value="1.597">
                <text:p>1.597</text:p>
              </table:table-cell>
              <table:table-cell office:value-type="float" office:value="1.659">
                <text:p>1.659</text:p>
              </table:table-cell>
              <table:table-cell office:value-type="float" office:value="1.678">
                <text:p>1.678</text:p>
              </table:table-cell>
              <table:table-cell office:value-type="float" office:value="1.694">
                <text:p>1.694</text:p>
              </table:table-cell>
              <table:table-cell office:value-type="float" office:value="1.696">
                <text:p>1.696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1.052">
                <text:p>1.052</text:p>
              </table:table-cell>
              <table:table-cell office:value-type="float" office:value="1.262">
                <text:p>1.262</text:p>
              </table:table-cell>
              <table:table-cell office:value-type="float" office:value="1.443">
                <text:p>1.443</text:p>
              </table:table-cell>
              <table:table-cell office:value-type="float" office:value="1.461">
                <text:p>1.461</text:p>
              </table:table-cell>
              <table:table-cell office:value-type="float" office:value="1.53">
                <text:p>1.53</text:p>
              </table:table-cell>
              <table:table-cell office:value-type="float" office:value="1.497">
                <text:p>1.497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113">
                <text:p>1.113</text:p>
              </table:table-cell>
              <table:table-cell office:value-type="float" office:value="1.226">
                <text:p>1.226</text:p>
              </table:table-cell>
              <table:table-cell office:value-type="float" office:value="1.285">
                <text:p>1.285</text:p>
              </table:table-cell>
              <table:table-cell office:value-type="float" office:value="1.241">
                <text:p>1.241</text:p>
              </table:table-cell>
              <table:table-cell office:value-type="float" office:value="1.275">
                <text:p>1.275</text:p>
              </table:table-cell>
              <table:table-cell office:value-type="float" office:value="1.334">
                <text:p>1.334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983">
                <text:p>0.983</text:p>
              </table:table-cell>
              <table:table-cell office:value-type="float" office:value="1.027">
                <text:p>1.027</text:p>
              </table:table-cell>
              <table:table-cell office:value-type="float" office:value="1.086">
                <text:p>1.086</text:p>
              </table:table-cell>
              <table:table-cell office:value-type="float" office:value="1.161">
                <text:p>1.161</text:p>
              </table:table-cell>
              <table:table-cell office:value-type="float" office:value="1.177">
                <text:p>1.177</text:p>
              </table:table-cell>
              <table:table-cell office:value-type="float" office:value="1.218">
                <text:p>1.218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836">
                <text:p>0.836</text:p>
              </table:table-cell>
              <table:table-cell office:value-type="float" office:value="0.899">
                <text:p>0.899</text:p>
              </table:table-cell>
              <table:table-cell office:value-type="float" office:value="0.981">
                <text:p>0.981</text:p>
              </table:table-cell>
              <table:table-cell office:value-type="float" office:value="0.995">
                <text:p>0.995</text:p>
              </table:table-cell>
              <table:table-cell office:value-type="float" office:value="1.036">
                <text:p>1.036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32">
                <text:p>0.532</text:p>
              </table:table-cell>
              <table:table-cell office:value-type="float" office:value="0.614">
                <text:p>0.614</text:p>
              </table:table-cell>
              <table:table-cell office:value-type="float" office:value="0.637">
                <text:p>0.637</text:p>
              </table:table-cell>
              <table:table-cell office:value-type="float" office:value="0.711">
                <text:p>0.711</text:p>
              </table:table-cell>
              <table:table-cell office:value-type="float" office:value="0.778">
                <text:p>0.778</text:p>
              </table:table-cell>
              <table:table-cell office:value-type="float" office:value="0.851">
                <text:p>0.85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.466">
                <text:p>0.466</text:p>
              </table:table-cell>
              <table:table-cell office:value-type="float" office:value="0.544">
                <text:p>0.544</text:p>
              </table:table-cell>
              <table:table-cell office:value-type="float" office:value="0.667">
                <text:p>0.667</text:p>
              </table:table-cell>
              <table:table-cell office:value-type="float" office:value="0.733">
                <text:p>0.733</text:p>
              </table:table-cell>
              <table:table-cell office:value-type="float" office:value="0.771">
                <text:p>0.771</text:p>
              </table:table-cell>
              <table:table-cell office:value-type="float" office:value="0.867">
                <text:p>0.86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365">
                <text:p>0.365</text:p>
              </table:table-cell>
              <table:table-cell office:value-type="float" office:value="0.427">
                <text:p>0.427</text:p>
              </table:table-cell>
              <table:table-cell office:value-type="float" office:value="0.513">
                <text:p>0.513</text:p>
              </table:table-cell>
              <table:table-cell office:value-type="float" office:value="0.607">
                <text:p>0.607</text:p>
              </table:table-cell>
              <table:table-cell office:value-type="float" office:value="0.711">
                <text:p>0.711</text:p>
              </table:table-cell>
              <table:table-cell office:value-type="float" office:value="0.814">
                <text:p>0.814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  <table:table-cell office:value-type="float" office:value="0.256">
                <text:p>0.256</text:p>
              </table:table-cell>
              <table:table-cell office:value-type="float" office:value="0.307">
                <text:p>0.307</text:p>
              </table:table-cell>
              <table:table-cell office:value-type="float" office:value="0.371">
                <text:p>0.371</text:p>
              </table:table-cell>
              <table:table-cell office:value-type="float" office:value="0.476">
                <text:p>0.476</text:p>
              </table:table-cell>
              <table:table-cell office:value-type="float" office:value="0.578">
                <text:p>0.57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169">
                <text:p>0.169</text:p>
              </table:table-cell>
              <table:table-cell office:value-type="float" office:value="0.195">
                <text:p>0.195</text:p>
              </table:table-cell>
              <table:table-cell office:value-type="float" office:value="0.225">
                <text:p>0.225</text:p>
              </table:table-cell>
              <table:table-cell office:value-type="float" office:value="0.262">
                <text:p>0.262</text:p>
              </table:table-cell>
              <table:table-cell office:value-type="float" office:value="0.311">
                <text:p>0.311</text:p>
              </table:table-cell>
              <table:table-cell office:value-type="float" office:value="0.444">
                <text:p>0.444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083">
                <text:p>0.083</text:p>
              </table:table-cell>
              <table:table-cell office:value-type="float" office:value="0.125">
                <text:p>0.125</text:p>
              </table:table-cell>
              <table:table-cell office:value-type="float" office:value="0.169">
                <text:p>0.169</text:p>
              </table:table-cell>
              <table:table-cell office:value-type="float" office:value="0.193">
                <text:p>0.193</text:p>
              </table:table-cell>
              <table:table-cell office:value-type="float" office:value="0.261">
                <text:p>0.261</text:p>
              </table:table-cell>
              <table:table-cell office:value-type="float" office:value="0.388">
                <text:p>0.388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84">
                <text:p>0.084</text:p>
              </table:table-cell>
              <table:table-cell office:value-type="float" office:value="0.123">
                <text:p>0.123</text:p>
              </table:table-cell>
              <table:table-cell office:value-type="float" office:value="0.172">
                <text:p>0.172</text:p>
              </table:table-cell>
              <table:table-cell office:value-type="float" office:value="0.25">
                <text:p>0.25</text:p>
              </table:table-cell>
              <table:table-cell office:value-type="float" office:value="0.349">
                <text:p>0.349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54">
                <text:p>0.054</text:p>
              </table:table-cell>
              <table:table-cell office:value-type="float" office:value="0.103">
                <text:p>0.103</text:p>
              </table:table-cell>
              <table:table-cell office:value-type="float" office:value="0.179">
                <text:p>0.179</text:p>
              </table:table-cell>
              <table:table-cell office:value-type="float" office:value="0.25">
                <text:p>0.25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42">
                <text:p>0.042</text:p>
              </table:table-cell>
              <table:table-cell office:value-type="float" office:value="0.059">
                <text:p>0.059</text:p>
              </table:table-cell>
              <table:table-cell office:value-type="float" office:value="0.113">
                <text:p>0.113</text:p>
              </table:table-cell>
              <table:table-cell office:value-type="float" office:value="0.171">
                <text:p>0.17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52">
                <text:p>0.052</text:p>
              </table:table-cell>
              <table:table-cell office:value-type="float" office:value="0.085">
                <text:p>0.08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2">
                <text:p>0.032</text:p>
              </table:table-cell>
              <table:table-cell office:value-type="float" office:value="0.197">
                <text:p>0.1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274cm" svg:height="10.279cm" xlink:href=".." xlink:type="simple" chart:class="chart:line" chart:style-name="ch1">
        <chart:title svg:x="5.223cm" svg:y="0.341cm" chart:style-name="ch2">
          <text:p>conquête spatiale 3 classes moyenne</text:p>
        </chart:title>
        <chart:legend chart:legend-position="end" svg:x="16.739cm" svg:y="3.073cm" style:legend-expansion="high" chart:style-name="ch3"/>
        <chart:plot-area chart:style-name="ch4" table:cell-range-address="similarité.R5:similarité.R22 similarité.AC1:similarité.AJ1 similarité.AC5:similarité.AJ22" chart:data-source-has-labels="both" svg:x="1.366cm" svg:y="1.351cm" svg:width="15.008cm" svg:height="7.752cm">
          <chartooo:coordinate-region svg:x="1.998cm" svg:y="1.553cm" svg:width="14.279cm" svg:height="6.897cm"/>
          <chart:axis chart:dimension="x" chart:name="primary-x" chart:style-name="ch5" chartooo:axis-type="auto">
            <chartooo:date-scale/>
            <chart:title svg:x="8.389cm" svg:y="9.308cm" chart:style-name="ch6">
              <text:p>kappa</text:p>
            </chart:title>
            <chart:categories table:cell-range-address="similarité.R5:similarité.R22"/>
            <chart:grid chart:style-name="ch7" chart:class="major"/>
          </chart:axis>
          <chart:axis chart:dimension="y" chart:name="primary-y" chart:style-name="ch5">
            <chart:title svg:x="0.451cm" svg:y="6.491cm" chart:style-name="ch8">
              <text:p>% de modification</text:p>
            </chart:title>
            <chart:grid chart:style-name="ch7" chart:class="major"/>
          </chart:axis>
          <chart:series chart:style-name="ch9" chart:values-cell-range-address="similarité.AC5:similarité.AC22" chart:label-cell-address="similarité.AC1:similarité.AC1" chart:class="chart:line">
            <chart:data-point chart:repeated="18"/>
          </chart:series>
          <chart:series chart:style-name="ch10" chart:values-cell-range-address="similarité.AD5:similarité.AD22" chart:label-cell-address="similarité.AD1:similarité.AD1" chart:class="chart:line">
            <chart:data-point chart:repeated="18"/>
          </chart:series>
          <chart:series chart:style-name="ch11" chart:values-cell-range-address="similarité.AE5:similarité.AE22" chart:label-cell-address="similarité.AE1:similarité.AE1" chart:class="chart:line">
            <chart:data-point chart:repeated="18"/>
          </chart:series>
          <chart:series chart:style-name="ch12" chart:values-cell-range-address="similarité.AF5:similarité.AF22" chart:label-cell-address="similarité.AF1:similarité.AF1" chart:class="chart:line">
            <chart:data-point chart:repeated="18"/>
          </chart:series>
          <chart:series chart:style-name="ch13" chart:values-cell-range-address="similarité.AG5:similarité.AG22" chart:label-cell-address="similarité.AG1:similarité.AG1" chart:class="chart:line">
            <chart:data-point chart:repeated="18"/>
          </chart:series>
          <chart:series chart:style-name="ch14" chart:values-cell-range-address="similarité.AH5:similarité.AH22" chart:label-cell-address="similarité.AH1:similarité.AH1" chart:class="chart:line">
            <chart:data-point chart:repeated="18"/>
          </chart:series>
          <chart:series chart:style-name="ch15" chart:values-cell-range-address="similarité.AI5:similarité.AI22" chart:label-cell-address="similarité.AI1:similarité.AI1" chart:class="chart:line">
            <chart:data-point chart:repeated="18"/>
          </chart:series>
          <chart:series chart:style-name="ch16" chart:values-cell-range-address="similarité.AJ5:similarité.AJ22" chart:label-cell-address="similarité.AJ1:similarité.AJ1" chart:class="chart:line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similarité.AC1:similarité.AC1</svg:desc>
                </draw:g>
              </table:table-cell>
              <table:table-cell office:value-type="string">
                <text:p>8</text:p>
                <draw:g>
                  <svg:desc>similarité.AD1:similarité.AD1</svg:desc>
                </draw:g>
              </table:table-cell>
              <table:table-cell office:value-type="string">
                <text:p>7</text:p>
                <draw:g>
                  <svg:desc>similarité.AE1:similarité.AE1</svg:desc>
                </draw:g>
              </table:table-cell>
              <table:table-cell office:value-type="string">
                <text:p>6</text:p>
                <draw:g>
                  <svg:desc>similarité.AF1:similarité.AF1</svg:desc>
                </draw:g>
              </table:table-cell>
              <table:table-cell office:value-type="string">
                <text:p>5</text:p>
                <draw:g>
                  <svg:desc>similarité.AG1:similarité.AG1</svg:desc>
                </draw:g>
              </table:table-cell>
              <table:table-cell office:value-type="string">
                <text:p>4</text:p>
                <draw:g>
                  <svg:desc>similarité.AH1:similarité.AH1</svg:desc>
                </draw:g>
              </table:table-cell>
              <table:table-cell office:value-type="string">
                <text:p>3</text:p>
                <draw:g>
                  <svg:desc>similarité.AI1:similarité.AI1</svg:desc>
                </draw:g>
              </table:table-cell>
              <table:table-cell office:value-type="string">
                <text:p>2</text:p>
                <draw:g>
                  <svg:desc>similarité.AJ1:similarité.AJ1</svg:desc>
                </draw:g>
              </table:table-cell>
            </table:table-row>
          </table:table-header-rows>
          <table:table-rows>
            <table:table-row>
              <table:table-cell office:value-type="float" office:value="0.15">
                <text:p>0.15</text:p>
                <draw:g>
                  <svg:desc>similarité.R5:similarité.R22</svg:desc>
                </draw:g>
              </table:table-cell>
              <table:table-cell office:value-type="float" office:value="0">
                <text:p>0</text:p>
                <draw:g>
                  <svg:desc>similarité.AC5:similarité.AC22</svg:desc>
                </draw:g>
              </table:table-cell>
              <table:table-cell office:value-type="float" office:value="13.704">
                <text:p>13.704</text:p>
                <draw:g>
                  <svg:desc>similarité.AD5:similarité.AD22</svg:desc>
                </draw:g>
              </table:table-cell>
              <table:table-cell office:value-type="float" office:value="16.366">
                <text:p>16.366</text:p>
                <draw:g>
                  <svg:desc>similarité.AE5:similarité.AE22</svg:desc>
                </draw:g>
              </table:table-cell>
              <table:table-cell office:value-type="float" office:value="20.809">
                <text:p>20.809</text:p>
                <draw:g>
                  <svg:desc>similarité.AF5:similarité.AF22</svg:desc>
                </draw:g>
              </table:table-cell>
              <table:table-cell office:value-type="float" office:value="24.653">
                <text:p>24.653</text:p>
                <draw:g>
                  <svg:desc>similarité.AG5:similarité.AG22</svg:desc>
                </draw:g>
              </table:table-cell>
              <table:table-cell office:value-type="float" office:value="27.665">
                <text:p>27.665</text:p>
                <draw:g>
                  <svg:desc>similarité.AH5:similarité.AH22</svg:desc>
                </draw:g>
              </table:table-cell>
              <table:table-cell office:value-type="float" office:value="30.288">
                <text:p>30.288</text:p>
                <draw:g>
                  <svg:desc>similarité.AI5:similarité.AI22</svg:desc>
                </draw:g>
              </table:table-cell>
              <table:table-cell office:value-type="float" office:value="39.12">
                <text:p>39.12</text:p>
                <draw:g>
                  <svg:desc>similarité.AJ5:similarité.AJ22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12.462">
                <text:p>12.462</text:p>
              </table:table-cell>
              <table:table-cell office:value-type="float" office:value="14.868">
                <text:p>14.868</text:p>
              </table:table-cell>
              <table:table-cell office:value-type="float" office:value="18.999">
                <text:p>18.999</text:p>
              </table:table-cell>
              <table:table-cell office:value-type="float" office:value="22.048">
                <text:p>22.048</text:p>
              </table:table-cell>
              <table:table-cell office:value-type="float" office:value="25.575">
                <text:p>25.575</text:p>
              </table:table-cell>
              <table:table-cell office:value-type="float" office:value="28.156">
                <text:p>28.156</text:p>
              </table:table-cell>
              <table:table-cell office:value-type="float" office:value="36.046">
                <text:p>36.04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11.469">
                <text:p>11.469</text:p>
              </table:table-cell>
              <table:table-cell office:value-type="float" office:value="13.639">
                <text:p>13.639</text:p>
              </table:table-cell>
              <table:table-cell office:value-type="float" office:value="17.672">
                <text:p>17.672</text:p>
              </table:table-cell>
              <table:table-cell office:value-type="float" office:value="20.471">
                <text:p>20.471</text:p>
              </table:table-cell>
              <table:table-cell office:value-type="float" office:value="23.995">
                <text:p>23.995</text:p>
              </table:table-cell>
              <table:table-cell office:value-type="float" office:value="26.555">
                <text:p>26.555</text:p>
              </table:table-cell>
              <table:table-cell office:value-type="float" office:value="34.226">
                <text:p>34.226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9.84">
                <text:p>9.84</text:p>
              </table:table-cell>
              <table:table-cell office:value-type="float" office:value="12.118">
                <text:p>12.118</text:p>
              </table:table-cell>
              <table:table-cell office:value-type="float" office:value="15.422">
                <text:p>15.422</text:p>
              </table:table-cell>
              <table:table-cell office:value-type="float" office:value="18.546">
                <text:p>18.546</text:p>
              </table:table-cell>
              <table:table-cell office:value-type="float" office:value="21.482">
                <text:p>21.482</text:p>
              </table:table-cell>
              <table:table-cell office:value-type="float" office:value="24.561">
                <text:p>24.561</text:p>
              </table:table-cell>
              <table:table-cell office:value-type="float" office:value="32.087">
                <text:p>32.08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7.935">
                <text:p>7.935</text:p>
              </table:table-cell>
              <table:table-cell office:value-type="float" office:value="10.092">
                <text:p>10.092</text:p>
              </table:table-cell>
              <table:table-cell office:value-type="float" office:value="12.844">
                <text:p>12.844</text:p>
              </table:table-cell>
              <table:table-cell office:value-type="float" office:value="15.775">
                <text:p>15.775</text:p>
              </table:table-cell>
              <table:table-cell office:value-type="float" office:value="18.456">
                <text:p>18.456</text:p>
              </table:table-cell>
              <table:table-cell office:value-type="float" office:value="21.647">
                <text:p>21.647</text:p>
              </table:table-cell>
              <table:table-cell office:value-type="float" office:value="29.236">
                <text:p>29.23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6.106">
                <text:p>6.106</text:p>
              </table:table-cell>
              <table:table-cell office:value-type="float" office:value="7.809">
                <text:p>7.809</text:p>
              </table:table-cell>
              <table:table-cell office:value-type="float" office:value="10.101">
                <text:p>10.101</text:p>
              </table:table-cell>
              <table:table-cell office:value-type="float" office:value="12.686">
                <text:p>12.686</text:p>
              </table:table-cell>
              <table:table-cell office:value-type="float" office:value="15.289">
                <text:p>15.289</text:p>
              </table:table-cell>
              <table:table-cell office:value-type="float" office:value="18.305">
                <text:p>18.305</text:p>
              </table:table-cell>
              <table:table-cell office:value-type="float" office:value="26.118">
                <text:p>26.11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4.363">
                <text:p>4.363</text:p>
              </table:table-cell>
              <table:table-cell office:value-type="float" office:value="5.844">
                <text:p>5.844</text:p>
              </table:table-cell>
              <table:table-cell office:value-type="float" office:value="7.84">
                <text:p>7.84</text:p>
              </table:table-cell>
              <table:table-cell office:value-type="float" office:value="10.068">
                <text:p>10.068</text:p>
              </table:table-cell>
              <table:table-cell office:value-type="float" office:value="12.565">
                <text:p>12.565</text:p>
              </table:table-cell>
              <table:table-cell office:value-type="float" office:value="15.388">
                <text:p>15.388</text:p>
              </table:table-cell>
              <table:table-cell office:value-type="float" office:value="23.273">
                <text:p>23.27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3.161">
                <text:p>3.161</text:p>
              </table:table-cell>
              <table:table-cell office:value-type="float" office:value="4.367">
                <text:p>4.367</text:p>
              </table:table-cell>
              <table:table-cell office:value-type="float" office:value="5.94">
                <text:p>5.94</text:p>
              </table:table-cell>
              <table:table-cell office:value-type="float" office:value="7.8">
                <text:p>7.8</text:p>
              </table:table-cell>
              <table:table-cell office:value-type="float" office:value="10.055">
                <text:p>10.055</text:p>
              </table:table-cell>
              <table:table-cell office:value-type="float" office:value="12.532">
                <text:p>12.532</text:p>
              </table:table-cell>
              <table:table-cell office:value-type="float" office:value="20.51">
                <text:p>20.51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266">
                <text:p>2.266</text:p>
              </table:table-cell>
              <table:table-cell office:value-type="float" office:value="2.984">
                <text:p>2.984</text:p>
              </table:table-cell>
              <table:table-cell office:value-type="float" office:value="4.293">
                <text:p>4.293</text:p>
              </table:table-cell>
              <table:table-cell office:value-type="float" office:value="5.749">
                <text:p>5.749</text:p>
              </table:table-cell>
              <table:table-cell office:value-type="float" office:value="7.853">
                <text:p>7.853</text:p>
              </table:table-cell>
              <table:table-cell office:value-type="float" office:value="10.004">
                <text:p>10.004</text:p>
              </table:table-cell>
              <table:table-cell office:value-type="float" office:value="17.882">
                <text:p>17.88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1.141">
                <text:p>1.141</text:p>
              </table:table-cell>
              <table:table-cell office:value-type="float" office:value="1.69">
                <text:p>1.69</text:p>
              </table:table-cell>
              <table:table-cell office:value-type="float" office:value="2.666">
                <text:p>2.666</text:p>
              </table:table-cell>
              <table:table-cell office:value-type="float" office:value="3.803">
                <text:p>3.803</text:p>
              </table:table-cell>
              <table:table-cell office:value-type="float" office:value="5.685">
                <text:p>5.685</text:p>
              </table:table-cell>
              <table:table-cell office:value-type="float" office:value="7.561">
                <text:p>7.561</text:p>
              </table:table-cell>
              <table:table-cell office:value-type="float" office:value="15.373">
                <text:p>15.37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849">
                <text:p>0.849</text:p>
              </table:table-cell>
              <table:table-cell office:value-type="float" office:value="1.233">
                <text:p>1.233</text:p>
              </table:table-cell>
              <table:table-cell office:value-type="float" office:value="1.959">
                <text:p>1.959</text:p>
              </table:table-cell>
              <table:table-cell office:value-type="float" office:value="2.821">
                <text:p>2.821</text:p>
              </table:table-cell>
              <table:table-cell office:value-type="float" office:value="4.39">
                <text:p>4.39</text:p>
              </table:table-cell>
              <table:table-cell office:value-type="float" office:value="5.821">
                <text:p>5.821</text:p>
              </table:table-cell>
              <table:table-cell office:value-type="float" office:value="12.992">
                <text:p>12.99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63">
                <text:p>0.63</text:p>
              </table:table-cell>
              <table:table-cell office:value-type="float" office:value="1.026">
                <text:p>1.026</text:p>
              </table:table-cell>
              <table:table-cell office:value-type="float" office:value="1.567">
                <text:p>1.567</text:p>
              </table:table-cell>
              <table:table-cell office:value-type="float" office:value="2.868">
                <text:p>2.868</text:p>
              </table:table-cell>
              <table:table-cell office:value-type="float" office:value="3.928">
                <text:p>3.928</text:p>
              </table:table-cell>
              <table:table-cell office:value-type="float" office:value="10.661">
                <text:p>10.66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0.383">
                <text:p>0.383</text:p>
              </table:table-cell>
              <table:table-cell office:value-type="float" office:value="0.66">
                <text:p>0.66</text:p>
              </table:table-cell>
              <table:table-cell office:value-type="float" office:value="1.059">
                <text:p>1.059</text:p>
              </table:table-cell>
              <table:table-cell office:value-type="float" office:value="1.955">
                <text:p>1.955</text:p>
              </table:table-cell>
              <table:table-cell office:value-type="float" office:value="2.803">
                <text:p>2.803</text:p>
              </table:table-cell>
              <table:table-cell office:value-type="float" office:value="8.598">
                <text:p>8.5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.155">
                <text:p>0.155</text:p>
              </table:table-cell>
              <table:table-cell office:value-type="float" office:value="0.215">
                <text:p>0.215</text:p>
              </table:table-cell>
              <table:table-cell office:value-type="float" office:value="0.403">
                <text:p>0.403</text:p>
              </table:table-cell>
              <table:table-cell office:value-type="float" office:value="0.624">
                <text:p>0.624</text:p>
              </table:table-cell>
              <table:table-cell office:value-type="float" office:value="1.307">
                <text:p>1.307</text:p>
              </table:table-cell>
              <table:table-cell office:value-type="float" office:value="1.87">
                <text:p>1.87</text:p>
              </table:table-cell>
              <table:table-cell office:value-type="float" office:value="6.508">
                <text:p>6.50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5">
                <text:p>0.05</text:p>
              </table:table-cell>
              <table:table-cell office:value-type="float" office:value="0.106">
                <text:p>0.106</text:p>
              </table:table-cell>
              <table:table-cell office:value-type="float" office:value="0.178">
                <text:p>0.178</text:p>
              </table:table-cell>
              <table:table-cell office:value-type="float" office:value="0.547">
                <text:p>0.547</text:p>
              </table:table-cell>
              <table:table-cell office:value-type="float" office:value="0.839">
                <text:p>0.839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242">
                <text:p>0.242</text:p>
              </table:table-cell>
              <table:table-cell office:value-type="float" office:value="0.36">
                <text:p>0.36</text:p>
              </table:table-cell>
              <table:table-cell office:value-type="float" office:value="3.131">
                <text:p>3.131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75">
                <text:p>0.075</text:p>
              </table:table-cell>
              <table:table-cell office:value-type="float" office:value="0.108">
                <text:p>0.108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